
<file path=META-INF/manifest.xml><?xml version="1.0" encoding="utf-8"?>
<manifest:manifest xmlns:loext="urn:org:documentfoundation:names:experimental:office:xmlns:loext:1.0" xmlns:manifest="urn:oasis:names:tc:opendocument:xmlns:manifest:1.0" manifest:version="1.3">
  <manifest:file-entry manifest:full-path="/" manifest:media-type="application/vnd.oasis.opendocument.text" manifest:version="1.3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statusbar/" manifest:media-type="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3">
  <office:scripts/>
  <office:font-face-decls>
    <style:font-face style:font-charset="x-symbol" style:name="OpenSymbol" svg:font-family="OpenSymbol"/>
    <style:font-face style:font-charset="x-symbol" style:font-family-generic="roman" style:font-pitch="variable" style:name="Symbol2" svg:font-family="Symbol"/>
    <style:font-face style:font-family-generic="modern" style:name="Courier New" svg:font-family="'Courier New'"/>
    <style:font-face style:font-family-generic="roman" style:name="Symbol" svg:font-family="Symbol"/>
    <style:font-face style:font-family-generic="roman" style:name="Times New Roman1" svg:font-family="'Times New Roman'"/>
    <style:font-face style:font-family-generic="swiss" style:name="FreeSans1" svg:font-family="FreeSans"/>
    <style:font-face style:font-family-generic="system" style:name="Symbol1" svg:font-family="Symbol"/>
    <style:font-face style:font-family-generic="system" style:name="Times New Roman2" svg:font-family="'Times New Roman'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pitch="variable" style:name="SimSun" svg:font-family="SimSun, 宋体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name="Liberation Serif_1" svg:font-family="Liberation Serif"/>
  </office:font-face-decls>
  <office:automatic-styles>
    <style:style style:family="table" style:name="Таблица1">
      <style:table-properties style:width="16.542cm" style:writing-mode="lr-tb" table:align="center"/>
    </style:style>
    <style:style style:family="table-column" style:name="Таблица1.A">
      <style:table-column-properties style:column-width="6.84cm"/>
    </style:style>
    <style:style style:family="table-column" style:name="Таблица1.B">
      <style:table-column-properties style:column-width="6.227cm"/>
    </style:style>
    <style:style style:family="table-column" style:name="Таблица1.C">
      <style:table-column-properties style:column-width="3.475cm"/>
    </style:style>
    <style:style style:family="table-row" style:name="Таблица1.1">
      <style:table-row-properties fo:keep-together="auto"/>
    </style:style>
    <style:style style:family="table-cell" style:name="Таблица1.A1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1.B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1.C1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1.A2">
      <style:table-cell-properties fo:border-bottom="2.25pt solid #000000" fo:border-left="2.2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1.B2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1.C2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1.A4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1.B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1.C4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top" style:writing-mode="lr-tb"/>
    </style:style>
    <style:style style:family="table" style:name="Таблица2">
      <style:table-properties style:width="18.293cm" style:writing-mode="lr-tb" table:align="center"/>
    </style:style>
    <style:style style:family="table-column" style:name="Таблица2.A">
      <style:table-column-properties style:column-width="1.492cm"/>
    </style:style>
    <style:style style:family="table-column" style:name="Таблица2.B">
      <style:table-column-properties style:column-width="10.668cm"/>
    </style:style>
    <style:style style:family="table-column" style:name="Таблица2.C">
      <style:table-column-properties style:column-width="2.988cm"/>
    </style:style>
    <style:style style:family="table-column" style:name="Таблица2.D">
      <style:table-column-properties style:column-width="3.145cm"/>
    </style:style>
    <style:style style:family="table-row" style:name="Таблица2.1">
      <style:table-row-properties fo:keep-together="auto"/>
    </style:style>
    <style:style style:family="table-cell" style:name="Таблица2.A1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2.B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2.D1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2.A2">
      <style:table-cell-properties fo:border-bottom="2.25pt solid #000000" fo:border-left="2.2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2.B2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2.D2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2.A4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2.B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2.D4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top" style:writing-mode="lr-tb"/>
    </style:style>
    <style:style style:family="table" style:name="Таблица3">
      <style:table-properties fo:background-color="transparent" fo:break-after="auto" fo:break-before="auto" fo:keep-with-next="auto" style:may-break-between-rows="true" style:width="18.292cm" style:writing-mode="lr-tb" table:align="center">
        <style:background-image/>
      </style:table-properties>
    </style:style>
    <style:style style:family="table-column" style:name="Таблица3.A">
      <style:table-column-properties style:column-width="0.896cm"/>
    </style:style>
    <style:style style:family="table-column" style:name="Таблица3.B">
      <style:table-column-properties style:column-width="2.91cm"/>
    </style:style>
    <style:style style:family="table-column" style:name="Таблица3.C">
      <style:table-column-properties style:column-width="1.993cm"/>
    </style:style>
    <style:style style:family="table-column" style:name="Таблица3.D">
      <style:table-column-properties style:column-width="2.094cm"/>
    </style:style>
    <style:style style:family="table-column" style:name="Таблица3.E">
      <style:table-column-properties style:column-width="1.896cm"/>
    </style:style>
    <style:style style:family="table-column" style:name="Таблица3.F">
      <style:table-column-properties style:column-width="1.99cm"/>
    </style:style>
    <style:style style:family="table-column" style:name="Таблица3.G">
      <style:table-column-properties style:column-width="1.912cm"/>
    </style:style>
    <style:style style:family="table-column" style:name="Таблица3.H">
      <style:table-column-properties style:column-width="1.782cm"/>
    </style:style>
    <style:style style:family="table-column" style:name="Таблица3.I">
      <style:table-column-properties style:column-width="2.819cm"/>
    </style:style>
    <style:style style:family="table-row" style:name="Таблица3.1">
      <style:table-row-properties fo:keep-together="always"/>
    </style:style>
    <style:style style:family="table-cell" style:name="Таблица3.A1">
      <style:table-cell-properties fo:border-bottom="1.95pt double #000000" fo:border-left="2.25pt solid #000000" fo:border-right="none" fo:border-top="2.25pt solid #000000" fo:padding-bottom="0cm" fo:padding-left="0.191cm" fo:padding-right="0.191cm" fo:padding-top="0cm" style:border-line-width-bottom="0.023cm 0.023cm 0.023cm" style:vertical-align="top" style:writing-mode="lr-tb"/>
    </style:style>
    <style:style style:family="table-cell" style:name="Таблица3.B1">
      <style:table-cell-properties fo:border-bottom="1.95pt double #000000" fo:border-left="0.5pt solid #000000" fo:border-right="none" fo:border-top="2.25pt solid #000000" fo:padding-bottom="0cm" fo:padding-left="0.191cm" fo:padding-right="0.191cm" fo:padding-top="0cm" style:border-line-width-bottom="0.023cm 0.023cm 0.023cm" style:vertical-align="top" style:writing-mode="lr-tb"/>
    </style:style>
    <style:style style:family="table-cell" style:name="Таблица3.D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3.I1">
      <style:table-cell-properties fo:border-bottom="1.95pt double #000000" fo:border-left="0.5pt solid #000000" fo:border-right="2.25pt solid #000000" fo:border-top="2.25pt solid #000000" fo:padding-bottom="0cm" fo:padding-left="0.191cm" fo:padding-right="0.191cm" fo:padding-top="0cm" style:border-line-width-bottom="0.023cm 0.023cm 0.023cm" style:vertical-align="top" style:writing-mode="lr-tb"/>
    </style:style>
    <style:style style:family="table-cell" style:name="Таблица3.D2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row" style:name="Таблица3.3">
      <style:table-row-properties fo:keep-together="auto"/>
    </style:style>
    <style:style style:family="table-cell" style:name="Таблица3.A3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3.B3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3.I3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3.A4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3.B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3.I4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row" style:name="Таблица3.5">
      <style:table-row-properties fo:background-color="transparent" fo:keep-together="auto">
        <style:background-image/>
      </style:table-row-properties>
    </style:style>
    <style:style style:family="table-cell" style:name="Таблица3.A5">
      <style:table-cell-properties fo:border-bottom="2.2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3.B5">
      <style:table-cell-properties fo:background-color="transparent"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Таблица3.C5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3.D5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3.E5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3.F5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3.G5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3.H5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3.I5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" style:name="Таблица4">
      <style:table-properties style:width="18.293cm" style:writing-mode="lr-tb" table:align="center"/>
    </style:style>
    <style:style style:family="table-column" style:name="Таблица4.A">
      <style:table-column-properties style:column-width="0.995cm"/>
    </style:style>
    <style:style style:family="table-column" style:name="Таблица4.B">
      <style:table-column-properties style:column-width="3.942cm"/>
    </style:style>
    <style:style style:family="table-column" style:name="Таблица4.C">
      <style:table-column-properties style:column-width="3.343cm"/>
    </style:style>
    <style:style style:family="table-column" style:name="Таблица4.D">
      <style:table-column-properties style:column-width="2.99cm"/>
    </style:style>
    <style:style style:family="table-column" style:name="Таблица4.E">
      <style:table-column-properties style:column-width="1.771cm"/>
    </style:style>
    <style:style style:family="table-column" style:name="Таблица4.F">
      <style:table-column-properties style:column-width="1.785cm"/>
    </style:style>
    <style:style style:family="table-column" style:name="Таблица4.G">
      <style:table-column-properties style:column-width="1.824cm"/>
    </style:style>
    <style:style style:family="table-column" style:name="Таблица4.H">
      <style:table-column-properties style:column-width="1.644cm"/>
    </style:style>
    <style:style style:family="table-row" style:name="Таблица4.1">
      <style:table-row-properties fo:keep-together="always"/>
    </style:style>
    <style:style style:family="table-cell" style:name="Таблица4.A1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4.B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4.H1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4.E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row" style:name="Таблица4.3">
      <style:table-row-properties fo:keep-together="auto"/>
    </style:style>
    <style:style style:family="table-cell" style:name="Таблица4.A3">
      <style:table-cell-properties fo:border-bottom="2.25pt solid #000000" fo:border-left="2.2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4.B3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4.H3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4.A5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4.H5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top" style:writing-mode="lr-tb"/>
    </style:style>
    <style:style style:family="table" style:name="Таблица5">
      <style:table-properties style:width="18.293cm" style:writing-mode="lr-tb" table:align="center"/>
    </style:style>
    <style:style style:family="table-column" style:name="Таблица5.A">
      <style:table-column-properties style:column-width="0.997cm"/>
    </style:style>
    <style:style style:family="table-column" style:name="Таблица5.B">
      <style:table-column-properties style:column-width="3.094cm"/>
    </style:style>
    <style:style style:family="table-column" style:name="Таблица5.C">
      <style:table-column-properties style:column-width="2.004cm"/>
    </style:style>
    <style:style style:family="table-column" style:name="Таблица5.D">
      <style:table-column-properties style:column-width="1.963cm"/>
    </style:style>
    <style:style style:family="table-column" style:name="Таблица5.E">
      <style:table-column-properties style:column-width="1.794cm"/>
    </style:style>
    <style:style style:family="table-column" style:name="Таблица5.F">
      <style:table-column-properties style:column-width="1.93cm"/>
    </style:style>
    <style:style style:family="table-column" style:name="Таблица5.G">
      <style:table-column-properties style:column-width="1.912cm"/>
    </style:style>
    <style:style style:family="table-column" style:name="Таблица5.H">
      <style:table-column-properties style:column-width="1.782cm"/>
    </style:style>
    <style:style style:family="table-column" style:name="Таблица5.I">
      <style:table-column-properties style:column-width="2.819cm"/>
    </style:style>
    <style:style style:family="table-row" style:name="Таблица5.1">
      <style:table-row-properties fo:keep-together="always"/>
    </style:style>
    <style:style style:family="table-cell" style:name="Таблица5.A1">
      <style:table-cell-properties fo:border-bottom="1.95pt double #000000" fo:border-left="2.25pt solid #000000" fo:border-right="none" fo:border-top="2.25pt solid #000000" fo:padding-bottom="0cm" fo:padding-left="0.191cm" fo:padding-right="0.191cm" fo:padding-top="0cm" style:border-line-width-bottom="0.023cm 0.023cm 0.023cm" style:vertical-align="top" style:writing-mode="lr-tb"/>
    </style:style>
    <style:style style:family="table-cell" style:name="Таблица5.B1">
      <style:table-cell-properties fo:border-bottom="1.95pt double #000000" fo:border-left="0.5pt solid #000000" fo:border-right="none" fo:border-top="2.25pt solid #000000" fo:padding-bottom="0cm" fo:padding-left="0.191cm" fo:padding-right="0.191cm" fo:padding-top="0cm" style:border-line-width-bottom="0.023cm 0.023cm 0.023cm" style:vertical-align="top" style:writing-mode="lr-tb"/>
    </style:style>
    <style:style style:family="table-cell" style:name="Таблица5.D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5.I1">
      <style:table-cell-properties fo:border-bottom="1.95pt double #000000" fo:border-left="0.5pt solid #000000" fo:border-right="2.25pt solid #000000" fo:border-top="2.25pt solid #000000" fo:padding-bottom="0cm" fo:padding-left="0.191cm" fo:padding-right="0.191cm" fo:padding-top="0cm" style:border-line-width-bottom="0.023cm 0.023cm 0.023cm" style:vertical-align="top" style:writing-mode="lr-tb"/>
    </style:style>
    <style:style style:family="table-cell" style:name="Таблица5.D2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row" style:name="Таблица5.3">
      <style:table-row-properties fo:keep-together="auto"/>
    </style:style>
    <style:style style:family="table-cell" style:name="Таблица5.A3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5.B3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5.I3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5.A4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5.B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5.I4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5.A5">
      <style:table-cell-properties fo:border-bottom="2.2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5.B5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5.I5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" style:name="Таблица6">
      <style:table-properties style:width="26.693cm" style:writing-mode="lr-tb" table:align="left"/>
    </style:style>
    <style:style style:family="table-column" style:name="Таблица6.A">
      <style:table-column-properties style:column-width="1.12cm"/>
    </style:style>
    <style:style style:family="table-column" style:name="Таблица6.B">
      <style:table-column-properties style:column-width="3.639cm"/>
    </style:style>
    <style:style style:family="table-column" style:name="Таблица6.C">
      <style:table-column-properties style:column-width="2.727cm"/>
    </style:style>
    <style:style style:family="table-column" style:name="Таблица6.D">
      <style:table-column-properties style:column-width="2.512cm"/>
    </style:style>
    <style:style style:family="table-column" style:name="Таблица6.E">
      <style:table-column-properties style:column-width="2.067cm"/>
    </style:style>
    <style:style style:family="table-column" style:name="Таблица6.F">
      <style:table-column-properties style:column-width="2.999cm"/>
    </style:style>
    <style:style style:family="table-column" style:name="Таблица6.G">
      <style:table-column-properties style:column-width="1.406cm"/>
    </style:style>
    <style:style style:family="table-column" style:name="Таблица6.M">
      <style:table-column-properties style:column-width="1.628cm"/>
    </style:style>
    <style:style style:family="table-column" style:name="Таблица6.N">
      <style:table-column-properties style:column-width="1.566cm"/>
    </style:style>
    <style:style style:family="table-row" style:name="Таблица6.1">
      <style:table-row-properties fo:keep-together="always"/>
    </style:style>
    <style:style style:family="table-cell" style:name="Таблица6.A1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6.B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6.M1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6.C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6.N2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6.A3">
      <style:table-cell-properties fo:border-bottom="2.25pt solid #000000" fo:border-left="2.2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6.B3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6.N3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6.A4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6.B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6.N4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" style:name="Таблица7">
      <style:table-properties style:width="27.217cm" style:writing-mode="lr-tb" table:align="center"/>
    </style:style>
    <style:style style:family="table-column" style:name="Таблица7.A">
      <style:table-column-properties style:column-width="1cm"/>
    </style:style>
    <style:style style:family="table-column" style:name="Таблица7.B">
      <style:table-column-properties style:column-width="6.301cm"/>
    </style:style>
    <style:style style:family="table-column" style:name="Таблица7.C">
      <style:table-column-properties style:column-width="3cm"/>
    </style:style>
    <style:style style:family="table-column" style:name="Таблица7.D">
      <style:table-column-properties style:column-width="1.963cm"/>
    </style:style>
    <style:style style:family="table-column" style:name="Таблица7.E">
      <style:table-column-properties style:column-width="1.838cm"/>
    </style:style>
    <style:style style:family="table-column" style:name="Таблица7.F">
      <style:table-column-properties style:column-width="2.043cm"/>
    </style:style>
    <style:style style:family="table-column" style:name="Таблица7.G">
      <style:table-column-properties style:column-width="1.912cm"/>
    </style:style>
    <style:style style:family="table-column" style:name="Таблица7.I">
      <style:table-column-properties style:column-width="6.16cm"/>
    </style:style>
    <style:style style:family="table-row" style:name="Таблица7.1">
      <style:table-row-properties fo:keep-together="always"/>
    </style:style>
    <style:style style:family="table-cell" style:name="Таблица7.A1">
      <style:table-cell-properties fo:border-bottom="1.95pt double #000000" fo:border-left="2.25pt solid #000000" fo:border-right="none" fo:border-top="2.25pt solid #000000" fo:padding-bottom="0cm" fo:padding-left="0.191cm" fo:padding-right="0.191cm" fo:padding-top="0cm" style:border-line-width-bottom="0.023cm 0.023cm 0.023cm" style:vertical-align="top" style:writing-mode="lr-tb"/>
    </style:style>
    <style:style style:family="table-cell" style:name="Таблица7.B1">
      <style:table-cell-properties fo:border-bottom="1.95pt double #000000" fo:border-left="0.5pt solid #000000" fo:border-right="none" fo:border-top="2.25pt solid #000000" fo:padding-bottom="0cm" fo:padding-left="0.191cm" fo:padding-right="0.191cm" fo:padding-top="0cm" style:border-line-width-bottom="0.023cm 0.023cm 0.023cm" style:vertical-align="top" style:writing-mode="lr-tb"/>
    </style:style>
    <style:style style:family="table-cell" style:name="Таблица7.D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7.I1">
      <style:table-cell-properties fo:border-bottom="1.95pt double #000000" fo:border-left="0.5pt solid #000000" fo:border-right="2.25pt solid #000000" fo:border-top="2.25pt solid #000000" fo:padding-bottom="0cm" fo:padding-left="0.191cm" fo:padding-right="0.191cm" fo:padding-top="0cm" style:border-line-width-bottom="0.023cm 0.023cm 0.023cm" style:vertical-align="top" style:writing-mode="lr-tb"/>
    </style:style>
    <style:style style:family="table-cell" style:name="Таблица7.D2">
      <style:table-cell-properties fo:border-bottom="0.0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row" style:name="Таблица7.3">
      <style:table-row-properties fo:keep-together="auto"/>
    </style:style>
    <style:style style:family="table-cell" style:name="Таблица7.A3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7.B3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7.I3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7.A4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7.B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7.I4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7.A5">
      <style:table-cell-properties fo:border-bottom="2.2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7.B5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7.I5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" style:name="Таблица8">
      <style:table-properties fo:margin-left="-1.626cm" fo:margin-right="-1.296cm" style:width="27.543cm" style:writing-mode="lr-tb" table:align="margins"/>
    </style:style>
    <style:style style:family="table-column" style:name="Таблица8.A">
      <style:table-column-properties style:column-width="0.998cm" style:rel-column-width="2375*"/>
    </style:style>
    <style:style style:family="table-column" style:name="Таблица8.B">
      <style:table-column-properties style:column-width="5.496cm" style:rel-column-width="13079*"/>
    </style:style>
    <style:style style:family="table-column" style:name="Таблица8.C">
      <style:table-column-properties style:column-width="3.5cm" style:rel-column-width="8327*"/>
    </style:style>
    <style:style style:family="table-column" style:name="Таблица8.D">
      <style:table-column-properties style:column-width="2.041cm" style:rel-column-width="4856*"/>
    </style:style>
    <style:style style:family="table-column" style:name="Таблица8.E">
      <style:table-column-properties style:column-width="1.852cm" style:rel-column-width="4407*"/>
    </style:style>
    <style:style style:family="table-column" style:name="Таблица8.F">
      <style:table-column-properties style:column-width="1.365cm" style:rel-column-width="3248*"/>
    </style:style>
    <style:style style:family="table-column" style:name="Таблица8.I">
      <style:table-column-properties style:column-width="1.363cm" style:rel-column-width="3244*"/>
    </style:style>
    <style:style style:family="table-column" style:name="Таблица8.J">
      <style:table-column-properties style:column-width="1.367cm" style:rel-column-width="3253*"/>
    </style:style>
    <style:style style:family="table-column" style:name="Таблица8.O">
      <style:table-column-properties style:column-width="1.371cm" style:rel-column-width="3262*"/>
    </style:style>
    <style:style style:family="table-row" style:name="Таблица8.1">
      <style:table-row-properties fo:keep-together="always"/>
    </style:style>
    <style:style style:family="table-cell" style:name="Таблица8.A1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8.B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8.F1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top" style:writing-mode="lr-tb"/>
    </style:style>
    <style:style style:family="table-row" style:name="Таблица8.2">
      <style:table-row-properties fo:keep-together="always" style:min-row-height="1.704cm"/>
    </style:style>
    <style:style style:family="table-cell" style:name="Таблица8.F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8.O2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8.A3">
      <style:table-cell-properties fo:border-bottom="2.25pt solid #000000" fo:border-left="2.2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8.B3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8.O3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8.A4">
      <style:table-cell-properties fo:border-bottom="0.5pt solid #000000" fo:border-left="2.25pt solid #000000" fo:border-right="none" fo:border-top="none" fo:padding-bottom="0cm" fo:padding-left="0.101cm" fo:padding-right="0.101cm" fo:padding-top="0cm" style:vertical-align="middle" style:writing-mode="lr-tb"/>
    </style:style>
    <style:style style:family="table-cell" style:name="Таблица8.B4">
      <style:table-cell-properties fo:border-bottom="0.5pt solid #000000" fo:border-left="0.5pt solid #000000" fo:border-right="none" fo:border-top="none" fo:padding-bottom="0cm" fo:padding-left="0.101cm" fo:padding-right="0.101cm" fo:padding-top="0cm" style:vertical-align="middle" style:writing-mode="lr-tb"/>
    </style:style>
    <style:style style:family="table-cell" style:name="Таблица8.O4">
      <style:table-cell-properties fo:border-bottom="0.5pt solid #000000" fo:border-left="0.5pt solid #000000" fo:border-right="2.25pt solid #000000" fo:border-top="none" fo:padding-bottom="0cm" fo:padding-left="0.101cm" fo:padding-right="0.101cm" fo:padding-top="0cm" style:vertical-align="middle" style:writing-mode="lr-tb"/>
    </style:style>
    <style:style style:family="table" style:name="Таблица9">
      <style:table-properties fo:background-color="transparent" fo:break-after="auto" fo:break-before="auto" fo:keep-with-next="auto" fo:margin-left="-1.298cm" style:may-break-between-rows="true" style:width="27.208cm" style:writing-mode="lr-tb" table:align="left">
        <style:background-image/>
      </style:table-properties>
    </style:style>
    <style:style style:family="table-column" style:name="Таблица9.A">
      <style:table-column-properties style:column-width="1cm"/>
    </style:style>
    <style:style style:family="table-column" style:name="Таблица9.B">
      <style:table-column-properties style:column-width="6.301cm"/>
    </style:style>
    <style:style style:family="table-column" style:name="Таблица9.C">
      <style:table-column-properties style:column-width="3cm"/>
    </style:style>
    <style:style style:family="table-column" style:name="Таблица9.D">
      <style:table-column-properties style:column-width="1.963cm"/>
    </style:style>
    <style:style style:family="table-column" style:name="Таблица9.E">
      <style:table-column-properties style:column-width="1.838cm"/>
    </style:style>
    <style:style style:family="table-column" style:name="Таблица9.F">
      <style:table-column-properties style:column-width="2.302cm"/>
    </style:style>
    <style:style style:family="table-column" style:name="Таблица9.G">
      <style:table-column-properties style:column-width="2.293cm"/>
    </style:style>
    <style:style style:family="table-column" style:name="Таблица9.H">
      <style:table-column-properties style:column-width="3.11cm"/>
    </style:style>
    <style:style style:family="table-column" style:name="Таблица9.I">
      <style:table-column-properties style:column-width="5.401cm"/>
    </style:style>
    <style:style style:family="table-row" style:name="Таблица9.1">
      <style:table-row-properties fo:keep-together="always"/>
    </style:style>
    <style:style style:family="table-cell" style:name="Таблица9.A1">
      <style:table-cell-properties fo:border-bottom="1.95pt double #000000" fo:border-left="2.25pt solid #000000" fo:border-right="none" fo:border-top="2.25pt solid #000000" fo:padding-bottom="0cm" fo:padding-left="0.191cm" fo:padding-right="0.191cm" fo:padding-top="0cm" style:border-line-width-bottom="0.023cm 0.023cm 0.023cm" style:vertical-align="top" style:writing-mode="lr-tb"/>
    </style:style>
    <style:style style:family="table-cell" style:name="Таблица9.B1">
      <style:table-cell-properties fo:border-bottom="1.95pt double #000000" fo:border-left="0.5pt solid #000000" fo:border-right="none" fo:border-top="2.25pt solid #000000" fo:padding-bottom="0cm" fo:padding-left="0.191cm" fo:padding-right="0.191cm" fo:padding-top="0cm" style:border-line-width-bottom="0.023cm 0.023cm 0.023cm" style:vertical-align="top" style:writing-mode="lr-tb"/>
    </style:style>
    <style:style style:family="table-cell" style:name="Таблица9.D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9.I1">
      <style:table-cell-properties fo:border-bottom="1.95pt double #000000" fo:border-left="0.5pt solid #000000" fo:border-right="2.25pt solid #000000" fo:border-top="2.25pt solid #000000" fo:padding-bottom="0cm" fo:padding-left="0.191cm" fo:padding-right="0.191cm" fo:padding-top="0cm" style:border-line-width-bottom="0.023cm 0.023cm 0.023cm" style:vertical-align="top" style:writing-mode="lr-tb"/>
    </style:style>
    <style:style style:family="table-cell" style:name="Таблица9.D2">
      <style:table-cell-properties fo:border-bottom="0.0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row" style:name="Таблица9.3">
      <style:table-row-properties fo:background-color="transparent" fo:keep-together="auto">
        <style:background-image/>
      </style:table-row-properties>
    </style:style>
    <style:style style:family="table-cell" style:name="Таблица9.A3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9.B3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9.D3">
      <style:table-cell-properties fo:background-color="transparent"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Таблица9.I3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9.A4">
      <style:table-cell-properties fo:border-bottom="0.5pt solid #000000" fo:border-left="2.2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9.B4">
      <style:table-cell-properties fo:border-bottom="0.5pt solid #000000" fo:border-left="0.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9.C4">
      <style:table-cell-properties fo:border-bottom="0.5pt solid #000000" fo:border-left="0.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9.D4">
      <style:table-cell-properties fo:background-color="transparent" fo:border-bottom="0.5pt solid #000000" fo:border-left="0.5pt solid #000000" fo:border-right="none" fo:border-top="none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Таблица9.H4">
      <style:table-cell-properties fo:border-bottom="0.5pt solid #000000" fo:border-left="0.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9.I4">
      <style:table-cell-properties fo:border-bottom="0.5pt solid #000000" fo:border-left="0.5pt solid #000000" fo:border-right="2.25pt solid #000000" fo:border-top="none" fo:padding-bottom="0cm" fo:padding-left="0.191cm" fo:padding-right="0.191cm" fo:padding-top="0cm" style:vertical-align="middle" style:writing-mode="lr-tb"/>
    </style:style>
    <style:style style:family="table-row" style:name="Таблица9.5">
      <style:table-row-properties fo:keep-together="auto"/>
    </style:style>
    <style:style style:family="table-cell" style:name="Таблица9.A5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9.B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9.C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9.D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9.E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9.F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9.G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9.H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9.I5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row" style:name="Таблица9.6">
      <style:table-row-properties fo:keep-together="auto"/>
    </style:style>
    <style:style style:family="table-cell" style:name="Таблица9.A6">
      <style:table-cell-properties fo:border-bottom="2.2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9.B6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9.C6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9.D6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9.E6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9.F6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9.G6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9.H6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9.I6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" style:name="Таблица58">
      <style:table-properties style:width="27.256cm" style:writing-mode="lr-tb" table:align="center"/>
    </style:style>
    <style:style style:family="table-column" style:name="Таблица58.A">
      <style:table-column-properties style:column-width="1.141cm"/>
    </style:style>
    <style:style style:family="table-column" style:name="Таблица58.B">
      <style:table-column-properties style:column-width="5.715cm"/>
    </style:style>
    <style:style style:family="table-column" style:name="Таблица58.C">
      <style:table-column-properties style:column-width="2.223cm"/>
    </style:style>
    <style:style style:family="table-column" style:name="Таблица58.D">
      <style:table-column-properties style:column-width="1.693cm"/>
    </style:style>
    <style:style style:family="table-column" style:name="Таблица58.M">
      <style:table-column-properties style:column-width="2.937cm"/>
    </style:style>
    <style:style style:family="table-row" style:name="Таблица58.1">
      <style:table-row-properties fo:keep-together="always"/>
    </style:style>
    <style:style style:family="table-cell" style:name="Таблица58.A1">
      <style:table-cell-properties fo:border-bottom="0.5pt solid #000000" fo:border-left="2.25pt solid #000000" fo:border-right="none" fo:border-top="2.25pt solid #000000" fo:padding-bottom="0cm" fo:padding-left="0.191cm" fo:padding-right="0.191cm" fo:padding-top="0.049cm" style:vertical-align="middle" style:writing-mode="lr-tb"/>
    </style:style>
    <style:style style:family="table-cell" style:name="Таблица58.B1">
      <style:table-cell-properties fo:border-bottom="0.5pt solid #000000" fo:border-left="0.5pt solid #000000" fo:border-right="none" fo:border-top="2.25pt solid #000000" fo:padding-bottom="0cm" fo:padding-left="0.191cm" fo:padding-right="0.191cm" fo:padding-top="0.049cm" style:vertical-align="middle" style:writing-mode="lr-tb"/>
    </style:style>
    <style:style style:family="table-cell" style:name="Таблица58.D1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.049cm" style:vertical-align="middle" style:writing-mode="lr-tb"/>
    </style:style>
    <style:style style:family="table-cell" style:name="Таблица58.D2">
      <style:table-cell-properties fo:border-bottom="0.5pt solid #000000" fo:border-left="0.5pt solid #000000" fo:border-right="none" fo:border-top="0.5pt solid #000000" fo:padding-bottom="0cm" fo:padding-left="0.191cm" fo:padding-right="0.191cm" fo:padding-top="0.049cm" style:vertical-align="middle" style:writing-mode="lr-tb"/>
    </style:style>
    <style:style style:family="table-cell" style:name="Таблица58.H2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.049cm" style:vertical-align="middle" style:writing-mode="lr-tb"/>
    </style:style>
    <style:style style:family="table-row" style:name="Таблица58.4">
      <style:table-row-properties fo:keep-together="always" style:min-row-height="1.288cm"/>
    </style:style>
    <style:style style:family="table-row" style:name="Таблица58.5">
      <style:table-row-properties fo:keep-together="auto"/>
    </style:style>
    <style:style style:family="table-cell" style:name="Таблица58.A5">
      <style:table-cell-properties fo:border-bottom="2.25pt solid #000000" fo:border-left="2.25pt solid #000000" fo:border-right="none" fo:border-top="0.5pt solid #000000" fo:padding-bottom="0cm" fo:padding-left="0.191cm" fo:padding-right="0.191cm" fo:padding-top="0.049cm" style:vertical-align="top" style:writing-mode="lr-tb"/>
    </style:style>
    <style:style style:family="table-cell" style:name="Таблица58.B5">
      <style:table-cell-properties fo:border-bottom="2.25pt solid #000000" fo:border-left="0.5pt solid #000000" fo:border-right="none" fo:border-top="0.5pt solid #000000" fo:padding-bottom="0cm" fo:padding-left="0.191cm" fo:padding-right="0.191cm" fo:padding-top="0.049cm" style:vertical-align="top" style:writing-mode="lr-tb"/>
    </style:style>
    <style:style style:family="table-cell" style:name="Таблица58.M5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.049cm" style:vertical-align="top" style:writing-mode="lr-tb"/>
    </style:style>
    <style:style style:family="table-row" style:name="Таблица58.6">
      <style:table-row-properties fo:keep-together="auto"/>
    </style:style>
    <style:style style:family="table-cell" style:name="Таблица58.B6">
      <style:table-cell-properties fo:border-bottom="0.5pt solid #000000" fo:border-left="0.5pt solid #000000" fo:border-right="none" fo:border-top="2.25pt solid #000000" fo:padding-bottom="0cm" fo:padding-left="0.191cm" fo:padding-right="0.191cm" fo:padding-top="0.049cm" style:vertical-align="top" style:writing-mode="lr-tb"/>
    </style:style>
    <style:style style:family="table-cell" style:name="Таблица58.M6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.049cm" style:vertical-align="top" style:writing-mode="lr-tb"/>
    </style:style>
    <style:style style:family="table-row" style:name="Таблица58.7">
      <style:table-row-properties fo:keep-together="auto"/>
    </style:style>
    <style:style style:family="table-cell" style:name="Таблица58.A7">
      <style:table-cell-properties fo:border-bottom="0.5pt solid #000000" fo:border-left="2.25pt solid #000000" fo:border-right="none" fo:border-top="0.5pt solid #000000" fo:padding-bottom="0cm" fo:padding-left="0.191cm" fo:padding-right="0.191cm" fo:padding-top="0.049cm" style:vertical-align="middle" style:writing-mode="lr-tb"/>
    </style:style>
    <style:style style:family="table-cell" style:name="Таблица58.B7">
      <style:table-cell-properties fo:border-bottom="0.5pt solid #000000" fo:border-left="0.5pt solid #000000" fo:border-right="none" fo:border-top="0.5pt solid #000000" fo:padding-bottom="0cm" fo:padding-left="0.191cm" fo:padding-right="0.191cm" fo:padding-top="0.049cm" style:vertical-align="top" style:writing-mode="lr-tb"/>
    </style:style>
    <style:style style:family="table-cell" style:name="Таблица58.M7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.049cm" style:vertical-align="top" style:writing-mode="lr-tb"/>
    </style:style>
    <style:style style:family="table-row" style:name="Таблица58.8">
      <style:table-row-properties fo:keep-together="auto"/>
    </style:style>
    <style:style style:family="table-row" style:name="Таблица58.9">
      <style:table-row-properties fo:keep-together="auto"/>
    </style:style>
    <style:style style:family="table-row" style:name="Таблица58.10">
      <style:table-row-properties fo:keep-together="auto"/>
    </style:style>
    <style:style style:family="table-row" style:name="Таблица58.11">
      <style:table-row-properties fo:keep-together="auto"/>
    </style:style>
    <style:style style:family="table-cell" style:name="Таблица58.A11">
      <style:table-cell-properties fo:border-bottom="0.5pt solid #000000" fo:border-left="2.25pt solid #000000" fo:border-right="none" fo:border-top="none" fo:padding-bottom="0cm" fo:padding-left="0.191cm" fo:padding-right="0.191cm" fo:padding-top="0.049cm" style:vertical-align="middle" style:writing-mode="lr-tb"/>
    </style:style>
    <style:style style:family="table-cell" style:name="Таблица58.B11">
      <style:table-cell-properties fo:border-bottom="0.5pt solid #000000" fo:border-left="0.5pt solid #000000" fo:border-right="none" fo:border-top="none" fo:padding-bottom="0cm" fo:padding-left="0.191cm" fo:padding-right="0.191cm" fo:padding-top="0.049cm" style:vertical-align="top" style:writing-mode="lr-tb"/>
    </style:style>
    <style:style style:family="table-cell" style:name="Таблица58.M11">
      <style:table-cell-properties fo:border-bottom="0.5pt solid #000000" fo:border-left="0.5pt solid #000000" fo:border-right="2.25pt solid #000000" fo:border-top="none" fo:padding-bottom="0cm" fo:padding-left="0.191cm" fo:padding-right="0.191cm" fo:padding-top="0.049cm" style:vertical-align="top" style:writing-mode="lr-tb"/>
    </style:style>
    <style:style style:family="table-row" style:name="Таблица58.12">
      <style:table-row-properties fo:keep-together="auto"/>
    </style:style>
    <style:style style:family="table-row" style:name="Таблица58.13">
      <style:table-row-properties fo:keep-together="auto"/>
    </style:style>
    <style:style style:family="table-row" style:name="Таблица58.14">
      <style:table-row-properties fo:keep-together="auto"/>
    </style:style>
    <style:style style:family="table-row" style:name="Таблица58.15">
      <style:table-row-properties fo:keep-together="auto"/>
    </style:style>
    <style:style style:family="table-row" style:name="Таблица58.16">
      <style:table-row-properties fo:keep-together="auto"/>
    </style:style>
    <style:style style:family="table-row" style:name="Таблица58.17">
      <style:table-row-properties fo:keep-together="auto"/>
    </style:style>
    <style:style style:family="table-row" style:name="Таблица58.18">
      <style:table-row-properties fo:keep-together="auto"/>
    </style:style>
    <style:style style:family="table-row" style:name="Таблица58.19">
      <style:table-row-properties fo:keep-together="auto"/>
    </style:style>
    <style:style style:family="table-row" style:name="Таблица58.20">
      <style:table-row-properties fo:keep-together="auto"/>
    </style:style>
    <style:style style:family="table-row" style:name="Таблица58.21">
      <style:table-row-properties fo:keep-together="auto"/>
    </style:style>
    <style:style style:family="table-row" style:name="Таблица58.22">
      <style:table-row-properties fo:keep-together="auto"/>
    </style:style>
    <style:style style:family="table-cell" style:name="Таблица58.A22">
      <style:table-cell-properties fo:border-bottom="0.05pt solid #000000" fo:border-left="2.25pt solid #000000" fo:border-right="none" fo:border-top="none" fo:padding-bottom="0cm" fo:padding-left="0.191cm" fo:padding-right="0.191cm" fo:padding-top="0.049cm" style:vertical-align="middle" style:writing-mode="lr-tb"/>
    </style:style>
    <style:style style:family="table-cell" style:name="Таблица58.B22">
      <style:table-cell-properties fo:border-bottom="0.05pt solid #000000" fo:border-left="0.5pt solid #000000" fo:border-right="none" fo:border-top="none" fo:padding-bottom="0cm" fo:padding-left="0.191cm" fo:padding-right="0.191cm" fo:padding-top="0.049cm" style:vertical-align="top" style:writing-mode="lr-tb"/>
    </style:style>
    <style:style style:family="table-cell" style:name="Таблица58.M22">
      <style:table-cell-properties fo:border-bottom="0.05pt solid #000000" fo:border-left="0.5pt solid #000000" fo:border-right="2.25pt solid #000000" fo:border-top="none" fo:padding-bottom="0cm" fo:padding-left="0.191cm" fo:padding-right="0.191cm" fo:padding-top="0.049cm" style:vertical-align="top" style:writing-mode="lr-tb"/>
    </style:style>
    <style:style style:family="table" style:name="Таблица32">
      <style:table-properties fo:background-color="transparent" fo:break-after="auto" fo:break-before="auto" fo:keep-with-next="auto" fo:margin-left="-1.298cm" style:may-break-between-rows="true" style:width="27.208cm" style:writing-mode="lr-tb" table:align="left">
        <style:background-image/>
      </style:table-properties>
    </style:style>
    <style:style style:family="table-column" style:name="Таблица32.A">
      <style:table-column-properties style:column-width="1cm"/>
    </style:style>
    <style:style style:family="table-column" style:name="Таблица32.B">
      <style:table-column-properties style:column-width="6.301cm"/>
    </style:style>
    <style:style style:family="table-column" style:name="Таблица32.C">
      <style:table-column-properties style:column-width="3cm"/>
    </style:style>
    <style:style style:family="table-column" style:name="Таблица32.D">
      <style:table-column-properties style:column-width="1.963cm"/>
    </style:style>
    <style:style style:family="table-column" style:name="Таблица32.E">
      <style:table-column-properties style:column-width="1.838cm"/>
    </style:style>
    <style:style style:family="table-column" style:name="Таблица32.F">
      <style:table-column-properties style:column-width="2.302cm"/>
    </style:style>
    <style:style style:family="table-column" style:name="Таблица32.G">
      <style:table-column-properties style:column-width="2.293cm"/>
    </style:style>
    <style:style style:family="table-column" style:name="Таблица32.H">
      <style:table-column-properties style:column-width="3.11cm"/>
    </style:style>
    <style:style style:family="table-column" style:name="Таблица32.I">
      <style:table-column-properties style:column-width="5.401cm"/>
    </style:style>
    <style:style style:family="table-row" style:name="Таблица32.1">
      <style:table-row-properties fo:keep-together="always"/>
    </style:style>
    <style:style style:family="table-cell" style:name="Таблица32.A1">
      <style:table-cell-properties fo:border-bottom="1.95pt double #000000" fo:border-left="2.25pt solid #000000" fo:border-right="none" fo:border-top="2.25pt solid #000000" fo:padding-bottom="0cm" fo:padding-left="0.191cm" fo:padding-right="0.191cm" fo:padding-top="0cm" style:border-line-width-bottom="0.023cm 0.023cm 0.023cm" style:vertical-align="top" style:writing-mode="lr-tb"/>
    </style:style>
    <style:style style:family="table-cell" style:name="Таблица32.B1">
      <style:table-cell-properties fo:border-bottom="1.95pt double #000000" fo:border-left="0.5pt solid #000000" fo:border-right="none" fo:border-top="2.25pt solid #000000" fo:padding-bottom="0cm" fo:padding-left="0.191cm" fo:padding-right="0.191cm" fo:padding-top="0cm" style:border-line-width-bottom="0.023cm 0.023cm 0.023cm" style:vertical-align="top" style:writing-mode="lr-tb"/>
    </style:style>
    <style:style style:family="table-cell" style:name="Таблица32.D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32.I1">
      <style:table-cell-properties fo:border-bottom="1.95pt double #000000" fo:border-left="0.5pt solid #000000" fo:border-right="2.25pt solid #000000" fo:border-top="2.25pt solid #000000" fo:padding-bottom="0cm" fo:padding-left="0.191cm" fo:padding-right="0.191cm" fo:padding-top="0cm" style:border-line-width-bottom="0.023cm 0.023cm 0.023cm" style:vertical-align="top" style:writing-mode="lr-tb"/>
    </style:style>
    <style:style style:family="table-cell" style:name="Таблица32.D2">
      <style:table-cell-properties fo:border-bottom="0.0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row" style:name="Таблица32.3">
      <style:table-row-properties fo:background-color="transparent" fo:keep-together="auto">
        <style:background-image/>
      </style:table-row-properties>
    </style:style>
    <style:style style:family="table-cell" style:name="Таблица32.A3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32.B3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32.D3">
      <style:table-cell-properties fo:background-color="transparent"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Таблица32.I3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32.A4">
      <style:table-cell-properties fo:border-bottom="0.5pt solid #000000" fo:border-left="2.2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2.B4">
      <style:table-cell-properties fo:border-bottom="0.5pt solid #000000" fo:border-left="0.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2.C4">
      <style:table-cell-properties fo:border-bottom="0.5pt solid #000000" fo:border-left="0.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2.D4">
      <style:table-cell-properties fo:background-color="transparent" fo:border-bottom="0.5pt solid #000000" fo:border-left="0.5pt solid #000000" fo:border-right="none" fo:border-top="none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Таблица32.H4">
      <style:table-cell-properties fo:border-bottom="0.5pt solid #000000" fo:border-left="0.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2.I4">
      <style:table-cell-properties fo:border-bottom="0.5pt solid #000000" fo:border-left="0.5pt solid #000000" fo:border-right="2.25pt solid #000000" fo:border-top="none" fo:padding-bottom="0cm" fo:padding-left="0.191cm" fo:padding-right="0.191cm" fo:padding-top="0cm" style:vertical-align="middle" style:writing-mode="lr-tb"/>
    </style:style>
    <style:style style:family="table-row" style:name="Таблица32.5">
      <style:table-row-properties fo:keep-together="auto"/>
    </style:style>
    <style:style style:family="table-cell" style:name="Таблица32.A5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32.B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32.C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32.D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32.E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32.F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32.G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32.H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32.I5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row" style:name="Таблица32.6">
      <style:table-row-properties fo:keep-together="auto"/>
    </style:style>
    <style:style style:family="table-cell" style:name="Таблица32.A6">
      <style:table-cell-properties fo:border-bottom="2.2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32.B6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32.C6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32.D6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32.E6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32.F6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32.G6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32.H6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32.I6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" style:name="Таблица10">
      <style:table-properties fo:margin-left="-1.528cm" style:width="27.226cm" style:writing-mode="lr-tb" table:align="left"/>
    </style:style>
    <style:style style:family="table-column" style:name="Таблица10.A">
      <style:table-column-properties style:column-width="0.997cm"/>
    </style:style>
    <style:style style:family="table-column" style:name="Таблица10.B">
      <style:table-column-properties style:column-width="4.002cm"/>
    </style:style>
    <style:style style:family="table-column" style:name="Таблица10.C">
      <style:table-column-properties style:column-width="1.669cm"/>
    </style:style>
    <style:style style:family="table-column" style:name="Таблица10.D">
      <style:table-column-properties style:column-width="1.48cm"/>
    </style:style>
    <style:style style:family="table-column" style:name="Таблица10.E">
      <style:table-column-properties style:column-width="1.482cm"/>
    </style:style>
    <style:style style:family="table-column" style:name="Таблица10.F">
      <style:table-column-properties style:column-width="1.596cm"/>
    </style:style>
    <style:style style:family="table-column" style:name="Таблица10.N">
      <style:table-column-properties style:column-width="2.418cm"/>
    </style:style>
    <style:style style:family="table-column" style:name="Таблица10.O">
      <style:table-column-properties style:column-width="2.408cm"/>
    </style:style>
    <style:style style:family="table-row" style:name="Таблица10.1">
      <style:table-row-properties fo:keep-together="always"/>
    </style:style>
    <style:style style:family="table-cell" style:name="Таблица10.A1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10.B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10.C1">
      <style:table-cell-properties fo:border-bottom="0.5pt solid #000000" fo:border-left="0.5pt solid #000000" fo:border-right="none" fo:border-top="2.25pt solid #000000" fo:padding="0cm" style:vertical-align="middle" style:writing-mode="lr-tb"/>
    </style:style>
    <style:style style:family="table-cell" style:name="Таблица10.N1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top" style:writing-mode="lr-tb"/>
    </style:style>
    <style:style style:family="table-row" style:name="Таблица10.2">
      <style:table-row-properties fo:keep-together="always" style:min-row-height="4.11cm"/>
    </style:style>
    <style:style style:family="table-cell" style:name="Таблица10.N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10.O2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top" style:writing-mode="lr-tb"/>
    </style:style>
    <style:style style:family="table-row" style:name="Таблица10.3">
      <style:table-row-properties fo:keep-together="auto" style:min-row-height="0.534cm"/>
    </style:style>
    <style:style style:family="table-cell" style:name="Таблица10.A3">
      <style:table-cell-properties fo:border-bottom="2.25pt solid #000000" fo:border-left="2.2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10.B3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10.O3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top" style:writing-mode="lr-tb"/>
    </style:style>
    <style:style style:family="table-row" style:name="Таблица10.4">
      <style:table-row-properties fo:keep-together="auto"/>
    </style:style>
    <style:style style:family="table-cell" style:name="Таблица10.O4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top" style:writing-mode="lr-tb"/>
    </style:style>
    <style:style style:family="table-row" style:name="Таблица10.5">
      <style:table-row-properties fo:keep-together="auto"/>
    </style:style>
    <style:style style:family="table-cell" style:name="Таблица10.A5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10.O5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top" style:writing-mode="lr-tb"/>
    </style:style>
    <style:style style:family="table-row" style:name="Таблица10.6">
      <style:table-row-properties fo:keep-together="auto"/>
    </style:style>
    <style:style style:family="table-cell" style:name="Таблица10.A6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" style:name="Таблица11">
      <style:table-properties fo:background-color="transparent" fo:break-after="auto" fo:break-before="auto" fo:keep-with-next="auto" fo:margin-left="-1.236cm" style:may-break-between-rows="true" style:width="26.966cm" style:writing-mode="lr-tb" table:align="left">
        <style:background-image/>
      </style:table-properties>
    </style:style>
    <style:style style:family="table-column" style:name="Таблица11.A">
      <style:table-column-properties style:column-width="0.998cm"/>
    </style:style>
    <style:style style:family="table-column" style:name="Таблица11.B">
      <style:table-column-properties style:column-width="4.909cm"/>
    </style:style>
    <style:style style:family="table-column" style:name="Таблица11.C">
      <style:table-column-properties style:column-width="2.75cm"/>
    </style:style>
    <style:style style:family="table-column" style:name="Таблица11.D">
      <style:table-column-properties style:column-width="3.484cm"/>
    </style:style>
    <style:style style:family="table-column" style:name="Таблица11.E">
      <style:table-column-properties style:column-width="1.861cm"/>
    </style:style>
    <style:style style:family="table-column" style:name="Таблица11.F">
      <style:table-column-properties style:column-width="2.02cm"/>
    </style:style>
    <style:style style:family="table-column" style:name="Таблица11.G">
      <style:table-column-properties style:column-width="1.912cm"/>
    </style:style>
    <style:style style:family="table-column" style:name="Таблица11.H">
      <style:table-column-properties style:column-width="3cm"/>
    </style:style>
    <style:style style:family="table-column" style:name="Таблица11.I">
      <style:table-column-properties style:column-width="6.033cm"/>
    </style:style>
    <style:style style:family="table-row" style:name="Таблица11.1">
      <style:table-row-properties fo:keep-together="always"/>
    </style:style>
    <style:style style:family="table-cell" style:name="Таблица11.A1">
      <style:table-cell-properties fo:border-bottom="1.95pt double #000000" fo:border-left="2.25pt solid #000000" fo:border-right="none" fo:border-top="2.25pt solid #000000" fo:padding-bottom="0cm" fo:padding-left="0.191cm" fo:padding-right="0.191cm" fo:padding-top="0cm" style:border-line-width-bottom="0.023cm 0.023cm 0.023cm" style:vertical-align="top" style:writing-mode="lr-tb"/>
    </style:style>
    <style:style style:family="table-cell" style:name="Таблица11.B1">
      <style:table-cell-properties fo:border-bottom="1.95pt double #000000" fo:border-left="0.5pt solid #000000" fo:border-right="none" fo:border-top="2.25pt solid #000000" fo:padding-bottom="0cm" fo:padding-left="0.191cm" fo:padding-right="0.191cm" fo:padding-top="0cm" style:border-line-width-bottom="0.023cm 0.023cm 0.023cm" style:vertical-align="top" style:writing-mode="lr-tb"/>
    </style:style>
    <style:style style:family="table-cell" style:name="Таблица11.D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11.I1">
      <style:table-cell-properties fo:border-bottom="1.95pt double #000000" fo:border-left="0.5pt solid #000000" fo:border-right="2.25pt solid #000000" fo:border-top="2.25pt solid #000000" fo:padding-bottom="0cm" fo:padding-left="0.191cm" fo:padding-right="0.191cm" fo:padding-top="0cm" style:border-line-width-bottom="0.023cm 0.023cm 0.023cm" style:vertical-align="top" style:writing-mode="lr-tb"/>
    </style:style>
    <style:style style:family="table-cell" style:name="Таблица11.D2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row" style:name="Таблица11.3">
      <style:table-row-properties fo:background-color="transparent" fo:keep-together="auto">
        <style:background-image/>
      </style:table-row-properties>
    </style:style>
    <style:style style:family="table-cell" style:name="Таблица11.A3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1.B3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1.C3">
      <style:table-cell-properties fo:background-color="transparent"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Таблица11.I3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middle" style:writing-mode="lr-tb"/>
    </style:style>
    <style:style style:family="table-row" style:name="Таблица11.4">
      <style:table-row-properties fo:keep-together="auto"/>
    </style:style>
    <style:style style:family="table-cell" style:name="Таблица11.A4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1.B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1.C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1.D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1.E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1.F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1.G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1.H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1.I4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row" style:name="Таблица11.5">
      <style:table-row-properties fo:keep-together="auto"/>
    </style:style>
    <style:style style:family="table-cell" style:name="Таблица11.A5">
      <style:table-cell-properties fo:border-bottom="2.2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1.B5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1.C5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1.D5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1.E5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1.F5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1.G5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1.H5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1.I5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" style:name="Таблица12">
      <style:table-properties fo:background-color="transparent" fo:break-after="auto" fo:break-before="auto" fo:keep-with-next="auto" fo:margin-left="-1.6cm" style:may-break-between-rows="true" style:shadow="#808080 0.049cm 0.049cm" style:width="27.3cm" style:writing-mode="lr-tb" table:align="left">
        <style:background-image/>
      </style:table-properties>
    </style:style>
    <style:style style:family="table-column" style:name="Таблица12.A">
      <style:table-column-properties style:column-width="1.166cm"/>
    </style:style>
    <style:style style:family="table-column" style:name="Таблица12.B">
      <style:table-column-properties style:column-width="3.136cm"/>
    </style:style>
    <style:style style:family="table-column" style:name="Таблица12.C">
      <style:table-column-properties style:column-width="2.801cm"/>
    </style:style>
    <style:style style:family="table-column" style:name="Таблица12.D">
      <style:table-column-properties style:column-width="1.378cm"/>
    </style:style>
    <style:style style:family="table-column" style:name="Таблица12.E">
      <style:table-column-properties style:column-width="1.404cm"/>
    </style:style>
    <style:style style:family="table-column" style:name="Таблица12.F">
      <style:table-column-properties style:column-width="1.459cm"/>
    </style:style>
    <style:style style:family="table-column" style:name="Таблица12.G">
      <style:table-column-properties style:column-width="1.431cm"/>
    </style:style>
    <style:style style:family="table-column" style:name="Таблица12.H">
      <style:table-column-properties style:column-width="1.274cm"/>
    </style:style>
    <style:style style:family="table-column" style:name="Таблица12.K">
      <style:table-column-properties style:column-width="1.565cm"/>
    </style:style>
    <style:style style:family="table-column" style:name="Таблица12.L">
      <style:table-column-properties style:column-width="1.538cm"/>
    </style:style>
    <style:style style:family="table-column" style:name="Таблица12.M">
      <style:table-column-properties style:column-width="1.457cm"/>
    </style:style>
    <style:style style:family="table-row" style:name="Таблица12.1">
      <style:table-row-properties fo:keep-together="always"/>
    </style:style>
    <style:style style:family="table-cell" style:name="Таблица12.A1">
      <style:table-cell-properties fo:background-color="transparent" fo:border-bottom="0.5pt solid #000000" fo:border-left="2.25pt solid #000000" fo:border-right="none" fo:border-top="2.25pt solid #000000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Таблица12.B1">
      <style:table-cell-properties fo:background-color="transparent"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Таблица12.J1">
      <style:table-cell-properties fo:background-color="transparent" fo:border-bottom="0.5pt solid #000000" fo:border-left="0.5pt solid #000000" fo:border-right="2.25pt solid #000000" fo:border-top="2.25pt solid #000000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row" style:name="Таблица12.2">
      <style:table-row-properties fo:background-color="transparent" fo:keep-together="always">
        <style:background-image/>
      </style:table-row-properties>
    </style:style>
    <style:style style:family="table-cell" style:name="Таблица12.D2">
      <style:table-cell-properties fo:background-color="transparent"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Таблица12.H2">
      <style:table-cell-properties fo:background-color="transparent" fo:border-bottom="0.5pt solid #000000" fo:border-left="0.5pt solid #000000" fo:border-right="none" fo:border-top="0.5pt solid #000000" fo:padding="0cm" style:vertical-align="middle" style:writing-mode="lr-tb">
        <style:background-image/>
      </style:table-cell-properties>
    </style:style>
    <style:style style:family="table-cell" style:name="Таблица12.M2">
      <style:table-cell-properties fo:background-color="transparent"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Таблица12.Q3">
      <style:table-cell-properties fo:background-color="transparent" fo:border-bottom="0.5pt solid #000000" fo:border-left="0.5pt solid #000000" fo:border-right="2.25pt solid #000000" fo:border-top="0.5pt solid #000000" fo:padding="0cm" style:vertical-align="middle" style:writing-mode="lr-tb">
        <style:background-image/>
      </style:table-cell-properties>
    </style:style>
    <style:style style:family="table-row" style:name="Таблица12.4">
      <style:table-row-properties fo:keep-together="always" style:min-row-height="2.413cm"/>
    </style:style>
    <style:style style:family="table-row" style:name="Таблица12.5">
      <style:table-row-properties fo:keep-together="always" style:min-row-height="0.529cm"/>
    </style:style>
    <style:style style:family="table-cell" style:name="Таблица12.A5">
      <style:table-cell-properties fo:background-color="transparent" fo:border-bottom="2.25pt solid #000000" fo:border-left="2.25pt solid #000000" fo:border-right="none" fo:border-top="0.5pt solid #000000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Таблица12.B5">
      <style:table-cell-properties fo:background-color="transparent"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Таблица12.Q5">
      <style:table-cell-properties fo:background-color="transparent" fo:border-bottom="2.2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Таблица12.A6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2.B6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2.C6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2.D6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2.E6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2.F6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2.G6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2.H6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2.I6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2.J6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2.K6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2.L6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2.M6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2.N6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2.O6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2.P6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2.Q6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2.A7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B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C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D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E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F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G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H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I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J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K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L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M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N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O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P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Q7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A8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B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C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D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E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F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G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H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I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J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K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L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M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N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O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P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2.Q8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" style:name="Таблица13">
      <style:table-properties fo:background-color="transparent" fo:break-after="auto" fo:break-before="auto" fo:keep-with-next="auto" fo:margin-left="-1.298cm" style:may-break-between-rows="true" style:width="26.961cm" style:writing-mode="lr-tb" table:align="left">
        <style:background-image/>
      </style:table-properties>
    </style:style>
    <style:style style:family="table-column" style:name="Таблица13.A">
      <style:table-column-properties style:column-width="1cm"/>
    </style:style>
    <style:style style:family="table-column" style:name="Таблица13.B">
      <style:table-column-properties style:column-width="6.301cm"/>
    </style:style>
    <style:style style:family="table-column" style:name="Таблица13.C">
      <style:table-column-properties style:column-width="3cm"/>
    </style:style>
    <style:style style:family="table-column" style:name="Таблица13.D">
      <style:table-column-properties style:column-width="2.29cm"/>
    </style:style>
    <style:style style:family="table-column" style:name="Таблица13.E">
      <style:table-column-properties style:column-width="2.402cm"/>
    </style:style>
    <style:style style:family="table-column" style:name="Таблица13.F">
      <style:table-column-properties style:column-width="2.205cm"/>
    </style:style>
    <style:style style:family="table-column" style:name="Таблица13.G">
      <style:table-column-properties style:column-width="2.404cm"/>
    </style:style>
    <style:style style:family="table-column" style:name="Таблица13.H">
      <style:table-column-properties style:column-width="2.999cm"/>
    </style:style>
    <style:style style:family="table-column" style:name="Таблица13.I">
      <style:table-column-properties style:column-width="4.36cm"/>
    </style:style>
    <style:style style:family="table-row" style:name="Таблица13.1">
      <style:table-row-properties fo:keep-together="always"/>
    </style:style>
    <style:style style:family="table-cell" style:name="Таблица13.A1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13.B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13.I1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13.D2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row" style:name="Таблица13.3">
      <style:table-row-properties fo:keep-together="auto"/>
    </style:style>
    <style:style style:family="table-cell" style:name="Таблица13.A3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3.B3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3.I3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3.A4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3.B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3.I4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row" style:name="Таблица13.5">
      <style:table-row-properties fo:background-color="transparent" fo:keep-together="auto">
        <style:background-image/>
      </style:table-row-properties>
    </style:style>
    <style:style style:family="table-cell" style:name="Таблица13.A5">
      <style:table-cell-properties fo:background-color="transparent" fo:border-bottom="2.25pt solid #000000" fo:border-left="2.25pt solid #000000" fo:border-right="none" fo:border-top="0.5pt solid #000000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Таблица13.B5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3.C5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3.D5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3.E5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3.F5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3.G5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3.H5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3.I5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" style:name="Таблица15">
      <style:table-properties fo:margin-left="-1.039cm" style:width="25.702cm" style:writing-mode="lr-tb" table:align="left"/>
    </style:style>
    <style:style style:family="table-column" style:name="Таблица15.A">
      <style:table-column-properties style:column-width="1.501cm"/>
    </style:style>
    <style:style style:family="table-column" style:name="Таблица15.B">
      <style:table-column-properties style:column-width="4.75cm"/>
    </style:style>
    <style:style style:family="table-column" style:name="Таблица15.C">
      <style:table-column-properties style:column-width="2.251cm"/>
    </style:style>
    <style:style style:family="table-column" style:name="Таблица15.D">
      <style:table-column-properties style:column-width="1.662cm"/>
    </style:style>
    <style:style style:family="table-column" style:name="Таблица15.E">
      <style:table-column-properties style:column-width="1.589cm"/>
    </style:style>
    <style:style style:family="table-column" style:name="Таблица15.F">
      <style:table-column-properties style:column-width="2.249cm"/>
    </style:style>
    <style:style style:family="table-column" style:name="Таблица15.H">
      <style:table-column-properties style:column-width="1.75cm"/>
    </style:style>
    <style:style style:family="table-column" style:name="Таблица15.I">
      <style:table-column-properties style:column-width="1.905cm"/>
    </style:style>
    <style:style style:family="table-column" style:name="Таблица15.L">
      <style:table-column-properties style:column-width="1.984cm"/>
    </style:style>
    <style:style style:family="table-row" style:name="Таблица15.1">
      <style:table-row-properties fo:keep-together="always"/>
    </style:style>
    <style:style style:family="table-cell" style:name="Таблица15.A1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5.B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5.K1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middle" style:writing-mode="lr-tb"/>
    </style:style>
    <style:style style:family="table-row" style:name="Таблица15.2">
      <style:table-row-properties fo:keep-together="always" style:min-row-height="0.487cm"/>
    </style:style>
    <style:style style:family="table-cell" style:name="Таблица15.D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5.L2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row" style:name="Таблица15.4">
      <style:table-row-properties fo:keep-together="auto"/>
    </style:style>
    <style:style style:family="table-cell" style:name="Таблица15.A4">
      <style:table-cell-properties fo:border-bottom="2.25pt solid #000000" fo:border-left="2.2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15.B4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15.L4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top" style:writing-mode="lr-tb"/>
    </style:style>
    <style:style style:family="table-row" style:name="Таблица15.5">
      <style:table-row-properties fo:keep-together="auto" style:min-row-height="0.143cm"/>
    </style:style>
    <style:style style:family="table-cell" style:name="Таблица15.C5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row" style:name="Таблица15.6">
      <style:table-row-properties fo:keep-together="auto"/>
    </style:style>
    <style:style style:family="table-cell" style:name="Таблица15.A6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row" style:name="Таблица15.7">
      <style:table-row-properties fo:keep-together="auto"/>
    </style:style>
    <style:style style:family="table-cell" style:name="Таблица15.C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15.A9">
      <style:table-cell-properties fo:border-bottom="0.5pt solid #000000" fo:border-left="2.2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15.B9">
      <style:table-cell-properties fo:border-bottom="0.5pt solid #000000" fo:border-left="0.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15.C9">
      <style:table-cell-properties fo:border-bottom="0.5pt solid #000000" fo:border-left="0.5pt solid #000000" fo:border-right="none" fo:border-top="none" fo:padding-bottom="0cm" fo:padding-left="0.191cm" fo:padding-right="0.191cm" fo:padding-top="0cm" style:vertical-align="top" style:writing-mode="lr-tb"/>
    </style:style>
    <style:style style:family="table-cell" style:name="Таблица15.L9">
      <style:table-cell-properties fo:border-bottom="0.5pt solid #000000" fo:border-left="0.5pt solid #000000" fo:border-right="2.25pt solid #000000" fo:border-top="none" fo:padding-bottom="0cm" fo:padding-left="0.191cm" fo:padding-right="0.191cm" fo:padding-top="0cm" style:vertical-align="middle" style:writing-mode="lr-tb"/>
    </style:style>
    <style:style style:family="table-row" style:name="Таблица15.11">
      <style:table-row-properties fo:keep-together="auto"/>
    </style:style>
    <style:style style:family="table-row" style:name="Таблица15.12">
      <style:table-row-properties fo:keep-together="auto"/>
    </style:style>
    <style:style style:family="table" style:name="Таблица16">
      <style:table-properties fo:margin-left="-1.039cm" style:width="26.25cm" style:writing-mode="lr-tb" table:align="left"/>
    </style:style>
    <style:style style:family="table-column" style:name="Таблица16.A">
      <style:table-column-properties style:column-width="1.501cm"/>
    </style:style>
    <style:style style:family="table-column" style:name="Таблица16.B">
      <style:table-column-properties style:column-width="4.001cm"/>
    </style:style>
    <style:style style:family="table-column" style:name="Таблица16.C">
      <style:table-column-properties style:column-width="1.499cm"/>
    </style:style>
    <style:style style:family="table-column" style:name="Таблица16.E">
      <style:table-column-properties style:column-width="1.75cm"/>
    </style:style>
    <style:style style:family="table-column" style:name="Таблица16.H">
      <style:table-column-properties style:column-width="2.251cm"/>
    </style:style>
    <style:style style:family="table-column" style:name="Таблица16.I">
      <style:table-column-properties style:column-width="2.501cm"/>
    </style:style>
    <style:style style:family="table-column" style:name="Таблица16.J">
      <style:table-column-properties style:column-width="2.556cm"/>
    </style:style>
    <style:style style:family="table-column" style:name="Таблица16.L">
      <style:table-column-properties style:column-width="2.635cm"/>
    </style:style>
    <style:style style:family="table-row" style:name="Таблица16.1">
      <style:table-row-properties fo:keep-together="always"/>
    </style:style>
    <style:style style:family="table-cell" style:name="Таблица16.A1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6.B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6.I1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6.C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6.J2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6.A4">
      <style:table-cell-properties fo:border-bottom="2.2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6.B4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6.L4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6.A6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" style:name="Таблица17">
      <style:table-properties fo:margin-left="-1.039cm" style:width="24.183cm" style:writing-mode="lr-tb" table:align="left"/>
    </style:style>
    <style:style style:family="table-column" style:name="Таблица17.A">
      <style:table-column-properties style:column-width="1.501cm"/>
    </style:style>
    <style:style style:family="table-column" style:name="Таблица17.B">
      <style:table-column-properties style:column-width="4.5cm"/>
    </style:style>
    <style:style style:family="table-column" style:name="Таблица17.C">
      <style:table-column-properties style:column-width="2.501cm"/>
    </style:style>
    <style:style style:family="table-column" style:name="Таблица17.D">
      <style:table-column-properties style:column-width="1.75cm"/>
    </style:style>
    <style:style style:family="table-column" style:name="Таблица17.E">
      <style:table-column-properties style:column-width="2.251cm"/>
    </style:style>
    <style:style style:family="table-column" style:name="Таблица17.F">
      <style:table-column-properties style:column-width="2.166cm"/>
    </style:style>
    <style:style style:family="table-column" style:name="Таблица17.H">
      <style:table-column-properties style:column-width="2.168cm"/>
    </style:style>
    <style:style style:family="table-column" style:name="Таблица17.I">
      <style:table-column-properties style:column-width="1.7cm"/>
    </style:style>
    <style:style style:family="table-column" style:name="Таблица17.K">
      <style:table-column-properties style:column-width="1.78cm"/>
    </style:style>
    <style:style style:family="table-row" style:name="Таблица17.1">
      <style:table-row-properties fo:keep-together="always"/>
    </style:style>
    <style:style style:family="table-cell" style:name="Таблица17.A1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7.B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7.I1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middle" style:writing-mode="lr-tb"/>
    </style:style>
    <style:style style:family="table-row" style:name="Таблица17.2">
      <style:table-row-properties fo:keep-together="always" style:min-row-height="0.919cm"/>
    </style:style>
    <style:style style:family="table-cell" style:name="Таблица17.C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7.K2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7.A3">
      <style:table-cell-properties fo:border-bottom="2.2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7.B3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7.K3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7.A5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" style:name="Таблица18">
      <style:table-properties fo:margin-left="-1.039cm" style:width="26.083cm" style:writing-mode="lr-tb" table:align="left"/>
    </style:style>
    <style:style style:family="table-column" style:name="Таблица18.A">
      <style:table-column-properties style:column-width="1.896cm"/>
    </style:style>
    <style:style style:family="table-column" style:name="Таблица18.B">
      <style:table-column-properties style:column-width="2.919cm"/>
    </style:style>
    <style:style style:family="table-column" style:name="Таблица18.C">
      <style:table-column-properties style:column-width="1.826cm"/>
    </style:style>
    <style:style style:family="table-column" style:name="Таблица18.D">
      <style:table-column-properties style:column-width="1.845cm"/>
    </style:style>
    <style:style style:family="table-column" style:name="Таблица18.E">
      <style:table-column-properties style:column-width="2.806cm"/>
    </style:style>
    <style:style style:family="table-column" style:name="Таблица18.F">
      <style:table-column-properties style:column-width="1.967cm"/>
    </style:style>
    <style:style style:family="table-column" style:name="Таблица18.G">
      <style:table-column-properties style:column-width="1.969cm"/>
    </style:style>
    <style:style style:family="table-column" style:name="Таблица18.J">
      <style:table-column-properties style:column-width="2cm"/>
    </style:style>
    <style:style style:family="table-column" style:name="Таблица18.L">
      <style:table-column-properties style:column-width="2.08cm"/>
    </style:style>
    <style:style style:family="table-row" style:name="Таблица18.1">
      <style:table-row-properties fo:keep-together="auto"/>
    </style:style>
    <style:style style:family="table-cell" style:name="Таблица18.A1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8.B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8.J1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8.C2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8.L2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8.A4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8.B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8.L4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8.A5">
      <style:table-cell-properties fo:border-bottom="0.5pt solid #000000" fo:border-left="2.2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18.B5">
      <style:table-cell-properties fo:border-bottom="0.5pt solid #000000" fo:border-left="0.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18.L5">
      <style:table-cell-properties fo:border-bottom="0.5pt solid #000000" fo:border-left="0.5pt solid #000000" fo:border-right="2.25pt solid #000000" fo:border-top="none" fo:padding-bottom="0cm" fo:padding-left="0.191cm" fo:padding-right="0.191cm" fo:padding-top="0cm" style:vertical-align="middle" style:writing-mode="lr-tb"/>
    </style:style>
    <style:style style:family="table" style:name="Таблица19">
      <style:table-properties fo:margin-left="-1.085cm" style:width="26.141cm" style:writing-mode="lr-tb" table:align="left"/>
    </style:style>
    <style:style style:family="table-column" style:name="Таблица19.A">
      <style:table-column-properties style:column-width="1.005cm"/>
    </style:style>
    <style:style style:family="table-column" style:name="Таблица19.B">
      <style:table-column-properties style:column-width="6.112cm"/>
    </style:style>
    <style:style style:family="table-column" style:name="Таблица19.C">
      <style:table-column-properties style:column-width="2.99cm"/>
    </style:style>
    <style:style style:family="table-column" style:name="Таблица19.D">
      <style:table-column-properties style:column-width="2.196cm"/>
    </style:style>
    <style:style style:family="table-column" style:name="Таблица19.E">
      <style:table-column-properties style:column-width="1.787cm"/>
    </style:style>
    <style:style style:family="table-column" style:name="Таблица19.F">
      <style:table-column-properties style:column-width="2.117cm"/>
    </style:style>
    <style:style style:family="table-column" style:name="Таблица19.G">
      <style:table-column-properties style:column-width="2.094cm"/>
    </style:style>
    <style:style style:family="table-column" style:name="Таблица19.H">
      <style:table-column-properties style:column-width="3.198cm"/>
    </style:style>
    <style:style style:family="table-column" style:name="Таблица19.I">
      <style:table-column-properties style:column-width="4.643cm"/>
    </style:style>
    <style:style style:family="table-row" style:name="Таблица19.1">
      <style:table-row-properties fo:keep-together="always"/>
    </style:style>
    <style:style style:family="table-cell" style:name="Таблица19.A1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19.B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19.I1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19.D2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row" style:name="Таблица19.3">
      <style:table-row-properties fo:keep-together="auto"/>
    </style:style>
    <style:style style:family="table-cell" style:name="Таблица19.A3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9.B3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9.I3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19.A4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9.B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9.I4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9.A5">
      <style:table-cell-properties fo:border-bottom="2.2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9.B5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19.I5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" style:name="Таблица20">
      <style:table-properties fo:margin-left="-0.79cm" style:width="25.453cm" style:writing-mode="lr-tb" table:align="left"/>
    </style:style>
    <style:style style:family="table-column" style:name="Таблица20.A">
      <style:table-column-properties style:column-width="1.252cm"/>
    </style:style>
    <style:style style:family="table-column" style:name="Таблица20.B">
      <style:table-column-properties style:column-width="4.75cm"/>
    </style:style>
    <style:style style:family="table-column" style:name="Таблица20.C">
      <style:table-column-properties style:column-width="2.251cm"/>
    </style:style>
    <style:style style:family="table-column" style:name="Таблица20.D">
      <style:table-column-properties style:column-width="1.662cm"/>
    </style:style>
    <style:style style:family="table-column" style:name="Таблица20.E">
      <style:table-column-properties style:column-width="1.589cm"/>
    </style:style>
    <style:style style:family="table-column" style:name="Таблица20.F">
      <style:table-column-properties style:column-width="2.249cm"/>
    </style:style>
    <style:style style:family="table-column" style:name="Таблица20.H">
      <style:table-column-properties style:column-width="1.75cm"/>
    </style:style>
    <style:style style:family="table-column" style:name="Таблица20.I">
      <style:table-column-properties style:column-width="1.905cm"/>
    </style:style>
    <style:style style:family="table-column" style:name="Таблица20.L">
      <style:table-column-properties style:column-width="1.984cm"/>
    </style:style>
    <style:style style:family="table-row" style:name="Таблица20.1">
      <style:table-row-properties fo:keep-together="always"/>
    </style:style>
    <style:style style:family="table-cell" style:name="Таблица20.A1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20.B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20.K1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middle" style:writing-mode="lr-tb"/>
    </style:style>
    <style:style style:family="table-row" style:name="Таблица20.2">
      <style:table-row-properties fo:keep-together="always" style:min-row-height="0.487cm"/>
    </style:style>
    <style:style style:family="table-cell" style:name="Таблица20.D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0.L2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row" style:name="Таблица20.4">
      <style:table-row-properties fo:keep-together="auto"/>
    </style:style>
    <style:style style:family="table-cell" style:name="Таблица20.A4">
      <style:table-cell-properties fo:border-bottom="2.25pt solid #000000" fo:border-left="2.2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20.B4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20.L4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top" style:writing-mode="lr-tb"/>
    </style:style>
    <style:style style:family="table-row" style:name="Таблица20.5">
      <style:table-row-properties fo:keep-together="auto" style:min-row-height="0.143cm"/>
    </style:style>
    <style:style style:family="table-cell" style:name="Таблица20.C5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row" style:name="Таблица20.6">
      <style:table-row-properties fo:keep-together="auto"/>
    </style:style>
    <style:style style:family="table-cell" style:name="Таблица20.A6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row" style:name="Таблица20.7">
      <style:table-row-properties fo:keep-together="auto"/>
    </style:style>
    <style:style style:family="table-row" style:name="Таблица20.8">
      <style:table-row-properties fo:keep-together="auto"/>
    </style:style>
    <style:style style:family="table-row" style:name="Таблица20.9">
      <style:table-row-properties fo:keep-together="auto"/>
    </style:style>
    <style:style style:family="table-row" style:name="Таблица20.10">
      <style:table-row-properties fo:keep-together="auto"/>
    </style:style>
    <style:style style:family="table-row" style:name="Таблица20.11">
      <style:table-row-properties fo:keep-together="auto"/>
    </style:style>
    <style:style style:family="table-row" style:name="Таблица20.12">
      <style:table-row-properties fo:keep-together="auto"/>
    </style:style>
    <style:style style:family="table-cell" style:name="Таблица20.A12">
      <style:table-cell-properties fo:border-bottom="2.2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0.B12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0.L12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" style:name="Таблица21">
      <style:table-properties fo:margin-left="-0.79cm" style:width="25.504cm" style:writing-mode="lr-tb" table:align="left"/>
    </style:style>
    <style:style style:family="table-column" style:name="Таблица21.A">
      <style:table-column-properties style:column-width="1.252cm"/>
    </style:style>
    <style:style style:family="table-column" style:name="Таблица21.B">
      <style:table-column-properties style:column-width="5.876cm"/>
    </style:style>
    <style:style style:family="table-column" style:name="Таблица21.C">
      <style:table-column-properties style:column-width="1.995cm"/>
    </style:style>
    <style:style style:family="table-column" style:name="Таблица21.G">
      <style:table-column-properties style:column-width="1.896cm"/>
    </style:style>
    <style:style style:family="table-column" style:name="Таблица21.H">
      <style:table-column-properties style:column-width="1.563cm"/>
    </style:style>
    <style:style style:family="table-column" style:name="Таблица21.L">
      <style:table-column-properties style:column-width="2.249cm"/>
    </style:style>
    <style:style style:family="table-row" style:name="Таблица21.1">
      <style:table-row-properties fo:keep-together="always"/>
    </style:style>
    <style:style style:family="table-cell" style:name="Таблица21.A1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21.B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21.C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21.L1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21.C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1.A4">
      <style:table-cell-properties fo:border-bottom="2.2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1.B4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1.L4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1.A6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1.L6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" style:name="Таблица22">
      <style:table-properties fo:margin-left="-0.79cm" style:width="25.576cm" style:writing-mode="lr-tb" table:align="left"/>
    </style:style>
    <style:style style:family="table-column" style:name="Таблица22.A">
      <style:table-column-properties style:column-width="1.252cm"/>
    </style:style>
    <style:style style:family="table-column" style:name="Таблица22.B">
      <style:table-column-properties style:column-width="6.355cm"/>
    </style:style>
    <style:style style:family="table-column" style:name="Таблица22.C">
      <style:table-column-properties style:column-width="2.323cm"/>
    </style:style>
    <style:style style:family="table-column" style:name="Таблица22.E">
      <style:table-column-properties style:column-width="1.75cm"/>
    </style:style>
    <style:style style:family="table-column" style:name="Таблица22.G">
      <style:table-column-properties style:column-width="1.501cm"/>
    </style:style>
    <style:style style:family="table-column" style:name="Таблица22.J">
      <style:table-column-properties style:column-width="1.251cm"/>
    </style:style>
    <style:style style:family="table-column" style:name="Таблица22.M">
      <style:table-column-properties style:column-width="1.071cm"/>
    </style:style>
    <style:style style:family="table-row" style:name="Таблица22.1">
      <style:table-row-properties fo:keep-together="always"/>
    </style:style>
    <style:style style:family="table-cell" style:name="Таблица22.A1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22.B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22.E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22.J1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middle" style:writing-mode="lr-tb"/>
    </style:style>
    <style:style style:family="table-row" style:name="Таблица22.2">
      <style:table-row-properties fo:keep-together="always" style:min-row-height="0.919cm"/>
    </style:style>
    <style:style style:family="table-cell" style:name="Таблица22.C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2.M2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2.A3">
      <style:table-cell-properties fo:border-bottom="2.2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2.B3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2.M3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2.A5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" style:name="Таблица23">
      <style:table-properties fo:background-color="transparent" fo:break-after="auto" fo:break-before="auto" fo:keep-with-next="auto" fo:margin-left="-0.979cm" style:may-break-between-rows="true" style:shadow="#808080 0.049cm 0.049cm" style:width="26.084cm" style:writing-mode="lr-tb" table:align="left">
        <style:background-image/>
      </style:table-properties>
    </style:style>
    <style:style style:family="table-column" style:name="Таблица23.A">
      <style:table-column-properties style:column-width="1.192cm"/>
    </style:style>
    <style:style style:family="table-column" style:name="Таблица23.B">
      <style:table-column-properties style:column-width="5.659cm"/>
    </style:style>
    <style:style style:family="table-column" style:name="Таблица23.C">
      <style:table-column-properties style:column-width="2.577cm"/>
    </style:style>
    <style:style style:family="table-column" style:name="Таблица23.D">
      <style:table-column-properties style:column-width="2.579cm"/>
    </style:style>
    <style:style style:family="table-column" style:name="Таблица23.E">
      <style:table-column-properties style:column-width="1.406cm"/>
    </style:style>
    <style:style style:family="table-column" style:name="Таблица23.F">
      <style:table-column-properties style:column-width="1.404cm"/>
    </style:style>
    <style:style style:family="table-column" style:name="Таблица23.G">
      <style:table-column-properties style:column-width="1.379cm"/>
    </style:style>
    <style:style style:family="table-column" style:name="Таблица23.N">
      <style:table-column-properties style:column-width="1.485cm"/>
    </style:style>
    <style:style style:family="table-row" style:name="Таблица23.1">
      <style:table-row-properties fo:keep-together="always" style:min-row-height="0.785cm"/>
    </style:style>
    <style:style style:family="table-cell" style:name="Таблица23.A1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23.B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23.C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23.E1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middle" style:writing-mode="lr-tb"/>
    </style:style>
    <style:style style:family="table-row" style:name="Таблица23.2">
      <style:table-row-properties fo:background-color="transparent" fo:keep-together="always" style:min-row-height="3.318cm">
        <style:background-image/>
      </style:table-row-properties>
    </style:style>
    <style:style style:family="table-cell" style:name="Таблица23.C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E2">
      <style:table-cell-properties fo:background-color="transparent" fo:border-bottom="0.5pt solid #000000" fo:border-left="0.5pt solid #000000" fo:border-right="none" fo:border-top="0.05pt solid #000000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Таблица23.F2">
      <style:table-cell-properties fo:background-color="transparent" fo:border-bottom="0.5pt solid #000000" fo:border-left="0.05pt solid #000000" fo:border-right="none" fo:border-top="0.05pt solid #000000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Таблица23.N2">
      <style:table-cell-properties fo:background-color="transparent" fo:border-bottom="0.5pt solid #000000" fo:border-left="0.05pt solid #000000" fo:border-right="2.3pt solid #000000" fo:border-top="0.05pt solid #000000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row" style:name="Таблица23.3">
      <style:table-row-properties fo:keep-together="always" style:min-row-height="0.487cm"/>
    </style:style>
    <style:style style:family="table-cell" style:name="Таблица23.A3">
      <style:table-cell-properties fo:border-bottom="2.2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B3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C3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D3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E3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F3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G3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H3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I3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J3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K3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L3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M3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N3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row" style:name="Таблица23.4">
      <style:table-row-properties fo:keep-together="always"/>
    </style:style>
    <style:style style:family="table-cell" style:name="Таблица23.A4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row" style:name="Таблица23.5">
      <style:table-row-properties fo:keep-together="always"/>
    </style:style>
    <style:style style:family="table-cell" style:name="Таблица23.A5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N5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row" style:name="Таблица23.6">
      <style:table-row-properties fo:keep-together="always"/>
    </style:style>
    <style:style style:family="table-cell" style:name="Таблица23.A6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N6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row" style:name="Таблица23.7">
      <style:table-row-properties fo:keep-together="always"/>
    </style:style>
    <style:style style:family="table-cell" style:name="Таблица23.A7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N7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row" style:name="Таблица23.8">
      <style:table-row-properties fo:keep-together="always"/>
    </style:style>
    <style:style style:family="table-cell" style:name="Таблица23.A8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N8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row" style:name="Таблица23.9">
      <style:table-row-properties fo:keep-together="always"/>
    </style:style>
    <style:style style:family="table-cell" style:name="Таблица23.A9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N9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row" style:name="Таблица23.10">
      <style:table-row-properties fo:keep-together="always"/>
    </style:style>
    <style:style style:family="table-cell" style:name="Таблица23.A10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N10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row" style:name="Таблица23.11">
      <style:table-row-properties fo:keep-together="always"/>
    </style:style>
    <style:style style:family="table-cell" style:name="Таблица23.A11">
      <style:table-cell-properties fo:border-bottom="2.2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B11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C11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D11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E11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F11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G11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H11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I11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J11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K11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L11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M11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3.N11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" style:name="Таблица24">
      <style:table-properties fo:margin-left="-1.258cm" style:width="26.432cm" style:writing-mode="lr-tb" table:align="left"/>
    </style:style>
    <style:style style:family="table-column" style:name="Таблица24.A">
      <style:table-column-properties style:column-width="0.998cm"/>
    </style:style>
    <style:style style:family="table-column" style:name="Таблица24.B">
      <style:table-column-properties style:column-width="6.301cm"/>
    </style:style>
    <style:style style:family="table-column" style:name="Таблица24.C">
      <style:table-column-properties style:column-width="3cm"/>
    </style:style>
    <style:style style:family="table-column" style:name="Таблица24.D">
      <style:table-column-properties style:column-width="2.401cm"/>
    </style:style>
    <style:style style:family="table-column" style:name="Таблица24.E">
      <style:table-column-properties style:column-width="1.808cm"/>
    </style:style>
    <style:style style:family="table-column" style:name="Таблица24.F">
      <style:table-column-properties style:column-width="1.984cm"/>
    </style:style>
    <style:style style:family="table-column" style:name="Таблица24.G">
      <style:table-column-properties style:column-width="2.117cm"/>
    </style:style>
    <style:style style:family="table-column" style:name="Таблица24.H">
      <style:table-column-properties style:column-width="3.087cm"/>
    </style:style>
    <style:style style:family="table-column" style:name="Таблица24.I">
      <style:table-column-properties style:column-width="4.736cm"/>
    </style:style>
    <style:style style:family="table-row" style:name="Таблица24.1">
      <style:table-row-properties fo:keep-together="always"/>
    </style:style>
    <style:style style:family="table-cell" style:name="Таблица24.A1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24.B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24.I1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24.D2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row" style:name="Таблица24.3">
      <style:table-row-properties fo:keep-together="auto"/>
    </style:style>
    <style:style style:family="table-cell" style:name="Таблица24.A3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24.B3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24.I3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24.A4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4.B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4.I4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4.A5">
      <style:table-cell-properties fo:border-bottom="2.2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4.B5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4.I5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" style:name="Таблица25">
      <style:table-properties fo:margin-left="0cm" style:width="25.449cm" style:writing-mode="lr-tb" table:align="left"/>
    </style:style>
    <style:style style:family="table-column" style:name="Таблица25.A">
      <style:table-column-properties style:column-width="1.251cm"/>
    </style:style>
    <style:style style:family="table-column" style:name="Таблица25.B">
      <style:table-column-properties style:column-width="3.999cm"/>
    </style:style>
    <style:style style:family="table-column" style:name="Таблица25.C">
      <style:table-column-properties style:column-width="3.002cm"/>
    </style:style>
    <style:style style:family="table-column" style:name="Таблица25.D">
      <style:table-column-properties style:column-width="1.662cm"/>
    </style:style>
    <style:style style:family="table-column" style:name="Таблица25.E">
      <style:table-column-properties style:column-width="1.589cm"/>
    </style:style>
    <style:style style:family="table-column" style:name="Таблица25.F">
      <style:table-column-properties style:column-width="2.247cm"/>
    </style:style>
    <style:style style:family="table-column" style:name="Таблица25.G">
      <style:table-column-properties style:column-width="2.251cm"/>
    </style:style>
    <style:style style:family="table-column" style:name="Таблица25.H">
      <style:table-column-properties style:column-width="1.75cm"/>
    </style:style>
    <style:style style:family="table-column" style:name="Таблица25.I">
      <style:table-column-properties style:column-width="2cm"/>
    </style:style>
    <style:style style:family="table-column" style:name="Таблица25.J">
      <style:table-column-properties style:column-width="1.81cm"/>
    </style:style>
    <style:style style:family="table-column" style:name="Таблица25.K">
      <style:table-column-properties style:column-width="1.905cm"/>
    </style:style>
    <style:style style:family="table-column" style:name="Таблица25.L">
      <style:table-column-properties style:column-width="1.984cm"/>
    </style:style>
    <style:style style:family="table-row" style:name="Таблица25.1">
      <style:table-row-properties fo:keep-together="always"/>
    </style:style>
    <style:style style:family="table-cell" style:name="Таблица25.A1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25.B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25.K1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middle" style:writing-mode="lr-tb"/>
    </style:style>
    <style:style style:family="table-row" style:name="Таблица25.2">
      <style:table-row-properties fo:keep-together="always" style:min-row-height="0.487cm"/>
    </style:style>
    <style:style style:family="table-cell" style:name="Таблица25.D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5.L2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5.A4">
      <style:table-cell-properties fo:border-bottom="2.2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5.B4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25.L4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top" style:writing-mode="lr-tb"/>
    </style:style>
    <style:style style:family="table-row" style:name="Таблица25.5">
      <style:table-row-properties fo:keep-together="always" style:min-row-height="0.143cm"/>
    </style:style>
    <style:style style:family="table-cell" style:name="Таблица25.B5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25.A6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5.C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25.B17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5.L17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" style:name="Таблица26">
      <style:table-properties fo:margin-left="-1.282cm" style:width="26.813cm" style:writing-mode="lr-tb" table:align="left"/>
    </style:style>
    <style:style style:family="table-column" style:name="Таблица26.A">
      <style:table-column-properties style:column-width="1.191cm"/>
    </style:style>
    <style:style style:family="table-column" style:name="Таблица26.B">
      <style:table-column-properties style:column-width="4.785cm"/>
    </style:style>
    <style:style style:family="table-column" style:name="Таблица26.C">
      <style:table-column-properties style:column-width="1.774cm"/>
    </style:style>
    <style:style style:family="table-column" style:name="Таблица26.G">
      <style:table-column-properties style:column-width="2.226cm"/>
    </style:style>
    <style:style style:family="table-column" style:name="Таблица26.H">
      <style:table-column-properties style:column-width="2.051cm"/>
    </style:style>
    <style:style style:family="table-column" style:name="Таблица26.I">
      <style:table-column-properties style:column-width="2.006cm"/>
    </style:style>
    <style:style style:family="table-column" style:name="Таблица26.J">
      <style:table-column-properties style:column-width="1.852cm"/>
    </style:style>
    <style:style style:family="table-column" style:name="Таблица26.K">
      <style:table-column-properties style:column-width="1.875cm"/>
    </style:style>
    <style:style style:family="table-column" style:name="Таблица26.L">
      <style:table-column-properties style:column-width="1.873cm"/>
    </style:style>
    <style:style style:family="table-column" style:name="Таблица26.M">
      <style:table-column-properties style:column-width="1.856cm"/>
    </style:style>
    <style:style style:family="table-row" style:name="Таблица26.1">
      <style:table-row-properties fo:keep-together="always"/>
    </style:style>
    <style:style style:family="table-cell" style:name="Таблица26.A1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26.B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26.H1">
      <style:table-cell-properties fo:border-bottom="none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26.J1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26.C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6.M2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row" style:name="Таблица26.3">
      <style:table-row-properties fo:keep-together="always" style:min-row-height="0.773cm"/>
    </style:style>
    <style:style style:family="table-row" style:name="Таблица26.4">
      <style:table-row-properties fo:keep-together="always" style:min-row-height="0.524cm"/>
    </style:style>
    <style:style style:family="table-cell" style:name="Таблица26.A4">
      <style:table-cell-properties fo:border-bottom="2.2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6.B4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6.M4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6.A5">
      <style:table-cell-properties fo:border-bottom="0.0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6.B5">
      <style:table-cell-properties fo:border-bottom="0.0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6.M5">
      <style:table-cell-properties fo:border-bottom="0.0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6.A16">
      <style:table-cell-properties fo:border-bottom="0.05pt solid #000000" fo:border-left="2.2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26.B16">
      <style:table-cell-properties fo:border-bottom="0.05pt solid #000000" fo:border-left="0.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26.M16">
      <style:table-cell-properties fo:border-bottom="0.05pt solid #000000" fo:border-left="0.5pt solid #000000" fo:border-right="2.25pt solid #000000" fo:border-top="none" fo:padding-bottom="0cm" fo:padding-left="0.191cm" fo:padding-right="0.191cm" fo:padding-top="0cm" style:vertical-align="middle" style:writing-mode="lr-tb"/>
    </style:style>
    <style:style style:family="table-cell" style:name="Таблица26.A24">
      <style:table-cell-properties fo:border-bottom="2.25pt solid #000000" fo:border-left="2.2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26.B24">
      <style:table-cell-properties fo:border-bottom="2.25pt solid #000000" fo:border-left="0.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26.M24">
      <style:table-cell-properties fo:border-bottom="2.25pt solid #000000" fo:border-left="0.5pt solid #000000" fo:border-right="2.25pt solid #000000" fo:border-top="none" fo:padding-bottom="0cm" fo:padding-left="0.191cm" fo:padding-right="0.191cm" fo:padding-top="0cm" style:vertical-align="middle" style:writing-mode="lr-tb"/>
    </style:style>
    <style:style style:family="table" style:name="Таблица27">
      <style:table-properties fo:margin-left="-1.217cm" style:width="26.741cm" style:writing-mode="lr-tb" table:align="left"/>
    </style:style>
    <style:style style:family="table-column" style:name="Таблица27.A">
      <style:table-column-properties style:column-width="1.295cm"/>
    </style:style>
    <style:style style:family="table-column" style:name="Таблица27.B">
      <style:table-column-properties style:column-width="5.805cm"/>
    </style:style>
    <style:style style:family="table-column" style:name="Таблица27.C">
      <style:table-column-properties style:column-width="2.096cm"/>
    </style:style>
    <style:style style:family="table-column" style:name="Таблица27.D">
      <style:table-column-properties style:column-width="2.117cm"/>
    </style:style>
    <style:style style:family="table-column" style:name="Таблица27.E">
      <style:table-column-properties style:column-width="1.785cm"/>
    </style:style>
    <style:style style:family="table-column" style:name="Таблица27.F">
      <style:table-column-properties style:column-width="1.699cm"/>
    </style:style>
    <style:style style:family="table-column" style:name="Таблица27.G">
      <style:table-column-properties style:column-width="1.499cm"/>
    </style:style>
    <style:style style:family="table-column" style:name="Таблица27.H">
      <style:table-column-properties style:column-width="1.808cm"/>
    </style:style>
    <style:style style:family="table-column" style:name="Таблица27.I">
      <style:table-column-properties style:column-width="2.69cm"/>
    </style:style>
    <style:style style:family="table-column" style:name="Таблица27.J">
      <style:table-column-properties style:column-width="1.487cm"/>
    </style:style>
    <style:style style:family="table-row" style:name="Таблица27.1">
      <style:table-row-properties fo:keep-together="always"/>
    </style:style>
    <style:style style:family="table-cell" style:name="Таблица27.A1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27.B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27.C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27.J1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middle" style:writing-mode="lr-tb"/>
    </style:style>
    <style:style style:family="table-row" style:name="Таблица27.2">
      <style:table-row-properties fo:keep-together="always" style:min-row-height="0.919cm"/>
    </style:style>
    <style:style style:family="table-cell" style:name="Таблица27.C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7.M2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7.A3">
      <style:table-cell-properties fo:border-bottom="2.2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7.B3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7.M3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7.A4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7.A13">
      <style:table-cell-properties fo:border-bottom="0.0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7.B13">
      <style:table-cell-properties fo:border-bottom="0.0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7.M13">
      <style:table-cell-properties fo:border-bottom="0.0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7.A14">
      <style:table-cell-properties fo:border-bottom="0.05pt solid #000000" fo:border-left="2.2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27.B14">
      <style:table-cell-properties fo:border-bottom="0.05pt solid #000000" fo:border-left="0.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27.M14">
      <style:table-cell-properties fo:border-bottom="0.05pt solid #000000" fo:border-left="0.5pt solid #000000" fo:border-right="2.25pt solid #000000" fo:border-top="none" fo:padding-bottom="0cm" fo:padding-left="0.191cm" fo:padding-right="0.191cm" fo:padding-top="0cm" style:vertical-align="middle" style:writing-mode="lr-tb"/>
    </style:style>
    <style:style style:family="table-cell" style:name="Таблица27.A23">
      <style:table-cell-properties fo:border-bottom="2.25pt solid #000000" fo:border-left="2.2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27.B23">
      <style:table-cell-properties fo:border-bottom="2.25pt solid #000000" fo:border-left="0.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27.M23">
      <style:table-cell-properties fo:border-bottom="2.25pt solid #000000" fo:border-left="0.5pt solid #000000" fo:border-right="2.25pt solid #000000" fo:border-top="none" fo:padding-bottom="0cm" fo:padding-left="0.191cm" fo:padding-right="0.191cm" fo:padding-top="0cm" style:vertical-align="middle" style:writing-mode="lr-tb"/>
    </style:style>
    <style:style style:family="table" style:name="Таблица28">
      <style:table-properties fo:margin-left="-1.251cm" style:width="26.806cm" style:writing-mode="lr-tb" table:align="left"/>
    </style:style>
    <style:style style:family="table-column" style:name="Таблица28.A">
      <style:table-column-properties style:column-width="1.289cm"/>
    </style:style>
    <style:style style:family="table-column" style:name="Таблица28.B">
      <style:table-column-properties style:column-width="6.664cm"/>
    </style:style>
    <style:style style:family="table-column" style:name="Таблица28.C">
      <style:table-column-properties style:column-width="2.168cm"/>
    </style:style>
    <style:style style:family="table-column" style:name="Таблица28.E">
      <style:table-column-properties style:column-width="1.452cm"/>
    </style:style>
    <style:style style:family="table-row" style:name="Таблица28.1">
      <style:table-row-properties fo:keep-together="always" style:min-row-height="0.785cm"/>
    </style:style>
    <style:style style:family="table-cell" style:name="Таблица28.A1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28.B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28.E1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middle" style:writing-mode="lr-tb"/>
    </style:style>
    <style:style style:family="table-row" style:name="Таблица28.2">
      <style:table-row-properties fo:keep-together="always" style:min-row-height="3.318cm"/>
    </style:style>
    <style:style style:family="table-cell" style:name="Таблица28.C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8.N2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row" style:name="Таблица28.3">
      <style:table-row-properties fo:keep-together="always" style:min-row-height="0.46cm"/>
    </style:style>
    <style:style style:family="table-cell" style:name="Таблица28.A3">
      <style:table-cell-properties fo:border-bottom="2.2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8.B3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8.N3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row" style:name="Таблица28.4">
      <style:table-row-properties fo:keep-together="always"/>
    </style:style>
    <style:style style:family="table-cell" style:name="Таблица28.A4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8.B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28.H4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row" style:name="Таблица28.5">
      <style:table-row-properties fo:keep-together="always"/>
    </style:style>
    <style:style style:family="table-row" style:name="Таблица28.6">
      <style:table-row-properties fo:keep-together="always"/>
    </style:style>
    <style:style style:family="table-row" style:name="Таблица28.7">
      <style:table-row-properties fo:keep-together="always"/>
    </style:style>
    <style:style style:family="table-row" style:name="Таблица28.8">
      <style:table-row-properties fo:keep-together="always"/>
    </style:style>
    <style:style style:family="table-row" style:name="Таблица28.9">
      <style:table-row-properties fo:keep-together="always"/>
    </style:style>
    <style:style style:family="table-row" style:name="Таблица28.10">
      <style:table-row-properties fo:keep-together="always"/>
    </style:style>
    <style:style style:family="table-row" style:name="Таблица28.11">
      <style:table-row-properties fo:keep-together="always"/>
    </style:style>
    <style:style style:family="table-row" style:name="Таблица28.12">
      <style:table-row-properties fo:keep-together="always"/>
    </style:style>
    <style:style style:family="table-row" style:name="Таблица28.13">
      <style:table-row-properties fo:keep-together="always"/>
    </style:style>
    <style:style style:family="table" style:name="Таблица29">
      <style:table-properties fo:margin-left="-1.258cm" style:width="26.767cm" style:writing-mode="lr-tb" table:align="left"/>
    </style:style>
    <style:style style:family="table-column" style:name="Таблица29.A">
      <style:table-column-properties style:column-width="0.998cm"/>
    </style:style>
    <style:style style:family="table-column" style:name="Таблица29.B">
      <style:table-column-properties style:column-width="6.301cm"/>
    </style:style>
    <style:style style:family="table-column" style:name="Таблица29.C">
      <style:table-column-properties style:column-width="3cm"/>
    </style:style>
    <style:style style:family="table-column" style:name="Таблица29.D">
      <style:table-column-properties style:column-width="2.512cm"/>
    </style:style>
    <style:style style:family="table-column" style:name="Таблица29.E">
      <style:table-column-properties style:column-width="1.785cm"/>
    </style:style>
    <style:style style:family="table-column" style:name="Таблица29.F">
      <style:table-column-properties style:column-width="2.096cm"/>
    </style:style>
    <style:style style:family="table-column" style:name="Таблица29.G">
      <style:table-column-properties style:column-width="2.205cm"/>
    </style:style>
    <style:style style:family="table-column" style:name="Таблица29.H">
      <style:table-column-properties style:column-width="3.614cm"/>
    </style:style>
    <style:style style:family="table-column" style:name="Таблица29.I">
      <style:table-column-properties style:column-width="4.256cm"/>
    </style:style>
    <style:style style:family="table-row" style:name="Таблица29.1">
      <style:table-row-properties fo:keep-together="always"/>
    </style:style>
    <style:style style:family="table-cell" style:name="Таблица29.A1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29.B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29.I1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29.D2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row" style:name="Таблица29.3">
      <style:table-row-properties fo:keep-together="auto"/>
    </style:style>
    <style:style style:family="table-cell" style:name="Таблица29.A3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29.B3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29.I3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29.A4">
      <style:table-cell-properties fo:border-bottom="0.5pt solid #000000" fo:border-left="2.2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29.B4">
      <style:table-cell-properties fo:border-bottom="0.5pt solid #000000" fo:border-left="0.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29.I4">
      <style:table-cell-properties fo:border-bottom="0.5pt solid #000000" fo:border-left="0.5pt solid #000000" fo:border-right="2.25pt solid #000000" fo:border-top="none" fo:padding-bottom="0cm" fo:padding-left="0.191cm" fo:padding-right="0.191cm" fo:padding-top="0cm" style:vertical-align="middle" style:writing-mode="lr-tb"/>
    </style:style>
    <style:style style:family="table-cell" style:name="Таблица29.A5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9.B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9.I5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9.A6">
      <style:table-cell-properties fo:border-bottom="2.2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9.B6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29.I6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" style:name="Таблица30">
      <style:table-properties fo:background-color="transparent" fo:break-after="auto" fo:break-before="auto" fo:keep-with-next="auto" fo:margin-left="-0.79cm" style:may-break-between-rows="true" style:width="26.418cm" style:writing-mode="lr-tb" table:align="left">
        <style:background-image/>
      </style:table-properties>
    </style:style>
    <style:style style:family="table-column" style:name="Таблица30.A">
      <style:table-column-properties style:column-width="1.037cm"/>
    </style:style>
    <style:style style:family="table-column" style:name="Таблица30.B">
      <style:table-column-properties style:column-width="3.62cm"/>
    </style:style>
    <style:style style:family="table-column" style:name="Таблица30.C">
      <style:table-column-properties style:column-width="2.522cm"/>
    </style:style>
    <style:style style:family="table-column" style:name="Таблица30.D">
      <style:table-column-properties style:column-width="2.325cm"/>
    </style:style>
    <style:style style:family="table-column" style:name="Таблица30.E">
      <style:table-column-properties style:column-width="2.679cm"/>
    </style:style>
    <style:style style:family="table-column" style:name="Таблица30.F">
      <style:table-column-properties style:column-width="2.462cm"/>
    </style:style>
    <style:style style:family="table-column" style:name="Таблица30.G">
      <style:table-column-properties style:column-width="2.305cm"/>
    </style:style>
    <style:style style:family="table-column" style:name="Таблица30.H">
      <style:table-column-properties style:column-width="2.309cm"/>
    </style:style>
    <style:style style:family="table-column" style:name="Таблица30.J">
      <style:table-column-properties style:column-width="2.545cm"/>
    </style:style>
    <style:style style:family="table-column" style:name="Таблица30.K">
      <style:table-column-properties style:column-width="2.307cm"/>
    </style:style>
    <style:style style:family="table-row" style:name="Таблица30.1">
      <style:table-row-properties fo:keep-together="always"/>
    </style:style>
    <style:style style:family="table-cell" style:name="Таблица30.A1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30.B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30.J1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30.F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30.K2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30.A3">
      <style:table-cell-properties fo:border-bottom="2.25pt solid #000000" fo:border-left="2.2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30.B3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30.K3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top" style:writing-mode="lr-tb"/>
    </style:style>
    <style:style style:family="table-row" style:name="Таблица30.4">
      <style:table-row-properties fo:background-color="transparent" fo:keep-together="always">
        <style:background-image/>
      </style:table-row-properties>
    </style:style>
    <style:style style:family="table-cell" style:name="Таблица30.A4">
      <style:table-cell-properties fo:border-bottom="0.05pt solid #000000" fo:border-left="2.2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30.B4">
      <style:table-cell-properties fo:border-bottom="0.05pt solid #000000" fo:border-left="0.0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30.C4">
      <style:table-cell-properties fo:background-color="transparent" fo:border-bottom="0.05pt solid #000000" fo:border-left="0.05pt solid #000000" fo:border-right="none" fo:border-top="2.25pt solid #000000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Таблица30.K4">
      <style:table-cell-properties fo:background-color="transparent" fo:border-bottom="0.05pt solid #000000" fo:border-left="0.05pt solid #000000" fo:border-right="2.3pt solid #000000" fo:border-top="2.25pt solid #000000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Таблица30.A5">
      <style:table-cell-properties fo:border-bottom="0.05pt solid #000000" fo:border-left="2.2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B5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C5">
      <style:table-cell-properties fo:background-color="transparent" fo:border-bottom="0.05pt solid #000000" fo:border-left="0.05pt solid #000000" fo:border-right="none" fo:border-top="none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Таблица30.D5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E5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F5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G5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K5">
      <style:table-cell-properties fo:background-color="transparent" fo:border-bottom="0.05pt solid #000000" fo:border-left="0.05pt solid #000000" fo:border-right="2.3pt solid #000000" fo:border-top="none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Таблица30.A6">
      <style:table-cell-properties fo:border-bottom="0.05pt solid #000000" fo:border-left="2.2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B6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D6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E6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F6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G6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A7">
      <style:table-cell-properties fo:border-bottom="0.05pt solid #000000" fo:border-left="2.2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B7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D7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E7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F7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G7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A8">
      <style:table-cell-properties fo:border-bottom="0.05pt solid #000000" fo:border-left="2.2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B8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D8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E8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F8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G8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A9">
      <style:table-cell-properties fo:border-bottom="0.05pt solid #000000" fo:border-left="2.2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B9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D9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E9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F9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G9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A10">
      <style:table-cell-properties fo:border-bottom="0.05pt solid #000000" fo:border-left="2.2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B10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D10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E10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F10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G10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A11">
      <style:table-cell-properties fo:border-bottom="0.05pt solid #000000" fo:border-left="2.2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B11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D11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E11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F11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G11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A12">
      <style:table-cell-properties fo:border-bottom="0.05pt solid #000000" fo:border-left="2.2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B12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D12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E12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F12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G12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A13">
      <style:table-cell-properties fo:border-bottom="2.3pt solid #000000" fo:border-left="2.2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B13">
      <style:table-cell-properties fo:border-bottom="2.3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C13">
      <style:table-cell-properties fo:background-color="transparent" fo:border-bottom="2.3pt solid #000000" fo:border-left="0.05pt solid #000000" fo:border-right="none" fo:border-top="none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Таблица30.D13">
      <style:table-cell-properties fo:border-bottom="2.3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E13">
      <style:table-cell-properties fo:border-bottom="2.3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F13">
      <style:table-cell-properties fo:border-bottom="2.3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G13">
      <style:table-cell-properties fo:border-bottom="2.3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0.K13">
      <style:table-cell-properties fo:background-color="transparent" fo:border-bottom="2.3pt solid #000000" fo:border-left="0.05pt solid #000000" fo:border-right="2.3pt solid #000000" fo:border-top="none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" style:name="Таблица31">
      <style:table-properties fo:margin-left="-0.319cm" style:width="26.569cm" style:writing-mode="lr-tb" table:align="left"/>
    </style:style>
    <style:style style:family="table-column" style:name="Таблица31.A">
      <style:table-column-properties style:column-width="1cm"/>
    </style:style>
    <style:style style:family="table-column" style:name="Таблица31.B">
      <style:table-column-properties style:column-width="6.301cm"/>
    </style:style>
    <style:style style:family="table-column" style:name="Таблица31.C">
      <style:table-column-properties style:column-width="3cm"/>
    </style:style>
    <style:style style:family="table-column" style:name="Таблица31.D">
      <style:table-column-properties style:column-width="2.399cm"/>
    </style:style>
    <style:style style:family="table-column" style:name="Таблица31.E">
      <style:table-column-properties style:column-width="1.808cm"/>
    </style:style>
    <style:style style:family="table-column" style:name="Таблица31.F">
      <style:table-column-properties style:column-width="2.134cm"/>
    </style:style>
    <style:style style:family="table-column" style:name="Таблица31.G">
      <style:table-column-properties style:column-width="2.355cm"/>
    </style:style>
    <style:style style:family="table-column" style:name="Таблица31.H">
      <style:table-column-properties style:column-width="3.201cm"/>
    </style:style>
    <style:style style:family="table-column" style:name="Таблица31.I">
      <style:table-column-properties style:column-width="4.371cm"/>
    </style:style>
    <style:style style:family="table-row" style:name="Таблица31.1">
      <style:table-row-properties fo:keep-together="always"/>
    </style:style>
    <style:style style:family="table-cell" style:name="Таблица31.A1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31.B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31.I1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31.D2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row" style:name="Таблица31.3">
      <style:table-row-properties fo:keep-together="auto"/>
    </style:style>
    <style:style style:family="table-cell" style:name="Таблица31.A3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31.B3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31.I3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31.A4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31.B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31.I4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row" style:name="Таблица31.5">
      <style:table-row-properties fo:keep-together="auto" style:min-row-height="1.459cm"/>
    </style:style>
    <style:style style:family="table-cell" style:name="Таблица31.A7">
      <style:table-cell-properties fo:border-bottom="0.0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31.B7">
      <style:table-cell-properties fo:border-bottom="0.05pt solid #000000" fo:border-left="0.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31.I7">
      <style:table-cell-properties fo:border-bottom="0.0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31.A8">
      <style:table-cell-properties fo:border-bottom="2.25pt solid #000000" fo:border-left="2.2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1.B8">
      <style:table-cell-properties fo:border-bottom="2.25pt solid #000000" fo:border-left="0.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31.I8">
      <style:table-cell-properties fo:border-bottom="2.25pt solid #000000" fo:border-left="0.5pt solid #000000" fo:border-right="2.25pt solid #000000" fo:border-top="none" fo:padding-bottom="0cm" fo:padding-left="0.191cm" fo:padding-right="0.191cm" fo:padding-top="0cm" style:vertical-align="middle" style:writing-mode="lr-tb"/>
    </style:style>
    <style:style style:family="table" style:name="Таблица40">
      <style:table-properties fo:margin-left="0.501cm" style:width="17.397cm" style:writing-mode="lr-tb" table:align="left"/>
    </style:style>
    <style:style style:family="table-column" style:name="Таблица40.A">
      <style:table-column-properties style:column-width="0.847cm"/>
    </style:style>
    <style:style style:family="table-column" style:name="Таблица40.B">
      <style:table-column-properties style:column-width="4.376cm"/>
    </style:style>
    <style:style style:family="table-column" style:name="Таблица40.C">
      <style:table-column-properties style:column-width="2.006cm"/>
    </style:style>
    <style:style style:family="table-column" style:name="Таблица40.D">
      <style:table-column-properties style:column-width="1.582cm"/>
    </style:style>
    <style:style style:family="table-column" style:name="Таблица40.E">
      <style:table-column-properties style:column-width="1.669cm"/>
    </style:style>
    <style:style style:family="table-column" style:name="Таблица40.F">
      <style:table-column-properties style:column-width="2.992cm"/>
    </style:style>
    <style:style style:family="table-column" style:name="Таблица40.G">
      <style:table-column-properties style:column-width="2.007cm"/>
    </style:style>
    <style:style style:family="table-column" style:name="Таблица40.H">
      <style:table-column-properties style:column-width="1.919cm"/>
    </style:style>
    <style:style style:family="table-row" style:name="Таблица40.1">
      <style:table-row-properties fo:keep-together="always"/>
    </style:style>
    <style:style style:family="table-cell" style:name="Таблица40.A1">
      <style:table-cell-properties fo:border-bottom="2.25pt solid #000000" fo:border-left="2.25pt solid #000000" fo:border-right="none" fo:border-top="2.25pt solid #000000" fo:padding-bottom="0cm" fo:padding-left="0.123cm" fo:padding-right="0.123cm" fo:padding-top="0cm" style:vertical-align="top" style:writing-mode="lr-tb"/>
    </style:style>
    <style:style style:family="table-cell" style:name="Таблица40.B1">
      <style:table-cell-properties fo:border-bottom="2.25pt solid #000000" fo:border-left="0.75pt solid #000000" fo:border-right="none" fo:border-top="2.25pt solid #000000" fo:padding-bottom="0cm" fo:padding-left="0.123cm" fo:padding-right="0.123cm" fo:padding-top="0cm" style:vertical-align="top" style:writing-mode="lr-tb"/>
    </style:style>
    <style:style style:family="table-cell" style:name="Таблица40.G1">
      <style:table-cell-properties fo:border-bottom="2.25pt solid #000000" fo:border-left="0.5pt solid #000000" fo:border-right="none" fo:border-top="2.25pt solid #000000" fo:padding-bottom="0cm" fo:padding-left="0.123cm" fo:padding-right="0.123cm" fo:padding-top="0cm" style:vertical-align="top" style:writing-mode="lr-tb"/>
    </style:style>
    <style:style style:family="table-cell" style:name="Таблица40.H1">
      <style:table-cell-properties fo:border-bottom="2.25pt solid #000000" fo:border-left="0.75pt solid #000000" fo:border-right="2.25pt solid #000000" fo:border-top="2.25pt solid #000000" fo:padding-bottom="0cm" fo:padding-left="0.123cm" fo:padding-right="0.123cm" fo:padding-top="0cm" style:vertical-align="top" style:writing-mode="lr-tb"/>
    </style:style>
    <style:style style:family="table-cell" style:name="Таблица40.A2">
      <style:table-cell-properties fo:border-bottom="0.75pt solid #000000" fo:border-left="2.25pt solid #000000" fo:border-right="none" fo:border-top="2.25pt solid #000000" fo:padding-bottom="0cm" fo:padding-left="0cm" fo:padding-right="0.12cm" fo:padding-top="0cm" style:vertical-align="middle" style:writing-mode="lr-tb"/>
    </style:style>
    <style:style style:family="table-cell" style:name="Таблица40.B2">
      <style:table-cell-properties fo:border-bottom="0.75pt solid #000000" fo:border-left="0.75pt solid #000000" fo:border-right="none" fo:border-top="2.25pt solid #000000" fo:padding-bottom="0cm" fo:padding-left="0.123cm" fo:padding-right="0.123cm" fo:padding-top="0cm" style:vertical-align="middle" style:writing-mode="lr-tb"/>
    </style:style>
    <style:style style:family="table-cell" style:name="Таблица40.D2">
      <style:table-cell-properties fo:border-bottom="0.5pt solid #000000" fo:border-left="0.75pt solid #000000" fo:border-right="none" fo:border-top="2.25pt solid #000000" fo:padding-bottom="0cm" fo:padding-left="0.123cm" fo:padding-right="0.123cm" fo:padding-top="0cm" style:vertical-align="middle" style:writing-mode="lr-tb"/>
    </style:style>
    <style:style style:family="table-cell" style:name="Таблица40.G2">
      <style:table-cell-properties fo:border-bottom="0.5pt solid #000000" fo:border-left="0.5pt solid #000000" fo:border-right="none" fo:border-top="2.25pt solid #000000" fo:padding-bottom="0cm" fo:padding-left="0.123cm" fo:padding-right="0.123cm" fo:padding-top="0cm" style:vertical-align="middle" style:writing-mode="lr-tb"/>
    </style:style>
    <style:style style:family="table-cell" style:name="Таблица40.H2">
      <style:table-cell-properties fo:border-bottom="0.75pt solid #000000" fo:border-left="0.75pt solid #000000" fo:border-right="2.25pt solid #000000" fo:border-top="2.25pt solid #000000" fo:padding-bottom="0cm" fo:padding-left="0.123cm" fo:padding-right="0.123cm" fo:padding-top="0cm" style:vertical-align="middle" style:writing-mode="lr-tb"/>
    </style:style>
    <style:style style:family="table-cell" style:name="Таблица40.A3">
      <style:table-cell-properties fo:border-bottom="0.05pt solid #000000" fo:border-left="2.25pt solid #000000" fo:border-right="none" fo:border-top="0.75pt solid #000000" fo:padding-bottom="0cm" fo:padding-left="0cm" fo:padding-right="0.12cm" fo:padding-top="0cm" style:vertical-align="middle" style:writing-mode="lr-tb"/>
    </style:style>
    <style:style style:family="table-cell" style:name="Таблица40.B3">
      <style:table-cell-properties fo:border-bottom="0.05pt solid #000000" fo:border-left="0.75pt solid #000000" fo:border-right="none" fo:border-top="0.75pt solid #000000" fo:padding-bottom="0cm" fo:padding-left="0.123cm" fo:padding-right="0.123cm" fo:padding-top="0cm" style:vertical-align="middle" style:writing-mode="lr-tb"/>
    </style:style>
    <style:style style:family="table-cell" style:name="Таблица40.D3">
      <style:table-cell-properties fo:border-bottom="0.05pt solid #000000" fo:border-left="0.7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Таблица40.G3">
      <style:table-cell-properties fo:border-bottom="0.0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Таблица40.H3">
      <style:table-cell-properties fo:border-bottom="0.05pt solid #000000" fo:border-left="0.75pt solid #000000" fo:border-right="2.25pt solid #000000" fo:border-top="0.75pt solid #000000" fo:padding-bottom="0cm" fo:padding-left="0.123cm" fo:padding-right="0.123cm" fo:padding-top="0cm" style:vertical-align="middle" style:writing-mode="lr-tb"/>
    </style:style>
    <style:style style:family="table-cell" style:name="Таблица40.A4">
      <style:table-cell-properties fo:border-bottom="0.05pt solid #000000" fo:border-left="2.25pt solid #000000" fo:border-right="none" fo:border-top="none" fo:padding-bottom="0cm" fo:padding-left="0cm" fo:padding-right="0.12cm" fo:padding-top="0cm" style:vertical-align="middle" style:writing-mode="lr-tb"/>
    </style:style>
    <style:style style:family="table-cell" style:name="Таблица40.B4">
      <style:table-cell-properties fo:border-bottom="0.05pt solid #000000" fo:border-left="0.05pt solid #000000" fo:border-right="none" fo:border-top="none" fo:padding-bottom="0cm" fo:padding-left="0.123cm" fo:padding-right="0.123cm" fo:padding-top="0cm" style:vertical-align="middle" style:writing-mode="lr-tb"/>
    </style:style>
    <style:style style:family="table-cell" style:name="Таблица40.H4">
      <style:table-cell-properties fo:border-bottom="0.05pt solid #000000" fo:border-left="0.05pt solid #000000" fo:border-right="2.25pt solid #000000" fo:border-top="none" fo:padding-bottom="0cm" fo:padding-left="0.123cm" fo:padding-right="0.123cm" fo:padding-top="0cm" style:vertical-align="middle" style:writing-mode="lr-tb"/>
    </style:style>
    <style:style style:family="table-cell" style:name="Таблица40.A7">
      <style:table-cell-properties fo:border-bottom="2.3pt solid #000000" fo:border-left="2.25pt solid #000000" fo:border-right="none" fo:border-top="none" fo:padding-bottom="0cm" fo:padding-left="0cm" fo:padding-right="0.12cm" fo:padding-top="0cm" style:vertical-align="middle" style:writing-mode="lr-tb"/>
    </style:style>
    <style:style style:family="table-cell" style:name="Таблица40.B7">
      <style:table-cell-properties fo:border-bottom="2.3pt solid #000000" fo:border-left="0.05pt solid #000000" fo:border-right="none" fo:border-top="none" fo:padding-bottom="0cm" fo:padding-left="0.123cm" fo:padding-right="0.123cm" fo:padding-top="0cm" style:vertical-align="middle" style:writing-mode="lr-tb"/>
    </style:style>
    <style:style style:family="table-cell" style:name="Таблица40.H7">
      <style:table-cell-properties fo:border-bottom="2.3pt solid #000000" fo:border-left="0.05pt solid #000000" fo:border-right="2.25pt solid #000000" fo:border-top="none" fo:padding-bottom="0cm" fo:padding-left="0.123cm" fo:padding-right="0.123cm" fo:padding-top="0cm" style:vertical-align="middle" style:writing-mode="lr-tb"/>
    </style:style>
    <style:style style:family="table" style:name="Таблица41">
      <style:table-properties style:width="17.365cm" style:writing-mode="lr-tb" table:align="center"/>
    </style:style>
    <style:style style:family="table-column" style:name="Таблица41.A">
      <style:table-column-properties style:column-width="1.09cm"/>
    </style:style>
    <style:style style:family="table-column" style:name="Таблица41.B">
      <style:table-column-properties style:column-width="12.723cm"/>
    </style:style>
    <style:style style:family="table-column" style:name="Таблица41.C">
      <style:table-column-properties style:column-width="3.552cm"/>
    </style:style>
    <style:style style:family="table-row" style:name="Таблица41.1">
      <style:table-row-properties fo:keep-together="always" style:min-row-height="1.057cm"/>
    </style:style>
    <style:style style:family="table-cell" style:name="Таблица41.A1">
      <style:table-cell-properties fo:border-bottom="2.25pt solid #000000" fo:border-left="2.25pt solid #000000" fo:border-right="none" fo:border-top="2.25pt solid #000000" fo:padding-bottom="0cm" fo:padding-left="0.123cm" fo:padding-right="0.123cm" fo:padding-top="0cm" style:vertical-align="top" style:writing-mode="lr-tb"/>
    </style:style>
    <style:style style:family="table-cell" style:name="Таблица41.B1">
      <style:table-cell-properties fo:border-bottom="2.25pt solid #000000" fo:border-left="0.75pt solid #000000" fo:border-right="none" fo:border-top="2.25pt solid #000000" fo:padding-bottom="0cm" fo:padding-left="0.123cm" fo:padding-right="0.123cm" fo:padding-top="0cm" style:vertical-align="top" style:writing-mode="lr-tb"/>
    </style:style>
    <style:style style:family="table-cell" style:name="Таблица41.C1">
      <style:table-cell-properties fo:border-bottom="2.25pt solid #000000" fo:border-left="0.75pt solid #000000" fo:border-right="2.25pt solid #000000" fo:border-top="2.25pt solid #000000" fo:padding-bottom="0cm" fo:padding-left="0.123cm" fo:padding-right="0.123cm" fo:padding-top="0cm" style:vertical-align="top" style:writing-mode="lr-tb"/>
    </style:style>
    <style:style style:family="table-row" style:name="Таблица41.2">
      <style:table-row-properties fo:keep-together="always"/>
    </style:style>
    <style:style style:family="table-cell" style:name="Таблица41.A2">
      <style:table-cell-properties fo:border-bottom="0.75pt solid #000000" fo:border-left="2.25pt solid #000000" fo:border-right="none" fo:border-top="2.25pt solid #000000" fo:padding-bottom="0cm" fo:padding-left="0.123cm" fo:padding-right="0.123cm" fo:padding-top="0cm" style:vertical-align="top" style:writing-mode="lr-tb"/>
    </style:style>
    <style:style style:family="table-cell" style:name="Таблица41.B2">
      <style:table-cell-properties fo:border-bottom="0.75pt solid #000000" fo:border-left="0.75pt solid #000000" fo:border-right="none" fo:border-top="2.25pt solid #000000" fo:padding-bottom="0cm" fo:padding-left="0.123cm" fo:padding-right="0.123cm" fo:padding-top="0cm" style:vertical-align="top" style:writing-mode="lr-tb"/>
    </style:style>
    <style:style style:family="table-cell" style:name="Таблица41.C2">
      <style:table-cell-properties fo:border-bottom="0.5pt solid #000000" fo:border-left="0.75pt solid #000000" fo:border-right="2.25pt solid #000000" fo:border-top="2.25pt solid #000000" fo:padding-bottom="0cm" fo:padding-left="0.123cm" fo:padding-right="0.123cm" fo:padding-top="0cm" style:vertical-align="top" style:writing-mode="lr-tb"/>
    </style:style>
    <style:style style:family="table-row" style:name="Таблица41.3">
      <style:table-row-properties fo:keep-together="always"/>
    </style:style>
    <style:style style:family="table-cell" style:name="Таблица41.A3">
      <style:table-cell-properties fo:border-bottom="0.05pt solid #000000" fo:border-left="2.25pt solid #000000" fo:border-right="none" fo:border-top="0.75pt solid #000000" fo:padding-bottom="0cm" fo:padding-left="0.123cm" fo:padding-right="0.123cm" fo:padding-top="0cm" style:vertical-align="top" style:writing-mode="lr-tb"/>
    </style:style>
    <style:style style:family="table-cell" style:name="Таблица41.B3">
      <style:table-cell-properties fo:border-bottom="0.05pt solid #000000" fo:border-left="0.75pt solid #000000" fo:border-right="none" fo:border-top="0.75pt solid #000000" fo:padding-bottom="0cm" fo:padding-left="0.123cm" fo:padding-right="0.123cm" fo:padding-top="0cm" style:vertical-align="top" style:writing-mode="lr-tb"/>
    </style:style>
    <style:style style:family="table-cell" style:name="Таблица41.C3">
      <style:table-cell-properties fo:border-bottom="0.05pt solid #000000" fo:border-left="0.75pt solid #000000" fo:border-right="2.25pt solid #000000" fo:border-top="0.5pt solid #000000" fo:padding-bottom="0cm" fo:padding-left="0.123cm" fo:padding-right="0.123cm" fo:padding-top="0cm" style:vertical-align="top" style:writing-mode="lr-tb"/>
    </style:style>
    <style:style style:family="table-row" style:name="Таблица41.4">
      <style:table-row-properties fo:keep-together="always"/>
    </style:style>
    <style:style style:family="table-cell" style:name="Таблица41.A4">
      <style:table-cell-properties fo:border-bottom="0.05pt solid #000000" fo:border-left="2.25pt solid #000000" fo:border-right="none" fo:border-top="none" fo:padding-bottom="0cm" fo:padding-left="0.123cm" fo:padding-right="0.123cm" fo:padding-top="0cm" style:vertical-align="top" style:writing-mode="lr-tb"/>
    </style:style>
    <style:style style:family="table-cell" style:name="Таблица41.B4">
      <style:table-cell-properties fo:border-bottom="0.05pt solid #000000" fo:border-left="0.75pt solid #000000" fo:border-right="none" fo:border-top="none" fo:padding-bottom="0cm" fo:padding-left="0.123cm" fo:padding-right="0.123cm" fo:padding-top="0cm" style:vertical-align="top" style:writing-mode="lr-tb"/>
    </style:style>
    <style:style style:family="table-cell" style:name="Таблица41.C4">
      <style:table-cell-properties fo:border-bottom="0.05pt solid #000000" fo:border-left="0.75pt solid #000000" fo:border-right="2.25pt solid #000000" fo:border-top="none" fo:padding-bottom="0cm" fo:padding-left="0.123cm" fo:padding-right="0.123cm" fo:padding-top="0cm" style:vertical-align="top" style:writing-mode="lr-tb"/>
    </style:style>
    <style:style style:family="table-row" style:name="Таблица41.5">
      <style:table-row-properties fo:keep-together="always"/>
    </style:style>
    <style:style style:family="table-cell" style:name="Таблица41.A5">
      <style:table-cell-properties fo:border-bottom="2.25pt solid #000000" fo:border-left="2.25pt solid #000000" fo:border-right="none" fo:border-top="none" fo:padding-bottom="0cm" fo:padding-left="0.123cm" fo:padding-right="0.123cm" fo:padding-top="0cm" style:vertical-align="top" style:writing-mode="lr-tb"/>
    </style:style>
    <style:style style:family="table-cell" style:name="Таблица41.B5">
      <style:table-cell-properties fo:border-bottom="2.25pt solid #000000" fo:border-left="0.75pt solid #000000" fo:border-right="none" fo:border-top="none" fo:padding-bottom="0cm" fo:padding-left="0.123cm" fo:padding-right="0.123cm" fo:padding-top="0cm" style:vertical-align="top" style:writing-mode="lr-tb"/>
    </style:style>
    <style:style style:family="table-cell" style:name="Таблица41.C5">
      <style:table-cell-properties fo:border-bottom="2.25pt solid #000000" fo:border-left="0.75pt solid #000000" fo:border-right="2.25pt solid #000000" fo:border-top="none" fo:padding-bottom="0cm" fo:padding-left="0.123cm" fo:padding-right="0.123cm" fo:padding-top="0cm" style:vertical-align="top" style:writing-mode="lr-tb"/>
    </style:style>
    <style:style style:family="table" style:name="Таблица42">
      <style:table-properties style:width="17.706cm" style:writing-mode="lr-tb" table:align="center"/>
    </style:style>
    <style:style style:family="table-column" style:name="Таблица42.A">
      <style:table-column-properties style:column-width="1.124cm"/>
    </style:style>
    <style:style style:family="table-column" style:name="Таблица42.B">
      <style:table-column-properties style:column-width="5.251cm"/>
    </style:style>
    <style:style style:family="table-column" style:name="Таблица42.C">
      <style:table-column-properties style:column-width="3.501cm"/>
    </style:style>
    <style:style style:family="table-column" style:name="Таблица42.D">
      <style:table-column-properties style:column-width="2.75cm"/>
    </style:style>
    <style:style style:family="table-column" style:name="Таблица42.F">
      <style:table-column-properties style:column-width="2.33cm"/>
    </style:style>
    <style:style style:family="table-row" style:name="Таблица42.1">
      <style:table-row-properties fo:keep-together="always" style:min-row-height="1.226cm"/>
    </style:style>
    <style:style style:family="table-cell" style:name="Таблица42.A1">
      <style:table-cell-properties fo:border-bottom="2.25pt solid #000000" fo:border-left="2.25pt solid #000000" fo:border-right="none" fo:border-top="2.25pt solid #000000" fo:padding-bottom="0cm" fo:padding-left="0.123cm" fo:padding-right="0.123cm" fo:padding-top="0cm" style:vertical-align="top" style:writing-mode="lr-tb"/>
    </style:style>
    <style:style style:family="table-cell" style:name="Таблица42.B1">
      <style:table-cell-properties fo:border-bottom="2.25pt solid #000000" fo:border-left="0.75pt solid #000000" fo:border-right="none" fo:border-top="2.25pt solid #000000" fo:padding-bottom="0cm" fo:padding-left="0.123cm" fo:padding-right="0.123cm" fo:padding-top="0cm" style:vertical-align="top" style:writing-mode="lr-tb"/>
    </style:style>
    <style:style style:family="table-cell" style:name="Таблица42.F1">
      <style:table-cell-properties fo:border-bottom="2.25pt solid #000000" fo:border-left="0.75pt solid #000000" fo:border-right="2.25pt solid #000000" fo:border-top="2.25pt solid #000000" fo:padding-bottom="0cm" fo:padding-left="0.123cm" fo:padding-right="0.123cm" fo:padding-top="0cm" style:vertical-align="top" style:writing-mode="lr-tb"/>
    </style:style>
    <style:style style:family="table-row" style:name="Таблица42.2">
      <style:table-row-properties fo:keep-together="always"/>
    </style:style>
    <style:style style:family="table-cell" style:name="Таблица42.A2">
      <style:table-cell-properties fo:border-bottom="0.75pt solid #000000" fo:border-left="2.25pt solid #000000" fo:border-right="none" fo:border-top="2.25pt solid #000000" fo:padding-bottom="0cm" fo:padding-left="0.123cm" fo:padding-right="0.123cm" fo:padding-top="0cm" style:vertical-align="top" style:writing-mode="lr-tb"/>
    </style:style>
    <style:style style:family="table-cell" style:name="Таблица42.B2">
      <style:table-cell-properties fo:border-bottom="0.75pt solid #000000" fo:border-left="0.75pt solid #000000" fo:border-right="none" fo:border-top="2.25pt solid #000000" fo:padding-bottom="0cm" fo:padding-left="0.123cm" fo:padding-right="0.123cm" fo:padding-top="0cm" style:vertical-align="top" style:writing-mode="lr-tb"/>
    </style:style>
    <style:style style:family="table-cell" style:name="Таблица42.D2">
      <style:table-cell-properties fo:border-bottom="0.5pt solid #000000" fo:border-left="0.75pt solid #000000" fo:border-right="none" fo:border-top="2.25pt solid #000000" fo:padding-bottom="0cm" fo:padding-left="0.123cm" fo:padding-right="0.123cm" fo:padding-top="0cm" style:vertical-align="top" style:writing-mode="lr-tb"/>
    </style:style>
    <style:style style:family="table-cell" style:name="Таблица42.F2">
      <style:table-cell-properties fo:border-bottom="0.75pt solid #000000" fo:border-left="0.75pt solid #000000" fo:border-right="2.25pt solid #000000" fo:border-top="2.25pt solid #000000" fo:padding-bottom="0cm" fo:padding-left="0.123cm" fo:padding-right="0.123cm" fo:padding-top="0cm" style:vertical-align="top" style:writing-mode="lr-tb"/>
    </style:style>
    <style:style style:family="table-row" style:name="Таблица42.3">
      <style:table-row-properties fo:keep-together="always"/>
    </style:style>
    <style:style style:family="table-cell" style:name="Таблица42.A3">
      <style:table-cell-properties fo:border-bottom="0.05pt solid #000000" fo:border-left="2.25pt solid #000000" fo:border-right="none" fo:border-top="0.75pt solid #000000" fo:padding-bottom="0cm" fo:padding-left="0.123cm" fo:padding-right="0.123cm" fo:padding-top="0cm" style:vertical-align="top" style:writing-mode="lr-tb"/>
    </style:style>
    <style:style style:family="table-cell" style:name="Таблица42.B3">
      <style:table-cell-properties fo:border-bottom="0.05pt solid #000000" fo:border-left="0.75pt solid #000000" fo:border-right="none" fo:border-top="0.75pt solid #000000" fo:padding-bottom="0cm" fo:padding-left="0.123cm" fo:padding-right="0.123cm" fo:padding-top="0cm" style:vertical-align="top" style:writing-mode="lr-tb"/>
    </style:style>
    <style:style style:family="table-cell" style:name="Таблица42.D3">
      <style:table-cell-properties fo:border-bottom="0.05pt solid #000000" fo:border-left="0.7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Таблица42.F3">
      <style:table-cell-properties fo:border-bottom="0.05pt solid #000000" fo:border-left="0.75pt solid #000000" fo:border-right="2.25pt solid #000000" fo:border-top="0.75pt solid #000000" fo:padding-bottom="0cm" fo:padding-left="0.123cm" fo:padding-right="0.123cm" fo:padding-top="0cm" style:vertical-align="top" style:writing-mode="lr-tb"/>
    </style:style>
    <style:style style:family="table-row" style:name="Таблица42.4">
      <style:table-row-properties fo:keep-together="always"/>
    </style:style>
    <style:style style:family="table-cell" style:name="Таблица42.A4">
      <style:table-cell-properties fo:border-bottom="0.05pt solid #000000" fo:border-left="2.25pt solid #000000" fo:border-right="none" fo:border-top="none" fo:padding-bottom="0cm" fo:padding-left="0.123cm" fo:padding-right="0.123cm" fo:padding-top="0cm" style:vertical-align="top" style:writing-mode="lr-tb"/>
    </style:style>
    <style:style style:family="table-cell" style:name="Таблица42.B4">
      <style:table-cell-properties fo:border-bottom="0.05pt solid #000000" fo:border-left="0.75pt solid #000000" fo:border-right="none" fo:border-top="none" fo:padding-bottom="0cm" fo:padding-left="0.123cm" fo:padding-right="0.123cm" fo:padding-top="0cm" style:vertical-align="top" style:writing-mode="lr-tb"/>
    </style:style>
    <style:style style:family="table-cell" style:name="Таблица42.F4">
      <style:table-cell-properties fo:border-bottom="0.05pt solid #000000" fo:border-left="0.75pt solid #000000" fo:border-right="2.25pt solid #000000" fo:border-top="none" fo:padding-bottom="0cm" fo:padding-left="0.123cm" fo:padding-right="0.123cm" fo:padding-top="0cm" style:vertical-align="top" style:writing-mode="lr-tb"/>
    </style:style>
    <style:style style:family="table-row" style:name="Таблица42.5">
      <style:table-row-properties fo:keep-together="always"/>
    </style:style>
    <style:style style:family="table-cell" style:name="Таблица42.A5">
      <style:table-cell-properties fo:border-bottom="2.25pt solid #000000" fo:border-left="2.25pt solid #000000" fo:border-right="none" fo:border-top="none" fo:padding-bottom="0cm" fo:padding-left="0.123cm" fo:padding-right="0.123cm" fo:padding-top="0cm" style:vertical-align="top" style:writing-mode="lr-tb"/>
    </style:style>
    <style:style style:family="table-cell" style:name="Таблица42.B5">
      <style:table-cell-properties fo:border-bottom="2.25pt solid #000000" fo:border-left="0.75pt solid #000000" fo:border-right="none" fo:border-top="none" fo:padding-bottom="0cm" fo:padding-left="0.123cm" fo:padding-right="0.123cm" fo:padding-top="0cm" style:vertical-align="top" style:writing-mode="lr-tb"/>
    </style:style>
    <style:style style:family="table-cell" style:name="Таблица42.F5">
      <style:table-cell-properties fo:border-bottom="2.25pt solid #000000" fo:border-left="0.75pt solid #000000" fo:border-right="2.25pt solid #000000" fo:border-top="none" fo:padding-bottom="0cm" fo:padding-left="0.123cm" fo:padding-right="0.123cm" fo:padding-top="0cm" style:vertical-align="top" style:writing-mode="lr-tb"/>
    </style:style>
    <style:style style:family="table" style:name="Таблица43">
      <style:table-properties style:width="17.706cm" style:writing-mode="lr-tb" table:align="center"/>
    </style:style>
    <style:style style:family="table-column" style:name="Таблица43.A">
      <style:table-column-properties style:column-width="1.124cm"/>
    </style:style>
    <style:style style:family="table-column" style:name="Таблица43.B">
      <style:table-column-properties style:column-width="8.752cm"/>
    </style:style>
    <style:style style:family="table-column" style:name="Таблица43.C">
      <style:table-column-properties style:column-width="3.75cm"/>
    </style:style>
    <style:style style:family="table-column" style:name="Таблица43.D">
      <style:table-column-properties style:column-width="4.08cm"/>
    </style:style>
    <style:style style:family="table-row" style:name="Таблица43.1">
      <style:table-row-properties fo:keep-together="always" style:min-row-height="1.102cm"/>
    </style:style>
    <style:style style:family="table-cell" style:name="Таблица43.A1">
      <style:table-cell-properties fo:border-bottom="2.25pt solid #000000" fo:border-left="2.25pt solid #000000" fo:border-right="none" fo:border-top="2.25pt solid #000000" fo:padding-bottom="0cm" fo:padding-left="0.123cm" fo:padding-right="0.123cm" fo:padding-top="0cm" style:vertical-align="top" style:writing-mode="lr-tb"/>
    </style:style>
    <style:style style:family="table-cell" style:name="Таблица43.B1">
      <style:table-cell-properties fo:border-bottom="2.25pt solid #000000" fo:border-left="0.75pt solid #000000" fo:border-right="none" fo:border-top="2.25pt solid #000000" fo:padding-bottom="0cm" fo:padding-left="0.123cm" fo:padding-right="0.123cm" fo:padding-top="0cm" style:vertical-align="top" style:writing-mode="lr-tb"/>
    </style:style>
    <style:style style:family="table-cell" style:name="Таблица43.D1">
      <style:table-cell-properties fo:border-bottom="2.25pt solid #000000" fo:border-left="0.75pt solid #000000" fo:border-right="2.25pt solid #000000" fo:border-top="2.25pt solid #000000" fo:padding-bottom="0cm" fo:padding-left="0.123cm" fo:padding-right="0.123cm" fo:padding-top="0cm" style:vertical-align="top" style:writing-mode="lr-tb"/>
    </style:style>
    <style:style style:family="table-row" style:name="Таблица43.2">
      <style:table-row-properties fo:keep-together="always"/>
    </style:style>
    <style:style style:family="table-cell" style:name="Таблица43.A2">
      <style:table-cell-properties fo:border-bottom="0.75pt solid #000000" fo:border-left="2.25pt solid #000000" fo:border-right="none" fo:border-top="2.25pt solid #000000" fo:padding-bottom="0cm" fo:padding-left="0.123cm" fo:padding-right="0.123cm" fo:padding-top="0cm" style:vertical-align="top" style:writing-mode="lr-tb"/>
    </style:style>
    <style:style style:family="table-cell" style:name="Таблица43.B2">
      <style:table-cell-properties fo:border-bottom="0.75pt solid #000000" fo:border-left="0.75pt solid #000000" fo:border-right="none" fo:border-top="2.25pt solid #000000" fo:padding-bottom="0cm" fo:padding-left="0.123cm" fo:padding-right="0.123cm" fo:padding-top="0cm" style:vertical-align="top" style:writing-mode="lr-tb"/>
    </style:style>
    <style:style style:family="table-cell" style:name="Таблица43.C2">
      <style:table-cell-properties fo:border-bottom="0.5pt solid #000000" fo:border-left="0.75pt solid #000000" fo:border-right="none" fo:border-top="2.25pt solid #000000" fo:padding-bottom="0cm" fo:padding-left="0.123cm" fo:padding-right="0.123cm" fo:padding-top="0cm" style:vertical-align="top" style:writing-mode="lr-tb"/>
    </style:style>
    <style:style style:family="table-cell" style:name="Таблица43.D2">
      <style:table-cell-properties fo:border-bottom="0.75pt solid #000000" fo:border-left="0.75pt solid #000000" fo:border-right="2.25pt solid #000000" fo:border-top="2.25pt solid #000000" fo:padding-bottom="0cm" fo:padding-left="0.123cm" fo:padding-right="0.123cm" fo:padding-top="0cm" style:vertical-align="top" style:writing-mode="lr-tb"/>
    </style:style>
    <style:style style:family="table-row" style:name="Таблица43.3">
      <style:table-row-properties fo:keep-together="always"/>
    </style:style>
    <style:style style:family="table-cell" style:name="Таблица43.A3">
      <style:table-cell-properties fo:border-bottom="0.75pt solid #000000" fo:border-left="2.25pt solid #000000" fo:border-right="none" fo:border-top="0.75pt solid #000000" fo:padding-bottom="0cm" fo:padding-left="0.123cm" fo:padding-right="0.123cm" fo:padding-top="0cm" style:vertical-align="top" style:writing-mode="lr-tb"/>
    </style:style>
    <style:style style:family="table-cell" style:name="Таблица43.B3">
      <style:table-cell-properties fo:border-bottom="0.75pt solid #000000" fo:border-left="0.75pt solid #000000" fo:border-right="none" fo:border-top="0.75pt solid #000000" fo:padding-bottom="0cm" fo:padding-left="0.123cm" fo:padding-right="0.123cm" fo:padding-top="0cm" style:vertical-align="top" style:writing-mode="lr-tb"/>
    </style:style>
    <style:style style:family="table-cell" style:name="Таблица43.C3">
      <style:table-cell-properties fo:border-bottom="0.5pt solid #000000" fo:border-left="0.7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Таблица43.D3">
      <style:table-cell-properties fo:border-bottom="0.75pt solid #000000" fo:border-left="0.75pt solid #000000" fo:border-right="2.25pt solid #000000" fo:border-top="0.75pt solid #000000" fo:padding-bottom="0cm" fo:padding-left="0.123cm" fo:padding-right="0.123cm" fo:padding-top="0cm" style:vertical-align="top" style:writing-mode="lr-tb"/>
    </style:style>
    <style:style style:family="table-row" style:name="Таблица43.4">
      <style:table-row-properties fo:keep-together="always"/>
    </style:style>
    <style:style style:family="table-row" style:name="Таблица43.5">
      <style:table-row-properties fo:keep-together="always"/>
    </style:style>
    <style:style style:family="table-cell" style:name="Таблица43.A5">
      <style:table-cell-properties fo:border-bottom="0.05pt solid #000000" fo:border-left="2.25pt solid #000000" fo:border-right="none" fo:border-top="0.75pt solid #000000" fo:padding-bottom="0cm" fo:padding-left="0.123cm" fo:padding-right="0.123cm" fo:padding-top="0cm" style:vertical-align="top" style:writing-mode="lr-tb"/>
    </style:style>
    <style:style style:family="table-cell" style:name="Таблица43.B5">
      <style:table-cell-properties fo:border-bottom="0.05pt solid #000000" fo:border-left="0.75pt solid #000000" fo:border-right="none" fo:border-top="0.75pt solid #000000" fo:padding-bottom="0cm" fo:padding-left="0.123cm" fo:padding-right="0.123cm" fo:padding-top="0cm" style:vertical-align="top" style:writing-mode="lr-tb"/>
    </style:style>
    <style:style style:family="table-cell" style:name="Таблица43.C5">
      <style:table-cell-properties fo:border-bottom="0.05pt solid #000000" fo:border-left="0.7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Таблица43.D5">
      <style:table-cell-properties fo:border-bottom="0.05pt solid #000000" fo:border-left="0.75pt solid #000000" fo:border-right="2.25pt solid #000000" fo:border-top="0.75pt solid #000000" fo:padding-bottom="0cm" fo:padding-left="0.123cm" fo:padding-right="0.123cm" fo:padding-top="0cm" style:vertical-align="top" style:writing-mode="lr-tb"/>
    </style:style>
    <style:style style:family="table-row" style:name="Таблица43.6">
      <style:table-row-properties fo:keep-together="always"/>
    </style:style>
    <style:style style:family="table-cell" style:name="Таблица43.A6">
      <style:table-cell-properties fo:border-bottom="0.05pt solid #000000" fo:border-left="2.25pt solid #000000" fo:border-right="none" fo:border-top="none" fo:padding-bottom="0cm" fo:padding-left="0.123cm" fo:padding-right="0.123cm" fo:padding-top="0cm" style:vertical-align="top" style:writing-mode="lr-tb"/>
    </style:style>
    <style:style style:family="table-cell" style:name="Таблица43.B6">
      <style:table-cell-properties fo:border-bottom="0.05pt solid #000000" fo:border-left="0.75pt solid #000000" fo:border-right="none" fo:border-top="none" fo:padding-bottom="0cm" fo:padding-left="0.123cm" fo:padding-right="0.123cm" fo:padding-top="0cm" style:vertical-align="top" style:writing-mode="lr-tb"/>
    </style:style>
    <style:style style:family="table-cell" style:name="Таблица43.D6">
      <style:table-cell-properties fo:border-bottom="0.05pt solid #000000" fo:border-left="0.75pt solid #000000" fo:border-right="2.25pt solid #000000" fo:border-top="none" fo:padding-bottom="0cm" fo:padding-left="0.123cm" fo:padding-right="0.123cm" fo:padding-top="0cm" style:vertical-align="top" style:writing-mode="lr-tb"/>
    </style:style>
    <style:style style:family="table-row" style:name="Таблица43.7">
      <style:table-row-properties fo:keep-together="always"/>
    </style:style>
    <style:style style:family="table-row" style:name="Таблица43.8">
      <style:table-row-properties fo:keep-together="always"/>
    </style:style>
    <style:style style:family="table-row" style:name="Таблица43.9">
      <style:table-row-properties fo:keep-together="always"/>
    </style:style>
    <style:style style:family="table-row" style:name="Таблица43.10">
      <style:table-row-properties fo:keep-together="always"/>
    </style:style>
    <style:style style:family="table-row" style:name="Таблица43.11">
      <style:table-row-properties fo:keep-together="always"/>
    </style:style>
    <style:style style:family="table" style:name="Таблица44">
      <style:table-properties fo:background-color="transparent" fo:break-after="auto" fo:break-before="auto" fo:keep-with-next="auto" fo:margin-left="-0.28cm" style:may-break-between-rows="true" style:width="18.905cm" style:writing-mode="lr-tb" table:align="left">
        <style:background-image/>
      </style:table-properties>
    </style:style>
    <style:style style:family="table-column" style:name="Таблица44.A">
      <style:table-column-properties style:column-width="1.138cm"/>
    </style:style>
    <style:style style:family="table-column" style:name="Таблица44.B">
      <style:table-column-properties style:column-width="2.884cm"/>
    </style:style>
    <style:style style:family="table-column" style:name="Таблица44.C">
      <style:table-column-properties style:column-width="2.275cm"/>
    </style:style>
    <style:style style:family="table-column" style:name="Таблица44.D">
      <style:table-column-properties style:column-width="2.011cm"/>
    </style:style>
    <style:style style:family="table-column" style:name="Таблица44.E">
      <style:table-column-properties style:column-width="1.799cm"/>
    </style:style>
    <style:style style:family="table-column" style:name="Таблица44.F">
      <style:table-column-properties style:column-width="1.984cm"/>
    </style:style>
    <style:style style:family="table-column" style:name="Таблица44.G">
      <style:table-column-properties style:column-width="2.115cm"/>
    </style:style>
    <style:style style:family="table-column" style:name="Таблица44.H">
      <style:table-column-properties style:column-width="1.79cm"/>
    </style:style>
    <style:style style:family="table-column" style:name="Таблица44.I">
      <style:table-column-properties style:column-width="2.909cm"/>
    </style:style>
    <style:style style:family="table-row" style:name="Таблица44.1">
      <style:table-row-properties fo:keep-together="always"/>
    </style:style>
    <style:style style:family="table-cell" style:name="Таблица44.A1">
      <style:table-cell-properties fo:border-bottom="1.95pt double #000000" fo:border-left="2.25pt solid #000000" fo:border-right="none" fo:border-top="2.25pt solid #000000" fo:padding-bottom="0cm" fo:padding-left="0.191cm" fo:padding-right="0.191cm" fo:padding-top="0cm" style:border-line-width-bottom="0.023cm 0.023cm 0.023cm" style:vertical-align="top" style:writing-mode="lr-tb"/>
    </style:style>
    <style:style style:family="table-cell" style:name="Таблица44.B1">
      <style:table-cell-properties fo:border-bottom="1.95pt double #000000" fo:border-left="0.5pt solid #000000" fo:border-right="none" fo:border-top="2.25pt solid #000000" fo:padding-bottom="0cm" fo:padding-left="0.191cm" fo:padding-right="0.191cm" fo:padding-top="0cm" style:border-line-width-bottom="0.023cm 0.023cm 0.023cm" style:vertical-align="top" style:writing-mode="lr-tb"/>
    </style:style>
    <style:style style:family="table-cell" style:name="Таблица44.D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44.I1">
      <style:table-cell-properties fo:border-bottom="1.95pt double #000000" fo:border-left="0.5pt solid #000000" fo:border-right="2.25pt solid #000000" fo:border-top="2.25pt solid #000000" fo:padding-bottom="0cm" fo:padding-left="0.191cm" fo:padding-right="0.191cm" fo:padding-top="0cm" style:border-line-width-bottom="0.023cm 0.023cm 0.023cm" style:vertical-align="top" style:writing-mode="lr-tb"/>
    </style:style>
    <style:style style:family="table-row" style:name="Таблица44.2">
      <style:table-row-properties fo:keep-together="always" style:min-row-height="1.298cm"/>
    </style:style>
    <style:style style:family="table-cell" style:name="Таблица44.D2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44.A3">
      <style:table-cell-properties fo:border-bottom="0.05pt solid #000000" fo:border-left="2.2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44.B3">
      <style:table-cell-properties fo:border-bottom="0.05pt solid #000000" fo:border-left="0.05pt solid #000000" fo:border-right="none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44.I3">
      <style:table-cell-properties fo:border-bottom="0.05pt solid #000000" fo:border-left="0.05pt solid #000000" fo:border-right="2.25pt solid #000000" fo:border-top="2.25pt solid #000000" fo:padding-bottom="0cm" fo:padding-left="0.191cm" fo:padding-right="0.191cm" fo:padding-top="0cm" style:vertical-align="middle" style:writing-mode="lr-tb"/>
    </style:style>
    <style:style style:family="table-cell" style:name="Таблица44.A4">
      <style:table-cell-properties fo:border-bottom="0.0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44.B4">
      <style:table-cell-properties fo:border-bottom="0.05pt solid #000000" fo:border-left="0.0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44.I4">
      <style:table-cell-properties fo:border-bottom="0.05pt solid #000000" fo:border-left="0.0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row" style:name="Таблица44.5">
      <style:table-row-properties fo:background-color="transparent" fo:keep-together="always">
        <style:background-image/>
      </style:table-row-properties>
    </style:style>
    <style:style style:family="table-cell" style:name="Таблица44.A5">
      <style:table-cell-properties fo:background-color="transparent" fo:border-bottom="0.05pt solid #000000" fo:border-left="2.25pt solid #000000" fo:border-right="none" fo:border-top="0.5pt solid #000000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Таблица44.B5">
      <style:table-cell-properties fo:background-color="transparent" fo:border-bottom="0.05pt solid #000000" fo:border-left="0.05pt solid #000000" fo:border-right="none" fo:border-top="0.5pt solid #000000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Таблица44.I5">
      <style:table-cell-properties fo:background-color="transparent" fo:border-bottom="0.05pt solid #000000" fo:border-left="0.05pt solid #000000" fo:border-right="2.25pt solid #000000" fo:border-top="0.5pt solid #000000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row" style:name="Таблица44.6">
      <style:table-row-properties fo:background-color="transparent" fo:keep-together="always">
        <style:background-image/>
      </style:table-row-properties>
    </style:style>
    <style:style style:family="table-cell" style:name="Таблица44.A6">
      <style:table-cell-properties fo:background-color="transparent" fo:border-bottom="0.05pt solid #000000" fo:border-left="2.25pt solid #000000" fo:border-right="none" fo:border-top="none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Таблица44.B6">
      <style:table-cell-properties fo:background-color="transparent" fo:border-bottom="0.05pt solid #000000" fo:border-left="0.05pt solid #000000" fo:border-right="none" fo:border-top="none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Таблица44.D6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44.E6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44.F6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44.G6">
      <style:table-cell-properties fo:border-bottom="0.0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44.I6">
      <style:table-cell-properties fo:background-color="transparent" fo:border-bottom="0.05pt solid #000000" fo:border-left="0.05pt solid #000000" fo:border-right="2.25pt solid #000000" fo:border-top="none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Таблица44.A7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44.B7">
      <style:table-cell-properties fo:border-bottom="0.5pt solid #000000" fo:border-left="0.0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44.C7">
      <style:table-cell-properties fo:border-bottom="0.5pt solid #000000" fo:border-left="0.0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44.D7">
      <style:table-cell-properties fo:border-bottom="0.5pt solid #000000" fo:border-left="0.0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44.E7">
      <style:table-cell-properties fo:border-bottom="0.5pt solid #000000" fo:border-left="0.0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44.F7">
      <style:table-cell-properties fo:border-bottom="0.5pt solid #000000" fo:border-left="0.0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44.G7">
      <style:table-cell-properties fo:border-bottom="0.5pt solid #000000" fo:border-left="0.0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44.H7">
      <style:table-cell-properties fo:border-bottom="0.5pt solid #000000" fo:border-left="0.05pt solid #000000" fo:border-right="none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44.I7">
      <style:table-cell-properties fo:border-bottom="0.5pt solid #000000" fo:border-left="0.05pt solid #000000" fo:border-right="2.25pt solid #000000" fo:border-top="0.5pt solid #000000" fo:padding-bottom="0cm" fo:padding-left="0.191cm" fo:padding-right="0.191cm" fo:padding-top="0cm" style:vertical-align="middle" style:writing-mode="lr-tb"/>
    </style:style>
    <style:style style:family="table-cell" style:name="Таблица44.A8">
      <style:table-cell-properties fo:border-bottom="2.25pt solid #000000" fo:border-left="2.2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44.B8">
      <style:table-cell-properties fo:border-bottom="2.2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44.C8">
      <style:table-cell-properties fo:border-bottom="2.2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44.D8">
      <style:table-cell-properties fo:border-bottom="2.2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44.E8">
      <style:table-cell-properties fo:border-bottom="2.2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44.F8">
      <style:table-cell-properties fo:border-bottom="2.2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44.G8">
      <style:table-cell-properties fo:border-bottom="2.2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44.H8">
      <style:table-cell-properties fo:border-bottom="2.25pt solid #000000" fo:border-left="0.05pt solid #000000" fo:border-right="none" fo:border-top="none" fo:padding-bottom="0cm" fo:padding-left="0.191cm" fo:padding-right="0.191cm" fo:padding-top="0cm" style:vertical-align="middle" style:writing-mode="lr-tb"/>
    </style:style>
    <style:style style:family="table-cell" style:name="Таблица44.I8">
      <style:table-cell-properties fo:border-bottom="2.25pt solid #000000" fo:border-left="0.05pt solid #000000" fo:border-right="2.25pt solid #000000" fo:border-top="none" fo:padding-bottom="0cm" fo:padding-left="0.191cm" fo:padding-right="0.191cm" fo:padding-top="0cm" style:vertical-align="middle" style:writing-mode="lr-tb"/>
    </style:style>
    <style:style style:family="table" style:name="Таблица14">
      <style:table-properties style:width="16.041cm" style:writing-mode="lr-tb" table:align="center"/>
    </style:style>
    <style:style style:family="table-column" style:name="Таблица14.A">
      <style:table-column-properties style:column-width="1.757cm"/>
    </style:style>
    <style:style style:family="table-column" style:name="Таблица14.B">
      <style:table-column-properties style:column-width="6.849cm"/>
    </style:style>
    <style:style style:family="table-column" style:name="Таблица14.C">
      <style:table-column-properties style:column-width="7.435cm"/>
    </style:style>
    <style:style style:family="table-row" style:name="Таблица14.1">
      <style:table-row-properties fo:keep-together="auto"/>
    </style:style>
    <style:style style:family="table-cell" style:name="Таблица14.A1">
      <style:table-cell-properties fo:border-bottom="0.5pt solid #000000" fo:border-left="2.2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14.B1">
      <style:table-cell-properties fo:border-bottom="0.5pt solid #000000" fo:border-left="0.5pt solid #000000" fo:border-right="none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14.C1">
      <style:table-cell-properties fo:border-bottom="0.5pt solid #000000" fo:border-left="0.5pt solid #000000" fo:border-right="2.25pt solid #000000" fo:border-top="2.25pt solid #000000" fo:padding-bottom="0cm" fo:padding-left="0.191cm" fo:padding-right="0.191cm" fo:padding-top="0cm" style:vertical-align="top" style:writing-mode="lr-tb"/>
    </style:style>
    <style:style style:family="table-cell" style:name="Таблица14.A2">
      <style:table-cell-properties fo:border-bottom="2.25pt solid #000000" fo:border-left="2.2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14.B2">
      <style:table-cell-properties fo:border-bottom="2.2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14.C2">
      <style:table-cell-properties fo:border-bottom="2.25pt solid #000000" fo:border-left="0.5pt solid #000000" fo:border-right="2.25pt solid #000000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14.A4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14.B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top" style:writing-mode="lr-tb"/>
    </style:style>
    <style:style style:family="table-cell" style:name="Таблица14.C4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top" style:writing-mode="lr-tb"/>
    </style:style>
    <style:style style:family="paragraph" style:name="P1" style:parent-style-name="Footer">
      <style:paragraph-properties fo:text-align="end" style:justify-single-word="false"/>
      <style:text-properties fo:font-size="12pt" style:font-size-asian="12pt" style:font-size-complex="12pt"/>
    </style:style>
    <style:style style:family="paragraph" style:name="P2" style:parent-style-name="Footer">
      <style:paragraph-properties fo:text-align="end" style:justify-single-word="false"/>
    </style:style>
    <style:style style:family="paragraph" style:name="P3" style:parent-style-name="Footer">
      <style:paragraph-properties fo:text-align="center" style:justify-single-word="false"/>
      <style:text-properties fo:font-size="10pt" officeooo:paragraph-rsid="0020112d" style:font-name="Liberation Serif" style:font-size-asian="10pt" style:font-size-complex="10pt"/>
    </style:style>
    <style:style style:family="paragraph" style:name="P4" style:parent-style-name="Footer">
      <style:paragraph-properties fo:text-align="center" style:justify-single-word="false"/>
      <style:text-properties fo:font-size="10pt" officeooo:paragraph-rsid="0020112d" style:font-name="Liberation Serif" style:font-size-asian="10pt" style:font-size-complex="10pt" style:font-weight-complex="bold"/>
    </style:style>
    <style:style style:family="paragraph" style:name="P5" style:parent-style-name="Footer">
      <style:paragraph-properties fo:text-align="center" style:justify-single-word="false"/>
      <style:text-properties fo:country="US" fo:font-size="10pt" fo:language="en" officeooo:paragraph-rsid="0020112d" style:font-name="Liberation Serif" style:font-size-asian="10pt" style:font-size-complex="10pt" style:font-weight-complex="bold"/>
    </style:style>
    <style:style style:family="paragraph" style:name="P6" style:parent-style-name="Footer">
      <style:paragraph-properties fo:margin-left="0cm" fo:margin-right="0.635cm" fo:text-indent="0cm" style:auto-text-indent="false"/>
    </style:style>
    <style:style style:family="paragraph" style:name="P7" style:parent-style-name="Footer">
      <style:paragraph-properties fo:margin-left="0cm" fo:margin-right="0.635cm" fo:text-align="end" fo:text-indent="0cm" style:auto-text-indent="false" style:justify-single-word="false"/>
    </style:style>
    <style:style style:family="paragraph" style:name="P8" style:parent-style-name="Standard">
      <style:paragraph-properties fo:text-align="center" style:justify-single-word="false"/>
      <style:text-properties fo:font-size="10pt" fo:font-weight="bold" officeooo:paragraph-rsid="0019dd01" style:font-name="Liberation Serif" style:font-size-asian="10pt" style:font-size-complex="10pt" style:font-weight-asian="bold" style:font-weight-complex="bold"/>
    </style:style>
    <style:style style:family="paragraph" style:name="P9" style:parent-style-name="Standard">
      <style:paragraph-properties fo:text-align="center" style:justify-single-word="false"/>
      <style:text-properties fo:font-size="10pt" fo:font-weight="bold" officeooo:paragraph-rsid="001e698e" style:font-name="Liberation Serif" style:font-size-asian="10pt" style:font-size-complex="10pt" style:font-weight-asian="bold" style:font-weight-complex="bold"/>
    </style:style>
    <style:style style:family="paragraph" style:name="P10" style:parent-style-name="Standard">
      <style:paragraph-properties fo:text-align="center" style:justify-single-word="false"/>
      <style:text-properties fo:font-size="10pt" fo:font-weight="bold" officeooo:paragraph-rsid="0020112d" style:font-name="Liberation Serif" style:font-size-asian="10pt" style:font-size-complex="10pt" style:font-weight-asian="bold" style:font-weight-complex="bold"/>
    </style:style>
    <style:style style:family="paragraph" style:name="P11" style:parent-style-name="Standard">
      <style:paragraph-properties fo:text-align="center" style:justify-single-word="false"/>
      <style:text-properties fo:font-size="10pt" fo:font-weight="bold" officeooo:paragraph-rsid="00219755" style:font-name="Liberation Serif" style:font-size-asian="10pt" style:font-size-complex="10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font-size="10pt" fo:font-weight="bold" officeooo:paragraph-rsid="00226d99" style:font-name="Liberation Serif" style:font-size-asian="10pt" style:font-size-complex="10pt" style:font-weight-asian="bold" style:font-weight-complex="bold"/>
    </style:style>
    <style:style style:family="paragraph" style:name="P13" style:parent-style-name="Standard">
      <style:paragraph-properties fo:text-align="center" style:justify-single-word="false"/>
      <style:text-properties fo:font-size="10pt" fo:font-weight="bold" officeooo:paragraph-rsid="00239733" style:font-name="Liberation Serif" style:font-size-asian="10pt" style:font-size-complex="10pt" style:font-weight-asian="bold" style:font-weight-complex="bold"/>
    </style:style>
    <style:style style:family="paragraph" style:name="P14" style:parent-style-name="Standard">
      <style:paragraph-properties fo:text-align="center" style:justify-single-word="false"/>
      <style:text-properties fo:font-size="10pt" fo:font-weight="bold" officeooo:paragraph-rsid="002464a6" style:font-name="Liberation Serif" style:font-size-asian="10pt" style:font-size-complex="10pt" style:font-weight-asian="bold" style:font-weight-complex="bold"/>
    </style:style>
    <style:style style:family="paragraph" style:name="P15" style:parent-style-name="Standard">
      <style:paragraph-properties fo:text-align="center" style:justify-single-word="false"/>
      <style:text-properties fo:font-size="10pt" fo:font-weight="bold" officeooo:paragraph-rsid="0028ea32" style:font-name="Liberation Serif" style:font-size-asian="10pt" style:font-size-complex="10pt" style:font-weight-asian="bold" style:font-weight-complex="bold"/>
    </style:style>
    <style:style style:family="paragraph" style:name="P16" style:parent-style-name="Standard">
      <style:paragraph-properties fo:text-align="center" style:justify-single-word="false"/>
      <style:text-properties fo:font-size="10pt" fo:font-weight="bold" officeooo:paragraph-rsid="00361265" style:font-name="Liberation Serif" style:font-size-asian="10pt" style:font-size-complex="10pt" style:font-weight-asian="bold" style:font-weight-complex="bold"/>
    </style:style>
    <style:style style:family="paragraph" style:name="P17" style:parent-style-name="Standard">
      <style:paragraph-properties fo:text-align="center" style:justify-single-word="false"/>
      <style:text-properties fo:font-size="10pt" fo:font-weight="bold" officeooo:paragraph-rsid="003d2cf7" style:font-name="Liberation Serif" style:font-size-asian="10pt" style:font-size-complex="10pt" style:font-weight-asian="bold" style:font-weight-complex="bold"/>
    </style:style>
    <style:style style:family="paragraph" style:name="P18" style:parent-style-name="Standard">
      <style:paragraph-properties fo:text-align="center" style:justify-single-word="false"/>
      <style:text-properties fo:font-size="10pt" fo:font-weight="bold" officeooo:paragraph-rsid="005cd47d" style:font-name="Liberation Serif" style:font-size-asian="10pt" style:font-size-complex="10pt" style:font-weight-asian="bold" style:font-weight-complex="bold"/>
    </style:style>
    <style:style style:family="paragraph" style:name="P19" style:parent-style-name="Standard">
      <style:text-properties fo:font-size="10pt" fo:font-weight="bold" officeooo:paragraph-rsid="00121137" style:font-name="Liberation Serif" style:font-size-asian="10pt" style:font-size-complex="10pt" style:font-weight-asian="bold" style:font-weight-complex="bold"/>
    </style:style>
    <style:style style:family="paragraph" style:name="P20" style:parent-style-name="Standard">
      <style:text-properties fo:font-size="10pt" fo:font-weight="bold" officeooo:paragraph-rsid="001205ab" style:font-name="Liberation Serif" style:font-size-asian="10pt" style:font-size-complex="10pt" style:font-weight-asian="bold" style:font-weight-complex="bold"/>
    </style:style>
    <style:style style:family="paragraph" style:name="P21" style:parent-style-name="Standard">
      <style:text-properties fo:font-size="10pt" fo:font-weight="bold" officeooo:paragraph-rsid="002464a6" style:font-name="Liberation Serif" style:font-size-asian="10pt" style:font-size-complex="10pt" style:font-weight-asian="bold" style:font-weight-complex="bold"/>
    </style:style>
    <style:style style:family="paragraph" style:name="P22" style:parent-style-name="Standard">
      <style:paragraph-properties fo:text-align="center" style:justify-single-word="false"/>
      <style:text-properties fo:font-size="10pt" fo:font-weight="bold" officeooo:paragraph-rsid="001e698e" style:font-name="Liberation Serif" style:font-size-asian="10pt" style:font-size-complex="10pt" style:font-weight-asian="bold"/>
    </style:style>
    <style:style style:family="paragraph" style:name="P23" style:parent-style-name="Standard">
      <style:paragraph-properties fo:text-align="center" style:justify-single-word="false"/>
      <style:text-properties fo:font-size="10pt" fo:font-weight="bold" officeooo:paragraph-rsid="00239733" style:font-name="Liberation Serif" style:font-size-asian="10pt" style:font-size-complex="10pt" style:font-weight-asian="bold"/>
    </style:style>
    <style:style style:family="paragraph" style:name="P24" style:parent-style-name="Standard">
      <style:text-properties fo:font-size="10pt" fo:font-weight="bold" officeooo:paragraph-rsid="00239733" style:font-name="Liberation Serif" style:font-size-asian="10pt" style:font-size-complex="10pt" style:font-weight-asian="bold"/>
    </style:style>
    <style:style style:family="paragraph" style:name="P25" style:parent-style-name="Standard">
      <style:paragraph-properties fo:text-align="center" style:justify-single-word="false"/>
      <style:text-properties fo:font-size="10pt" officeooo:paragraph-rsid="00154615" style:font-name="Liberation Serif" style:font-size-asian="10pt" style:font-size-complex="10pt"/>
    </style:style>
    <style:style style:family="paragraph" style:name="P26" style:parent-style-name="Standard">
      <style:paragraph-properties fo:text-align="center" style:justify-single-word="false" style:snap-to-layout-grid="false"/>
      <style:text-properties fo:font-size="10pt" officeooo:paragraph-rsid="0019dd01" style:font-name="Liberation Serif" style:font-size-asian="10pt" style:font-size-complex="10pt"/>
    </style:style>
    <style:style style:family="paragraph" style:name="P27" style:parent-style-name="Standard">
      <style:paragraph-properties fo:text-align="center" style:justify-single-word="false" style:snap-to-layout-grid="false"/>
      <style:text-properties fo:font-size="10pt" officeooo:paragraph-rsid="0012b111" style:font-name="Liberation Serif" style:font-size-asian="10pt" style:font-size-complex="10pt"/>
    </style:style>
    <style:style style:family="paragraph" style:name="P28" style:parent-style-name="Standard">
      <style:paragraph-properties fo:text-align="center" style:justify-single-word="false" style:snap-to-layout-grid="false"/>
      <style:text-properties fo:font-size="10pt" officeooo:paragraph-rsid="001205ab" style:font-name="Liberation Serif" style:font-size-asian="10pt" style:font-size-complex="10pt"/>
    </style:style>
    <style:style style:family="paragraph" style:name="P29" style:parent-style-name="Standard">
      <style:paragraph-properties fo:text-align="center" style:justify-single-word="false" style:snap-to-layout-grid="false"/>
      <style:text-properties fo:font-size="10pt" officeooo:paragraph-rsid="001e698e" style:font-name="Liberation Serif" style:font-size-asian="10pt" style:font-size-complex="10pt"/>
    </style:style>
    <style:style style:family="paragraph" style:name="P30" style:parent-style-name="Standard">
      <style:paragraph-properties fo:text-align="center" style:justify-single-word="false" style:snap-to-layout-grid="false"/>
      <style:text-properties fo:font-size="10pt" officeooo:paragraph-rsid="0020112d" style:font-name="Liberation Serif" style:font-size-asian="10pt" style:font-size-complex="10pt"/>
    </style:style>
    <style:style style:family="paragraph" style:name="P31" style:parent-style-name="Standard">
      <style:paragraph-properties fo:text-align="center" style:justify-single-word="false" style:snap-to-layout-grid="false"/>
      <style:text-properties fo:font-size="10pt" officeooo:paragraph-rsid="00219755" style:font-name="Liberation Serif" style:font-size-asian="10pt" style:font-size-complex="10pt"/>
    </style:style>
    <style:style style:family="paragraph" style:name="P32" style:parent-style-name="Standard">
      <style:paragraph-properties fo:text-align="center" style:justify-single-word="false" style:snap-to-layout-grid="false"/>
      <style:text-properties fo:font-size="10pt" officeooo:paragraph-rsid="00226d99" style:font-name="Liberation Serif" style:font-size-asian="10pt" style:font-size-complex="10pt"/>
    </style:style>
    <style:style style:family="paragraph" style:name="P33" style:parent-style-name="Standard">
      <style:paragraph-properties fo:text-align="center" style:justify-single-word="false" style:snap-to-layout-grid="false"/>
      <style:text-properties fo:font-size="10pt" officeooo:paragraph-rsid="00239733" style:font-name="Liberation Serif" style:font-size-asian="10pt" style:font-size-complex="10pt"/>
    </style:style>
    <style:style style:family="paragraph" style:name="P34" style:parent-style-name="Standard">
      <style:paragraph-properties fo:text-align="center" style:justify-single-word="false" style:snap-to-layout-grid="false"/>
      <style:text-properties fo:font-size="10pt" officeooo:paragraph-rsid="00264eaa" style:font-name="Liberation Serif" style:font-size-asian="10pt" style:font-size-complex="10pt"/>
    </style:style>
    <style:style style:family="paragraph" style:name="P35" style:parent-style-name="Standard">
      <style:paragraph-properties fo:text-align="center" style:justify-single-word="false" style:snap-to-layout-grid="false"/>
      <style:text-properties fo:font-size="10pt" officeooo:paragraph-rsid="002464a6" style:font-name="Liberation Serif" style:font-size-asian="10pt" style:font-size-complex="10pt"/>
    </style:style>
    <style:style style:family="paragraph" style:name="P36" style:parent-style-name="Standard">
      <style:paragraph-properties fo:text-align="center" style:justify-single-word="false" style:snap-to-layout-grid="false"/>
      <style:text-properties fo:font-size="10pt" officeooo:paragraph-rsid="0028ea32" style:font-name="Liberation Serif" style:font-size-asian="10pt" style:font-size-complex="10pt"/>
    </style:style>
    <style:style style:family="paragraph" style:name="P37" style:parent-style-name="Standard">
      <style:paragraph-properties fo:text-align="center" style:justify-single-word="false" style:snap-to-layout-grid="false"/>
      <style:text-properties fo:font-size="10pt" officeooo:paragraph-rsid="008775d9" style:font-name="Liberation Serif" style:font-size-asian="10pt" style:font-size-complex="10pt"/>
    </style:style>
    <style:style style:family="paragraph" style:name="P38" style:parent-style-name="Standard">
      <style:paragraph-properties fo:text-align="center" style:justify-single-word="false" style:snap-to-layout-grid="false"/>
      <style:text-properties fo:font-size="10pt" officeooo:paragraph-rsid="00992591" style:font-name="Liberation Serif" style:font-size-asian="10pt" style:font-size-complex="10pt"/>
    </style:style>
    <style:style style:family="paragraph" style:name="P39" style:parent-style-name="Standard">
      <style:paragraph-properties fo:text-align="center" style:justify-single-word="false"/>
      <style:text-properties fo:font-size="10pt" officeooo:paragraph-rsid="00169068" style:font-name="Liberation Serif" style:font-size-asian="10pt" style:font-size-complex="10pt"/>
    </style:style>
    <style:style style:family="paragraph" style:name="P40" style:parent-style-name="Standard">
      <style:paragraph-properties fo:text-align="center" style:justify-single-word="false"/>
      <style:text-properties fo:font-size="10pt" officeooo:paragraph-rsid="0019dd01" style:font-name="Liberation Serif" style:font-size-asian="10pt" style:font-size-complex="10pt"/>
    </style:style>
    <style:style style:family="paragraph" style:name="P41" style:parent-style-name="Standard">
      <style:paragraph-properties fo:text-align="center" style:justify-single-word="false"/>
      <style:text-properties fo:font-size="10pt" officeooo:paragraph-rsid="0012b111" style:font-name="Liberation Serif" style:font-size-asian="10pt" style:font-size-complex="10pt"/>
    </style:style>
    <style:style style:family="paragraph" style:name="P42" style:parent-style-name="Standard">
      <style:paragraph-properties fo:text-align="center" style:justify-single-word="false"/>
      <style:text-properties fo:font-size="10pt" officeooo:paragraph-rsid="00121137" style:font-name="Liberation Serif" style:font-size-asian="10pt" style:font-size-complex="10pt"/>
    </style:style>
    <style:style style:family="paragraph" style:name="P43" style:parent-style-name="Standard">
      <style:paragraph-properties fo:text-align="center" style:justify-single-word="false"/>
      <style:text-properties fo:font-size="10pt" officeooo:paragraph-rsid="001205ab" style:font-name="Liberation Serif" style:font-size-asian="10pt" style:font-size-complex="10pt"/>
    </style:style>
    <style:style style:family="paragraph" style:name="P44" style:parent-style-name="Standard">
      <style:paragraph-properties fo:text-align="center" style:justify-single-word="false"/>
      <style:text-properties fo:font-size="10pt" officeooo:paragraph-rsid="001e698e" style:font-name="Liberation Serif" style:font-size-asian="10pt" style:font-size-complex="10pt"/>
    </style:style>
    <style:style style:family="paragraph" style:name="P45" style:parent-style-name="Standard">
      <style:paragraph-properties fo:text-align="center" style:justify-single-word="false"/>
      <style:text-properties fo:font-size="10pt" officeooo:paragraph-rsid="0020112d" style:font-name="Liberation Serif" style:font-size-asian="10pt" style:font-size-complex="10pt"/>
    </style:style>
    <style:style style:family="paragraph" style:name="P46" style:parent-style-name="Standard">
      <style:paragraph-properties fo:text-align="center" style:justify-single-word="false"/>
      <style:text-properties fo:font-size="10pt" officeooo:paragraph-rsid="00219755" style:font-name="Liberation Serif" style:font-size-asian="10pt" style:font-size-complex="10pt"/>
    </style:style>
    <style:style style:family="paragraph" style:name="P47" style:parent-style-name="Standard">
      <style:paragraph-properties fo:text-align="center" style:justify-single-word="false"/>
      <style:text-properties fo:font-size="10pt" officeooo:paragraph-rsid="00226d99" style:font-name="Liberation Serif" style:font-size-asian="10pt" style:font-size-complex="10pt"/>
    </style:style>
    <style:style style:family="paragraph" style:name="P48" style:parent-style-name="Standard">
      <style:paragraph-properties fo:text-align="center" style:justify-single-word="false" style:punctuation-wrap="hanging" style:text-autospace="ideograph-alpha"/>
      <style:text-properties fo:font-size="10pt" officeooo:paragraph-rsid="00226d99" style:font-name="Liberation Serif" style:font-size-asian="10pt" style:font-size-complex="10pt"/>
    </style:style>
    <style:style style:family="paragraph" style:name="P49" style:parent-style-name="Standard">
      <style:paragraph-properties fo:text-align="center" style:justify-single-word="false"/>
      <style:text-properties fo:font-size="10pt" officeooo:paragraph-rsid="00239733" style:font-name="Liberation Serif" style:font-size-asian="10pt" style:font-size-complex="10pt"/>
    </style:style>
    <style:style style:family="paragraph" style:name="P50" style:parent-style-name="Standard">
      <style:paragraph-properties fo:text-align="center" style:justify-single-word="false"/>
      <style:text-properties fo:font-size="10pt" officeooo:paragraph-rsid="002464a6" style:font-name="Liberation Serif" style:font-size-asian="10pt" style:font-size-complex="10pt"/>
    </style:style>
    <style:style style:family="paragraph" style:name="P51" style:parent-style-name="Standard">
      <style:paragraph-properties fo:text-align="center" style:justify-single-word="false"/>
      <style:text-properties fo:font-size="10pt" officeooo:paragraph-rsid="00264eaa" style:font-name="Liberation Serif" style:font-size-asian="10pt" style:font-size-complex="10pt"/>
    </style:style>
    <style:style style:family="paragraph" style:name="P52" style:parent-style-name="Standard">
      <style:paragraph-properties fo:text-align="center" style:justify-single-word="false"/>
      <style:text-properties fo:font-size="10pt" officeooo:paragraph-rsid="0028ea32" style:font-name="Liberation Serif" style:font-size-asian="10pt" style:font-size-complex="10pt"/>
    </style:style>
    <style:style style:family="paragraph" style:name="P53" style:parent-style-name="Standard">
      <style:paragraph-properties fo:text-align="center" style:justify-single-word="false"/>
      <style:text-properties fo:font-size="10pt" officeooo:paragraph-rsid="00361265" style:font-name="Liberation Serif" style:font-size-asian="10pt" style:font-size-complex="10pt"/>
    </style:style>
    <style:style style:family="paragraph" style:name="P54" style:parent-style-name="Standard">
      <style:paragraph-properties fo:text-align="center" style:justify-single-word="false"/>
      <style:text-properties fo:font-size="10pt" officeooo:paragraph-rsid="003bf537" style:font-name="Liberation Serif" style:font-size-asian="10pt" style:font-size-complex="10pt"/>
    </style:style>
    <style:style style:family="paragraph" style:name="P55" style:parent-style-name="Standard">
      <style:paragraph-properties fo:text-align="center" style:justify-single-word="false"/>
      <style:text-properties fo:font-size="10pt" officeooo:paragraph-rsid="003d2cf7" style:font-name="Liberation Serif" style:font-size-asian="10pt" style:font-size-complex="10pt"/>
    </style:style>
    <style:style style:family="paragraph" style:name="P56" style:parent-style-name="Standard">
      <style:paragraph-properties fo:text-align="center" style:justify-single-word="false"/>
      <style:text-properties fo:font-size="10pt" officeooo:paragraph-rsid="005cd47d" style:font-name="Liberation Serif" style:font-size-asian="10pt" style:font-size-complex="10pt"/>
    </style:style>
    <style:style style:family="paragraph" style:name="P57" style:parent-style-name="Standard">
      <style:paragraph-properties fo:text-align="center" style:justify-single-word="false"/>
      <style:text-properties fo:font-size="10pt" officeooo:paragraph-rsid="008775d9" style:font-name="Liberation Serif" style:font-size-asian="10pt" style:font-size-complex="10pt"/>
    </style:style>
    <style:style style:family="paragraph" style:name="P58" style:parent-style-name="Standard">
      <style:paragraph-properties fo:text-align="center" style:justify-single-word="false"/>
      <style:text-properties fo:font-size="10pt" officeooo:paragraph-rsid="00992591" style:font-name="Liberation Serif" style:font-size-asian="10pt" style:font-size-complex="10pt"/>
    </style:style>
    <style:style style:family="paragraph" style:name="P59" style:parent-style-name="Standard">
      <style:paragraph-properties fo:text-align="center" style:justify-single-word="false"/>
      <style:text-properties fo:font-size="10pt" officeooo:paragraph-rsid="00264eaa" officeooo:rsid="002b2b2c" style:font-name="Liberation Serif" style:font-size-asian="10pt" style:font-size-complex="10pt"/>
    </style:style>
    <style:style style:family="paragraph" style:name="P60" style:parent-style-name="Standard">
      <style:paragraph-properties fo:text-align="center" style:justify-single-word="false"/>
      <style:text-properties fo:font-size="10pt" officeooo:paragraph-rsid="0020112d" style:font-name="Liberation Serif" style:font-size-asian="10pt" style:font-size-complex="10pt" style:font-weight-complex="bold"/>
    </style:style>
    <style:style style:family="paragraph" style:name="P61" style:parent-style-name="Standard">
      <style:paragraph-properties fo:text-align="center" style:justify-single-word="false" style:snap-to-layout-grid="false"/>
      <style:text-properties fo:font-size="10pt" officeooo:paragraph-rsid="00239733" style:font-name="Liberation Serif" style:font-size-asian="10pt" style:font-size-complex="10pt" style:font-weight-complex="bold"/>
    </style:style>
    <style:style style:family="paragraph" style:name="P62" style:parent-style-name="Standard">
      <style:paragraph-properties fo:text-align="center" style:justify-single-word="false"/>
      <style:text-properties fo:font-size="10pt" officeooo:paragraph-rsid="00239733" style:font-name="Liberation Serif" style:font-size-asian="10pt" style:font-size-complex="10pt" style:font-weight-complex="bold"/>
    </style:style>
    <style:style style:family="paragraph" style:name="P63" style:parent-style-name="Standard">
      <style:paragraph-properties fo:text-align="center" style:justify-single-word="false"/>
      <style:text-properties fo:font-size="10pt" officeooo:paragraph-rsid="00264eaa" style:font-name="Liberation Serif" style:font-size-asian="10pt" style:font-size-complex="10pt" style:font-weight-complex="bold"/>
    </style:style>
    <style:style style:family="paragraph" style:name="P64" style:parent-style-name="Standard">
      <style:paragraph-properties fo:text-align="center" style:justify-single-word="false"/>
      <style:text-properties fo:font-size="10pt" officeooo:paragraph-rsid="00226d99" style:font-name="Liberation Serif" style:font-size-asian="10pt" style:font-size-complex="10pt" style:font-weight-complex="bold"/>
    </style:style>
    <style:style style:family="paragraph" style:name="P65" style:parent-style-name="Standard">
      <style:paragraph-properties style:snap-to-layout-grid="false"/>
      <style:text-properties fo:font-size="10pt" officeooo:paragraph-rsid="0012b111" style:font-name="Liberation Serif" style:font-size-asian="10pt" style:font-size-complex="10pt"/>
    </style:style>
    <style:style style:family="paragraph" style:name="P66" style:parent-style-name="Standard">
      <style:paragraph-properties style:snap-to-layout-grid="false"/>
      <style:text-properties fo:font-size="10pt" officeooo:paragraph-rsid="00121137" style:font-name="Liberation Serif" style:font-size-asian="10pt" style:font-size-complex="10pt"/>
    </style:style>
    <style:style style:family="paragraph" style:name="P67" style:parent-style-name="Standard">
      <style:paragraph-properties style:snap-to-layout-grid="false"/>
      <style:text-properties fo:font-size="10pt" officeooo:paragraph-rsid="001205ab" style:font-name="Liberation Serif" style:font-size-asian="10pt" style:font-size-complex="10pt"/>
    </style:style>
    <style:style style:family="paragraph" style:name="P68" style:parent-style-name="Standard">
      <style:text-properties fo:font-size="10pt" officeooo:paragraph-rsid="00121137" style:font-name="Liberation Serif" style:font-size-asian="10pt" style:font-size-complex="10pt"/>
    </style:style>
    <style:style style:family="paragraph" style:name="P69" style:parent-style-name="Standard">
      <style:text-properties fo:font-size="10pt" officeooo:paragraph-rsid="001205ab" style:font-name="Liberation Serif" style:font-size-asian="10pt" style:font-size-complex="10pt"/>
    </style:style>
    <style:style style:family="paragraph" style:name="P70" style:parent-style-name="Standard">
      <style:text-properties fo:font-size="10pt" officeooo:paragraph-rsid="00226d99" style:font-name="Liberation Serif" style:font-size-asian="10pt" style:font-size-complex="10pt"/>
    </style:style>
    <style:style style:family="paragraph" style:name="P71" style:parent-style-name="Standard">
      <style:paragraph-properties fo:text-align="center" style:justify-single-word="false"/>
      <style:text-properties fo:font-size="10pt" officeooo:paragraph-rsid="00226d99" officeooo:rsid="00305d31" style:font-name="Liberation Serif" style:font-size-asian="10pt" style:font-size-complex="10pt"/>
    </style:style>
    <style:style style:family="paragraph" style:name="P72" style:parent-style-name="Standard">
      <style:text-properties fo:font-size="10pt" officeooo:paragraph-rsid="00239733" style:font-name="Liberation Serif" style:font-size-asian="10pt" style:font-size-complex="10pt"/>
    </style:style>
    <style:style style:family="paragraph" style:name="P73" style:parent-style-name="Standard">
      <style:paragraph-properties fo:text-align="center" style:justify-single-word="false"/>
      <style:text-properties fo:font-size="10pt" officeooo:paragraph-rsid="00239733" officeooo:rsid="0029c5b7" style:font-name="Liberation Serif" style:font-size-asian="10pt" style:font-size-complex="10pt"/>
    </style:style>
    <style:style style:family="paragraph" style:name="P74" style:parent-style-name="Standard">
      <style:text-properties fo:font-size="10pt" officeooo:paragraph-rsid="002464a6" style:font-name="Liberation Serif" style:font-size-asian="10pt" style:font-size-complex="10pt"/>
    </style:style>
    <style:style style:family="paragraph" style:name="P75" style:parent-style-name="Standard">
      <style:text-properties fo:font-size="10pt" officeooo:paragraph-rsid="0028ea32" style:font-name="Liberation Serif" style:font-size-asian="10pt" style:font-size-complex="10pt"/>
    </style:style>
    <style:style style:family="paragraph" style:name="P76" style:parent-style-name="Standard">
      <style:paragraph-properties fo:text-align="center" style:justify-single-word="false" style:snap-to-layout-grid="false"/>
      <style:text-properties fo:font-size="10pt" officeooo:paragraph-rsid="00458e54" officeooo:rsid="00458e54" style:font-name="Liberation Serif" style:font-size-asian="10pt" style:font-size-complex="10pt"/>
    </style:style>
    <style:style style:family="paragraph" style:name="P77" style:parent-style-name="Standard">
      <style:paragraph-properties fo:text-align="center" style:justify-single-word="false"/>
      <style:text-properties fo:font-size="10pt" officeooo:paragraph-rsid="005532d4" officeooo:rsid="005532d4" style:font-name="Liberation Serif" style:font-size-asian="10pt" style:font-size-complex="10pt"/>
    </style:style>
    <style:style style:family="paragraph" style:name="P78" style:parent-style-name="Standard">
      <style:paragraph-properties fo:text-align="center" style:justify-single-word="false"/>
      <style:text-properties fo:font-size="10pt" officeooo:paragraph-rsid="00582d58" officeooo:rsid="00582d58" style:font-name="Liberation Serif" style:font-size-asian="10pt" style:font-size-complex="10pt"/>
    </style:style>
    <style:style style:family="paragraph" style:name="P79" style:parent-style-name="Standard">
      <style:paragraph-properties fo:text-align="center" style:justify-single-word="false"/>
      <style:text-properties fo:font-size="10pt" officeooo:paragraph-rsid="005b2405" officeooo:rsid="005b2405" style:font-name="Liberation Serif" style:font-size-asian="10pt" style:font-size-complex="10pt"/>
    </style:style>
    <style:style style:family="paragraph" style:name="P80" style:parent-style-name="Standard">
      <style:paragraph-properties fo:text-align="center" style:justify-single-word="false" style:snap-to-layout-grid="false"/>
      <style:text-properties fo:font-size="10pt" officeooo:paragraph-rsid="005edad4" officeooo:rsid="005edad4" style:font-name="Liberation Serif" style:font-size-asian="10pt" style:font-size-complex="10pt"/>
    </style:style>
    <style:style style:family="paragraph" style:name="P81" style:parent-style-name="Standard">
      <style:paragraph-properties fo:text-align="center" style:justify-single-word="false"/>
      <style:text-properties fo:font-size="10pt" officeooo:paragraph-rsid="007685fe" officeooo:rsid="007685fe" style:font-name="Liberation Serif" style:font-size-asian="10pt" style:font-size-complex="10pt"/>
    </style:style>
    <style:style style:family="paragraph" style:name="P82" style:parent-style-name="Standard">
      <style:text-properties fo:font-size="10pt" officeooo:paragraph-rsid="00979285" style:font-name="Liberation Serif" style:font-size-asian="10pt" style:font-size-complex="10pt"/>
    </style:style>
    <style:style style:family="paragraph" style:name="P83" style:parent-style-name="Standard">
      <style:paragraph-properties fo:text-align="center" style:justify-single-word="false"/>
      <style:text-properties fo:font-size="10pt" officeooo:paragraph-rsid="00b08c75" officeooo:rsid="00b08c75" style:font-name="Liberation Serif" style:font-size-asian="10pt" style:font-size-complex="10pt"/>
    </style:style>
    <style:style style:family="paragraph" style:name="P84" style:parent-style-name="Standard">
      <style:paragraph-properties fo:text-align="center" style:justify-single-word="false"/>
      <style:text-properties fo:font-size="10pt" officeooo:paragraph-rsid="00ce838c" officeooo:rsid="00ce838c" style:font-name="Liberation Serif" style:font-size-asian="10pt" style:font-size-complex="10pt"/>
    </style:style>
    <style:style style:family="paragraph" style:name="P85" style:parent-style-name="Standard">
      <style:paragraph-properties fo:text-align="center" style:justify-single-word="false"/>
      <style:text-properties fo:font-size="10pt" officeooo:paragraph-rsid="00d0ce8f" officeooo:rsid="00d0ce8f" style:font-name="Liberation Serif" style:font-size-asian="10pt" style:font-size-complex="10pt"/>
    </style:style>
    <style:style style:family="paragraph" style:name="P86" style:parent-style-name="Standard">
      <style:paragraph-properties fo:text-align="center" style:justify-single-word="false"/>
      <style:text-properties fo:font-size="10pt" officeooo:paragraph-rsid="00219755" style:font-name="Liberation Serif" style:font-size-asian="10pt" style:font-size-complex="10pt" style:text-underline-color="font-color" style:text-underline-style="solid" style:text-underline-width="auto"/>
    </style:style>
    <style:style style:family="paragraph" style:name="P87" style:parent-style-name="Standard">
      <style:paragraph-properties fo:text-align="center" style:justify-single-word="false"/>
      <style:text-properties fo:font-size="10pt" officeooo:paragraph-rsid="00239733" style:font-name="Liberation Serif" style:font-size-asian="10pt" style:font-size-complex="10pt" style:text-underline-color="font-color" style:text-underline-style="solid" style:text-underline-width="auto"/>
    </style:style>
    <style:style style:family="paragraph" style:name="P88" style:parent-style-name="Standard">
      <style:paragraph-properties fo:text-align="center" style:justify-single-word="false"/>
      <style:text-properties fo:font-size="10pt" officeooo:paragraph-rsid="00361265" style:font-name="Liberation Serif" style:font-size-asian="10pt" style:font-size-complex="10pt" style:text-underline-color="font-color" style:text-underline-style="solid" style:text-underline-width="auto"/>
    </style:style>
    <style:style style:family="paragraph" style:name="P89" style:parent-style-name="Standard">
      <style:paragraph-properties fo:text-align="center" style:justify-single-word="false"/>
      <style:text-properties fo:font-size="10pt" officeooo:paragraph-rsid="0038e32d" style:font-name="Liberation Serif" style:font-size-asian="10pt" style:font-size-complex="10pt" style:text-underline-color="font-color" style:text-underline-style="solid" style:text-underline-width="auto"/>
    </style:style>
    <style:style style:family="paragraph" style:name="P90" style:parent-style-name="Standard">
      <style:paragraph-properties fo:text-align="center" style:justify-single-word="false"/>
      <style:text-properties fo:font-size="10pt" officeooo:paragraph-rsid="00398460" style:font-name="Liberation Serif" style:font-size-asian="10pt" style:font-size-complex="10pt" style:text-underline-color="font-color" style:text-underline-style="solid" style:text-underline-width="auto"/>
    </style:style>
    <style:style style:family="paragraph" style:name="P91" style:parent-style-name="Standard">
      <style:paragraph-properties fo:text-align="center" style:justify-single-word="false"/>
      <style:text-properties fo:font-size="10pt" officeooo:paragraph-rsid="0020112d" style:font-name="Liberation Serif" style:font-size-asian="10pt" style:font-size-complex="10pt" style:font-weight-complex="bold" style:text-underline-color="font-color" style:text-underline-style="solid" style:text-underline-width="auto"/>
    </style:style>
    <style:style style:family="paragraph" style:name="P92" style:parent-style-name="Standard">
      <style:paragraph-properties fo:text-align="center" style:justify-single-word="false"/>
      <style:text-properties fo:font-size="10pt" officeooo:paragraph-rsid="00226d99" style:font-name="Liberation Serif" style:font-size-asian="10pt" style:font-size-complex="10pt" style:font-weight-complex="bold" style:text-underline-color="font-color" style:text-underline-style="solid" style:text-underline-width="auto"/>
    </style:style>
    <style:style style:family="paragraph" style:name="P93" style:parent-style-name="Standard">
      <style:paragraph-properties fo:text-align="center" style:justify-single-word="false"/>
      <style:text-properties fo:font-size="10pt" officeooo:paragraph-rsid="003a962f" officeooo:rsid="00219755" style:font-name="Liberation Serif" style:font-size-asian="10pt" style:font-size-complex="10pt" style:text-underline-color="font-color" style:text-underline-style="solid" style:text-underline-width="auto"/>
    </style:style>
    <style:style style:family="paragraph" style:name="P94" style:parent-style-name="Standard">
      <style:paragraph-properties fo:text-align="center" style:justify-single-word="false"/>
      <style:text-properties fo:font-size="10pt" officeooo:paragraph-rsid="005cd47d" officeooo:rsid="0090f9e8" style:font-name="Liberation Serif" style:font-size-asian="10pt" style:font-size-complex="10pt" style:text-underline-color="font-color" style:text-underline-style="solid" style:text-underline-width="auto"/>
    </style:style>
    <style:style style:family="paragraph" style:name="P95" style:parent-style-name="Standard">
      <style:paragraph-properties fo:text-align="justify" style:justify-single-word="false"/>
      <style:text-properties fo:font-size="10pt" officeooo:paragraph-rsid="009691be" style:font-name="Liberation Serif" style:font-size-asian="10pt" style:font-size-complex="10pt" style:text-underline-color="font-color" style:text-underline-style="solid" style:text-underline-width="auto"/>
    </style:style>
    <style:style style:family="paragraph" style:name="P96" style:parent-style-name="Standard">
      <style:paragraph-properties fo:text-align="justify" style:justify-single-word="false"/>
      <style:text-properties fo:font-size="10pt" officeooo:paragraph-rsid="00979285" style:font-name="Liberation Serif" style:font-size-asian="10pt" style:font-size-complex="10pt" style:text-underline-color="font-color" style:text-underline-style="solid" style:text-underline-width="auto"/>
    </style:style>
    <style:style style:family="paragraph" style:name="P97" style:parent-style-name="Standard">
      <style:text-properties fo:font-size="10pt" officeooo:paragraph-rsid="009691be" style:font-name="Liberation Serif" style:font-size-asian="10pt" style:font-size-complex="10pt" style:text-underline-color="font-color" style:text-underline-style="solid" style:text-underline-width="auto"/>
    </style:style>
    <style:style style:family="paragraph" style:name="P98" style:parent-style-name="Standard">
      <style:text-properties fo:font-size="10pt" officeooo:paragraph-rsid="00979285" style:font-name="Liberation Serif" style:font-size-asian="10pt" style:font-size-complex="10pt" style:text-underline-color="font-color" style:text-underline-style="solid" style:text-underline-width="auto"/>
    </style:style>
    <style:style style:family="paragraph" style:name="P99" style:parent-style-name="Standard">
      <style:paragraph-properties fo:text-align="center" style:justify-single-word="false"/>
      <style:text-properties fo:font-size="10pt" fo:font-weight="bold" officeooo:paragraph-rsid="0020112d" style:font-name="Liberation Serif" style:font-size-asian="10pt" style:font-size-complex="10pt" style:font-weight-asian="bold" style:text-underline-color="font-color" style:text-underline-style="solid" style:text-underline-width="auto"/>
    </style:style>
    <style:style style:family="paragraph" style:name="P100" style:parent-style-name="Standard">
      <style:paragraph-properties fo:text-align="center" style:justify-single-word="false"/>
      <style:text-properties fo:font-size="10pt" fo:font-weight="bold" officeooo:paragraph-rsid="00219755" style:font-name="Liberation Serif" style:font-size-asian="10pt" style:font-size-complex="10pt" style:font-weight-asian="bold" style:text-underline-color="font-color" style:text-underline-style="solid" style:text-underline-width="auto"/>
    </style:style>
    <style:style style:family="paragraph" style:name="P101" style:parent-style-name="Standard">
      <style:text-properties fo:font-size="10pt" fo:font-weight="bold" officeooo:paragraph-rsid="00219755" style:font-name="Liberation Serif" style:font-size-asian="10pt" style:font-size-complex="10pt" style:font-weight-asian="bold" style:text-underline-color="font-color" style:text-underline-style="solid" style:text-underline-width="auto"/>
    </style:style>
    <style:style style:family="paragraph" style:name="P102" style:parent-style-name="Standard">
      <style:paragraph-properties fo:text-align="center" style:justify-single-word="false" style:snap-to-layout-grid="false"/>
      <style:text-properties fo:font-size="10pt" fo:font-weight="bold" officeooo:paragraph-rsid="0019dd01" style:font-name="Liberation Serif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paragraph" style:name="P103" style:parent-style-name="Standard">
      <style:paragraph-properties fo:text-align="center" style:justify-single-word="false" style:snap-to-layout-grid="false"/>
      <style:text-properties fo:font-size="10pt" fo:font-weight="bold" officeooo:paragraph-rsid="001e698e" style:font-name="Liberation Serif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paragraph" style:name="P104" style:parent-style-name="Standard">
      <style:paragraph-properties fo:text-align="center" style:justify-single-word="false"/>
      <style:text-properties fo:font-size="10pt" fo:font-weight="normal" officeooo:paragraph-rsid="002464a6" style:font-name="Liberation Serif" style:font-size-asian="10pt" style:font-size-complex="10pt" style:font-weight-asian="normal" style:font-weight-complex="normal" style:text-underline-color="font-color" style:text-underline-style="solid" style:text-underline-width="auto"/>
    </style:style>
    <style:style style:family="paragraph" style:name="P105" style:parent-style-name="Standard">
      <style:paragraph-properties fo:text-align="center" style:justify-single-word="false"/>
      <style:text-properties fo:font-size="10pt" fo:font-weight="normal" officeooo:paragraph-rsid="003d2cf7" style:font-name="Liberation Serif" style:font-size-asian="10pt" style:font-size-complex="10pt" style:font-weight-asian="normal" style:font-weight-complex="normal" style:text-underline-color="font-color" style:text-underline-style="solid" style:text-underline-width="auto"/>
    </style:style>
    <style:style style:family="paragraph" style:name="P106" style:parent-style-name="Standard">
      <style:paragraph-properties fo:text-align="center" style:justify-single-word="false" style:snap-to-layout-grid="false"/>
      <style:text-properties fo:country="US" fo:font-size="10pt" fo:language="en" officeooo:paragraph-rsid="0019dd01" style:font-name="Liberation Serif" style:font-size-asian="10pt" style:font-size-complex="10pt"/>
    </style:style>
    <style:style style:family="paragraph" style:name="P107" style:parent-style-name="Standard">
      <style:paragraph-properties fo:text-align="center" style:justify-single-word="false" style:snap-to-layout-grid="false"/>
      <style:text-properties fo:country="US" fo:font-size="10pt" fo:language="en" officeooo:paragraph-rsid="0020112d" style:font-name="Liberation Serif" style:font-size-asian="10pt" style:font-size-complex="10pt"/>
    </style:style>
    <style:style style:family="paragraph" style:name="P108" style:parent-style-name="Standard">
      <style:paragraph-properties fo:text-align="center" style:justify-single-word="false" style:snap-to-layout-grid="false"/>
      <style:text-properties fo:country="US" fo:font-size="10pt" fo:language="en" officeooo:paragraph-rsid="00219755" style:font-name="Liberation Serif" style:font-size-asian="10pt" style:font-size-complex="10pt"/>
    </style:style>
    <style:style style:family="paragraph" style:name="P109" style:parent-style-name="Standard">
      <style:paragraph-properties fo:text-align="center" style:justify-single-word="false" style:snap-to-layout-grid="false"/>
      <style:text-properties fo:country="US" fo:font-size="10pt" fo:language="en" officeooo:paragraph-rsid="00226d99" style:font-name="Liberation Serif" style:font-size-asian="10pt" style:font-size-complex="10pt"/>
    </style:style>
    <style:style style:family="paragraph" style:name="P110" style:parent-style-name="Standard">
      <style:paragraph-properties fo:text-align="center" style:justify-single-word="false"/>
      <style:text-properties fo:country="US" fo:font-size="10pt" fo:language="en" officeooo:paragraph-rsid="0019dd01" style:font-name="Liberation Serif" style:font-size-asian="10pt" style:font-size-complex="10pt"/>
    </style:style>
    <style:style style:family="paragraph" style:name="P111" style:parent-style-name="Standard">
      <style:paragraph-properties fo:text-align="center" style:justify-single-word="false"/>
      <style:text-properties fo:country="US" fo:font-size="10pt" fo:language="en" officeooo:paragraph-rsid="0020112d" style:font-name="Liberation Serif" style:font-size-asian="10pt" style:font-size-complex="10pt"/>
    </style:style>
    <style:style style:family="paragraph" style:name="P112" style:parent-style-name="Standard">
      <style:paragraph-properties fo:text-align="center" style:justify-single-word="false"/>
      <style:text-properties fo:country="US" fo:font-size="10pt" fo:language="en" officeooo:paragraph-rsid="00219755" style:font-name="Liberation Serif" style:font-size-asian="10pt" style:font-size-complex="10pt"/>
    </style:style>
    <style:style style:family="paragraph" style:name="P113" style:parent-style-name="Standard">
      <style:paragraph-properties fo:text-align="center" style:justify-single-word="false"/>
      <style:text-properties fo:country="US" fo:font-size="10pt" fo:language="en" officeooo:paragraph-rsid="00226d99" style:font-name="Liberation Serif" style:font-size-asian="10pt" style:font-size-complex="10pt"/>
    </style:style>
    <style:style style:family="paragraph" style:name="P114" style:parent-style-name="Standard">
      <style:paragraph-properties fo:text-align="center" style:justify-single-word="false"/>
      <style:text-properties fo:country="US" fo:font-size="10pt" fo:language="en" officeooo:paragraph-rsid="002464a6" style:font-name="Liberation Serif" style:font-size-asian="10pt" style:font-size-complex="10pt"/>
    </style:style>
    <style:style style:family="paragraph" style:name="P115" style:parent-style-name="Standard">
      <style:paragraph-properties fo:text-align="center" style:justify-single-word="false" style:snap-to-layout-grid="false"/>
      <style:text-properties fo:country="US" fo:font-size="10pt" fo:language="en" officeooo:paragraph-rsid="0020112d" style:font-name="Liberation Serif" style:font-size-asian="10pt" style:font-size-complex="10pt" style:font-weight-complex="bold"/>
    </style:style>
    <style:style style:family="paragraph" style:name="P116" style:parent-style-name="Standard">
      <style:paragraph-properties fo:text-align="center" style:justify-single-word="false"/>
      <style:text-properties fo:country="US" fo:font-size="10pt" fo:language="en" officeooo:paragraph-rsid="0020112d" style:font-name="Liberation Serif" style:font-size-asian="10pt" style:font-size-complex="10pt" style:font-weight-complex="bold"/>
    </style:style>
    <style:style style:family="paragraph" style:name="P117" style:parent-style-name="Standard">
      <style:paragraph-properties fo:text-align="center" style:justify-single-word="false"/>
      <style:text-properties fo:country="US" fo:font-size="10pt" fo:language="en" officeooo:paragraph-rsid="00582d58" officeooo:rsid="00582d58" style:font-name="Liberation Serif" style:font-size-asian="10pt" style:font-size-complex="10pt"/>
    </style:style>
    <style:style style:family="paragraph" style:name="P118" style:parent-style-name="Standard">
      <style:paragraph-properties fo:text-align="center" style:justify-single-word="false" style:snap-to-layout-grid="false"/>
      <style:text-properties fo:font-size="10pt" fo:font-style="italic" fo:font-weight="bold" officeooo:paragraph-rsid="0020112d" style:font-name="Liberation Serif" style:font-size-asian="10pt" style:font-size-complex="10pt" style:font-style-asian="italic" style:font-style-complex="italic" style:font-weight-asian="bold" style:text-underline-color="font-color" style:text-underline-style="solid" style:text-underline-width="auto"/>
    </style:style>
    <style:style style:family="paragraph" style:name="P119" style:parent-style-name="Standard">
      <style:paragraph-properties fo:text-align="center" style:justify-single-word="false"/>
      <style:text-properties fo:font-size="10pt" fo:font-style="italic" fo:font-weight="bold" officeooo:paragraph-rsid="0020112d" style:font-name="Liberation Serif" style:font-size-asian="10pt" style:font-size-complex="10pt" style:font-style-asian="italic" style:font-style-complex="italic" style:font-weight-asian="bold" style:text-underline-color="font-color" style:text-underline-style="solid" style:text-underline-width="auto"/>
    </style:style>
    <style:style style:family="paragraph" style:name="P120" style:parent-style-name="Standard">
      <style:paragraph-properties fo:text-align="center" style:justify-single-word="false"/>
      <style:text-properties fo:font-size="10pt" fo:font-style="italic" fo:font-weight="bold" officeooo:paragraph-rsid="00219755" style:font-name="Liberation Serif" style:font-size-asian="10pt" style:font-size-complex="10pt" style:font-style-asian="italic" style:font-weight-asian="bold" style:text-underline-color="font-color" style:text-underline-style="solid" style:text-underline-width="auto"/>
    </style:style>
    <style:style style:family="paragraph" style:name="P121" style:parent-style-name="Standard">
      <style:paragraph-properties fo:text-align="center" style:justify-single-word="false"/>
      <style:text-properties fo:font-size="10pt" fo:font-style="italic" fo:font-weight="bold" officeooo:paragraph-rsid="00226d99" style:font-name="Liberation Serif" style:font-size-asian="10pt" style:font-size-complex="10pt" style:font-style-asian="italic" style:font-weight-asian="bold" style:text-underline-color="font-color" style:text-underline-style="solid" style:text-underline-width="auto"/>
    </style:style>
    <style:style style:family="paragraph" style:name="P122" style:parent-style-name="Standard">
      <style:paragraph-properties fo:text-align="center" style:justify-single-word="false"/>
      <style:text-properties fo:font-size="10pt" fo:font-style="italic" fo:font-weight="bold" officeooo:paragraph-rsid="00239733" style:font-name="Liberation Serif" style:font-size-asian="10pt" style:font-size-complex="10pt" style:font-style-asian="italic" style:font-weight-asian="bold" style:text-underline-color="font-color" style:text-underline-style="solid" style:text-underline-width="auto"/>
    </style:style>
    <style:style style:family="paragraph" style:name="P123" style:parent-style-name="Standard">
      <style:paragraph-properties fo:text-align="center" style:justify-single-word="false"/>
      <style:text-properties fo:font-size="10pt" fo:font-style="italic" fo:font-weight="bold" officeooo:paragraph-rsid="00226d99" style:font-name="Liberation Serif" style:font-size-asian="10pt" style:font-size-complex="10pt" style:font-style-asian="italic" style:font-weight-asian="bold" style:font-weight-complex="bold" style:text-underline-color="font-color" style:text-underline-style="solid" style:text-underline-width="auto"/>
    </style:style>
    <style:style style:family="paragraph" style:name="P124" style:parent-style-name="Standard">
      <style:paragraph-properties fo:text-align="center" style:justify-single-word="false"/>
      <style:text-properties fo:font-size="10pt" officeooo:paragraph-rsid="002464a6" style:font-name="Liberation Serif" style:font-size-asian="10pt" style:font-size-complex="10pt" style:text-underline-style="none"/>
    </style:style>
    <style:style style:family="paragraph" style:name="P125" style:parent-style-name="Standard">
      <style:paragraph-properties fo:text-align="center" style:justify-single-word="false"/>
      <style:text-properties fo:font-size="10pt" officeooo:paragraph-rsid="0028ea32" style:font-name="Liberation Serif" style:font-size-asian="10pt" style:font-size-complex="10pt" style:text-underline-style="none"/>
    </style:style>
    <style:style style:family="paragraph" style:name="P126" style:parent-style-name="Standard">
      <style:paragraph-properties fo:text-align="center" style:justify-single-word="false" style:snap-to-layout-grid="false"/>
      <style:text-properties fo:font-size="10pt" officeooo:paragraph-rsid="00226d99" style:country-asian="CN" style:font-name="Liberation Serif" style:font-name-asian="SimSun" style:font-size-asian="10pt" style:font-size-complex="10pt" style:language-asian="zh"/>
    </style:style>
    <style:style style:family="paragraph" style:name="P127" style:parent-style-name="Standard">
      <style:paragraph-properties fo:text-align="center" style:justify-single-word="false"/>
      <style:text-properties fo:font-size="8pt" officeooo:paragraph-rsid="0019dd01" style:font-name="Liberation Serif" style:font-size-asian="8pt"/>
    </style:style>
    <style:style style:family="paragraph" style:name="P128" style:parent-style-name="Standard">
      <style:paragraph-properties fo:text-align="center" style:justify-single-word="false"/>
      <style:text-properties fo:font-size="8pt" officeooo:paragraph-rsid="00121137" style:font-name="Liberation Serif" style:font-size-asian="8pt"/>
    </style:style>
    <style:style style:family="paragraph" style:name="P129" style:parent-style-name="Standard">
      <style:paragraph-properties fo:text-align="center" style:justify-single-word="false"/>
      <style:text-properties fo:font-size="8pt" officeooo:paragraph-rsid="0020112d" style:font-name="Liberation Serif" style:font-size-asian="8pt"/>
    </style:style>
    <style:style style:family="paragraph" style:name="P130" style:parent-style-name="Standard">
      <style:paragraph-properties fo:text-align="center" style:justify-single-word="false"/>
      <style:text-properties fo:font-size="8pt" officeooo:paragraph-rsid="00219755" style:font-name="Liberation Serif" style:font-size-asian="8pt"/>
    </style:style>
    <style:style style:family="paragraph" style:name="P131" style:parent-style-name="Standard">
      <style:paragraph-properties fo:text-align="center" style:justify-single-word="false"/>
      <style:text-properties fo:font-size="8pt" officeooo:paragraph-rsid="002464a6" style:font-name="Liberation Serif" style:font-size-asian="8pt"/>
    </style:style>
    <style:style style:family="paragraph" style:name="P132" style:parent-style-name="Standard">
      <style:paragraph-properties fo:text-align="center" style:justify-single-word="false"/>
      <style:text-properties fo:font-size="8pt" officeooo:paragraph-rsid="00361265" style:font-name="Liberation Serif" style:font-size-asian="8pt"/>
    </style:style>
    <style:style style:family="paragraph" style:name="P133" style:parent-style-name="Standard">
      <style:paragraph-properties fo:text-align="center" style:justify-single-word="false"/>
      <style:text-properties fo:font-size="8pt" officeooo:paragraph-rsid="005cd47d" style:font-name="Liberation Serif" style:font-size-asian="8pt"/>
    </style:style>
    <style:style style:family="paragraph" style:name="P134" style:parent-style-name="Standard">
      <style:text-properties fo:font-size="8pt" officeooo:paragraph-rsid="002464a6" style:font-name="Liberation Serif" style:font-size-asian="8pt"/>
    </style:style>
    <style:style style:family="paragraph" style:name="P135" style:parent-style-name="Standard">
      <style:paragraph-properties fo:text-align="center" style:justify-single-word="false"/>
      <style:text-properties officeooo:paragraph-rsid="0019dd01" style:font-name="Liberation Serif"/>
    </style:style>
    <style:style style:family="paragraph" style:name="P136" style:parent-style-name="Standard">
      <style:paragraph-properties fo:text-align="center" style:justify-single-word="false"/>
      <style:text-properties officeooo:paragraph-rsid="001e698e" style:font-name="Liberation Serif"/>
    </style:style>
    <style:style style:family="paragraph" style:name="P137" style:parent-style-name="Standard">
      <style:paragraph-properties fo:text-align="center" style:justify-single-word="false"/>
      <style:text-properties officeooo:paragraph-rsid="0020112d" style:font-name="Liberation Serif"/>
    </style:style>
    <style:style style:family="paragraph" style:name="P138" style:parent-style-name="Standard">
      <style:paragraph-properties fo:text-align="center" style:justify-single-word="false"/>
      <style:text-properties officeooo:paragraph-rsid="00219755" style:font-name="Liberation Serif"/>
    </style:style>
    <style:style style:family="paragraph" style:name="P139" style:parent-style-name="Standard">
      <style:paragraph-properties fo:text-align="center" style:justify-single-word="false"/>
      <style:text-properties officeooo:paragraph-rsid="00226d99" style:font-name="Liberation Serif"/>
    </style:style>
    <style:style style:family="paragraph" style:name="P140" style:parent-style-name="Standard">
      <style:paragraph-properties fo:text-align="center" style:justify-single-word="false"/>
      <style:text-properties officeooo:paragraph-rsid="002464a6" style:font-name="Liberation Serif"/>
    </style:style>
    <style:style style:family="paragraph" style:name="P141" style:parent-style-name="Standard">
      <style:paragraph-properties fo:text-align="center" style:justify-single-word="false"/>
      <style:text-properties officeooo:paragraph-rsid="0028ea32" style:font-name="Liberation Serif"/>
    </style:style>
    <style:style style:family="paragraph" style:name="P142" style:parent-style-name="Standard">
      <style:paragraph-properties fo:text-align="center" style:justify-single-word="false"/>
      <style:text-properties officeooo:paragraph-rsid="008775d9" style:font-name="Liberation Serif"/>
    </style:style>
    <style:style style:family="paragraph" style:name="P143" style:parent-style-name="Standard">
      <style:paragraph-properties fo:text-align="center" style:justify-single-word="false"/>
      <style:text-properties officeooo:paragraph-rsid="009edff0" style:font-name="Liberation Serif"/>
    </style:style>
    <style:style style:family="paragraph" style:name="P144" style:parent-style-name="Standard">
      <style:text-properties fo:country="US" fo:language="en" officeooo:paragraph-rsid="0019dd01" style:font-name="Liberation Serif"/>
    </style:style>
    <style:style style:family="paragraph" style:name="P145" style:parent-style-name="Standard">
      <style:text-properties fo:country="US" fo:font-weight="bold" fo:language="en" officeooo:paragraph-rsid="0020112d" style:font-name="Liberation Serif" style:font-weight-asian="bold" style:font-weight-complex="bold"/>
    </style:style>
    <style:style style:family="paragraph" style:name="P146" style:parent-style-name="Standard">
      <style:text-properties fo:font-weight="bold" officeooo:paragraph-rsid="00169068" style:font-name="Liberation Serif" style:font-weight-asian="bold" style:font-weight-complex="bold"/>
    </style:style>
    <style:style style:family="paragraph" style:name="P147" style:parent-style-name="Standard">
      <style:text-properties fo:font-weight="bold" officeooo:paragraph-rsid="0019dd01" style:font-name="Liberation Serif" style:font-weight-asian="bold" style:font-weight-complex="bold"/>
    </style:style>
    <style:style style:family="paragraph" style:name="P148" style:parent-style-name="Standard">
      <style:text-properties fo:font-weight="bold" officeooo:paragraph-rsid="0020112d" style:font-name="Liberation Serif" style:font-weight-asian="bold" style:font-weight-complex="bold"/>
    </style:style>
    <style:style style:family="paragraph" style:name="P149" style:parent-style-name="Standard">
      <style:text-properties fo:font-weight="bold" officeooo:paragraph-rsid="00219755" style:font-name="Liberation Serif" style:font-weight-asian="bold" style:font-weight-complex="bold"/>
    </style:style>
    <style:style style:family="paragraph" style:name="P150" style:parent-style-name="Standard">
      <style:text-properties fo:font-weight="bold" officeooo:paragraph-rsid="00226d99" style:font-name="Liberation Serif" style:font-weight-asian="bold" style:font-weight-complex="bold"/>
    </style:style>
    <style:style style:family="paragraph" style:name="P151" style:parent-style-name="Standard">
      <style:text-properties fo:font-weight="bold" officeooo:paragraph-rsid="001e698e" style:font-name="Liberation Serif" style:font-weight-asian="bold" style:font-weight-complex="bold"/>
    </style:style>
    <style:style style:family="paragraph" style:name="P152" style:parent-style-name="Standard">
      <style:paragraph-properties fo:text-align="start" style:justify-single-word="false"/>
      <style:text-properties fo:font-weight="bold" officeooo:paragraph-rsid="0019dd01" style:font-name="Liberation Serif" style:font-weight-asian="bold"/>
    </style:style>
    <style:style style:family="paragraph" style:name="P153" style:parent-style-name="Standard">
      <style:text-properties officeooo:paragraph-rsid="00169068" style:font-name="Liberation Serif"/>
    </style:style>
    <style:style style:family="paragraph" style:name="P154" style:parent-style-name="Standard">
      <style:text-properties officeooo:paragraph-rsid="0019dd01" style:font-name="Liberation Serif"/>
    </style:style>
    <style:style style:family="paragraph" style:name="P155" style:parent-style-name="Standard">
      <style:text-properties fo:font-size="12pt" officeooo:paragraph-rsid="002464a6" style:font-name="Liberation Serif" style:font-size-asian="12pt"/>
    </style:style>
    <style:style style:family="paragraph" style:name="P156" style:parent-style-name="Standard">
      <style:paragraph-properties fo:text-align="center" style:justify-single-word="false"/>
      <style:text-properties fo:font-size="12pt" officeooo:paragraph-rsid="005cd47d" style:font-name="Liberation Serif" style:font-size-asian="12pt" style:font-size-complex="12pt" style:text-underline-style="none"/>
    </style:style>
    <style:style style:family="paragraph" style:name="P157" style:parent-style-name="Standard">
      <style:text-properties officeooo:paragraph-rsid="00121137" style:font-name="Liberation Serif"/>
    </style:style>
    <style:style style:family="paragraph" style:name="P158" style:parent-style-name="Standard">
      <style:text-properties officeooo:paragraph-rsid="002464a6" style:font-name="Liberation Serif" style:text-underline-color="font-color" style:text-underline-style="solid" style:text-underline-width="auto"/>
    </style:style>
    <style:style style:family="paragraph" style:name="P159" style:parent-style-name="Standard">
      <style:paragraph-properties fo:text-align="start" style:justify-single-word="false">
        <style:tab-stops/>
      </style:paragraph-properties>
      <style:text-properties officeooo:paragraph-rsid="002464a6" style:font-name="Liberation Serif"/>
    </style:style>
    <style:style style:family="paragraph" style:name="P160" style:parent-style-name="Standard">
      <style:paragraph-properties fo:text-align="start" style:justify-single-word="false"/>
      <style:text-properties officeooo:paragraph-rsid="002464a6" style:font-name="Liberation Serif"/>
    </style:style>
    <style:style style:family="paragraph" style:name="P161" style:parent-style-name="Standard">
      <style:text-properties officeooo:paragraph-rsid="001e698e" style:font-name="Liberation Serif"/>
    </style:style>
    <style:style style:family="paragraph" style:name="P162" style:parent-style-name="Standard">
      <style:paragraph-properties fo:text-align="center" style:justify-single-word="false" style:snap-to-layout-grid="false"/>
      <style:text-properties fo:font-size="9pt" officeooo:paragraph-rsid="002464a6" style:font-name="Liberation Serif" style:font-size-asian="9pt"/>
    </style:style>
    <style:style style:family="paragraph" style:name="P163" style:parent-style-name="Standard">
      <style:paragraph-properties fo:text-align="center" style:justify-single-word="false"/>
      <style:text-properties fo:font-size="9pt" officeooo:paragraph-rsid="002464a6" style:font-name="Liberation Serif" style:font-size-asian="9pt"/>
    </style:style>
    <style:style style:family="paragraph" style:name="P164" style:parent-style-name="Standard">
      <style:text-properties fo:country="US" fo:font-size="9pt" fo:language="en" officeooo:paragraph-rsid="00226d99" style:font-name="Liberation Serif" style:font-size-asian="9pt" style:text-underline-color="font-color" style:text-underline-style="solid" style:text-underline-width="auto"/>
    </style:style>
    <style:style style:family="paragraph" style:name="P165" style:parent-style-name="Standard">
      <style:text-properties fo:country="US" fo:font-size="11pt" fo:language="en" officeooo:paragraph-rsid="0020112d" style:font-name="Liberation Serif" style:font-name-complex="Arial" style:font-size-asian="11pt" style:font-size-complex="11pt"/>
    </style:style>
    <style:style style:family="paragraph" style:name="P166" style:parent-style-name="Standard">
      <style:text-properties fo:country="US" fo:font-size="11pt" fo:language="en" officeooo:paragraph-rsid="00219755" style:font-name="Liberation Serif" style:font-name-complex="Arial" style:font-size-asian="11pt" style:font-size-complex="11pt"/>
    </style:style>
    <style:style style:family="paragraph" style:name="P167" style:parent-style-name="Standard">
      <style:paragraph-properties fo:text-align="center" style:justify-single-word="false"/>
      <style:text-properties fo:font-size="11pt" officeooo:paragraph-rsid="0020112d" style:font-name="Liberation Serif" style:font-size-asian="11pt" style:font-size-complex="11pt" style:font-weight-complex="bold" style:text-underline-color="font-color" style:text-underline-style="solid" style:text-underline-width="auto"/>
    </style:style>
    <style:style style:family="paragraph" style:name="P168" style:parent-style-name="Standard">
      <style:text-properties fo:font-size="11pt" fo:font-weight="bold" officeooo:paragraph-rsid="0020112d" style:font-name="Liberation Serif" style:font-size-asian="11pt" style:font-size-complex="11pt" style:font-weight-asian="bold" style:font-weight-complex="bold"/>
    </style:style>
    <style:style style:family="paragraph" style:name="P169" style:parent-style-name="Standard">
      <style:text-properties fo:font-size="11pt" fo:font-weight="bold" officeooo:paragraph-rsid="00219755" style:font-name="Liberation Serif" style:font-size-asian="11pt" style:font-size-complex="11pt" style:font-weight-asian="bold" style:font-weight-complex="bold"/>
    </style:style>
    <style:style style:family="paragraph" style:name="P170" style:parent-style-name="Standard">
      <style:text-properties fo:font-size="11pt" fo:font-weight="bold" officeooo:paragraph-rsid="00226d99" style:font-name="Liberation Serif" style:font-size-asian="11pt" style:font-size-complex="11pt" style:font-weight-asian="bold" style:font-weight-complex="bold"/>
    </style:style>
    <style:style style:family="paragraph" style:name="P171" style:parent-style-name="Standard">
      <style:text-properties fo:font-size="11pt" officeooo:paragraph-rsid="0020112d" style:font-name="Liberation Serif" style:font-size-asian="11pt" style:font-size-complex="11pt"/>
    </style:style>
    <style:style style:family="paragraph" style:name="P172" style:parent-style-name="Standard">
      <style:text-properties fo:font-size="11pt" officeooo:paragraph-rsid="00219755" style:font-name="Liberation Serif" style:font-size-asian="11pt" style:font-size-complex="11pt"/>
    </style:style>
    <style:style style:family="paragraph" style:name="P173" style:parent-style-name="Standard">
      <style:paragraph-properties fo:text-align="center" style:justify-single-word="false"/>
      <style:text-properties fo:font-size="11pt" officeooo:paragraph-rsid="002464a6" style:font-name="Liberation Serif" style:font-size-asian="11pt" style:font-size-complex="11pt"/>
    </style:style>
    <style:style style:family="paragraph" style:name="P174" style:parent-style-name="Standard">
      <style:text-properties fo:font-size="11pt" officeooo:paragraph-rsid="00219755" style:font-name="Liberation Serif" style:font-name-complex="Arial" style:font-size-asian="11pt" style:font-size-complex="11pt"/>
    </style:style>
    <style:style style:family="paragraph" style:name="P175" style:parent-style-name="Standard">
      <style:text-properties fo:font-size="11pt" officeooo:paragraph-rsid="00226d99" officeooo:rsid="001d689c" style:font-name="Liberation Serif" style:font-name-complex="Arial" style:font-size-asian="11pt" style:font-size-complex="11pt"/>
    </style:style>
    <style:style style:family="paragraph" style:name="P176" style:parent-style-name="Standard">
      <style:text-properties officeooo:paragraph-rsid="0020112d" style:font-name="Liberation Serif"/>
    </style:style>
    <style:style style:family="paragraph" style:name="P177" style:parent-style-name="Standard">
      <style:text-properties officeooo:paragraph-rsid="00219755" style:font-name="Liberation Serif"/>
    </style:style>
    <style:style style:family="paragraph" style:name="P178" style:parent-style-name="Standard">
      <style:text-properties officeooo:paragraph-rsid="00226d99" style:font-name="Liberation Serif"/>
    </style:style>
    <style:style style:family="paragraph" style:name="P179" style:parent-style-name="Standard">
      <style:text-properties officeooo:paragraph-rsid="002464a6" style:font-name="Liberation Serif"/>
    </style:style>
    <style:style style:family="paragraph" style:name="P180" style:parent-style-name="Standard">
      <style:text-properties officeooo:paragraph-rsid="00169068" style:font-name="Liberation Serif" style:text-position="super 58%"/>
    </style:style>
    <style:style style:family="paragraph" style:name="P181" style:parent-style-name="Standard">
      <style:text-properties officeooo:paragraph-rsid="0019dd01" style:font-name="Liberation Serif" style:text-position="super 58%"/>
    </style:style>
    <style:style style:family="paragraph" style:name="P182" style:parent-style-name="Standard">
      <style:text-properties fo:font-size="10pt" officeooo:paragraph-rsid="00121137" style:font-name="Liberation Serif" style:font-size-asian="10pt" style:font-size-complex="10pt" style:text-position="super 58%"/>
    </style:style>
    <style:style style:family="paragraph" style:name="P183" style:parent-style-name="Standard">
      <style:text-properties fo:font-size="10pt" officeooo:paragraph-rsid="001205ab" style:font-name="Liberation Serif" style:font-size-asian="10pt" style:font-size-complex="10pt" style:text-position="super 58%"/>
    </style:style>
    <style:style style:family="paragraph" style:name="P184" style:parent-style-name="Standard">
      <style:text-properties fo:font-size="10pt" officeooo:paragraph-rsid="002464a6" style:font-name="Liberation Serif" style:font-size-asian="10pt" style:font-size-complex="10pt" style:text-position="super 58%"/>
    </style:style>
    <style:style style:family="paragraph" style:name="P185" style:parent-style-name="Standard">
      <style:text-properties fo:font-size="10pt" officeooo:paragraph-rsid="009691be" style:font-name="Liberation Serif" style:font-size-asian="10pt" style:font-size-complex="10pt" style:text-position="super 58%" style:text-underline-color="font-color" style:text-underline-style="solid" style:text-underline-width="auto"/>
    </style:style>
    <style:style style:family="paragraph" style:name="P186" style:parent-style-name="Standard">
      <style:text-properties fo:font-size="10pt" officeooo:paragraph-rsid="00979285" style:font-name="Liberation Serif" style:font-size-asian="10pt" style:font-size-complex="10pt" style:text-position="super 58%" style:text-underline-color="font-color" style:text-underline-style="solid" style:text-underline-width="auto"/>
    </style:style>
    <style:style style:family="paragraph" style:name="P187" style:parent-style-name="Standard">
      <style:paragraph-properties fo:text-align="center" style:justify-single-word="false"/>
      <style:text-properties fo:font-size="10pt" officeooo:paragraph-rsid="0019dd01" style:font-size-asian="10pt" style:font-size-complex="10pt"/>
    </style:style>
    <style:style style:family="paragraph" style:name="P188" style:parent-style-name="Standard">
      <style:paragraph-properties fo:text-align="center" style:justify-single-word="false"/>
      <style:text-properties fo:font-size="10pt" officeooo:paragraph-rsid="0012b111" style:font-size-asian="10pt" style:font-size-complex="10pt"/>
    </style:style>
    <style:style style:family="paragraph" style:name="P189" style:parent-style-name="Standard">
      <style:paragraph-properties fo:text-align="center" style:justify-single-word="false"/>
      <style:text-properties fo:font-size="10pt" officeooo:paragraph-rsid="00121137" style:font-size-asian="10pt" style:font-size-complex="10pt"/>
    </style:style>
    <style:style style:family="paragraph" style:name="P190" style:parent-style-name="Standard">
      <style:paragraph-properties fo:text-align="center" style:justify-single-word="false"/>
      <style:text-properties fo:font-size="10pt" officeooo:paragraph-rsid="00226d99" style:font-size-asian="10pt" style:font-size-complex="10pt"/>
    </style:style>
    <style:style style:family="paragraph" style:name="P191" style:parent-style-name="Standard">
      <style:paragraph-properties fo:text-align="center" style:justify-single-word="false" style:snap-to-layout-grid="false"/>
      <style:text-properties fo:font-size="10pt" officeooo:paragraph-rsid="005cd47d" style:font-size-asian="10pt" style:font-size-complex="10pt"/>
    </style:style>
    <style:style style:family="paragraph" style:name="P192" style:parent-style-name="Standard">
      <style:paragraph-properties fo:text-align="center" style:justify-single-word="false"/>
      <style:text-properties fo:font-size="10pt" officeooo:paragraph-rsid="005cd47d" style:font-size-asian="10pt" style:font-size-complex="10pt"/>
    </style:style>
    <style:style style:family="paragraph" style:name="P193" style:parent-style-name="Standard">
      <style:paragraph-properties fo:text-align="center" style:justify-single-word="false"/>
      <style:text-properties fo:font-size="10pt" officeooo:paragraph-rsid="008775d9" style:font-size-asian="10pt" style:font-size-complex="10pt"/>
    </style:style>
    <style:style style:family="paragraph" style:name="P194" style:parent-style-name="Standard">
      <style:paragraph-properties fo:text-align="center" style:justify-single-word="false">
        <style:tab-stops/>
      </style:paragraph-properties>
      <style:text-properties fo:font-size="10pt" style:font-size-asian="10pt" style:font-size-complex="10pt"/>
    </style:style>
    <style:style style:family="paragraph" style:name="P195" style:parent-style-name="Standard">
      <style:paragraph-properties fo:text-align="center" style:justify-single-word="false"/>
      <style:text-properties fo:font-size="10pt" officeooo:paragraph-rsid="00121137" style:font-size-asian="10pt" style:font-size-complex="10pt" style:font-weight-complex="bold"/>
    </style:style>
    <style:style style:family="paragraph" style:name="P196" style:parent-style-name="Standard">
      <style:paragraph-properties fo:text-align="center" style:justify-single-word="false"/>
      <style:text-properties fo:font-size="10pt" officeooo:paragraph-rsid="0012b111" officeooo:rsid="003bdc7e" style:font-size-asian="10pt" style:font-size-complex="10pt" style:font-weight-complex="bold"/>
    </style:style>
    <style:style style:family="paragraph" style:name="P197" style:parent-style-name="Standard">
      <style:text-properties fo:font-size="10pt" officeooo:paragraph-rsid="00169068" style:font-size-asian="10pt" style:font-size-complex="10pt"/>
    </style:style>
    <style:style style:family="paragraph" style:name="P198" style:parent-style-name="Standard">
      <style:paragraph-properties fo:text-align="center" style:justify-single-word="false"/>
      <style:text-properties fo:font-size="10pt" officeooo:paragraph-rsid="0019dd01" officeooo:rsid="002e20a4" style:font-size-asian="10pt" style:font-size-complex="10pt"/>
    </style:style>
    <style:style style:family="paragraph" style:name="P199" style:parent-style-name="Standard">
      <style:text-properties fo:font-size="10pt" officeooo:paragraph-rsid="001e698e" style:font-size-asian="10pt" style:font-size-complex="10pt"/>
    </style:style>
    <style:style style:family="paragraph" style:name="P200" style:parent-style-name="Standard">
      <style:paragraph-properties fo:text-align="center" style:justify-single-word="false"/>
      <style:text-properties fo:font-size="10pt" officeooo:paragraph-rsid="008775d9" officeooo:rsid="0028802b" style:font-size-asian="10pt" style:font-size-complex="10pt"/>
    </style:style>
    <style:style style:family="paragraph" style:name="P201" style:parent-style-name="Standard">
      <style:paragraph-properties fo:text-align="center" style:justify-single-word="false"/>
      <style:text-properties fo:font-size="10pt" officeooo:paragraph-rsid="00226d99" officeooo:rsid="003253cd" style:font-size-asian="10pt" style:font-size-complex="10pt"/>
    </style:style>
    <style:style style:family="paragraph" style:name="P202" style:parent-style-name="Standard">
      <style:paragraph-properties fo:text-align="center" style:justify-single-word="false"/>
      <style:text-properties fo:font-size="10pt" officeooo:paragraph-rsid="007bb394" officeooo:rsid="007bb394" style:font-size-asian="10pt" style:font-size-complex="10pt"/>
    </style:style>
    <style:style style:family="paragraph" style:name="P203" style:parent-style-name="Standard">
      <style:paragraph-properties fo:text-align="center" style:justify-single-word="false"/>
      <style:text-properties fo:font-size="10pt" officeooo:paragraph-rsid="007cf381" officeooo:rsid="007cf381" style:font-size-asian="10pt" style:font-size-complex="10pt"/>
    </style:style>
    <style:style style:family="paragraph" style:name="P204" style:parent-style-name="Standard">
      <style:paragraph-properties fo:text-align="center" style:justify-single-word="false" style:snap-to-layout-grid="false"/>
      <style:text-properties fo:font-size="10pt" officeooo:paragraph-rsid="005cd47d" officeooo:rsid="00a71156" style:font-size-asian="10pt" style:font-size-complex="10pt"/>
    </style:style>
    <style:style style:family="paragraph" style:name="P205" style:parent-style-name="Standard">
      <style:paragraph-properties fo:text-align="center" style:justify-single-word="false"/>
      <style:text-properties fo:font-size="10pt" officeooo:paragraph-rsid="005cd47d" officeooo:rsid="00a71156" style:font-size-asian="10pt" style:font-size-complex="10pt"/>
    </style:style>
    <style:style style:family="paragraph" style:name="P206" style:parent-style-name="Standard">
      <style:paragraph-properties fo:text-align="center" style:justify-single-word="false" style:snap-to-layout-grid="false"/>
      <style:text-properties fo:font-size="10pt" officeooo:paragraph-rsid="005cd47d" officeooo:rsid="00b97902" style:font-size-asian="10pt" style:font-size-complex="10pt"/>
    </style:style>
    <style:style style:family="paragraph" style:name="P207" style:parent-style-name="Standard">
      <style:paragraph-properties fo:text-align="center" style:justify-single-word="false"/>
      <style:text-properties fo:font-size="10pt" officeooo:paragraph-rsid="005cd47d" officeooo:rsid="00b97902" style:font-size-asian="10pt" style:font-size-complex="10pt"/>
    </style:style>
    <style:style style:family="paragraph" style:name="P208" style:parent-style-name="Standard">
      <style:paragraph-properties fo:text-align="center" style:justify-single-word="false" style:snap-to-layout-grid="false"/>
      <style:text-properties fo:font-size="10pt" officeooo:paragraph-rsid="005cd47d" officeooo:rsid="009dd94e" style:font-size-asian="10pt" style:font-size-complex="10pt"/>
    </style:style>
    <style:style style:family="paragraph" style:name="P209" style:parent-style-name="Standard">
      <style:paragraph-properties fo:text-align="center" style:justify-single-word="false"/>
      <style:text-properties fo:font-size="10pt" officeooo:paragraph-rsid="005cd47d" officeooo:rsid="009dd94e" style:font-size-asian="10pt" style:font-size-complex="10pt"/>
    </style:style>
    <style:style style:family="paragraph" style:name="P210" style:parent-style-name="Standard">
      <style:paragraph-properties fo:text-align="center" style:justify-single-word="false"/>
      <style:text-properties fo:font-size="10pt" officeooo:paragraph-rsid="00815da5" officeooo:rsid="00744ff8" style:font-size-asian="10pt" style:font-size-complex="10pt"/>
    </style:style>
    <style:style style:family="paragraph" style:name="P211" style:parent-style-name="Standard">
      <style:paragraph-properties fo:text-align="center" style:justify-single-word="false"/>
      <style:text-properties fo:font-size="10pt" officeooo:paragraph-rsid="008775d9" officeooo:rsid="008ac6f5" style:font-size-asian="10pt" style:font-size-complex="10pt"/>
    </style:style>
    <style:style style:family="paragraph" style:name="P212" style:parent-style-name="Standard">
      <style:paragraph-properties fo:text-align="center" style:justify-single-word="false"/>
      <style:text-properties fo:font-size="10pt" officeooo:paragraph-rsid="008775d9" officeooo:rsid="008fc7c3" style:font-size-asian="10pt" style:font-size-complex="10pt"/>
    </style:style>
    <style:style style:family="paragraph" style:name="P213" style:parent-style-name="Standard">
      <style:paragraph-properties fo:text-align="center" style:justify-single-word="false"/>
      <style:text-properties fo:font-size="10pt" officeooo:paragraph-rsid="008775d9" officeooo:rsid="0090326a" style:font-size-asian="10pt" style:font-size-complex="10pt"/>
    </style:style>
    <style:style style:family="paragraph" style:name="P214" style:parent-style-name="Standard">
      <style:paragraph-properties fo:text-align="center" style:justify-single-word="false"/>
      <style:text-properties fo:font-size="10pt" officeooo:paragraph-rsid="0097b179" officeooo:rsid="0097b179" style:font-size-asian="10pt" style:font-size-complex="10pt"/>
    </style:style>
    <style:style style:family="paragraph" style:name="P215" style:parent-style-name="Standard">
      <style:paragraph-properties fo:text-align="center" style:justify-single-word="false"/>
      <style:text-properties fo:font-size="10pt" officeooo:paragraph-rsid="00a40def" officeooo:rsid="00a40def" style:font-size-asian="10pt" style:font-size-complex="10pt"/>
    </style:style>
    <style:style style:family="paragraph" style:name="P216" style:parent-style-name="Standard">
      <style:paragraph-properties fo:text-align="center" style:justify-single-word="false"/>
      <style:text-properties fo:font-size="10pt" officeooo:paragraph-rsid="00a52fa8" officeooo:rsid="00a52fa8" style:font-size-asian="10pt" style:font-size-complex="10pt"/>
    </style:style>
    <style:style style:family="paragraph" style:name="P217" style:parent-style-name="Standard">
      <style:paragraph-properties fo:text-align="center" style:justify-single-word="false"/>
      <style:text-properties fo:font-size="10pt" officeooo:paragraph-rsid="00ce838c" officeooo:rsid="00ce838c" style:font-size-asian="10pt" style:font-size-complex="10pt"/>
    </style:style>
    <style:style style:family="paragraph" style:name="P218" style:parent-style-name="Standard">
      <style:paragraph-properties fo:text-align="center" style:justify-single-word="false"/>
      <style:text-properties fo:font-size="10pt" officeooo:paragraph-rsid="00d09fe3" officeooo:rsid="00d09fe3" style:font-size-asian="10pt" style:font-size-complex="10pt"/>
    </style:style>
    <style:style style:family="paragraph" style:name="P219" style:parent-style-name="Standard">
      <style:paragraph-properties fo:text-align="center" style:justify-single-word="false"/>
      <style:text-properties fo:font-size="10pt" officeooo:paragraph-rsid="00d17e6e" officeooo:rsid="00d17e6e" style:font-size-asian="10pt" style:font-size-complex="10pt"/>
    </style:style>
    <style:style style:family="paragraph" style:name="P220" style:parent-style-name="Standard">
      <style:paragraph-properties fo:text-align="center" style:justify-single-word="false"/>
      <style:text-properties fo:font-size="10pt" fo:font-weight="bold" officeooo:paragraph-rsid="00226d99" style:font-size-asian="10pt" style:font-size-complex="10pt" style:font-weight-asian="bold" style:text-underline-color="font-color" style:text-underline-style="solid" style:text-underline-width="auto"/>
    </style:style>
    <style:style style:family="paragraph" style:name="P221" style:parent-style-name="Standard">
      <style:paragraph-properties fo:text-align="center" style:justify-single-word="false" style:snap-to-layout-grid="false"/>
      <style:text-properties fo:font-size="10pt" fo:font-weight="bold" officeooo:paragraph-rsid="005cd47d" officeooo:rsid="009dd94e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paragraph" style:name="P222" style:parent-style-name="Standard">
      <style:paragraph-properties fo:text-align="center" style:justify-single-word="false"/>
      <style:text-properties fo:font-size="10pt" fo:font-weight="bold" officeooo:paragraph-rsid="005cd47d" officeooo:rsid="009dd94e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paragraph" style:name="P223" style:parent-style-name="Standard">
      <style:paragraph-properties fo:text-align="center" style:justify-single-word="false"/>
      <style:text-properties fo:font-size="10pt" fo:font-weight="bold" officeooo:paragraph-rsid="005cd47d" style:font-size-asian="10pt" style:font-size-complex="10pt" style:font-weight-asian="bold" style:font-weight-complex="bold"/>
    </style:style>
    <style:style style:family="paragraph" style:name="P224" style:parent-style-name="Standard">
      <style:text-properties fo:font-size="10pt" fo:font-weight="bold" officeooo:paragraph-rsid="005cd47d" style:font-size-asian="10pt" style:font-size-complex="10pt" style:font-weight-asian="bold"/>
    </style:style>
    <style:style style:family="paragraph" style:name="P225" style:parent-style-name="Standard">
      <style:paragraph-properties fo:text-align="center" style:justify-single-word="false"/>
      <style:text-properties fo:country="RU" fo:font-size="10pt" fo:language="ru" loext:opacity="0%" officeooo:paragraph-rsid="0019dd01" style:country-asian="CN" style:country-complex="SA" style:font-name="Times New Roman" style:font-name-asian="Times New Roman" style:font-name-complex="Times New Roman" style:font-size-asian="10pt" style:font-size-complex="10pt" style:language-asian="zh" style:language-complex="ar" style:use-window-font-color="true"/>
    </style:style>
    <style:style style:family="paragraph" style:name="P226" style:parent-style-name="Standard">
      <style:paragraph-properties fo:text-align="center" style:justify-single-word="false"/>
      <style:text-properties fo:country="RU" fo:font-size="10pt" fo:language="ru" loext:opacity="0%" officeooo:paragraph-rsid="00744ff8" officeooo:rsid="00744ff8" style:country-asian="CN" style:country-complex="SA" style:font-name="Times New Roman" style:font-name-asian="Times New Roman" style:font-name-complex="Times New Roman" style:font-size-asian="10pt" style:font-size-complex="10pt" style:language-asian="zh" style:language-complex="ar" style:use-window-font-color="true"/>
    </style:style>
    <style:style style:family="paragraph" style:name="P227" style:parent-style-name="Standard">
      <style:paragraph-properties fo:text-align="center" style:justify-single-word="false"/>
      <style:text-properties fo:country="RU" fo:font-size="10pt" fo:language="ru" loext:opacity="0%" officeooo:paragraph-rsid="0019dd01" officeooo:rsid="0076b6be" style:country-asian="CN" style:country-complex="SA" style:font-name="Times New Roman" style:font-name-asian="Times New Roman" style:font-name-complex="Times New Roman" style:font-size-asian="10pt" style:font-size-complex="10pt" style:language-asian="zh" style:language-complex="ar" style:use-window-font-color="true"/>
    </style:style>
    <style:style style:family="paragraph" style:name="P228" style:parent-style-name="Standard">
      <style:paragraph-properties fo:text-align="center" style:justify-single-word="false" style:snap-to-layout-grid="false"/>
      <style:text-properties fo:color="#008000" fo:country="US" fo:font-size="10pt" fo:language="en" loext:opacity="100%" officeooo:paragraph-rsid="0020112d" style:font-name="Liberation Serif" style:font-size-asian="10pt" style:font-size-complex="10pt" style:font-weight-complex="bold"/>
    </style:style>
    <style:style style:family="paragraph" style:name="P229" style:parent-style-name="Standard">
      <style:paragraph-properties fo:text-align="center" style:justify-single-word="false" style:snap-to-layout-grid="false"/>
      <style:text-properties fo:color="#008000" fo:country="US" fo:font-size="10pt" fo:language="en" loext:opacity="100%" officeooo:paragraph-rsid="00226d99" style:font-name="Liberation Serif" style:font-size-asian="10pt" style:font-size-complex="10pt"/>
    </style:style>
    <style:style style:family="paragraph" style:name="P230" style:parent-style-name="Standard">
      <style:paragraph-properties fo:text-align="center" style:justify-single-word="false" style:snap-to-layout-grid="false"/>
      <style:text-properties fo:color="#008000" fo:font-size="10pt" fo:font-weight="bold" loext:opacity="100%" officeooo:paragraph-rsid="0020112d" style:font-name="Liberation Serif" style:font-size-asian="10pt" style:font-size-complex="10pt" style:font-weight-asian="bold" style:text-underline-color="font-color" style:text-underline-style="solid" style:text-underline-width="auto"/>
    </style:style>
    <style:style style:family="paragraph" style:name="P231" style:parent-style-name="Standard">
      <style:paragraph-properties fo:text-align="center" style:justify-single-word="false"/>
      <style:text-properties officeooo:paragraph-rsid="005cd47d"/>
    </style:style>
    <style:style style:family="paragraph" style:name="P232" style:parent-style-name="Standard">
      <style:paragraph-properties fo:text-align="center" style:justify-single-word="false"/>
      <style:text-properties officeooo:paragraph-rsid="00b08c75"/>
    </style:style>
    <style:style style:family="paragraph" style:name="P233" style:parent-style-name="Standard">
      <style:paragraph-properties fo:text-align="center" style:justify-single-word="false">
        <style:tab-stops/>
      </style:paragraph-properties>
    </style:style>
    <style:style style:family="paragraph" style:name="P234" style:parent-style-name="Standard">
      <style:text-properties officeooo:paragraph-rsid="005cd47d"/>
    </style:style>
    <style:style style:family="paragraph" style:name="P235" style:parent-style-name="Standard">
      <style:text-properties fo:font-size="10pt" officeooo:paragraph-rsid="009691be" style:font-name="Liberation Serif" style:font-size-asian="10pt" style:font-size-complex="10pt" style:text-position="0% 100%" style:text-underline-color="font-color" style:text-underline-style="solid" style:text-underline-width="auto"/>
    </style:style>
    <style:style style:family="paragraph" style:name="P236" style:parent-style-name="Standard">
      <style:text-properties fo:font-size="10pt" officeooo:paragraph-rsid="00979285" style:font-name="Liberation Serif" style:font-size-asian="10pt" style:font-size-complex="10pt" style:text-position="0% 100%" style:text-underline-color="font-color" style:text-underline-style="solid" style:text-underline-width="auto"/>
    </style:style>
    <style:style style:family="paragraph" style:name="P237" style:parent-style-name="Основной_20_текст_20_2">
      <style:paragraph-properties fo:margin-left="0.635cm" fo:margin-right="0cm" fo:text-indent="-0.635cm" style:auto-text-indent="false"/>
      <style:text-properties fo:font-weight="bold" officeooo:paragraph-rsid="00169068" style:font-name="Liberation Serif" style:font-weight-asian="bold" style:font-weight-complex="bold"/>
    </style:style>
    <style:style style:family="paragraph" style:name="P238" style:parent-style-name="Основной_20_текст_20_2">
      <style:paragraph-properties fo:margin-left="0.635cm" fo:margin-right="0cm" fo:text-indent="-0.635cm" style:auto-text-indent="false"/>
      <style:text-properties fo:font-weight="bold" officeooo:paragraph-rsid="0019dd01" style:font-name="Liberation Serif" style:font-weight-asian="bold" style:font-weight-complex="bold"/>
    </style:style>
    <style:style style:family="paragraph" style:name="P239" style:parent-style-name="Основной_20_текст_20_2">
      <style:paragraph-properties fo:margin-left="0.635cm" fo:margin-right="0cm" fo:text-indent="-0.635cm" style:auto-text-indent="false"/>
      <style:text-properties fo:font-weight="bold" officeooo:paragraph-rsid="001e698e" style:font-name="Liberation Serif" style:font-weight-asian="bold" style:font-weight-complex="bold"/>
    </style:style>
    <style:style style:family="paragraph" style:name="P240" style:parent-style-name="Основной_20_текст_20_2">
      <style:paragraph-properties fo:margin-left="0.635cm" fo:margin-right="0cm" fo:text-indent="-0.635cm" style:auto-text-indent="false"/>
      <style:text-properties fo:font-size="10pt" fo:font-weight="bold" officeooo:paragraph-rsid="00121137" style:font-name="Liberation Serif" style:font-size-asian="10pt" style:font-size-complex="10pt" style:font-weight-asian="bold" style:font-weight-complex="bold"/>
    </style:style>
    <style:style style:family="paragraph" style:name="P241" style:parent-style-name="Основной_20_текст_20_2">
      <style:paragraph-properties fo:margin-left="0.635cm" fo:margin-right="0cm" fo:text-indent="-0.635cm" style:auto-text-indent="false"/>
      <style:text-properties fo:font-size="10pt" fo:font-weight="bold" officeooo:paragraph-rsid="001205ab" style:font-name="Liberation Serif" style:font-size-asian="10pt" style:font-size-complex="10pt" style:font-weight-asian="bold" style:font-weight-complex="bold"/>
    </style:style>
    <style:style style:family="paragraph" style:master-page-name="" style:name="P242" style:parent-style-name="Основной_20_текст_20_2">
      <style:paragraph-properties fo:margin-left="0.635cm" fo:margin-right="0cm" fo:text-indent="-0.635cm" style:auto-text-indent="false" style:page-number="auto"/>
      <style:text-properties fo:font-size="10pt" fo:font-weight="bold" officeooo:paragraph-rsid="002464a6" style:font-name="Liberation Serif" style:font-size-asian="10pt" style:font-size-complex="10pt" style:font-weight-asian="bold" style:font-weight-complex="bold"/>
    </style:style>
    <style:style style:family="paragraph" style:name="P243" style:parent-style-name="Text_20_body">
      <style:paragraph-properties fo:line-height="100%" fo:margin-bottom="0.25cm" fo:margin-left="0cm" fo:margin-right="0cm" fo:margin-top="0cm" fo:text-indent="1cm" style:auto-text-indent="false" style:contextual-spacing="true"/>
      <style:text-properties fo:font-size="10pt" style:font-size-asian="10pt" style:font-size-complex="10pt"/>
    </style:style>
    <style:style style:family="paragraph" style:name="P244" style:parent-style-name="Text_20_body">
      <style:paragraph-properties fo:line-height="100%" fo:margin-bottom="0.25cm" fo:margin-left="0cm" fo:margin-right="0cm" fo:margin-top="0cm" fo:text-align="center" fo:text-indent="1cm" style:auto-text-indent="false" style:contextual-spacing="true" style:justify-single-word="false"/>
      <style:text-properties fo:font-size="10pt" style:font-size-asian="10pt" style:font-size-complex="10pt"/>
    </style:style>
    <style:style style:family="paragraph" style:name="P245" style:parent-style-name="Text_20_body">
      <style:paragraph-properties fo:line-height="100%" fo:margin-bottom="0.25cm" fo:margin-left="0cm" fo:margin-right="0cm" fo:margin-top="0cm" fo:text-align="center" fo:text-indent="1cm" style:auto-text-indent="false" style:contextual-spacing="true" style:justify-single-word="false"/>
      <style:text-properties fo:font-size="10pt" officeooo:paragraph-rsid="00153d9d" style:font-size-asian="10pt" style:font-size-complex="10pt"/>
    </style:style>
    <style:style style:family="paragraph" style:name="P246" style:parent-style-name="Text_20_body">
      <style:paragraph-properties fo:line-height="100%" fo:margin-bottom="0.25cm" fo:margin-left="0cm" fo:margin-right="0cm" fo:margin-top="0cm" fo:text-align="center" fo:text-indent="1cm" style:auto-text-indent="false" style:contextual-spacing="true" style:justify-single-word="false"/>
      <style:text-properties fo:font-size="10pt" officeooo:paragraph-rsid="003d2cf7" style:font-size-asian="10pt" style:font-size-complex="10pt"/>
    </style:style>
    <style:style style:family="paragraph" style:name="P247" style:parent-style-name="Text_20_body">
      <style:paragraph-properties fo:line-height="100%" fo:margin-bottom="0.25cm" fo:margin-left="0cm" fo:margin-right="0cm" fo:margin-top="0cm" fo:text-align="center" fo:text-indent="1cm" style:auto-text-indent="false" style:contextual-spacing="true" style:justify-single-word="false"/>
      <style:text-properties fo:font-size="10pt" style:font-size-asian="10pt" style:font-size-complex="10pt" style:text-underline-color="font-color" style:text-underline-style="solid" style:text-underline-width="auto"/>
    </style:style>
    <style:style style:family="paragraph" style:name="P248" style:parent-style-name="Text_20_body">
      <style:paragraph-properties fo:line-height="100%" fo:margin-bottom="0.25cm" fo:margin-left="0cm" fo:margin-right="0cm" fo:margin-top="0cm" fo:text-indent="1cm" style:auto-text-indent="false" style:contextual-spacing="true"/>
      <style:text-properties fo:font-size="10pt" fo:font-weight="bold" style:font-size-asian="10pt" style:font-size-complex="10pt" style:font-weight-asian="bold" style:font-weight-complex="bold"/>
    </style:style>
    <style:style style:family="paragraph" style:name="P249" style:parent-style-name="Text_20_body">
      <style:paragraph-properties fo:line-height="100%" fo:margin-bottom="0.25cm" fo:margin-left="0cm" fo:margin-right="0cm" fo:margin-top="0cm" fo:text-indent="1cm" style:auto-text-indent="false" style:contextual-spacing="true"/>
    </style:style>
    <style:style style:family="paragraph" style:name="P250" style:parent-style-name="Text_20_body">
      <style:paragraph-properties fo:line-height="100%" fo:margin-bottom="0.25cm" fo:margin-left="0cm" fo:margin-right="0cm" fo:margin-top="0cm" fo:text-indent="1cm" style:auto-text-indent="false" style:contextual-spacing="true"/>
      <style:text-properties officeooo:paragraph-rsid="0012b111"/>
    </style:style>
    <style:style style:family="paragraph" style:name="P251" style:parent-style-name="Text_20_body">
      <style:paragraph-properties fo:line-height="100%" fo:margin-bottom="0.25cm" fo:margin-left="0cm" fo:margin-right="0cm" fo:margin-top="0cm" fo:text-align="center" fo:text-indent="1cm" style:auto-text-indent="false" style:contextual-spacing="true" style:justify-single-word="false"/>
    </style:style>
    <style:style style:family="paragraph" style:name="P252" style:parent-style-name="Text_20_body">
      <style:paragraph-properties fo:line-height="100%" fo:margin-bottom="0.25cm" fo:margin-left="0cm" fo:margin-right="0cm" fo:margin-top="0cm" fo:text-indent="1cm" style:auto-text-indent="false" style:contextual-spacing="true"/>
      <style:text-properties fo:font-size="11pt" style:font-size-asian="11pt" style:font-size-complex="11pt"/>
    </style:style>
    <style:style style:family="paragraph" style:name="P253" style:parent-style-name="Text_20_body">
      <style:paragraph-properties fo:line-height="100%" fo:margin-bottom="0.25cm" fo:margin-left="0cm" fo:margin-right="0cm" fo:margin-top="0cm" fo:text-indent="1cm" style:auto-text-indent="false" style:contextual-spacing="true"/>
      <style:text-properties fo:font-size="11pt" fo:font-weight="bold" style:font-size-asian="11pt" style:font-size-complex="11pt" style:font-weight-asian="bold" style:font-weight-complex="bold"/>
    </style:style>
    <style:style style:family="paragraph" style:name="P254" style:parent-style-name="Text_20_body">
      <style:paragraph-properties fo:line-height="100%" fo:margin-bottom="0.25cm" fo:margin-left="0cm" fo:margin-right="0cm" fo:margin-top="0cm" fo:text-indent="1cm" style:auto-text-indent="false" style:contextual-spacing="true"/>
      <style:text-properties fo:font-size="11pt" fo:font-weight="bold" officeooo:paragraph-rsid="0012b111" style:font-size-asian="11pt" style:font-size-complex="11pt" style:font-weight-asian="bold" style:font-weight-complex="bold"/>
    </style:style>
    <style:style style:family="paragraph" style:name="P255" style:parent-style-name="Text_20_body">
      <style:paragraph-properties fo:line-height="100%" fo:margin-bottom="0.25cm" fo:margin-left="0cm" fo:margin-right="0cm" fo:margin-top="0cm" fo:text-align="center" fo:text-indent="1cm" style:auto-text-indent="false" style:contextual-spacing="true" style:justify-single-word="false"/>
      <style:text-properties fo:font-size="8pt" style:font-size-asian="8pt" style:font-size-complex="8pt"/>
    </style:style>
    <style:style style:family="paragraph" style:name="P256" style:parent-style-name="Text_20_body">
      <style:paragraph-properties fo:line-height="100%" fo:margin-bottom="0.25cm" fo:margin-left="0cm" fo:margin-right="0cm" fo:margin-top="0cm" fo:text-align="justify" fo:text-indent="1cm" style:auto-text-indent="false" style:contextual-spacing="true" style:justify-single-word="false" style:shadow="none"/>
      <style:text-properties officeooo:paragraph-rsid="001205ab" officeooo:rsid="001205ab"/>
    </style:style>
    <style:style style:family="paragraph" style:name="P257" style:parent-style-name="Text_20_body">
      <style:paragraph-properties fo:line-height="100%" fo:margin-bottom="0.25cm" fo:margin-left="0cm" fo:margin-right="0cm" fo:margin-top="0cm" fo:text-align="center" fo:text-indent="1cm" style:auto-text-indent="false" style:contextual-spacing="true" style:justify-single-word="false" style:shadow="none"/>
      <style:text-properties fo:font-size="12pt" officeooo:paragraph-rsid="003e8d28" style:font-size-asian="12pt" style:font-size-complex="12pt"/>
    </style:style>
    <style:style style:family="paragraph" style:name="P258" style:parent-style-name="Text_20_body">
      <style:paragraph-properties fo:line-height="100%" fo:margin-bottom="0.25cm" fo:margin-left="0cm" fo:margin-right="0cm" fo:margin-top="0cm" fo:text-align="justify" fo:text-indent="1cm" style:auto-text-indent="false" style:contextual-spacing="true" style:justify-single-word="false" style:shadow="none"/>
      <style:text-properties fo:font-size="12pt" officeooo:paragraph-rsid="003e8d28" style:font-size-asian="12pt" style:font-size-complex="12pt"/>
    </style:style>
    <style:style style:family="paragraph" style:name="P259" style:parent-style-name="Text_20_body">
      <style:paragraph-properties fo:line-height="100%" fo:margin-bottom="0.25cm" fo:margin-left="0cm" fo:margin-right="0cm" fo:margin-top="0cm" fo:text-align="justify" fo:text-indent="1cm" style:auto-text-indent="false" style:contextual-spacing="true" style:justify-single-word="false" style:shadow="none"/>
      <style:text-properties fo:font-size="12pt" officeooo:paragraph-rsid="0072f328" style:font-size-asian="12pt" style:font-size-complex="12pt"/>
    </style:style>
    <style:style style:family="paragraph" style:name="P260" style:parent-style-name="Text_20_body">
      <style:paragraph-properties fo:line-height="100%" fo:margin-bottom="0.25cm" fo:margin-left="0cm" fo:margin-right="0cm" fo:margin-top="0cm" fo:text-align="justify" fo:text-indent="1cm" style:auto-text-indent="false" style:contextual-spacing="true" style:justify-single-word="false" style:shadow="none"/>
      <style:text-properties fo:font-size="12pt" officeooo:paragraph-rsid="003e8d28" style:font-name="Liberation Serif" style:font-size-asian="12pt" style:font-size-complex="12pt"/>
    </style:style>
    <style:style style:family="paragraph" style:name="P261" style:parent-style-name="Text_20_body">
      <style:paragraph-properties fo:line-height="100%" fo:margin-bottom="0.25cm" fo:margin-left="0cm" fo:margin-right="0cm" fo:margin-top="0cm" fo:text-align="center" fo:text-indent="1cm" style:auto-text-indent="false" style:contextual-spacing="true" style:justify-single-word="false" style:shadow="none"/>
      <style:text-properties fo:font-size="12pt" officeooo:paragraph-rsid="003e8d28" style:font-name="Liberation Serif" style:font-size-asian="12pt" style:font-size-complex="12pt"/>
    </style:style>
    <style:style style:family="paragraph" style:name="P262" style:parent-style-name="Text_20_body">
      <style:paragraph-properties fo:keep-with-next="always" fo:line-height="100%" fo:margin-bottom="0.25cm" fo:margin-left="0cm" fo:margin-right="0cm" fo:margin-top="0cm" fo:text-align="justify" fo:text-indent="1cm" style:auto-text-indent="false" style:contextual-spacing="true" style:justify-single-word="false" style:shadow="none"/>
      <style:text-properties fo:font-size="12pt" officeooo:paragraph-rsid="003e8d28" style:font-size-asian="12pt" style:font-size-complex="12pt"/>
    </style:style>
    <style:style style:family="paragraph" style:name="P263" style:parent-style-name="Text_20_body">
      <style:paragraph-properties fo:keep-with-next="always" fo:line-height="100%" fo:margin-bottom="0.25cm" fo:margin-left="0cm" fo:margin-right="0cm" fo:margin-top="0cm" fo:text-align="center" fo:text-indent="1cm" style:auto-text-indent="false" style:contextual-spacing="true" style:justify-single-word="false" style:shadow="none"/>
      <style:text-properties fo:font-size="12pt" officeooo:paragraph-rsid="003e8d28" style:font-size-asian="12pt" style:font-size-complex="12pt"/>
    </style:style>
    <style:style style:family="paragraph" style:master-page-name="" style:name="P264" style:parent-style-name="Text_20_body">
      <style:paragraph-properties fo:keep-together="always" fo:line-height="100%" fo:margin-bottom="0.25cm" fo:margin-left="0cm" fo:margin-right="0cm" fo:margin-top="0cm" fo:text-align="center" fo:text-indent="1cm" style:auto-text-indent="false" style:contextual-spacing="true" style:justify-single-word="false" style:page-number="auto" style:shadow="none"/>
      <style:text-properties fo:font-size="12pt" officeooo:paragraph-rsid="003e8d28" style:font-size-asian="12pt" style:font-size-complex="12pt"/>
    </style:style>
    <style:style style:family="paragraph" style:master-page-name="" style:name="P265" style:parent-style-name="Text_20_body">
      <style:paragraph-properties fo:keep-with-next="always" fo:line-height="100%" fo:margin-bottom="0.25cm" fo:margin-left="0cm" fo:margin-right="0cm" fo:margin-top="0cm" fo:text-align="justify" fo:text-indent="1cm" style:auto-text-indent="false" style:contextual-spacing="true" style:justify-single-word="false" style:page-number="auto" style:register-true="true" style:shadow="none"/>
      <style:text-properties fo:font-size="12pt" officeooo:paragraph-rsid="003e8d28" style:font-size-asian="12pt" style:font-size-complex="12pt"/>
    </style:style>
    <style:style style:family="paragraph" style:name="P266" style:parent-style-name="Standard">
      <style:paragraph-properties fo:margin-left="0cm" fo:margin-right="0cm" fo:text-align="center" fo:text-indent="1cm" style:auto-text-indent="false" style:justify-single-word="false"/>
      <style:text-properties fo:font-size="10pt" officeooo:paragraph-rsid="00121137" officeooo:rsid="000f0281" style:font-name="Liberation Serif" style:font-size-asian="10pt" style:font-size-complex="10pt"/>
    </style:style>
    <style:style style:family="paragraph" style:name="P267" style:parent-style-name="Standard">
      <style:paragraph-properties fo:margin-left="0cm" fo:margin-right="0cm" fo:text-align="center" fo:text-indent="1cm" style:auto-text-indent="false" style:justify-single-word="false"/>
      <style:text-properties fo:font-size="10pt" officeooo:paragraph-rsid="001205ab" officeooo:rsid="000f0281" style:font-name="Liberation Serif" style:font-size-asian="10pt" style:font-size-complex="10pt"/>
    </style:style>
    <style:style style:family="paragraph" style:name="P268" style:parent-style-name="Standard">
      <style:paragraph-properties fo:margin-left="0.741cm" fo:margin-right="0cm" fo:text-indent="0cm" style:auto-text-indent="false"/>
      <style:text-properties officeooo:paragraph-rsid="0019dd01" style:font-name="Liberation Serif"/>
    </style:style>
    <style:style style:family="paragraph" style:name="P269" style:parent-style-name="Standard">
      <style:paragraph-properties fo:margin-left="0.741cm" fo:margin-right="0cm" fo:text-indent="0cm" style:auto-text-indent="false"/>
      <style:text-properties officeooo:paragraph-rsid="00121137" style:font-name="Liberation Serif"/>
    </style:style>
    <style:style style:family="paragraph" style:name="P270" style:parent-style-name="Standard">
      <style:paragraph-properties fo:margin-left="0.741cm" fo:margin-right="0cm" fo:text-indent="0cm" style:auto-text-indent="false"/>
      <style:text-properties fo:country="US" fo:language="en" officeooo:paragraph-rsid="00239733" style:font-name="Liberation Serif"/>
    </style:style>
    <style:style style:family="paragraph" style:name="P271" style:parent-style-name="Standard">
      <style:paragraph-properties fo:margin-left="0.741cm" fo:margin-right="0cm" fo:text-indent="0cm" style:auto-text-indent="false"/>
      <style:text-properties fo:font-size="11pt" fo:font-weight="bold" officeooo:paragraph-rsid="00239733" style:font-name="Liberation Serif" style:font-size-asian="11pt" style:font-size-complex="11pt" style:font-weight-asian="bold"/>
    </style:style>
    <style:style style:family="paragraph" style:name="P272" style:parent-style-name="Standard">
      <style:paragraph-properties fo:margin-left="0.741cm" fo:margin-right="0cm" fo:text-indent="0cm" style:auto-text-indent="false"/>
      <style:text-properties fo:font-weight="bold" officeooo:paragraph-rsid="0019dd01" style:font-name="Liberation Serif" style:font-weight-asian="bold"/>
    </style:style>
    <style:style style:family="paragraph" style:name="P273" style:parent-style-name="Standard">
      <style:paragraph-properties fo:margin-left="-0.191cm" fo:margin-right="-0.191cm" fo:text-align="center" fo:text-indent="0cm" style:auto-text-indent="false" style:justify-single-word="false"/>
      <style:text-properties fo:font-size="10pt" officeooo:paragraph-rsid="00264eaa" style:font-name="Liberation Serif" style:font-size-asian="10pt" style:font-size-complex="10pt"/>
    </style:style>
    <style:style style:family="paragraph" style:name="P274" style:parent-style-name="Standard">
      <style:paragraph-properties fo:margin-left="-0.191cm" fo:margin-right="-0.191cm" fo:text-align="center" fo:text-indent="0cm" style:auto-text-indent="false" style:justify-single-word="false">
        <style:tab-stops/>
      </style:paragraph-properties>
      <style:text-properties fo:font-size="10pt" officeooo:paragraph-rsid="00226d99" style:font-name="Liberation Serif" style:font-size-asian="10pt" style:font-size-complex="10pt" style:text-rotation-angle="90" style:text-rotation-scale="line-height"/>
    </style:style>
    <style:style style:family="paragraph" style:name="P275" style:parent-style-name="Standard">
      <style:paragraph-properties fo:margin-left="-0.191cm" fo:margin-right="-0.191cm" fo:text-align="justify" fo:text-indent="0cm" style:auto-text-indent="false" style:justify-single-word="false"/>
      <style:text-properties fo:country="RU" fo:font-size="10pt" fo:language="ru" loext:opacity="0%" officeooo:paragraph-rsid="00219755" style:country-asian="CN" style:country-complex="SA" style:font-name="Liberation Serif" style:font-name-asian="Times New Roman" style:font-name-complex="Times New Roman" style:font-size-asian="10pt" style:font-size-complex="10pt" style:language-asian="zh" style:language-complex="ar" style:text-rotation-angle="90" style:text-rotation-scale="line-height" style:use-window-font-color="true"/>
    </style:style>
    <style:style style:family="paragraph" style:name="P276" style:parent-style-name="Standard">
      <style:paragraph-properties fo:margin-left="-0.191cm" fo:margin-right="-0.191cm" fo:text-align="justify" fo:text-indent="0cm" style:auto-text-indent="false" style:justify-single-word="false"/>
      <style:text-properties fo:country="RU" fo:font-size="10pt" fo:language="ru" loext:opacity="0%" officeooo:paragraph-rsid="00226d99" style:country-asian="CN" style:country-complex="SA" style:font-name="Liberation Serif" style:font-name-asian="Times New Roman" style:font-name-complex="Times New Roman" style:font-size-asian="10pt" style:font-size-complex="10pt" style:language-asian="zh" style:language-complex="ar" style:text-rotation-angle="90" style:text-rotation-scale="line-height" style:use-window-font-color="true"/>
    </style:style>
    <style:style style:family="paragraph" style:name="P277" style:parent-style-name="Standard">
      <style:paragraph-properties fo:margin-left="-0.191cm" fo:margin-right="-0.191cm" fo:text-align="center" fo:text-indent="0cm" style:auto-text-indent="false" style:justify-single-word="false"/>
      <style:text-properties officeooo:paragraph-rsid="00a71e2c"/>
    </style:style>
    <style:style style:family="paragraph" style:name="P278" style:parent-style-name="Text_20_body">
      <style:paragraph-properties fo:text-align="center" style:justify-single-word="false"/>
      <style:text-properties officeooo:paragraph-rsid="00154615"/>
    </style:style>
    <style:style style:family="paragraph" style:name="P279" style:parent-style-name="Text_20_body">
      <style:paragraph-properties fo:text-align="center" style:justify-single-word="false"/>
      <style:text-properties officeooo:paragraph-rsid="000ba994"/>
    </style:style>
    <style:style style:family="paragraph" style:name="P280" style:parent-style-name="Text_20_body">
      <style:paragraph-properties fo:text-align="start" style:justify-single-word="false"/>
      <style:text-properties fo:font-weight="bold" officeooo:paragraph-rsid="00169068" style:font-name="Liberation Serif" style:font-weight-asian="bold"/>
    </style:style>
    <style:style style:family="paragraph" style:name="P281" style:parent-style-name="Text_20_body">
      <style:paragraph-properties fo:text-align="start" style:justify-single-word="false"/>
      <style:text-properties fo:font-weight="bold" officeooo:paragraph-rsid="002464a6" style:font-name="Liberation Serif" style:font-weight-asian="bold"/>
    </style:style>
    <style:style style:family="paragraph" style:name="P282" style:parent-style-name="Text_20_body">
      <style:paragraph-properties fo:text-align="start" style:justify-single-word="false"/>
      <style:text-properties fo:font-weight="bold" officeooo:paragraph-rsid="0019dd01" style:font-name="Liberation Serif" style:font-weight-asian="bold"/>
    </style:style>
    <style:style style:family="paragraph" style:name="P283" style:parent-style-name="Text_20_body">
      <style:paragraph-properties fo:text-align="center" style:justify-single-word="false"/>
      <style:text-properties fo:font-weight="bold" officeooo:paragraph-rsid="00121137" style:font-name="Liberation Serif" style:font-weight-asian="bold" style:font-weight-complex="bold"/>
    </style:style>
    <style:style style:family="paragraph" style:name="P284" style:parent-style-name="Text_20_body">
      <style:paragraph-properties fo:text-align="start" style:justify-single-word="false"/>
      <style:text-properties officeooo:paragraph-rsid="00169068" style:font-name="Liberation Serif"/>
    </style:style>
    <style:style style:family="paragraph" style:name="P285" style:parent-style-name="Text_20_body">
      <style:paragraph-properties fo:text-align="start" style:justify-single-word="false"/>
      <style:text-properties officeooo:paragraph-rsid="0019dd01" style:font-name="Liberation Serif"/>
    </style:style>
    <style:style style:family="paragraph" style:name="P286" style:parent-style-name="Text_20_body">
      <style:paragraph-properties fo:text-align="start" style:justify-single-word="false"/>
      <style:text-properties officeooo:paragraph-rsid="00239733" style:font-name="Liberation Serif"/>
    </style:style>
    <style:style style:family="paragraph" style:name="P287" style:parent-style-name="Text_20_body">
      <style:paragraph-properties fo:text-align="center" style:justify-single-word="false"/>
      <style:text-properties fo:font-size="11pt" officeooo:paragraph-rsid="002464a6" style:font-name="Liberation Serif" style:font-size-asian="11pt" style:font-size-complex="11pt" style:text-underline-color="font-color" style:text-underline-style="solid" style:text-underline-width="auto"/>
    </style:style>
    <style:style style:family="paragraph" style:name="P288" style:parent-style-name="Text_20_body">
      <style:paragraph-properties fo:line-height="100%" fo:text-align="center" style:justify-single-word="false"/>
      <style:text-properties fo:font-size="12pt" fo:font-weight="bold" officeooo:paragraph-rsid="0019dd01" style:font-name="Liberation Serif" style:font-size-asian="12pt" style:font-size-complex="12pt" style:font-weight-asian="bold"/>
    </style:style>
    <style:style style:family="paragraph" style:name="P289" style:parent-style-name="Text_20_body">
      <style:paragraph-properties fo:text-align="start" style:justify-single-word="false"/>
      <style:text-properties fo:font-size="12pt" officeooo:paragraph-rsid="001205ab" style:font-name="Liberation Serif" style:font-size-asian="12pt" style:font-size-complex="12pt"/>
    </style:style>
    <style:style style:family="paragraph" style:name="P290" style:parent-style-name="Text_20_body">
      <style:paragraph-properties fo:text-align="center" style:justify-single-word="false" style:line-height-at-least="0.019cm"/>
      <style:text-properties fo:font-size="10pt" officeooo:paragraph-rsid="0019dd01" style:font-name="Liberation Serif" style:font-size-asian="10pt" style:font-size-complex="10pt" style:text-underline-color="font-color" style:text-underline-style="solid" style:text-underline-width="auto"/>
    </style:style>
    <style:style style:family="paragraph" style:name="P291" style:parent-style-name="Text_20_body">
      <style:paragraph-properties fo:text-align="center" style:justify-single-word="false" style:line-height-at-least="0cm"/>
      <style:text-properties fo:font-size="10pt" officeooo:paragraph-rsid="001e698e" style:font-name="Liberation Serif" style:font-size-asian="10pt"/>
    </style:style>
    <style:style style:family="paragraph" style:name="P292" style:parent-style-name="Text_20_body">
      <style:text-properties fo:font-size="10pt" officeooo:paragraph-rsid="002464a6" style:font-name="Liberation Serif" style:font-size-asian="10pt"/>
    </style:style>
    <style:style style:family="paragraph" style:name="P293" style:parent-style-name="Text_20_body">
      <style:text-properties officeooo:paragraph-rsid="00121137" style:font-name="Liberation Serif"/>
    </style:style>
    <style:style style:family="paragraph" style:name="P294" style:parent-style-name="Text_20_body">
      <style:paragraph-properties fo:text-align="start" style:justify-single-word="false"/>
      <style:text-properties fo:country="US" fo:font-weight="bold" fo:language="en" officeooo:paragraph-rsid="00239733" style:font-name="Liberation Serif" style:font-weight-asian="bold"/>
    </style:style>
    <style:style style:family="paragraph" style:name="P295" style:parent-style-name="Text_20_body">
      <style:paragraph-properties fo:text-align="start" style:justify-single-word="false"/>
      <style:text-properties officeooo:paragraph-rsid="005cd47d"/>
    </style:style>
    <style:style style:family="paragraph" style:name="P296" style:parent-style-name="Standard">
      <style:paragraph-properties fo:keep-with-next="always" fo:text-align="center" style:justify-single-word="false" style:snap-to-layout-grid="false"/>
      <style:text-properties fo:font-size="10pt" officeooo:paragraph-rsid="00169068" style:font-name="Liberation Serif" style:font-size-asian="10pt" style:font-size-complex="10pt"/>
    </style:style>
    <style:style style:family="paragraph" style:name="P297" style:parent-style-name="Standard">
      <style:paragraph-properties fo:keep-with-next="always" fo:text-align="center" style:justify-single-word="false"/>
      <style:text-properties fo:font-size="10pt" officeooo:paragraph-rsid="00169068" style:font-name="Liberation Serif" style:font-size-asian="10pt" style:font-size-complex="10pt"/>
    </style:style>
    <style:style style:family="paragraph" style:name="P298" style:parent-style-name="Standard">
      <style:paragraph-properties fo:keep-with-next="always" fo:text-align="center" style:justify-single-word="false"/>
      <style:text-properties fo:font-size="10pt" officeooo:paragraph-rsid="00219755" style:font-name="Liberation Serif" style:font-size-asian="10pt" style:font-size-complex="10pt"/>
    </style:style>
    <style:style style:family="paragraph" style:name="P299" style:parent-style-name="Standard">
      <style:paragraph-properties fo:keep-with-next="always" fo:text-align="center" style:justify-single-word="false"/>
      <style:text-properties fo:country="US" fo:font-size="10pt" fo:language="en" officeooo:paragraph-rsid="00169068" style:font-name="Liberation Serif" style:font-size-asian="10pt" style:font-size-complex="10pt"/>
    </style:style>
    <style:style style:family="paragraph" style:name="P300" style:parent-style-name="Standard">
      <style:paragraph-properties fo:keep-with-next="always" fo:text-align="center" style:justify-single-word="false" style:snap-to-layout-grid="false"/>
      <style:text-properties fo:country="US" fo:font-size="10pt" fo:language="en" officeooo:paragraph-rsid="00169068" style:font-name="Liberation Serif" style:font-size-asian="10pt" style:font-size-complex="10pt"/>
    </style:style>
    <style:style style:family="paragraph" style:name="P301" style:parent-style-name="Standard">
      <style:paragraph-properties fo:keep-with-next="always" fo:text-align="center" style:justify-single-word="false"/>
      <style:text-properties fo:font-size="10pt" fo:font-weight="bold" officeooo:paragraph-rsid="00169068" style:font-name="Liberation Serif" style:font-size-asian="10pt" style:font-size-complex="10pt" style:font-weight-asian="bold" style:font-weight-complex="bold"/>
    </style:style>
    <style:style style:family="paragraph" style:name="P302" style:parent-style-name="Standard">
      <style:paragraph-properties fo:keep-with-next="always" fo:text-align="center" style:justify-single-word="false" style:snap-to-layout-grid="false"/>
      <style:text-properties fo:font-size="10pt" fo:font-weight="bold" officeooo:paragraph-rsid="00169068" style:font-name="Liberation Serif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paragraph" style:name="P303" style:parent-style-name="Standard">
      <style:paragraph-properties fo:keep-with-next="always" fo:text-align="center" style:justify-single-word="false" style:snap-to-layout-grid="false"/>
      <style:text-properties fo:font-size="10pt" fo:font-weight="bold" officeooo:paragraph-rsid="00cbb115" officeooo:rsid="00cbb115" style:font-name="Liberation Serif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paragraph" style:name="P304" style:parent-style-name="Standard">
      <style:paragraph-properties fo:margin-bottom="0cm" fo:margin-left="0cm" fo:margin-right="-0.291cm" fo:margin-top="0cm" fo:orphans="2" fo:text-align="center" fo:text-indent="0cm" fo:widows="2" style:auto-text-indent="false" style:contextual-spacing="false" style:justify-single-word="false" style:line-height-at-least="0cm" style:punctuation-wrap="simple" style:text-autospace="none" style:vertical-align="baseline" style:writing-mode="lr-tb"/>
      <style:text-properties fo:font-size="11pt" officeooo:paragraph-rsid="0019dd01" style:font-name="Liberation Serif" style:font-name-complex="Times New Roman1" style:font-size-asian="11pt" style:font-size-complex="11pt" style:text-underline-color="font-color" style:text-underline-style="solid" style:text-underline-width="auto"/>
    </style:style>
    <style:style style:family="paragraph" style:name="P305" style:parent-style-name="Standard">
      <style:paragraph-properties fo:margin-left="0.199cm" fo:margin-right="0.199cm" fo:text-align="justify" fo:text-indent="0cm" style:auto-text-indent="false" style:justify-single-word="false"/>
      <style:text-properties fo:font-size="10pt" officeooo:paragraph-rsid="0019dd01" style:font-name="Liberation Serif" style:font-size-asian="10pt" style:font-size-complex="10pt" style:text-rotation-angle="90" style:text-rotation-scale="line-height"/>
    </style:style>
    <style:style style:family="paragraph" style:name="P306" style:parent-style-name="Standard">
      <style:paragraph-properties fo:margin-left="0.199cm" fo:margin-right="0.199cm" fo:text-align="center" fo:text-indent="0cm" style:auto-text-indent="false" style:justify-single-word="false">
        <style:tab-stops>
          <style:tab-stop style:position="10.874cm"/>
        </style:tab-stops>
      </style:paragraph-properties>
      <style:text-properties fo:font-size="10pt" officeooo:paragraph-rsid="001e698e" style:font-name="Liberation Serif" style:font-size-asian="10pt" style:font-size-complex="10pt" style:text-rotation-angle="90" style:text-rotation-scale="line-height"/>
    </style:style>
    <style:style style:family="paragraph" style:name="P307" style:parent-style-name="Standard">
      <style:paragraph-properties fo:margin-left="0.199cm" fo:margin-right="0.199cm" fo:text-align="center" fo:text-indent="0cm" style:auto-text-indent="false" style:justify-single-word="false"/>
      <style:text-properties fo:font-size="10pt" officeooo:paragraph-rsid="001e698e" style:font-name="Liberation Serif" style:font-size-asian="10pt" style:font-size-complex="10pt" style:text-rotation-angle="90" style:text-rotation-scale="line-height"/>
    </style:style>
    <style:style style:family="paragraph" style:name="P308" style:parent-style-name="Standard">
      <style:paragraph-properties fo:margin-left="0.199cm" fo:margin-right="0.199cm" fo:text-align="start" fo:text-indent="0cm" style:auto-text-indent="false" style:justify-single-word="false"/>
      <style:text-properties fo:font-size="10pt" officeooo:paragraph-rsid="001e698e" style:font-name="Liberation Serif" style:font-size-asian="10pt" style:font-size-complex="10pt" style:text-rotation-angle="90" style:text-rotation-scale="line-height"/>
    </style:style>
    <style:style style:family="paragraph" style:name="P309" style:parent-style-name="Standard">
      <style:paragraph-properties fo:margin-left="0.199cm" fo:margin-right="0.199cm" fo:text-indent="0cm" style:auto-text-indent="false"/>
      <style:text-properties fo:font-size="10pt" officeooo:paragraph-rsid="001e698e" style:font-name="Liberation Serif" style:font-size-asian="10pt" style:font-size-complex="10pt" style:text-rotation-angle="90" style:text-rotation-scale="line-height"/>
    </style:style>
    <style:style style:family="paragraph" style:name="P310" style:parent-style-name="Standard">
      <style:paragraph-properties fo:margin-left="0.053cm" fo:margin-right="-0.026cm" fo:text-align="justify" fo:text-indent="-0.053cm" style:auto-text-indent="false" style:justify-single-word="false">
        <style:tab-stops>
          <style:tab-stop style:position="9.631cm"/>
        </style:tab-stops>
      </style:paragraph-properties>
      <style:text-properties fo:font-size="10pt" officeooo:paragraph-rsid="0019dd01" style:font-name="Liberation Serif" style:font-size-asian="10pt" style:font-size-complex="10pt" style:text-rotation-angle="90" style:text-rotation-scale="line-height"/>
    </style:style>
    <style:style style:family="paragraph" style:name="P311" style:parent-style-name="Standard">
      <style:paragraph-properties fo:margin-left="0.053cm" fo:margin-right="0cm" fo:text-align="justify" fo:text-indent="0cm" style:auto-text-indent="false" style:justify-single-word="false">
        <style:tab-stops>
          <style:tab-stop style:position="11.748cm"/>
        </style:tab-stops>
      </style:paragraph-properties>
      <style:text-properties fo:font-size="10pt" officeooo:paragraph-rsid="0019dd01" style:font-name="Liberation Serif" style:font-size-asian="10pt" style:font-size-complex="10pt" style:text-rotation-angle="90" style:text-rotation-scale="line-height"/>
    </style:style>
    <style:style style:family="paragraph" style:name="P312" style:parent-style-name="Основной_20_текст_20_2">
      <style:paragraph-properties fo:margin-left="0.635cm" fo:margin-right="0cm" fo:text-indent="0cm" style:auto-text-indent="false"/>
      <style:text-properties officeooo:paragraph-rsid="00169068" style:font-name="Liberation Serif"/>
    </style:style>
    <style:style style:family="paragraph" style:name="P313" style:parent-style-name="Основной_20_текст_20_2">
      <style:paragraph-properties fo:margin-left="0.635cm" fo:margin-right="0cm" fo:text-indent="0cm" style:auto-text-indent="false"/>
      <style:text-properties officeooo:paragraph-rsid="001e698e" style:font-name="Liberation Serif"/>
    </style:style>
    <style:style style:family="paragraph" style:name="P314" style:parent-style-name="Основной_20_текст_20_2">
      <style:paragraph-properties fo:margin-left="0.635cm" fo:margin-right="0cm" fo:text-indent="0cm" style:auto-text-indent="false"/>
      <style:text-properties officeooo:paragraph-rsid="0020112d" style:font-name="Liberation Serif"/>
    </style:style>
    <style:style style:family="paragraph" style:name="P315" style:parent-style-name="Основной_20_текст_20_2">
      <style:paragraph-properties fo:margin-left="0.635cm" fo:margin-right="0cm" fo:text-indent="0cm" style:auto-text-indent="false"/>
      <style:text-properties officeooo:paragraph-rsid="00219755" style:font-name="Liberation Serif"/>
    </style:style>
    <style:style style:family="paragraph" style:name="P316" style:parent-style-name="Основной_20_текст_20_2">
      <style:paragraph-properties fo:margin-left="0.635cm" fo:margin-right="0cm" fo:text-indent="0cm" style:auto-text-indent="false"/>
      <style:text-properties officeooo:paragraph-rsid="005cd47d"/>
    </style:style>
    <style:style style:family="paragraph" style:name="P317" style:parent-style-name="Text_20_body">
      <style:paragraph-properties fo:margin-left="0.635cm" fo:margin-right="0cm" fo:text-align="start" fo:text-indent="0cm" style:auto-text-indent="false" style:justify-single-word="false"/>
      <style:text-properties fo:font-weight="bold" officeooo:paragraph-rsid="001e698e" style:font-name="Liberation Serif" style:font-weight-asian="bold" style:text-underline-color="font-color" style:text-underline-style="solid" style:text-underline-width="auto"/>
    </style:style>
    <style:style style:family="paragraph" style:name="P318" style:parent-style-name="Text_20_body">
      <style:paragraph-properties fo:margin-bottom="0.25cm" fo:margin-left="0.635cm" fo:margin-right="0cm" fo:margin-top="0cm" fo:text-align="start" fo:text-indent="0cm" style:auto-text-indent="false" style:contextual-spacing="true" style:justify-single-word="false"/>
      <style:text-properties fo:font-weight="bold" officeooo:paragraph-rsid="001e698e" style:font-name="Liberation Serif" style:font-weight-asian="bold" style:text-underline-color="font-color" style:text-underline-style="solid" style:text-underline-width="auto"/>
    </style:style>
    <style:style style:family="paragraph" style:name="P319" style:parent-style-name="Text_20_body">
      <style:paragraph-properties fo:margin-bottom="0.25cm" fo:margin-left="0.635cm" fo:margin-right="0cm" fo:margin-top="0cm" fo:text-align="start" fo:text-indent="0cm" style:auto-text-indent="false" style:contextual-spacing="true" style:justify-single-word="false"/>
      <style:text-properties officeooo:paragraph-rsid="001e698e" style:font-name="Liberation Serif"/>
    </style:style>
    <style:style style:family="paragraph" style:name="P320" style:parent-style-name="Text_20_body">
      <style:paragraph-properties fo:keep-with-next="auto" fo:line-height="100%" fo:margin-bottom="0.25cm" fo:margin-left="0.635cm" fo:margin-right="0cm" fo:margin-top="0cm" fo:text-align="start" fo:text-indent="0cm" style:auto-text-indent="false" style:contextual-spacing="true" style:justify-single-word="false"/>
      <style:text-properties fo:font-weight="bold" officeooo:paragraph-rsid="00169068" style:font-name="Liberation Serif" style:font-weight-asian="bold" style:text-underline-color="font-color" style:text-underline-style="solid" style:text-underline-width="auto"/>
    </style:style>
    <style:style style:family="paragraph" style:name="P321" style:parent-style-name="Standard">
      <style:paragraph-properties fo:margin-left="0.635cm" fo:margin-right="0cm" fo:text-align="start" fo:text-indent="0cm" style:auto-text-indent="false" style:justify-single-word="false"/>
      <style:text-properties fo:font-weight="bold" officeooo:paragraph-rsid="001e698e" style:font-name="Liberation Serif" style:font-weight-asian="bold" style:text-underline-color="font-color" style:text-underline-style="solid" style:text-underline-width="auto"/>
    </style:style>
    <style:style style:family="paragraph" style:master-page-name="" style:name="P322" style:parent-style-name="Standard">
      <style:paragraph-properties fo:keep-with-next="always" fo:margin-left="0cm" fo:margin-right="0cm" fo:text-align="center" fo:text-indent="0.3cm" style:auto-text-indent="false" style:justify-single-word="false" style:page-number="auto" style:register-true="true"/>
      <style:text-properties fo:font-size="10pt" officeooo:paragraph-rsid="00121137" style:font-name="Liberation Serif" style:font-size-asian="10pt" style:font-size-complex="10pt"/>
    </style:style>
    <style:style style:family="paragraph" style:name="P323" style:parent-style-name="Standard">
      <style:paragraph-properties fo:margin-left="-0.206cm" fo:margin-right="-0.099cm" fo:text-indent="0cm" style:auto-text-indent="false"/>
      <style:text-properties fo:font-size="10pt" officeooo:paragraph-rsid="001205ab" style:font-name="Liberation Serif" style:font-size-asian="10pt" style:font-size-complex="10pt"/>
    </style:style>
    <style:style style:family="paragraph" style:name="P324" style:parent-style-name="Standard">
      <style:paragraph-properties fo:margin-left="-0.206cm" fo:margin-right="-0.099cm" fo:text-indent="0cm" style:auto-text-indent="false" style:snap-to-layout-grid="false"/>
      <style:text-properties fo:font-size="10pt" officeooo:paragraph-rsid="001205ab" style:font-name="Liberation Serif" style:font-size-asian="10pt" style:font-size-complex="10pt"/>
    </style:style>
    <style:style style:family="paragraph" style:name="P325" style:parent-style-name="Footer">
      <style:paragraph-properties fo:margin-left="-0.206cm" fo:margin-right="-0.099cm" fo:text-indent="0cm" style:auto-text-indent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fo:font-size="10pt" officeooo:paragraph-rsid="001205ab" style:font-name="Liberation Serif" style:font-size-asian="10pt" style:font-size-complex="10pt"/>
    </style:style>
    <style:style style:family="paragraph" style:name="P326" style:parent-style-name="Standard">
      <style:paragraph-properties fo:margin-left="-0.053cm" fo:margin-right="0.026cm" fo:text-align="center" fo:text-indent="0cm" style:auto-text-indent="false" style:justify-single-word="false">
        <style:tab-stops>
          <style:tab-stop style:position="9.128cm"/>
        </style:tab-stops>
      </style:paragraph-properties>
      <style:text-properties fo:font-size="10pt" officeooo:paragraph-rsid="001e698e" style:font-name="Liberation Serif" style:font-size-asian="10pt" style:font-size-complex="10pt" style:text-rotation-angle="90" style:text-rotation-scale="line-height"/>
    </style:style>
    <style:style style:family="paragraph" style:name="P327" style:parent-style-name="Standard">
      <style:paragraph-properties fo:margin-left="0.053cm" fo:margin-right="0cm" fo:text-align="center" fo:text-indent="0.026cm" style:auto-text-indent="false" style:justify-single-word="false">
        <style:tab-stops>
          <style:tab-stop style:position="10.716cm"/>
        </style:tab-stops>
      </style:paragraph-properties>
      <style:text-properties fo:font-size="10pt" officeooo:paragraph-rsid="001e698e" style:font-name="Liberation Serif" style:font-size-asian="10pt" style:font-size-complex="10pt" style:text-rotation-angle="90" style:text-rotation-scale="line-height"/>
    </style:style>
    <style:style style:family="paragraph" style:name="P328" style:parent-style-name="Standard">
      <style:paragraph-properties fo:margin-left="0.026cm" fo:margin-right="0.026cm" fo:text-align="center" fo:text-indent="-0.026cm" style:auto-text-indent="false" style:justify-single-word="false">
        <style:tab-stops>
          <style:tab-stop style:position="13.494cm"/>
        </style:tab-stops>
      </style:paragraph-properties>
      <style:text-properties fo:font-size="10pt" officeooo:paragraph-rsid="001e698e" style:font-name="Liberation Serif" style:font-size-asian="10pt" style:font-size-complex="10pt" style:text-rotation-angle="90" style:text-rotation-scale="line-height"/>
    </style:style>
    <style:style style:family="paragraph" style:name="P329" style:parent-style-name="Standard">
      <style:paragraph-properties fo:margin-bottom="0cm" fo:margin-top="0cm" style:contextual-spacing="true"/>
      <style:text-properties fo:font-size="12pt" fo:font-weight="bold" officeooo:paragraph-rsid="0019dd01" style:font-name="Liberation Serif" style:font-size-asian="12pt" style:font-weight-asian="bold"/>
    </style:style>
    <style:style style:family="paragraph" style:name="P330" style:parent-style-name="Standard">
      <style:paragraph-properties fo:margin-bottom="0cm" fo:margin-top="0cm" fo:text-align="center" style:contextual-spacing="true" style:justify-single-word="false"/>
      <style:text-properties fo:font-size="12pt" fo:font-weight="bold" officeooo:paragraph-rsid="002464a6" style:font-name="Liberation Serif" style:font-size-asian="12pt" style:font-size-complex="12pt" style:font-weight-asian="bold" style:font-weight-complex="bold" style:text-underline-style="none"/>
    </style:style>
    <style:style style:family="paragraph" style:name="P331" style:parent-style-name="Standard">
      <style:paragraph-properties fo:margin-bottom="0cm" fo:margin-top="0cm" fo:text-align="center" style:contextual-spacing="true" style:justify-single-word="false"/>
      <style:text-properties fo:font-size="10pt" officeooo:paragraph-rsid="00226d99" style:font-name="Liberation Serif" style:font-size-asian="10pt" style:font-size-complex="10pt"/>
    </style:style>
    <style:style style:family="paragraph" style:name="P332" style:parent-style-name="Standard">
      <style:paragraph-properties fo:margin-bottom="0cm" fo:margin-top="0cm" fo:text-align="center" style:contextual-spacing="true" style:justify-single-word="false"/>
      <style:text-properties fo:font-size="10pt" officeooo:paragraph-rsid="00219755" style:font-name="Liberation Serif" style:font-size-asian="10pt" style:font-size-complex="10pt"/>
    </style:style>
    <style:style style:family="paragraph" style:name="P333" style:parent-style-name="Standard">
      <style:paragraph-properties fo:margin-bottom="0cm" fo:margin-top="0cm" fo:text-align="center" style:contextual-spacing="true" style:justify-single-word="false"/>
      <style:text-properties fo:font-size="10pt" officeooo:paragraph-rsid="00361265" style:font-name="Liberation Serif" style:font-size-asian="10pt" style:font-size-complex="10pt"/>
    </style:style>
    <style:style style:family="paragraph" style:name="P334" style:parent-style-name="Standard">
      <style:paragraph-properties fo:margin-bottom="0cm" fo:margin-top="0cm" fo:text-align="center" style:contextual-spacing="true" style:justify-single-word="false"/>
      <style:text-properties fo:font-size="10pt" officeooo:paragraph-rsid="0038e32d" style:font-name="Liberation Serif" style:font-size-asian="10pt" style:font-size-complex="10pt"/>
    </style:style>
    <style:style style:family="paragraph" style:name="P335" style:parent-style-name="Standard">
      <style:paragraph-properties fo:margin-bottom="0cm" fo:margin-top="0cm" fo:text-align="center" style:contextual-spacing="true" style:justify-single-word="false"/>
      <style:text-properties fo:font-size="10pt" officeooo:paragraph-rsid="00398460" style:font-name="Liberation Serif" style:font-size-asian="10pt" style:font-size-complex="10pt"/>
    </style:style>
    <style:style style:family="paragraph" style:name="P336" style:parent-style-name="Standard">
      <style:paragraph-properties fo:margin-bottom="0cm" fo:margin-top="0cm" fo:text-align="center" style:contextual-spacing="true" style:justify-single-word="false"/>
      <style:text-properties fo:font-size="10pt" officeooo:paragraph-rsid="003a962f" style:font-name="Liberation Serif" style:font-size-asian="10pt" style:font-size-complex="10pt"/>
    </style:style>
    <style:style style:family="paragraph" style:name="P337" style:parent-style-name="Standard">
      <style:paragraph-properties fo:margin-bottom="0cm" fo:margin-top="0cm" fo:text-align="center" style:contextual-spacing="true" style:justify-single-word="false"/>
      <style:text-properties fo:font-size="10pt" officeooo:paragraph-rsid="003bf537" style:font-name="Liberation Serif" style:font-size-asian="10pt" style:font-size-complex="10pt"/>
    </style:style>
    <style:style style:family="paragraph" style:name="P338" style:parent-style-name="Standard">
      <style:paragraph-properties fo:margin-bottom="0cm" fo:margin-top="0cm" fo:text-align="center" style:contextual-spacing="true" style:justify-single-word="false"/>
      <style:text-properties fo:font-size="10pt" officeooo:paragraph-rsid="005cd47d" style:font-name="Liberation Serif" style:font-size-asian="10pt" style:font-size-complex="10pt"/>
    </style:style>
    <style:style style:family="paragraph" style:name="P339" style:parent-style-name="Standard">
      <style:paragraph-properties fo:margin-bottom="0cm" fo:margin-top="0cm" fo:text-align="center" style:contextual-spacing="true" style:justify-single-word="false"/>
      <style:text-properties fo:font-size="10pt" fo:font-weight="bold" officeooo:paragraph-rsid="00226d99" style:font-name="Liberation Serif" style:font-size-asian="10pt" style:font-size-complex="10pt" style:font-weight-asian="bold" style:font-weight-complex="bold"/>
    </style:style>
    <style:style style:family="paragraph" style:name="P340" style:parent-style-name="Standard">
      <style:paragraph-properties fo:margin-bottom="0cm" fo:margin-top="0cm" fo:text-align="center" style:contextual-spacing="true" style:justify-single-word="false"/>
      <style:text-properties fo:font-size="10pt" fo:font-weight="bold" officeooo:paragraph-rsid="00219755" style:font-name="Liberation Serif" style:font-size-asian="10pt" style:font-size-complex="10pt" style:font-weight-asian="bold" style:font-weight-complex="bold"/>
    </style:style>
    <style:style style:family="paragraph" style:name="P341" style:parent-style-name="Standard">
      <style:paragraph-properties fo:margin-bottom="0cm" fo:margin-top="0cm" fo:text-align="center" style:contextual-spacing="true" style:justify-single-word="false"/>
      <style:text-properties fo:font-size="10pt" fo:font-weight="bold" officeooo:paragraph-rsid="00361265" style:font-name="Liberation Serif" style:font-size-asian="10pt" style:font-size-complex="10pt" style:font-weight-asian="bold" style:font-weight-complex="bold"/>
    </style:style>
    <style:style style:family="paragraph" style:name="P342" style:parent-style-name="Standard">
      <style:paragraph-properties fo:margin-bottom="0cm" fo:margin-top="0cm" fo:text-align="center" style:contextual-spacing="true" style:justify-single-word="false"/>
      <style:text-properties fo:font-size="10pt" fo:font-weight="bold" officeooo:paragraph-rsid="0038e32d" style:font-name="Liberation Serif" style:font-size-asian="10pt" style:font-size-complex="10pt" style:font-weight-asian="bold" style:font-weight-complex="bold"/>
    </style:style>
    <style:style style:family="paragraph" style:name="P343" style:parent-style-name="Standard">
      <style:paragraph-properties fo:margin-bottom="0cm" fo:margin-top="0cm" fo:text-align="center" style:contextual-spacing="true" style:justify-single-word="false"/>
      <style:text-properties fo:font-size="10pt" fo:font-weight="bold" officeooo:paragraph-rsid="00398460" style:font-name="Liberation Serif" style:font-size-asian="10pt" style:font-size-complex="10pt" style:font-weight-asian="bold" style:font-weight-complex="bold"/>
    </style:style>
    <style:style style:family="paragraph" style:name="P344" style:parent-style-name="Standard">
      <style:paragraph-properties fo:margin-bottom="0cm" fo:margin-top="0cm" fo:text-align="center" style:contextual-spacing="true" style:justify-single-word="false"/>
      <style:text-properties fo:font-size="10pt" fo:font-weight="bold" officeooo:paragraph-rsid="003a962f" style:font-name="Liberation Serif" style:font-size-asian="10pt" style:font-size-complex="10pt" style:font-weight-asian="bold" style:font-weight-complex="bold"/>
    </style:style>
    <style:style style:family="paragraph" style:name="P345" style:parent-style-name="Standard">
      <style:paragraph-properties fo:margin-bottom="0cm" fo:margin-top="0cm" fo:text-align="center" style:contextual-spacing="true" style:justify-single-word="false"/>
      <style:text-properties fo:font-size="10pt" fo:font-weight="bold" officeooo:paragraph-rsid="003bf537" style:font-name="Liberation Serif" style:font-size-asian="10pt" style:font-size-complex="10pt" style:font-weight-asian="bold" style:font-weight-complex="bold"/>
    </style:style>
    <style:style style:family="paragraph" style:name="P346" style:parent-style-name="Standard">
      <style:paragraph-properties fo:margin-bottom="0cm" fo:margin-top="0cm" fo:text-align="center" style:contextual-spacing="true" style:justify-single-word="false"/>
      <style:text-properties fo:font-size="10pt" fo:font-weight="bold" officeooo:paragraph-rsid="005cd47d" style:font-name="Liberation Serif" style:font-size-asian="10pt" style:font-size-complex="10pt" style:font-weight-asian="bold" style:font-weight-complex="bold"/>
    </style:style>
    <style:style style:family="paragraph" style:name="P347" style:parent-style-name="Text_20_body">
      <style:paragraph-properties fo:margin-bottom="0cm" fo:margin-top="0cm" fo:text-align="center" style:contextual-spacing="true" style:justify-single-word="false"/>
    </style:style>
    <style:style style:family="paragraph" style:name="P348" style:parent-style-name="Text_20_body">
      <style:paragraph-properties fo:margin-bottom="0cm" fo:margin-top="0cm" fo:text-align="center" style:contextual-spacing="true" style:justify-single-word="false"/>
      <style:text-properties officeooo:paragraph-rsid="00361265"/>
    </style:style>
    <style:style style:family="paragraph" style:name="P349" style:parent-style-name="Text_20_body">
      <style:paragraph-properties fo:margin-bottom="0cm" fo:margin-top="0cm" fo:text-align="center" style:contextual-spacing="true" style:justify-single-word="false"/>
      <style:text-properties officeooo:paragraph-rsid="0038e32d"/>
    </style:style>
    <style:style style:family="paragraph" style:name="P350" style:parent-style-name="Text_20_body">
      <style:paragraph-properties fo:margin-bottom="0cm" fo:margin-top="0cm" fo:text-align="center" style:contextual-spacing="true" style:justify-single-word="false"/>
      <style:text-properties officeooo:paragraph-rsid="00398460"/>
    </style:style>
    <style:style style:family="paragraph" style:name="P351" style:parent-style-name="Text_20_body">
      <style:paragraph-properties fo:margin-bottom="0cm" fo:margin-top="0cm" fo:text-align="center" style:contextual-spacing="true" style:justify-single-word="false"/>
      <style:text-properties officeooo:paragraph-rsid="003a962f"/>
    </style:style>
    <style:style style:family="paragraph" style:name="P352" style:parent-style-name="Text_20_body">
      <style:paragraph-properties fo:margin-bottom="0cm" fo:margin-top="0cm" fo:text-align="center" style:contextual-spacing="true" style:justify-single-word="false"/>
      <style:text-properties officeooo:paragraph-rsid="003bf537"/>
    </style:style>
    <style:style style:family="paragraph" style:name="P353" style:parent-style-name="Text_20_body">
      <style:paragraph-properties fo:margin-bottom="0cm" fo:margin-top="0cm" fo:text-align="center" style:contextual-spacing="true" style:justify-single-word="false"/>
      <style:text-properties officeooo:paragraph-rsid="005cd47d"/>
    </style:style>
    <style:style style:family="paragraph" style:name="P354" style:parent-style-name="Text_20_body">
      <style:paragraph-properties fo:margin-bottom="0cm" fo:margin-top="0cm" fo:text-align="start" style:contextual-spacing="true" style:justify-single-word="false"/>
      <style:text-properties fo:font-weight="bold" officeooo:paragraph-rsid="00451023" style:font-name="Liberation Serif" style:font-weight-asian="bold"/>
    </style:style>
    <style:style style:family="paragraph" style:name="P355" style:parent-style-name="Text_20_body">
      <style:paragraph-properties fo:margin-bottom="0cm" fo:margin-top="0cm" fo:text-align="start" style:contextual-spacing="true" style:justify-single-word="false"/>
      <style:text-properties officeooo:paragraph-rsid="002464a6" style:font-name="Liberation Serif"/>
    </style:style>
    <style:style style:family="paragraph" style:master-page-name="" style:name="P356" style:parent-style-name="Text_20_body">
      <style:paragraph-properties fo:margin-bottom="0cm" fo:margin-top="0cm" style:contextual-spacing="true" style:page-number="auto"/>
    </style:style>
    <style:style style:family="paragraph" style:master-page-name="" style:name="P357" style:parent-style-name="Text_20_body">
      <style:paragraph-properties fo:margin-bottom="0cm" fo:margin-top="0cm" fo:text-align="justify" style:contextual-spacing="true" style:justify-single-word="false" style:page-number="auto"/>
      <style:text-properties officeooo:paragraph-rsid="002464a6" style:font-name="Liberation Serif"/>
    </style:style>
    <style:style style:family="paragraph" style:name="P358" style:parent-style-name="Standard">
      <style:paragraph-properties fo:margin-left="1.376cm" fo:margin-right="0cm" fo:text-indent="0cm" style:auto-text-indent="false"/>
      <style:text-properties fo:font-weight="bold" officeooo:paragraph-rsid="0020112d" style:font-name="Liberation Serif" style:font-weight-asian="bold"/>
    </style:style>
    <style:style style:family="paragraph" style:name="P359" style:parent-style-name="Standard">
      <style:paragraph-properties fo:margin-left="1.376cm" fo:margin-right="0cm" fo:text-indent="0cm" style:auto-text-indent="false"/>
      <style:text-properties fo:font-size="11pt" fo:font-weight="bold" officeooo:paragraph-rsid="0020112d" style:font-name="Liberation Serif" style:font-size-asian="11pt" style:font-size-complex="11pt" style:font-weight-asian="bold"/>
    </style:style>
    <style:style style:family="paragraph" style:name="P360" style:parent-style-name="Standard">
      <style:paragraph-properties fo:margin-left="1.376cm" fo:margin-right="0cm" fo:text-indent="0cm" style:auto-text-indent="false"/>
      <style:text-properties fo:font-size="11pt" fo:font-weight="bold" officeooo:paragraph-rsid="00219755" style:font-name="Liberation Serif" style:font-size-asian="11pt" style:font-size-complex="11pt" style:font-weight-asian="bold"/>
    </style:style>
    <style:style style:family="paragraph" style:name="P361" style:parent-style-name="Standard">
      <style:paragraph-properties fo:margin-left="1.376cm" fo:margin-right="0cm" fo:text-indent="0cm" style:auto-text-indent="false"/>
      <style:text-properties fo:font-size="11pt" fo:font-weight="bold" officeooo:paragraph-rsid="00226d99" style:font-name="Liberation Serif" style:font-size-asian="11pt" style:font-size-complex="11pt" style:font-weight-asian="bold"/>
    </style:style>
    <style:style style:family="paragraph" style:name="P362" style:parent-style-name="Standard">
      <style:paragraph-properties fo:margin-left="2.251cm" fo:margin-right="0cm" fo:text-indent="0cm" style:auto-text-indent="false"/>
      <style:text-properties officeooo:paragraph-rsid="0020112d" style:font-name="Liberation Serif"/>
    </style:style>
    <style:style style:family="paragraph" style:name="P363" style:parent-style-name="Standard">
      <style:paragraph-properties fo:margin-left="2.251cm" fo:margin-right="0cm" fo:text-indent="0cm" style:auto-text-indent="false"/>
      <style:text-properties officeooo:paragraph-rsid="00219755" style:font-name="Liberation Serif"/>
    </style:style>
    <style:style style:family="paragraph" style:name="P364" style:parent-style-name="Standard">
      <style:paragraph-properties fo:margin-left="2.251cm" fo:margin-right="0cm" fo:text-indent="0cm" style:auto-text-indent="false"/>
      <style:text-properties fo:font-size="10pt" officeooo:paragraph-rsid="00226d99" style:font-name="Liberation Serif" style:font-size-asian="10pt" style:font-size-complex="10pt"/>
    </style:style>
    <style:style style:family="paragraph" style:name="P365" style:parent-style-name="Standard">
      <style:paragraph-properties fo:margin-left="2.251cm" fo:margin-right="0cm" fo:text-indent="0cm" style:auto-text-indent="false"/>
      <style:text-properties fo:font-size="10pt" officeooo:paragraph-rsid="00239733" style:font-name="Liberation Serif" style:font-size-asian="10pt" style:font-size-complex="10pt"/>
    </style:style>
    <style:style style:family="paragraph" style:name="P366" style:parent-style-name="Standard">
      <style:paragraph-properties fo:margin-left="2.251cm" fo:margin-right="0cm" fo:text-indent="0cm" style:auto-text-indent="false"/>
      <style:text-properties officeooo:paragraph-rsid="005cd47d"/>
    </style:style>
    <style:style style:family="paragraph" style:name="P367" style:parent-style-name="Standard">
      <style:paragraph-properties fo:margin-left="0.318cm" fo:margin-right="0cm" fo:text-align="center" fo:text-indent="0cm" style:auto-text-indent="false" style:justify-single-word="false" style:snap-to-layout-grid="false"/>
      <style:text-properties fo:country="US" fo:font-size="10pt" fo:language="en" officeooo:paragraph-rsid="00219755" style:country-asian="CN" style:font-name="Liberation Serif" style:font-name-asian="SimSun" style:font-size-asian="10pt" style:font-size-complex="10pt" style:language-asian="zh"/>
    </style:style>
    <style:style style:family="paragraph" style:name="P368" style:parent-style-name="Standard">
      <style:paragraph-properties fo:margin-left="0.318cm" fo:margin-right="0cm" fo:text-indent="0cm" style:auto-text-indent="false" style:snap-to-layout-grid="false"/>
      <style:text-properties fo:country="US" fo:font-size="10pt" fo:language="en" officeooo:paragraph-rsid="00219755" style:country-asian="CN" style:font-name="Liberation Serif" style:font-name-asian="SimSun" style:font-size-asian="10pt" style:font-size-complex="10pt" style:language-asian="zh"/>
    </style:style>
    <style:style style:family="paragraph" style:name="P369" style:parent-style-name="Standard">
      <style:paragraph-properties fo:margin-left="0.318cm" fo:margin-right="0cm" fo:text-align="center" fo:text-indent="0cm" style:auto-text-indent="false" style:justify-single-word="false" style:snap-to-layout-grid="false"/>
      <style:text-properties fo:country="US" fo:font-size="10pt" fo:language="en" officeooo:paragraph-rsid="00219755" style:font-name="Liberation Serif" style:font-size-asian="10pt" style:font-size-complex="10pt"/>
    </style:style>
    <style:style style:family="paragraph" style:name="P370" style:parent-style-name="Standard">
      <style:paragraph-properties fo:margin-left="0.318cm" fo:margin-right="0cm" fo:text-indent="0cm" style:auto-text-indent="false" style:snap-to-layout-grid="false"/>
      <style:text-properties fo:country="US" fo:font-size="10pt" fo:language="en" officeooo:paragraph-rsid="00219755" style:font-name="Liberation Serif" style:font-size-asian="10pt" style:font-size-complex="10pt"/>
    </style:style>
    <style:style style:family="paragraph" style:name="P371" style:parent-style-name="Standard">
      <style:paragraph-properties fo:margin-left="0.318cm" fo:margin-right="0cm" fo:text-align="center" fo:text-indent="0cm" style:auto-text-indent="false" style:justify-single-word="false"/>
      <style:text-properties fo:font-size="10pt" officeooo:paragraph-rsid="00219755" style:font-name="Liberation Serif" style:font-size-asian="10pt" style:font-size-complex="10pt"/>
    </style:style>
    <style:style style:family="paragraph" style:name="P372" style:parent-style-name="Standard">
      <style:paragraph-properties fo:margin-left="0.318cm" fo:margin-right="0cm" fo:text-indent="0cm" style:auto-text-indent="false"/>
      <style:text-properties fo:font-size="10pt" officeooo:paragraph-rsid="00219755" style:font-name="Liberation Serif" style:font-size-asian="10pt" style:font-size-complex="10pt"/>
    </style:style>
    <style:style style:family="paragraph" style:name="P373" style:parent-style-name="Standard">
      <style:paragraph-properties fo:margin-left="0.318cm" fo:margin-right="0cm" fo:text-indent="0cm" style:auto-text-indent="false" style:snap-to-layout-grid="false"/>
      <style:text-properties fo:font-size="10pt" officeooo:paragraph-rsid="00219755" style:font-name="Liberation Serif" style:font-size-asian="10pt" style:font-size-complex="10pt"/>
    </style:style>
    <style:style style:family="paragraph" style:name="P374" style:parent-style-name="Standard">
      <style:paragraph-properties fo:margin-left="0.318cm" fo:margin-right="0cm" fo:text-indent="0cm" style:auto-text-indent="false" style:snap-to-layout-grid="false"/>
      <style:text-properties fo:color="#008000" fo:font-size="10pt" loext:opacity="100%" officeooo:paragraph-rsid="00219755" style:font-name="Liberation Serif" style:font-size-asian="10pt" style:font-size-complex="10pt"/>
    </style:style>
    <style:style style:family="paragraph" style:name="P375" style:parent-style-name="Standard">
      <style:paragraph-properties fo:margin-left="-0.191cm" fo:margin-right="-0.196cm" fo:text-align="start" fo:text-indent="0cm" style:auto-text-indent="false" style:justify-single-word="false">
        <style:tab-stops/>
      </style:paragraph-properties>
      <style:text-properties fo:country="RU" fo:font-size="10pt" fo:language="ru" loext:opacity="0%" officeooo:paragraph-rsid="00219755" style:country-asian="CN" style:country-complex="SA" style:font-name="Liberation Serif" style:font-name-asian="Times New Roman" style:font-name-complex="Times New Roman" style:font-size-asian="10pt" style:font-size-complex="10pt" style:language-asian="zh" style:language-complex="ar" style:text-rotation-angle="90" style:text-rotation-scale="line-height" style:use-window-font-color="true"/>
    </style:style>
    <style:style style:family="paragraph" style:name="P376" style:parent-style-name="Standard">
      <style:paragraph-properties fo:margin-left="-0.138cm" fo:margin-right="-0.111cm" fo:text-align="justify" fo:text-indent="0cm" style:auto-text-indent="false" style:justify-single-word="false">
        <style:tab-stops/>
      </style:paragraph-properties>
      <style:text-properties fo:country="RU" fo:font-size="10pt" fo:language="ru" loext:opacity="0%" officeooo:paragraph-rsid="00219755" style:country-asian="CN" style:country-complex="SA" style:font-name="Liberation Serif" style:font-name-asian="Times New Roman" style:font-name-complex="Times New Roman" style:font-size-asian="10pt" style:font-size-complex="10pt" style:language-asian="zh" style:language-complex="ar" style:text-rotation-angle="90" style:text-rotation-scale="line-height" style:use-window-font-color="true"/>
    </style:style>
    <style:style style:family="paragraph" style:name="P377" style:parent-style-name="Standard">
      <style:paragraph-properties fo:margin-left="-0.138cm" fo:margin-right="-0.111cm" fo:text-align="justify" fo:text-indent="0cm" style:auto-text-indent="false" style:justify-single-word="false">
        <style:tab-stops/>
      </style:paragraph-properties>
      <style:text-properties fo:country="RU" fo:font-size="10pt" fo:language="ru" loext:opacity="0%" officeooo:paragraph-rsid="00226d99" style:country-asian="CN" style:country-complex="SA" style:font-name="Liberation Serif" style:font-name-asian="Times New Roman" style:font-name-complex="Times New Roman" style:font-size-asian="10pt" style:font-size-complex="10pt" style:language-asian="zh" style:language-complex="ar" style:text-rotation-angle="90" style:text-rotation-scale="line-height" style:use-window-font-color="true"/>
    </style:style>
    <style:style style:family="paragraph" style:name="P378" style:parent-style-name="Standard">
      <style:paragraph-properties fo:margin-left="-0.217cm" fo:margin-right="-0.191cm" fo:text-align="justify" fo:text-indent="0cm" style:auto-text-indent="false" style:justify-single-word="false"/>
      <style:text-properties fo:country="RU" fo:font-size="10pt" fo:language="ru" loext:opacity="0%" officeooo:paragraph-rsid="00219755" style:country-asian="CN" style:country-complex="SA" style:font-name="Liberation Serif" style:font-name-asian="Times New Roman" style:font-name-complex="Times New Roman" style:font-size-asian="10pt" style:font-size-complex="10pt" style:language-asian="zh" style:language-complex="ar" style:text-rotation-angle="90" style:text-rotation-scale="line-height" style:use-window-font-color="true"/>
    </style:style>
    <style:style style:family="paragraph" style:name="P379" style:parent-style-name="Standard">
      <style:paragraph-properties fo:margin-left="-0.217cm" fo:margin-right="-0.191cm" fo:text-align="justify" fo:text-indent="0cm" style:auto-text-indent="false" style:justify-single-word="false"/>
      <style:text-properties fo:country="RU" fo:font-size="10pt" fo:language="ru" loext:opacity="0%" officeooo:paragraph-rsid="00226d99" style:country-asian="CN" style:country-complex="SA" style:font-name="Liberation Serif" style:font-name-asian="Times New Roman" style:font-name-complex="Times New Roman" style:font-size-asian="10pt" style:font-size-complex="10pt" style:language-asian="zh" style:language-complex="ar" style:text-rotation-angle="90" style:text-rotation-scale="line-height" style:use-window-font-color="true"/>
    </style:style>
    <style:style style:family="paragraph" style:name="P380" style:parent-style-name="Standard">
      <style:paragraph-properties fo:margin-left="-0.217cm" fo:margin-right="-0.27cm" fo:text-align="justify" fo:text-indent="0cm" style:auto-text-indent="false" style:justify-single-word="false"/>
      <style:text-properties fo:country="RU" fo:font-size="10pt" fo:language="ru" loext:opacity="0%" officeooo:paragraph-rsid="00219755" style:country-asian="CN" style:country-complex="SA" style:font-name="Liberation Serif" style:font-name-asian="Times New Roman" style:font-name-complex="Times New Roman" style:font-size-asian="10pt" style:font-size-complex="10pt" style:language-asian="zh" style:language-complex="ar" style:text-rotation-angle="90" style:text-rotation-scale="line-height" style:use-window-font-color="true"/>
    </style:style>
    <style:style style:family="paragraph" style:name="P381" style:parent-style-name="Standard">
      <style:paragraph-properties fo:margin-left="-0.217cm" fo:margin-right="-0.27cm" fo:text-align="justify" fo:text-indent="0cm" style:auto-text-indent="false" style:justify-single-word="false"/>
      <style:text-properties fo:country="RU" fo:font-size="10pt" fo:language="ru" loext:opacity="0%" officeooo:paragraph-rsid="00226d99" style:country-asian="CN" style:country-complex="SA" style:font-name="Liberation Serif" style:font-name-asian="Times New Roman" style:font-name-complex="Times New Roman" style:font-size-asian="10pt" style:font-size-complex="10pt" style:language-asian="zh" style:language-complex="ar" style:text-rotation-angle="90" style:text-rotation-scale="line-height" style:use-window-font-color="true"/>
    </style:style>
    <style:style style:family="paragraph" style:name="P382" style:parent-style-name="Standard">
      <style:paragraph-properties fo:margin-left="-0.138cm" fo:margin-right="-0.217cm" fo:text-align="justify" fo:text-indent="0cm" style:auto-text-indent="false" style:justify-single-word="false"/>
      <style:text-properties fo:country="RU" fo:font-size="10pt" fo:language="ru" loext:opacity="0%" officeooo:paragraph-rsid="00219755" style:country-asian="CN" style:country-complex="SA" style:font-name="Liberation Serif" style:font-name-asian="Times New Roman" style:font-name-complex="Times New Roman" style:font-size-asian="10pt" style:font-size-complex="10pt" style:language-asian="zh" style:language-complex="ar" style:text-rotation-angle="90" style:text-rotation-scale="line-height" style:use-window-font-color="true"/>
    </style:style>
    <style:style style:family="paragraph" style:name="P383" style:parent-style-name="Standard">
      <style:paragraph-properties fo:margin-left="-0.138cm" fo:margin-right="-0.217cm" fo:text-align="justify" fo:text-indent="0cm" style:auto-text-indent="false" style:justify-single-word="false"/>
      <style:text-properties fo:country="RU" fo:font-size="10pt" fo:language="ru" loext:opacity="0%" officeooo:paragraph-rsid="00226d99" style:country-asian="CN" style:country-complex="SA" style:font-name="Liberation Serif" style:font-name-asian="Times New Roman" style:font-name-complex="Times New Roman" style:font-size-asian="10pt" style:font-size-complex="10pt" style:language-asian="zh" style:language-complex="ar" style:text-rotation-angle="90" style:text-rotation-scale="line-height" style:use-window-font-color="true"/>
    </style:style>
    <style:style style:family="paragraph" style:name="P384" style:parent-style-name="Standard">
      <style:paragraph-properties fo:margin-left="-0.164cm" fo:margin-right="-0.164cm" fo:text-align="justify" fo:text-indent="0cm" style:auto-text-indent="false" style:justify-single-word="false"/>
      <style:text-properties fo:country="RU" fo:font-size="10pt" fo:language="ru" loext:opacity="0%" officeooo:paragraph-rsid="00219755" style:country-asian="CN" style:country-complex="SA" style:font-name="Liberation Serif" style:font-name-asian="Times New Roman" style:font-name-complex="Times New Roman" style:font-size-asian="10pt" style:font-size-complex="10pt" style:language-asian="zh" style:language-complex="ar" style:text-rotation-angle="90" style:text-rotation-scale="line-height" style:use-window-font-color="true"/>
    </style:style>
    <style:style style:family="paragraph" style:name="P385" style:parent-style-name="Standard">
      <style:paragraph-properties fo:margin-left="-0.164cm" fo:margin-right="-0.164cm" fo:text-align="justify" fo:text-indent="0cm" style:auto-text-indent="false" style:justify-single-word="false"/>
      <style:text-properties fo:country="RU" fo:font-size="10pt" fo:language="ru" loext:opacity="0%" officeooo:paragraph-rsid="00226d99" style:country-asian="CN" style:country-complex="SA" style:font-name="Liberation Serif" style:font-name-asian="Times New Roman" style:font-name-complex="Times New Roman" style:font-size-asian="10pt" style:font-size-complex="10pt" style:language-asian="zh" style:language-complex="ar" style:text-rotation-angle="90" style:text-rotation-scale="line-height" style:use-window-font-color="true"/>
    </style:style>
    <style:style style:family="paragraph" style:name="P386" style:parent-style-name="Standard">
      <style:paragraph-properties fo:margin-left="-0.217cm" fo:margin-right="-0.217cm" fo:text-align="justify" fo:text-indent="0cm" style:auto-text-indent="false" style:justify-single-word="false"/>
      <style:text-properties fo:country="RU" fo:font-size="10pt" fo:language="ru" loext:opacity="0%" officeooo:paragraph-rsid="00219755" style:country-asian="CN" style:country-complex="SA" style:font-name="Liberation Serif" style:font-name-asian="Times New Roman" style:font-name-complex="Times New Roman" style:font-size-asian="10pt" style:font-size-complex="10pt" style:language-asian="zh" style:language-complex="ar" style:text-rotation-angle="90" style:text-rotation-scale="line-height" style:use-window-font-color="true"/>
    </style:style>
    <style:style style:family="paragraph" style:name="P387" style:parent-style-name="Standard">
      <style:paragraph-properties fo:margin-left="-0.217cm" fo:margin-right="-0.217cm" fo:text-align="justify" fo:text-indent="0cm" style:auto-text-indent="false" style:justify-single-word="false"/>
      <style:text-properties fo:country="RU" fo:font-size="10pt" fo:language="ru" loext:opacity="0%" officeooo:paragraph-rsid="00226d99" style:country-asian="CN" style:country-complex="SA" style:font-name="Liberation Serif" style:font-name-asian="Times New Roman" style:font-name-complex="Times New Roman" style:font-size-asian="10pt" style:font-size-complex="10pt" style:language-asian="zh" style:language-complex="ar" style:text-rotation-angle="90" style:text-rotation-scale="line-height" style:use-window-font-color="true"/>
    </style:style>
    <style:style style:family="paragraph" style:name="P388" style:parent-style-name="Standard">
      <style:paragraph-properties fo:margin-left="-0.164cm" fo:margin-right="-0.191cm" fo:text-align="justify" fo:text-indent="-0.053cm" style:auto-text-indent="false" style:justify-single-word="false">
        <style:tab-stops>
          <style:tab-stop style:position="23.601cm"/>
        </style:tab-stops>
      </style:paragraph-properties>
      <style:text-properties fo:country="RU" fo:font-size="10pt" fo:language="ru" loext:opacity="0%" officeooo:paragraph-rsid="00219755" style:country-asian="CN" style:country-complex="SA" style:font-name="Liberation Serif" style:font-name-asian="Times New Roman" style:font-name-complex="Times New Roman" style:font-size-asian="10pt" style:font-size-complex="10pt" style:language-asian="zh" style:language-complex="ar" style:text-rotation-angle="90" style:text-rotation-scale="line-height" style:use-window-font-color="true"/>
    </style:style>
    <style:style style:family="paragraph" style:name="P389" style:parent-style-name="Standard">
      <style:paragraph-properties fo:margin-left="-0.164cm" fo:margin-right="-0.191cm" fo:text-align="justify" fo:text-indent="-0.053cm" style:auto-text-indent="false" style:justify-single-word="false">
        <style:tab-stops>
          <style:tab-stop style:position="23.601cm"/>
        </style:tab-stops>
      </style:paragraph-properties>
      <style:text-properties fo:country="RU" fo:font-size="10pt" fo:language="ru" loext:opacity="0%" officeooo:paragraph-rsid="00226d99" style:country-asian="CN" style:country-complex="SA" style:font-name="Liberation Serif" style:font-name-asian="Times New Roman" style:font-name-complex="Times New Roman" style:font-size-asian="10pt" style:font-size-complex="10pt" style:language-asian="zh" style:language-complex="ar" style:text-rotation-angle="90" style:text-rotation-scale="line-height" style:use-window-font-color="true"/>
    </style:style>
    <style:style style:family="paragraph" style:name="P390" style:parent-style-name="Standard">
      <style:paragraph-properties fo:margin-left="-0.217cm" fo:margin-right="-0.005cm" fo:text-align="justify" fo:text-indent="0cm" style:auto-text-indent="false" style:justify-single-word="false"/>
      <style:text-properties fo:country="RU" fo:font-size="10pt" fo:language="ru" loext:opacity="0%" officeooo:paragraph-rsid="00219755" style:country-asian="CN" style:country-complex="SA" style:font-name="Liberation Serif" style:font-name-asian="Times New Roman" style:font-name-complex="Times New Roman" style:font-size-asian="10pt" style:font-size-complex="10pt" style:language-asian="zh" style:language-complex="ar" style:text-rotation-angle="90" style:text-rotation-scale="line-height" style:use-window-font-color="true"/>
    </style:style>
    <style:style style:family="paragraph" style:name="P391" style:parent-style-name="Standard">
      <style:paragraph-properties fo:margin-left="-0.217cm" fo:margin-right="-0.005cm" fo:text-align="justify" fo:text-indent="0cm" style:auto-text-indent="false" style:justify-single-word="false"/>
      <style:text-properties fo:country="RU" fo:font-size="10pt" fo:language="ru" loext:opacity="0%" officeooo:paragraph-rsid="00226d99" style:country-asian="CN" style:country-complex="SA" style:font-name="Liberation Serif" style:font-name-asian="Times New Roman" style:font-name-complex="Times New Roman" style:font-size-asian="10pt" style:font-size-complex="10pt" style:language-asian="zh" style:language-complex="ar" style:text-rotation-angle="90" style:text-rotation-scale="line-height" style:use-window-font-color="true"/>
    </style:style>
    <style:style style:family="paragraph" style:name="P392" style:parent-style-name="Standard">
      <style:paragraph-properties fo:margin-left="1.501cm" fo:margin-right="0cm" fo:text-indent="0cm" style:auto-text-indent="false"/>
      <style:text-properties fo:font-size="11pt" officeooo:paragraph-rsid="00226d99" style:font-name="Liberation Serif" style:font-size-asian="11pt" style:font-size-complex="11pt"/>
    </style:style>
    <style:style style:family="paragraph" style:master-page-name="" style:name="P393" style:parent-style-name="Standard">
      <style:paragraph-properties fo:margin-left="0.7cm" fo:margin-right="0cm" fo:text-align="start" fo:text-indent="0cm" style:auto-text-indent="false" style:justify-single-word="false" style:page-number="auto" style:punctuation-wrap="hanging" style:register-true="true" style:text-autospace="ideograph-alpha" style:vertical-align="auto"/>
      <style:text-properties fo:font-size="11pt" officeooo:paragraph-rsid="002464a6" style:font-name="Liberation Serif" style:font-size-asian="11pt" style:font-size-complex="11pt"/>
    </style:style>
    <style:style style:family="paragraph" style:master-page-name="" style:name="P394" style:parent-style-name="Standard">
      <style:paragraph-properties fo:keep-with-next="always" fo:margin-left="1.9cm" fo:margin-right="0cm" fo:text-align="start" fo:text-indent="-1.199cm" style:auto-text-indent="false" style:justify-single-word="false" style:page-number="auto" style:punctuation-wrap="hanging" style:register-true="true" style:text-autospace="ideograph-alpha" style:vertical-align="auto"/>
      <style:text-properties fo:font-size="11pt" officeooo:paragraph-rsid="002464a6" style:font-name="Liberation Serif" style:font-size-asian="11pt" style:font-size-complex="11pt"/>
    </style:style>
    <style:style style:family="paragraph" style:name="P395" style:parent-style-name="Text_20_body">
      <style:paragraph-properties fo:margin-bottom="0.25cm" fo:margin-left="0cm" fo:margin-right="0cm" fo:margin-top="0cm" fo:text-indent="0cm" style:auto-text-indent="false" style:contextual-spacing="true" style:line-height-at-least="0.019cm"/>
      <style:text-properties fo:font-size="11pt" officeooo:paragraph-rsid="0012b111" style:font-size-asian="11pt" style:font-size-complex="11pt"/>
    </style:style>
    <style:style style:family="paragraph" style:master-page-name="" style:name="P396" style:parent-style-name="Text_20_body">
      <style:paragraph-properties fo:margin-left="0cm" fo:margin-right="0cm" fo:text-align="start" fo:text-indent="0cm" style:auto-text-indent="false" style:justify-single-word="false" style:page-number="auto"/>
      <style:text-properties fo:font-size="10pt" fo:font-weight="bold" officeooo:paragraph-rsid="00264eaa" style:font-name="Liberation Serif" style:font-size-asian="10pt" style:font-weight-asian="bold"/>
    </style:style>
    <style:style style:family="paragraph" style:name="P397" style:parent-style-name="Text_20_body">
      <style:paragraph-properties fo:margin-bottom="0.25cm" fo:margin-left="0.751cm" fo:margin-right="0cm" fo:margin-top="0cm" fo:text-align="start" fo:text-indent="0cm" style:auto-text-indent="false" style:contextual-spacing="true" style:justify-single-word="false"/>
      <style:text-properties officeooo:paragraph-rsid="001e698e" style:font-name="Liberation Serif"/>
    </style:style>
    <style:style style:family="paragraph" style:master-page-name="" style:name="P398" style:parent-style-name="Text_20_body">
      <style:paragraph-properties fo:margin-bottom="0.25cm" fo:margin-top="0cm" fo:text-align="start" style:contextual-spacing="true" style:justify-single-word="false" style:page-number="auto">
        <style:tab-stops/>
      </style:paragraph-properties>
      <style:text-properties fo:font-weight="bold" officeooo:paragraph-rsid="001e698e" style:font-name="Liberation Serif" style:font-weight-asian="bold"/>
    </style:style>
    <style:style style:family="paragraph" style:master-page-name="" style:name="P399" style:parent-style-name="Text_20_body">
      <style:paragraph-properties fo:margin-bottom="0.25cm" fo:margin-top="0cm" fo:text-align="start" style:contextual-spacing="true" style:justify-single-word="false" style:page-number="auto"/>
      <style:text-properties officeooo:paragraph-rsid="002464a6" style:font-name="Liberation Serif"/>
    </style:style>
    <style:style style:family="paragraph" style:master-page-name="" style:name="P400" style:parent-style-name="Text_20_body">
      <style:paragraph-properties fo:margin-bottom="0.25cm" fo:margin-top="0cm" fo:text-align="start" style:contextual-spacing="true" style:justify-single-word="false" style:page-number="auto"/>
      <style:text-properties fo:font-size="11pt" officeooo:paragraph-rsid="008775d9" style:font-name="Liberation Serif" style:font-size-asian="11pt" style:font-size-complex="11pt"/>
    </style:style>
    <style:style style:family="paragraph" style:name="P401" style:parent-style-name="Text_20_body">
      <style:paragraph-properties fo:margin-bottom="0.25cm" fo:margin-top="0cm" fo:text-align="start" style:contextual-spacing="true" style:justify-single-word="false">
        <style:tab-stops/>
      </style:paragraph-properties>
      <style:text-properties officeooo:paragraph-rsid="001e698e" style:font-name="Liberation Serif"/>
    </style:style>
    <style:style style:family="paragraph" style:name="P402" style:parent-style-name="Text_20_body">
      <style:paragraph-properties fo:margin-bottom="0.25cm" fo:margin-top="0cm" fo:text-align="start" style:contextual-spacing="true" style:justify-single-word="false"/>
      <style:text-properties officeooo:paragraph-rsid="0020112d" style:font-name="Liberation Serif"/>
    </style:style>
    <style:style style:family="paragraph" style:name="P403" style:parent-style-name="Text_20_body">
      <style:paragraph-properties fo:margin-bottom="0.25cm" fo:margin-top="0cm" fo:text-align="start" style:contextual-spacing="true" style:justify-single-word="false"/>
      <style:text-properties officeooo:paragraph-rsid="00219755" style:font-name="Liberation Serif"/>
    </style:style>
    <style:style style:family="paragraph" style:name="P404" style:parent-style-name="Text_20_body">
      <style:paragraph-properties fo:margin-bottom="0.25cm" fo:margin-top="0cm" fo:text-align="start" style:contextual-spacing="true" style:justify-single-word="false"/>
      <style:text-properties officeooo:paragraph-rsid="00239733" style:font-name="Liberation Serif"/>
    </style:style>
    <style:style style:family="paragraph" style:name="P405" style:parent-style-name="Text_20_body">
      <style:paragraph-properties fo:margin-bottom="0.25cm" fo:margin-top="0cm" fo:text-align="start" style:contextual-spacing="true" style:justify-single-word="false"/>
      <style:text-properties officeooo:paragraph-rsid="002464a6" style:font-name="Liberation Serif"/>
    </style:style>
    <style:style style:family="paragraph" style:name="P406" style:parent-style-name="Text_20_body">
      <style:paragraph-properties fo:margin-bottom="0.25cm" fo:margin-top="0cm" fo:text-align="center" style:contextual-spacing="true" style:justify-single-word="false"/>
      <style:text-properties fo:font-size="10pt" fo:font-weight="bold" officeooo:paragraph-rsid="00154615" style:font-name="Liberation Serif" style:font-size-asian="10pt" style:font-size-complex="10pt" style:font-weight-asian="bold"/>
    </style:style>
    <style:style style:family="paragraph" style:name="P407" style:parent-style-name="Text_20_body">
      <style:paragraph-properties fo:margin-bottom="0.25cm" fo:margin-top="0cm" fo:text-align="center" style:contextual-spacing="true" style:justify-single-word="false"/>
      <style:text-properties fo:font-size="10pt" fo:font-weight="normal" officeooo:paragraph-rsid="00154615" style:font-name="Liberation Serif" style:font-size-asian="10pt" style:font-size-complex="10pt" style:font-weight-asian="normal" style:font-weight-complex="normal" style:text-underline-color="font-color" style:text-underline-style="solid" style:text-underline-width="auto"/>
    </style:style>
    <style:style style:family="paragraph" style:name="P408" style:parent-style-name="Text_20_body">
      <style:paragraph-properties fo:margin-bottom="0.25cm" fo:margin-top="0cm" fo:text-align="start" style:contextual-spacing="true" style:justify-single-word="false"/>
      <style:text-properties fo:font-size="12pt" officeooo:paragraph-rsid="001e698e" style:font-name="Liberation Serif" style:font-size-asian="12pt" style:font-size-complex="12pt"/>
    </style:style>
    <style:style style:family="paragraph" style:name="P409" style:parent-style-name="Text_20_body">
      <style:paragraph-properties fo:margin-bottom="0.25cm" fo:margin-top="0cm" fo:text-align="start" style:contextual-spacing="true" style:justify-single-word="false"/>
      <style:text-properties fo:font-size="12pt" officeooo:paragraph-rsid="001e698e" style:font-name="Liberation Serif" style:font-size-asian="12pt"/>
    </style:style>
    <style:style style:family="paragraph" style:name="P410" style:parent-style-name="Text_20_body">
      <style:paragraph-properties fo:margin-bottom="0.25cm" fo:margin-top="0cm" fo:text-align="start" style:contextual-spacing="true" style:justify-single-word="false"/>
      <style:text-properties fo:font-size="11pt" officeooo:paragraph-rsid="00226d99" style:font-name="Liberation Serif" style:font-size-asian="11pt" style:font-size-complex="11pt"/>
    </style:style>
    <style:style style:family="paragraph" style:name="P411" style:parent-style-name="Text_20_body">
      <style:paragraph-properties fo:margin-bottom="0.25cm" fo:margin-top="0cm" fo:text-align="justify" style:contextual-spacing="true" style:justify-single-word="false"/>
      <style:text-properties fo:font-size="8pt" officeooo:paragraph-rsid="002464a6" style:font-name="Liberation Serif" style:font-size-asian="8pt"/>
    </style:style>
    <style:style style:family="paragraph" style:name="P412" style:parent-style-name="Text_20_body">
      <style:paragraph-properties fo:margin-bottom="0cm" fo:margin-left="0cm" fo:margin-right="0cm" fo:margin-top="0cm" fo:text-align="center" fo:text-indent="1.972cm" style:auto-text-indent="false" style:contextual-spacing="true" style:justify-single-word="false"/>
      <style:text-properties fo:font-size="10pt" officeooo:paragraph-rsid="002464a6" style:font-name="Liberation Serif" style:font-size-asian="10pt" style:font-size-complex="10pt"/>
    </style:style>
    <style:style style:family="paragraph" style:name="P413" style:parent-style-name="Text_20_body">
      <style:paragraph-properties fo:margin-bottom="0cm" fo:margin-left="0cm" fo:margin-right="0cm" fo:margin-top="0cm" fo:text-align="center" fo:text-indent="0.026cm" style:auto-text-indent="false" style:contextual-spacing="true" style:justify-single-word="false"/>
      <style:text-properties fo:font-size="11pt" officeooo:paragraph-rsid="002464a6" style:font-name="Liberation Serif" style:font-size-asian="11pt" style:font-size-complex="11pt"/>
    </style:style>
    <style:style style:family="paragraph" style:name="P414" style:parent-style-name="Text_20_body">
      <style:paragraph-properties fo:keep-with-next="auto" fo:text-align="start" style:justify-single-word="false"/>
      <style:text-properties officeooo:paragraph-rsid="00169068" style:font-name="Liberation Serif"/>
    </style:style>
    <style:style style:family="paragraph" style:name="P415" style:parent-style-name="Header">
      <style:paragraph-properties fo:text-align="center" style:justify-single-word="false"/>
      <style:text-properties fo:font-size="10pt" officeooo:paragraph-rsid="0020112d" style:font-name="Liberation Serif" style:font-size-asian="10pt" style:font-size-complex="10pt"/>
    </style:style>
    <style:style style:family="paragraph" style:name="P416" style:parent-style-name="Header">
      <style:paragraph-properties fo:text-align="center" style:justify-single-word="false"/>
      <style:text-properties fo:font-size="10pt" officeooo:paragraph-rsid="00219755" style:font-name="Liberation Serif" style:font-size-asian="10pt" style:font-size-complex="10pt"/>
    </style:style>
    <style:style style:family="paragraph" style:name="P417" style:parent-style-name="Standard">
      <style:paragraph-properties fo:margin-left="-1.251cm" fo:margin-right="-1.501cm" fo:text-indent="0cm" style:auto-text-indent="false"/>
      <style:text-properties officeooo:paragraph-rsid="0028ea32" style:font-name="Liberation Serif"/>
    </style:style>
    <style:style style:family="paragraph" style:name="P418" style:parent-style-name="Standard">
      <style:paragraph-properties fo:margin-left="-1.251cm" fo:margin-right="-1.501cm" fo:text-indent="0cm" style:auto-text-indent="false"/>
      <style:text-properties fo:font-size="10pt" officeooo:paragraph-rsid="0028ea32" style:font-name="Liberation Serif" style:font-size-asian="10pt" style:font-size-complex="10pt"/>
    </style:style>
    <style:style style:family="paragraph" style:name="P419" style:parent-style-name="Standard">
      <style:paragraph-properties fo:margin-left="-1.251cm" fo:margin-right="-1.501cm" fo:text-indent="0cm" style:auto-text-indent="false"/>
      <style:text-properties fo:font-size="10pt" officeooo:paragraph-rsid="0028ea32" style:font-name="Liberation Serif" style:font-size-asian="10pt" style:font-size-complex="10pt" style:text-position="super 58%"/>
    </style:style>
    <style:style style:family="paragraph" style:name="P420" style:parent-style-name="Standard">
      <style:paragraph-properties fo:margin-left="-1.251cm" fo:margin-right="-1.501cm" fo:text-indent="2.251cm" style:auto-text-indent="false"/>
      <style:text-properties fo:font-size="10pt" officeooo:paragraph-rsid="0028ea32" style:font-name="Liberation Serif" style:font-size-asian="10pt" style:font-size-complex="10pt"/>
    </style:style>
    <style:style style:family="paragraph" style:master-page-name="" style:name="P421" style:parent-style-name="Standard">
      <style:paragraph-properties fo:margin-left="0.6cm" fo:margin-right="0cm" fo:text-align="justify" fo:text-indent="0.6cm" style:auto-text-indent="false" style:justify-single-word="false" style:page-number="auto" style:register-true="true"/>
      <style:text-properties officeooo:paragraph-rsid="001205ab"/>
    </style:style>
    <style:style style:family="paragraph" style:master-page-name="" style:name="P422" style:parent-style-name="Text_20_body">
      <style:paragraph-properties fo:keep-with-next="always" fo:line-height="100%" fo:margin-bottom="0.25cm" fo:margin-left="0cm" fo:margin-right="0cm" fo:margin-top="0cm" fo:text-align="justify" fo:text-indent="1.101cm" style:auto-text-indent="false" style:contextual-spacing="true" style:justify-single-word="false" style:page-number="auto" style:register-true="true" style:shadow="none"/>
      <style:text-properties fo:font-size="12pt" officeooo:paragraph-rsid="003e8d28" style:font-size-asian="12pt" style:font-size-complex="12pt"/>
    </style:style>
    <style:style style:family="paragraph" style:name="P423" style:parent-style-name="Text_20_body">
      <style:paragraph-properties fo:margin-bottom="0cm" fo:margin-top="0cm" fo:text-align="center" style:contextual-spacing="false" style:justify-single-word="false" style:line-height-at-least="0cm"/>
      <style:text-properties fo:font-weight="bold" officeooo:paragraph-rsid="0019dd01" style:font-name="Liberation Serif" style:font-weight-asian="bold"/>
    </style:style>
    <style:style style:family="paragraph" style:master-page-name="" style:name="P424" style:parent-style-name="Standard">
      <style:paragraph-properties fo:keep-with-next="always" fo:margin-left="0cm" fo:margin-right="0cm" fo:text-align="start" fo:text-indent="0.7cm" style:auto-text-indent="false" style:justify-single-word="false" style:page-number="auto" style:register-true="true"/>
      <style:text-properties fo:font-size="11pt" officeooo:paragraph-rsid="002464a6" style:font-name="Liberation Serif" style:font-size-asian="11pt"/>
    </style:style>
    <style:style style:family="paragraph" style:name="P425" style:parent-style-name="Standard">
      <style:paragraph-properties fo:margin-left="0cm" fo:margin-right="0cm" fo:text-align="end" fo:text-indent="-0.199cm" style:auto-text-indent="false" style:justify-single-word="false" style:register-true="true"/>
      <style:text-properties fo:font-size="10pt" officeooo:paragraph-rsid="0012b111" style:font-name="Liberation Serif" style:font-size-asian="10pt" style:font-size-complex="10pt"/>
    </style:style>
    <style:style style:family="paragraph" style:name="P426" style:parent-style-name="Standard">
      <style:paragraph-properties fo:margin-left="0cm" fo:margin-right="0cm" fo:text-align="center" fo:text-indent="-0.199cm" style:auto-text-indent="false" style:justify-single-word="false" style:register-true="true"/>
      <style:text-properties fo:font-size="10pt" officeooo:paragraph-rsid="00a40def" officeooo:rsid="00a40def" style:font-size-asian="10pt" style:font-size-complex="10pt"/>
    </style:style>
    <style:style style:family="paragraph" style:name="P427" style:parent-style-name="Standard">
      <style:paragraph-properties fo:margin-left="0cm" fo:margin-right="0cm" fo:text-align="center" fo:text-indent="-0.101cm" style:auto-text-indent="false" style:justify-single-word="false" style:register-true="true"/>
      <style:text-properties fo:font-size="10pt" officeooo:paragraph-rsid="00264eaa" officeooo:rsid="002b2b2c" style:font-name="Liberation Serif" style:font-size-asian="10pt" style:font-size-complex="10pt"/>
    </style:style>
    <style:style style:family="paragraph" style:name="P428" style:parent-style-name="Standard">
      <loext:graphic-properties draw:fill="none"/>
      <style:paragraph-properties fo:background-color="transparent" fo:margin-left="0cm" fo:margin-right="0cm" fo:text-align="center" fo:text-indent="-0.101cm" style:auto-text-indent="false" style:justify-single-word="false" style:register-true="true"/>
      <style:text-properties fo:country="RU" fo:font-size="10pt" fo:language="ru" loext:opacity="0%" officeooo:paragraph-rsid="0019dd01" officeooo:rsid="00744ff8" style:country-asian="CN" style:country-complex="SA" style:font-name="Times New Roman" style:font-name-asian="Times New Roman" style:font-name-complex="Times New Roman" style:font-size-asian="10pt" style:font-size-complex="10pt" style:language-asian="zh" style:language-complex="ar" style:use-window-font-color="true"/>
    </style:style>
    <style:style style:family="paragraph" style:name="P429" style:parent-style-name="Standard">
      <loext:graphic-properties draw:fill="none"/>
      <style:paragraph-properties fo:background-color="transparent" fo:margin-left="0cm" fo:margin-right="0cm" fo:text-align="center" fo:text-indent="-0.101cm" style:auto-text-indent="false" style:justify-single-word="false" style:register-true="true"/>
      <style:text-properties fo:country="RU" fo:font-size="10pt" fo:language="ru" loext:opacity="0%" officeooo:paragraph-rsid="0098e692" officeooo:rsid="00744ff8" style:country-asian="CN" style:country-complex="SA" style:font-name="Times New Roman" style:font-name-asian="Times New Roman" style:font-name-complex="Times New Roman" style:font-size-asian="10pt" style:font-size-complex="10pt" style:language-asian="zh" style:language-complex="ar" style:use-window-font-color="true"/>
    </style:style>
    <style:style style:family="paragraph" style:name="P430" style:parent-style-name="Standard">
      <style:paragraph-properties fo:margin-left="0cm" fo:margin-right="0cm" fo:text-align="center" fo:text-indent="-0.101cm" style:auto-text-indent="false" style:justify-single-word="false" style:register-true="true"/>
      <style:text-properties fo:country="RU" fo:font-size="10pt" fo:language="ru" loext:opacity="0%" officeooo:paragraph-rsid="0019dd01" officeooo:rsid="0076b6be" style:country-asian="CN" style:country-complex="SA" style:font-name="Times New Roman" style:font-name-asian="Times New Roman" style:font-name-complex="Times New Roman" style:font-size-asian="10pt" style:font-size-complex="10pt" style:language-asian="zh" style:language-complex="ar" style:use-window-font-color="true"/>
    </style:style>
    <style:style style:family="paragraph" style:name="P431" style:parent-style-name="Standard">
      <style:paragraph-properties fo:margin-left="-0.118cm" fo:margin-right="-0.023cm" fo:text-align="center" fo:text-indent="0cm" style:auto-text-indent="false" style:justify-single-word="false"/>
      <style:text-properties fo:font-size="10pt" officeooo:paragraph-rsid="005cd47d" style:font-size-asian="10pt" style:font-size-complex="10pt"/>
    </style:style>
    <style:style style:family="paragraph" style:master-page-name="" style:name="P432" style:parent-style-name="Contents_20_2">
      <style:paragraph-properties style:page-number="auto">
        <style:tab-stops>
          <style:tab-stop style:leader-style="dotted" style:leader-text="." style:position="18.501cm" style:type="right"/>
        </style:tab-stops>
      </style:paragraph-properties>
    </style:style>
    <style:style style:family="paragraph" style:name="P433" style:parent-style-name="Contents_20_1">
      <style:paragraph-properties>
        <style:tab-stops>
          <style:tab-stop style:leader-style="dotted" style:leader-text="." style:position="18.501cm" style:type="right"/>
        </style:tab-stops>
      </style:paragraph-properties>
    </style:style>
    <style:style style:family="paragraph" style:name="P434" style:parent-style-name="Contents_20_2">
      <style:paragraph-properties>
        <style:tab-stops>
          <style:tab-stop style:leader-style="dotted" style:leader-text="." style:position="18.501cm" style:type="right"/>
        </style:tab-stops>
      </style:paragraph-properties>
    </style:style>
    <style:style style:family="paragraph" style:name="P435" style:parent-style-name="Standard">
      <style:paragraph-properties fo:margin-left="-0.026cm" fo:margin-right="0cm" fo:text-align="start" fo:text-indent="0cm" style:auto-text-indent="false" style:justify-single-word="false">
        <style:tab-stops>
          <style:tab-stop style:position="16.773cm"/>
        </style:tab-stops>
      </style:paragraph-properties>
      <style:text-properties officeooo:paragraph-rsid="009691be" style:font-name="Liberation Serif"/>
    </style:style>
    <style:style style:family="paragraph" style:name="P436" style:parent-style-name="Standard">
      <style:paragraph-properties fo:margin-left="-0.026cm" fo:margin-right="0cm" fo:text-align="start" fo:text-indent="0cm" style:auto-text-indent="false" style:justify-single-word="false">
        <style:tab-stops>
          <style:tab-stop style:position="16.773cm"/>
        </style:tab-stops>
      </style:paragraph-properties>
      <style:text-properties officeooo:paragraph-rsid="00979285" style:font-name="Liberation Serif"/>
    </style:style>
    <style:style style:family="paragraph" style:name="P437" style:parent-style-name="Standard">
      <style:paragraph-properties fo:margin-left="-0.026cm" fo:margin-right="0cm" fo:text-align="start" fo:text-indent="0cm" style:auto-text-indent="false" style:justify-single-word="false">
        <style:tab-stops>
          <style:tab-stop style:position="16.773cm"/>
        </style:tab-stops>
      </style:paragraph-properties>
      <style:text-properties fo:font-size="10pt" officeooo:paragraph-rsid="00979285" style:font-name="Liberation Serif" style:font-size-asian="10pt" style:font-size-complex="10pt"/>
    </style:style>
    <style:style style:family="paragraph" style:name="P438" style:parent-style-name="Standard">
      <style:paragraph-properties fo:margin-left="-0.026cm" fo:margin-right="0cm" fo:text-align="start" fo:text-indent="0cm" style:auto-text-indent="false" style:justify-single-word="false">
        <style:tab-stops>
          <style:tab-stop style:position="16.773cm"/>
        </style:tab-stops>
      </style:paragraph-properties>
      <style:text-properties fo:font-size="10pt" officeooo:paragraph-rsid="00979285" style:font-name="Liberation Serif" style:font-size-asian="10pt" style:font-size-complex="10pt" style:text-underline-style="none"/>
    </style:style>
    <style:style style:family="paragraph" style:name="P439" style:parent-style-name="Standard">
      <style:paragraph-properties fo:margin-left="-0.026cm" fo:margin-right="0cm" fo:text-align="start" fo:text-indent="0cm" style:auto-text-indent="false" style:justify-single-word="false">
        <style:tab-stops>
          <style:tab-stop style:position="16.773cm"/>
        </style:tab-stops>
      </style:paragraph-properties>
      <style:text-properties fo:font-size="11pt" officeooo:paragraph-rsid="00979285" style:font-name="Liberation Serif" style:font-size-asian="11pt"/>
    </style:style>
    <style:style style:family="paragraph" style:name="P440" style:parent-style-name="Standard">
      <style:paragraph-properties fo:margin-left="-0.026cm" fo:margin-right="0cm" fo:text-align="start" fo:text-indent="0cm" style:auto-text-indent="false" style:justify-single-word="false">
        <style:tab-stops>
          <style:tab-stop style:position="16.773cm"/>
        </style:tab-stops>
      </style:paragraph-properties>
      <style:text-properties fo:font-size="10pt" officeooo:paragraph-rsid="009691be" style:font-name="Liberation Serif" style:font-size-asian="10pt" style:font-size-complex="10pt" style:text-position="0% 100%" style:text-underline-color="font-color" style:text-underline-style="solid" style:text-underline-width="auto"/>
    </style:style>
    <style:style style:family="paragraph" style:name="P441" style:parent-style-name="Standard">
      <style:paragraph-properties fo:margin-left="-0.026cm" fo:margin-right="0cm" fo:text-align="start" fo:text-indent="0cm" style:auto-text-indent="false" style:justify-single-word="false">
        <style:tab-stops>
          <style:tab-stop style:position="16.773cm"/>
        </style:tab-stops>
      </style:paragraph-properties>
      <style:text-properties fo:font-size="10pt" officeooo:paragraph-rsid="00979285" style:font-name="Liberation Serif" style:font-size-asian="10pt" style:font-size-complex="10pt" style:text-position="0% 100%" style:text-underline-color="font-color" style:text-underline-style="solid" style:text-underline-width="auto"/>
    </style:style>
    <style:style style:family="paragraph" style:name="P442" style:parent-style-name="Standard">
      <style:paragraph-properties fo:margin-left="-0.026cm" fo:margin-right="0cm" fo:text-align="start" fo:text-indent="0cm" style:auto-text-indent="false" style:justify-single-word="false">
        <style:tab-stops>
          <style:tab-stop style:position="16.773cm"/>
        </style:tab-stops>
      </style:paragraph-properties>
      <style:text-properties fo:font-size="10pt" fo:font-style="normal" fo:font-weight="bold" officeooo:paragraph-rsid="00979285" officeooo:rsid="005ef341" style:font-name="Liberation Serif" style:font-size-asian="10pt" style:font-size-complex="10pt" style:font-style-asian="normal" style:font-style-complex="normal" style:font-weight-asian="bold" style:font-weight-complex="bold" style:text-position="0% 100%" style:text-underline-style="none"/>
    </style:style>
    <style:style style:family="paragraph" style:name="P443" style:parent-style-name="Standard">
      <style:paragraph-properties fo:break-before="column" fo:text-align="justify" style:justify-single-word="false"/>
      <style:text-properties fo:font-size="10pt" officeooo:paragraph-rsid="009691be" style:font-name="Liberation Serif" style:font-size-asian="10pt" style:font-size-complex="10pt" style:text-underline-color="font-color" style:text-underline-style="solid" style:text-underline-width="auto"/>
    </style:style>
    <style:style style:family="paragraph" style:name="P444" style:parent-style-name="Standard">
      <style:paragraph-properties fo:break-before="column" fo:text-align="justify" style:justify-single-word="false"/>
      <style:text-properties fo:font-size="10pt" officeooo:paragraph-rsid="00979285" style:font-name="Liberation Serif" style:font-size-asian="10pt" style:font-size-complex="10pt" style:text-underline-color="font-color" style:text-underline-style="solid" style:text-underline-width="auto"/>
    </style:style>
    <style:style style:family="paragraph" style:name="P445" style:parent-style-name="Text_20_body">
      <style:paragraph-properties fo:break-after="auto" fo:break-before="auto" fo:text-align="start" style:justify-single-word="false"/>
      <style:text-properties officeooo:paragraph-rsid="00992591"/>
    </style:style>
    <style:style style:family="paragraph" style:name="P446" style:parent-style-name="Standard">
      <style:paragraph-properties fo:margin-left="0cm" fo:margin-right="0cm" fo:text-align="end" fo:text-indent="-0.293cm" style:auto-text-indent="false" style:justify-single-word="false" style:snap-to-layout-grid="false"/>
      <style:text-properties fo:font-size="10pt" fo:font-weight="bold" officeooo:paragraph-rsid="001e698e" style:font-name="Liberation Serif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paragraph" style:name="P447" style:parent-style-name="Standard">
      <style:paragraph-properties fo:margin-left="0cm" fo:margin-right="0cm" fo:text-align="center" fo:text-indent="-0.441cm" style:auto-text-indent="false" style:justify-single-word="false"/>
      <style:text-properties officeooo:paragraph-rsid="00121137"/>
    </style:style>
    <style:style style:family="paragraph" style:name="P448" style:parent-style-name="Heading_20_1">
      <style:paragraph-properties fo:text-align="center" style:justify-single-word="false"/>
      <style:text-properties fo:font-size="14pt" officeooo:paragraph-rsid="001205ab" style:font-size-asian="14pt" style:font-size-complex="14pt"/>
    </style:style>
    <style:style style:family="paragraph" style:name="P449" style:parent-style-name="Heading_20_1">
      <style:paragraph-properties fo:text-align="center" style:justify-single-word="false"/>
      <style:text-properties fo:font-size="14pt" officeooo:paragraph-rsid="003d2cf7" style:font-size-asian="14pt" style:font-size-complex="14pt"/>
    </style:style>
    <style:style style:family="paragraph" style:name="P450" style:parent-style-name="Heading_20_1">
      <style:paragraph-properties fo:text-align="center" style:justify-single-word="false"/>
      <style:text-properties fo:font-size="14pt" officeooo:paragraph-rsid="003a962f" style:font-size-asian="14pt" style:font-size-complex="14pt"/>
    </style:style>
    <style:style style:family="paragraph" style:name="P451" style:parent-style-name="Heading_20_1">
      <style:paragraph-properties fo:text-align="center" style:justify-single-word="false"/>
      <style:text-properties fo:font-size="14pt" officeooo:paragraph-rsid="005cd47d" style:font-size-asian="14pt" style:font-size-complex="14pt"/>
    </style:style>
    <style:style style:family="paragraph" style:name="P452" style:parent-style-name="Heading_20_1">
      <style:paragraph-properties fo:text-align="center" style:justify-single-word="false"/>
      <style:text-properties fo:font-size="14pt" officeooo:paragraph-rsid="00398460" style:font-size-asian="14pt" style:font-size-complex="14pt"/>
    </style:style>
    <style:style style:family="paragraph" style:name="P453" style:parent-style-name="Heading_20_1">
      <style:paragraph-properties fo:text-align="center" style:justify-single-word="false"/>
      <style:text-properties fo:font-size="14pt" officeooo:paragraph-rsid="0038e32d" style:font-size-asian="14pt" style:font-size-complex="14pt"/>
    </style:style>
    <style:style style:family="paragraph" style:name="P454" style:parent-style-name="Heading_20_1">
      <style:paragraph-properties fo:text-align="center" style:justify-single-word="false"/>
      <style:text-properties fo:font-size="14pt" officeooo:paragraph-rsid="00361265" style:font-size-asian="14pt" style:font-size-complex="14pt"/>
    </style:style>
    <style:style style:family="paragraph" style:name="P455" style:parent-style-name="Heading_20_1">
      <style:paragraph-properties fo:text-align="center" style:justify-single-word="false"/>
      <style:text-properties fo:font-size="14pt" officeooo:paragraph-rsid="00239733" style:font-size-asian="14pt" style:font-size-complex="14pt"/>
    </style:style>
    <style:style style:family="paragraph" style:name="P456" style:parent-style-name="Heading_20_1">
      <style:paragraph-properties fo:text-align="center" style:justify-single-word="false"/>
      <style:text-properties fo:font-size="14pt" officeooo:paragraph-rsid="00345f35" style:font-size-asian="14pt" style:font-size-complex="14pt"/>
    </style:style>
    <style:style style:family="paragraph" style:name="P457" style:parent-style-name="Heading_20_1">
      <style:paragraph-properties fo:text-align="center" style:justify-single-word="false"/>
      <style:text-properties fo:font-size="14pt" officeooo:paragraph-rsid="003bf537" officeooo:rsid="00361265" style:font-size-asian="14pt" style:font-size-complex="14pt"/>
    </style:style>
    <style:style style:family="paragraph" style:name="P458" style:parent-style-name="Heading_20_2">
      <style:paragraph-properties fo:text-align="center" style:justify-single-word="false"/>
      <style:text-properties fo:font-size="14pt" style:font-size-asian="14pt" style:font-size-complex="14pt"/>
    </style:style>
    <style:style style:family="paragraph" style:master-page-name="First_20_Page" style:name="P459" style:parent-style-name="Heading_20_2">
      <style:paragraph-properties fo:text-align="center" style:justify-single-word="false" style:page-number="3"/>
      <style:text-properties fo:font-size="14pt" style:font-size-asian="14pt" style:font-size-complex="14pt"/>
    </style:style>
    <style:style style:family="paragraph" style:name="P460" style:parent-style-name="Heading_20_2">
      <style:paragraph-properties fo:break-before="page" fo:text-align="center" style:justify-single-word="false"/>
      <style:text-properties fo:font-size="14pt" style:font-size-asian="14pt" style:font-size-complex="14pt"/>
    </style:style>
    <style:style style:family="paragraph" style:name="P461" style:parent-style-name="Heading_20_2">
      <style:paragraph-properties fo:break-before="page" fo:text-align="center" style:justify-single-word="false"/>
      <style:text-properties fo:font-size="14pt" officeooo:paragraph-rsid="003e8d28" style:font-size-asian="14pt" style:font-size-complex="14pt"/>
    </style:style>
    <style:style style:family="paragraph" style:name="P462" style:parent-style-name="Heading_20_3">
      <style:paragraph-properties style:snap-to-layout-grid="false"/>
      <style:text-properties fo:font-size="10pt" officeooo:paragraph-rsid="002464a6" style:font-name="Liberation Serif" style:font-size-asian="10pt" style:font-size-complex="10pt"/>
    </style:style>
    <style:style style:family="paragraph" style:master-page-name="Standard" style:name="P463" style:parent-style-name="Standard">
      <style:paragraph-properties fo:break-before="page" style:page-number="auto"/>
      <style:text-properties fo:font-size="10pt" officeooo:paragraph-rsid="00979285" style:font-name="Liberation Serif" style:font-size-asian="10pt" style:font-size-complex="10pt" style:text-underline-color="font-color" style:text-underline-style="solid" style:text-underline-width="auto"/>
    </style:style>
    <style:style style:family="paragraph" style:list-style-name="WW8Num16" style:name="P464" style:parent-style-name="Standard">
      <style:text-properties fo:font-size="10pt" fo:font-weight="bold" officeooo:paragraph-rsid="00121137" style:font-name="Liberation Serif" style:font-size-asian="10pt" style:font-size-complex="10pt" style:font-weight-asian="bold" style:font-weight-complex="bold"/>
    </style:style>
    <style:style style:family="paragraph" style:list-style-name="WW8Num2" style:name="P465" style:parent-style-name="Standard">
      <style:text-properties fo:font-size="10pt" fo:font-weight="bold" officeooo:paragraph-rsid="0019dd01" style:font-name="Liberation Serif" style:font-size-asian="10pt" style:font-size-complex="10pt" style:font-weight-asian="bold"/>
    </style:style>
    <style:style style:family="paragraph" style:list-style-name="WW8Num11" style:name="P466" style:parent-style-name="Standard">
      <style:text-properties fo:font-size="10pt" fo:font-weight="bold" officeooo:paragraph-rsid="001e698e" style:font-name="Liberation Serif" style:font-size-asian="10pt" style:font-size-complex="10pt" style:font-weight-asian="bold"/>
    </style:style>
    <style:style style:family="paragraph" style:list-style-name="WW8Num11" style:name="P467" style:parent-style-name="Standard">
      <style:paragraph-properties fo:text-align="start" style:justify-single-word="false"/>
      <style:text-properties fo:font-size="10pt" fo:font-weight="bold" officeooo:paragraph-rsid="001e698e" style:font-name="Liberation Serif" style:font-size-asian="10pt" style:font-size-complex="10pt" style:font-weight-asian="bold" style:text-underline-color="font-color" style:text-underline-style="solid" style:text-underline-width="auto"/>
    </style:style>
    <style:style style:family="paragraph" style:list-style-name="L1" style:name="P468" style:parent-style-name="Standard">
      <style:paragraph-properties fo:text-align="start" style:justify-single-word="false"/>
      <style:text-properties fo:font-size="10pt" officeooo:paragraph-rsid="00239733" style:font-name="Liberation Serif" style:font-size-asian="10pt" style:font-size-complex="10pt"/>
    </style:style>
    <style:style style:family="paragraph" style:list-style-name="L2" style:name="P469" style:parent-style-name="Standard">
      <style:paragraph-properties fo:text-align="center" style:justify-single-word="false">
        <style:tab-stops/>
      </style:paragraph-properties>
      <style:text-properties fo:font-size="10pt" officeooo:paragraph-rsid="002464a6" style:font-name="Liberation Serif" style:font-size-asian="10pt" style:font-size-complex="10pt"/>
    </style:style>
    <style:style style:family="paragraph" style:list-style-name="L3" style:name="P470" style:parent-style-name="Standard">
      <style:paragraph-properties fo:text-align="center" style:justify-single-word="false"/>
      <style:text-properties fo:font-size="10pt" officeooo:paragraph-rsid="002464a6" style:font-name="Liberation Serif" style:font-size-asian="10pt" style:font-size-complex="10pt"/>
    </style:style>
    <style:style style:family="paragraph" style:list-style-name="WW8Num17" style:name="P471" style:parent-style-name="Standard">
      <style:paragraph-properties fo:text-align="start" style:justify-single-word="false"/>
      <style:text-properties fo:font-size="11pt" fo:font-weight="bold" officeooo:paragraph-rsid="00154615" style:font-name="Liberation Serif" style:font-size-asian="11pt" style:font-size-complex="11pt" style:font-weight-asian="bold" style:font-weight-complex="bold"/>
    </style:style>
    <style:style style:family="paragraph" style:list-style-name="WW8Num9" style:name="P472" style:parent-style-name="Standard">
      <style:text-properties fo:font-size="11pt" fo:font-weight="bold" officeooo:paragraph-rsid="0020112d" style:font-name="Liberation Serif" style:font-size-asian="11pt" style:font-size-complex="11pt" style:font-weight-asian="bold" style:font-weight-complex="bold"/>
    </style:style>
    <style:style style:family="paragraph" style:list-style-name="WW8Num9" style:name="P473" style:parent-style-name="Standard">
      <style:text-properties fo:font-size="11pt" fo:font-weight="bold" officeooo:paragraph-rsid="00219755" style:font-name="Liberation Serif" style:font-size-asian="11pt" style:font-size-complex="11pt" style:font-weight-asian="bold" style:font-weight-complex="bold"/>
    </style:style>
    <style:style style:family="paragraph" style:list-style-name="WW8Num9" style:name="P474" style:parent-style-name="Standard">
      <style:text-properties fo:font-size="11pt" fo:font-weight="bold" officeooo:paragraph-rsid="00226d99" style:font-name="Liberation Serif" style:font-size-asian="11pt" style:font-size-complex="11pt" style:font-weight-asian="bold" style:font-weight-complex="bold"/>
    </style:style>
    <style:style style:family="paragraph" style:list-style-name="WW8Num17" style:name="P475" style:parent-style-name="Standard">
      <style:text-properties fo:font-size="11pt" fo:font-weight="bold" officeooo:paragraph-rsid="00169068" style:font-name="Liberation Serif" style:font-size-asian="11pt" style:font-size-complex="11pt" style:font-weight-asian="bold"/>
    </style:style>
    <style:style style:family="paragraph" style:list-style-name="WW8Num12" style:name="P476" style:parent-style-name="Standard">
      <style:text-properties fo:font-size="11pt" officeooo:paragraph-rsid="00226d99" style:font-name="Liberation Serif" style:font-size-asian="11pt" style:font-size-complex="11pt"/>
    </style:style>
    <style:style style:family="paragraph" style:list-style-name="WW8Num6" style:name="P477" style:parent-style-name="Standard">
      <style:text-properties fo:font-weight="bold" officeooo:paragraph-rsid="0019dd01" style:font-name="Liberation Serif" style:font-weight-asian="bold"/>
    </style:style>
    <style:style style:family="paragraph" style:list-style-name="WW8Num17" style:name="P478" style:parent-style-name="Standard">
      <style:paragraph-properties style:punctuation-wrap="hanging" style:text-autospace="ideograph-alpha" style:vertical-align="auto"/>
      <style:text-properties fo:font-size="12pt" fo:font-weight="bold" officeooo:paragraph-rsid="002464a6" style:font-name="Liberation Serif" style:font-size-asian="12pt" style:font-weight-asian="bold" style:text-underline-color="font-color" style:text-underline-style="solid" style:text-underline-width="auto"/>
    </style:style>
    <style:style style:family="paragraph" style:list-style-name="WW8Num14" style:name="P479" style:parent-style-name="Standard">
      <style:text-properties fo:font-size="12pt" fo:font-weight="bold" officeooo:paragraph-rsid="002464a6" style:font-name="Liberation Serif" style:font-size-asian="12pt" style:font-size-complex="12pt" style:font-weight-asian="bold" style:font-weight-complex="bold"/>
    </style:style>
    <style:style style:family="paragraph" style:list-style-name="WW8Num1" style:name="P480" style:parent-style-name="Standard">
      <style:paragraph-properties style:punctuation-wrap="hanging" style:text-autospace="ideograph-alpha" style:vertical-align="auto"/>
      <style:text-properties fo:font-weight="bold" officeooo:paragraph-rsid="005cd47d" style:font-weight-asian="bold"/>
    </style:style>
    <style:style style:family="paragraph" style:list-style-name="WW8Num1" style:name="P481" style:parent-style-name="Standard">
      <style:text-properties fo:font-size="10pt" fo:font-weight="bold" officeooo:paragraph-rsid="005cd47d" style:font-size-asian="10pt" style:font-size-complex="10pt" style:font-weight-asian="bold"/>
    </style:style>
    <style:style style:family="paragraph" style:list-style-name="WW8Num12" style:master-page-name="" style:name="P482" style:parent-style-name="Standard">
      <style:paragraph-properties fo:keep-with-next="always" fo:margin-left="1.199cm" fo:margin-right="0cm" fo:text-align="justify" fo:text-indent="0.7cm" style:auto-text-indent="false" style:justify-single-word="false" style:page-number="auto" style:register-true="true"/>
      <style:text-properties fo:font-size="10pt" officeooo:paragraph-rsid="001205ab" style:font-name="Liberation Serif" style:font-size-asian="10pt" style:font-size-complex="10pt"/>
    </style:style>
    <style:style style:family="paragraph" style:master-page-name="Преобразование_20_1" style:name="P483" style:parent-style-name="Standard">
      <style:paragraph-properties fo:break-before="page" style:page-number="auto"/>
      <style:text-properties fo:font-size="10pt" officeooo:paragraph-rsid="009691be" style:font-name="Liberation Serif" style:font-size-asian="10pt" style:font-size-complex="10pt" style:text-underline-color="font-color" style:text-underline-style="solid" style:text-underline-width="auto"/>
    </style:style>
    <style:style style:family="paragraph" style:master-page-name="Landscape" style:name="P484" style:parent-style-name="Standard">
      <style:paragraph-properties fo:break-before="page" style:page-number="auto"/>
      <style:text-properties fo:font-size="10pt" officeooo:paragraph-rsid="00979285" style:font-name="Liberation Serif" style:font-size-asian="10pt" style:font-size-complex="10pt" style:text-underline-color="font-color" style:text-underline-style="solid" style:text-underline-width="auto"/>
    </style:style>
    <style:style style:family="paragraph" style:master-page-name="Преобразование_20_3" style:name="P485" style:parent-style-name="Standard">
      <style:paragraph-properties fo:break-before="page" style:page-number="auto"/>
      <style:text-properties fo:font-size="10pt" officeooo:paragraph-rsid="00979285" style:font-name="Liberation Serif" style:font-size-asian="10pt" style:font-size-complex="10pt" style:text-underline-color="font-color" style:text-underline-style="solid" style:text-underline-width="auto"/>
    </style:style>
    <style:style style:family="paragraph" style:master-page-name="Преобразование_20_2" style:name="P486" style:parent-style-name="Standard">
      <style:paragraph-properties fo:break-before="page" style:page-number="auto"/>
      <style:text-properties fo:font-size="10pt" officeooo:paragraph-rsid="00979285" style:font-name="Liberation Serif" style:font-size-asian="10pt" style:font-size-complex="10pt" style:text-underline-color="font-color" style:text-underline-style="solid" style:text-underline-width="auto"/>
    </style:style>
    <style:style style:family="paragraph" style:master-page-name="Преобразование_20_5" style:name="P487" style:parent-style-name="Standard">
      <style:paragraph-properties fo:break-before="page" style:page-number="auto"/>
      <style:text-properties fo:font-size="10pt" officeooo:paragraph-rsid="00979285" style:font-name="Liberation Serif" style:font-size-asian="10pt" style:font-size-complex="10pt" style:text-underline-color="font-color" style:text-underline-style="solid" style:text-underline-width="auto"/>
    </style:style>
    <style:style style:family="paragraph" style:list-style-name="WW8Num8" style:name="P488" style:parent-style-name="Standard">
      <style:paragraph-properties fo:margin-left="0.746cm" fo:margin-right="0cm" fo:text-indent="-0.649cm" style:auto-text-indent="false">
        <style:tab-stops/>
      </style:paragraph-properties>
      <style:text-properties fo:font-size="11pt" fo:font-weight="bold" officeooo:paragraph-rsid="00239733" style:font-name="Liberation Serif" style:font-size-asian="11pt" style:font-size-complex="11pt" style:font-weight-asian="bold"/>
    </style:style>
    <style:style style:family="paragraph" style:list-style-name="WW8Num15" style:name="P489" style:parent-style-name="Text_20_body">
      <style:paragraph-properties fo:line-height="100%" fo:margin-bottom="0.25cm" fo:margin-left="0cm" fo:margin-right="0cm" fo:margin-top="0cm" fo:text-indent="1cm" style:auto-text-indent="false" style:contextual-spacing="true"/>
    </style:style>
    <style:style style:family="paragraph" style:list-style-name="WW8Num15" style:name="P490" style:parent-style-name="Text_20_body">
      <style:paragraph-properties fo:line-height="100%" fo:margin-bottom="0.25cm" fo:margin-left="0cm" fo:margin-right="0cm" fo:margin-top="0cm" fo:text-indent="1cm" style:auto-text-indent="false" style:contextual-spacing="true"/>
      <style:text-properties fo:font-size="11pt" style:font-size-asian="11pt" style:font-size-complex="11pt"/>
    </style:style>
    <style:style style:family="paragraph" style:list-style-name="WW8Num15" style:name="P491" style:parent-style-name="Text_20_body">
      <style:paragraph-properties fo:line-height="100%" fo:margin-bottom="0.25cm" fo:margin-left="0cm" fo:margin-right="0cm" fo:margin-top="0cm" fo:text-indent="1cm" style:auto-text-indent="false" style:contextual-spacing="true"/>
      <style:text-properties fo:font-size="10pt" fo:font-weight="bold" style:font-size-asian="10pt" style:font-size-complex="10pt" style:font-weight-asian="bold" style:font-weight-complex="bold"/>
    </style:style>
    <style:style style:family="paragraph" style:list-style-name="WW8Num15" style:master-page-name="" style:name="P492" style:parent-style-name="Text_20_body">
      <style:paragraph-properties fo:margin-bottom="0.25cm" fo:margin-left="0cm" fo:margin-right="0cm" fo:margin-top="0cm" fo:text-indent="1cm" style:auto-text-indent="false" style:contextual-spacing="true" style:line-height-at-least="0.019cm" style:page-number="auto"/>
      <style:text-properties fo:font-size="11pt" officeooo:paragraph-rsid="0012b111" style:font-size-asian="11pt" style:font-size-complex="11pt"/>
    </style:style>
    <style:style style:family="paragraph" style:list-style-name="WW8Num17" style:master-page-name="" style:name="P493" style:parent-style-name="Text_20_body">
      <style:paragraph-properties fo:keep-with-next="auto" fo:line-height="100%" fo:margin-bottom="0.25cm" fo:margin-top="0cm" fo:text-align="start" style:contextual-spacing="true" style:justify-single-word="false" style:page-number="auto"/>
      <style:text-properties fo:font-size="11pt" fo:font-weight="bold" officeooo:paragraph-rsid="00264eaa" style:font-name="Liberation Serif" style:font-size-asian="11pt" style:font-size-complex="11pt" style:font-weight-asian="bold"/>
    </style:style>
    <style:style style:family="paragraph" style:list-style-name="WW8Num17" style:name="P494" style:parent-style-name="Text_20_body">
      <style:paragraph-properties fo:line-height="100%" fo:margin-bottom="0.25cm" fo:margin-top="0cm" fo:text-align="start" style:contextual-spacing="true" style:justify-single-word="false"/>
      <style:text-properties fo:font-size="11pt" fo:font-weight="bold" officeooo:paragraph-rsid="00264eaa" style:font-name="Liberation Serif" style:font-size-asian="11pt" style:font-size-complex="11pt" style:font-weight-asian="bold"/>
    </style:style>
    <style:style style:family="paragraph" style:list-style-name="WW8Num11" style:name="P495" style:parent-style-name="Text_20_body">
      <style:paragraph-properties fo:margin-bottom="0.25cm" fo:margin-top="0cm" fo:text-align="start" style:contextual-spacing="true" style:justify-single-word="false"/>
      <style:text-properties fo:font-size="10pt" fo:font-weight="bold" officeooo:paragraph-rsid="001e698e" style:font-name="Liberation Serif" style:font-size-asian="10pt" style:font-weight-asian="bold"/>
    </style:style>
    <style:style style:family="paragraph" style:list-style-name="WW8Num11" style:name="P496" style:parent-style-name="Text_20_body">
      <style:paragraph-properties fo:margin-bottom="0.25cm" fo:margin-top="0cm" fo:text-align="start" style:contextual-spacing="true" style:justify-single-word="false"/>
      <style:text-properties officeooo:paragraph-rsid="001e698e" style:font-name="Liberation Serif"/>
    </style:style>
    <style:style style:family="paragraph" style:list-style-name="WW8Num4" style:name="P497" style:parent-style-name="Text_20_body">
      <style:paragraph-properties fo:keep-with-next="auto" fo:line-height="100%" fo:margin-bottom="0.25cm" fo:margin-top="0cm" fo:text-align="start" style:contextual-spacing="true" style:justify-single-word="false"/>
      <style:text-properties fo:font-size="11pt" fo:font-weight="bold" officeooo:paragraph-rsid="00169068" style:font-name="Liberation Serif" style:font-size-asian="11pt" style:font-size-complex="11pt" style:font-weight-asian="bold" style:font-weight-complex="bold"/>
    </style:style>
    <style:style style:family="paragraph" style:list-style-name="WW8Num4" style:name="P498" style:parent-style-name="Text_20_body">
      <style:paragraph-properties fo:keep-with-next="auto" fo:line-height="100%" fo:margin-bottom="0.25cm" fo:margin-top="0cm" fo:text-align="start" style:contextual-spacing="true" style:justify-single-word="false"/>
      <style:text-properties fo:font-size="11pt" fo:font-weight="bold" officeooo:paragraph-rsid="0018374c" style:font-name="Liberation Serif" style:font-size-asian="11pt" style:font-size-complex="11pt" style:font-weight-asian="bold"/>
    </style:style>
    <style:style style:family="paragraph" style:list-style-name="WW8Num4" style:name="P499" style:parent-style-name="Text_20_body">
      <style:paragraph-properties fo:keep-with-next="auto" fo:line-height="100%" fo:margin-bottom="0.25cm" fo:margin-top="0cm" fo:text-align="start" style:contextual-spacing="true" style:justify-single-word="false"/>
      <style:text-properties fo:font-size="11pt" officeooo:paragraph-rsid="0018374c" style:font-name="Liberation Serif" style:font-size-asian="11pt" style:font-size-complex="11pt"/>
    </style:style>
    <style:style style:family="paragraph" style:list-style-name="WW8Num17" style:name="P500" style:parent-style-name="Text_20_body">
      <style:paragraph-properties fo:keep-with-next="auto" fo:line-height="100%" fo:margin-bottom="0.25cm" fo:margin-left="1.27cm" fo:margin-right="0cm" fo:margin-top="0cm" fo:text-align="start" fo:text-indent="-0.635cm" style:auto-text-indent="false" style:contextual-spacing="true" style:justify-single-word="false"/>
      <style:text-properties fo:font-size="11pt" officeooo:paragraph-rsid="00169068" style:font-name="Liberation Serif" style:font-size-asian="11pt" style:font-size-complex="11pt"/>
    </style:style>
    <style:style style:family="paragraph" style:list-style-name="WW8Num14" style:name="P501" style:parent-style-name="Text_20_body">
      <style:paragraph-properties fo:margin-bottom="0cm" fo:margin-top="0cm" fo:text-align="start" style:contextual-spacing="true" style:justify-single-word="false"/>
      <style:text-properties officeooo:paragraph-rsid="002464a6" style:font-name="Liberation Serif"/>
    </style:style>
    <style:style style:family="paragraph" style:list-style-name="WW8Num7" style:name="P502" style:parent-style-name="Основной_20_текст_20_2">
      <style:text-properties fo:font-size="10pt" officeooo:paragraph-rsid="00121137" style:font-name="Liberation Serif" style:font-size-asian="10pt" style:font-size-complex="10pt"/>
    </style:style>
    <style:style style:family="text" style:name="T1">
      <style:text-properties fo:font-size="12pt" fo:font-weight="normal" style:font-size-asian="12pt" style:font-size-complex="12pt" style:font-weight-asian="normal" style:font-weight-complex="normal"/>
    </style:style>
    <style:style style:family="text" style:name="T2">
      <style:text-properties fo:font-size="12pt" fo:font-weight="normal" style:font-name-complex="Times New Roman" style:font-size-asian="12pt" style:font-size-complex="12pt" style:font-weight-asian="normal"/>
    </style:style>
    <style:style style:family="text" style:name="T3">
      <style:text-properties fo:font-size="12pt" style:font-size-asian="12pt"/>
    </style:style>
    <style:style style:family="text" style:name="T4">
      <style:text-properties fo:font-size="12pt" style:font-size-asian="12pt" style:font-size-complex="12pt"/>
    </style:style>
    <style:style style:family="text" style:name="T5">
      <style:text-properties fo:font-size="12pt" officeooo:rsid="00361265" style:font-size-asian="12pt" style:font-size-complex="12pt"/>
    </style:style>
    <style:style style:family="text" style:name="T6">
      <style:text-properties fo:font-size="12pt" officeooo:rsid="00398460" style:font-size-asian="12pt" style:font-size-complex="12pt"/>
    </style:style>
    <style:style style:family="text" style:name="T7">
      <style:text-properties fo:font-size="12pt" officeooo:rsid="003a962f" style:font-size-asian="12pt" style:font-size-complex="12pt"/>
    </style:style>
    <style:style style:family="text" style:name="T8">
      <style:text-properties fo:font-size="12pt" officeooo:rsid="00b83ce7" style:font-size-asian="12pt" style:font-size-complex="12pt"/>
    </style:style>
    <style:style style:family="text" style:name="T9">
      <style:text-properties fo:font-size="12pt" style:font-size-asian="12pt" style:text-underline-color="font-color" style:text-underline-style="solid" style:text-underline-width="auto"/>
    </style:style>
    <style:style style:family="text" style:name="T10">
      <style:text-properties fo:font-size="12pt" fo:font-weight="normal" style:font-name-complex="Times New Roman" style:font-size-asian="12pt" style:font-size-complex="12pt" style:font-weight-asian="normal" style:text-underline-color="font-color" style:text-underline-style="solid" style:text-underline-width="auto"/>
    </style:style>
    <style:style style:family="text" style:name="T11">
      <style:text-properties fo:font-weight="normal" style:font-size-complex="11pt" style:font-weight-asian="normal" style:font-weight-complex="normal"/>
    </style:style>
    <style:style style:family="text" style:name="T12">
      <style:text-properties style:font-name="Liberation Serif"/>
    </style:style>
    <style:style style:family="text" style:name="T13">
      <style:text-properties fo:font-weight="normal" style:font-name="Liberation Serif" style:font-weight-asian="normal" style:font-weight-complex="normal" style:text-underline-color="font-color" style:text-underline-style="solid" style:text-underline-width="auto"/>
    </style:style>
    <style:style style:family="text" style:name="T14">
      <style:text-properties style:font-name="Liberation Serif" style:text-underline-style="none"/>
    </style:style>
    <style:style style:family="text" style:name="T15">
      <style:text-properties officeooo:rsid="0072f328" style:font-name="Liberation Serif" style:text-underline-style="none"/>
    </style:style>
    <style:style style:family="text" style:name="T16">
      <style:text-properties fo:font-size="10pt" style:font-name="Liberation Serif" style:font-size-asian="10pt" style:font-size-complex="10pt"/>
    </style:style>
    <style:style style:family="text" style:name="T17">
      <style:text-properties fo:font-size="10pt" officeooo:rsid="002c21f4" style:font-name="Liberation Serif" style:font-size-asian="10pt" style:font-size-complex="10pt"/>
    </style:style>
    <style:style style:family="text" style:name="T18">
      <style:text-properties fo:font-size="10pt" officeooo:rsid="00ce838c" style:font-name="Liberation Serif" style:font-size-asian="10pt" style:font-size-complex="10pt"/>
    </style:style>
    <style:style style:family="text" style:name="T19">
      <style:text-properties fo:font-size="10pt" officeooo:rsid="00b08c75" style:font-name="Liberation Serif" style:font-size-asian="10pt" style:font-size-complex="10pt"/>
    </style:style>
    <style:style style:family="text" style:name="T20">
      <style:text-properties fo:font-size="10pt" fo:font-weight="bold" style:font-name="Liberation Serif" style:font-size-asian="10pt" style:font-size-complex="10pt" style:font-weight-asian="bold" style:font-weight-complex="bold"/>
    </style:style>
    <style:style style:family="text" style:name="T21">
      <style:text-properties officeooo:rsid="000f0281" style:font-name="Liberation Serif"/>
    </style:style>
    <style:style style:family="text" style:name="T22">
      <style:text-properties fo:font-size="11pt" style:font-size-asian="11pt"/>
    </style:style>
    <style:style style:family="text" style:name="T23">
      <style:text-properties fo:font-size="11pt" fo:font-weight="bold" style:font-size-asian="11pt" style:font-weight-asian="bold"/>
    </style:style>
    <style:style style:family="text" style:name="T24">
      <style:text-properties fo:font-size="11pt" fo:font-weight="bold" style:font-size-asian="11pt" style:font-size-complex="11pt" style:font-weight-asian="bold" style:font-weight-complex="bold"/>
    </style:style>
    <style:style style:family="text" style:name="T25">
      <style:text-properties fo:font-size="11pt" style:font-size-asian="11pt" style:font-size-complex="11pt" style:text-underline-color="font-color" style:text-underline-style="solid" style:text-underline-width="auto"/>
    </style:style>
    <style:style style:family="text" style:name="T26">
      <style:text-properties fo:font-size="11pt" officeooo:rsid="00451023" style:font-name-complex="Times New Roman1" style:font-size-asian="11pt" style:font-size-complex="11pt" style:text-underline-style="none"/>
    </style:style>
    <style:style style:family="text" style:name="T27">
      <style:text-properties fo:country="US" fo:language="en" style:font-name="Liberation Serif" style:text-position="10% 100%"/>
    </style:style>
    <style:style style:family="text" style:name="T28">
      <style:text-properties style:text-underline-style="none"/>
    </style:style>
    <style:style style:family="text" style:name="T29">
      <style:text-properties style:font-name-complex="Times New Roman1" style:text-underline-style="none"/>
    </style:style>
    <style:style style:family="text" style:name="T30">
      <style:text-properties fo:font-weight="bold" style:font-weight-asian="bold" style:text-underline-style="none"/>
    </style:style>
    <style:style style:family="text" style:name="T31">
      <style:text-properties fo:font-weight="bold" style:font-weight-asian="bold" style:font-weight-complex="bold" style:text-underline-style="none"/>
    </style:style>
    <style:style style:family="text" style:name="T32">
      <style:text-properties fo:font-weight="normal" style:font-weight-asian="normal" style:font-weight-complex="normal" style:text-underline-style="none"/>
    </style:style>
    <style:style style:family="text" style:name="T33">
      <style:text-properties officeooo:rsid="005dd804" style:text-underline-style="none"/>
    </style:style>
    <style:style style:family="text" style:name="T34">
      <style:text-properties style:text-position="super 58%"/>
    </style:style>
    <style:style style:family="text" style:name="T35">
      <style:text-properties fo:font-size="15pt" style:font-size-asian="15pt" style:font-size-complex="15pt" style:text-position="super 58%"/>
    </style:style>
    <style:style style:family="text" style:name="T36">
      <style:text-properties fo:font-weight="bold" style:font-weight-asian="bold"/>
    </style:style>
    <style:style style:family="text" style:name="T37">
      <style:text-properties fo:font-weight="bold" style:font-weight-asian="bold" style:font-weight-complex="bold"/>
    </style:style>
    <style:style style:family="text" style:name="T38">
      <style:text-properties fo:font-weight="bold" officeooo:rsid="001d689c" style:font-weight-asian="bold" style:font-weight-complex="bold"/>
    </style:style>
    <style:style style:family="text" style:name="T39">
      <style:text-properties fo:font-weight="bold" officeooo:rsid="009691be" style:font-weight-asian="bold" style:font-weight-complex="bold"/>
    </style:style>
    <style:style style:family="text" style:name="T40">
      <style:text-properties fo:font-weight="bold" style:font-size-complex="10pt" style:font-weight-asian="bold"/>
    </style:style>
    <style:style style:family="text" style:name="T41">
      <style:text-properties fo:font-weight="bold" style:font-size-complex="12pt" style:font-weight-asian="bold"/>
    </style:style>
    <style:style style:family="text" style:name="T42">
      <style:text-properties fo:font-weight="bold" officeooo:rsid="009691be" style:font-weight-asian="bold"/>
    </style:style>
    <style:style style:family="text" style:name="T43">
      <style:text-properties style:text-underline-color="font-color" style:text-underline-style="solid" style:text-underline-width="auto"/>
    </style:style>
    <style:style style:family="text" style:name="T44">
      <style:text-properties fo:font-weight="bold" style:font-weight-asian="bold" style:text-underline-color="font-color" style:text-underline-style="solid" style:text-underline-width="auto"/>
    </style:style>
    <style:style style:family="text" style:name="T45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46">
      <style:text-properties fo:font-weight="bold" style:font-size-complex="12pt" style:font-weight-asian="bold" style:font-weight-complex="bold" style:text-underline-color="font-color" style:text-underline-style="solid" style:text-underline-width="auto"/>
    </style:style>
    <style:style style:family="text" style:name="T47">
      <style:text-properties fo:font-weight="normal" style:font-weight-asian="normal" style:font-weight-complex="normal" style:text-underline-color="font-color" style:text-underline-style="solid" style:text-underline-width="auto"/>
    </style:style>
    <style:style style:family="text" style:name="T48">
      <style:text-properties fo:font-weight="normal" officeooo:rsid="00888e50" style:font-weight-asian="normal" style:font-weight-complex="normal" style:text-underline-color="font-color" style:text-underline-style="solid" style:text-underline-width="auto"/>
    </style:style>
    <style:style style:family="text" style:name="T49">
      <style:text-properties style:font-weight-complex="bold" style:text-underline-color="font-color" style:text-underline-style="solid" style:text-underline-width="auto"/>
    </style:style>
    <style:style style:family="text" style:name="T50">
      <style:text-properties officeooo:rsid="00219755" style:text-underline-color="font-color" style:text-underline-style="solid" style:text-underline-width="auto"/>
    </style:style>
    <style:style style:family="text" style:name="T51">
      <style:text-properties officeooo:rsid="00451023" style:text-underline-color="font-color" style:text-underline-style="solid" style:text-underline-width="auto"/>
    </style:style>
    <style:style style:family="text" style:name="T52">
      <style:text-properties style:font-size-complex="12pt" style:text-underline-color="font-color" style:text-underline-style="solid" style:text-underline-width="auto"/>
    </style:style>
    <style:style style:family="text" style:name="T53">
      <style:text-properties officeooo:rsid="00572e66" style:text-underline-color="font-color" style:text-underline-style="solid" style:text-underline-width="auto"/>
    </style:style>
    <style:style style:family="text" style:name="T54">
      <style:text-properties officeooo:rsid="005dd804" style:text-underline-color="font-color" style:text-underline-style="solid" style:text-underline-width="auto"/>
    </style:style>
    <style:style style:family="text" style:name="T55">
      <style:text-properties officeooo:rsid="006dff8a" style:text-underline-color="font-color" style:text-underline-style="solid" style:text-underline-width="auto"/>
    </style:style>
    <style:style style:family="text" style:name="T56">
      <style:text-properties officeooo:rsid="0072f328" style:text-underline-color="font-color" style:text-underline-style="solid" style:text-underline-width="auto"/>
    </style:style>
    <style:style style:family="text" style:name="T57">
      <style:text-properties officeooo:rsid="00888e50" style:text-underline-color="font-color" style:text-underline-style="solid" style:text-underline-width="auto"/>
    </style:style>
    <style:style style:family="text" style:name="T58">
      <style:text-properties style:font-weight-complex="bold"/>
    </style:style>
    <style:style style:family="text" style:name="T59">
      <style:text-properties style:font-name-complex="Symbol2"/>
    </style:style>
    <style:style style:family="text" style:name="T60">
      <style:text-properties fo:country="US" fo:language="en"/>
    </style:style>
    <style:style style:family="text" style:name="T61">
      <style:text-properties fo:country="US" fo:font-weight="bold" fo:language="en" style:font-weight-asian="bold" style:font-weight-complex="bold"/>
    </style:style>
    <style:style style:family="text" style:name="T62">
      <style:text-properties fo:country="US" fo:font-weight="bold" fo:language="en" officeooo:rsid="00d65c18" style:font-weight-asian="bold" style:font-weight-complex="bold"/>
    </style:style>
    <style:style style:family="text" style:name="T63">
      <style:text-properties fo:country="US" fo:font-weight="bold" fo:language="en" style:font-weight-asian="bold" style:text-underline-color="font-color" style:text-underline-style="solid" style:text-underline-width="auto"/>
    </style:style>
    <style:style style:family="text" style:name="T64">
      <style:text-properties fo:country="US" fo:language="en" style:font-weight-complex="bold"/>
    </style:style>
    <style:style style:family="text" style:name="T65">
      <style:text-properties style:font-name="Courier New" style:font-name-complex="Courier New" style:font-weight-complex="bold"/>
    </style:style>
    <style:style style:family="text" style:name="T66">
      <style:text-properties fo:font-size="10pt" fo:font-weight="bold" style:font-size-asian="10pt" style:font-weight-asian="bold"/>
    </style:style>
    <style:style style:family="text" style:name="T67">
      <style:text-properties fo:font-size="10pt" fo:font-weight="bold" style:font-size-asian="10pt" style:font-size-complex="10pt" style:font-weight-asian="bold"/>
    </style:style>
    <style:style style:family="text" style:name="T68">
      <style:text-properties fo:font-size="10pt" fo:font-weight="bold" style:font-size-asian="10pt" style:font-size-complex="10pt" style:font-weight-asian="bold" style:font-weight-complex="bold"/>
    </style:style>
    <style:style style:family="text" style:name="T69">
      <style:text-properties fo:font-size="10pt" style:font-size-asian="10pt" style:font-size-complex="10pt" style:text-underline-color="font-color" style:text-underline-style="solid" style:text-underline-width="auto"/>
    </style:style>
    <style:style style:family="text" style:name="T70">
      <style:text-properties fo:font-size="10pt" fo:font-weight="bold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text" style:name="T71">
      <style:text-properties fo:font-size="10pt" fo:font-weight="bold" officeooo:rsid="00b7fd9f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text" style:name="T72">
      <style:text-properties fo:font-size="10pt" fo:font-weight="normal" style:font-name-complex="Times New Roman" style:font-size-asian="10pt" style:font-weight-asian="normal" style:text-underline-color="font-color" style:text-underline-style="solid" style:text-underline-width="auto"/>
    </style:style>
    <style:style style:family="text" style:name="T73">
      <style:text-properties fo:font-size="10pt" style:font-size-asian="8.75pt" style:font-size-complex="10pt" style:text-underline-color="font-color" style:text-underline-style="solid" style:text-underline-width="auto"/>
    </style:style>
    <style:style style:family="text" style:name="T74">
      <style:text-properties fo:font-size="10pt" style:font-size-asian="10pt"/>
    </style:style>
    <style:style style:family="text" style:name="T75">
      <style:text-properties fo:font-size="10pt" style:font-size-asian="10pt" style:font-size-complex="10pt"/>
    </style:style>
    <style:style style:family="text" style:name="T76">
      <style:text-properties fo:font-size="10pt" style:font-size-asian="10pt" style:font-size-complex="10pt" style:font-weight-complex="bold"/>
    </style:style>
    <style:style style:family="text" style:name="T77">
      <style:text-properties fo:font-size="10pt" officeooo:rsid="00ce838c" style:font-size-asian="10pt" style:font-size-complex="10pt" style:font-weight-complex="bold"/>
    </style:style>
    <style:style style:family="text" style:name="T78">
      <style:text-properties fo:font-size="10pt" officeooo:rsid="00a71e2c" style:font-size-asian="10pt" style:font-size-complex="10pt" style:font-weight-complex="bold"/>
    </style:style>
    <style:style style:family="text" style:name="T79">
      <style:text-properties fo:font-size="10pt" officeooo:rsid="00d1c3ac" style:font-size-asian="10pt" style:font-size-complex="10pt"/>
    </style:style>
    <style:style style:family="text" style:name="T80">
      <style:text-properties fo:font-size="10pt" officeooo:rsid="007b08c0" style:font-size-asian="10pt"/>
    </style:style>
    <style:style style:family="text" style:name="T81">
      <style:text-properties fo:country="US" fo:font-size="10pt" fo:font-weight="bold" fo:language="en" style:font-size-asian="10pt" style:font-weight-asian="bold"/>
    </style:style>
    <style:style style:family="text" style:name="T82">
      <style:text-properties officeooo:rsid="0010a910"/>
    </style:style>
    <style:style style:family="text" style:name="T83">
      <style:text-properties officeooo:rsid="00131fbd"/>
    </style:style>
    <style:style style:family="text" style:name="T84">
      <style:text-properties officeooo:rsid="0015f0b4"/>
    </style:style>
    <style:style style:family="text" style:name="T85">
      <style:text-properties fo:country="RU" fo:language="ru" loext:opacity="0%" style:country-asian="CN" style:country-complex="SA" style:font-name-asian="Times New Roman" style:font-name-complex="Times New Roman" style:language-asian="zh" style:language-complex="ar" style:use-window-font-color="true"/>
    </style:style>
    <style:style style:family="text" style:name="T86">
      <style:text-properties officeooo:rsid="000dd7a9"/>
    </style:style>
    <style:style style:family="text" style:name="T87">
      <style:text-properties style:text-position="sub 58%"/>
    </style:style>
    <style:style style:family="text" style:name="T88">
      <style:text-properties fo:color="#000000" loext:opacity="100%"/>
    </style:style>
    <style:style style:family="text" style:name="T89">
      <style:text-properties fo:color="#000000" fo:country="US" fo:language="en" loext:opacity="100%"/>
    </style:style>
    <style:style style:family="text" style:name="T90">
      <style:text-properties fo:color="#000000" loext:opacity="100%" style:text-position="sub 58%"/>
    </style:style>
    <style:style style:family="text" style:name="T91">
      <style:text-properties fo:font-size="8pt" style:font-size-asian="8pt"/>
    </style:style>
    <style:style style:family="text" style:name="T92">
      <style:text-properties fo:font-size="8pt" fo:font-weight="normal" style:font-name-complex="Times New Roman" style:font-size-asian="8pt" style:font-size-complex="8pt" style:font-weight-asian="normal"/>
    </style:style>
    <style:style style:family="text" style:name="T93">
      <style:text-properties officeooo:rsid="00219755"/>
    </style:style>
    <style:style style:family="text" style:name="T94">
      <style:text-properties fo:font-size="10pt" fo:font-style="normal" fo:font-weight="bold" style:font-size-asian="10pt" style:font-size-complex="10pt" style:font-style-asian="normal" style:font-style-complex="normal" style:font-weight-asian="bold" style:font-weight-complex="bold" style:text-position="0% 100%" style:text-underline-style="none"/>
    </style:style>
    <style:style style:family="text" style:name="T95">
      <style:text-properties fo:font-size="10pt" fo:font-style="normal" fo:font-weight="bold" style:font-name-complex="Courier New" style:font-size-asian="10pt" style:font-size-complex="10pt" style:font-style-asian="normal" style:font-style-complex="normal" style:font-weight-asian="bold" style:font-weight-complex="bold" style:text-position="0% 100%" style:text-underline-color="font-color" style:text-underline-style="solid" style:text-underline-width="auto"/>
    </style:style>
    <style:style style:family="text" style:name="T96">
      <style:text-properties fo:font-size="10pt" fo:font-style="normal" fo:font-weight="bold" officeooo:rsid="009691be" style:font-name-complex="Courier New" style:font-size-asian="10pt" style:font-size-complex="10pt" style:font-style-asian="normal" style:font-style-complex="normal" style:font-weight-asian="bold" style:font-weight-complex="bold" style:text-position="0% 100%" style:text-underline-color="font-color" style:text-underline-style="solid" style:text-underline-width="auto"/>
    </style:style>
    <style:style style:family="text" style:name="T97">
      <style:text-properties fo:font-style="normal" fo:font-weight="bold" style:font-style-asian="normal" style:font-style-complex="normal" style:font-weight-asian="bold" style:font-weight-complex="bold" style:text-position="0% 100%" style:text-underline-style="none"/>
    </style:style>
    <style:style style:family="text" style:name="T98">
      <style:text-properties fo:font-style="normal" fo:font-weight="bold" officeooo:rsid="005ef341" style:font-style-asian="normal" style:font-style-complex="normal" style:font-weight-asian="bold" style:font-weight-complex="bold" style:text-position="0% 100%" style:text-underline-style="none"/>
    </style:style>
    <style:style style:family="text" style:name="T99">
      <style:text-properties fo:font-style="normal" fo:font-weight="bold" officeooo:rsid="005dd804" style:font-style-asian="normal" style:font-style-complex="normal" style:font-weight-asian="bold" style:font-weight-complex="bold" style:text-position="0% 100%" style:text-underline-style="none"/>
    </style:style>
    <style:style style:family="text" style:name="T100">
      <style:text-properties fo:font-style="normal" fo:font-weight="bold" style:font-style-asian="normal" style:font-style-complex="normal" style:font-weight-asian="bold" style:font-weight-complex="bold" style:text-position="0% 100%"/>
    </style:style>
    <style:style style:family="text" style:name="T101">
      <style:text-properties fo:font-size="11pt" fo:font-style="normal" fo:font-weight="bold" style:font-size-asian="11pt" style:font-style-asian="normal" style:font-style-complex="normal" style:font-weight-asian="bold" style:font-weight-complex="bold" style:text-position="0% 100%" style:text-underline-style="none"/>
    </style:style>
    <style:style style:family="text" style:name="T102">
      <style:text-properties fo:font-size="11pt" fo:font-style="normal" fo:font-weight="bold" officeooo:rsid="005ef341" style:font-size-asian="11pt" style:font-style-asian="normal" style:font-style-complex="normal" style:font-weight-asian="bold" style:font-weight-complex="bold" style:text-position="0% 100%" style:text-underline-style="none"/>
    </style:style>
    <style:style style:family="text" style:name="T103">
      <style:text-properties fo:font-size="11pt" fo:font-style="normal" fo:font-weight="bold" officeooo:rsid="005dd804" style:font-size-asian="11pt" style:font-style-asian="normal" style:font-style-complex="normal" style:font-weight-asian="bold" style:font-weight-complex="bold" style:text-position="0% 100%" style:text-underline-style="none"/>
    </style:style>
    <style:style style:family="text" style:name="T104">
      <style:text-properties fo:font-size="11pt" fo:font-style="normal" fo:font-weight="bold" style:font-size-asian="11pt" style:font-size-complex="10pt" style:font-style-asian="normal" style:font-style-complex="normal" style:font-weight-asian="bold" style:font-weight-complex="bold" style:text-position="0% 100%" style:text-underline-style="none"/>
    </style:style>
    <style:style style:family="text" style:name="T105">
      <style:text-properties fo:font-size="11pt" fo:font-style="normal" fo:font-weight="normal" style:font-size-asian="11pt" style:font-style-asian="normal" style:font-style-complex="normal" style:font-weight-asian="normal" style:font-weight-complex="normal" style:text-position="0% 100%"/>
    </style:style>
    <style:style style:family="text" style:name="T106">
      <style:text-properties fo:font-size="6pt" style:font-size-asian="6pt" style:font-size-complex="6pt"/>
    </style:style>
    <style:style style:family="text" style:name="T107">
      <style:text-properties fo:country="RU" fo:language="ru"/>
    </style:style>
    <style:style style:family="text" style:name="T108">
      <style:text-properties style:font-size-complex="11pt"/>
    </style:style>
    <style:style style:family="text" style:name="T109">
      <style:text-properties officeooo:rsid="002c21f4"/>
    </style:style>
    <style:style style:family="text" style:name="T110">
      <style:text-properties officeooo:rsid="00361265"/>
    </style:style>
    <style:style style:family="text" style:name="T111">
      <style:text-properties officeooo:rsid="003d2cf7"/>
    </style:style>
    <style:style style:family="text" style:name="T112">
      <style:text-properties officeooo:rsid="00451023"/>
    </style:style>
    <style:style style:family="text" style:name="T113">
      <style:text-properties officeooo:rsid="007bb394"/>
    </style:style>
    <style:style style:family="text" style:name="T114">
      <style:text-properties officeooo:rsid="005532d4"/>
    </style:style>
    <style:style style:family="text" style:name="T115">
      <style:text-properties officeooo:rsid="0065baa8"/>
    </style:style>
    <style:style style:family="text" style:name="T116">
      <style:text-properties officeooo:rsid="0091ad75"/>
    </style:style>
    <style:style style:family="text" style:name="T117">
      <style:text-properties officeooo:rsid="0090326a"/>
    </style:style>
    <style:style style:family="text" style:name="T118">
      <style:text-properties officeooo:rsid="008c8884"/>
    </style:style>
    <style:style style:family="text" style:name="T119">
      <style:text-properties officeooo:rsid="008edd5f"/>
    </style:style>
    <style:style style:family="text" style:name="T120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121">
      <style:text-properties fo:font-style="normal" fo:font-weight="bold" style:font-style-asian="normal" style:font-style-complex="normal" style:font-weight-asian="bold" style:font-weight-complex="bold"/>
    </style:style>
    <style:style style:family="text" style:name="T122">
      <style:text-properties fo:font-style="normal" fo:font-weight="bold" style:font-name-complex="Courier New" style:font-style-asian="normal" style:font-style-complex="normal" style:font-weight-asian="bold" style:font-weight-complex="bold"/>
    </style:style>
    <style:style style:family="text" style:name="T12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124">
      <style:text-properties officeooo:rsid="0097b179"/>
    </style:style>
    <style:style style:family="text" style:name="T125">
      <style:text-properties officeooo:rsid="009cb058"/>
    </style:style>
    <style:style style:family="text" style:name="T126">
      <style:text-properties officeooo:rsid="00a22537"/>
    </style:style>
    <style:style style:family="text" style:name="T127">
      <style:text-properties officeooo:rsid="00a7ff14"/>
    </style:style>
    <style:style style:family="text" style:name="T128">
      <style:text-properties officeooo:rsid="00aa4d96"/>
    </style:style>
    <style:style style:family="text" style:name="T129">
      <style:text-properties officeooo:rsid="00b61535"/>
    </style:style>
    <style:style style:family="text" style:name="T130">
      <style:text-properties officeooo:rsid="00ce838c"/>
    </style:style>
    <style:style style:family="text" style:name="T131">
      <style:text-properties officeooo:rsid="00cfeac8"/>
    </style:style>
    <style:style style:family="text" style:name="T132">
      <style:text-properties officeooo:rsid="00d09fe3"/>
    </style:style>
    <style:style style:family="text" style:name="T133">
      <style:text-properties officeooo:rsid="00d0ce8f"/>
    </style:style>
    <style:style style:family="text" style:name="T134">
      <style:text-properties officeooo:rsid="00d17e6e"/>
    </style:style>
    <style:style style:family="text" style:name="T135"/>
    <style:style style:family="graphic" style:name="fr1" style:parent-style-name="Frame">
      <style:graphic-properties draw:fill="solid" draw:fill-color="#ffffff" draw:opacity="0%" draw:wrap-influence-on-position="once-successive" fo:background-color="#ffffff" loext:allow-overlap="true" style:background-transparency="100%" style:horizontal-pos="right" style:horizontal-rel="page-content" style:number-wrapped-paragraphs="1" style:vertical-pos="from-top" style:vertical-rel="paragraph" style:wrap="dynamic" style:writing-mode="lr-tb"/>
    </style:style>
    <style:style style:family="graphic" style:name="fr2" style:parent-style-name="Frame">
      <style:graphic-properties draw:fill="solid" draw:fill-color="#ffffff" draw:opacity="0%" fo:background-color="#ffffff" fo:border="none" fo:padding="0.002cm" style:background-transparency="100%" style:horizontal-pos="from-left" style:horizontal-rel="page" style:number-wrapped-paragraphs="no-limit" style:vertical-pos="from-top" style:vertical-rel="paragraph" style:wrap="dynamic"/>
    </style:style>
    <style:style style:family="section" style:name="Sect1">
      <style:section-properties style:editable="false">
        <style:columns fo:column-count="1" fo:column-gap="0cm"/>
      </style:section-properties>
    </style:style>
    <style:style style:family="section" style:name="Sect2">
      <style:section-properties style:editable="false" text:dont-balance-text-columns="false">
        <style:columns fo:column-count="2" fo:column-gap="0cm">
          <style:column fo:end-indent="0cm" fo:start-indent="0cm" style:rel-width="32767*"/>
          <style:column fo:end-indent="0cm" fo:start-indent="0cm" style:rel-width="32768*"/>
        </style:columns>
      </style:section-properties>
    </style:style>
    <text:list-style style:name="L1">
      <text:list-level-style-number style:num-format="1" style:num-suffix="." text:level="1" text:style-name="Numbering_20_Symbols">
        <style:list-level-properties fo:text-align="center" text:list-level-position-and-space-mode="label-alignment">
          <style:list-level-label-alignment fo:margin-left="1.27cm" fo:text-indent="-0.84cm" text:label-followed-by="listtab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2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198cm" fo:text-indent="-0.887cm" text:label-followed-by="listtab" text:list-tab-stop-position="1.198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833cm" fo:text-indent="-0.635cm" text:label-followed-by="listtab" text:list-tab-stop-position="1.833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468cm" fo:text-indent="-0.635cm" text:label-followed-by="listtab" text:list-tab-stop-position="2.468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03cm" fo:text-indent="-0.635cm" text:label-followed-by="listtab" text:list-tab-stop-position="3.103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738cm" fo:text-indent="-0.635cm" text:label-followed-by="listtab" text:list-tab-stop-position="3.738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373cm" fo:text-indent="-0.635cm" text:label-followed-by="listtab" text:list-tab-stop-position="4.373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08cm" fo:text-indent="-0.635cm" text:label-followed-by="listtab" text:list-tab-stop-position="5.0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643cm" fo:text-indent="-0.635cm" text:label-followed-by="listtab" text:list-tab-stop-position="5.643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278cm" fo:text-indent="-0.635cm" text:label-followed-by="listtab" text:list-tab-stop-position="6.278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13cm" fo:text-indent="-0.635cm" text:label-followed-by="listtab" text:list-tab-stop-position="6.913cm"/>
        </style:list-level-properties>
      </text:list-level-style-number>
    </text:list-style>
    <text:list-style style:name="L3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93cm" text:label-followed-by="listtab" text:list-tab-stop-position="0.469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table-cell" style:name="aeec45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text-properties fo:font-size="10.0pt" fo:font-weight="bold" style:font-name="Liberation Serif_1"/>
    </style:style>
    <style:style style:family="table-cell" style:name="a1914d1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4887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0f00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a35e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96ef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ae00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40ef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5128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e950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0342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52b9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47f8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c1a9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92cf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f6bd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d826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5e7b1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0211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text-properties fo:font-size="10.0pt" fo:font-weight="bold" style:font-name="Liberation Serif_1"/>
    </style:style>
    <style:style style:family="table-cell" style:name="a870bbf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84a7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7404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f410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4cf7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8924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149c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f4b7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84d3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00b1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c518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cdc7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e709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c049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d55a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6a9d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3d9b5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3c24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text-properties fo:font-size="10.0pt" fo:font-weight="bold" style:font-name="Liberation Serif_1"/>
    </style:style>
    <style:style style:family="table-cell" style:name="a5f928a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f3e8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cf94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9317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816f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d074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80d2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1f0d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7a09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bc1f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f5d8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adc5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5431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2a24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c5e7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c8f2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a9bfb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abd86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e968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38d7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094c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18f2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36ce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308b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9f60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ba8a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e41a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56f8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f4c7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bde8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a70d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23bc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de34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b8409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323b0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cb10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1d44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0883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7110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37ca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1716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685f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08fa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56a2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6880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0193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49ba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39d8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0417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e0b1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db20b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60603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ea16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a270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1a34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afa1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6e5b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bcb1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3bfd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7308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647e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c857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efff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f86b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6e3f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b50c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6097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247a6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0c508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d41b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1346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9e46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f5b5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2b75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4f21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f513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9dc2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860d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536e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6783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b4e9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3aa3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cca7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b746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d46db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a6201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99e7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b86b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6920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daa1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1901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0f72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554b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0857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d33d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d53c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a5da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a956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8903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9c00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1af8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7d6f8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3e69a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945e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2830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e74a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0eef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55b6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7435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3fc2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3263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10de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c47a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38b7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c127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b857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a4a8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6c74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69f07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ed27e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fe2c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bac7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6f1a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4375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37dd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18de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e5b8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b5fd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59f9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fd28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547a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e390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1685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9433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7492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f5af6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7a34a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6fcd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faaa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d369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6dfc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6569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f219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8799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156f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d4fb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586f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85a3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7a03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9565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4b79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bbd7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d75e0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47924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3fe1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2692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40c9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d564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5a84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db3f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3bf7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6593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2aa0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465c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5125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119f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a700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9b9d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74d4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2eed7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743d0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3b51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931b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003b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1e39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1428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68d3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2883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12f2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cc7e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3a9d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3c6c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d0d3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c23e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ddf9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5375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de92d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b48e6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ec87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7de3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c6d9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2e5a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dd8e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88ac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75b7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8cdd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25e9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7c71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fa12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c150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6285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c8a1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d134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b0d4b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f57fb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0ff7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868b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59c5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6216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0f64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95c8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a982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1778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1c89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2170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31e6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3ea6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3ce8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340d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b173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8374a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dadc5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e615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a566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b4e1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a18c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e6aa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e0cc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7cc6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0ce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8950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67b2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5320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bee2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9ec3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919f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34f5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aedeb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0300c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ba69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8b0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ccb9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eeab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8c8b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107d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b43f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bde8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341d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6d70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9266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02d5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8d90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9dd0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6153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5db85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a7441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2073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244e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b905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b127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4e96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d0ce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2b62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b972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1fe4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15ad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e5bf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59a1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032f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35b7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37a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bad7c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57e57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aea0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d7fa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1cba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7877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6994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43f7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4df4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29c7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b66f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2b13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4974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a7be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56cf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8166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6f93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6b2e7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6213a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f6f9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9632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2915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cf66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3616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6f04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6f73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f704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6ea2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870e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a7c4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5fca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58be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6692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2b43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b23c8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fcb97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1c73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7914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ae13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327c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c43f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827e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8385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ee93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59f7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6548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f55e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16e7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72bb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d05e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2d00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bd5c5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35743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b2e5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2d7f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425d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329f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b9d2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56ec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058a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7e5e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842e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6ee7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ee98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b3e2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5a22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27b3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3c8e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4d5fd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96e8c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22cb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ad7b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ff98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d9cf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f031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34c4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8c32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765a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8f8d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1a29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c1e6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7fb5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7c3c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7fa6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25b6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2f8c0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516b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text-properties fo:font-size="10.0pt" fo:font-weight="bold" style:font-name="Liberation Serif_1"/>
    </style:style>
    <style:style style:family="table-cell" style:name="a2f04e2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043d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4c6b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976e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be3a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6e4b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97cb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4f5f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99b6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e7d4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2fe5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5630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efc4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546b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356b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bc4f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421c5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f05c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text-properties fo:font-size="10.0pt" fo:font-weight="bold" style:font-name="Liberation Serif_1"/>
    </style:style>
    <style:style style:family="table-cell" style:name="abe953d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b2fd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cebb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e982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dac3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b473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813b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6f02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a146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0ff4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4bf4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d307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0371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06fe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ab21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9d9f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4e0bd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2c99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text-properties fo:font-size="10.0pt" fo:font-weight="bold" style:font-name="Liberation Serif_1"/>
    </style:style>
    <style:style style:family="table-cell" style:name="a33816d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33d6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03de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bc08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d6ba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fa36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f253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1fe0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2b4b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9dc7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1af8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e6b6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aaa9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72ad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c60c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e67a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bb30e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9b89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text-properties fo:font-size="10.0pt" fo:font-weight="bold" style:font-name="Liberation Serif_1"/>
    </style:style>
    <style:style style:family="table-cell" style:name="ac7638a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53a5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0053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f0c1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598b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1559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0f08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62bb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37e4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a390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6d34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d647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c2e5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407c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e22a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3e43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8f8c8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623b5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c26b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f99f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e596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a5f7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04b5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40e8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f4cd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a99b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9292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b26e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e45d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ad3a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6a7f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d02d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9452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e1413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cdc96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8699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cd60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ca9f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d847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9767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ff15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29ff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8408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077c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908e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572e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3f24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7318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2be0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05d7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ddb4f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6f659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503e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ecaa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d63a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e486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db0e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cc1d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5a6c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8f4a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1c0d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d5d5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02a8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9d97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6c8c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79e5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6619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9cc4e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26076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22fe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1db8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b4e7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3819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6eac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5444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704a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8201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f2c9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2954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1222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77c9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a53d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d1a4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c3a5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7f3cb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7f34a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82b4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a29f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d4c3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f8de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dbec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00ad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ac49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7ee6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a34e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e635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a647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06b7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4fe4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3041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9523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6ab3c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000ac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6459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f2ea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3b7c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1db1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997f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4b9a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3769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16b2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9971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4418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9d54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336b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a13f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c9e9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13d4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b9a2e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ec731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5bd7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e206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2df0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79c9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3f9f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bb0d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a9ba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3cb9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dcc8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615e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dfee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32d2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58bf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eafe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8e8e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981fb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f464a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73d7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bf3b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b9b0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8f1b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8f2f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5cd8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a957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1783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cd85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4862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59d7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95fe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2fcb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3b28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6e86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e1191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653fa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6876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4d93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f005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34ed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f4d8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c818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2335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7805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fd20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eefc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bf45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8e24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0b38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6fe1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3a4a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38aa4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7af59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1932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dfab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4e42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7502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e86d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b2a6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bbbe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ca03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49d6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5b9a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cb61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1c0d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f4a1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503c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afb9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68a1d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12c4a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4ad1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d32d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2938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278c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889d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715d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e487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6c0a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2b88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836c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2ea1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1c88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7f40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0c66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ba14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76212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c5d34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56cb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4014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e78e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93fe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b872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a9eb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3c67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a941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f5df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09bb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4dd0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93d7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6225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94ba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07d9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54c08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5c796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f50e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5692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9bee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d099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ed52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d20a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18bc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e324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6c07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c445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becf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f701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d0f2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685c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c380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bcf68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4a945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05da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7bee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0295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d5de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cf7b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27d8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7995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8e41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3066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1966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b4bc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a02c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7713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8df1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1b80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5431b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90ed8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effe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9972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4cd7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cdce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1e7a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529c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354b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6688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b966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a9f2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c30c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c586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5806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6af6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10ab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54b58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f0bbf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eba2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fbc3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d7c5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9eac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7fd3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5453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1df5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5548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9b38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4f87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1a78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f5e8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82f6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d41f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36a1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9f842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74234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da8d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f4ed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f4be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a827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3ef1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c009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7855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a438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0704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0507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0418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c500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4227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7bc6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c291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fb97b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4da38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c4be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f769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34f2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6b47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4757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46c1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e8d7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3c7d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7fd0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0f8d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d192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d7f6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aff9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d11d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d16c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d4131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29c00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77ea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8f1f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c423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2ec3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d1d1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5652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4a9f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a40a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4dd2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4d4c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067a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9cf8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8f7d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14f6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45ad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04a2e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42245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6c4a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8b19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70a8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fbf7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745d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99e7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6ca9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e52b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b60f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dc7c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5182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3b48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0e91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a127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ff65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acc1d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2be03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caad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95f4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ecf3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4646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36c7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897d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c4b1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481a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40bc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387c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4772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98c4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6a34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6872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b953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443be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5868a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d549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15f6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3c11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f7c0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4254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0c72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f32d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bc17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400e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a86b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995b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97ae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1dbf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c46e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bfca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67013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421ea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c5ba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339c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3389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6a15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0596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5fa9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d3a4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10c5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b045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8a8b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11af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87f0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c5d0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ca27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a876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0bdf0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4cad1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89be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0728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61e5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aa77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03af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f2d4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54b2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7ace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1414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bfb2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a574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207c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4d41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0033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cd09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b106b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3b62f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2c16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2c47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bec8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4840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e592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0e8a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e9b2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b45a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26b7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25a6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02db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9e75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c52b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ea51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f2ef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16b1d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5e616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9037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77b0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be5d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e263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00c8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309c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798d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975e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93ee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56dc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3baf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93fd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01bf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e09d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fc29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52c5b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4c4fc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b3ef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6427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2488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24c8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f156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cac2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ec0b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92e0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4216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988e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b112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69ce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7a74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2fbf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3cd4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59e65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c3fa8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fa01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1619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31ee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e7e7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4119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d703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275c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35e4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fb7f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fabc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c08f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e727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ba04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e50f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402d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c21ba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67ad6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0a2b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34be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26b4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90d9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c08e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13ae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8f88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6ae1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6b59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8ac6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f7d7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d93f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4f0c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7753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7a94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316cb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86ec6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3605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e2a2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8291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3516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42ae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c84b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aa22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2b70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e30b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3c32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828e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ef91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dba3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e3bd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fd22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1fc5a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f1f06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cf32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fc39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e347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42e3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359c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46e1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33d3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38ec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a697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f30a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72b8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30a4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2623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2771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df79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9f334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0aa57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1a51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2a2f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d19c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592f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b60c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7fbf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200a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c030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50e3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120d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b439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34aa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68dc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4245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c625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9a1a6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5900c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375f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7618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c121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8103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cef9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2f3a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6d17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5c80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7aad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c1c1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f4ad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8ae7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c001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27e1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75ad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cd384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b50ab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2ca0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7811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82b6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f7f1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efa7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4075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31a3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4368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8539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f61c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2d34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e63d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b568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249a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6dd0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08261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21a9d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0548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34c3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c9e4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dbed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609f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1884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f2e1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be59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bb9e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9aa9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0266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96be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e95b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6caa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1e89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7cf76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fcd5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text-properties fo:font-size="10.0pt" fo:font-weight="bold" style:font-name="Liberation Serif_1"/>
    </style:style>
    <style:style style:family="table-cell" style:name="a70c9be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7ef5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6f40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fb3b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66f5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95ac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93b4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92b1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ae88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5be2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420b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7dc6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9fce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cd0d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3cb7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1faa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e89f1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be53e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4485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495a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717d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e470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75db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fbc8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c997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fe31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a2bb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5f32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fa8f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bdaf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20a4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0bc4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8d3d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2e5a1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4577e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239f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8c80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fa07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127b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a26b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d739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130f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509f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aa92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16a5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edac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a525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7c41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3218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96ab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e9c6d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26582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1d56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999a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577d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e55c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6294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cc8f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d70d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889a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cd53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bba5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0e6d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198a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1f20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9255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8635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65a2b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bb71f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04c9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8626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eeb0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bbad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df41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0bfd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29da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e083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85bd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839c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d96b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59b6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d1f1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abba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b18a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617d6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61c2a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5639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5bf3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2c89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8c4f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772e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52e0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b3e6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d7b8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39dc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ef39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61cc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edc1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96a2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6a2a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ae7b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b168f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2911a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7649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3e4c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3b9b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c941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785b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1618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291e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af87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4bec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ff03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c7d1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adad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e3ca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36e5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5570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4ccae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fa89c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0e5f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a5e5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62dc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6b35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19bc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2b58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f740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ae45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1dcd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7e19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112f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5b00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e5d0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267f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4f5a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71645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b385a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8ee3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ebca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94b8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fe9c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a7d2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1317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42ea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bc8d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ec9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3a30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78d2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6e06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1a4f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61b4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177e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b306c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0f68f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fa19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c2ac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2acc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ee19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5faa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d487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e8b5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bf7f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a98c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66d1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cb2b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79ca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cae5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5593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85c9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6f829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c93bc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8377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33c8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d1ff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0f40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8bf0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cbe7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153e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a716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7340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d2da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a72e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6b3a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c894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2d73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9097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01298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123e3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f793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39b5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b4f0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403c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c916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b0b8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10b2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452f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d5c8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742b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4f59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d9cb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d98c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e787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8d7d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d3031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c5da6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3bf0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dfba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56ec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a9a7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bb55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397a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a09a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50e0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0802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5365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e6f5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9c9b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06cf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8497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5ec6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99110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ce084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c5ad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3405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da8b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172c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d8db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ba8e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ae68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55a7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d620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fa67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3149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b8a4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1ebb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1fa9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5f94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0214c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ff026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3a32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b967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411a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09b7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1d45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171b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21e1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7c04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132b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cf7c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a915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bd31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7d06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54c8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d512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513f7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5ae64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f1ae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c2e9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5985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1c48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5350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9969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026a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fd24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117c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a02e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0165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979c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6a3b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8cfd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8a57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3678a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e9c60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356c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e76f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d88d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bc12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7708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22a7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b927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e913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4c12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f407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95a2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c0c2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a6f7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6bc8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cc48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40219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d2a11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9373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d49a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3c48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b9bd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852b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7524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a4a8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9b20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3c2e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7ef2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319b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5561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a5bd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bad9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5866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97ce8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3d856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18a2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61d0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ead5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c4a3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143d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0465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a611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6671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a921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e78a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8e01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e22e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0ff8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f888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f7a7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14ac2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e6a67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7e9f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f414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8118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46ec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5f52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2a18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3c0e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b3a5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07ff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a81c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dffd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a8d4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f5ed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1c67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f623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fe96a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d9e3c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85cd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8311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3323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d878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9302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2a06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13f1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6c30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8a9b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9e1b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2226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f28b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b9f4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dc7a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7271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f1244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0d065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eeaf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ac67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a402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9557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b840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3195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6a3c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6a2b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96a3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584b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2a07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7001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5eb5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0a61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c95f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39971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86cf5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fbf6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5c59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5879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10a5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1260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ae48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1757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09fe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7768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4ed7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bc27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3f6c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38e3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502c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144a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002cb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38e2a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6747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30c4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9645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9682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23a5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dcb0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59ff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9b86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7761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7c0c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0beb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9ede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ccda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a4fd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647d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30360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6b16b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e9af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8c70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44a5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edea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ece9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7508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00b6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1b1c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ff80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cb54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1fcb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6191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28bf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8595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dd0f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d3b20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9fe9c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cddf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a613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7216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60f4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5125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c32e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1fae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aa9c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bdbb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85cd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9c70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d7f1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8081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70c5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67c4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2b7f2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93ccd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32d6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6fb1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c629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7730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2f6d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f60e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27e3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2b4a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b5d9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18af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3c66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50af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eb04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edd7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19f4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4d17a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cdd3a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29ec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3c5f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9ded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a254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c7a3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2a66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435d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73d1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2fbf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1785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7304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41ee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e178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3869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8563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d0f09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a0bed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2413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552f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f94d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b366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bfdb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0ba7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b6a3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ba68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d865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9906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1a3a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3852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adb7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dc38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a930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da097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5c820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c0f4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9269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1afd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32c6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5f4e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8c70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e1ea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a1f1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6bf3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0f5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3750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a491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0c23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02d4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3ab5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11c9e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6485a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dc7c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ffe0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7c93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fe0b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8ea3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011f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e105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5fe9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8b90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57be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85a7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01d2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857b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efd3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1b0d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fd99a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77449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7078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47bb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ab4e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e616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9598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7290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9700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3019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3c69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c1c0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033c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2045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67bd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e88f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6f73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e3831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053d9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81de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5d59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df34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40be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59b3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d46c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cd47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b6bd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2bdf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e6b9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e5ec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db33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01d7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be01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c320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6dd84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7de84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7c62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0e13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d8f4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05e2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7f9e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eaa0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dbe8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e361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5a25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78ec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e682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13ce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18ff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a94d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0e41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a62f8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31b63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0299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8ab2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2901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b765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df04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29f6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ce1d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3a03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079d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3299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8edc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f714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7a9d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abe2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be94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c6d35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8c9a7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09ac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1d8a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7508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78c7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bcf4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a285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f898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d856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2e34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d511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40f3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5d2c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2ab4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b6a0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148d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8ff7e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d1ecc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dca5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bf6f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35d2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9410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81c3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150d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658b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d6f5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f83a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8c7d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38bc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5a62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0baa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022d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68c2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78f54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84509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ee3b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0bc8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e6b8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21df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a292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09f1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9287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0809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67de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c6d4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d363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baef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148e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df58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0ee1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6d792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fceae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c01e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89ba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87d7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df77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3c9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17bd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f033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b4ae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32e4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e424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c3b9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0d41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ac86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8f84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d220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edf81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d0440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6464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51c7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dc54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5d14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67b3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e68c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1312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4a5f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8e1f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397b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99aa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8da7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6389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0379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3df9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e9bb4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f5a57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9103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3324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0f8e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d6ec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692d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5cda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3ce0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92fd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e5f4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1223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e8c5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f194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3008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66c3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f23e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e92bb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343a3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ce65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28f5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2674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cc91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30a4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ec49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91bb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7b4a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4919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00b7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3f61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b9c7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7283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9fdd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bc86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01950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c03b2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2b14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acff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59b4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8cf9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cce0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33c2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5632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6a2c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b943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a2e5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1c3d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9ee6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a11e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7445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20d7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298dc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50b29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9009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fc35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7b6f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5572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6a0f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d006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e954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eb3e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836b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62a9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1033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551f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6117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357e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3128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29b86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0cf84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8075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cbc8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ff75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ba4e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20ee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81fa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48a8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2ab8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2e16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946f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13b1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f4ec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08e2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0adb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c74a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d237d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61b8b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df11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d720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9bf9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d1fa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461b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d0d3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a62b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4b88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7679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057e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a815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c456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0e9b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77ed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685d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28443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82c6c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9b96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e57e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bf47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bd6b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d47e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b7d7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da0f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612e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8c25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ee61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bb44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dfa1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13a2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ab46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5780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dbed7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6efc6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4959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aa19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1471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89f5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d7aa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00f1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5286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3a5d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3c41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c555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a388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d80a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5338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ec16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6238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169f3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e337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text-properties fo:font-size="10.0pt" fo:font-weight="bold" style:font-name="Liberation Serif_1"/>
    </style:style>
    <style:style style:family="table-cell" style:name="aa5b009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5ba6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3134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4489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35c6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9eb8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5c0f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1be6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2889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4973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d482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8e01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6a13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eb28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cb11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d513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53f71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d69ba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c804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2574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1297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0354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0e80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5261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135b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e126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e648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a817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7b07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c527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984d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f45d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1280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5b135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4e1e8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baa0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bc00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ca67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e867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14c4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a6e0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022c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4497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c5b8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1c20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e2ac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4dd2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8710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e1cc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c025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99476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9e9c9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d74f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fd9b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3212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4d3f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90e8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42f1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9cc7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ac0b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5c54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155d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fec5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10db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3cd3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5d5e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b973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176eb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10a4d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a957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ad87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f044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361d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bfe9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be70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9a3f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aa77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5928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1212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303b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c077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99dd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ece6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77b6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3112c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2fdd8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eea0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61a7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6c23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b2a9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d787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32ab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b361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2f6b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e28c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8ba0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ada7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8b78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244f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8fc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c4be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ac6b5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43305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e9b8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c3b9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190c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4081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73ef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d00b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0a0e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ef0b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ce86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fb78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a5d6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16ee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2eda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50fe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665c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2b1d7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3a6b5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62d7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6c50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d870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c211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03b3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c6a6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9a8d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b69d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f94e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7995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e6b0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b40e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1a7d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5446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6086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04726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6ed00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683a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f124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ffa2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89f6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3994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7c58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30e4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80f4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8367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5451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afa5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7b54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af1e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6fde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9c60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0670d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e2303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cb4c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b6da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f4f6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c925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4017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86ca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b8c1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0b2f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837b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9419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c934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9553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e010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afc9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cc21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b05db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a294f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52b9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db74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18b4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15fc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9b4f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65b5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1329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4ee4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7739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cb7a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bdf0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ea9c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0a61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0002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a0d2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49c95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6828b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16f7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c3c5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b2dd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3821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cd9a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5702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2c75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e34f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c15b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3bbe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c3ba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6b1a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2a10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80a3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56f2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0f188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91e67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292c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e05a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6ac2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2926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5afc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a161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b83b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f7fa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5060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7276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6949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5442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3308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df79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4ba2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a5aab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46266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9cf6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f1a0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a619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8b0e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464b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1c96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f08e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4f78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38d4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69c3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d4a6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d87e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c442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8726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08d0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a17eb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cc3c4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b93e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f95a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6a03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5b64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7ed2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1680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91c2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8bed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a3fb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a789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05e4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8dd2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1970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4d25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46ac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76dc8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694aa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811f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d099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ec8c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a659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058c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7837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9c12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3727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598f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0ba2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d86c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e1d0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edda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d0f1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9ace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01c74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f705a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3ca4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856f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d4ad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5fdf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7f2d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6ce7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4f5c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81d7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4cbf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5030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f041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eda2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867e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8b6e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8825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b2354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302b1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75aa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f687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3439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6174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7d8b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5aaf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cc1a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a60a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3d3c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3e86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04d2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838f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e1a1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c465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7980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a089a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a4e7a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e4fb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f40b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4b7b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00ae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4e56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92cd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e534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9fcf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7948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5f80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f58a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fbef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0e3b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e585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7590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f6fe9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b693d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f99b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1e6b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a4bb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fbc6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093c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4ff3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dc63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d93a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eba7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6625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0ea9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2a26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52c9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18a2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4016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20733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9e1fb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c34c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ebf0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75d5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f5b1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3b22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f7d3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0c38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3742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167f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c406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369a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63de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13d9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c8c2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e774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dfe04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8e1f7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1482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85da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fb8d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b1e0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6375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2e66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de6e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6a46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6c41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a919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1380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c120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6228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614c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9858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b103a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90be8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30cb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756d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2cae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5941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d34e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898d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62d2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bdbd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5b56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56b4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095b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0a17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05a5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4255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bf54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0f250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4c600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df48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5894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c7eb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1f05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7b60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2a48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2523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a853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4eea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337c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1f2f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0f44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5017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40c8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128e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242e7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d08ff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ee3e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cf04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ef46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af2d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aeba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a583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9984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0c1c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c3ae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24fe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2d24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1170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5493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1a49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2ece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864eb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991bb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cb1f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1496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86da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4d46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4872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23ed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def0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6a6e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1820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439b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29e3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6484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5a3a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d2f7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fd4a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ee7fa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f1eb3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9b62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0910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8d34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1e2b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7540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3ad3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03af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525f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3d75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96c6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e829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02fc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3ca0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9c23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74c2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7e545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251f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text-properties fo:font-size="10.0pt" fo:font-weight="bold" style:font-name="Liberation Serif_1"/>
    </style:style>
    <style:style style:family="table-cell" style:name="a0af5b5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eb1c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cdb1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5101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2820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a5f7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fed5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ed17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4563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37e9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1a00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4223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6d73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ba60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6ca6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5169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c448a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b400c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b4ec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7da6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4638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c17f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1e06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fd9e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3915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7028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e1ad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5956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e9ee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7d1a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c6ac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3726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5188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f06f1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98caa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41b2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5da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4f58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1a0a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f400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4167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6468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d181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9cb4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5284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e115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7fce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eda4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9e0c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5fa2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e560d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f0dad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824d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1083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eaa2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402a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403a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a265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1e2f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e073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9a7c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b7fa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e131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25b8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3c2a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82a2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7e0a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8923d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c5636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dd18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c961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5e23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ffdf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8538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d1c3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d7af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e19b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d816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85db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d2e1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a7b7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b762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1d87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6003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77b93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03627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75c7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0729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993a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5878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73bb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497f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7e3d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837a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e6ce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e464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742d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63e2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4620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df7d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fbc5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b701f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09608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72d2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69e2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8b56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4130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561d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977a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df1d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772d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0e71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0ac7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314d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c1c2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5349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27c7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900a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5bea8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a82cf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9a3d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f3bf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f4ed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cc04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4f44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79f9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5055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a33f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f8a2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571b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b222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c5ec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37ec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1a24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f76f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dee09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33a7c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217f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1f96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8d0c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7c88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e42b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6e04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7c2c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ccde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f632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30da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eddd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5067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73ab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9c68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f04c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c68dd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c15c7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0fc3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0392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f54b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5617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7a78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f2e0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86be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8401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7f89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2aa1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8f99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fcd1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55dc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d8a7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a08e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1038a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4a265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a78e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68ce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6784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2a89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ea6a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93c4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45a5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c7f8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91f0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b02b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16ba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1d80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4822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929b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5e33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91a34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93bc9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c9ac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d6bc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29d0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e863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5dd8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db09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6c32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0cd0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3b32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f2a0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0fd8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4404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4718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a1c7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7f76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2ab79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47fa7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5fae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96c5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3e0a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6962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da00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e6ab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84b8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4a4b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70f0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3055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d7ce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27fa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1aed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ab53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cc1a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db682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a30fb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0edb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4168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036d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796d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3a5c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20b1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d9bf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106c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bd78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d658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d4e9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0638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6381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99a1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5d5f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1d76e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4aa5f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966e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7fc7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4c5d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f2e6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9271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aaa1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ed49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14ef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aaf3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2960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5ff8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f4ff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4c48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3322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2e80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49f73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88141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071f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0d2b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b4ae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7380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b4ee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d052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27b6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3a87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d2cc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b759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83a3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196a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87f1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2fec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0ffe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717b3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f5261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789d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5d00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b258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29ad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4e06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7e38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d4b7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76ab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1184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7238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a7e4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1724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9cbf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ef69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370d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c6b0b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39069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b22f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0f7f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050f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f5b6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cc6f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34fb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68ae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dcbe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5a9f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1533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864c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4862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6684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cf9b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97d4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e1652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a3b43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aaaf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3091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90ab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1601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93c6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f0d9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f388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95f0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0a92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4f58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a5c3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8b5a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dd7f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320b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f884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1a4d5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9ff1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text-properties fo:font-size="10.0pt" fo:font-weight="bold" style:font-name="Liberation Serif_1"/>
    </style:style>
    <style:style style:family="table-cell" style:name="a835183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713f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6263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c7a0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21a1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afbe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549a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e220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3aae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1e71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07d2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57bc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aa4e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141b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5820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b4be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7d14b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d201b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00fb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764d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3e0e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0dbb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4680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dbfa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694f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79c4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a5d5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431c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8f3b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03ef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e8d8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151f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26a1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44d69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5d3a0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55e7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afda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df74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d31e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635d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eef8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53f4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6b67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7b51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a730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0ced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21c7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20cf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65a2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3215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62bf9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7e01c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8d91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0f9b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e1a4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63c7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fc3d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a541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46cb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8c16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3e70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3454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3205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4856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75e7e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67ab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717a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c8c65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b0b32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f4bf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3119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ae15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98b0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590c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4aa4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9a4e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053f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9acb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c2905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fa2f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1d4a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b8383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e1c8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4418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5bcf1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b46a5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407b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6da7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ecfad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f4fb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a7a11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15d25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7e01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e787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266c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9fe5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bdcd1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6aa30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818937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b2b4b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70a8f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b642f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2c6dcf">
      <style:table-cell-properties fo:border-bottom="0.5pt solid #000000" fo:border-left="2.2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3ad7b9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f1d01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501a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24d0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272e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bfb5f8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c3692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71ac60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ab32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df7be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436fda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02b754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91d4d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e3655c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5272c6">
      <style:table-cell-properties fo:border-bottom="0.5pt solid #000000" fo:border-left="0.5pt solid #000000" fo:border-right="none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  <style:style style:family="table-cell" style:name="acbb88c">
      <style:table-cell-properties fo:border-bottom="0.5pt solid #000000" fo:border-left="0.5pt solid #000000" fo:border-right="2.25pt solid #000000" fo:border-top="0.5pt solid #000000" fo:padding-bottom="0cm" fo:padding-left="0.191cm" fo:padding-right="0.191cm" fo:padding-top="0cm" style:vertical-align="middle" style:writing-mode="lr-tb"/>
      <style:paragraph-properties fo:text-align="start"/>
      <style:text-properties fo:font-size="10.0pt" style:font-name="Liberation Serif_1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outline-level="2" text:style-name="P459"><text:bookmark-start text:name="__RefHeading__79849_768648982"/>Оглавление<text:bookmark-end text:name="__RefHeading__79849_768648982"/></text:h>
      <text:table-of-content text:name="Оглавление1" text:style-name="Sect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32"><text:a text:style-name="Index_20_Link" text:visited-style-name="Index_20_Link" xlink:href="#__RefHeading__79849_768648982" xlink:type="simple"><text:span text:style-name="T37">Оглавление<text:tab/>3</text:span></text:a></text:p>
          <text:p text:style-name="P434"><text:a text:style-name="Index_20_Link" text:visited-style-name="Index_20_Link" xlink:href="#__RefHeading__30567_697036123" xlink:type="simple"><text:span text:style-name="T37">Пояснительная записка<text:tab/>4</text:span></text:a></text:p>
          <text:p text:style-name="P433"><text:a text:style-name="Index_20_Link" text:visited-style-name="Index_20_Link" xlink:href="#__RefHeading__5_622321495" xlink:type="simple"><text:span text:style-name="T37">Протокол №1 визуального осмотра<text:tab/>6</text:span></text:a></text:p>
          <text:p text:style-name="P433"><text:a text:style-name="Index_20_Link" text:visited-style-name="Index_20_Link" xlink:href="#__RefHeading__239203_4912508451" xlink:type="simple"><text:span text:style-name="T37">Протокол №2 проверки наличия цепи между заземленной электроустановкой и элементами заземленной электроустановки<text:tab/>8</text:span></text:a></text:p>
          <text:p text:style-name="P433"><text:a text:style-name="Index_20_Link" text:visited-style-name="Index_20_Link" xlink:href="#__RefHeading__239203_4912508452" xlink:type="simple"><text:span text:style-name="T37">Протокол №3 проверки сопротивлений заземлителей и заземляющих устройств<text:tab/>10</text:span></text:a></text:p>
          <text:p text:style-name="P434"><text:a text:style-name="Index_20_Link" text:visited-style-name="Index_20_Link" xlink:href="#__RefHeading__79851_768648982" xlink:type="simple"><text:span text:style-name="T37">Схема измерения сопротивления заземляющего устройства<text:tab/>12</text:span></text:a></text:p>
          <text:p text:style-name="P433"><text:a text:style-name="Index_20_Link" text:visited-style-name="Index_20_Link" xlink:href="#__RefHeading__30569_697036123" xlink:type="simple"><text:span text:style-name="T37">Протокол №4 проверки согласования параметров цепи «фаза-нуль» с характеристиками аппаратов защиты и непрерывности защитных проводников<text:tab/>13</text:span></text:a></text:p>
          <text:p text:style-name="P433"><text:a text:style-name="Index_20_Link" text:visited-style-name="Index_20_Link" xlink:href="#__RefHeading__30571_697036123" xlink:type="simple"><text:span text:style-name="T37">Протокол №5 проверки сопротивления изоляции проводов, кабелей и обмоток электрических машин<text:tab/>16</text:span></text:a></text:p>
          <text:p text:style-name="P433"><text:a text:style-name="Index_20_Link" text:visited-style-name="Index_20_Link" xlink:href="#__RefHeading__30579_6970361231" xlink:type="simple"><text:span text:style-name="T37">Протокол №6 проверки сопротивления изоляции электрических аппаратов<text:tab/>18</text:span></text:a></text:p>
          <text:p text:style-name="P433"><text:a text:style-name="Index_20_Link" text:visited-style-name="Index_20_Link" xlink:href="#__RefHeading__30573_697036123" xlink:type="simple"><text:span text:style-name="T37">Протокол №7 проверки и испытаний выключателей автоматических, управляемых дифференциальным током<text:tab/>21</text:span></text:a></text:p>
          <text:p text:style-name="P433"><text:a text:style-name="Index_20_Link" text:visited-style-name="Index_20_Link" xlink:href="#__RefHeading__30575_697036123" xlink:type="simple"><text:span text:style-name="T37">Протокол №8 проверки автоматических выключателей напряжением до 1000 В<text:tab/>24</text:span></text:a></text:p>
          <text:p text:style-name="P433"><text:a text:style-name="Index_20_Link" text:visited-style-name="Index_20_Link" xlink:href="#__RefHeading__30577_697036123" xlink:type="simple"><text:span text:style-name="T37">Протокол №9 тестирования автоматических выключателей напряжением до 1000 В с электронными расцепителями<text:tab/>27</text:span></text:a></text:p>
          <text:p text:style-name="P433"><text:a text:style-name="Index_20_Link" text:visited-style-name="Index_20_Link" xlink:href="#__RefHeading__30579_697036123" xlink:type="simple"><text:span text:style-name="T37">Протокол №10 тестирования автоматических выключателей напряжением до 1000 В с электронными расцепителями<text:tab/>31</text:span></text:a></text:p>
          <text:p text:style-name="P433"><text:a text:style-name="Index_20_Link" text:visited-style-name="Index_20_Link" xlink:href="#__RefHeading__30581_697036123" xlink:type="simple"><text:span text:style-name="T37">Протокол №11 тестирования автоматических выключателей напряжением до 1000 В с электронными расцепителями<text:tab/>36</text:span></text:a></text:p>
          <text:p text:style-name="P433"><text:a text:style-name="Index_20_Link" text:visited-style-name="Index_20_Link" xlink:href="#__RefHeading__79857_768648982" xlink:type="simple"><text:span text:style-name="T37">Протокол №12 проверки работоспособности системы АВР<text:tab/>41</text:span></text:a></text:p>
          <text:p text:style-name="P433"><text:a text:style-name="Index_20_Link" text:visited-style-name="Index_20_Link" xlink:href="#__RefHeading__239203_491250845" xlink:type="simple"><text:span text:style-name="T37">Протокол №13 проверки работоспособности системы АВР<text:tab/>43</text:span></text:a></text:p>
          <text:p text:style-name="P434"><text:a text:style-name="Index_20_Link" text:visited-style-name="Index_20_Link" xlink:href="#__RefHeading__19_622321495" xlink:type="simple"><text:span text:style-name="T37">ВЕДОМОСТЬ ДЕФЕКТОВ<text:tab/>47</text:span></text:a></text:p>
        </text:index-body>
      </text:table-of-content>
      <text:p text:style-name="P279"/>
      <text:h text:outline-level="2" text:style-name="P461"><text:bookmark-start text:name="__RefHeading__30567_697036123"/>Пояснительная записка<text:bookmark-end text:name="__RefHeading__30567_697036123"/></text:h>
      <text:p text:style-name="P264">I. Общая часть.</text:p>
      <text:p text:style-name="P257">Ццц электроизмерительные работы по проверке сопротивления изоляции и защитного заземления сетей и электрооборудования были проведены на объекте: ааа. Объект расположен по адресу: г. Москва, ууу.</text:p>
      <text:p text:style-name="P257">II. Цель работ.</text:p>
      <text:p text:style-name="P258">Выполнение указанных работ ставило своей целью определить пригодность к дальнейшей эксплуатации сетей и электрооборудования в соответствии с требованиями ПУЭ, ПТЭЭП.</text:p>
      <text:p text:style-name="P257">III. Объем выполнения работ.</text:p>
      <text:p text:style-name="P258">На объекте были проведены следующие виды работ:</text:p>
      <text:p text:style-name="P258">1. Проверка <text:span text:style-name="T12">наличия цепи между заземленной электроустановкой и элементами заземленной установки.</text:span></text:p>
      <text:p text:style-name="P260">2. Проверка согласования параметров цепи «фаза-нуль» с характеристиками аппаратов защиты и непрерывности проводников.</text:p>
      <text:p text:style-name="P260">3. Измерение сопротивления изоляции проводов, кабелей, <text:s/>аппаратов и обмоток электрических машин.</text:p>
      <text:p text:style-name="P260">4. Проверка сопротивлений заземлителей и заземляющих устройств.</text:p>
      <text:p text:style-name="P260">5. Проверка автоматических выключателей низкого напряжения.</text:p>
      <text:p text:style-name="P260">6. Проверка устройств защитного отключения.</text:p>
      <text:p text:style-name="P260">7. Проверка работоспособности системы АВР.</text:p>
      <text:p text:style-name="P261">IV. Характеристика здания.</text:p>
      <text:p text:style-name="P258">Объект находится в <text:s/>.. этажном здании <text:s/>построенном в... из .... предназначенном для ... целей. Помещение в отношении опасности поражения людей электрическим током относится к помещениям.</text:p>
      <text:p text:style-name="P257">V. Техническая характеристика объекта.</text:p>
      <text:p text:style-name="P258"><text:span text:style-name="T12">1. Электроснабжение предприятия осуществляется от ТП № <text:s/>напряжением 3 </text:span><text:span text:style-name="T27">x</text:span><text:span text:style-name="T12"> 380 / 220 вольт, от трансформатора с глухозаземленной нейтралью.</text:span></text:p>
      <text:p text:style-name="P260">2. Учет электроэнергии осуществляется:</text:p>
      <text:p text:style-name="P260"><text:s/>счетчиками активной энергии типа СА</text:p>
      <text:p text:style-name="P258">счетчиками реактивной энергии типа СР</text:p>
      <text:p text:style-name="P258">трансформаторами тока</text:p>
      <text:p text:style-name="P258">3. Потребителями электрической энергии являются:</text:p>
      <text:p text:style-name="P258">4. Электроцепи выполнены проводом и кабелем, проложенным</text:p>
      <text:p text:style-name="P258">5. Защита сетей и электрооборудования от токов короткого замыкания осуществляется:</text:p>
      <text:p text:style-name="P258">автоматическими выключателями:</text:p>
      <text:p text:style-name="P258"><text:soft-page-break/>плавкими вставками предохранителей:</text:p>
      <text:p text:style-name="P258">защитное заземление выполнено:</text:p>
      <text:p text:style-name="P257">VI. Проведение работ.</text:p>
      <text:p text:style-name="P257">1. Проверка наличия цепи между заземленной электроустановкой и элементами заземленной установки.</text:p>
      <text:p text:style-name="P258">Проводился внешний осмотр целостности сети защитного заземления с последующими замерами, при этом учитывалось, что согласно требованиям ПТЭЭП переходное сопротивление контактов, выполненных сваркой или болтовым соединением, должно быть не более 0,05 Ома.</text:p>
      <text:p text:style-name="P258">2. Проверка согласования параметров цепи «фаза-нуль» с характеристиками аппаратов защиты и непрерывности проводников.</text:p>
      <text:p text:style-name="P258">При проведении измерений сопротивления петли “фаза-нуль” учитывалось, что согласно требованиям ПУЭ величина сопротивления должна быть такова, чтобы время отключения тока однофазного короткого замыкания не превышало 0,4 с, для распределительной сети- 5 с.</text:p>
      <text:p text:style-name="P258">3. Измерение сопротивления изоляции электрических сетей и электрооборудования. <text:span text:style-name="T21">В процессе работы проводился внешний осмотр целостности <text:s/>изоляции с последующими замерами.</text:span></text:p>
      <text:p text:style-name="P258">Измерения проводились между фазой и нулевым рабочим проводником, между фазой и нулевым защитным проводником и между фазами на участках: от ВРУ до этажных щитов, от этажных щитов до электроприемника.</text:p>
      <text:p text:style-name="P258">В групповой сети освещения измерения проводились между смежными автоматическими выключателями (предохранителями) <text:s/>и по отношению к земле. При этом учитывалось, что согласно требованиям ПТЭЭП сопротивление изоляции должно быть не менее 0,5 МОм.</text:p>
      <text:p text:style-name="P422">4. Проверка сопротивлений заземлителей и заземляющих устройств.</text:p>
      <text:p text:style-name="P258">В процессе работы проводился внешний осмотр заземлителей с последующими замерами, при этом учитывалось, что согласно требованиям ПТЭЭП, ПУЭ сопротивление растеканию тока основных заземлителей в установках до 1000 В при линейном напряжении 380 В должно быть не более 30 Ом, с учетом повторных заземлений нулевого провода – не более 4 Ом.</text:p>
      <text:p text:style-name="P258">5. Проверка автоматических выключателей низкого напряжения.</text:p>
      <text:p text:style-name="P259">Проверка производилась на соответствии с техническими <text:s/>требованиями завода-изготовителя, <text:span text:style-name="T14">ГОСТ Р 50345-</text:span><text:span text:style-name="T15">2010</text:span><text:span text:style-name="T14">, ГОСТ Р 50030.2-</text:span><text:span text:style-name="T15">2010</text:span><text:span text:style-name="T28">.</text:span></text:p>
      <text:p text:style-name="P258">6. Проверка устройств защитного отключения.</text:p>
      <text:p text:style-name="P258">Проверка производилась на соответствии с техническими <text:s/>требованиями <text:span text:style-name="T29">ГОСТ Р 50807-2003, ГОСТ Р 51326.1-99, ГОСТ Р 51327.1-2010</text:span>.</text:p>
      <text:p text:style-name="P258">7. Проверка работоспособности системы АВР.</text:p>
      <text:p text:style-name="P258">Проверка работоспособности системы АВР производилась в соответствии с требованиями п. 1.8.37 ПУЭ, требованиями завода-изготовителя.</text:p>
      <text:p text:style-name="P257">VII. Результаты работы.</text:p>
      <text:p text:style-name="P258">1. Состояние изоляции электроцепей и электрооборудования соответствует требованиям ПУЭ, ПТЭЭП.</text:p>
      <text:p text:style-name="P258">2. Состояние сети защитного заземления соответствует ПУЭ, ПТЭЭП.</text:p>
      <text:p text:style-name="P258">3. Выявленные дефекты сведены в Ведомость дефектов и переданы Заказчику для оперативной работы.</text:p>
      <text:p text:style-name="P265">4. Результаты измерений приведены в протоколах № 1, 2, 3, 4, 5, 6, 7, 8.</text:p>
      <text:p text:style-name="P262"/>
      <text:p text:style-name="P262"/>
      <text:p text:style-name="P262"/>
      <text:p text:style-name="P263"><text:soft-page-break/>VIII. Предложения.</text:p>
      <text:p text:style-name="P262">1. Устранить выявленные дефекты.</text:p>
      <text:p text:style-name="P262"/>
      <text:p text:style-name="P262"/>
      <text:p text:style-name="P262"/>
      <text:p text:style-name="P262"/>
      <text:p text:style-name="P262"/>
      <text:p text:style-name="P262"/>
      <text:p text:style-name="P262">Руководитель бригады ________________________________ ( Дурнов А.С.)</text:p>
      <text:p text:style-name="P256"/>
      <text:section text:name="Раздел2" text:style-name="Sect2">
        <text:p text:style-name="P463">ИП "Палагин С.А."</text:p>
        <text:p text:style-name="P186">(наименование организации, предприятия)</text:p>
        <text:p text:style-name="P236">40030, Московская обл., Люберецкий р-н,</text:p>
        <text:p text:style-name="P236">п. Малаховка, ул. Красина, д.12, к.1, кв.8, комн.2</text:p>
        <text:p text:style-name="P236"><text:span text:style-name="T37">Свидетельство о регистрации </text:span>№ 5515</text:p>
        <text:p text:style-name="P441"><text:span text:style-name="T121">Действительно до 15 августа 2023</text:span><text:span text:style-name="T123"> г.</text:span><text:span text:style-name="T120"> </text:span></text:p>
        <text:p text:style-name="P444"><text:span text:style-name="T30">Заказчик:</text:span> <text:span text:style-name="T42">ззз</text:span></text:p>
        <text:p text:style-name="P96"><text:span text:style-name="T30">Объект: </text:span><text:span text:style-name="T39">ааа</text:span><text:span text:style-name="T36"> <text:s/></text:span><text:span text:style-name="T30"><text:s text:c="3"/></text:span></text:p>
        <text:p text:style-name="P98"><text:span text:style-name="T30">Адрес:</text:span><text:span text:style-name="T28"> </text:span><text:span text:style-name="T42">ууу</text:span></text:p>
        <text:p text:style-name="P441"><text:span text:style-name="T120">дата проведения измерений:</text:span><text:span text:style-name="T122">«ччч» мсмс 2020</text:span><text:span text:style-name="T121"> г.</text:span></text:p>
        <text:p text:style-name="P437"><text:span text:style-name="T97"><text:s/></text:span><text:span text:style-name="T101"><text:s text:c="38"/></text:span></text:p>
      </text:section>
      <text:h text:outline-level="1" text:style-name="P448"><text:bookmark-start text:name="__RefHeading__15_1599272188"/><text:s text:c="116"/><text:span text:style-name="T31">визуального осмотра</text:span><text:bookmark-end text:name="__RefHeading__15_1599272188"/></text:h>
      <text:p text:style-name="P421"><text:span text:style-name="T17">1. </text:span><text:span text:style-name="T16">Анализ проектной документации</text:span></text:p>
      <text:list text:style-name="WW8Num12" xml:id="list2254737605">
        <text:list-header>
          <text:p text:style-name="P482"><text:span text:style-name="T109">2. </text:span>Проверка соответствия электроустановок нормативной и проектной документации</text:p>
        </text:list-header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 table:style-name="Таблица1.1">
            <table:table-cell office:value-type="string" table:style-name="Таблица1.A1">
              <text:p text:style-name="P28"/>
              <text:p text:style-name="P43">Наименование составных элементов электроустановки зданий</text:p>
            </table:table-cell>
            <table:table-cell office:value-type="string" table:style-name="Таблица1.B1">
              <text:p text:style-name="P43">Нормативная документация и перечень пунктов, устанавливающих требования и значения проверяемых характеристик</text:p>
            </table:table-cell>
            <table:table-cell office:value-type="string" table:style-name="Таблица1.C1">
              <text:p text:style-name="P28"/>
              <text:p text:style-name="P43"/>
              <text:p text:style-name="P43">Результат осмотра</text:p>
            </table:table-cell>
          </table:table-row>
          <table:table-row table:style-name="Таблица1.1">
            <table:table-cell office:value-type="string" table:style-name="Таблица1.A2">
              <text:p text:style-name="P43">1</text:p>
            </table:table-cell>
            <table:table-cell office:value-type="string" table:style-name="Таблица1.B2">
              <text:p text:style-name="P43">2</text:p>
            </table:table-cell>
            <table:table-cell office:value-type="string" table:style-name="Таблица1.C2">
              <text:p text:style-name="P43">3</text:p>
            </table:table-cell>
          </table:table-row>
        </table:table-header-rows>
        <table:table-row table:style-name="Таблица1.1">
          <table:table-cell office:value-type="string" table:style-name="Таблица1.A1">
            <text:p text:style-name="P69">1. Щитовые помещения</text:p>
          </table:table-cell>
          <table:table-cell office:value-type="string" table:style-name="Таблица1.B1">
            <text:p text:style-name="P69">ПУЭ: 1.1.22; 1.1.23; 1.1.24; 1.1.33-1.1.36; 7.1.1; 7.1.9; 7.1.14; 7.1.15; 7.1.17; 7.1.18; 7.1.24; 7.1.29; 7.1.30.</text:p>
          </table:table-cell>
          <table:table-cell office:value-type="string" table:style-name="Таблица1.C1">
            <text:p text:style-name="P69">Соответствует ПУЭ</text:p>
            <text:p text:style-name="P69"/>
          </table:table-cell>
        </table:table-row>
        <table:table-row table:style-name="Таблица1.1">
          <table:table-cell office:value-type="string" table:style-name="Таблица1.A4">
            <text:p text:style-name="P69">2. Распределительные устройства напряжением до 1000 В.</text:p>
            <text:p text:style-name="P69"/>
            <text:p text:style-name="P69">2.1. Вводные и вводно-распределительные устройства (ВУ, ВРУ)</text:p>
            <text:p text:style-name="P69"/>
            <text:p text:style-name="P69">2.2. Главные и вторичные распределительные щитки: групповые, этажные, квартирные.</text:p>
            <text:p text:style-name="P69"/>
            <text:p text:style-name="P69">2.3. Щиты и щитки для питания рекламного освещения, витрин, фасадов, наружного освещения и иллюминации, противопожарных устройств, систем диспетчеризации, световых указателей и огни светового ограждения, звуковой и другой сигнализации, силовых установок </text:p>
            <text:p text:style-name="P69"/>
          </table:table-cell>
          <table:table-cell office:value-type="string" table:style-name="Таблица1.B4">
            <text:p text:style-name="P324"/>
            <text:p text:style-name="P323"/>
            <text:p text:style-name="P325"/>
            <text:p text:style-name="P323"/>
            <text:p text:style-name="P323"/>
            <text:p text:style-name="P323"/>
            <text:p text:style-name="P323"/>
            <text:p text:style-name="P323"/>
            <text:p text:style-name="P323">ПУЭ: 1.1.19; 1.1.20; 4.1.3-4.1.7; 4.1.11-4.1.16; 4.1.18-4.1.25; 4.1.28; 6.2.6; 6.3.15; 6.5.2; 6.5.3; 6.5.28; 7.1.2-7.1.8; 7.1.22-7.1.28; 7.1.31; 7.1.34; 7.1.52; 7.1.57.</text:p>
            <text:p text:style-name="P323"/>
            <text:p text:style-name="P323"/>
            <text:p text:style-name="P323"/>
            <text:p text:style-name="P323"/>
            <text:p text:style-name="P323"/>
            <text:p text:style-name="P323"/>
            <text:p text:style-name="P323"/>
          </table:table-cell>
          <table:table-cell office:value-type="string" table:style-name="Таблица1.C4">
            <text:p text:style-name="P67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>Соответствует ПУЭ</text:p>
          </table:table-cell>
        </table:table-row>
        <table:table-row table:style-name="Таблица1.1">
          <table:table-cell office:value-type="string" table:style-name="Таблица1.A4">
            <text:p text:style-name="P69">3. Устройства автоматического включения резервного питания (АВР)</text:p>
          </table:table-cell>
          <table:table-cell office:value-type="string" table:style-name="Таблица1.B4">
            <text:p text:style-name="P69">ПУЭ: 3.3.32.</text:p>
          </table:table-cell>
          <table:table-cell office:value-type="string" table:style-name="Таблица1.C4">
            <text:p text:style-name="P69">Соответствует ПУЭ</text:p>
            <text:p text:style-name="P69"/>
            <text:p text:style-name="P69"/>
          </table:table-cell>
        </table:table-row>
        <table:table-row table:style-name="Таблица1.1">
          <table:table-cell office:value-type="string" table:style-name="Таблица1.A4">
            <text:p text:style-name="P69">4. Вторичные цепи</text:p>
          </table:table-cell>
          <table:table-cell office:value-type="string" table:style-name="Таблица1.B4">
            <text:p text:style-name="P69">ПУЭ: 1.5.32-1.5.35; 3.4.4; 3.4.5 (пп. 1, 4); 3.4.7; 3.4.9; 3.4.10; 3.4.12-3.4.14; 3.4.16.</text:p>
          </table:table-cell>
          <table:table-cell office:value-type="string" table:style-name="Таблица1.C4">
            <text:p text:style-name="P69">Соответствует ПУЭ</text:p>
            <text:p text:style-name="P69"/>
            <text:p text:style-name="P69"/>
          </table:table-cell>
        </table:table-row>
        <table:table-row table:style-name="Таблица1.1">
          <table:table-cell office:value-type="string" table:style-name="Таблица1.A4">
            <text:p text:style-name="P69">5. Измерительные трансформаторы</text:p>
          </table:table-cell>
          <table:table-cell office:value-type="string" table:style-name="Таблица1.B4">
            <text:p text:style-name="P69">ПУЭ: 1.5.16; 1.5.18; 1.5.23; 1.5.36; 1.5.37.</text:p>
          </table:table-cell>
          <table:table-cell office:value-type="string" table:style-name="Таблица1.C4">
            <text:p text:style-name="P69">Соответствует ПУЭ</text:p>
            <text:p text:style-name="P69"/>
            <text:p text:style-name="P69"/>
          </table:table-cell>
        </table:table-row>
        <table:table-row table:style-name="Таблица1.1">
          <table:table-cell office:value-type="string" table:style-name="Таблица1.A4">
            <text:p text:style-name="P69">6. Приборы учета электроэнергии</text:p>
          </table:table-cell>
          <table:table-cell office:value-type="string" table:style-name="Таблица1.B4">
            <text:p text:style-name="P69">ПУЭ: 1.5.13-1.5.15; 1.5.18; 1.5.27; 1.5.29-1.5.31; 1.5.34; 1.5.35-1.5.38; 7.1.59-7.1.66.</text:p>
          </table:table-cell>
          <table:table-cell office:value-type="string" table:style-name="Таблица1.C4">
            <text:p text:style-name="P69">Соответствует ПУЭ</text:p>
            <text:p text:style-name="P69"/>
            <text:p text:style-name="P69"/>
          </table:table-cell>
        </table:table-row>
        <table:table-row table:style-name="Таблица1.1">
          <table:table-cell office:value-type="string" table:style-name="Таблица1.A4">
            <text:p text:style-name="P69">7. Аппараты защиты (защиты электрических сетей до 1 кВ)</text:p>
          </table:table-cell>
          <table:table-cell office:value-type="string" table:style-name="Таблица1.B4">
            <text:p text:style-name="P69">ПУЭ: 3.1.2-3.1.7; 6.1.32-6.1.34; 6.1.36. <text:s text:c="2"/></text:p>
          </table:table-cell>
          <table:table-cell office:value-type="string" table:style-name="Таблица1.C4">
            <text:p text:style-name="P69">Соответствует ПУЭ</text:p>
          </table:table-cell>
        </table:table-row>
        <table:table-row table:style-name="Таблица1.1">
          <table:table-cell office:value-type="string" table:style-name="Таблица1.A4">
            <text:p text:style-name="P69">8. Электропроводки (питающие, распределительные и групповые сети)</text:p>
          </table:table-cell>
          <table:table-cell office:value-type="string" table:style-name="Таблица1.B4">
            <text:p text:style-name="P69">ПУЭ: 1.1.29; 2.1.14-2.1.30; 2.1.31-2.1.61; 2.1.66-2.1.79; 6.2.12; 6.2.13; 7.1.32-7.1.45; 7.1.55; 7.1.56; 7.2.52; 7.2.55-7.2.57.</text:p>
          </table:table-cell>
          <table:table-cell office:value-type="string" table:style-name="Таблица1.C4">
            <text:p text:style-name="P69">Соответствует ПУЭ</text:p>
          </table:table-cell>
        </table:table-row>
        <table:table-row table:style-name="Таблица1.1">
          <table:table-cell office:value-type="string" table:style-name="Таблица1.A4">
            <text:p text:style-name="P69">9. Кабельные линии внутри зданий</text:p>
          </table:table-cell>
          <table:table-cell office:value-type="string" table:style-name="Таблица1.B4">
            <text:p text:style-name="P69">ПУЭ: 1.3.15; 1.3.16; 2.3.15; 2.3.18-2.3.21; 2.3.23; 2.3.33; 2.3.48; 2.3.52; <text:soft-page-break/>2.3.65; 2.3.71; 2.3.72; 2.3.75; 2.3.109; 2.3.110; 2.3.120; 2.3.123; 2.3.124; 2.3.134; 2.3.135; 7.1.34; 7.1.42-7.1.44; 7.2.51; 7.2.53.</text:p>
          </table:table-cell>
          <table:table-cell office:value-type="string" table:style-name="Таблица1.C4">
            <text:p text:style-name="P69">Соответствует ПУЭ</text:p>
          </table:table-cell>
        </table:table-row>
        <table:table-row table:style-name="Таблица1.1">
          <table:table-cell office:value-type="string" table:style-name="Таблица1.A4">
            <text:p text:style-name="P69">10. Рекламное освещение</text:p>
          </table:table-cell>
          <table:table-cell office:value-type="string" table:style-name="Таблица1.B4">
            <text:p text:style-name="P69">ПУЭ: 6.1.15; 6.4.1-6.4.18; 6.1.49.</text:p>
          </table:table-cell>
          <table:table-cell office:value-type="string" table:style-name="Таблица1.C4">
            <text:p text:style-name="P69">Соответствует ПУЭ</text:p>
            <text:p text:style-name="P69"/>
          </table:table-cell>
        </table:table-row>
        <table:table-row table:style-name="Таблица1.1">
          <table:table-cell office:value-type="string" table:style-name="Таблица1.A4">
            <text:p text:style-name="P69">11. Внутреннее освещение: осветительная арматура и патроны, электроустановочные изделия</text:p>
          </table:table-cell>
          <table:table-cell office:value-type="string" table:style-name="Таблица1.B4">
            <text:p text:style-name="P69">ПУЭ: 2.1.27-2.1.29; 2.1.63; 2.1.64; 2.7.74; 6.1.10-6.1.14; 6.1.16-6.1.44; 6.2.1; 6.2.2; 6.2.4-6.2.15; 7.1.46-7.1.56; 7.1.58; 6.6.1-6.6.31. </text:p>
          </table:table-cell>
          <table:table-cell office:value-type="string" table:style-name="Таблица1.C4">
            <text:p text:style-name="P69">Соответствует ПУЭ</text:p>
          </table:table-cell>
        </table:table-row>
        <table:table-row table:style-name="Таблица1.1">
          <table:table-cell office:value-type="string" table:style-name="Таблица1.A4">
            <text:p text:style-name="P69">12. Заземляющие устройства </text:p>
          </table:table-cell>
          <table:table-cell office:value-type="string" table:style-name="Таблица1.B4">
            <text:p text:style-name="P69">ПУЭ: 1.7.55-1.7.63; 1.7.66; 1.7.76-1.7.81; 1.7.100-1.7.104; 1.7.109-1.7.111; 1.7.113; 1.7.116-1.7.118; 7.1.59; 7.2.60; 1.7.82; 1.7.83; 1.7.119-1.7.123; 1.7.126-1.7.128; 1.7.130; 1.7.131; 1.7.136-1.7.140; 1.7.142; 1.7.146; 1.7.149; 1.7.150; 1.7.162-1.7.164; 1.7.167; 1.7.173-1.7.175; 7.1.87; 7.1.88.</text:p>
          </table:table-cell>
          <table:table-cell office:value-type="string" table:style-name="Таблица1.C4">
            <text:p text:style-name="P69">Соответствует ПУЭ</text:p>
          </table:table-cell>
        </table:table-row>
        <table:table-row table:style-name="Таблица1.1">
          <table:table-cell office:value-type="string" table:style-name="Таблица1.A4">
            <text:p text:style-name="P69">13. Система молниезащиты</text:p>
          </table:table-cell>
          <table:table-cell office:value-type="string" table:style-name="Таблица1.B4">
            <text:p text:style-name="P69">РД 34.21.122-87 «Инструкция по устройству молниезащиты зданий и сооружений»</text:p>
          </table:table-cell>
          <table:table-cell office:value-type="string" table:style-name="Таблица1.C4">
            <text:p text:style-name="P69">Соответствует инструкции</text:p>
          </table:table-cell>
        </table:table-row>
        <table:table-row table:style-name="Таблица1.1">
          <table:table-cell office:value-type="string" table:style-name="Таблица1.A2">
            <text:p text:style-name="P69">14. Маркировка элементов электроустановоки, буквенно-цифровые и цветные маркировки токоведущих проводников, нулевых рабочих и защитных проводников, выводы аппаратов </text:p>
          </table:table-cell>
          <table:table-cell office:value-type="string" table:style-name="Таблица1.B2">
            <text:p text:style-name="P69">ПУЭ: 1.1.29; 1.1.30; 2.1.31</text:p>
          </table:table-cell>
          <table:table-cell office:value-type="string" table:style-name="Таблица1.C2">
            <text:p text:style-name="P69">Соответствует <text:s/>ПУЭ</text:p>
          </table:table-cell>
        </table:table-row>
      </table:table>
      <text:p text:style-name="P289"><text:span text:style-name="T37">Заключение: </text:span><text:span text:style-name="T43">визуальный осмотр показал </text:span><text:span text:style-name="T51">отсутствие</text:span><text:span text:style-name="T43"> отступлений от проекта и </text:span><text:span text:style-name="T51">соответствие</text:span><text:span text:style-name="T43"> ПУЭ.</text:span></text:p>
      <text:p text:style-name="P241"/>
      <text:p text:style-name="P241">Испытания провели:</text:p>
      <text:p text:style-name="P69"/>
      <text:p text:style-name="P69"><text:s text:c="23"/><text:span text:style-name="T43"><text:s/>Техник-испытатель</text:span> <text:s text:c="22"/>____________________ <text:s text:c="33"/><text:span text:style-name="T43">Савин М.А.</text:span></text:p>
      <text:p text:style-name="P69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69"><text:s text:c="24"/><text:span text:style-name="T43">Рук.электролаборатории</text:span> <text:s text:c="12"/>____________________ <text:s text:c="34"/><text:span text:style-name="T43">Дурнов А.С.</text:span></text:p>
      <text:p text:style-name="P69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20">Протокол проверил:</text:p>
      <text:p text:style-name="P183"/>
      <text:p text:style-name="P69"><text:span text:style-name="T58"><text:s text:c="21"/></text:span><text:span text:style-name="T36"><text:s text:c="6"/></text:span><text:span text:style-name="T43">Рук. электролаборатории</text:span> <text:s text:c="12"/>____________________ <text:s text:c="29"/><text:span text:style-name="T43">Дурнов А.С.</text:span></text:p>
      <text:p text:style-name="P69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69"/>
      <text:p text:style-name="P43">Частичная или полная перепечатка и размножение только с разрешения испытательной лаборатории.</text:p>
      <text:p text:style-name="P43">Исправления не допускаются.</text:p>
      <text:p text:style-name="P267">Протокол распространяется только на элементы электроустановки, подвергнутые измерениям (проверке).</text:p>
      <text:p text:style-name="P267"/>
      <text:section text:name="Раздел1" text:style-name="Sect2">
        <text:p text:style-name="P483">ИП "Палагин С.А."</text:p>
        <text:p text:style-name="P185">(наименование организации, предприятия)</text:p>
        <text:p text:style-name="P235">40030, Московская обл., Люберецкий р-н,</text:p>
        <text:p text:style-name="P235">п. Малаховка, ул. Красина, д.12, к.1, кв.8, комн.2</text:p>
        <text:p text:style-name="P235"><text:span text:style-name="T37">Свидетельство о регистрации </text:span>№ 5515</text:p>
        <text:p text:style-name="P440"><text:span text:style-name="T121">Действительно до 15 августа 2023</text:span><text:span text:style-name="T123"> г.</text:span><text:span text:style-name="T120"> </text:span></text:p>
        <text:p text:style-name="P443"><text:span text:style-name="T30">Заказчик:</text:span> <text:span text:style-name="T42">ззз</text:span></text:p>
        <text:p text:style-name="P95"><text:span text:style-name="T30">Объект: </text:span><text:span text:style-name="T39">ааа</text:span><text:span text:style-name="T36"> <text:s/></text:span><text:span text:style-name="T30"><text:s text:c="3"/></text:span></text:p>
        <text:p text:style-name="P97"><text:span text:style-name="T30">Адрес:</text:span><text:span text:style-name="T28"> </text:span><text:span text:style-name="T42">ууу</text:span></text:p>
        <text:p text:style-name="P440"><text:span text:style-name="T120">дата проведения измерений:</text:span><text:span text:style-name="T122">«ччч» мсмс 2020</text:span><text:span text:style-name="T121"> г.</text:span></text:p>
      </text:section>
      <text:p text:style-name="P435"><text:span text:style-name="T94"><text:s/></text:span><text:span text:style-name="T22"><text:s text:c="38"/></text:span></text:p>
      <text:h text:outline-level="1" text:style-name="P449"><text:bookmark-start text:name="__RefHeading__239203_4912508451"/><text:s text:c="118"/>проверки <text:span text:style-name="T111">наличия цепи между заземленной электроустановкой и элементами заземленной электроустановки</text:span><text:bookmark-end text:name="__RefHeading__239203_4912508451"/></text:h>
      <text:p text:style-name="P17">Климатические условия при проведении измерений:</text:p>
      <text:p text:style-name="P55">Температура воздуха <text:span text:style-name="T43">ттт</text:span> <text:span text:style-name="T34">0</text:span> С. <text:s/>Влажность воздуха <text:span text:style-name="T43">ввв</text:span> %. <text:s/>Атмосферное давление <text:span text:style-name="T43">ддд </text:span><text:s/>мм.рт.ст.</text:p>
      <text:p text:style-name="P17">Цель измерений (испытаний)</text:p>
      <text:p text:style-name="P105">ццц</text:p>
      <text:p text:style-name="P128">(приёмо-сдаточные, сличительные, контрольные испытания, эксплуатационные, для целей сертификации) </text:p>
      <text:p text:style-name="P293"><text:span text:style-name="T37">Нормативные и технические документы, на соответствие требованиям которых проведены измерения (испытания):</text:span> <text:span text:style-name="T43">ПТЭЭП п. 28.5 Приложения 3.</text:span></text:p>
      <text:list text:style-name="WW8Num16" xml:id="list3586538494">
        <text:list-item>
          <text:p text:style-name="P464">Результаты измерений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 table:style-name="Таблица2.1">
            <table:table-cell office:value-type="string" table:style-name="Таблица2.A1">
              <text:p text:style-name="P42">№</text:p>
              <text:p text:style-name="P42">п/п</text:p>
            </table:table-cell>
            <table:table-cell office:value-type="string" table:style-name="Таблица2.B1">
              <text:p text:style-name="P42">Месторасположение и наименование электрооборудования</text:p>
            </table:table-cell>
            <table:table-cell office:value-type="string" table:style-name="Таблица2.B1">
              <text:p text:style-name="P42">Количество проверенных элементов</text:p>
            </table:table-cell>
            <table:table-cell office:value-type="string" table:style-name="Таблица2.D1">
              <text:p text:style-name="P42"><text:span text:style-name="T60">R</text:span> перех.</text:p>
              <text:p text:style-name="P42">измеренное,</text:p>
              <text:p text:style-name="P42">(Ом)</text:p>
            </table:table-cell>
          </table:table-row>
          <table:table-row table:style-name="Таблица2.1">
            <table:table-cell office:value-type="string" table:style-name="Таблица2.A2">
              <text:p text:style-name="P42">1</text:p>
            </table:table-cell>
            <table:table-cell office:value-type="string" table:style-name="Таблица2.B2">
              <text:p text:style-name="P42">2</text:p>
            </table:table-cell>
            <table:table-cell office:value-type="string" table:style-name="Таблица2.B2">
              <text:p text:style-name="P42">3</text:p>
            </table:table-cell>
            <table:table-cell office:value-type="string" table:style-name="Таблица2.D2">
              <text:p text:style-name="P42">4</text:p>
            </table:table-cell>
          </table:table-row>
        </table:table-header-rows>
        <table:table-row table:style-name="Таблица2.1">
          <table:table-cell office:value-type="string" table:style-name="Таблица2.A1">
            <text:p text:style-name="P66"/>
          </table:table-cell>
          <table:table-cell office:value-type="string" table:style-name="Таблица2.B1">
            <text:p text:style-name="P66"/>
          </table:table-cell>
          <table:table-cell office:value-type="string" table:style-name="Таблица2.B1">
            <text:p text:style-name="P66"/>
          </table:table-cell>
          <table:table-cell office:value-type="string" table:style-name="Таблица2.D1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ext:soft-page-break/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  <table:table-row table:style-name="Таблица2.1">
          <table:table-cell office:value-type="string" table:style-name="Таблица2.A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B4">
            <text:p text:style-name="P66"/>
          </table:table-cell>
          <table:table-cell office:value-type="string" table:style-name="Таблица2.D4">
            <text:p text:style-name="P66"/>
          </table:table-cell>
        </table:table-row>
      </table:table>
      <text:p text:style-name="P269"/>
      <text:list text:continue-numbering="true" text:style-name="WW8Num16" xml:id="list233740790862267">
        <text:list-item>
          <text:p text:style-name="P464">Измерения проведены приборами: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row table:style-name="Таблица3.1">
          <table:table-cell office:value-type="string" table:number-rows-spanned="2" table:style-name="Таблица3.A1">
            <text:p text:style-name="P42">№</text:p>
            <text:p text:style-name="P42">п/п</text:p>
          </table:table-cell>
          <table:table-cell office:value-type="string" table:number-rows-spanned="2" table:style-name="Таблица3.B1">
            <text:p text:style-name="P42">Тип</text:p>
          </table:table-cell>
          <table:table-cell office:value-type="string" table:number-rows-spanned="2" table:style-name="Таблица3.B1">
            <text:p text:style-name="P42">Заводской номер</text:p>
          </table:table-cell>
          <table:table-cell office:value-type="string" table:number-columns-spanned="2" table:style-name="Таблица3.D1">
            <text:p text:style-name="P42">Метрологические характеристики</text:p>
          </table:table-cell>
          <table:covered-table-cell/>
          <table:table-cell office:value-type="string" table:number-columns-spanned="2" table:style-name="Таблица3.D1">
            <text:p text:style-name="P42">Дата поверки</text:p>
          </table:table-cell>
          <table:covered-table-cell/>
          <table:table-cell office:value-type="string" table:number-rows-spanned="2" table:style-name="Таблица3.B1">
            <text:p text:style-name="P42">№ аттестата (св-ва)</text:p>
          </table:table-cell>
          <table:table-cell office:value-type="string" table:number-rows-spanned="2" table:style-name="Таблица3.I1">
            <text:p text:style-name="P42">Орган гос. метроло-гической службы, проводивший поверку</text:p>
          </table:table-cell>
        </table:table-row>
        <table:table-row table:style-name="Таблица3.1">
          <table:covered-table-cell/>
          <table:covered-table-cell/>
          <table:covered-table-cell/>
          <table:table-cell office:value-type="string" table:style-name="Таблица3.D2">
            <text:p text:style-name="P42">Диапазон измерения</text:p>
          </table:table-cell>
          <table:table-cell office:value-type="string" table:style-name="Таблица3.D2">
            <text:p text:style-name="P42">Класс точности</text:p>
          </table:table-cell>
          <table:table-cell office:value-type="string" table:style-name="Таблица3.D2">
            <text:p text:style-name="P42">последняя</text:p>
          </table:table-cell>
          <table:table-cell office:value-type="string" table:style-name="Таблица3.D2">
            <text:p text:style-name="P42">очередная</text:p>
          </table:table-cell>
          <table:covered-table-cell/>
          <table:covered-table-cell/>
        </table:table-row>
        <table:table-row table:style-name="Таблица3.3">
          <table:table-cell office:value-type="string" table:style-name="Таблица3.A3">
            <text:p text:style-name="P189">1.</text:p>
          </table:table-cell>
          <table:table-cell office:value-type="string" table:style-name="Таблица3.B3">
            <text:p text:style-name="P189"><text:span text:style-name="T60">Megger</text:span> <text:span text:style-name="T60">CM</text:span>300 <text:span text:style-name="T60">mk</text:span>5</text:p>
          </table:table-cell>
          <table:table-cell office:value-type="string" table:style-name="Таблица3.B3">
            <text:p text:style-name="P189">6111-736/050105/1023</text:p>
            <text:p text:style-name="P189"/>
          </table:table-cell>
          <table:table-cell office:value-type="string" table:style-name="Таблица3.B3">
            <text:p text:style-name="P189">0,01-<text:span text:style-name="T126">99,9</text:span> Ом</text:p>
          </table:table-cell>
          <table:table-cell office:value-type="string" table:style-name="Таблица3.B3">
            <text:p text:style-name="P189">2%</text:p>
          </table:table-cell>
          <table:table-cell office:value-type="string" table:style-name="Таблица3.B3">
            <text:p text:style-name="P215">19 августа 20<text:span text:style-name="T134">20</text:span> г.</text:p>
          </table:table-cell>
          <table:table-cell office:value-type="string" table:style-name="Таблица3.B3">
            <text:p text:style-name="P426">18 августа 202<text:span text:style-name="T134">1</text:span> г.</text:p>
          </table:table-cell>
          <table:table-cell office:value-type="string" table:style-name="Таблица3.B3">
            <text:p text:style-name="P219">2941501</text:p>
          </table:table-cell>
          <table:table-cell office:value-type="string" table:style-name="Таблица3.I3">
            <text:p text:style-name="P189">Ростест-Москва</text:p>
          </table:table-cell>
        </table:table-row>
        <table:table-row table:style-name="Таблица3.3">
          <table:table-cell office:value-type="string" table:style-name="Таблица3.A4">
            <text:p text:style-name="P189">2.</text:p>
          </table:table-cell>
          <table:table-cell office:value-type="string" table:style-name="Таблица3.B4">
            <text:p text:style-name="P189">Цифровой термогигрометр <text:span text:style-name="T60">Center</text:span>-310</text:p>
          </table:table-cell>
          <table:table-cell office:value-type="string" table:style-name="Таблица3.B4">
            <text:p text:style-name="P195">050310914</text:p>
          </table:table-cell>
          <table:table-cell office:value-type="string" table:style-name="Таблица3.B4">
            <text:p text:style-name="P189"><text:span text:style-name="T58">-20-50</text:span><text:span text:style-name="T65">º</text:span><text:span text:style-name="T58">С, <text:s text:c="5"/>0-100%</text:span></text:p>
          </table:table-cell>
          <table:table-cell office:value-type="string" table:style-name="Таблица3.B4">
            <text:p text:style-name="P195">0,8%, 2,5%</text:p>
          </table:table-cell>
          <table:table-cell office:value-type="string" table:style-name="Таблица3.B4">
            <text:p text:style-name="P277"><text:span text:style-name="T77">24 августа 2020</text:span><text:span text:style-name="T78"> г.</text:span></text:p>
          </table:table-cell>
          <table:table-cell office:value-type="string" table:style-name="Таблица3.B4">
            <text:p text:style-name="P277"><text:span text:style-name="T77">23 августа 2021</text:span><text:span text:style-name="T78"> г.</text:span></text:p>
          </table:table-cell>
          <table:table-cell office:value-type="string" table:style-name="Таблица3.B4">
            <text:p text:style-name="P447"><text:span text:style-name="T76"><text:s text:c="6"/></text:span><text:span text:style-name="T77">3022775</text:span></text:p>
          </table:table-cell>
          <table:table-cell office:value-type="string" table:style-name="Таблица3.I4">
            <text:p text:style-name="P189">Ростест-Москва</text:p>
          </table:table-cell>
        </table:table-row>
        <table:table-row table:style-name="Таблица3.5">
          <table:table-cell office:value-type="string" table:style-name="Таблица3.A5">
            <text:p text:style-name="P189">3.</text:p>
          </table:table-cell>
          <table:table-cell office:value-type="string" table:style-name="Таблица3.B5">
            <text:p text:style-name="P194">Барометр-анероид БКСН7Т</text:p>
          </table:table-cell>
          <table:table-cell office:value-type="string" table:style-name="Таблица3.C5">
            <text:p text:style-name="P194">36</text:p>
          </table:table-cell>
          <table:table-cell office:value-type="string" table:style-name="Таблица3.D5">
            <text:p text:style-name="P194">от 700 мм рт.ст. до 800 мм рт. ст.</text:p>
          </table:table-cell>
          <table:table-cell office:value-type="string" table:style-name="Таблица3.E5">
            <text:p text:style-name="P194">3</text:p>
          </table:table-cell>
          <table:table-cell office:value-type="string" table:style-name="Таблица3.F5">
            <text:p text:style-name="P194">2<text:span text:style-name="T131">7</text:span> августа 20<text:span text:style-name="T131">20</text:span> г.</text:p>
          </table:table-cell>
          <table:table-cell office:value-type="string" table:style-name="Таблица3.G5">
            <text:p text:style-name="P194">2<text:span text:style-name="T131">6</text:span> августа <text:s/>202<text:span text:style-name="T131">1</text:span> г.</text:p>
          </table:table-cell>
          <table:table-cell office:value-type="string" table:style-name="Таблица3.H5">
            <text:p text:style-name="P194">0275474</text:p>
          </table:table-cell>
          <table:table-cell office:value-type="string" table:style-name="Таблица3.I5">
            <text:p text:style-name="P194">Ростест-Москва</text:p>
          </table:table-cell>
        </table:table-row>
      </table:table>
      <text:p text:style-name="P42"/>
      <text:p text:style-name="P283">Заключение:</text:p>
      <text:list text:style-name="WW8Num7" xml:id="list2256272746">
        <text:list-item>
          <text:p text:style-name="P502">Проверена целостность и прочность проводников заземления и зануления, переходные контакты их соединений, болтовые соединения проверены на затяжку, сварные – ударом молотка.</text:p>
        </text:list-item>
        <text:list-item>
          <text:p text:style-name="P502">Сопротивление переходных контактов выше нормы, указаны в п/п <text:span text:style-name="T43">отсутствует.</text:span> </text:p>
        </text:list-item>
        <text:list-item>
          <text:p text:style-name="P502">Не заземлено оборудование, указанное в п/п <text:span text:style-name="T43">отсутствует.</text:span> </text:p>
        </text:list-item>
        <text:list-item>
          <text:p text:style-name="P502">Величина измеренного переходного сопротивления прочих контактов заземляющих и нулевых проводников, элементов электрооборудования соответствует (не соответствует) нормам ПУЭ и ПТЭЭП.</text:p>
        </text:list-item>
      </text:list>
      <text:p text:style-name="P240">Испытания провели:</text:p>
      <text:p text:style-name="P68"/>
      <text:p text:style-name="P68"><text:s text:c="23"/><text:span text:style-name="T43"><text:s/>Техник-испытатель</text:span> <text:s text:c="22"/>____________________ <text:s text:c="33"/><text:span text:style-name="T43">Савин М.А.</text:span></text:p>
      <text:p text:style-name="P68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68"><text:s text:c="24"/><text:span text:style-name="T43">Рук.электролаборатории</text:span> <text:s text:c="13"/>____________________ <text:s text:c="34"/><text:span text:style-name="T43">Дурнов А.С.</text:span></text:p>
      <text:p text:style-name="P68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182"/>
      <text:p text:style-name="P19">Протокол проверил:</text:p>
      <text:p text:style-name="P182"/>
      <text:p text:style-name="P68"><text:span text:style-name="T58"><text:s text:c="21"/></text:span><text:span text:style-name="T36"><text:s text:c="6"/></text:span><text:span text:style-name="T43">Рук. электролаборатории</text:span> <text:s text:c="12"/>____________________ <text:s text:c="29"/><text:span text:style-name="T43">Дурнов А.С.</text:span></text:p>
      <text:p text:style-name="P68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157"/>
      <text:p text:style-name="P322">Частичная или полная перепечатка и размножение только с разрешения испытательной лаборатории.</text:p>
      <text:p text:style-name="P42">Исправления не допускаются.</text:p>
      <text:p text:style-name="P266">Протокол распространяется только на элементы электроустановки, подвергнутые измерениям (проверке).</text:p>
      <text:p text:style-name="P266"/>
      <text:section text:name="Раздел3" text:style-name="Sect2">
        <text:p text:style-name="P463">ИП "Палагин С.А."</text:p>
        <text:p text:style-name="P186">(наименование организации, предприятия)</text:p>
        <text:p text:style-name="P236">40030, Московская обл., Люберецкий р-н,</text:p>
        <text:p text:style-name="P236">п. Малаховка, ул. Красина, д.12, к.1, кв.8, комн.2</text:p>
        <text:p text:style-name="P236"><text:span text:style-name="T37">Свидетельство о регистрации </text:span>№ 5515</text:p>
        <text:p text:style-name="P441"><text:span text:style-name="T121">Действительно до 15 августа 2023</text:span><text:span text:style-name="T123"> г.</text:span><text:span text:style-name="T120"> </text:span></text:p>
        <text:p text:style-name="P444"><text:span text:style-name="T30">Заказчик:</text:span> <text:span text:style-name="T42">ззз</text:span></text:p>
        <text:p text:style-name="P96"><text:span text:style-name="T30">Объект: </text:span><text:span text:style-name="T39">ааа</text:span><text:span text:style-name="T36"> <text:s/></text:span><text:span text:style-name="T30"><text:s text:c="3"/></text:span></text:p>
        <text:p text:style-name="P98"><text:span text:style-name="T30">Адрес:</text:span><text:span text:style-name="T28"> </text:span><text:span text:style-name="T42">ууу</text:span></text:p>
        <text:p text:style-name="P441"><text:span text:style-name="T120">дата проведения измерений:</text:span><text:span text:style-name="T122">«ччч» мсмс 2020</text:span><text:span text:style-name="T121"> г.</text:span></text:p>
        <text:p text:style-name="P436"><text:span text:style-name="T94"><text:s/></text:span><text:span text:style-name="T104"><text:s text:c="38"/></text:span></text:p>
      </text:section>
      <text:p text:style-name="P439"><text:s text:c="38"/></text:p>
      <text:h text:outline-level="1" text:style-name="P449"><text:bookmark-start text:name="__RefHeading__239203_4912508452"/><text:s text:c="118"/>проверки <text:span text:style-name="T111">сопротивлений заземлителей и заземляющих устройств</text:span><text:bookmark-end text:name="__RefHeading__239203_4912508452"/></text:h>
      <text:p text:style-name="P17">Климатические условия при проведении измерений:</text:p>
      <text:p text:style-name="P55">Температура воздуха <text:span text:style-name="T43">ттт</text:span> <text:span text:style-name="T34">0</text:span> С. <text:s/>Влажность воздуха <text:span text:style-name="T43">ввв</text:span> %. <text:s/>Атмосферное давление <text:span text:style-name="T43">ддд </text:span><text:s/>мм.рт.ст.</text:p>
      <text:p text:style-name="P17">Цель измерений (испытаний)</text:p>
      <text:p text:style-name="P246"><text:span text:style-name="T13">ццц</text:span> </text:p>
      <text:p text:style-name="P255">(приёмо-сдаточные, сличительные, контрольные испытания, эксплуатационные, для целей сертификации)</text:p>
      <text:p text:style-name="P251"><text:span text:style-name="T37">Нормативные и технические документы, на соответствие требованиям которых проведены измерения (испытания):</text:span> </text:p>
      <text:p text:style-name="P247">ПУЭ п. 1.8.3<text:span text:style-name="T115">9 п.п 5</text:span> ,ПТЭЭП п.26.4 Приложения 3 </text:p>
      <text:list text:style-name="WW8Num15" xml:id="list1859863642">
        <text:list-item>
          <text:p text:style-name="P489"><text:span text:style-name="T24">Вид грунта: </text:span><text:span text:style-name="T25">суглинок</text:span></text:p>
        </text:list-item>
        <text:list-item>
          <text:p text:style-name="P490"><text:span text:style-name="T37">Характер грунта:_</text:span><text:span text:style-name="T45">средней влажности</text:span></text:p>
        </text:list-item>
      </text:list>
      <text:p text:style-name="P252"><text:s text:c="55"/>(влажный, средней влажности, сухой)</text:p>
      <text:list text:continue-numbering="true" text:style-name="WW8Num15" xml:id="list233741649204428">
        <text:list-item>
          <text:p text:style-name="P492"><text:span text:style-name="T37">Заземляющее устройство применяется для электроустановки: </text:span><text:span text:style-name="T43">до 1000 В</text:span></text:p>
        </text:list-item>
      </text:list>
      <text:p text:style-name="P395"><text:s text:c="107"/><text:span text:style-name="T35">(до 1000 В, до и выше 1000 В, свыше 1000 В)</text:span></text:p>
      <text:list text:continue-numbering="true" text:style-name="WW8Num15" xml:id="list233741099970657">
        <text:list-item>
          <text:p text:style-name="P490"><text:span text:style-name="T37">Режим нейтрали: </text:span><text:span text:style-name="T43">глухозаземленная</text:span></text:p>
        </text:list-item>
        <text:list-item>
          <text:p text:style-name="P490"><text:span text:style-name="T37">Удельное сопротивление грунта: </text:span><text:span text:style-name="T43">---- </text:span><text:span text:style-name="T37">(Ом х м).</text:span></text:p>
        </text:list-item>
        <text:list-item>
          <text:p text:style-name="P490"><text:span text:style-name="T37">Расчётный ток замыкания на землю:</text:span><text:span text:style-name="T45"> ---- </text:span><text:span text:style-name="T37">(А).</text:span></text:p>
        </text:list-item>
        <text:list-item>
          <text:p text:style-name="P489"><text:span text:style-name="T24">Результаты измерений:</text:span> 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header-rows>
          <table:table-row table:style-name="Таблица4.1">
            <table:table-cell office:value-type="string" table:number-rows-spanned="2" table:style-name="Таблица4.A1">
              <text:p text:style-name="P27"/>
              <text:p text:style-name="P41">№</text:p>
              <text:p text:style-name="P41">п/п</text:p>
            </table:table-cell>
            <table:table-cell office:value-type="string" table:number-rows-spanned="2" table:style-name="Таблица4.B1">
              <text:p text:style-name="P41">Назначение заземлителя, заземляющего устройства</text:p>
            </table:table-cell>
            <table:table-cell office:value-type="string" table:number-rows-spanned="2" table:style-name="Таблица4.B1">
              <text:p text:style-name="P27"/>
              <text:p text:style-name="P41">Место измерения</text:p>
            </table:table-cell>
            <table:table-cell office:value-type="string" table:number-rows-spanned="2" table:style-name="Таблица4.B1">
              <text:p text:style-name="P41">Расстояние до потенциальных</text:p>
              <text:p text:style-name="P41">и токовых</text:p>
              <text:p text:style-name="P41">электродов, (м)</text:p>
            </table:table-cell>
            <table:table-cell office:value-type="string" table:number-columns-spanned="3" table:style-name="Таблица4.B1">
              <text:p text:style-name="P41">Сопротивление заземлителей (заземляющих устройств), (Ом)</text:p>
            </table:table-cell>
            <table:covered-table-cell/>
            <table:covered-table-cell/>
            <table:table-cell office:value-type="string" table:number-rows-spanned="2" table:style-name="Таблица4.H1">
              <text:p text:style-name="P27"/>
              <text:p text:style-name="P41">К сез.</text:p>
            </table:table-cell>
          </table:table-row>
          <table:table-row table:style-name="Таблица4.1">
            <table:covered-table-cell/>
            <table:covered-table-cell/>
            <table:covered-table-cell/>
            <table:covered-table-cell/>
            <table:table-cell office:value-type="string" table:style-name="Таблица4.E2">
              <text:p text:style-name="P41">Доп.</text:p>
            </table:table-cell>
            <table:table-cell office:value-type="string" table:style-name="Таблица4.E2">
              <text:p text:style-name="P41">Измер.</text:p>
            </table:table-cell>
            <table:table-cell office:value-type="string" table:style-name="Таблица4.E2">
              <text:p text:style-name="P41">Привед.</text:p>
            </table:table-cell>
            <table:covered-table-cell/>
          </table:table-row>
          <table:table-row table:style-name="Таблица4.3">
            <table:table-cell office:value-type="string" table:style-name="Таблица4.A3">
              <text:p text:style-name="P41">1</text:p>
            </table:table-cell>
            <table:table-cell office:value-type="string" table:style-name="Таблица4.B3">
              <text:p text:style-name="P41">2</text:p>
            </table:table-cell>
            <table:table-cell office:value-type="string" table:style-name="Таблица4.B3">
              <text:p text:style-name="P41">3</text:p>
            </table:table-cell>
            <table:table-cell office:value-type="string" table:style-name="Таблица4.B3">
              <text:p text:style-name="P41">4</text:p>
            </table:table-cell>
            <table:table-cell office:value-type="string" table:style-name="Таблица4.B3">
              <text:p text:style-name="P41">5</text:p>
            </table:table-cell>
            <table:table-cell office:value-type="string" table:style-name="Таблица4.B3">
              <text:p text:style-name="P41">6</text:p>
            </table:table-cell>
            <table:table-cell office:value-type="string" table:style-name="Таблица4.B3">
              <text:p text:style-name="P41">7</text:p>
            </table:table-cell>
            <table:table-cell office:value-type="string" table:style-name="Таблица4.H3">
              <text:p text:style-name="P41">8</text:p>
            </table:table-cell>
          </table:table-row>
        </table:table-header-rows>
        <table:table-row table:style-name="Таблица4.3">
          <table:table-cell office:value-type="string" table:style-name="Таблица4.A1">
            <text:p text:style-name="P65"/>
          </table:table-cell>
          <table:table-cell office:value-type="string" table:style-name="Таблица4.B1">
            <text:p text:style-name="P65"/>
          </table:table-cell>
          <table:table-cell office:value-type="string" table:style-name="Таблица4.B1">
            <text:p text:style-name="P65"/>
          </table:table-cell>
          <table:table-cell office:value-type="string" table:style-name="Таблица4.B1">
            <text:p text:style-name="P65"/>
          </table:table-cell>
          <table:table-cell office:value-type="string" table:style-name="Таблица4.B1">
            <text:p text:style-name="P65"/>
          </table:table-cell>
          <table:table-cell office:value-type="string" table:style-name="Таблица4.B1">
            <text:p text:style-name="P65"/>
          </table:table-cell>
          <table:table-cell office:value-type="string" table:style-name="Таблица4.B1">
            <text:p text:style-name="P65"/>
          </table:table-cell>
          <table:table-cell office:value-type="string" table:style-name="Таблица4.H1">
            <text:p text:style-name="P65"/>
          </table:table-cell>
        </table:table-row>
        <table:table-row table:style-name="Таблица4.3">
          <table:table-cell office:value-type="string" table:style-name="Таблица4.A5">
            <text:p text:style-name="P65"/>
          </table:table-cell>
          <table:table-cell office:value-type="string" table:style-name="Таблица4.E2">
            <text:p text:style-name="P65"/>
          </table:table-cell>
          <table:table-cell office:value-type="string" table:style-name="Таблица4.E2">
            <text:p text:style-name="P65"/>
          </table:table-cell>
          <table:table-cell office:value-type="string" table:style-name="Таблица4.E2">
            <text:p text:style-name="P65"/>
          </table:table-cell>
          <table:table-cell office:value-type="string" table:style-name="Таблица4.E2">
            <text:p text:style-name="P65"/>
          </table:table-cell>
          <table:table-cell office:value-type="string" table:style-name="Таблица4.E2">
            <text:p text:style-name="P65"/>
          </table:table-cell>
          <table:table-cell office:value-type="string" table:style-name="Таблица4.E2">
            <text:p text:style-name="P65"/>
          </table:table-cell>
          <table:table-cell office:value-type="string" table:style-name="Таблица4.H5">
            <text:p text:style-name="P65"/>
          </table:table-cell>
        </table:table-row>
      </table:table>
      <text:p text:style-name="P250"/>
      <text:list text:continue-numbering="true" text:style-name="WW8Num15" xml:id="list233740475590629">
        <text:list-item>
          <text:p text:style-name="P491">Измерения проведены приборами:</text:p>
        </text:list-item>
      </text:list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column table:style-name="Таблица5.I"/>
        <table:table-header-rows>
          <table:table-row table:style-name="Таблица5.1">
            <table:table-cell office:value-type="string" table:number-rows-spanned="2" table:style-name="Таблица5.A1">
              <text:p text:style-name="P41">№</text:p>
              <text:p text:style-name="P41">п/п</text:p>
            </table:table-cell>
            <table:table-cell office:value-type="string" table:number-rows-spanned="2" table:style-name="Таблица5.B1">
              <text:p text:style-name="P41">Тип</text:p>
            </table:table-cell>
            <table:table-cell office:value-type="string" table:number-rows-spanned="2" table:style-name="Таблица5.B1">
              <text:p text:style-name="P41">Заводской номер</text:p>
            </table:table-cell>
            <table:table-cell office:value-type="string" table:number-columns-spanned="2" table:style-name="Таблица5.D1">
              <text:p text:style-name="P41">Метрологические характеристики</text:p>
            </table:table-cell>
            <table:covered-table-cell/>
            <table:table-cell office:value-type="string" table:number-columns-spanned="2" table:style-name="Таблица5.D1">
              <text:p text:style-name="P41">Дата поверки</text:p>
            </table:table-cell>
            <table:covered-table-cell/>
            <table:table-cell office:value-type="string" table:number-rows-spanned="2" table:style-name="Таблица5.B1">
              <text:p text:style-name="P41">№ аттестата (св-ва)</text:p>
            </table:table-cell>
            <table:table-cell office:value-type="string" table:number-rows-spanned="2" table:style-name="Таблица5.I1">
              <text:p text:style-name="P41">Орган гос. метроло-гической службы, проводивший поверку</text:p>
            </table:table-cell>
          </table:table-row>
          <table:table-row table:style-name="Таблица5.1">
            <table:covered-table-cell/>
            <table:covered-table-cell/>
            <table:covered-table-cell/>
            <table:table-cell office:value-type="string" table:style-name="Таблица5.D2">
              <text:p text:style-name="P41">Диапазон измерения</text:p>
            </table:table-cell>
            <table:table-cell office:value-type="string" table:style-name="Таблица5.D2">
              <text:p text:style-name="P41">Класс точности</text:p>
            </table:table-cell>
            <table:table-cell office:value-type="string" table:style-name="Таблица5.D2">
              <text:p text:style-name="P425">последняя</text:p>
            </table:table-cell>
            <table:table-cell office:value-type="string" table:style-name="Таблица5.D2">
              <text:p text:style-name="P41">очередная</text:p>
            </table:table-cell>
            <table:covered-table-cell/>
            <table:covered-table-cell/>
          </table:table-row>
        </table:table-header-rows>
        <table:table-row table:style-name="Таблица5.3">
          <table:table-cell office:value-type="string" table:style-name="Таблица5.A3">
            <text:p text:style-name="P188">1.</text:p>
          </table:table-cell>
          <table:table-cell office:value-type="string" table:style-name="Таблица5.B3">
            <text:p text:style-name="P202">Sonel MRU-101</text:p>
          </table:table-cell>
          <table:table-cell office:value-type="string" table:style-name="Таблица5.B3">
            <text:p text:style-name="P203">125568</text:p>
          </table:table-cell>
          <table:table-cell office:value-type="string" table:style-name="Таблица5.B3">
            <text:p text:style-name="P188"><text:span text:style-name="T113">0,12</text:span>-<text:span text:style-name="T113">20</text:span>000 Ом</text:p>
          </table:table-cell>
          <table:table-cell office:value-type="string" table:style-name="Таблица5.B3">
            <text:p text:style-name="P188">2 %</text:p>
          </table:table-cell>
          <table:table-cell office:value-type="string" table:style-name="Таблица5.B3">
            <text:p text:style-name="P216">1<text:span text:style-name="T132">4</text:span> августа 20<text:span text:style-name="T132">20</text:span> г.</text:p>
          </table:table-cell>
          <table:table-cell office:value-type="string" table:style-name="Таблица5.B3">
            <text:p text:style-name="P216">1<text:span text:style-name="T132">3</text:span> августа 202<text:span text:style-name="T132">1</text:span> г.</text:p>
          </table:table-cell>
          <table:table-cell office:value-type="string" table:style-name="Таблица5.B3">
            <text:p text:style-name="P218">2941471</text:p>
          </table:table-cell>
          <table:table-cell office:value-type="string" table:style-name="Таблица5.I3">
            <text:p text:style-name="P196">Ростест-Москва</text:p>
          </table:table-cell>
        </table:table-row>
        <table:table-row table:style-name="Таблица5.3">
          <table:table-cell office:value-type="string" table:style-name="Таблица5.A4">
            <text:p text:style-name="P189">2.</text:p>
          </table:table-cell>
          <table:table-cell office:value-type="string" table:style-name="Таблица5.B4">
            <text:p text:style-name="P189">Цифровой термогигрометр <text:span text:style-name="T60">Center</text:span>-310</text:p>
          </table:table-cell>
          <table:table-cell office:value-type="string" table:style-name="Таблица5.B4">
            <text:p text:style-name="P195">050310914</text:p>
          </table:table-cell>
          <table:table-cell office:value-type="string" table:style-name="Таблица5.B4">
            <text:p text:style-name="P189"><text:span text:style-name="T58">-20-50</text:span><text:span text:style-name="T65">º</text:span><text:span text:style-name="T58">С, <text:s text:c="5"/>0-100%</text:span></text:p>
          </table:table-cell>
          <table:table-cell office:value-type="string" table:style-name="Таблица5.B4">
            <text:p text:style-name="P195">0,8%, 2,5%</text:p>
          </table:table-cell>
          <table:table-cell office:value-type="string" table:style-name="Таблица5.B4">
            <text:p text:style-name="P277"><text:span text:style-name="T77">24 августа 2020</text:span><text:span text:style-name="T78"> г.</text:span></text:p>
          </table:table-cell>
          <table:table-cell office:value-type="string" table:style-name="Таблица5.B4">
            <text:p text:style-name="P277"><text:span text:style-name="T77">23 августа 2021</text:span><text:span text:style-name="T78"> г.</text:span></text:p>
          </table:table-cell>
          <table:table-cell office:value-type="string" table:style-name="Таблица5.B4">
            <text:p text:style-name="P447"><text:span text:style-name="T76"><text:s text:c="6"/></text:span><text:span text:style-name="T77">3022775</text:span></text:p>
          </table:table-cell>
          <table:table-cell office:value-type="string" table:style-name="Таблица5.I4">
            <text:p text:style-name="P189">Ростест-Москва</text:p>
          </table:table-cell>
        </table:table-row>
        <table:table-row table:style-name="Таблица5.3">
          <table:table-cell office:value-type="string" table:style-name="Таблица5.A5">
            <text:p text:style-name="P189">3.</text:p>
          </table:table-cell>
          <table:table-cell office:value-type="string" table:style-name="Таблица5.B5">
            <text:p text:style-name="P194">Барометр-анероид БКСН7Т</text:p>
          </table:table-cell>
          <table:table-cell office:value-type="string" table:style-name="Таблица5.B5">
            <text:p text:style-name="P194">36</text:p>
          </table:table-cell>
          <table:table-cell office:value-type="string" table:style-name="Таблица5.B5">
            <text:p text:style-name="P194">от 700 мм рт.ст. до 800 мм рт. ст.</text:p>
          </table:table-cell>
          <table:table-cell office:value-type="string" table:style-name="Таблица5.B5">
            <text:p text:style-name="P194">3</text:p>
          </table:table-cell>
          <table:table-cell office:value-type="string" table:style-name="Таблица5.B5">
            <text:p text:style-name="P194">2<text:span text:style-name="T131">7</text:span> августа 20<text:span text:style-name="T131">20</text:span> г.</text:p>
          </table:table-cell>
          <table:table-cell office:value-type="string" table:style-name="Таблица5.B5">
            <text:p text:style-name="P194">2<text:span text:style-name="T131">6</text:span> августа <text:s/>202<text:span text:style-name="T131">1</text:span> г.</text:p>
          </table:table-cell>
          <table:table-cell office:value-type="string" table:style-name="Таблица5.B5">
            <text:p text:style-name="P194">0275474</text:p>
          </table:table-cell>
          <table:table-cell office:value-type="string" table:style-name="Таблица5.I5">
            <text:p text:style-name="P194">Ростест-Москва</text:p>
          </table:table-cell>
        </table:table-row>
      </table:table>
      <text:p text:style-name="P254"><text:soft-page-break/>Выводы: сопротивление заземляющего устройства соответствует техническим нормам ПУЭ, ПТЭЭП.</text:p>
      <text:p text:style-name="P253">Заключение: заземляющее устройство пригодно к эксплуатации.</text:p>
      <text:p text:style-name="P249"/>
      <text:p text:style-name="P249"/>
      <text:p text:style-name="P248">Испытания провели:</text:p>
      <text:p text:style-name="P243"/>
      <text:p text:style-name="P243"><text:s text:c="23"/><text:span text:style-name="T43"><text:s/>Техник-испытатель</text:span> <text:s text:c="22"/>____________________ <text:s text:c="33"/><text:span text:style-name="T43">Савин М.А.</text:span></text:p>
      <text:p text:style-name="P243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243"><text:s text:c="24"/><text:span text:style-name="T43">Рук.электролаборатории</text:span> <text:s text:c="14"/>____________________ <text:s text:c="34"/><text:span text:style-name="T43">Дурнов А.С.</text:span></text:p>
      <text:p text:style-name="P243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243"/>
      <text:p text:style-name="P248">Протокол проверил:</text:p>
      <text:p text:style-name="P243"/>
      <text:p text:style-name="P243"><text:span text:style-name="T58"><text:s text:c="21"/></text:span><text:span text:style-name="T36"><text:s text:c="6"/></text:span><text:span text:style-name="T43">Рук. электролаборатории</text:span> <text:s text:c="12"/>____________________ <text:s text:c="29"/><text:span text:style-name="T43">Дурнов А.С.</text:span></text:p>
      <text:p text:style-name="P243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243"/>
      <text:p text:style-name="P243"/>
      <text:p text:style-name="P244">Частичная или полная перепечатка и размножение только с разрешения испытательной лаборатории.</text:p>
      <text:p text:style-name="P244">Исправления не допускаются.</text:p>
      <text:p text:style-name="P245">Протокол распространяется только на элементы электроустановки, подвергнутые измерениям (проверке).</text:p>
      <text:p text:style-name="P245"/>
      <text:h text:outline-level="2" text:style-name="P460"><text:bookmark-start text:name="__RefHeading__79851_768648982"/>Схема измерения сопротивления заземляющего устройства<text:bookmark-end text:name="__RefHeading__79851_768648982"/></text:h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section text:name="Раздел4" text:style-name="Sect2">
        <text:p text:style-name="P484">ИП "Палагин С.А."</text:p>
        <text:p text:style-name="P186">(наименование организации, предприятия)</text:p>
        <text:p text:style-name="P236">40030, Московская обл., Люберецкий р-н,</text:p>
        <text:p text:style-name="P236">п. Малаховка, ул. Красина, д.12, к.1, кв.8, комн.2</text:p>
        <text:p text:style-name="P236"><text:span text:style-name="T37">Свидетельство о регистрации </text:span>№ 5515</text:p>
        <text:p text:style-name="P441"><text:span text:style-name="T121">Действительно до 15 августа 2023</text:span><text:span text:style-name="T123"> г.</text:span><text:span text:style-name="T120"> </text:span></text:p>
        <text:p text:style-name="P444"><text:span text:style-name="T30">Заказчик:</text:span> <text:span text:style-name="T42">ззз</text:span></text:p>
        <text:p text:style-name="P96"><text:span text:style-name="T30">Объект: </text:span><text:span text:style-name="T39">ааа</text:span><text:span text:style-name="T36"> <text:s/></text:span><text:span text:style-name="T30"><text:s text:c="3"/></text:span></text:p>
        <text:p text:style-name="P98"><text:span text:style-name="T30">Адрес:</text:span><text:span text:style-name="T28"> </text:span><text:span text:style-name="T42">ууу</text:span></text:p>
        <text:p text:style-name="P441"><text:span text:style-name="T120">дата проведения измерений:</text:span><text:span text:style-name="T122">«ччч» мсмс 2020</text:span><text:span text:style-name="T121"> г.</text:span></text:p>
        <text:p text:style-name="P437"><text:span text:style-name="T98"><text:s/></text:span><text:span text:style-name="T102"><text:s text:c="38"/></text:span></text:p>
      </text:section>
      <text:h text:outline-level="1" text:style-name="P457"><text:bookmark-start text:name="__RefHeading__30569_697036123"/><text:s text:c="168"/>проверки согласования параметров цепи «фаза-нуль» с характеристиками аппаратов защиты и непрерывности защитных проводников<text:bookmark-end text:name="__RefHeading__30569_697036123"/></text:h>
      <text:p text:style-name="P352"><text:s/><text:span text:style-name="T20">Климатические условия при проведении измерений</text:span></text:p>
      <text:p text:style-name="P337">Температура воздуха <text:span text:style-name="T43">ттт</text:span> <text:span text:style-name="T34">0</text:span><text:span text:style-name="T59"> </text:span>С. <text:s/>Влажность воздуха <text:span text:style-name="T43">ввв</text:span> <text:span text:style-name="T59">%</text:span>. <text:s/>Атмосферное давление <text:span text:style-name="T43">ддд </text:span>мм.рт.ст.</text:p>
      <text:p text:style-name="P345">Цель измерений (испытаний)</text:p>
      <text:p text:style-name="P54"><text:span text:style-name="T50">ццц</text:span> </text:p>
      <text:p text:style-name="P25">(приёмо-сдаточные, сличительные, эксплуатационные,контрольные испытания, для целей сертификации) </text:p>
      <text:p text:style-name="P406">Нормативные и технические документы, на соответствие требованиям которых проведены измерения (испытания): </text:p>
      <text:p text:style-name="P407">ПУЭ, п.1.7.79</text:p>
      <text:list text:style-name="WW8Num17" xml:id="list3865989834">
        <text:list-item>
          <text:p text:style-name="P471">Результаты измерений</text:p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number-columns-repeated="6" table:style-name="Таблица6.G"/>
        <table:table-column table:style-name="Таблица6.M"/>
        <table:table-column table:style-name="Таблица6.N"/>
        <table:table-header-rows>
          <table:table-row table:style-name="Таблица6.1">
            <table:table-cell office:value-type="string" table:number-rows-spanned="2" table:style-name="Таблица6.A1">
              <text:p text:style-name="P296"/>
              <text:p text:style-name="P297">№</text:p>
              <text:p text:style-name="P297">п/п</text:p>
            </table:table-cell>
            <table:table-cell office:value-type="string" table:number-rows-spanned="2" table:style-name="Таблица6.B1">
              <text:p text:style-name="P296"/>
              <text:p text:style-name="P297">Проверяемый участок цепи, место установки аппарата защиты</text:p>
            </table:table-cell>
            <table:table-cell office:value-type="string" table:number-columns-spanned="4" table:style-name="Таблица6.B1">
              <text:p text:style-name="P296"/>
              <text:p text:style-name="P297">Аппарат защиты от сверхтока</text:p>
            </table:table-cell>
            <table:covered-table-cell/>
            <table:covered-table-cell/>
            <table:covered-table-cell/>
            <table:table-cell office:value-type="string" table:number-columns-spanned="3" table:style-name="Таблица6.B1">
              <text:p text:style-name="P297">Измеренное значение сопротивления цепи «фаза – нуль», (Ом)</text:p>
            </table:table-cell>
            <table:covered-table-cell/>
            <table:covered-table-cell/>
            <table:table-cell office:value-type="string" table:number-columns-spanned="3" table:style-name="Таблица6.B1">
              <text:p text:style-name="P297">Измеренное (расчётное) значение тока однофазного замыкания, (А)</text:p>
            </table:table-cell>
            <table:covered-table-cell/>
            <table:covered-table-cell/>
            <table:table-cell office:value-type="string" table:number-columns-spanned="2" table:style-name="Таблица6.M1">
              <text:p text:style-name="P297">Время срабатывания аппарата защиты, (сек)</text:p>
            </table:table-cell>
            <table:covered-table-cell/>
          </table:table-row>
          <table:table-row table:style-name="Таблица6.1">
            <table:covered-table-cell/>
            <table:covered-table-cell/>
            <table:table-cell office:value-type="string" table:style-name="Таблица6.C2">
              <text:p text:style-name="P296"/>
              <text:p text:style-name="P297">Типовое обозначение</text:p>
            </table:table-cell>
            <table:table-cell office:value-type="string" table:style-name="Таблица6.C2">
              <text:p text:style-name="P296"/>
              <text:p text:style-name="P297">Тип расцепителя</text:p>
            </table:table-cell>
            <table:table-cell office:value-type="string" table:style-name="Таблица6.C2">
              <text:p text:style-name="P296"/>
              <text:p text:style-name="P297">Номин. ток</text:p>
            </table:table-cell>
            <table:table-cell office:value-type="string" table:style-name="Таблица6.C2">
              <text:p text:style-name="P297">Диапазон тока срабатывания расцепителя короткого замыкания</text:p>
            </table:table-cell>
            <table:table-cell office:value-type="string" table:style-name="Таблица6.C2">
              <text:p text:style-name="P296"/>
              <text:p text:style-name="P299">A</text:p>
            </table:table-cell>
            <table:table-cell office:value-type="string" table:style-name="Таблица6.C2">
              <text:p text:style-name="P300"/>
              <text:p text:style-name="P299">B</text:p>
            </table:table-cell>
            <table:table-cell office:value-type="string" table:style-name="Таблица6.C2">
              <text:p text:style-name="P300"/>
              <text:p text:style-name="P299">C</text:p>
            </table:table-cell>
            <table:table-cell office:value-type="string" table:style-name="Таблица6.C2">
              <text:p text:style-name="P300"/>
              <text:p text:style-name="P299">A</text:p>
            </table:table-cell>
            <table:table-cell office:value-type="string" table:style-name="Таблица6.C2">
              <text:p text:style-name="P300"/>
              <text:p text:style-name="P299">B</text:p>
            </table:table-cell>
            <table:table-cell office:value-type="string" table:style-name="Таблица6.C2">
              <text:p text:style-name="P300"/>
              <text:p text:style-name="P299">C</text:p>
            </table:table-cell>
            <table:table-cell office:value-type="string" table:style-name="Таблица6.C2">
              <text:p text:style-name="P300"/>
              <text:p text:style-name="P297">Допуст.</text:p>
            </table:table-cell>
            <table:table-cell office:value-type="string" table:style-name="Таблица6.N2">
              <text:p text:style-name="P297">По время- токовой хар-ке</text:p>
            </table:table-cell>
          </table:table-row>
          <table:table-row table:style-name="Таблица6.1">
            <table:table-cell office:value-type="string" table:style-name="Таблица6.A3">
              <text:p text:style-name="P301">1</text:p>
            </table:table-cell>
            <table:table-cell office:value-type="string" table:style-name="Таблица6.B3">
              <text:p text:style-name="P301">2</text:p>
            </table:table-cell>
            <table:table-cell office:value-type="string" table:style-name="Таблица6.B3">
              <text:p text:style-name="P301">3</text:p>
            </table:table-cell>
            <table:table-cell office:value-type="string" table:style-name="Таблица6.B3">
              <text:p text:style-name="P301">4</text:p>
            </table:table-cell>
            <table:table-cell office:value-type="string" table:style-name="Таблица6.B3">
              <text:p text:style-name="P301">5</text:p>
            </table:table-cell>
            <table:table-cell office:value-type="string" table:style-name="Таблица6.B3">
              <text:p text:style-name="P301">6</text:p>
            </table:table-cell>
            <table:table-cell office:value-type="string" table:style-name="Таблица6.B3">
              <text:p text:style-name="P301">7</text:p>
            </table:table-cell>
            <table:table-cell office:value-type="string" table:style-name="Таблица6.B3">
              <text:p text:style-name="P301">8</text:p>
            </table:table-cell>
            <table:table-cell office:value-type="string" table:style-name="Таблица6.B3">
              <text:p text:style-name="P301">9</text:p>
            </table:table-cell>
            <table:table-cell office:value-type="string" table:style-name="Таблица6.B3">
              <text:p text:style-name="P301">10</text:p>
            </table:table-cell>
            <table:table-cell office:value-type="string" table:style-name="Таблица6.B3">
              <text:p text:style-name="P301">11</text:p>
            </table:table-cell>
            <table:table-cell office:value-type="string" table:style-name="Таблица6.B3">
              <text:p text:style-name="P301">12</text:p>
            </table:table-cell>
            <table:table-cell office:value-type="string" table:style-name="Таблица6.B3">
              <text:p text:style-name="P301">13</text:p>
            </table:table-cell>
            <table:table-cell office:value-type="string" table:style-name="Таблица6.N3">
              <text:p text:style-name="P301">14</text:p>
            </table:table-cell>
          </table:table-row>
        </table:table-header-rows>
        <table:table-row table:style-name="Таблица6.1">
          <table:table-cell office:value-type="string" table:style-name="Таблица6.A4">
            <text:p text:style-name="P302"/>
          </table:table-cell>
          <table:table-cell office:value-type="string" table:style-name="Таблица6.B4">
            <text:p text:style-name="P303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N4">
            <text:p text:style-name="P302"/>
          </table:table-cell>
        </table:table-row>
        <table:table-row table:style-name="Таблица6.1">
          <table:table-cell office:value-type="string" table:style-name="Таблица6.A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N4">
            <text:p text:style-name="P302"/>
          </table:table-cell>
        </table:table-row>
        <table:table-row table:style-name="Таблица6.1">
          <table:table-cell office:value-type="string" table:style-name="Таблица6.A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B4">
            <text:p text:style-name="P302"/>
          </table:table-cell>
          <table:table-cell office:value-type="string" table:style-name="Таблица6.N4">
            <text:p text:style-name="P302"/>
          </table:table-cell>
        </table:table-row>
      </table:table>
      <text:p text:style-name="P197"/>
      <text:list text:continue-numbering="true" text:style-name="WW8Num17" xml:id="list233742162539287">
        <text:list-item>
          <text:p text:style-name="P475">Измерения проведены приборами:</text:p>
        </text:list-item>
      </text:list>
      <text:p text:style-name="P396"><text:soft-page-break/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column table:style-name="Таблица7.C"/>
        <table:table-column table:style-name="Таблица7.I"/>
        <table:table-header-rows>
          <table:table-row table:style-name="Таблица7.1">
            <table:table-cell office:value-type="string" table:number-rows-spanned="2" table:style-name="Таблица7.A1">
              <text:p text:style-name="P51">№</text:p>
              <text:p text:style-name="P51">п/п</text:p>
            </table:table-cell>
            <table:table-cell office:value-type="string" table:number-rows-spanned="2" table:style-name="Таблица7.B1">
              <text:p text:style-name="P34"/>
              <text:p text:style-name="P51">Тип</text:p>
            </table:table-cell>
            <table:table-cell office:value-type="string" table:number-rows-spanned="2" table:style-name="Таблица7.B1">
              <text:p text:style-name="P34"/>
              <text:p text:style-name="P51">Заводской номер</text:p>
            </table:table-cell>
            <table:table-cell office:value-type="string" table:number-columns-spanned="2" table:style-name="Таблица7.D1">
              <text:p text:style-name="P51">Метрологические характеристики</text:p>
            </table:table-cell>
            <table:covered-table-cell/>
            <table:table-cell office:value-type="string" table:number-columns-spanned="2" table:style-name="Таблица7.D1">
              <text:p text:style-name="P51">Дата поверки</text:p>
            </table:table-cell>
            <table:covered-table-cell/>
            <table:table-cell office:value-type="string" table:number-rows-spanned="2" table:style-name="Таблица7.B1">
              <text:p text:style-name="P34"/>
              <text:p text:style-name="P51">№ аттестата </text:p>
              <text:p text:style-name="P51">(свидетельства)</text:p>
            </table:table-cell>
            <table:table-cell office:value-type="string" table:number-rows-spanned="2" table:style-name="Таблица7.I1">
              <text:p text:style-name="P51">Орган государственной. метрологической службы, проводивший поверку</text:p>
            </table:table-cell>
          </table:table-row>
          <table:table-row table:style-name="Таблица7.1">
            <table:covered-table-cell/>
            <table:covered-table-cell/>
            <table:covered-table-cell/>
            <table:table-cell office:value-type="string" table:style-name="Таблица7.D2">
              <text:p text:style-name="P51">Диапазон измерения</text:p>
            </table:table-cell>
            <table:table-cell office:value-type="string" table:style-name="Таблица7.D2">
              <text:p text:style-name="P51">Класс точности</text:p>
            </table:table-cell>
            <table:table-cell office:value-type="string" table:style-name="Таблица7.D2">
              <text:p text:style-name="P51"><text:span text:style-name="T82">п</text:span>оследняя</text:p>
            </table:table-cell>
            <table:table-cell office:value-type="string" table:style-name="Таблица7.D2">
              <text:p text:style-name="P51">очередная</text:p>
            </table:table-cell>
            <table:covered-table-cell/>
            <table:covered-table-cell/>
          </table:table-row>
        </table:table-header-rows>
        <table:table-row table:style-name="Таблица7.3">
          <table:table-cell office:value-type="string" table:style-name="Таблица7.A3">
            <text:p text:style-name="P51">1.</text:p>
          </table:table-cell>
          <table:table-cell office:value-type="string" table:style-name="Таблица7.B3">
            <text:p text:style-name="P51">Измеритель параметров электробезопасности мощных электроустановок <text:span text:style-name="T60">Sonel</text:span> <text:span text:style-name="T60">MZC</text:span>-310<text:span text:style-name="T60">S</text:span></text:p>
          </table:table-cell>
          <table:table-cell office:value-type="string" table:style-name="Таблица7.B3">
            <text:p text:style-name="P51">300199/05</text:p>
          </table:table-cell>
          <table:table-cell office:value-type="string" table:style-name="Таблица7.B3">
            <text:p text:style-name="P51">7,2 мОм-199,9 Ом</text:p>
          </table:table-cell>
          <table:table-cell office:value-type="string" table:style-name="Таблица7.B3">
            <text:p text:style-name="P273">2%</text:p>
          </table:table-cell>
          <table:table-cell office:value-type="string" table:style-name="Таблица7.D1">
            <text:p text:style-name="P59"><text:span text:style-name="T127">24</text:span> августа 20<text:span text:style-name="T133">20</text:span> г.</text:p>
          </table:table-cell>
          <table:table-cell office:value-type="string" table:style-name="Таблица7.D1">
            <text:p text:style-name="P427"><text:span text:style-name="T118">23</text:span> августа 20<text:span text:style-name="T127">21</text:span> г.</text:p>
          </table:table-cell>
          <table:table-cell office:value-type="string" table:style-name="Таблица7.B3">
            <text:p text:style-name="P85">3018550</text:p>
          </table:table-cell>
          <table:table-cell office:value-type="string" table:style-name="Таблица7.I3">
            <text:p text:style-name="P63">Ростест - Москва</text:p>
          </table:table-cell>
        </table:table-row>
        <table:table-row table:style-name="Таблица7.3">
          <table:table-cell office:value-type="string" table:style-name="Таблица7.A4">
            <text:p text:style-name="P189">2.</text:p>
          </table:table-cell>
          <table:table-cell office:value-type="string" table:style-name="Таблица7.B4">
            <text:p text:style-name="P189">Цифровой термогигрометр <text:span text:style-name="T60">Center</text:span>-310</text:p>
          </table:table-cell>
          <table:table-cell office:value-type="string" table:style-name="Таблица7.B4">
            <text:p text:style-name="P195">050310914</text:p>
          </table:table-cell>
          <table:table-cell office:value-type="string" table:style-name="Таблица7.B4">
            <text:p text:style-name="P189"><text:span text:style-name="T58">-20-50</text:span><text:span text:style-name="T65">º</text:span><text:span text:style-name="T58">С, <text:s text:c="5"/>0-100%</text:span></text:p>
          </table:table-cell>
          <table:table-cell office:value-type="string" table:style-name="Таблица7.B4">
            <text:p text:style-name="P195">0,8%, 2,5%</text:p>
          </table:table-cell>
          <table:table-cell office:value-type="string" table:style-name="Таблица7.B4">
            <text:p text:style-name="P277"><text:span text:style-name="T77">24 августа 2020</text:span><text:span text:style-name="T78"> г.</text:span></text:p>
          </table:table-cell>
          <table:table-cell office:value-type="string" table:style-name="Таблица7.B4">
            <text:p text:style-name="P277"><text:span text:style-name="T77">23 августа 2021</text:span><text:span text:style-name="T78"> г.</text:span></text:p>
          </table:table-cell>
          <table:table-cell office:value-type="string" table:style-name="Таблица7.B4">
            <text:p text:style-name="P447"><text:span text:style-name="T76"><text:s text:c="6"/></text:span><text:span text:style-name="T77">3022775</text:span></text:p>
          </table:table-cell>
          <table:table-cell office:value-type="string" table:style-name="Таблица7.I4">
            <text:p text:style-name="P189">Ростест-Москва</text:p>
          </table:table-cell>
        </table:table-row>
        <table:table-row table:style-name="Таблица7.3">
          <table:table-cell office:value-type="string" table:style-name="Таблица7.A5">
            <text:p text:style-name="P189">3.</text:p>
          </table:table-cell>
          <table:table-cell office:value-type="string" table:style-name="Таблица7.B5">
            <text:p text:style-name="P194">Барометр-анероид БКСН7Т</text:p>
          </table:table-cell>
          <table:table-cell office:value-type="string" table:style-name="Таблица7.B5">
            <text:p text:style-name="P194">36</text:p>
          </table:table-cell>
          <table:table-cell office:value-type="string" table:style-name="Таблица7.B5">
            <text:p text:style-name="P194">от 700 мм рт.ст. до 800 мм рт. ст.</text:p>
          </table:table-cell>
          <table:table-cell office:value-type="string" table:style-name="Таблица7.B5">
            <text:p text:style-name="P194">3</text:p>
          </table:table-cell>
          <table:table-cell office:value-type="string" table:style-name="Таблица7.B5">
            <text:p text:style-name="P194">2<text:span text:style-name="T131">7</text:span> августа 20<text:span text:style-name="T131">20</text:span> г.</text:p>
          </table:table-cell>
          <table:table-cell office:value-type="string" table:style-name="Таблица7.B5">
            <text:p text:style-name="P194">2<text:span text:style-name="T131">6</text:span> августа <text:s/>202<text:span text:style-name="T131">1</text:span> г.</text:p>
          </table:table-cell>
          <table:table-cell office:value-type="string" table:style-name="Таблица7.B5">
            <text:p text:style-name="P194">0275474</text:p>
          </table:table-cell>
          <table:table-cell office:value-type="string" table:style-name="Таблица7.I5">
            <text:p text:style-name="P194">Ростест-Москва</text:p>
          </table:table-cell>
        </table:table-row>
      </table:table>
      <text:list text:continue-numbering="true" text:style-name="WW8Num17" xml:id="list233741351515992">
        <text:list-header>
          <text:p text:style-name="P493"/>
        </text:list-header>
        <text:list-item>
          <text:p text:style-name="P494">При проведении измерений проверено:</text:p>
          <text:list>
            <text:list-item>
              <text:p text:style-name="P500">Отсутствие предохранителей и однополюсных выключающих аппаратов в нулевых рабочих проводниках.</text:p>
            </text:list-item>
            <text:list-item>
              <text:p text:style-name="P500">Соответствие плавких вставок и уставок автоматических выключателей проекту и требованиям нормативной и технической документации.</text:p>
            </text:list-item>
            <text:list-item>
              <text:p text:style-name="P500">Качество сварных соединений-ударами молотка, стабилизация разъёмных контактных соединений по <text:span text:style-name="T60">II</text:span> классу в соответствии с ГОСТ 10434</text:p>
            </text:list-item>
          </text:list>
        </text:list-item>
      </text:list>
      <text:p text:style-name="P320">Обозначение типов расцепителей:</text:p>
      <text:list text:style-name="WW8Num4" xml:id="list3588103232">
        <text:list-item>
          <text:p text:style-name="P497">В, С, <text:span text:style-name="T60">D</text:span> – тип мгновенного расцепления по ГОСТ Р 50345-99 <text:s text:c="34"/></text:p>
        </text:list-item>
        <text:list-item>
          <text:p text:style-name="P499"><text:span text:style-name="T37">ОВВ – максимальный расцепитель тока с обратно-зависимой выдержкой времени.</text:span><text:span text:style-name="T36"> </text:span></text:p>
        </text:list-item>
        <text:list-item>
          <text:p text:style-name="P498">НВВ – максимальный расцепитель тока с независимой выдержкой времени. </text:p>
        </text:list-item>
        <text:list-item>
          <text:p text:style-name="P498">МД – максимальный расцепитель тока мгновенного действия. </text:p>
        </text:list-item>
      </text:list>
      <text:p text:style-name="P414"><text:span text:style-name="T36">Примечание:</text:span><text:span text:style-name="T22"> При испытаниях электроустановок больших и многоэтажных зданий для каждой линии питания нескольких потребителей от одного автоматического выключателя (розеточные группы, линии освещения и т.д.) допускается в одной строке протокола указать вид и количество этих потребителей и занести в протокол наименьшее из измеренных на каждом потребителе (оконечном устройстве) значение тока однофазного замыкания.</text:span></text:p>
      <text:p text:style-name="P280"/>
      <text:p text:style-name="P284"><text:span text:style-name="T36">Выводы: </text:span><text:span text:style-name="T49">время отключения однофазного тока короткого замыкания не превышает 0,4 с, для распределительных сетей – 5с.</text:span></text:p>
      <text:p text:style-name="P284"><text:span text:style-name="T36">Заключение:</text:span> <text:span text:style-name="T43">проводимость нулевых защитных и фазных проводников соответствует техническим нормам ПУЭ.</text:span></text:p>
      <text:p text:style-name="P312"/>
      <text:p text:style-name="P237"><text:soft-page-break/>Испытания провели:</text:p>
      <text:p text:style-name="P153"/>
      <text:p text:style-name="P153"><text:s text:c="23"/><text:span text:style-name="T43"><text:s/>Техник-испытатель</text:span> <text:s text:c="22"/>____________________ <text:s text:c="33"/><text:span text:style-name="T43">Савин М.А.</text:span></text:p>
      <text:p text:style-name="P153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153"><text:s text:c="24"/><text:span text:style-name="T43">Рук.электролаборатории</text:span> <text:s text:c="13"/>____________________ <text:s text:c="34"/><text:span text:style-name="T43">Дурнов А.С.</text:span></text:p>
      <text:p text:style-name="P153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180"/>
      <text:p text:style-name="P146">Протокол проверил:</text:p>
      <text:p text:style-name="P180"/>
      <text:p text:style-name="P153"><text:span text:style-name="T58"><text:s text:c="21"/></text:span><text:span text:style-name="T36"><text:s text:c="3"/></text:span><text:span text:style-name="T43">Рук. электролаборатории</text:span> <text:s text:c="14"/>____________________ <text:s text:c="29"/><text:span text:style-name="T43">Дурнов А.С.</text:span></text:p>
      <text:p text:style-name="P153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39">Частичная или полная перепечатка и размножение только с разрешения испытательной лаборатории.</text:p>
      <text:p text:style-name="P39">Исправления не допускаются.</text:p>
      <text:p text:style-name="P39">Протокол распространяется только на элементы электроустановки, подвергнутые испытаниям.</text:p>
      <text:p text:style-name="P39"/>
      <text:section text:name="Раздел5" text:style-name="Sect2">
        <text:p text:style-name="P485">ИП "Палагин С.А."</text:p>
        <text:p text:style-name="P186">(наименование организации, предприятия)</text:p>
        <text:p text:style-name="P236">40030, Московская обл., Люберецкий р-н,</text:p>
        <text:p text:style-name="P236">п. Малаховка, ул. Красина, д.12, к.1, кв.8, комн.2</text:p>
        <text:p text:style-name="P236"><text:span text:style-name="T37">Свидетельство о регистрации </text:span>№ 5515</text:p>
        <text:p text:style-name="P441"><text:span text:style-name="T121">Действительно до 15 августа 2023</text:span><text:span text:style-name="T123"> г.</text:span><text:span text:style-name="T120"> </text:span></text:p>
        <text:p text:style-name="P444"><text:span text:style-name="T30">Заказчик:</text:span> <text:span text:style-name="T42">ззз</text:span></text:p>
        <text:p text:style-name="P96"><text:span text:style-name="T30">Объект: </text:span><text:span text:style-name="T39">ааа</text:span><text:span text:style-name="T36"> <text:s/></text:span><text:span text:style-name="T30"><text:s text:c="3"/></text:span></text:p>
        <text:p text:style-name="P98"><text:span text:style-name="T30">Адрес:</text:span><text:span text:style-name="T28"> </text:span><text:span text:style-name="T42">ууу</text:span></text:p>
        <text:p text:style-name="P441"><text:span text:style-name="T120">дата проведения измерений:</text:span><text:span text:style-name="T122">«ччч» мсмс 2020</text:span><text:span text:style-name="T121"> г.</text:span></text:p>
        <text:p text:style-name="P437"><text:span text:style-name="T98"><text:s/></text:span><text:span text:style-name="T102"><text:s text:c="38"/></text:span></text:p>
      </text:section>
      <text:h text:outline-level="1" text:style-name="P450"><text:bookmark-start text:name="__RefHeading__30571_697036123"/><text:span text:style-name="T110"><text:s text:c="168"/></text:span><text:span text:style-name="T5">проверки </text:span><text:span text:style-name="T7">сопротивления изоляции проводов, кабелей и обмоток электрических машин</text:span><text:bookmark-end text:name="__RefHeading__30571_697036123"/></text:h>
      <text:p text:style-name="P351"><text:s/><text:span text:style-name="T20">Климатические условия при проведении измерений</text:span></text:p>
      <text:p text:style-name="P336">Температура воздуха <text:span text:style-name="T43">ттт</text:span> <text:span text:style-name="T34">0</text:span><text:span text:style-name="T59"> </text:span>С. <text:s/>Влажность воздуха <text:span text:style-name="T43">ввв</text:span> <text:span text:style-name="T59">%</text:span>. <text:s/>Атмосферное давление <text:span text:style-name="T43">ддд </text:span>мм.рт.ст.</text:p>
      <text:p text:style-name="P344">Цель измерений (испытаний)</text:p>
      <text:p text:style-name="P93">ццц</text:p>
      <text:p text:style-name="P127">(приёмо-сдаточные, сличительные, контрольные испытания, эксплуатационные, для целей сертификации) </text:p>
      <text:p text:style-name="P127"/>
      <text:p text:style-name="P288">Нормативные и технические документы, на соответствие требованиям которых проведены измерения (испытания): </text:p>
      <text:p text:style-name="P290">ПУЭ п. 1.8.37 <text:span text:style-name="T115">п.п 1, 1.8.40 п.п. 2, 1.8.15, п.п 2, ПТЭЭП п. 28.1 Приложения 3, п.6.2 Приложения 3, п. 23.1 Приложения 3.</text:span></text:p>
      <text:list text:style-name="WW8Num2" xml:id="list3764668223">
        <text:list-item>
          <text:p text:style-name="P465">Результаты измерений</text:p>
        </text:list-item>
      </text:list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number-columns-repeated="3" table:style-name="Таблица8.F"/>
        <table:table-column table:style-name="Таблица8.I"/>
        <table:table-column table:style-name="Таблица8.J"/>
        <table:table-column table:style-name="Таблица8.F"/>
        <table:table-column table:style-name="Таблица8.I"/>
        <table:table-column table:number-columns-repeated="2" table:style-name="Таблица8.F"/>
        <table:table-column table:style-name="Таблица8.O"/>
        <table:table-header-rows>
          <table:table-row table:style-name="Таблица8.1">
            <table:table-cell office:value-type="string" table:number-rows-spanned="2" table:style-name="Таблица8.A1">
              <text:p text:style-name="P26"/>
              <text:p text:style-name="P40">№</text:p>
              <text:p text:style-name="P40">п/п</text:p>
            </table:table-cell>
            <table:table-cell office:value-type="string" table:number-rows-spanned="2" table:style-name="Таблица8.B1">
              <text:p text:style-name="P26"/>
              <text:p text:style-name="P40">Наименование линий, электрических машин по проекту, рабочее напряжение.</text:p>
            </table:table-cell>
            <table:table-cell office:value-type="string" table:number-rows-spanned="2" table:style-name="Таблица8.B1">
              <text:p text:style-name="P26"/>
              <text:p text:style-name="P40">Марка провода, кабеля, кол-во жил сечение провода, кабеля. (мм²)</text:p>
            </table:table-cell>
            <table:table-cell office:value-type="string" table:number-rows-spanned="2" table:style-name="Таблица8.B1">
              <text:p text:style-name="P26"/>
              <text:p text:style-name="P40">Напря- <text:s text:c="4"/>жение мегаом- метра</text:p>
            </table:table-cell>
            <table:table-cell office:value-type="string" table:number-rows-spanned="2" table:style-name="Таблица8.B1">
              <text:p text:style-name="P26"/>
              <text:p text:style-name="P40">Допуст. сопрот. изоляции</text:p>
              <text:p text:style-name="P40">(МОм)</text:p>
            </table:table-cell>
            <table:table-cell office:value-type="string" table:number-columns-spanned="10" table:style-name="Таблица8.F1">
              <text:p text:style-name="P40">Сопротивление изоляции, (МОм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8.2">
            <table:covered-table-cell/>
            <table:covered-table-cell/>
            <table:covered-table-cell/>
            <table:covered-table-cell/>
            <table:covered-table-cell/>
            <table:table-cell office:value-type="string" table:style-name="Таблица8.F2">
              <text:p text:style-name="P26"/>
              <text:p text:style-name="P40">А-В</text:p>
            </table:table-cell>
            <table:table-cell office:value-type="string" table:style-name="Таблица8.F2">
              <text:p text:style-name="P26"/>
              <text:p text:style-name="P40">В-С</text:p>
            </table:table-cell>
            <table:table-cell office:value-type="string" table:style-name="Таблица8.F2">
              <text:p text:style-name="P26"/>
              <text:p text:style-name="P40">С-А</text:p>
            </table:table-cell>
            <table:table-cell office:value-type="string" table:style-name="Таблица8.F2">
              <text:p text:style-name="P26"/>
              <text:p text:style-name="P40">А-<text:span text:style-name="T60">N</text:span></text:p>
              <text:p text:style-name="P110">(PEN)</text:p>
            </table:table-cell>
            <table:table-cell office:value-type="string" table:style-name="Таблица8.F2">
              <text:p text:style-name="P106"/>
              <text:p text:style-name="P40">В<text:span text:style-name="T60">-N</text:span></text:p>
              <text:p text:style-name="P110">(PEN)</text:p>
            </table:table-cell>
            <table:table-cell office:value-type="string" table:style-name="Таблица8.F2">
              <text:p text:style-name="P106"/>
              <text:p text:style-name="P40">С<text:span text:style-name="T60">-N</text:span></text:p>
              <text:p text:style-name="P110">(PEN)</text:p>
            </table:table-cell>
            <table:table-cell office:value-type="string" table:style-name="Таблица8.F2">
              <text:p text:style-name="P106"/>
              <text:p text:style-name="P40">А-РЕ</text:p>
            </table:table-cell>
            <table:table-cell office:value-type="string" table:style-name="Таблица8.F2">
              <text:p text:style-name="P26"/>
              <text:p text:style-name="P40">В-РЕ</text:p>
            </table:table-cell>
            <table:table-cell office:value-type="string" table:style-name="Таблица8.F2">
              <text:p text:style-name="P26"/>
              <text:p text:style-name="P40">С-РЕ</text:p>
              <text:p text:style-name="P40"/>
            </table:table-cell>
            <table:table-cell office:value-type="string" table:style-name="Таблица8.O2">
              <text:p text:style-name="P26"/>
              <text:p text:style-name="P40"><text:span text:style-name="T60">N</text:span>-<text:span text:style-name="T60">PE</text:span></text:p>
              <text:p text:style-name="P40"/>
            </table:table-cell>
          </table:table-row>
          <table:table-row table:style-name="Таблица8.1">
            <table:table-cell office:value-type="string" table:style-name="Таблица8.A3">
              <text:p text:style-name="P8">1</text:p>
            </table:table-cell>
            <table:table-cell office:value-type="string" table:style-name="Таблица8.B3">
              <text:p text:style-name="P8">2</text:p>
            </table:table-cell>
            <table:table-cell office:value-type="string" table:style-name="Таблица8.B3">
              <text:p text:style-name="P8">3</text:p>
            </table:table-cell>
            <table:table-cell office:value-type="string" table:style-name="Таблица8.B3">
              <text:p text:style-name="P8">4</text:p>
            </table:table-cell>
            <table:table-cell office:value-type="string" table:style-name="Таблица8.B3">
              <text:p text:style-name="P8">5</text:p>
            </table:table-cell>
            <table:table-cell office:value-type="string" table:style-name="Таблица8.B3">
              <text:p text:style-name="P8">6</text:p>
            </table:table-cell>
            <table:table-cell office:value-type="string" table:style-name="Таблица8.B3">
              <text:p text:style-name="P8">7</text:p>
            </table:table-cell>
            <table:table-cell office:value-type="string" table:style-name="Таблица8.B3">
              <text:p text:style-name="P8">8</text:p>
            </table:table-cell>
            <table:table-cell office:value-type="string" table:style-name="Таблица8.B3">
              <text:p text:style-name="P8">9</text:p>
            </table:table-cell>
            <table:table-cell office:value-type="string" table:style-name="Таблица8.B3">
              <text:p text:style-name="P8">10</text:p>
            </table:table-cell>
            <table:table-cell office:value-type="string" table:style-name="Таблица8.B3">
              <text:p text:style-name="P8">11</text:p>
            </table:table-cell>
            <table:table-cell office:value-type="string" table:style-name="Таблица8.B3">
              <text:p text:style-name="P8">12</text:p>
            </table:table-cell>
            <table:table-cell office:value-type="string" table:style-name="Таблица8.B3">
              <text:p text:style-name="P8">13</text:p>
            </table:table-cell>
            <table:table-cell office:value-type="string" table:style-name="Таблица8.B3">
              <text:p text:style-name="P8">14</text:p>
            </table:table-cell>
            <table:table-cell office:value-type="string" table:style-name="Таблица8.O3">
              <text:p text:style-name="P8">15</text:p>
            </table:table-cell>
          </table:table-row>
        </table:table-header-rows>
        <table:table-row table:style-name="Таблица8.1">
          <table:table-cell office:value-type="string" table:style-name="Таблица8.A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O4">
            <text:p text:style-name="P102"/>
          </table:table-cell>
        </table:table-row>
        <table:table-row table:style-name="Таблица8.1">
          <table:table-cell office:value-type="string" table:style-name="Таблица8.A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O4">
            <text:p text:style-name="P102"/>
          </table:table-cell>
        </table:table-row>
        <table:table-row table:style-name="Таблица8.1">
          <table:table-cell office:value-type="string" table:style-name="Таблица8.A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B4">
            <text:p text:style-name="P102"/>
          </table:table-cell>
          <table:table-cell office:value-type="string" table:style-name="Таблица8.O4">
            <text:p text:style-name="P102"/>
          </table:table-cell>
        </table:table-row>
      </table:table>
      <text:p text:style-name="P268"/>
      <text:p text:style-name="P268"/>
      <text:list text:continue-numbering="true" text:style-name="WW8Num2" xml:id="list233741066505451">
        <text:list-item>
          <text:p text:style-name="P465">Измерения проведены приборами:</text:p>
        </text:list-item>
      </text:list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G"/>
        <table:table-column table:style-name="Таблица9.H"/>
        <table:table-column table:style-name="Таблица9.I"/>
        <table:table-header-rows>
          <text:soft-page-break/>
          <table:table-row table:style-name="Таблица9.1">
            <table:table-cell office:value-type="string" table:number-rows-spanned="2" table:style-name="Таблица9.A1">
              <text:p text:style-name="P40">№</text:p>
              <text:p text:style-name="P40">п/п</text:p>
            </table:table-cell>
            <table:table-cell office:value-type="string" table:number-rows-spanned="2" table:style-name="Таблица9.B1">
              <text:p text:style-name="P26"/>
              <text:p text:style-name="P40">Тип</text:p>
            </table:table-cell>
            <table:table-cell office:value-type="string" table:number-rows-spanned="2" table:style-name="Таблица9.B1">
              <text:p text:style-name="P26"/>
              <text:p text:style-name="P40">Заводской номер</text:p>
            </table:table-cell>
            <table:table-cell office:value-type="string" table:number-columns-spanned="2" table:style-name="Таблица9.D1">
              <text:p text:style-name="P40">Метрологические характеристики</text:p>
            </table:table-cell>
            <table:covered-table-cell/>
            <table:table-cell office:value-type="string" table:number-columns-spanned="2" table:style-name="Таблица9.D1">
              <text:p text:style-name="P40">Дата поверки</text:p>
            </table:table-cell>
            <table:covered-table-cell/>
            <table:table-cell office:value-type="string" table:number-rows-spanned="2" table:style-name="Таблица9.B1">
              <text:p text:style-name="P26"/>
              <text:p text:style-name="P40">№ аттестата </text:p>
              <text:p text:style-name="P40">(свидетельства)</text:p>
            </table:table-cell>
            <table:table-cell office:value-type="string" table:number-rows-spanned="2" table:style-name="Таблица9.I1">
              <text:p text:style-name="P40">Орган государственной. метрологической службы, проводивший поверку</text:p>
            </table:table-cell>
          </table:table-row>
          <table:table-row table:style-name="Таблица9.1">
            <table:covered-table-cell/>
            <table:covered-table-cell/>
            <table:covered-table-cell/>
            <table:table-cell office:value-type="string" table:style-name="Таблица9.D2">
              <text:p text:style-name="P40">Диапазон измерения</text:p>
            </table:table-cell>
            <table:table-cell office:value-type="string" table:style-name="Таблица9.D2">
              <text:p text:style-name="P40">Класс точности</text:p>
            </table:table-cell>
            <table:table-cell office:value-type="string" table:style-name="Таблица9.D2">
              <text:p text:style-name="P40"><text:span text:style-name="T83">п</text:span>оследняя</text:p>
            </table:table-cell>
            <table:table-cell office:value-type="string" table:style-name="Таблица9.D2">
              <text:p text:style-name="P40">очередная</text:p>
            </table:table-cell>
            <table:covered-table-cell/>
            <table:covered-table-cell/>
          </table:table-row>
        </table:table-header-rows>
        <table:table-row table:style-name="Таблица9.3">
          <table:table-cell office:value-type="string" table:style-name="Таблица9.A3">
            <text:p text:style-name="P187"><text:span text:style-name="T119">1</text:span>.</text:p>
          </table:table-cell>
          <table:table-cell office:value-type="string" table:style-name="Таблица9.B3">
            <text:p text:style-name="P187">Мегаомметр ЭСО202/2-Г</text:p>
          </table:table-cell>
          <table:table-cell office:value-type="string" table:style-name="Таблица9.B3">
            <text:p text:style-name="P198">03621</text:p>
          </table:table-cell>
          <table:table-cell office:value-type="string" table:style-name="Таблица9.D3">
            <text:p text:style-name="P225">0-10000 МОм</text:p>
          </table:table-cell>
          <table:table-cell office:value-type="string" table:style-name="Таблица9.D3">
            <text:p text:style-name="P225">15,0</text:p>
          </table:table-cell>
          <table:table-cell office:value-type="string" table:style-name="Таблица9.D3">
            <text:p text:style-name="P227">2<text:span text:style-name="T130">4</text:span> августа 20<text:span text:style-name="T130">20</text:span> г.</text:p>
          </table:table-cell>
          <table:table-cell office:value-type="string" table:style-name="Таблица9.D3">
            <text:p text:style-name="P430">2<text:span text:style-name="T130">3</text:span> августа 20<text:span text:style-name="T128">21</text:span> г.</text:p>
          </table:table-cell>
          <table:table-cell office:value-type="string" table:style-name="Таблица9.B3">
            <text:p text:style-name="P217">2987522</text:p>
          </table:table-cell>
          <table:table-cell office:value-type="string" table:style-name="Таблица9.I3">
            <text:p text:style-name="P187">Ростест-Москва</text:p>
          </table:table-cell>
        </table:table-row>
        <table:table-row table:style-name="Таблица9.3">
          <table:table-cell office:value-type="string" table:style-name="Таблица9.A4">
            <text:p text:style-name="P214">2.</text:p>
          </table:table-cell>
          <table:table-cell office:value-type="string" table:style-name="Таблица9.B4">
            <text:p text:style-name="P187">Мегаомметр MIC-2505</text:p>
          </table:table-cell>
          <table:table-cell office:value-type="string" table:style-name="Таблица9.C4">
            <text:p text:style-name="P198">920923</text:p>
          </table:table-cell>
          <table:table-cell office:value-type="string" table:style-name="Таблица9.D4">
            <text:p text:style-name="P225">0-2 ТОм</text:p>
          </table:table-cell>
          <table:table-cell office:value-type="string" table:style-name="Таблица9.D4">
            <text:p text:style-name="P226">3,0</text:p>
          </table:table-cell>
          <table:table-cell office:value-type="string" table:style-name="Таблица9.D4">
            <text:p text:style-name="P428"><text:span text:style-name="T128">17</text:span> <text:span text:style-name="T128">августа</text:span> 20<text:span text:style-name="T130">20</text:span> г.</text:p>
          </table:table-cell>
          <table:table-cell office:value-type="string" table:style-name="Таблица9.D4">
            <text:p text:style-name="P429"><text:span text:style-name="T128">16</text:span> <text:span text:style-name="T128">августа</text:span> 20<text:span text:style-name="T128">21</text:span> г.</text:p>
          </table:table-cell>
          <table:table-cell office:value-type="string" table:style-name="Таблица9.H4">
            <text:p text:style-name="P217">2911481</text:p>
          </table:table-cell>
          <table:table-cell office:value-type="string" table:style-name="Таблица9.I4">
            <text:p text:style-name="P210">Ростест-Москва</text:p>
          </table:table-cell>
        </table:table-row>
        <table:table-row table:style-name="Таблица9.5">
          <table:table-cell office:value-type="string" table:style-name="Таблица9.A5">
            <text:p text:style-name="P189"><text:span text:style-name="T124">3</text:span>.</text:p>
          </table:table-cell>
          <table:table-cell office:value-type="string" table:style-name="Таблица9.B5">
            <text:p text:style-name="P189">Цифровой термогигрометр <text:span text:style-name="T60">Center</text:span>-310</text:p>
          </table:table-cell>
          <table:table-cell office:value-type="string" table:style-name="Таблица9.C5">
            <text:p text:style-name="P195">050310914</text:p>
          </table:table-cell>
          <table:table-cell office:value-type="string" table:style-name="Таблица9.D5">
            <text:p text:style-name="P189"><text:span text:style-name="T58">-20-50</text:span><text:span text:style-name="T65">º</text:span><text:span text:style-name="T58">С, <text:s text:c="5"/>0-100%</text:span></text:p>
          </table:table-cell>
          <table:table-cell office:value-type="string" table:style-name="Таблица9.E5">
            <text:p text:style-name="P195">0,8%, 2,5%</text:p>
          </table:table-cell>
          <table:table-cell office:value-type="string" table:style-name="Таблица9.F5">
            <text:p text:style-name="P277"><text:span text:style-name="T77">24 августа 2020</text:span><text:span text:style-name="T78"> г.</text:span></text:p>
          </table:table-cell>
          <table:table-cell office:value-type="string" table:style-name="Таблица9.G5">
            <text:p text:style-name="P277"><text:span text:style-name="T77">23 августа 2021</text:span><text:span text:style-name="T78"> г.</text:span></text:p>
          </table:table-cell>
          <table:table-cell office:value-type="string" table:style-name="Таблица9.H5">
            <text:p text:style-name="P447"><text:span text:style-name="T76"><text:s text:c="6"/></text:span><text:span text:style-name="T77">3022775</text:span></text:p>
          </table:table-cell>
          <table:table-cell office:value-type="string" table:style-name="Таблица9.I5">
            <text:p text:style-name="P189">Ростест-Москва</text:p>
          </table:table-cell>
        </table:table-row>
        <table:table-row table:style-name="Таблица9.6">
          <table:table-cell office:value-type="string" table:style-name="Таблица9.A6">
            <text:p text:style-name="P189"><text:span text:style-name="T125">4</text:span>.</text:p>
          </table:table-cell>
          <table:table-cell office:value-type="string" table:style-name="Таблица9.B6">
            <text:p text:style-name="P194">Барометр-анероид БКСН7Т</text:p>
          </table:table-cell>
          <table:table-cell office:value-type="string" table:style-name="Таблица9.C6">
            <text:p text:style-name="P194">36</text:p>
          </table:table-cell>
          <table:table-cell office:value-type="string" table:style-name="Таблица9.D6">
            <text:p text:style-name="P194">от 700 мм рт.ст. до 800 мм рт. ст.</text:p>
          </table:table-cell>
          <table:table-cell office:value-type="string" table:style-name="Таблица9.E6">
            <text:p text:style-name="P194">3</text:p>
          </table:table-cell>
          <table:table-cell office:value-type="string" table:style-name="Таблица9.F6">
            <text:p text:style-name="P194">2<text:span text:style-name="T131">7</text:span> августа 20<text:span text:style-name="T131">20</text:span> г.</text:p>
          </table:table-cell>
          <table:table-cell office:value-type="string" table:style-name="Таблица9.G6">
            <text:p text:style-name="P194">2<text:span text:style-name="T131">6</text:span> августа <text:s/>202<text:span text:style-name="T131">1</text:span> г.</text:p>
          </table:table-cell>
          <table:table-cell office:value-type="string" table:style-name="Таблица9.H6">
            <text:p text:style-name="P194">0275474</text:p>
          </table:table-cell>
          <table:table-cell office:value-type="string" table:style-name="Таблица9.I6">
            <text:p text:style-name="P194">Ростест-Москва</text:p>
          </table:table-cell>
        </table:table-row>
      </table:table>
      <text:p text:style-name="P135"/>
      <text:p text:style-name="P285"><text:span text:style-name="T36">Примечание: </text:span>Допустимое сопротивление изоляции проводов в электроустановке напряжением &lt;60В не менее 0,5 МОм.</text:p>
      <text:p text:style-name="P398">Выводы:</text:p>
      <text:p text:style-name="P401"><text:span text:style-name="T36">Заключение:</text:span> </text:p>
      <text:p text:style-name="P238">Испытания провели:</text:p>
      <text:p text:style-name="P144"/>
      <text:p text:style-name="P154"><text:s text:c="23"/><text:span text:style-name="T43"><text:s/>Техник-испытатель</text:span> <text:s text:c="22"/>____________________ <text:s text:c="32"/><text:span text:style-name="T43">Савин М.А.</text:span></text:p>
      <text:p text:style-name="P154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154"><text:s text:c="24"/><text:span text:style-name="T43">Рук.электролаборатории</text:span> <text:s text:c="13"/>____________________ <text:s text:c="33"/><text:span text:style-name="T43">Дурнов А.С.</text:span></text:p>
      <text:p text:style-name="P154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147">Протокол проверил:</text:p>
      <text:p text:style-name="P181"/>
      <text:p text:style-name="P154"><text:span text:style-name="T58"><text:s text:c="21"/></text:span><text:span text:style-name="T36"><text:s text:c="3"/></text:span><text:span text:style-name="T43">Рук. электролаборатории</text:span> <text:s text:c="14"/>____________________ <text:s text:c="31"/><text:span text:style-name="T43">Дурнов А.С.</text:span></text:p>
      <text:p text:style-name="P154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154"/>
      <text:p text:style-name="P40">Частичная или полная перепечатка и размножение только с разрешения испытательной лаборатории.</text:p>
      <text:p text:style-name="P40">Исправления не допускаются.</text:p>
      <text:p text:style-name="P40">Протокол распространяется только на элементы электроустановки, подвергнутые испытанием.</text:p>
      <text:section text:name="Раздел6" text:style-name="Sect2">
        <text:p text:style-name="P484">ИП "Палагин С.А."</text:p>
        <text:p text:style-name="P186">(наименование организации, предприятия)</text:p>
        <text:p text:style-name="P236">40030, Московская обл., Люберецкий р-н,</text:p>
        <text:p text:style-name="P236">п. Малаховка, ул. Красина, д.12, к.1, кв.8, комн.2</text:p>
        <text:p text:style-name="P236"><text:span text:style-name="T37">Свидетельство о регистрации </text:span>№ 5515</text:p>
        <text:p text:style-name="P441"><text:span text:style-name="T121">Действительно до 15 августа 2023</text:span><text:span text:style-name="T123"> г.</text:span><text:span text:style-name="T120"> </text:span></text:p>
        <text:p text:style-name="P444"><text:span text:style-name="T30">Заказчик:</text:span> <text:span text:style-name="T42">ззз</text:span></text:p>
        <text:p text:style-name="P96"><text:span text:style-name="T30">Объект: </text:span><text:span text:style-name="T39">ааа</text:span><text:span text:style-name="T36"> <text:s/></text:span><text:span text:style-name="T30"><text:s text:c="3"/></text:span></text:p>
        <text:p text:style-name="P98"><text:span text:style-name="T30">Адрес:</text:span><text:span text:style-name="T28"> </text:span><text:span text:style-name="T42">ууу</text:span></text:p>
        <text:p text:style-name="P441"><text:span text:style-name="T120">дата проведения измерений:</text:span><text:span text:style-name="T122">«ччч» мсмс 2020</text:span><text:span text:style-name="T121"> г.</text:span></text:p>
        <text:p text:style-name="P437"><text:span text:style-name="T98"><text:s/></text:span><text:span text:style-name="T102"><text:s text:c="38"/></text:span></text:p>
      </text:section>
      <text:p text:style-name="P82"><text:span text:style-name="T32"><text:s/></text:span><text:span text:style-name="T31"><text:s text:c="107"/></text:span></text:p>
      <text:h text:outline-level="1" text:style-name="P451"><text:bookmark-start text:name="__RefHeading__30579_6970361231"/><text:span text:style-name="T110"><text:s text:c="168"/></text:span><text:span text:style-name="T8">проверки сопротивления изоляции электрических аппаратов</text:span><text:bookmark-end text:name="__RefHeading__30579_6970361231"/></text:h>
      <text:p text:style-name="P353"><text:s/><text:span text:style-name="T20">Климатические условия при проведении измерений</text:span></text:p>
      <text:p text:style-name="P338">Температура воздуха <text:span text:style-name="T54">ттт</text:span> <text:span text:style-name="T34">0</text:span><text:span text:style-name="T59"> </text:span>С. <text:s/>Влажность воздуха <text:span text:style-name="T54">ввв</text:span> <text:span text:style-name="T59">%</text:span>. <text:s/>Атмосферное давление <text:span text:style-name="T54">ддд</text:span><text:span text:style-name="T33"> </text:span>мм.рт.ст.</text:p>
      <text:p text:style-name="P346">Цель измерений (испытаний)</text:p>
      <text:p text:style-name="P56"><text:span text:style-name="T54">ццц</text:span> </text:p>
      <text:p text:style-name="P133">(приёмо-сдаточные, сличительные, контрольные испытания, эксплуатационные, для целей сертификации) </text:p>
      <text:p text:style-name="P18">Нормативные и технические документы, на соответствие требованиям которых проведены измерения (испытания):</text:p>
      <text:p text:style-name="P94">1.8.37 пп.3.1</text:p>
      <text:list text:style-name="WW8Num1" xml:id="list74605973">
        <text:list-item>
          <text:p text:style-name="P480">Результаты измерений</text:p>
        </text:list-item>
      </text:list>
      <table:table table:name="Таблица58" table:style-name="Таблица58">
        <table:table-column table:style-name="Таблица58.A"/>
        <table:table-column table:style-name="Таблица58.B"/>
        <table:table-column table:style-name="Таблица58.C"/>
        <table:table-column table:number-columns-repeated="9" table:style-name="Таблица58.D"/>
        <table:table-column table:style-name="Таблица58.M"/>
        <table:table-header-rows>
          <table:table-row table:style-name="Таблица58.1">
            <table:table-cell office:value-type="string" table:number-rows-spanned="4" table:style-name="Таблица58.A1">
              <text:p text:style-name="P191"/>
              <text:p text:style-name="P192">№</text:p>
              <text:p text:style-name="P192">п/п</text:p>
            </table:table-cell>
            <table:table-cell office:value-type="string" table:number-rows-spanned="4" table:style-name="Таблица58.B1">
              <text:p text:style-name="P191"/>
              <text:p text:style-name="P192">Типовое обозначение аппарата, место установки</text:p>
            </table:table-cell>
            <table:table-cell office:value-type="string" table:number-rows-spanned="4" table:style-name="Таблица58.B1">
              <text:p text:style-name="P431">Напряжение мегаомметра</text:p>
            </table:table-cell>
            <table:table-cell office:value-type="string" table:number-columns-spanned="10" table:style-name="Таблица58.D1">
              <text:p text:style-name="P192"><text:s/>Сопротивление изоляции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58.1">
            <table:covered-table-cell/>
            <table:covered-table-cell/>
            <table:covered-table-cell/>
            <table:table-cell office:value-type="string" table:number-columns-spanned="4" table:style-name="Таблица58.D2">
              <text:p text:style-name="P192">В разомкнутом состоянии</text:p>
            </table:table-cell>
            <table:covered-table-cell/>
            <table:covered-table-cell/>
            <table:covered-table-cell/>
            <table:table-cell office:value-type="string" table:number-columns-spanned="6" table:style-name="Таблица58.H2">
              <text:p text:style-name="P192">В замкнутом состоянии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58.1">
            <table:covered-table-cell/>
            <table:covered-table-cell/>
            <table:covered-table-cell/>
            <table:table-cell office:value-type="string" table:number-rows-spanned="2" table:style-name="Таблица58.D2">
              <text:p text:style-name="P192">Допуст. сопрот. изоляции</text:p>
              <text:p text:style-name="P192">(МОм)</text:p>
            </table:table-cell>
            <table:table-cell office:value-type="string" table:number-columns-spanned="3" table:style-name="Таблица58.D2">
              <text:p text:style-name="P192">Измеренное (МОм)</text:p>
            </table:table-cell>
            <table:covered-table-cell/>
            <table:covered-table-cell/>
            <table:table-cell office:value-type="string" table:number-rows-spanned="2" table:style-name="Таблица58.D2">
              <text:p text:style-name="P192">Допуст. сопрот. изоляц.</text:p>
              <text:p text:style-name="P192">(МОм)</text:p>
            </table:table-cell>
            <table:table-cell office:value-type="string" table:number-columns-spanned="3" table:style-name="Таблица58.D2">
              <text:p text:style-name="P192">Измеренное (МОм)</text:p>
            </table:table-cell>
            <table:covered-table-cell/>
            <table:covered-table-cell/>
            <table:table-cell office:value-type="string" table:number-rows-spanned="2" table:style-name="Таблица58.D2">
              <text:p text:style-name="P192">Допуст. сопрот. изоляц.</text:p>
              <text:p text:style-name="P192">(МОм)</text:p>
            </table:table-cell>
            <table:table-cell office:value-type="string" table:style-name="Таблица58.H2">
              <text:p text:style-name="P192">Измеренное (МОм)</text:p>
            </table:table-cell>
          </table:table-row>
          <table:table-row table:style-name="Таблица58.4">
            <table:covered-table-cell/>
            <table:covered-table-cell/>
            <table:covered-table-cell/>
            <table:covered-table-cell/>
            <table:table-cell office:value-type="string" table:style-name="Таблица58.D2">
              <text:p text:style-name="P191"/>
              <text:p text:style-name="P192">А1-А2</text:p>
            </table:table-cell>
            <table:table-cell office:value-type="string" table:style-name="Таблица58.D2">
              <text:p text:style-name="P191"/>
              <text:p text:style-name="P192">В1-В2</text:p>
            </table:table-cell>
            <table:table-cell office:value-type="string" table:style-name="Таблица58.D2">
              <text:p text:style-name="P191"/>
              <text:p text:style-name="P192">С1-С2</text:p>
            </table:table-cell>
            <table:covered-table-cell/>
            <table:table-cell office:value-type="string" table:style-name="Таблица58.D2">
              <text:p text:style-name="P191"/>
              <text:p text:style-name="P192">А-В</text:p>
            </table:table-cell>
            <table:table-cell office:value-type="string" table:style-name="Таблица58.D2">
              <text:p text:style-name="P191"/>
              <text:p text:style-name="P192">В-С</text:p>
            </table:table-cell>
            <table:table-cell office:value-type="string" table:style-name="Таблица58.D2">
              <text:p text:style-name="P191"/>
              <text:p text:style-name="P192">С-А</text:p>
            </table:table-cell>
            <table:covered-table-cell/>
            <table:table-cell office:value-type="string" table:style-name="Таблица58.H2">
              <text:p text:style-name="P191"/>
              <text:p text:style-name="P192">А,В,С-корпус</text:p>
            </table:table-cell>
          </table:table-row>
          <table:table-row table:style-name="Таблица58.5">
            <table:table-cell office:value-type="string" table:style-name="Таблица58.A5">
              <text:p text:style-name="P223">1</text:p>
            </table:table-cell>
            <table:table-cell office:value-type="string" table:style-name="Таблица58.B5">
              <text:p text:style-name="P223">2</text:p>
            </table:table-cell>
            <table:table-cell office:value-type="string" table:style-name="Таблица58.B5">
              <text:p text:style-name="P223">3</text:p>
            </table:table-cell>
            <table:table-cell office:value-type="string" table:style-name="Таблица58.B5">
              <text:p text:style-name="P223">4</text:p>
            </table:table-cell>
            <table:table-cell office:value-type="string" table:style-name="Таблица58.B5">
              <text:p text:style-name="P223">5</text:p>
            </table:table-cell>
            <table:table-cell office:value-type="string" table:style-name="Таблица58.B5">
              <text:p text:style-name="P223">6</text:p>
            </table:table-cell>
            <table:table-cell office:value-type="string" table:style-name="Таблица58.B5">
              <text:p text:style-name="P223">7</text:p>
            </table:table-cell>
            <table:table-cell office:value-type="string" table:style-name="Таблица58.B5">
              <text:p text:style-name="P223">8</text:p>
            </table:table-cell>
            <table:table-cell office:value-type="string" table:style-name="Таблица58.B5">
              <text:p text:style-name="P223">9</text:p>
            </table:table-cell>
            <table:table-cell office:value-type="string" table:style-name="Таблица58.B5">
              <text:p text:style-name="P223">10</text:p>
            </table:table-cell>
            <table:table-cell office:value-type="string" table:style-name="Таблица58.B5">
              <text:p text:style-name="P223">11</text:p>
            </table:table-cell>
            <table:table-cell office:value-type="string" table:style-name="Таблица58.B5">
              <text:p text:style-name="P223">12</text:p>
            </table:table-cell>
            <table:table-cell office:value-type="string" table:style-name="Таблица58.M5">
              <text:p text:style-name="P223">13</text:p>
            </table:table-cell>
          </table:table-row>
        </table:table-header-rows>
        <table:table-row table:style-name="Таблица58.6">
          <table:table-cell office:value-type="string" table:style-name="Таблица58.A1">
            <text:p text:style-name="P192"/>
          </table:table-cell>
          <table:table-cell office:value-type="string" table:style-name="Таблица58.B6">
            <text:p text:style-name="P222"/>
          </table:table-cell>
          <table:table-cell office:value-type="string" table:style-name="Таблица58.B6">
            <text:p text:style-name="P191"/>
          </table:table-cell>
          <table:table-cell office:value-type="string" table:style-name="Таблица58.B6">
            <text:p text:style-name="P192"/>
          </table:table-cell>
          <table:table-cell office:value-type="string" table:style-name="Таблица58.B6">
            <text:p text:style-name="P191"/>
          </table:table-cell>
          <table:table-cell office:value-type="string" table:style-name="Таблица58.B6">
            <text:p text:style-name="P191"/>
          </table:table-cell>
          <table:table-cell office:value-type="string" table:style-name="Таблица58.B6">
            <text:p text:style-name="P191"/>
          </table:table-cell>
          <table:table-cell office:value-type="string" table:style-name="Таблица58.B6">
            <text:p text:style-name="P192"/>
          </table:table-cell>
          <table:table-cell office:value-type="string" table:style-name="Таблица58.B6">
            <text:p text:style-name="P191"/>
          </table:table-cell>
          <table:table-cell office:value-type="string" table:style-name="Таблица58.B6">
            <text:p text:style-name="P191"/>
          </table:table-cell>
          <table:table-cell office:value-type="string" table:style-name="Таблица58.B6">
            <text:p text:style-name="P191"/>
          </table:table-cell>
          <table:table-cell office:value-type="string" table:style-name="Таблица58.B6">
            <text:p text:style-name="P192"/>
          </table:table-cell>
          <table:table-cell office:value-type="string" table:style-name="Таблица58.M6">
            <text:p text:style-name="P191"/>
          </table:table-cell>
        </table:table-row>
        <table:table-row table:style-name="Таблица58.7">
          <table:table-cell office:value-type="string" table:style-name="Таблица58.A7">
            <text:p text:style-name="P205"/>
          </table:table-cell>
          <table:table-cell office:value-type="string" table:style-name="Таблица58.B7">
            <text:p text:style-name="P207"/>
          </table:table-cell>
          <table:table-cell office:value-type="string" table:style-name="Таблица58.B7">
            <text:p text:style-name="P208"/>
          </table:table-cell>
          <table:table-cell office:value-type="string" table:style-name="Таблица58.B7">
            <text:p text:style-name="P209"/>
          </table:table-cell>
          <table:table-cell office:value-type="string" table:style-name="Таблица58.B7">
            <text:p text:style-name="P208"/>
          </table:table-cell>
          <table:table-cell office:value-type="string" table:style-name="Таблица58.B7">
            <text:p text:style-name="P208"/>
          </table:table-cell>
          <table:table-cell office:value-type="string" table:style-name="Таблица58.B7">
            <text:p text:style-name="P208"/>
          </table:table-cell>
          <table:table-cell office:value-type="string" table:style-name="Таблица58.B7">
            <text:p text:style-name="P209"/>
          </table:table-cell>
          <table:table-cell office:value-type="string" table:style-name="Таблица58.B7">
            <text:p text:style-name="P208"/>
          </table:table-cell>
          <table:table-cell office:value-type="string" table:style-name="Таблица58.B7">
            <text:p text:style-name="P208"/>
          </table:table-cell>
          <table:table-cell office:value-type="string" table:style-name="Таблица58.B7">
            <text:p text:style-name="P208"/>
          </table:table-cell>
          <table:table-cell office:value-type="string" table:style-name="Таблица58.B7">
            <text:p text:style-name="P209"/>
          </table:table-cell>
          <table:table-cell office:value-type="string" table:style-name="Таблица58.M7">
            <text:p text:style-name="P208"/>
          </table:table-cell>
        </table:table-row>
        <table:table-row table:style-name="Таблица58.8">
          <table:table-cell office:value-type="string" table:style-name="Таблица58.A7">
            <text:p text:style-name="P204"/>
          </table:table-cell>
          <table:table-cell office:value-type="string" table:style-name="Таблица58.B7">
            <text:p text:style-name="P207"/>
          </table:table-cell>
          <table:table-cell office:value-type="string" table:style-name="Таблица58.B7">
            <text:p text:style-name="P208"/>
          </table:table-cell>
          <table:table-cell office:value-type="string" table:style-name="Таблица58.B7">
            <text:p text:style-name="P209"/>
          </table:table-cell>
          <table:table-cell office:value-type="string" table:style-name="Таблица58.B7">
            <text:p text:style-name="P208"/>
          </table:table-cell>
          <table:table-cell office:value-type="string" table:style-name="Таблица58.B7">
            <text:p text:style-name="P208"/>
          </table:table-cell>
          <table:table-cell office:value-type="string" table:style-name="Таблица58.B7">
            <text:p text:style-name="P208"/>
          </table:table-cell>
          <table:table-cell office:value-type="string" table:style-name="Таблица58.B7">
            <text:p text:style-name="P209"/>
          </table:table-cell>
          <table:table-cell office:value-type="string" table:style-name="Таблица58.B7">
            <text:p text:style-name="P208"/>
          </table:table-cell>
          <table:table-cell office:value-type="string" table:style-name="Таблица58.B7">
            <text:p text:style-name="P208"/>
          </table:table-cell>
          <table:table-cell office:value-type="string" table:style-name="Таблица58.B7">
            <text:p text:style-name="P208"/>
          </table:table-cell>
          <table:table-cell office:value-type="string" table:style-name="Таблица58.B7">
            <text:p text:style-name="P209"/>
          </table:table-cell>
          <table:table-cell office:value-type="string" table:style-name="Таблица58.M7">
            <text:p text:style-name="P208"/>
          </table:table-cell>
        </table:table-row>
        <table:table-row table:style-name="Таблица58.9">
          <table:table-cell office:value-type="string" table:style-name="Таблица58.A7">
            <text:p text:style-name="P191"/>
          </table:table-cell>
          <table:table-cell office:value-type="string" table:style-name="Таблица58.B7">
            <text:p text:style-name="P222"/>
          </table:table-cell>
          <table:table-cell office:value-type="string" table:style-name="Таблица58.B7">
            <text:p text:style-name="P191"/>
          </table:table-cell>
          <table:table-cell office:value-type="string" table:style-name="Таблица58.B7">
            <text:p text:style-name="P191"/>
          </table:table-cell>
          <table:table-cell office:value-type="string" table:style-name="Таблица58.B7">
            <text:p text:style-name="P191"/>
          </table:table-cell>
          <table:table-cell office:value-type="string" table:style-name="Таблица58.B7">
            <text:p text:style-name="P191"/>
          </table:table-cell>
          <table:table-cell office:value-type="string" table:style-name="Таблица58.B7">
            <text:p text:style-name="P191"/>
          </table:table-cell>
          <table:table-cell office:value-type="string" table:style-name="Таблица58.B7">
            <text:p text:style-name="P191"/>
          </table:table-cell>
          <table:table-cell office:value-type="string" table:style-name="Таблица58.B7">
            <text:p text:style-name="P191"/>
          </table:table-cell>
          <table:table-cell office:value-type="string" table:style-name="Таблица58.B7">
            <text:p text:style-name="P191"/>
          </table:table-cell>
          <table:table-cell office:value-type="string" table:style-name="Таблица58.B7">
            <text:p text:style-name="P191"/>
          </table:table-cell>
          <table:table-cell office:value-type="string" table:style-name="Таблица58.B7">
            <text:p text:style-name="P191"/>
          </table:table-cell>
          <table:table-cell office:value-type="string" table:style-name="Таблица58.M7">
            <text:p text:style-name="P191"/>
          </table:table-cell>
        </table:table-row>
        <table:table-row table:style-name="Таблица58.10">
          <table:table-cell office:value-type="string" table:style-name="Таблица58.A7">
            <text:p text:style-name="P204"/>
          </table:table-cell>
          <table:table-cell office:value-type="string" table:style-name="Таблица58.B7">
            <text:p text:style-name="P207"/>
          </table:table-cell>
          <table:table-cell office:value-type="string" table:style-name="Таблица58.B7">
            <text:p text:style-name="P208"/>
          </table:table-cell>
          <table:table-cell office:value-type="string" table:style-name="Таблица58.B7">
            <text:p text:style-name="P209"/>
          </table:table-cell>
          <table:table-cell office:value-type="string" table:style-name="Таблица58.B7">
            <text:p text:style-name="P208"/>
          </table:table-cell>
          <table:table-cell office:value-type="string" table:style-name="Таблица58.B7">
            <text:p text:style-name="P208"/>
          </table:table-cell>
          <table:table-cell office:value-type="string" table:style-name="Таблица58.B7">
            <text:p text:style-name="P208"/>
          </table:table-cell>
          <table:table-cell office:value-type="string" table:style-name="Таблица58.B7">
            <text:p text:style-name="P209"/>
          </table:table-cell>
          <table:table-cell office:value-type="string" table:style-name="Таблица58.B7">
            <text:p text:style-name="P208"/>
          </table:table-cell>
          <table:table-cell office:value-type="string" table:style-name="Таблица58.B7">
            <text:p text:style-name="P208"/>
          </table:table-cell>
          <table:table-cell office:value-type="string" table:style-name="Таблица58.B7">
            <text:p text:style-name="P208"/>
          </table:table-cell>
          <table:table-cell office:value-type="string" table:style-name="Таблица58.B7">
            <text:p text:style-name="P209"/>
          </table:table-cell>
          <table:table-cell office:value-type="string" table:style-name="Таблица58.M7">
            <text:p text:style-name="P208"/>
          </table:table-cell>
        </table:table-row>
        <table:table-row table:style-name="Таблица58.11">
          <table:table-cell office:value-type="string" table:style-name="Таблица58.A11">
            <text:p text:style-name="P204"/>
          </table:table-cell>
          <table:table-cell office:value-type="string" table:style-name="Таблица58.B11">
            <text:p text:style-name="P222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9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9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9"/>
          </table:table-cell>
          <table:table-cell office:value-type="string" table:style-name="Таблица58.M11">
            <text:p text:style-name="P208"/>
          </table:table-cell>
        </table:table-row>
        <table:table-row table:style-name="Таблица58.12">
          <table:table-cell office:value-type="string" table:style-name="Таблица58.A11">
            <text:p text:style-name="P204"/>
          </table:table-cell>
          <table:table-cell office:value-type="string" table:style-name="Таблица58.B11">
            <text:p text:style-name="P207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9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9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9"/>
          </table:table-cell>
          <table:table-cell office:value-type="string" table:style-name="Таблица58.M11">
            <text:p text:style-name="P208"/>
          </table:table-cell>
        </table:table-row>
        <table:table-row table:style-name="Таблица58.13">
          <table:table-cell office:value-type="string" table:style-name="Таблица58.A11">
            <text:p text:style-name="P204"/>
          </table:table-cell>
          <table:table-cell office:value-type="string" table:style-name="Таблица58.B11">
            <text:p text:style-name="P222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9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9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9"/>
          </table:table-cell>
          <table:table-cell office:value-type="string" table:style-name="Таблица58.M11">
            <text:p text:style-name="P208"/>
          </table:table-cell>
        </table:table-row>
        <text:soft-page-break/>
        <table:table-row table:style-name="Таблица58.14">
          <table:table-cell office:value-type="string" table:style-name="Таблица58.A11">
            <text:p text:style-name="P204"/>
          </table:table-cell>
          <table:table-cell office:value-type="string" table:style-name="Таблица58.B11">
            <text:p text:style-name="P207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9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9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9"/>
          </table:table-cell>
          <table:table-cell office:value-type="string" table:style-name="Таблица58.M11">
            <text:p text:style-name="P208"/>
          </table:table-cell>
        </table:table-row>
        <table:table-row table:style-name="Таблица58.15">
          <table:table-cell office:value-type="string" table:style-name="Таблица58.A11">
            <text:p text:style-name="P204"/>
          </table:table-cell>
          <table:table-cell office:value-type="string" table:style-name="Таблица58.B11">
            <text:p text:style-name="P222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9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9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9"/>
          </table:table-cell>
          <table:table-cell office:value-type="string" table:style-name="Таблица58.M11">
            <text:p text:style-name="P208"/>
          </table:table-cell>
        </table:table-row>
        <table:table-row table:style-name="Таблица58.16">
          <table:table-cell office:value-type="string" table:style-name="Таблица58.A11">
            <text:p text:style-name="P204"/>
          </table:table-cell>
          <table:table-cell office:value-type="string" table:style-name="Таблица58.B11">
            <text:p text:style-name="P207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9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9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9"/>
          </table:table-cell>
          <table:table-cell office:value-type="string" table:style-name="Таблица58.M11">
            <text:p text:style-name="P208"/>
          </table:table-cell>
        </table:table-row>
        <table:table-row table:style-name="Таблица58.17">
          <table:table-cell office:value-type="string" table:style-name="Таблица58.A11">
            <text:p text:style-name="P191"/>
          </table:table-cell>
          <table:table-cell office:value-type="string" table:style-name="Таблица58.B11">
            <text:p text:style-name="P222"/>
          </table:table-cell>
          <table:table-cell office:value-type="string" table:style-name="Таблица58.B11">
            <text:p text:style-name="P191"/>
          </table:table-cell>
          <table:table-cell office:value-type="string" table:style-name="Таблица58.B11">
            <text:p text:style-name="P191"/>
          </table:table-cell>
          <table:table-cell office:value-type="string" table:style-name="Таблица58.B11">
            <text:p text:style-name="P191"/>
          </table:table-cell>
          <table:table-cell office:value-type="string" table:style-name="Таблица58.B11">
            <text:p text:style-name="P191"/>
          </table:table-cell>
          <table:table-cell office:value-type="string" table:style-name="Таблица58.B11">
            <text:p text:style-name="P191"/>
          </table:table-cell>
          <table:table-cell office:value-type="string" table:style-name="Таблица58.B11">
            <text:p text:style-name="P191"/>
          </table:table-cell>
          <table:table-cell office:value-type="string" table:style-name="Таблица58.B11">
            <text:p text:style-name="P191"/>
          </table:table-cell>
          <table:table-cell office:value-type="string" table:style-name="Таблица58.B11">
            <text:p text:style-name="P191"/>
          </table:table-cell>
          <table:table-cell office:value-type="string" table:style-name="Таблица58.B11">
            <text:p text:style-name="P191"/>
          </table:table-cell>
          <table:table-cell office:value-type="string" table:style-name="Таблица58.B11">
            <text:p text:style-name="P191"/>
          </table:table-cell>
          <table:table-cell office:value-type="string" table:style-name="Таблица58.M11">
            <text:p text:style-name="P191"/>
          </table:table-cell>
        </table:table-row>
        <table:table-row table:style-name="Таблица58.18">
          <table:table-cell office:value-type="string" table:style-name="Таблица58.A11">
            <text:p text:style-name="P204"/>
          </table:table-cell>
          <table:table-cell office:value-type="string" table:style-name="Таблица58.B11">
            <text:p text:style-name="P207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9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9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9"/>
          </table:table-cell>
          <table:table-cell office:value-type="string" table:style-name="Таблица58.M11">
            <text:p text:style-name="P208"/>
          </table:table-cell>
        </table:table-row>
        <table:table-row table:style-name="Таблица58.19">
          <table:table-cell office:value-type="string" table:style-name="Таблица58.A11">
            <text:p text:style-name="P191"/>
          </table:table-cell>
          <table:table-cell office:value-type="string" table:style-name="Таблица58.B11">
            <text:p text:style-name="P221"/>
          </table:table-cell>
          <table:table-cell office:value-type="string" table:style-name="Таблица58.B11">
            <text:p text:style-name="P191"/>
          </table:table-cell>
          <table:table-cell office:value-type="string" table:style-name="Таблица58.B11">
            <text:p text:style-name="P191"/>
          </table:table-cell>
          <table:table-cell office:value-type="string" table:style-name="Таблица58.B11">
            <text:p text:style-name="P191"/>
          </table:table-cell>
          <table:table-cell office:value-type="string" table:style-name="Таблица58.B11">
            <text:p text:style-name="P191"/>
          </table:table-cell>
          <table:table-cell office:value-type="string" table:style-name="Таблица58.B11">
            <text:p text:style-name="P191"/>
          </table:table-cell>
          <table:table-cell office:value-type="string" table:style-name="Таблица58.B11">
            <text:p text:style-name="P191"/>
          </table:table-cell>
          <table:table-cell office:value-type="string" table:style-name="Таблица58.B11">
            <text:p text:style-name="P191"/>
          </table:table-cell>
          <table:table-cell office:value-type="string" table:style-name="Таблица58.B11">
            <text:p text:style-name="P191"/>
          </table:table-cell>
          <table:table-cell office:value-type="string" table:style-name="Таблица58.B11">
            <text:p text:style-name="P191"/>
          </table:table-cell>
          <table:table-cell office:value-type="string" table:style-name="Таблица58.B11">
            <text:p text:style-name="P191"/>
          </table:table-cell>
          <table:table-cell office:value-type="string" table:style-name="Таблица58.M11">
            <text:p text:style-name="P191"/>
          </table:table-cell>
        </table:table-row>
        <table:table-row table:style-name="Таблица58.20">
          <table:table-cell office:value-type="string" table:style-name="Таблица58.A11">
            <text:p text:style-name="P204"/>
          </table:table-cell>
          <table:table-cell office:value-type="string" table:style-name="Таблица58.B11">
            <text:p text:style-name="P207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9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9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9"/>
          </table:table-cell>
          <table:table-cell office:value-type="string" table:style-name="Таблица58.M11">
            <text:p text:style-name="P208"/>
          </table:table-cell>
        </table:table-row>
        <table:table-row table:style-name="Таблица58.21">
          <table:table-cell office:value-type="string" table:style-name="Таблица58.A11">
            <text:p text:style-name="P206"/>
          </table:table-cell>
          <table:table-cell office:value-type="string" table:style-name="Таблица58.B11">
            <text:p text:style-name="P207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9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9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8"/>
          </table:table-cell>
          <table:table-cell office:value-type="string" table:style-name="Таблица58.B11">
            <text:p text:style-name="P209"/>
          </table:table-cell>
          <table:table-cell office:value-type="string" table:style-name="Таблица58.M11">
            <text:p text:style-name="P208"/>
          </table:table-cell>
        </table:table-row>
        <table:table-row table:style-name="Таблица58.22">
          <table:table-cell office:value-type="string" table:style-name="Таблица58.A22">
            <text:p text:style-name="P206"/>
          </table:table-cell>
          <table:table-cell office:value-type="string" table:style-name="Таблица58.B22">
            <text:p text:style-name="P207"/>
          </table:table-cell>
          <table:table-cell office:value-type="string" table:style-name="Таблица58.B22">
            <text:p text:style-name="P208"/>
          </table:table-cell>
          <table:table-cell office:value-type="string" table:style-name="Таблица58.B22">
            <text:p text:style-name="P209"/>
          </table:table-cell>
          <table:table-cell office:value-type="string" table:style-name="Таблица58.B22">
            <text:p text:style-name="P208"/>
          </table:table-cell>
          <table:table-cell office:value-type="string" table:style-name="Таблица58.B22">
            <text:p text:style-name="P208"/>
          </table:table-cell>
          <table:table-cell office:value-type="string" table:style-name="Таблица58.B22">
            <text:p text:style-name="P208"/>
          </table:table-cell>
          <table:table-cell office:value-type="string" table:style-name="Таблица58.B22">
            <text:p text:style-name="P209"/>
          </table:table-cell>
          <table:table-cell office:value-type="string" table:style-name="Таблица58.B22">
            <text:p text:style-name="P208"/>
          </table:table-cell>
          <table:table-cell office:value-type="string" table:style-name="Таблица58.B22">
            <text:p text:style-name="P208"/>
          </table:table-cell>
          <table:table-cell office:value-type="string" table:style-name="Таблица58.B22">
            <text:p text:style-name="P208"/>
          </table:table-cell>
          <table:table-cell office:value-type="string" table:style-name="Таблица58.B22">
            <text:p text:style-name="P209"/>
          </table:table-cell>
          <table:table-cell office:value-type="string" table:style-name="Таблица58.M22">
            <text:p text:style-name="P208"/>
          </table:table-cell>
        </table:table-row>
      </table:table>
      <text:p text:style-name="P224"/>
      <text:p text:style-name="P224"/>
      <text:p text:style-name="P224"/>
      <text:list text:continue-numbering="true" text:style-name="WW8Num1" xml:id="list233741711658890">
        <text:list-item>
          <text:p text:style-name="P481">Измерения проведены приборами:</text:p>
        </text:list-item>
      </text:list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column table:style-name="Таблица32.F"/>
        <table:table-column table:style-name="Таблица32.G"/>
        <table:table-column table:style-name="Таблица32.H"/>
        <table:table-column table:style-name="Таблица32.I"/>
        <table:table-header-rows>
          <table:table-row table:style-name="Таблица32.1">
            <table:table-cell office:value-type="string" table:number-rows-spanned="2" table:style-name="Таблица32.A1">
              <text:p text:style-name="P58">№</text:p>
              <text:p text:style-name="P58">п/п</text:p>
            </table:table-cell>
            <table:table-cell office:value-type="string" table:number-rows-spanned="2" table:style-name="Таблица32.B1">
              <text:p text:style-name="P38"/>
              <text:p text:style-name="P58">Тип</text:p>
            </table:table-cell>
            <table:table-cell office:value-type="string" table:number-rows-spanned="2" table:style-name="Таблица32.B1">
              <text:p text:style-name="P38"/>
              <text:p text:style-name="P58">Заводской номер</text:p>
            </table:table-cell>
            <table:table-cell office:value-type="string" table:number-columns-spanned="2" table:style-name="Таблица32.D1">
              <text:p text:style-name="P58">Метрологические характеристики</text:p>
            </table:table-cell>
            <table:covered-table-cell/>
            <table:table-cell office:value-type="string" table:number-columns-spanned="2" table:style-name="Таблица32.D1">
              <text:p text:style-name="P58">Дата поверки</text:p>
            </table:table-cell>
            <table:covered-table-cell/>
            <table:table-cell office:value-type="string" table:number-rows-spanned="2" table:style-name="Таблица32.B1">
              <text:p text:style-name="P38"/>
              <text:p text:style-name="P58">№ аттестата </text:p>
              <text:p text:style-name="P58">(свидетельства)</text:p>
            </table:table-cell>
            <table:table-cell office:value-type="string" table:number-rows-spanned="2" table:style-name="Таблица32.I1">
              <text:p text:style-name="P58">Орган государственной. метрологической службы, проводивший поверку</text:p>
            </table:table-cell>
          </table:table-row>
          <table:table-row table:style-name="Таблица32.1">
            <table:covered-table-cell/>
            <table:covered-table-cell/>
            <table:covered-table-cell/>
            <table:table-cell office:value-type="string" table:style-name="Таблица32.D2">
              <text:p text:style-name="P58">Диапазон измерения</text:p>
            </table:table-cell>
            <table:table-cell office:value-type="string" table:style-name="Таблица32.D2">
              <text:p text:style-name="P58">Класс точности</text:p>
            </table:table-cell>
            <table:table-cell office:value-type="string" table:style-name="Таблица32.D2">
              <text:p text:style-name="P58"><text:span text:style-name="T83">п</text:span>оследняя</text:p>
            </table:table-cell>
            <table:table-cell office:value-type="string" table:style-name="Таблица32.D2">
              <text:p text:style-name="P58">очередная</text:p>
            </table:table-cell>
            <table:covered-table-cell/>
            <table:covered-table-cell/>
          </table:table-row>
        </table:table-header-rows>
        <table:table-row table:style-name="Таблица32.3">
          <table:table-cell office:value-type="string" table:style-name="Таблица32.A3">
            <text:p text:style-name="P187"><text:span text:style-name="T119">1</text:span>.</text:p>
          </table:table-cell>
          <table:table-cell office:value-type="string" table:style-name="Таблица32.B3">
            <text:p text:style-name="P187">Мегаомметр ЭСО202/2-Г</text:p>
          </table:table-cell>
          <table:table-cell office:value-type="string" table:style-name="Таблица32.B3">
            <text:p text:style-name="P198">03621</text:p>
          </table:table-cell>
          <table:table-cell office:value-type="string" table:style-name="Таблица32.D3">
            <text:p text:style-name="P225">0-10000 МОм</text:p>
          </table:table-cell>
          <table:table-cell office:value-type="string" table:style-name="Таблица32.D3">
            <text:p text:style-name="P225">15,0</text:p>
          </table:table-cell>
          <table:table-cell office:value-type="string" table:style-name="Таблица32.D3">
            <text:p text:style-name="P227">2<text:span text:style-name="T130">4</text:span> августа 20<text:span text:style-name="T130">20</text:span> г.</text:p>
          </table:table-cell>
          <table:table-cell office:value-type="string" table:style-name="Таблица32.D3">
            <text:p text:style-name="P430">2<text:span text:style-name="T130">3</text:span> августа 20<text:span text:style-name="T128">21</text:span> г.</text:p>
          </table:table-cell>
          <table:table-cell office:value-type="string" table:style-name="Таблица32.B3">
            <text:p text:style-name="P217">2987522</text:p>
          </table:table-cell>
          <table:table-cell office:value-type="string" table:style-name="Таблица32.I3">
            <text:p text:style-name="P187">Ростест-Москва</text:p>
          </table:table-cell>
        </table:table-row>
        <table:table-row table:style-name="Таблица32.3">
          <table:table-cell office:value-type="string" table:style-name="Таблица32.A4">
            <text:p text:style-name="P214">2.</text:p>
          </table:table-cell>
          <table:table-cell office:value-type="string" table:style-name="Таблица32.B4">
            <text:p text:style-name="P187">Мегаомметр MIC-2505</text:p>
          </table:table-cell>
          <table:table-cell office:value-type="string" table:style-name="Таблица32.C4">
            <text:p text:style-name="P198">920923</text:p>
          </table:table-cell>
          <table:table-cell office:value-type="string" table:style-name="Таблица32.D4">
            <text:p text:style-name="P225">0-2 ТОм</text:p>
          </table:table-cell>
          <table:table-cell office:value-type="string" table:style-name="Таблица32.D4">
            <text:p text:style-name="P226">3,0</text:p>
          </table:table-cell>
          <table:table-cell office:value-type="string" table:style-name="Таблица32.D4">
            <text:p text:style-name="P428"><text:span text:style-name="T128">17</text:span> <text:span text:style-name="T128">августа</text:span> 20<text:span text:style-name="T130">20</text:span> г.</text:p>
          </table:table-cell>
          <table:table-cell office:value-type="string" table:style-name="Таблица32.D4">
            <text:p text:style-name="P429"><text:span text:style-name="T128">16</text:span> <text:span text:style-name="T128">августа</text:span> 20<text:span text:style-name="T128">21</text:span> г.</text:p>
          </table:table-cell>
          <table:table-cell office:value-type="string" table:style-name="Таблица32.H4">
            <text:p text:style-name="P217">2911481</text:p>
          </table:table-cell>
          <table:table-cell office:value-type="string" table:style-name="Таблица32.I4">
            <text:p text:style-name="P210">Ростест-Москва</text:p>
          </table:table-cell>
        </table:table-row>
        <table:table-row table:style-name="Таблица32.5">
          <table:table-cell office:value-type="string" table:style-name="Таблица32.A5">
            <text:p text:style-name="P189"><text:span text:style-name="T124">3</text:span>.</text:p>
          </table:table-cell>
          <table:table-cell office:value-type="string" table:style-name="Таблица32.B5">
            <text:p text:style-name="P189">Цифровой термогигрометр <text:span text:style-name="T60">Center</text:span>-310</text:p>
          </table:table-cell>
          <table:table-cell office:value-type="string" table:style-name="Таблица32.C5">
            <text:p text:style-name="P195">050310914</text:p>
          </table:table-cell>
          <table:table-cell office:value-type="string" table:style-name="Таблица32.D5">
            <text:p text:style-name="P189"><text:span text:style-name="T58">-20-50</text:span><text:span text:style-name="T65">º</text:span><text:span text:style-name="T58">С, <text:s text:c="5"/>0-100%</text:span></text:p>
          </table:table-cell>
          <table:table-cell office:value-type="string" table:style-name="Таблица32.E5">
            <text:p text:style-name="P195">0,8%, 2,5%</text:p>
          </table:table-cell>
          <table:table-cell office:value-type="string" table:style-name="Таблица32.F5">
            <text:p text:style-name="P277"><text:span text:style-name="T77">24 августа 2020</text:span><text:span text:style-name="T78"> г.</text:span></text:p>
          </table:table-cell>
          <table:table-cell office:value-type="string" table:style-name="Таблица32.G5">
            <text:p text:style-name="P277"><text:span text:style-name="T77">23 августа 2021</text:span><text:span text:style-name="T78"> г.</text:span></text:p>
          </table:table-cell>
          <table:table-cell office:value-type="string" table:style-name="Таблица32.H5">
            <text:p text:style-name="P447"><text:span text:style-name="T76"><text:s text:c="6"/></text:span><text:span text:style-name="T77">3022775</text:span></text:p>
          </table:table-cell>
          <table:table-cell office:value-type="string" table:style-name="Таблица32.I5">
            <text:p text:style-name="P189">Ростест-Москва</text:p>
          </table:table-cell>
        </table:table-row>
        <table:table-row table:style-name="Таблица32.6">
          <table:table-cell office:value-type="string" table:style-name="Таблица32.A6">
            <text:p text:style-name="P189"><text:span text:style-name="T125">4</text:span>.</text:p>
          </table:table-cell>
          <table:table-cell office:value-type="string" table:style-name="Таблица32.B6">
            <text:p text:style-name="P194">Барометр-анероид БКСН7Т</text:p>
          </table:table-cell>
          <table:table-cell office:value-type="string" table:style-name="Таблица32.C6">
            <text:p text:style-name="P194">36</text:p>
          </table:table-cell>
          <table:table-cell office:value-type="string" table:style-name="Таблица32.D6">
            <text:p text:style-name="P194">от 700 мм рт.ст. до 800 мм рт. ст.</text:p>
          </table:table-cell>
          <table:table-cell office:value-type="string" table:style-name="Таблица32.E6">
            <text:p text:style-name="P194">3</text:p>
          </table:table-cell>
          <table:table-cell office:value-type="string" table:style-name="Таблица32.F6">
            <text:p text:style-name="P194">2<text:span text:style-name="T131">7</text:span> августа 20<text:span text:style-name="T131">20</text:span> г.</text:p>
          </table:table-cell>
          <table:table-cell office:value-type="string" table:style-name="Таблица32.G6">
            <text:p text:style-name="P194">2<text:span text:style-name="T131">6</text:span> августа <text:s/>202<text:span text:style-name="T131">1</text:span> г.</text:p>
          </table:table-cell>
          <table:table-cell office:value-type="string" table:style-name="Таблица32.H6">
            <text:p text:style-name="P194">0275474</text:p>
          </table:table-cell>
          <table:table-cell office:value-type="string" table:style-name="Таблица32.I6">
            <text:p text:style-name="P194">Ростест-Москва</text:p>
          </table:table-cell>
        </table:table-row>
      </table:table>
      <text:p text:style-name="P445"><text:soft-page-break/><text:span text:style-name="T36">Выводы: </text:span><text:span text:style-name="T43">Сопротивление изоляции аппаратов соответствует техническим нормам ПУЭ.</text:span></text:p>
      <text:p text:style-name="P295"><text:span text:style-name="T36">Заключение:</text:span> <text:span text:style-name="T43">Электрические аппараты пригодны к эксплуатации</text:span></text:p>
      <text:p text:style-name="P316"/>
      <text:p text:style-name="P234"><text:span text:style-name="T36">Испытания провели: </text:span><text:span text:style-name="T48">Техник-испытатель</text:span> <text:s text:c="21"/>____________________ <text:s text:c="29"/><text:span text:style-name="T57">Савин М.А.</text:span></text:p>
      <text:p text:style-name="P234"><text:s text:c="47"/><text:span text:style-name="T34">(должность)</text:span> <text:s text:c="44"/><text:span text:style-name="T34">(подпись)</text:span> <text:s text:c="55"/><text:span text:style-name="T34">(Ф.И.О.)</text:span></text:p>
      <text:p text:style-name="P366"><text:s text:c="17"/><text:span text:style-name="T43">Рук. электролаборатории</text:span> <text:s text:c="12"/>____________________ <text:s text:c="29"/><text:span text:style-name="T43">Дурнов А.С.</text:span></text:p>
      <text:p text:style-name="P234"><text:s text:c="47"/><text:span text:style-name="T34">(должность)</text:span> <text:s text:c="44"/><text:span text:style-name="T34">(подпись)</text:span> <text:s text:c="55"/><text:span text:style-name="T34">(Ф.И.О.)</text:span></text:p>
      <text:p text:style-name="P234"/>
      <text:p text:style-name="P234"><text:span text:style-name="T36">Протокол проверил : </text:span><text:span text:style-name="T43">Рук. электролаборатории</text:span> <text:s text:c="12"/>____________________ <text:s text:c="29"/><text:span text:style-name="T43">Дурнов А.С.</text:span></text:p>
      <text:p text:style-name="P234"><text:s text:c="46"/><text:span text:style-name="T34">(должность)</text:span> <text:s text:c="44"/><text:span text:style-name="T34">(подпись)</text:span> <text:s text:c="55"/><text:span text:style-name="T34">(Ф.И.О.)</text:span></text:p>
      <text:p text:style-name="P234"/>
      <text:p text:style-name="P231">Частичная или полная перепечатка и размножение только с разрешения испытательной лаборатории.</text:p>
      <text:p text:style-name="P231">Исправления не допускаются.</text:p>
      <text:p text:style-name="P156">Протокол распространяется только на элементы электроустановки, подвергнутые испытанием.</text:p>
      <text:section text:name="Раздел7" text:style-name="Sect2">
        <text:p text:style-name="P486">ИП "Палагин С.А."</text:p>
        <text:p text:style-name="P186">(наименование организации, предприятия)</text:p>
        <text:p text:style-name="P236">40030, Московская обл., Люберецкий р-н,</text:p>
        <text:p text:style-name="P236">п. Малаховка, ул. Красина, д.12, к.1, кв.8, комн.2</text:p>
        <text:p text:style-name="P236"><text:span text:style-name="T37">Свидетельство о регистрации </text:span>№ 5515</text:p>
        <text:p text:style-name="P441"><text:span text:style-name="T121">Действительно до 15 августа 2023</text:span><text:span text:style-name="T123"> г.</text:span><text:span text:style-name="T120"> </text:span></text:p>
        <text:p text:style-name="P444"><text:span text:style-name="T30">Заказчик:</text:span> <text:span text:style-name="T42">ззз</text:span></text:p>
        <text:p text:style-name="P96"><text:span text:style-name="T30">Объект: </text:span><text:span text:style-name="T39">ааа</text:span><text:span text:style-name="T36"> <text:s/></text:span><text:span text:style-name="T30"><text:s text:c="3"/></text:span></text:p>
        <text:p text:style-name="P98"><text:span text:style-name="T30">Адрес:</text:span><text:span text:style-name="T28"> </text:span><text:span text:style-name="T42">ууу</text:span></text:p>
        <text:p text:style-name="P441"><text:span text:style-name="T120">дата проведения измерений:</text:span><text:span text:style-name="T122">«ччч» мсмс 2020</text:span><text:span text:style-name="T121"> г.</text:span></text:p>
        <text:p text:style-name="P437"><text:span text:style-name="T98"><text:s/></text:span><text:span text:style-name="T102"><text:s text:c="38"/></text:span></text:p>
      </text:section>
      <text:h text:outline-level="1" text:style-name="P452"><text:bookmark-start text:name="__RefHeading__30573_697036123"/><text:span text:style-name="T110"><text:s text:c="168"/></text:span><text:span text:style-name="T5">проверки </text:span><text:span text:style-name="T6">и испытаний выключателей автоматических, управляемых дифференциальным током</text:span><text:bookmark-end text:name="__RefHeading__30573_697036123"/></text:h>
      <text:p text:style-name="P350"><text:s/><text:span text:style-name="T20">Климатические условия при проведении измерений</text:span></text:p>
      <text:p text:style-name="P335">Температура воздуха <text:span text:style-name="T43">ттт</text:span> <text:span text:style-name="T34">0</text:span><text:span text:style-name="T59"> </text:span>С. <text:s/>Влажность воздуха <text:span text:style-name="T43">ввв</text:span> <text:span text:style-name="T59">%</text:span>. <text:s/>Атмосферное давление <text:span text:style-name="T43">ддд </text:span>мм.рт.ст.</text:p>
      <text:p text:style-name="P343">Цель измерений (испытаний)</text:p>
      <text:p text:style-name="P90"><text:span text:style-name="T93">ццц</text:span> </text:p>
      <text:p text:style-name="P127">(приёмо-сдаточные, сличительные, контрольные испытания, эксплуатационные, для целей сертификации) </text:p>
      <text:p text:style-name="P423">Нормативные и технические документы, на соответствие требованиям которых проведены измерения (испытания): </text:p>
      <text:p text:style-name="P304">ГОСТ Р 50807-2003, ГОСТ Р 51326.1-99, ГОСТ Р 51327.1-2010</text:p>
      <text:list text:style-name="WW8Num6" xml:id="list891485949">
        <text:list-item>
          <text:p text:style-name="P477">Результаты измерений</text:p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number-columns-repeated="8" table:style-name="Таблица10.F"/>
        <table:table-column table:style-name="Таблица10.N"/>
        <table:table-column table:style-name="Таблица10.O"/>
        <table:table-header-rows>
          <table:table-row table:style-name="Таблица10.1">
            <table:table-cell office:value-type="string" table:number-rows-spanned="2" table:style-name="Таблица10.A1">
              <text:p text:style-name="P26"/>
              <text:p text:style-name="P40">№</text:p>
              <text:p text:style-name="P40">п/п</text:p>
            </table:table-cell>
            <table:table-cell office:value-type="string" table:number-rows-spanned="2" table:style-name="Таблица10.B1">
              <text:p text:style-name="P26"/>
              <text:p text:style-name="P40">Типовое обозначение УЗО, место установки по проекту</text:p>
            </table:table-cell>
            <table:table-cell office:value-type="string" table:number-rows-spanned="2" table:style-name="Таблица10.C1">
              <text:p text:style-name="P305">№ и пункт протокола проверки <text:line-break/>защиты от сверхтока <text:line-break/>(для АВДТ)</text:p>
            </table:table-cell>
            <table:table-cell office:value-type="string" table:number-rows-spanned="2" table:style-name="Таблица10.C1">
              <text:p text:style-name="P305">Номинальный ток<text:line-break/> нагрузки, А</text:p>
            </table:table-cell>
            <table:table-cell office:value-type="string" table:number-rows-spanned="2" table:style-name="Таблица10.C1">
              <text:p text:style-name="P305">Вид дифференциального <text:line-break/>тока, (А,АС)</text:p>
            </table:table-cell>
            <table:table-cell office:value-type="string" table:number-rows-spanned="2" table:style-name="Таблица10.C1">
              <text:p text:style-name="P310">Номинальный<text:line-break/> дифференциальный<text:line-break/> не отключающий ток <text:span text:style-name="T60">I</text:span>Δо, (мА)</text:p>
              <text:p text:style-name="P310"/>
            </table:table-cell>
            <table:table-cell office:value-type="string" table:number-rows-spanned="2" table:style-name="Таблица10.C1">
              <text:p text:style-name="P311">Номинальный <text:line-break/>дифференциальный <text:line-break/>отключающий ток <text:span text:style-name="T60">I</text:span>Δн, (мА)</text:p>
              <text:p text:style-name="P311"/>
            </table:table-cell>
            <table:table-cell office:value-type="string" table:number-rows-spanned="2" table:style-name="Таблица10.C1">
              <text:p text:style-name="P305">Минимальное время <text:line-break/>неотключения при 2<text:span text:style-name="T60">I</text:span>Δн</text:p>
              <text:p text:style-name="P305"/>
            </table:table-cell>
            <table:table-cell office:value-type="string" table:number-rows-spanned="2" table:style-name="Таблица10.C1">
              <text:p text:style-name="P305">Вид испытательного тока<text:line-break/> (синусоидальный, пульсир.)</text:p>
            </table:table-cell>
            <table:table-cell office:value-type="string" table:number-rows-spanned="2" table:style-name="Таблица10.C1">
              <text:p text:style-name="P305">Испытательный ток<text:line-break/> не срабатывания (0,5 <text:span text:style-name="T60">I</text:span>Δн) мА</text:p>
            </table:table-cell>
            <table:table-cell office:value-type="string" table:number-rows-spanned="2" table:style-name="Таблица10.C1">
              <text:p text:style-name="P305">Реакция расцепителя <text:line-break/>дифференциального тока (+,-)</text:p>
            </table:table-cell>
            <table:table-cell office:value-type="string" table:number-rows-spanned="2" table:style-name="Таблица10.C1">
              <text:p text:style-name="P305">Испытательный ток <text:line-break/> срабатывания (<text:span text:style-name="T60">I</text:span>Δн) (мА)</text:p>
            </table:table-cell>
            <table:table-cell office:value-type="string" table:number-rows-spanned="2" table:style-name="Таблица10.C1">
              <text:p text:style-name="P305">Реакция расцепителя<text:line-break/> дифференциального тока (+,-)</text:p>
            </table:table-cell>
            <table:table-cell office:value-type="string" table:number-columns-spanned="2" table:style-name="Таблица10.N1">
              <text:p text:style-name="P40">Время срабатывания <text:span text:style-name="T60">t</text:span>ср при <text:span text:style-name="T60">I</text:span>Δн, (сек.)</text:p>
            </table:table-cell>
            <table:covered-table-cell/>
          </table:table-row>
          <table:table-row table:style-name="Таблица10.2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office:value-type="string" table:style-name="Таблица10.N2">
              <text:p text:style-name="P26"/>
              <text:p text:style-name="P40">Допустимое</text:p>
            </table:table-cell>
            <table:table-cell office:value-type="string" table:style-name="Таблица10.O2">
              <text:p text:style-name="P26"/>
              <text:p text:style-name="P40">Измеренное</text:p>
            </table:table-cell>
          </table:table-row>
          <table:table-row table:style-name="Таблица10.3">
            <table:table-cell office:value-type="string" table:style-name="Таблица10.A3">
              <text:p text:style-name="P8">1</text:p>
            </table:table-cell>
            <table:table-cell office:value-type="string" table:style-name="Таблица10.B3">
              <text:p text:style-name="P8">2</text:p>
            </table:table-cell>
            <table:table-cell office:value-type="string" table:style-name="Таблица10.B3">
              <text:p text:style-name="P8">3</text:p>
            </table:table-cell>
            <table:table-cell office:value-type="string" table:style-name="Таблица10.B3">
              <text:p text:style-name="P8">4</text:p>
            </table:table-cell>
            <table:table-cell office:value-type="string" table:style-name="Таблица10.B3">
              <text:p text:style-name="P8">5</text:p>
            </table:table-cell>
            <table:table-cell office:value-type="string" table:style-name="Таблица10.B3">
              <text:p text:style-name="P8">6</text:p>
            </table:table-cell>
            <table:table-cell office:value-type="string" table:style-name="Таблица10.B3">
              <text:p text:style-name="P8">7</text:p>
            </table:table-cell>
            <table:table-cell office:value-type="string" table:style-name="Таблица10.B3">
              <text:p text:style-name="P8">8</text:p>
            </table:table-cell>
            <table:table-cell office:value-type="string" table:style-name="Таблица10.B3">
              <text:p text:style-name="P8">9</text:p>
            </table:table-cell>
            <table:table-cell office:value-type="string" table:style-name="Таблица10.B3">
              <text:p text:style-name="P8">10</text:p>
            </table:table-cell>
            <table:table-cell office:value-type="string" table:style-name="Таблица10.B3">
              <text:p text:style-name="P8">11</text:p>
            </table:table-cell>
            <table:table-cell office:value-type="string" table:style-name="Таблица10.B3">
              <text:p text:style-name="P8">12</text:p>
            </table:table-cell>
            <table:table-cell office:value-type="string" table:style-name="Таблица10.B3">
              <text:p text:style-name="P8">13</text:p>
            </table:table-cell>
            <table:table-cell office:value-type="string" table:style-name="Таблица10.B3">
              <text:p text:style-name="P8">14</text:p>
            </table:table-cell>
            <table:table-cell office:value-type="string" table:style-name="Таблица10.O3">
              <text:p text:style-name="P8">15</text:p>
            </table:table-cell>
          </table:table-row>
        </table:table-header-rows>
        <table:table-row table:style-name="Таблица10.4">
          <table:table-cell office:value-type="string" table:style-name="Таблица10.A1">
            <text:p text:style-name="P102"/>
          </table:table-cell>
          <table:table-cell office:value-type="string" table:style-name="Таблица10.B1">
            <text:p text:style-name="P102"/>
          </table:table-cell>
          <table:table-cell office:value-type="string" table:style-name="Таблица10.B1">
            <text:p text:style-name="P102"/>
          </table:table-cell>
          <table:table-cell office:value-type="string" table:style-name="Таблица10.B1">
            <text:p text:style-name="P102"/>
          </table:table-cell>
          <table:table-cell office:value-type="string" table:style-name="Таблица10.B1">
            <text:p text:style-name="P102"/>
          </table:table-cell>
          <table:table-cell office:value-type="string" table:style-name="Таблица10.B1">
            <text:p text:style-name="P102"/>
          </table:table-cell>
          <table:table-cell office:value-type="string" table:style-name="Таблица10.B1">
            <text:p text:style-name="P102"/>
          </table:table-cell>
          <table:table-cell office:value-type="string" table:style-name="Таблица10.B1">
            <text:p text:style-name="P102"/>
          </table:table-cell>
          <table:table-cell office:value-type="string" table:style-name="Таблица10.B1">
            <text:p text:style-name="P102"/>
          </table:table-cell>
          <table:table-cell office:value-type="string" table:style-name="Таблица10.B1">
            <text:p text:style-name="P102"/>
          </table:table-cell>
          <table:table-cell office:value-type="string" table:style-name="Таблица10.B1">
            <text:p text:style-name="P102"/>
          </table:table-cell>
          <table:table-cell office:value-type="string" table:style-name="Таблица10.B1">
            <text:p text:style-name="P102"/>
          </table:table-cell>
          <table:table-cell office:value-type="string" table:style-name="Таблица10.B1">
            <text:p text:style-name="P102"/>
          </table:table-cell>
          <table:table-cell office:value-type="string" table:style-name="Таблица10.B1">
            <text:p text:style-name="P102"/>
          </table:table-cell>
          <table:table-cell office:value-type="string" table:style-name="Таблица10.O4">
            <text:p text:style-name="P102"/>
          </table:table-cell>
        </table:table-row>
        <table:table-row table:style-name="Таблица10.5">
          <table:table-cell office:value-type="string" table:style-name="Таблица10.A6">
            <text:p text:style-name="P102"/>
          </table:table-cell>
          <table:table-cell office:value-type="string" table:style-name="Таблица10.N2">
            <text:p text:style-name="P102"/>
          </table:table-cell>
          <table:table-cell office:value-type="string" table:style-name="Таблица10.N2">
            <text:p text:style-name="P102"/>
          </table:table-cell>
          <table:table-cell office:value-type="string" table:style-name="Таблица10.N2">
            <text:p text:style-name="P102"/>
          </table:table-cell>
          <table:table-cell office:value-type="string" table:style-name="Таблица10.N2">
            <text:p text:style-name="P102"/>
          </table:table-cell>
          <table:table-cell office:value-type="string" table:style-name="Таблица10.N2">
            <text:p text:style-name="P102"/>
          </table:table-cell>
          <table:table-cell office:value-type="string" table:style-name="Таблица10.N2">
            <text:p text:style-name="P102"/>
          </table:table-cell>
          <table:table-cell office:value-type="string" table:style-name="Таблица10.N2">
            <text:p text:style-name="P102"/>
          </table:table-cell>
          <table:table-cell office:value-type="string" table:style-name="Таблица10.N2">
            <text:p text:style-name="P102"/>
          </table:table-cell>
          <table:table-cell office:value-type="string" table:style-name="Таблица10.N2">
            <text:p text:style-name="P102"/>
          </table:table-cell>
          <table:table-cell office:value-type="string" table:style-name="Таблица10.N2">
            <text:p text:style-name="P102"/>
          </table:table-cell>
          <table:table-cell office:value-type="string" table:style-name="Таблица10.N2">
            <text:p text:style-name="P102"/>
          </table:table-cell>
          <table:table-cell office:value-type="string" table:style-name="Таблица10.N2">
            <text:p text:style-name="P102"/>
          </table:table-cell>
          <table:table-cell office:value-type="string" table:style-name="Таблица10.N2">
            <text:p text:style-name="P102"/>
          </table:table-cell>
          <table:table-cell office:value-type="string" table:style-name="Таблица10.O5">
            <text:p text:style-name="P102"/>
          </table:table-cell>
        </table:table-row>
        <table:table-row table:style-name="Таблица10.6">
          <table:table-cell office:value-type="string" table:style-name="Таблица10.A6">
            <text:p text:style-name="P102"/>
          </table:table-cell>
          <table:table-cell office:value-type="string" table:style-name="Таблица10.N2">
            <text:p text:style-name="P102"/>
          </table:table-cell>
          <table:table-cell office:value-type="string" table:style-name="Таблица10.N2">
            <text:p text:style-name="P102"/>
          </table:table-cell>
          <table:table-cell office:value-type="string" table:style-name="Таблица10.N2">
            <text:p text:style-name="P102"/>
          </table:table-cell>
          <table:table-cell office:value-type="string" table:style-name="Таблица10.N2">
            <text:p text:style-name="P102"/>
          </table:table-cell>
          <table:table-cell office:value-type="string" table:style-name="Таблица10.N2">
            <text:p text:style-name="P102"/>
          </table:table-cell>
          <table:table-cell office:value-type="string" table:style-name="Таблица10.N2">
            <text:p text:style-name="P102"/>
          </table:table-cell>
          <table:table-cell office:value-type="string" table:style-name="Таблица10.N2">
            <text:p text:style-name="P102"/>
          </table:table-cell>
          <table:table-cell office:value-type="string" table:style-name="Таблица10.N2">
            <text:p text:style-name="P102"/>
          </table:table-cell>
          <table:table-cell office:value-type="string" table:style-name="Таблица10.N2">
            <text:p text:style-name="P102"/>
          </table:table-cell>
          <table:table-cell office:value-type="string" table:style-name="Таблица10.N2">
            <text:p text:style-name="P102"/>
          </table:table-cell>
          <table:table-cell office:value-type="string" table:style-name="Таблица10.N2">
            <text:p text:style-name="P102"/>
          </table:table-cell>
          <table:table-cell office:value-type="string" table:style-name="Таблица10.N2">
            <text:p text:style-name="P102"/>
          </table:table-cell>
          <table:table-cell office:value-type="string" table:style-name="Таблица10.N2">
            <text:p text:style-name="P102"/>
          </table:table-cell>
          <table:table-cell office:value-type="string" table:style-name="Таблица10.O5">
            <text:p text:style-name="P102"/>
          </table:table-cell>
        </table:table-row>
      </table:table>
      <text:p text:style-name="P272"/>
      <text:list text:continue-numbering="true" text:style-name="WW8Num6" xml:id="list233741327315099">
        <text:list-item>
          <text:p text:style-name="P477">Измерения проведены приборами:</text:p>
        </text:list-item>
      </text:list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column table:style-name="Таблица11.G"/>
        <table:table-column table:style-name="Таблица11.H"/>
        <table:table-column table:style-name="Таблица11.I"/>
        <text:soft-page-break/>
        <table:table-row table:style-name="Таблица11.1">
          <table:table-cell office:value-type="string" table:number-rows-spanned="2" table:style-name="Таблица11.A1">
            <text:p text:style-name="P40">№</text:p>
            <text:p text:style-name="P40">п/п</text:p>
          </table:table-cell>
          <table:table-cell office:value-type="string" table:number-rows-spanned="2" table:style-name="Таблица11.B1">
            <text:p text:style-name="P26"/>
            <text:p text:style-name="P40">Тип</text:p>
          </table:table-cell>
          <table:table-cell office:value-type="string" table:number-rows-spanned="2" table:style-name="Таблица11.B1">
            <text:p text:style-name="P26"/>
            <text:p text:style-name="P40">Заводской номер</text:p>
          </table:table-cell>
          <table:table-cell office:value-type="string" table:number-columns-spanned="2" table:style-name="Таблица11.D1">
            <text:p text:style-name="P40">Метрологические характеристики</text:p>
          </table:table-cell>
          <table:covered-table-cell/>
          <table:table-cell office:value-type="string" table:number-columns-spanned="2" table:style-name="Таблица11.D1">
            <text:p text:style-name="P40">Дата поверки</text:p>
          </table:table-cell>
          <table:covered-table-cell/>
          <table:table-cell office:value-type="string" table:number-rows-spanned="2" table:style-name="Таблица11.B1">
            <text:p text:style-name="P26"/>
            <text:p text:style-name="P40">№ аттестата </text:p>
            <text:p text:style-name="P40">(свидетельства)</text:p>
          </table:table-cell>
          <table:table-cell office:value-type="string" table:number-rows-spanned="2" table:style-name="Таблица11.I1">
            <text:p text:style-name="P40">Орган государственной. метрологической службы, проводивший поверку</text:p>
          </table:table-cell>
        </table:table-row>
        <table:table-row table:style-name="Таблица11.1">
          <table:covered-table-cell/>
          <table:covered-table-cell/>
          <table:covered-table-cell/>
          <table:table-cell office:value-type="string" table:style-name="Таблица11.D2">
            <text:p text:style-name="P40">Диапазон измерения</text:p>
          </table:table-cell>
          <table:table-cell office:value-type="string" table:style-name="Таблица11.D2">
            <text:p text:style-name="P40">Класс точности</text:p>
          </table:table-cell>
          <table:table-cell office:value-type="string" table:style-name="Таблица11.D2">
            <text:p text:style-name="P40"><text:span text:style-name="T84">п</text:span>оследняя</text:p>
          </table:table-cell>
          <table:table-cell office:value-type="string" table:style-name="Таблица11.D2">
            <text:p text:style-name="P40">очередная</text:p>
          </table:table-cell>
          <table:covered-table-cell/>
          <table:covered-table-cell/>
        </table:table-row>
        <table:table-row table:style-name="Таблица11.3">
          <table:table-cell office:value-type="string" table:style-name="Таблица11.A3">
            <text:p text:style-name="P194">1.</text:p>
          </table:table-cell>
          <table:table-cell office:value-type="string" table:style-name="Таблица11.B3">
            <text:p text:style-name="P194"><text:s/>Многофункциональный тестер Megger Cm300 mk5</text:p>
          </table:table-cell>
          <table:table-cell office:value-type="string" table:style-name="Таблица11.C3">
            <text:p text:style-name="P194">61557</text:p>
          </table:table-cell>
          <table:table-cell office:value-type="string" table:style-name="Таблица11.B3">
            <text:p text:style-name="P194">0-1000 мА, 0-1999 мс</text:p>
          </table:table-cell>
          <table:table-cell office:value-type="string" table:style-name="Таблица11.B3">
            <text:p text:style-name="P194">2%, 1%</text:p>
          </table:table-cell>
          <table:table-cell office:value-type="string" table:style-name="Таблица11.B3">
            <text:p text:style-name="P215">19 августа 20<text:span text:style-name="T134">20</text:span> г.</text:p>
          </table:table-cell>
          <table:table-cell office:value-type="string" table:style-name="Таблица11.B3">
            <text:p text:style-name="P426">18 августа 202<text:span text:style-name="T134">1</text:span> г.</text:p>
          </table:table-cell>
          <table:table-cell office:value-type="string" table:style-name="Таблица11.B3">
            <text:p text:style-name="P219">2941501</text:p>
          </table:table-cell>
          <table:table-cell office:value-type="string" table:style-name="Таблица11.I3">
            <text:p text:style-name="P194">Ростест-Москва</text:p>
          </table:table-cell>
        </table:table-row>
        <table:table-row table:style-name="Таблица11.4">
          <table:table-cell office:value-type="string" table:style-name="Таблица11.A4">
            <text:p text:style-name="P194">2.</text:p>
          </table:table-cell>
          <table:table-cell office:value-type="string" table:style-name="Таблица11.B4">
            <text:p text:style-name="P189">Цифровой термогигрометр <text:span text:style-name="T60">Center</text:span>-310</text:p>
          </table:table-cell>
          <table:table-cell office:value-type="string" table:style-name="Таблица11.C4">
            <text:p text:style-name="P195">050310914</text:p>
          </table:table-cell>
          <table:table-cell office:value-type="string" table:style-name="Таблица11.D4">
            <text:p text:style-name="P189"><text:span text:style-name="T58">-20-50</text:span><text:span text:style-name="T65">º</text:span><text:span text:style-name="T58">С, <text:s text:c="16"/>0-100%</text:span></text:p>
          </table:table-cell>
          <table:table-cell office:value-type="string" table:style-name="Таблица11.E4">
            <text:p text:style-name="P195">0,8%, 2,5%</text:p>
          </table:table-cell>
          <table:table-cell office:value-type="string" table:style-name="Таблица11.F4">
            <text:p text:style-name="P277"><text:span text:style-name="T77">24 августа 2020</text:span><text:span text:style-name="T78"> г.</text:span></text:p>
          </table:table-cell>
          <table:table-cell office:value-type="string" table:style-name="Таблица11.G4">
            <text:p text:style-name="P277"><text:span text:style-name="T77">23 августа 2021</text:span><text:span text:style-name="T78"> г.</text:span></text:p>
          </table:table-cell>
          <table:table-cell office:value-type="string" table:style-name="Таблица11.H4">
            <text:p text:style-name="P447"><text:span text:style-name="T76"><text:s text:c="6"/></text:span><text:span text:style-name="T77">3022775</text:span></text:p>
          </table:table-cell>
          <table:table-cell office:value-type="string" table:style-name="Таблица11.I4">
            <text:p text:style-name="P189">Ростест-Москва</text:p>
          </table:table-cell>
        </table:table-row>
        <table:table-row table:style-name="Таблица11.5">
          <table:table-cell office:value-type="string" table:style-name="Таблица11.A5">
            <text:p text:style-name="P194">3.</text:p>
          </table:table-cell>
          <table:table-cell office:value-type="string" table:style-name="Таблица11.B5">
            <text:p text:style-name="P194">Барометр-анероид БКСН7Т</text:p>
          </table:table-cell>
          <table:table-cell office:value-type="string" table:style-name="Таблица11.C5">
            <text:p text:style-name="P194">36</text:p>
          </table:table-cell>
          <table:table-cell office:value-type="string" table:style-name="Таблица11.D5">
            <text:p text:style-name="P194">от 700 мм рт.ст. до 800 мм рт. ст.</text:p>
          </table:table-cell>
          <table:table-cell office:value-type="string" table:style-name="Таблица11.E5">
            <text:p text:style-name="P194">3</text:p>
          </table:table-cell>
          <table:table-cell office:value-type="string" table:style-name="Таблица11.F5">
            <text:p text:style-name="P194">2<text:span text:style-name="T131">7</text:span> августа 20<text:span text:style-name="T131">20</text:span> г.</text:p>
          </table:table-cell>
          <table:table-cell office:value-type="string" table:style-name="Таблица11.G5">
            <text:p text:style-name="P194">2<text:span text:style-name="T131">6</text:span> августа <text:s/>202<text:span text:style-name="T131">1</text:span> г.</text:p>
          </table:table-cell>
          <table:table-cell office:value-type="string" table:style-name="Таблица11.H5">
            <text:p text:style-name="P194">0275474</text:p>
          </table:table-cell>
          <table:table-cell office:value-type="string" table:style-name="Таблица11.I5">
            <text:p text:style-name="P194">Ростест-Москва</text:p>
          </table:table-cell>
        </table:table-row>
      </table:table>
      <text:p text:style-name="P282"/>
      <text:p text:style-name="Standard"/>
      <text:p text:style-name="P152"/>
      <text:p text:style-name="P354">Выводы: <text:span text:style-name="T112">параметры устройств защитного отклонения соответствуют техническим требованиям </text:span><text:span text:style-name="T26">ГОСТ Р 50807-2003, ГОСТ Р 51326.1-99, ГОСТ Р 51327.1-2010.</text:span></text:p>
      <text:p text:style-name="P329">Заключение: <text:span text:style-name="T112">устройства защитного отключения пригодны к эксплуатации.</text:span></text:p>
      <text:p text:style-name="P238">Испытания провели:</text:p>
      <text:p text:style-name="P154"/>
      <text:p text:style-name="P154"><text:s text:c="23"/><text:span text:style-name="T43"><text:s/>Техник-испытатель</text:span> <text:s text:c="22"/>____________________ <text:s text:c="32"/><text:span text:style-name="T43">Савин М.А.</text:span></text:p>
      <text:p text:style-name="P154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154"><text:s text:c="24"/><text:span text:style-name="T43">Рук.электролаборатории</text:span> <text:s text:c="14"/>____________________ <text:s text:c="33"/><text:span text:style-name="T43">Дурнов А.С.</text:span></text:p>
      <text:p text:style-name="P154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181"/>
      <text:p text:style-name="P147">Протокол проверил:</text:p>
      <text:p text:style-name="P154"><text:span text:style-name="T58"><text:s text:c="21"/></text:span><text:span text:style-name="T36"><text:s text:c="3"/></text:span><text:span text:style-name="T43">Рук. электролаборатории</text:span> <text:s text:c="14"/>____________________ <text:s text:c="31"/><text:span text:style-name="T43">Дурнов А.С.</text:span></text:p>
      <text:p text:style-name="P154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154"/>
      <text:p text:style-name="P40">Частичная или полная перепечатка и размножение только с разрешения испытательной лаборатории.</text:p>
      <text:p text:style-name="P40">Исправления не допускаются.</text:p>
      <text:p text:style-name="P40">Протокол распространяется только на элементы электроустановки, подвергнутые испытанием.</text:p>
      <text:section text:name="Раздел8" text:style-name="Sect2">
        <text:p text:style-name="P486">ИП "Палагин С.А."</text:p>
        <text:p text:style-name="P186">(наименование организации, предприятия)</text:p>
        <text:p text:style-name="P236">40030, Московская обл., Люберецкий р-н,</text:p>
        <text:p text:style-name="P236">п. Малаховка, ул. Красина, д.12, к.1, кв.8, комн.2</text:p>
        <text:p text:style-name="P236"><text:span text:style-name="T37">Свидетельство о регистрации </text:span>№ 5515</text:p>
        <text:p text:style-name="P441"><text:span text:style-name="T121">Действительно до 15 августа 2023</text:span><text:span text:style-name="T123"> г.</text:span><text:span text:style-name="T120"> </text:span></text:p>
        <text:p text:style-name="P444"><text:span text:style-name="T30">Заказчик:</text:span> <text:span text:style-name="T42">ззз</text:span></text:p>
        <text:p text:style-name="P96"><text:span text:style-name="T30">Объект: </text:span><text:span text:style-name="T39">ааа</text:span><text:span text:style-name="T36"> <text:s/></text:span><text:span text:style-name="T30"><text:s text:c="3"/></text:span></text:p>
        <text:p text:style-name="P98"><text:span text:style-name="T30">Адрес:</text:span><text:span text:style-name="T28"> </text:span><text:span text:style-name="T42">ууу</text:span></text:p>
        <text:p text:style-name="P441"><text:span text:style-name="T120">дата проведения измерений:</text:span><text:span text:style-name="T122">«ччч» мсмс 2020</text:span><text:span text:style-name="T121"> г.</text:span></text:p>
        <text:p text:style-name="P437"><text:span text:style-name="T98"><text:s/></text:span><text:span text:style-name="T102"><text:s text:c="38"/></text:span></text:p>
      </text:section>
      <text:h text:outline-level="1" text:style-name="P453"><text:bookmark-start text:name="__RefHeading__30575_697036123"/><text:span text:style-name="T110"><text:s text:c="168"/></text:span><text:span text:style-name="T5">проверки автоматических выключателей напряжением до 1000 В</text:span><text:bookmark-end text:name="__RefHeading__30575_697036123"/></text:h>
      <text:p text:style-name="P349"><text:s/><text:span text:style-name="T20">Климатические условия при проведении измерений</text:span></text:p>
      <text:p text:style-name="P334">Температура воздуха <text:span text:style-name="T43">ттт</text:span> <text:span text:style-name="T34">0</text:span><text:span text:style-name="T59"> </text:span>С. <text:s/>Влажность воздуха <text:span text:style-name="T43">ввв</text:span> <text:span text:style-name="T59">%</text:span>. <text:s/>Атмосферное давление <text:span text:style-name="T43">ддд </text:span>мм.рт.ст.</text:p>
      <text:p text:style-name="P342">Цель измерений (испытаний)</text:p>
      <text:p text:style-name="P89"><text:span text:style-name="T93">ццц</text:span> </text:p>
      <text:p text:style-name="P44">(приёмо-сдаточные, сличительные, контрольные испытания, эксплуатационные, для целей сертификации) </text:p>
      <text:p text:style-name="P291"><text:span text:style-name="T40">Нормативные и технические документы, на соответствие требованиям которых проведены измерения (испытания): <text:s text:c="67"/></text:span><text:span text:style-name="T43">ПУЭ п. 3.1.8. Проверка первичным током в соответствии с заводской инструкцией. ПУЭ п. 1.8.37. п.п. 3. ГОСТ Р 50345-</text:span><text:span text:style-name="T56">2010</text:span><text:span text:style-name="T43">, ГОСТ Р 50030.2-</text:span><text:span text:style-name="T56">2010</text:span></text:p>
      <text:list text:style-name="WW8Num11" xml:id="list3962242362">
        <text:list-item>
          <text:p text:style-name="P467">Результаты измерений</text:p>
        </text:list-item>
      </text:list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column table:style-name="Таблица12.G"/>
        <table:table-column table:style-name="Таблица12.H"/>
        <table:table-column table:number-columns-repeated="2" table:style-name="Таблица12.G"/>
        <table:table-column table:style-name="Таблица12.K"/>
        <table:table-column table:style-name="Таблица12.L"/>
        <table:table-column table:number-columns-repeated="2" table:style-name="Таблица12.M"/>
        <table:table-column table:style-name="Таблица12.F"/>
        <table:table-column table:style-name="Таблица12.M"/>
        <table:table-column table:style-name="Таблица12.F"/>
        <table:table-header-rows>
          <table:table-row table:style-name="Таблица12.1">
            <table:table-cell office:value-type="string" table:number-rows-spanned="4" table:style-name="Таблица12.A1">
              <text:p text:style-name="P22"><text:s text:c="8"/></text:p>
              <text:p text:style-name="P44">№</text:p>
              <text:p text:style-name="P44">п/п</text:p>
            </table:table-cell>
            <table:table-cell office:value-type="string" table:number-rows-spanned="4" table:style-name="Таблица12.B1">
              <text:p text:style-name="P29"/>
              <text:p text:style-name="P44">Обозначение по схеме, место установки</text:p>
            </table:table-cell>
            <table:table-cell office:value-type="string" table:number-rows-spanned="4" table:style-name="Таблица12.B1">
              <text:p text:style-name="P29"/>
              <text:p text:style-name="P44">Типовое обозначение (маркировка)</text:p>
            </table:table-cell>
            <table:table-cell office:value-type="string" table:number-columns-spanned="2" table:style-name="Таблица12.B1">
              <text:p text:style-name="P44">Типы расцепителей</text:p>
            </table:table-cell>
            <table:covered-table-cell/>
            <table:table-cell office:value-type="string" table:number-rows-spanned="4" table:style-name="Таблица12.B1">
              <text:p text:style-name="P326">Заданная выдержка времени<text:line-break/> (для категор. В) (сек)</text:p>
            </table:table-cell>
            <table:table-cell office:value-type="string" table:number-rows-spanned="4" table:style-name="Таблица12.B1">
              <text:p text:style-name="P306">Номинальный ток, (А)</text:p>
              <text:p text:style-name="P327"/>
            </table:table-cell>
            <table:table-cell office:value-type="string" table:number-columns-spanned="2" table:style-name="Таблица12.B1">
              <text:p text:style-name="P44">Уставка расцепителей</text:p>
            </table:table-cell>
            <table:covered-table-cell/>
            <table:table-cell office:value-type="string" table:number-columns-spanned="8" table:style-name="Таблица12.J1">
              <text:p text:style-name="P29"/>
              <text:p text:style-name="P44">Проверка расцепителя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2.2">
            <table:covered-table-cell/>
            <table:covered-table-cell/>
            <table:covered-table-cell/>
            <table:table-cell office:value-type="string" table:number-rows-spanned="3" table:style-name="Таблица12.D2">
              <text:p text:style-name="P308">токов перегрузки</text:p>
              <text:p text:style-name="P308"/>
            </table:table-cell>
            <table:table-cell office:value-type="string" table:number-rows-spanned="3" table:style-name="Таблица12.D2">
              <text:p text:style-name="P308">токов короткого замыкания</text:p>
              <text:p text:style-name="P308"/>
            </table:table-cell>
            <table:covered-table-cell/>
            <table:covered-table-cell/>
            <table:table-cell office:value-type="string" table:number-rows-spanned="3" table:style-name="Таблица12.H2">
              <text:p text:style-name="P307">Токов <text:span text:style-name="T85">перегрузки</text:span>, <text:line-break/>(А)</text:p>
            </table:table-cell>
            <table:table-cell office:value-type="string" table:number-rows-spanned="3" table:style-name="Таблица12.D2">
              <text:p text:style-name="P328">Токов короткого замыкания, <text:line-break/>(А)</text:p>
            </table:table-cell>
            <table:table-cell office:value-type="string" table:number-columns-spanned="3" table:style-name="Таблица12.D2">
              <text:p text:style-name="P44">Тока перегрузки</text:p>
            </table:table-cell>
            <table:covered-table-cell/>
            <table:covered-table-cell/>
            <table:table-cell office:value-type="string" table:number-columns-spanned="5" table:style-name="Таблица12.M2">
              <text:p text:style-name="P44">Тока короткого замыкания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2.1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office:value-type="string" table:number-rows-spanned="2" table:style-name="Таблица12.H2">
              <text:p text:style-name="P307">испытательный ток, (А)</text:p>
            </table:table-cell>
            <table:table-cell office:value-type="string" table:number-columns-spanned="2" table:style-name="Таблица12.H2">
              <text:p text:style-name="P29"/>
              <text:p text:style-name="P44">Время срабатывания,</text:p>
              <text:p text:style-name="P44">(сек)</text:p>
            </table:table-cell>
            <table:covered-table-cell/>
            <table:table-cell office:value-type="string" table:number-rows-spanned="2" table:style-name="Таблица12.H2">
              <text:p text:style-name="P307">Длительность приложения <text:line-break/>испытательного тока</text:p>
            </table:table-cell>
            <table:table-cell office:value-type="string" table:number-rows-spanned="2" table:style-name="Таблица12.H2">
              <text:p text:style-name="P307">испытательный ток <text:line-break/>несрабатывания, (А)</text:p>
            </table:table-cell>
            <table:table-cell office:value-type="string" table:number-rows-spanned="2" table:style-name="Таблица12.H2">
              <text:p text:style-name="P309"><text:s text:c="5"/>Реакция <text:line-break/>расцепителя (+/-)</text:p>
            </table:table-cell>
            <table:table-cell office:value-type="string" table:number-rows-spanned="2" table:style-name="Таблица12.H2">
              <text:p text:style-name="P307">испытательный ток <text:line-break/>срабатывания, (А)</text:p>
            </table:table-cell>
            <table:table-cell office:value-type="string" table:number-rows-spanned="2" table:style-name="Таблица12.Q3">
              <text:p text:style-name="P309"><text:s text:c="5"/>Реакция <text:line-break/>расцепителя (+/-)</text:p>
            </table:table-cell>
          </table:table-row>
          <table:table-row table:style-name="Таблица12.4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office:value-type="string" table:style-name="Таблица12.H2">
              <text:p text:style-name="P44">допус- тимое</text:p>
            </table:table-cell>
            <table:table-cell office:value-type="string" table:style-name="Таблица12.H2">
              <text:p text:style-name="P44">изме- ренное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2.5">
            <table:table-cell office:value-type="string" table:style-name="Таблица12.A5">
              <text:p text:style-name="P9">1</text:p>
            </table:table-cell>
            <table:table-cell office:value-type="string" table:style-name="Таблица12.B5">
              <text:p text:style-name="P9">2</text:p>
            </table:table-cell>
            <table:table-cell office:value-type="string" table:style-name="Таблица12.B5">
              <text:p text:style-name="P9">3</text:p>
            </table:table-cell>
            <table:table-cell office:value-type="string" table:style-name="Таблица12.B5">
              <text:p text:style-name="P9">4</text:p>
            </table:table-cell>
            <table:table-cell office:value-type="string" table:style-name="Таблица12.B5">
              <text:p text:style-name="P9">5</text:p>
            </table:table-cell>
            <table:table-cell office:value-type="string" table:style-name="Таблица12.B5">
              <text:p text:style-name="P9">6</text:p>
            </table:table-cell>
            <table:table-cell office:value-type="string" table:style-name="Таблица12.B5">
              <text:p text:style-name="P9">7</text:p>
            </table:table-cell>
            <table:table-cell office:value-type="string" table:style-name="Таблица12.B5">
              <text:p text:style-name="P9">8</text:p>
            </table:table-cell>
            <table:table-cell office:value-type="string" table:style-name="Таблица12.B5">
              <text:p text:style-name="P9">9</text:p>
            </table:table-cell>
            <table:table-cell office:value-type="string" table:style-name="Таблица12.B5">
              <text:p text:style-name="P9">10</text:p>
            </table:table-cell>
            <table:table-cell office:value-type="string" table:style-name="Таблица12.B5">
              <text:p text:style-name="P9">11</text:p>
            </table:table-cell>
            <table:table-cell office:value-type="string" table:style-name="Таблица12.B5">
              <text:p text:style-name="P9">12</text:p>
            </table:table-cell>
            <table:table-cell office:value-type="string" table:style-name="Таблица12.B5">
              <text:p text:style-name="P9">13</text:p>
            </table:table-cell>
            <table:table-cell office:value-type="string" table:style-name="Таблица12.B5">
              <text:p text:style-name="P9">14</text:p>
            </table:table-cell>
            <table:table-cell office:value-type="string" table:style-name="Таблица12.B5">
              <text:p text:style-name="P9">15</text:p>
            </table:table-cell>
            <table:table-cell office:value-type="string" table:style-name="Таблица12.B5">
              <text:p text:style-name="P9">16</text:p>
            </table:table-cell>
            <table:table-cell office:value-type="string" table:style-name="Таблица12.Q5">
              <text:p text:style-name="P9">17</text:p>
            </table:table-cell>
          </table:table-row>
        </table:table-header-rows>
        <table:table-row table:style-name="Таблица12.1">
          <table:table-cell office:value-type="string" table:style-name="Таблица12.A6">
            <text:p text:style-name="P103"/>
          </table:table-cell>
          <table:table-cell office:value-type="string" table:style-name="Таблица12.B6">
            <text:p text:style-name="P103"/>
          </table:table-cell>
          <table:table-cell office:value-type="string" table:style-name="Таблица12.C6">
            <text:p text:style-name="P103"/>
          </table:table-cell>
          <table:table-cell office:value-type="string" table:style-name="Таблица12.D6">
            <text:p text:style-name="P103"/>
          </table:table-cell>
          <table:table-cell office:value-type="string" table:style-name="Таблица12.E6">
            <text:p text:style-name="P103"/>
          </table:table-cell>
          <table:table-cell office:value-type="string" table:style-name="Таблица12.F6">
            <text:p text:style-name="P103"/>
          </table:table-cell>
          <table:table-cell office:value-type="string" table:style-name="Таблица12.G6">
            <text:p text:style-name="P103"/>
          </table:table-cell>
          <table:table-cell office:value-type="string" table:style-name="Таблица12.H6">
            <text:p text:style-name="P103"/>
          </table:table-cell>
          <table:table-cell office:value-type="string" table:style-name="Таблица12.I6">
            <text:p text:style-name="P103"/>
          </table:table-cell>
          <table:table-cell office:value-type="string" table:style-name="Таблица12.J6">
            <text:p text:style-name="P103"/>
          </table:table-cell>
          <table:table-cell office:value-type="string" table:style-name="Таблица12.K6">
            <text:p text:style-name="P103"/>
          </table:table-cell>
          <table:table-cell office:value-type="string" table:style-name="Таблица12.L6">
            <text:p text:style-name="P103"/>
          </table:table-cell>
          <table:table-cell office:value-type="string" table:style-name="Таблица12.M6">
            <text:p text:style-name="P103"/>
          </table:table-cell>
          <table:table-cell office:value-type="string" table:style-name="Таблица12.N6">
            <text:p text:style-name="P103"/>
          </table:table-cell>
          <table:table-cell office:value-type="string" table:style-name="Таблица12.O6">
            <text:p text:style-name="P103"/>
          </table:table-cell>
          <table:table-cell office:value-type="string" table:style-name="Таблица12.P6">
            <text:p text:style-name="P103"/>
          </table:table-cell>
          <table:table-cell office:value-type="string" table:style-name="Таблица12.Q6">
            <text:p text:style-name="P103"/>
          </table:table-cell>
        </table:table-row>
        <table:table-row table:style-name="Таблица12.1">
          <table:table-cell office:value-type="string" table:style-name="Таблица12.A7">
            <text:p text:style-name="P103"/>
          </table:table-cell>
          <table:table-cell office:value-type="string" table:style-name="Таблица12.B8">
            <text:p text:style-name="P103"/>
          </table:table-cell>
          <table:table-cell office:value-type="string" table:style-name="Таблица12.C8">
            <text:p text:style-name="P103"/>
          </table:table-cell>
          <table:table-cell office:value-type="string" table:style-name="Таблица12.D8">
            <text:p text:style-name="P103"/>
          </table:table-cell>
          <table:table-cell office:value-type="string" table:style-name="Таблица12.E8">
            <text:p text:style-name="P446"/>
          </table:table-cell>
          <table:table-cell office:value-type="string" table:style-name="Таблица12.F8">
            <text:p text:style-name="P103"/>
          </table:table-cell>
          <table:table-cell office:value-type="string" table:style-name="Таблица12.G8">
            <text:p text:style-name="P103"/>
          </table:table-cell>
          <table:table-cell office:value-type="string" table:style-name="Таблица12.H8">
            <text:p text:style-name="P103"/>
          </table:table-cell>
          <table:table-cell office:value-type="string" table:style-name="Таблица12.I8">
            <text:p text:style-name="P103"/>
          </table:table-cell>
          <table:table-cell office:value-type="string" table:style-name="Таблица12.J8">
            <text:p text:style-name="P103"/>
          </table:table-cell>
          <table:table-cell office:value-type="string" table:style-name="Таблица12.K8">
            <text:p text:style-name="P103"/>
          </table:table-cell>
          <table:table-cell office:value-type="string" table:style-name="Таблица12.L8">
            <text:p text:style-name="P103"/>
          </table:table-cell>
          <table:table-cell office:value-type="string" table:style-name="Таблица12.M8">
            <text:p text:style-name="P103"/>
          </table:table-cell>
          <table:table-cell office:value-type="string" table:style-name="Таблица12.N8">
            <text:p text:style-name="P103"/>
          </table:table-cell>
          <table:table-cell office:value-type="string" table:style-name="Таблица12.O8">
            <text:p text:style-name="P103"/>
          </table:table-cell>
          <table:table-cell office:value-type="string" table:style-name="Таблица12.P8">
            <text:p text:style-name="P103"/>
          </table:table-cell>
          <table:table-cell office:value-type="string" table:style-name="Таблица12.Q7">
            <text:p text:style-name="P103"/>
          </table:table-cell>
        </table:table-row>
        <table:table-row table:style-name="Таблица12.1">
          <table:table-cell office:value-type="string" table:style-name="Таблица12.A8">
            <text:p text:style-name="P103"/>
          </table:table-cell>
          <table:table-cell office:value-type="string" table:style-name="Таблица12.B8">
            <text:p text:style-name="P103"/>
          </table:table-cell>
          <table:table-cell office:value-type="string" table:style-name="Таблица12.C8">
            <text:p text:style-name="P103"/>
          </table:table-cell>
          <table:table-cell office:value-type="string" table:style-name="Таблица12.D8">
            <text:p text:style-name="P103"/>
          </table:table-cell>
          <table:table-cell office:value-type="string" table:style-name="Таблица12.E8">
            <text:p text:style-name="P446"/>
          </table:table-cell>
          <table:table-cell office:value-type="string" table:style-name="Таблица12.F8">
            <text:p text:style-name="P103"/>
          </table:table-cell>
          <table:table-cell office:value-type="string" table:style-name="Таблица12.G8">
            <text:p text:style-name="P103"/>
          </table:table-cell>
          <table:table-cell office:value-type="string" table:style-name="Таблица12.H8">
            <text:p text:style-name="P103"/>
          </table:table-cell>
          <table:table-cell office:value-type="string" table:style-name="Таблица12.I8">
            <text:p text:style-name="P103"/>
          </table:table-cell>
          <table:table-cell office:value-type="string" table:style-name="Таблица12.J8">
            <text:p text:style-name="P103"/>
          </table:table-cell>
          <table:table-cell office:value-type="string" table:style-name="Таблица12.K8">
            <text:p text:style-name="P103"/>
          </table:table-cell>
          <table:table-cell office:value-type="string" table:style-name="Таблица12.L8">
            <text:p text:style-name="P103"/>
          </table:table-cell>
          <table:table-cell office:value-type="string" table:style-name="Таблица12.M8">
            <text:p text:style-name="P103"/>
          </table:table-cell>
          <table:table-cell office:value-type="string" table:style-name="Таблица12.N8">
            <text:p text:style-name="P103"/>
          </table:table-cell>
          <table:table-cell office:value-type="string" table:style-name="Таблица12.O8">
            <text:p text:style-name="P103"/>
          </table:table-cell>
          <table:table-cell office:value-type="string" table:style-name="Таблица12.P8">
            <text:p text:style-name="P103"/>
          </table:table-cell>
          <table:table-cell office:value-type="string" table:style-name="Таблица12.Q8">
            <text:p text:style-name="P103"/>
          </table:table-cell>
        </table:table-row>
        <table:table-row>
          <table:table-cell table:style-name="Таблица12.A8"/>
          <table:table-cell office:string-value="6ЭВРУ-2. Панель ввод №1." office:value-type="string" table:style-name="aeec45e">
            <text:p>6ЭВРУ-2. Панель ввод №1.</text:p>
          </table:table-cell>
          <table:table-cell table:style-name="Таблица12.C8"/>
          <table:table-cell table:style-name="Таблица12.D8"/>
          <table:table-cell table:style-name="Таблица12.E8"/>
          <table:table-cell table:style-name="Таблица12.F8"/>
          <table:table-cell table:style-name="Таблица12.G8"/>
          <table:table-cell table:style-name="Таблица12.H8"/>
          <table:table-cell table:style-name="Таблица12.I8"/>
          <table:table-cell table:style-name="Таблица12.J8"/>
          <table:table-cell table:style-name="Таблица12.K8"/>
          <table:table-cell table:style-name="Таблица12.L8"/>
          <table:table-cell table:style-name="Таблица12.M8"/>
          <table:table-cell table:style-name="Таблица12.N8"/>
          <table:table-cell table:style-name="Таблица12.O8"/>
          <table:table-cell table:style-name="Таблица12.P8"/>
          <table:table-cell table:style-name="Таблица12.Q8"/>
        </table:table-row>
        <table:table-row>
          <table:table-cell office:string-value="1" office:value-type="string" table:style-name="a1914d1">
            <text:p>1</text:p>
          </table:table-cell>
          <table:table-cell office:string-value="Защита линии QF1.6&quot;резерв&quot;" office:value-type="string" table:style-name="ae4887d">
            <text:p>Защита линии QF1.6"резерв"</text:p>
          </table:table-cell>
          <table:table-cell office:string-value="ABB S201" office:value-type="string" table:style-name="ad0f001">
            <text:p>ABB S201</text:p>
          </table:table-cell>
          <table:table-cell office:string-value="ОВВ" office:value-type="string" table:style-name="a3a35e3">
            <text:p>ОВВ</text:p>
          </table:table-cell>
          <table:table-cell office:string-value="C" office:value-type="string" table:style-name="ad96ef5">
            <text:p>C</text:p>
          </table:table-cell>
          <table:table-cell office:string-value="-----" office:value-type="string" table:style-name="afae002">
            <text:p>-----</text:p>
          </table:table-cell>
          <table:table-cell office:string-value="63" office:value-type="string" table:style-name="a740efe">
            <text:p>63</text:p>
          </table:table-cell>
          <table:table-cell office:string-value="16" office:value-type="string" table:style-name="a65128f">
            <text:p>16</text:p>
          </table:table-cell>
          <table:table-cell office:string-value="80-160" office:value-type="string" table:style-name="a8e9506">
            <text:p>80-160</text:p>
          </table:table-cell>
          <table:table-cell office:string-value="48" office:value-type="string" table:style-name="a00342e">
            <text:p>48</text:p>
          </table:table-cell>
          <table:table-cell office:string-value="0,6-45" office:value-type="string" table:style-name="aa52b9b">
            <text:p>0,6-45</text:p>
          </table:table-cell>
          <table:table-cell office:string-value="10" office:value-type="string" table:style-name="a647f8f">
            <text:p>10</text:p>
          </table:table-cell>
          <table:table-cell office:string-value="0,1" office:value-type="string" table:style-name="a5c1a90">
            <text:p>0,1</text:p>
          </table:table-cell>
          <table:table-cell office:string-value="80" office:value-type="string" table:style-name="aa92cf9">
            <text:p>80</text:p>
          </table:table-cell>
          <table:table-cell office:string-value="-" office:value-type="string" table:style-name="a3f6bde">
            <text:p>-</text:p>
          </table:table-cell>
          <table:table-cell office:string-value="160" office:value-type="string" table:style-name="a7d826f">
            <text:p>160</text:p>
          </table:table-cell>
          <table:table-cell office:string-value="+" office:value-type="string" table:style-name="a35e7b1">
            <text:p>+</text:p>
          </table:table-cell>
        </table:table-row>
        <table:table-row>
          <table:table-cell table:style-name="Таблица12.A8"/>
          <table:table-cell office:string-value="6ЭВРУ-2. Панель ввод №2." office:value-type="string" table:style-name="a902113">
            <text:p>6ЭВРУ-2. Панель ввод №2.</text:p>
          </table:table-cell>
          <table:table-cell table:style-name="Таблица12.C8"/>
          <table:table-cell table:style-name="Таблица12.D8"/>
          <table:table-cell table:style-name="Таблица12.E8"/>
          <table:table-cell table:style-name="Таблица12.F8"/>
          <table:table-cell table:style-name="Таблица12.G8"/>
          <table:table-cell table:style-name="Таблица12.H8"/>
          <table:table-cell table:style-name="Таблица12.I8"/>
          <table:table-cell table:style-name="Таблица12.J8"/>
          <table:table-cell table:style-name="Таблица12.K8"/>
          <table:table-cell table:style-name="Таблица12.L8"/>
          <table:table-cell table:style-name="Таблица12.M8"/>
          <table:table-cell table:style-name="Таблица12.N8"/>
          <table:table-cell table:style-name="Таблица12.O8"/>
          <table:table-cell table:style-name="Таблица12.P8"/>
          <table:table-cell table:style-name="Таблица12.Q8"/>
        </table:table-row>
        <table:table-row>
          <table:table-cell office:string-value="2" office:value-type="string" table:style-name="a870bbf">
            <text:p>2</text:p>
          </table:table-cell>
          <table:table-cell office:string-value="Защита линии QF2.6&quot;резерв&quot;" office:value-type="string" table:style-name="ae84a7e">
            <text:p>Защита линии QF2.6"резерв"</text:p>
          </table:table-cell>
          <table:table-cell office:string-value="ABB S201" office:value-type="string" table:style-name="a674049">
            <text:p>ABB S201</text:p>
          </table:table-cell>
          <table:table-cell office:string-value="ОВВ" office:value-type="string" table:style-name="a0f4107">
            <text:p>ОВВ</text:p>
          </table:table-cell>
          <table:table-cell office:string-value="C" office:value-type="string" table:style-name="a04cf72">
            <text:p>C</text:p>
          </table:table-cell>
          <table:table-cell office:string-value="-----" office:value-type="string" table:style-name="a78924b">
            <text:p>-----</text:p>
          </table:table-cell>
          <table:table-cell office:string-value="63" office:value-type="string" table:style-name="a2149c8">
            <text:p>63</text:p>
          </table:table-cell>
          <table:table-cell office:string-value="16" office:value-type="string" table:style-name="a1f4b79">
            <text:p>16</text:p>
          </table:table-cell>
          <table:table-cell office:string-value="80-160" office:value-type="string" table:style-name="a984d30">
            <text:p>80-160</text:p>
          </table:table-cell>
          <table:table-cell office:string-value="48" office:value-type="string" table:style-name="a300b1f">
            <text:p>48</text:p>
          </table:table-cell>
          <table:table-cell office:string-value="0,6-45" office:value-type="string" table:style-name="a6c5184">
            <text:p>0,6-45</text:p>
          </table:table-cell>
          <table:table-cell office:string-value="13" office:value-type="string" table:style-name="a3cdc77">
            <text:p>13</text:p>
          </table:table-cell>
          <table:table-cell office:string-value="0,1" office:value-type="string" table:style-name="a4e709d">
            <text:p>0,1</text:p>
          </table:table-cell>
          <table:table-cell office:string-value="80" office:value-type="string" table:style-name="a8c0496">
            <text:p>80</text:p>
          </table:table-cell>
          <table:table-cell office:string-value="-" office:value-type="string" table:style-name="a3d55a0">
            <text:p>-</text:p>
          </table:table-cell>
          <table:table-cell office:string-value="160" office:value-type="string" table:style-name="ac6a9d1">
            <text:p>160</text:p>
          </table:table-cell>
          <table:table-cell office:string-value="+" office:value-type="string" table:style-name="a13d9b5">
            <text:p>+</text:p>
          </table:table-cell>
        </table:table-row>
        <table:table-row>
          <table:table-cell table:style-name="Таблица12.A8"/>
          <table:table-cell office:string-value="6ЩОА-2" office:value-type="string" table:style-name="a93c249">
            <text:p>6ЩОА-2</text:p>
          </table:table-cell>
          <table:table-cell table:style-name="Таблица12.C8"/>
          <table:table-cell table:style-name="Таблица12.D8"/>
          <table:table-cell table:style-name="Таблица12.E8"/>
          <table:table-cell table:style-name="Таблица12.F8"/>
          <table:table-cell table:style-name="Таблица12.G8"/>
          <table:table-cell table:style-name="Таблица12.H8"/>
          <table:table-cell table:style-name="Таблица12.I8"/>
          <table:table-cell table:style-name="Таблица12.J8"/>
          <table:table-cell table:style-name="Таблица12.K8"/>
          <table:table-cell table:style-name="Таблица12.L8"/>
          <table:table-cell table:style-name="Таблица12.M8"/>
          <table:table-cell table:style-name="Таблица12.N8"/>
          <table:table-cell table:style-name="Таблица12.O8"/>
          <table:table-cell table:style-name="Таблица12.P8"/>
          <table:table-cell table:style-name="Таблица12.Q8"/>
        </table:table-row>
        <table:table-row>
          <table:table-cell office:string-value="3" office:value-type="string" table:style-name="a5f928a">
            <text:p>3</text:p>
          </table:table-cell>
          <table:table-cell office:string-value="Защита линии QF1&quot;Гр.6.1-1А&quot;" office:value-type="string" table:style-name="a7f3e87">
            <text:p>Защита линии QF1"Гр.6.1-1А"</text:p>
          </table:table-cell>
          <table:table-cell office:string-value="ABB S201" office:value-type="string" table:style-name="aecf94d">
            <text:p>ABB S201</text:p>
          </table:table-cell>
          <table:table-cell office:string-value="ОВВ" office:value-type="string" table:style-name="a293178">
            <text:p>ОВВ</text:p>
          </table:table-cell>
          <table:table-cell office:string-value="C" office:value-type="string" table:style-name="a5816fc">
            <text:p>C</text:p>
          </table:table-cell>
          <table:table-cell office:string-value="-----" office:value-type="string" table:style-name="add0745">
            <text:p>-----</text:p>
          </table:table-cell>
          <table:table-cell office:string-value="63" office:value-type="string" table:style-name="af80d25">
            <text:p>63</text:p>
          </table:table-cell>
          <table:table-cell office:string-value="16" office:value-type="string" table:style-name="ae1f0d5">
            <text:p>16</text:p>
          </table:table-cell>
          <table:table-cell office:string-value="80-160" office:value-type="string" table:style-name="a67a09a">
            <text:p>80-160</text:p>
          </table:table-cell>
          <table:table-cell office:string-value="48" office:value-type="string" table:style-name="a9bc1f2">
            <text:p>48</text:p>
          </table:table-cell>
          <table:table-cell office:string-value="0,6-45" office:value-type="string" table:style-name="a1f5d8a">
            <text:p>0,6-45</text:p>
          </table:table-cell>
          <table:table-cell office:string-value="12" office:value-type="string" table:style-name="abadc5a">
            <text:p>12</text:p>
          </table:table-cell>
          <table:table-cell office:string-value="0,1" office:value-type="string" table:style-name="a55431a">
            <text:p>0,1</text:p>
          </table:table-cell>
          <table:table-cell office:string-value="80" office:value-type="string" table:style-name="a92a248">
            <text:p>80</text:p>
          </table:table-cell>
          <table:table-cell office:string-value="-" office:value-type="string" table:style-name="a0c5e7f">
            <text:p>-</text:p>
          </table:table-cell>
          <table:table-cell office:string-value="160" office:value-type="string" table:style-name="a4c8f28">
            <text:p>160</text:p>
          </table:table-cell>
          <table:table-cell office:string-value="+" office:value-type="string" table:style-name="aba9bfb">
            <text:p>+</text:p>
          </table:table-cell>
        </table:table-row>
        <table:table-row>
          <table:table-cell office:string-value="4" office:value-type="string" table:style-name="a2abd86">
            <text:p>4</text:p>
          </table:table-cell>
          <table:table-cell office:string-value="Защита линии QF2&quot;Гр.6.1-2А&quot;" office:value-type="string" table:style-name="a9e9685">
            <text:p>Защита линии QF2"Гр.6.1-2А"</text:p>
          </table:table-cell>
          <table:table-cell office:string-value="ABB S201" office:value-type="string" table:style-name="ac38d7d">
            <text:p>ABB S201</text:p>
          </table:table-cell>
          <table:table-cell office:string-value="ОВВ" office:value-type="string" table:style-name="a2094cd">
            <text:p>ОВВ</text:p>
          </table:table-cell>
          <table:table-cell office:string-value="C" office:value-type="string" table:style-name="af18f24">
            <text:p>C</text:p>
          </table:table-cell>
          <table:table-cell office:string-value="-----" office:value-type="string" table:style-name="ae36cea">
            <text:p>-----</text:p>
          </table:table-cell>
          <table:table-cell office:string-value="63" office:value-type="string" table:style-name="ac308be">
            <text:p>63</text:p>
          </table:table-cell>
          <table:table-cell office:string-value="16" office:value-type="string" table:style-name="a59f609">
            <text:p>16</text:p>
          </table:table-cell>
          <table:table-cell office:string-value="80-160" office:value-type="string" table:style-name="aaba8ae">
            <text:p>80-160</text:p>
          </table:table-cell>
          <table:table-cell office:string-value="48" office:value-type="string" table:style-name="a4e41aa">
            <text:p>48</text:p>
          </table:table-cell>
          <table:table-cell office:string-value="0,6-45" office:value-type="string" table:style-name="a856f84">
            <text:p>0,6-45</text:p>
          </table:table-cell>
          <table:table-cell office:string-value="8" office:value-type="string" table:style-name="a2f4c7e">
            <text:p>8</text:p>
          </table:table-cell>
          <table:table-cell office:string-value="0,1" office:value-type="string" table:style-name="afbde8e">
            <text:p>0,1</text:p>
          </table:table-cell>
          <table:table-cell office:string-value="80" office:value-type="string" table:style-name="aba70da">
            <text:p>80</text:p>
          </table:table-cell>
          <table:table-cell office:string-value="-" office:value-type="string" table:style-name="a023bc5">
            <text:p>-</text:p>
          </table:table-cell>
          <table:table-cell office:string-value="160" office:value-type="string" table:style-name="a9de345">
            <text:p>160</text:p>
          </table:table-cell>
          <table:table-cell office:string-value="+" office:value-type="string" table:style-name="a2b8409">
            <text:p>+</text:p>
          </table:table-cell>
        </table:table-row>
        <table:table-row>
          <table:table-cell office:string-value="5" office:value-type="string" table:style-name="a9323b0">
            <text:p>5</text:p>
          </table:table-cell>
          <table:table-cell office:string-value="Защита линии QF3&quot;Гр.6.1-3А&quot;" office:value-type="string" table:style-name="a9cb106">
            <text:p>Защита линии QF3"Гр.6.1-3А"</text:p>
          </table:table-cell>
          <table:table-cell office:string-value="ABB S201" office:value-type="string" table:style-name="aa1d44b">
            <text:p>ABB S201</text:p>
          </table:table-cell>
          <table:table-cell office:string-value="ОВВ" office:value-type="string" table:style-name="ae08830">
            <text:p>ОВВ</text:p>
          </table:table-cell>
          <table:table-cell office:string-value="C" office:value-type="string" table:style-name="a57110f">
            <text:p>C</text:p>
          </table:table-cell>
          <table:table-cell office:string-value="-----" office:value-type="string" table:style-name="ae37ca4">
            <text:p>-----</text:p>
          </table:table-cell>
          <table:table-cell office:string-value="63" office:value-type="string" table:style-name="ac17168">
            <text:p>63</text:p>
          </table:table-cell>
          <table:table-cell office:string-value="16" office:value-type="string" table:style-name="a9685f4">
            <text:p>16</text:p>
          </table:table-cell>
          <table:table-cell office:string-value="80-160" office:value-type="string" table:style-name="a908fa7">
            <text:p>80-160</text:p>
          </table:table-cell>
          <table:table-cell office:string-value="48" office:value-type="string" table:style-name="a356a21">
            <text:p>48</text:p>
          </table:table-cell>
          <table:table-cell office:string-value="0,6-45" office:value-type="string" table:style-name="a56880d">
            <text:p>0,6-45</text:p>
          </table:table-cell>
          <table:table-cell office:string-value="13" office:value-type="string" table:style-name="a80193e">
            <text:p>13</text:p>
          </table:table-cell>
          <table:table-cell office:string-value="0,1" office:value-type="string" table:style-name="a449bac">
            <text:p>0,1</text:p>
          </table:table-cell>
          <table:table-cell office:string-value="80" office:value-type="string" table:style-name="ab39d8f">
            <text:p>80</text:p>
          </table:table-cell>
          <table:table-cell office:string-value="-" office:value-type="string" table:style-name="ae04172">
            <text:p>-</text:p>
          </table:table-cell>
          <table:table-cell office:string-value="160" office:value-type="string" table:style-name="a0e0b1d">
            <text:p>160</text:p>
          </table:table-cell>
          <table:table-cell office:string-value="+" office:value-type="string" table:style-name="acdb20b">
            <text:p>+</text:p>
          </table:table-cell>
        </table:table-row>
        <table:table-row>
          <table:table-cell office:string-value="6" office:value-type="string" table:style-name="ac60603">
            <text:p>6</text:p>
          </table:table-cell>
          <table:table-cell office:string-value="Защита линии QF4&quot;Гр.6.1-4А&quot;" office:value-type="string" table:style-name="a7ea16c">
            <text:p>Защита линии QF4"Гр.6.1-4А"</text:p>
          </table:table-cell>
          <table:table-cell office:string-value="ABB S201" office:value-type="string" table:style-name="aba2703">
            <text:p>ABB S201</text:p>
          </table:table-cell>
          <table:table-cell office:string-value="ОВВ" office:value-type="string" table:style-name="a11a347">
            <text:p>ОВВ</text:p>
          </table:table-cell>
          <table:table-cell office:string-value="C" office:value-type="string" table:style-name="a9afa17">
            <text:p>C</text:p>
          </table:table-cell>
          <table:table-cell office:string-value="-----" office:value-type="string" table:style-name="a16e5b8">
            <text:p>-----</text:p>
          </table:table-cell>
          <table:table-cell office:string-value="63" office:value-type="string" table:style-name="adbcb11">
            <text:p>63</text:p>
          </table:table-cell>
          <table:table-cell office:string-value="16" office:value-type="string" table:style-name="a03bfd1">
            <text:p>16</text:p>
          </table:table-cell>
          <table:table-cell office:string-value="80-160" office:value-type="string" table:style-name="a773082">
            <text:p>80-160</text:p>
          </table:table-cell>
          <table:table-cell office:string-value="48" office:value-type="string" table:style-name="a8647ee">
            <text:p>48</text:p>
          </table:table-cell>
          <table:table-cell office:string-value="0,6-45" office:value-type="string" table:style-name="a3c8574">
            <text:p>0,6-45</text:p>
          </table:table-cell>
          <table:table-cell office:string-value="9" office:value-type="string" table:style-name="a6efff9">
            <text:p>9</text:p>
          </table:table-cell>
          <table:table-cell office:string-value="0,1" office:value-type="string" table:style-name="a5f86b9">
            <text:p>0,1</text:p>
          </table:table-cell>
          <table:table-cell office:string-value="80" office:value-type="string" table:style-name="ab6e3f4">
            <text:p>80</text:p>
          </table:table-cell>
          <table:table-cell office:string-value="-" office:value-type="string" table:style-name="adb50cf">
            <text:p>-</text:p>
          </table:table-cell>
          <table:table-cell office:string-value="160" office:value-type="string" table:style-name="a160977">
            <text:p>160</text:p>
          </table:table-cell>
          <table:table-cell office:string-value="+" office:value-type="string" table:style-name="aa247a6">
            <text:p>+</text:p>
          </table:table-cell>
        </table:table-row>
        <table:table-row>
          <table:table-cell office:string-value="7" office:value-type="string" table:style-name="a60c508">
            <text:p>7</text:p>
          </table:table-cell>
          <table:table-cell office:string-value="Защита линии QF5&quot;Гр.6.1-5А&quot;" office:value-type="string" table:style-name="acd41bc">
            <text:p>Защита линии QF5"Гр.6.1-5А"</text:p>
          </table:table-cell>
          <table:table-cell office:string-value="ABB S201" office:value-type="string" table:style-name="a51346d">
            <text:p>ABB S201</text:p>
          </table:table-cell>
          <table:table-cell office:string-value="ОВВ" office:value-type="string" table:style-name="a09e46d">
            <text:p>ОВВ</text:p>
          </table:table-cell>
          <table:table-cell office:string-value="C" office:value-type="string" table:style-name="abf5b58">
            <text:p>C</text:p>
          </table:table-cell>
          <table:table-cell office:string-value="-----" office:value-type="string" table:style-name="a72b756">
            <text:p>-----</text:p>
          </table:table-cell>
          <table:table-cell office:string-value="63" office:value-type="string" table:style-name="a74f216">
            <text:p>63</text:p>
          </table:table-cell>
          <table:table-cell office:string-value="16" office:value-type="string" table:style-name="a0f513d">
            <text:p>16</text:p>
          </table:table-cell>
          <table:table-cell office:string-value="80-160" office:value-type="string" table:style-name="a89dc2c">
            <text:p>80-160</text:p>
          </table:table-cell>
          <table:table-cell office:string-value="48" office:value-type="string" table:style-name="a4860d2">
            <text:p>48</text:p>
          </table:table-cell>
          <table:table-cell office:string-value="0,6-45" office:value-type="string" table:style-name="a7536ef">
            <text:p>0,6-45</text:p>
          </table:table-cell>
          <table:table-cell office:string-value="12" office:value-type="string" table:style-name="a367838">
            <text:p>12</text:p>
          </table:table-cell>
          <table:table-cell office:string-value="0,1" office:value-type="string" table:style-name="a0b4e9c">
            <text:p>0,1</text:p>
          </table:table-cell>
          <table:table-cell office:string-value="80" office:value-type="string" table:style-name="a73aa33">
            <text:p>80</text:p>
          </table:table-cell>
          <table:table-cell office:string-value="-" office:value-type="string" table:style-name="a6cca75">
            <text:p>-</text:p>
          </table:table-cell>
          <table:table-cell office:string-value="160" office:value-type="string" table:style-name="adb7466">
            <text:p>160</text:p>
          </table:table-cell>
          <table:table-cell office:string-value="+" office:value-type="string" table:style-name="a4d46db">
            <text:p>+</text:p>
          </table:table-cell>
        </table:table-row>
        <table:table-row>
          <table:table-cell office:string-value="8" office:value-type="string" table:style-name="aca6201">
            <text:p>8</text:p>
          </table:table-cell>
          <table:table-cell office:string-value="Защита линии QF6&quot;Гр.6.1-6А&quot;" office:value-type="string" table:style-name="ae99e7d">
            <text:p>Защита линии QF6"Гр.6.1-6А"</text:p>
          </table:table-cell>
          <table:table-cell office:string-value="ABB S201" office:value-type="string" table:style-name="a1b86bc">
            <text:p>ABB S201</text:p>
          </table:table-cell>
          <table:table-cell office:string-value="ОВВ" office:value-type="string" table:style-name="ae6920d">
            <text:p>ОВВ</text:p>
          </table:table-cell>
          <table:table-cell office:string-value="C" office:value-type="string" table:style-name="a7daa17">
            <text:p>C</text:p>
          </table:table-cell>
          <table:table-cell office:string-value="-----" office:value-type="string" table:style-name="a219011">
            <text:p>-----</text:p>
          </table:table-cell>
          <table:table-cell office:string-value="63" office:value-type="string" table:style-name="a30f72a">
            <text:p>63</text:p>
          </table:table-cell>
          <table:table-cell office:string-value="16" office:value-type="string" table:style-name="a2554b5">
            <text:p>16</text:p>
          </table:table-cell>
          <table:table-cell office:string-value="80-160" office:value-type="string" table:style-name="ac0857f">
            <text:p>80-160</text:p>
          </table:table-cell>
          <table:table-cell office:string-value="48" office:value-type="string" table:style-name="a7d33db">
            <text:p>48</text:p>
          </table:table-cell>
          <table:table-cell office:string-value="0,6-45" office:value-type="string" table:style-name="a8d53c7">
            <text:p>0,6-45</text:p>
          </table:table-cell>
          <table:table-cell office:string-value="13" office:value-type="string" table:style-name="afa5da2">
            <text:p>13</text:p>
          </table:table-cell>
          <table:table-cell office:string-value="0,1" office:value-type="string" table:style-name="aba9560">
            <text:p>0,1</text:p>
          </table:table-cell>
          <table:table-cell office:string-value="80" office:value-type="string" table:style-name="a389030">
            <text:p>80</text:p>
          </table:table-cell>
          <table:table-cell office:string-value="-" office:value-type="string" table:style-name="a39c000">
            <text:p>-</text:p>
          </table:table-cell>
          <table:table-cell office:string-value="160" office:value-type="string" table:style-name="a41af87">
            <text:p>160</text:p>
          </table:table-cell>
          <table:table-cell office:string-value="+" office:value-type="string" table:style-name="ad7d6f8">
            <text:p>+</text:p>
          </table:table-cell>
        </table:table-row>
        <table:table-row>
          <table:table-cell office:string-value="9" office:value-type="string" table:style-name="a33e69a">
            <text:p>9</text:p>
          </table:table-cell>
          <table:table-cell office:string-value="Защита линии QF7&quot;Гр.6.1-7А&quot;" office:value-type="string" table:style-name="a8945e2">
            <text:p>Защита линии QF7"Гр.6.1-7А"</text:p>
          </table:table-cell>
          <table:table-cell office:string-value="ABB S201" office:value-type="string" table:style-name="ac28304">
            <text:p>ABB S201</text:p>
          </table:table-cell>
          <table:table-cell office:string-value="ОВВ" office:value-type="string" table:style-name="a0e74ae">
            <text:p>ОВВ</text:p>
          </table:table-cell>
          <table:table-cell office:string-value="C" office:value-type="string" table:style-name="a70eef8">
            <text:p>C</text:p>
          </table:table-cell>
          <table:table-cell office:string-value="-----" office:value-type="string" table:style-name="af55b67">
            <text:p>-----</text:p>
          </table:table-cell>
          <table:table-cell office:string-value="63" office:value-type="string" table:style-name="a87435c">
            <text:p>63</text:p>
          </table:table-cell>
          <table:table-cell office:string-value="16" office:value-type="string" table:style-name="a03fc24">
            <text:p>16</text:p>
          </table:table-cell>
          <table:table-cell office:string-value="80-160" office:value-type="string" table:style-name="a232631">
            <text:p>80-160</text:p>
          </table:table-cell>
          <table:table-cell office:string-value="48" office:value-type="string" table:style-name="a110de4">
            <text:p>48</text:p>
          </table:table-cell>
          <table:table-cell office:string-value="0,6-45" office:value-type="string" table:style-name="afc47a3">
            <text:p>0,6-45</text:p>
          </table:table-cell>
          <table:table-cell office:string-value="9" office:value-type="string" table:style-name="a138b70">
            <text:p>9</text:p>
          </table:table-cell>
          <table:table-cell office:string-value="0,1" office:value-type="string" table:style-name="aac1273">
            <text:p>0,1</text:p>
          </table:table-cell>
          <table:table-cell office:string-value="80" office:value-type="string" table:style-name="adb8572">
            <text:p>80</text:p>
          </table:table-cell>
          <table:table-cell office:string-value="-" office:value-type="string" table:style-name="a9a4a8e">
            <text:p>-</text:p>
          </table:table-cell>
          <table:table-cell office:string-value="160" office:value-type="string" table:style-name="a16c74f">
            <text:p>160</text:p>
          </table:table-cell>
          <table:table-cell office:string-value="+" office:value-type="string" table:style-name="a569f07">
            <text:p>+</text:p>
          </table:table-cell>
        </table:table-row>
        <table:table-row>
          <table:table-cell office:string-value="10" office:value-type="string" table:style-name="a5ed27e">
            <text:p>10</text:p>
          </table:table-cell>
          <table:table-cell office:string-value="Защита линии QF8&quot;Гр.6.1-8А&quot;" office:value-type="string" table:style-name="abfe2c7">
            <text:p>Защита линии QF8"Гр.6.1-8А"</text:p>
          </table:table-cell>
          <table:table-cell office:string-value="ABB S201" office:value-type="string" table:style-name="a7bac76">
            <text:p>ABB S201</text:p>
          </table:table-cell>
          <table:table-cell office:string-value="ОВВ" office:value-type="string" table:style-name="a26f1ab">
            <text:p>ОВВ</text:p>
          </table:table-cell>
          <table:table-cell office:string-value="C" office:value-type="string" table:style-name="a743756">
            <text:p>C</text:p>
          </table:table-cell>
          <table:table-cell office:string-value="-----" office:value-type="string" table:style-name="ac37dd7">
            <text:p>-----</text:p>
          </table:table-cell>
          <table:table-cell office:string-value="63" office:value-type="string" table:style-name="aa18dee">
            <text:p>63</text:p>
          </table:table-cell>
          <table:table-cell office:string-value="16" office:value-type="string" table:style-name="a9e5b86">
            <text:p>16</text:p>
          </table:table-cell>
          <table:table-cell office:string-value="80-160" office:value-type="string" table:style-name="abb5fd0">
            <text:p>80-160</text:p>
          </table:table-cell>
          <table:table-cell office:string-value="48" office:value-type="string" table:style-name="a359f9e">
            <text:p>48</text:p>
          </table:table-cell>
          <table:table-cell office:string-value="0,6-45" office:value-type="string" table:style-name="aafd281">
            <text:p>0,6-45</text:p>
          </table:table-cell>
          <table:table-cell office:string-value="11" office:value-type="string" table:style-name="ae547ae">
            <text:p>11</text:p>
          </table:table-cell>
          <table:table-cell office:string-value="0,1" office:value-type="string" table:style-name="a4e3900">
            <text:p>0,1</text:p>
          </table:table-cell>
          <table:table-cell office:string-value="80" office:value-type="string" table:style-name="ac1685b">
            <text:p>80</text:p>
          </table:table-cell>
          <table:table-cell office:string-value="-" office:value-type="string" table:style-name="a194333">
            <text:p>-</text:p>
          </table:table-cell>
          <table:table-cell office:string-value="160" office:value-type="string" table:style-name="a67492d">
            <text:p>160</text:p>
          </table:table-cell>
          <table:table-cell office:string-value="+" office:value-type="string" table:style-name="a7f5af6">
            <text:p>+</text:p>
          </table:table-cell>
        </table:table-row>
        <table:table-row>
          <table:table-cell office:string-value="11" office:value-type="string" table:style-name="a17a34a">
            <text:p>11</text:p>
          </table:table-cell>
          <table:table-cell office:string-value="Защита линии QF9&quot;Гр.6.1-9А&quot;" office:value-type="string" table:style-name="ac6fcd1">
            <text:p>Защита линии QF9"Гр.6.1-9А"</text:p>
          </table:table-cell>
          <table:table-cell office:string-value="ABB S201" office:value-type="string" table:style-name="a8faaaa">
            <text:p>ABB S201</text:p>
          </table:table-cell>
          <table:table-cell office:string-value="ОВВ" office:value-type="string" table:style-name="afd369c">
            <text:p>ОВВ</text:p>
          </table:table-cell>
          <table:table-cell office:string-value="C" office:value-type="string" table:style-name="ad6dfc0">
            <text:p>C</text:p>
          </table:table-cell>
          <table:table-cell office:string-value="-----" office:value-type="string" table:style-name="a765691">
            <text:p>-----</text:p>
          </table:table-cell>
          <table:table-cell office:string-value="63" office:value-type="string" table:style-name="aff2198">
            <text:p>63</text:p>
          </table:table-cell>
          <table:table-cell office:string-value="16" office:value-type="string" table:style-name="a087995">
            <text:p>16</text:p>
          </table:table-cell>
          <table:table-cell office:string-value="80-160" office:value-type="string" table:style-name="a7156f5">
            <text:p>80-160</text:p>
          </table:table-cell>
          <table:table-cell office:string-value="48" office:value-type="string" table:style-name="a2d4fb7">
            <text:p>48</text:p>
          </table:table-cell>
          <table:table-cell office:string-value="0,6-45" office:value-type="string" table:style-name="a4586f6">
            <text:p>0,6-45</text:p>
          </table:table-cell>
          <table:table-cell office:string-value="10" office:value-type="string" table:style-name="a085a30">
            <text:p>10</text:p>
          </table:table-cell>
          <table:table-cell office:string-value="0,1" office:value-type="string" table:style-name="aa7a03a">
            <text:p>0,1</text:p>
          </table:table-cell>
          <table:table-cell office:string-value="80" office:value-type="string" table:style-name="ac95658">
            <text:p>80</text:p>
          </table:table-cell>
          <table:table-cell office:string-value="-" office:value-type="string" table:style-name="ae4b79a">
            <text:p>-</text:p>
          </table:table-cell>
          <table:table-cell office:string-value="160" office:value-type="string" table:style-name="aabbd70">
            <text:p>160</text:p>
          </table:table-cell>
          <table:table-cell office:string-value="+" office:value-type="string" table:style-name="a4d75e0">
            <text:p>+</text:p>
          </table:table-cell>
        </table:table-row>
        <table:table-row>
          <table:table-cell office:string-value="12" office:value-type="string" table:style-name="a947924">
            <text:p>12</text:p>
          </table:table-cell>
          <table:table-cell office:string-value="Защита линии QF10&quot;Гр.6.1-10А&quot;" office:value-type="string" table:style-name="a23fe1f">
            <text:p>Защита линии QF10"Гр.6.1-10А"</text:p>
          </table:table-cell>
          <table:table-cell office:string-value="ABB S201" office:value-type="string" table:style-name="af26921">
            <text:p>ABB S201</text:p>
          </table:table-cell>
          <table:table-cell office:string-value="ОВВ" office:value-type="string" table:style-name="ab40c98">
            <text:p>ОВВ</text:p>
          </table:table-cell>
          <table:table-cell office:string-value="C" office:value-type="string" table:style-name="a7d5641">
            <text:p>C</text:p>
          </table:table-cell>
          <table:table-cell office:string-value="-----" office:value-type="string" table:style-name="a05a846">
            <text:p>-----</text:p>
          </table:table-cell>
          <table:table-cell office:string-value="63" office:value-type="string" table:style-name="aedb3f9">
            <text:p>63</text:p>
          </table:table-cell>
          <table:table-cell office:string-value="16" office:value-type="string" table:style-name="a43bf71">
            <text:p>16</text:p>
          </table:table-cell>
          <table:table-cell office:string-value="80-160" office:value-type="string" table:style-name="a065939">
            <text:p>80-160</text:p>
          </table:table-cell>
          <table:table-cell office:string-value="48" office:value-type="string" table:style-name="a82aa01">
            <text:p>48</text:p>
          </table:table-cell>
          <table:table-cell office:string-value="0,6-45" office:value-type="string" table:style-name="ac465ce">
            <text:p>0,6-45</text:p>
          </table:table-cell>
          <table:table-cell office:string-value="9" office:value-type="string" table:style-name="a85125a">
            <text:p>9</text:p>
          </table:table-cell>
          <table:table-cell office:string-value="0,1" office:value-type="string" table:style-name="a4119f9">
            <text:p>0,1</text:p>
          </table:table-cell>
          <table:table-cell office:string-value="80" office:value-type="string" table:style-name="a0a7000">
            <text:p>80</text:p>
          </table:table-cell>
          <table:table-cell office:string-value="-" office:value-type="string" table:style-name="a89b9db">
            <text:p>-</text:p>
          </table:table-cell>
          <table:table-cell office:string-value="160" office:value-type="string" table:style-name="a174d45">
            <text:p>160</text:p>
          </table:table-cell>
          <table:table-cell office:string-value="+" office:value-type="string" table:style-name="a32eed7">
            <text:p>+</text:p>
          </table:table-cell>
        </table:table-row>
        <table:table-row>
          <table:table-cell office:string-value="13" office:value-type="string" table:style-name="a2743d0">
            <text:p>13</text:p>
          </table:table-cell>
          <table:table-cell office:string-value="Защита линии QF11&quot;Гр.6.1-11А&quot;" office:value-type="string" table:style-name="ac3b514">
            <text:p>Защита линии QF11"Гр.6.1-11А"</text:p>
          </table:table-cell>
          <table:table-cell office:string-value="ABB S201" office:value-type="string" table:style-name="ad931bf">
            <text:p>ABB S201</text:p>
          </table:table-cell>
          <table:table-cell office:string-value="ОВВ" office:value-type="string" table:style-name="ad003b7">
            <text:p>ОВВ</text:p>
          </table:table-cell>
          <table:table-cell office:string-value="C" office:value-type="string" table:style-name="a11e390">
            <text:p>C</text:p>
          </table:table-cell>
          <table:table-cell office:string-value="-----" office:value-type="string" table:style-name="a11428e">
            <text:p>-----</text:p>
          </table:table-cell>
          <table:table-cell office:string-value="63" office:value-type="string" table:style-name="ad68d3c">
            <text:p>63</text:p>
          </table:table-cell>
          <table:table-cell office:string-value="16" office:value-type="string" table:style-name="a528831">
            <text:p>16</text:p>
          </table:table-cell>
          <table:table-cell office:string-value="80-160" office:value-type="string" table:style-name="af12f2b">
            <text:p>80-160</text:p>
          </table:table-cell>
          <table:table-cell office:string-value="48" office:value-type="string" table:style-name="a3cc7ea">
            <text:p>48</text:p>
          </table:table-cell>
          <table:table-cell office:string-value="0,6-45" office:value-type="string" table:style-name="a63a9d2">
            <text:p>0,6-45</text:p>
          </table:table-cell>
          <table:table-cell office:string-value="13" office:value-type="string" table:style-name="a13c6ce">
            <text:p>13</text:p>
          </table:table-cell>
          <table:table-cell office:string-value="0,1" office:value-type="string" table:style-name="a7d0d31">
            <text:p>0,1</text:p>
          </table:table-cell>
          <table:table-cell office:string-value="80" office:value-type="string" table:style-name="a2c23e5">
            <text:p>80</text:p>
          </table:table-cell>
          <table:table-cell office:string-value="-" office:value-type="string" table:style-name="a2ddf94">
            <text:p>-</text:p>
          </table:table-cell>
          <table:table-cell office:string-value="160" office:value-type="string" table:style-name="a353758">
            <text:p>160</text:p>
          </table:table-cell>
          <table:table-cell office:string-value="+" office:value-type="string" table:style-name="abde92d">
            <text:p>+</text:p>
          </table:table-cell>
        </table:table-row>
        <table:table-row>
          <table:table-cell office:string-value="14" office:value-type="string" table:style-name="a8b48e6">
            <text:p>14</text:p>
          </table:table-cell>
          <table:table-cell office:string-value="Защита линии QF12&quot;Гр.6.1-12А&quot;" office:value-type="string" table:style-name="aeec87d">
            <text:p>Защита линии QF12"Гр.6.1-12А"</text:p>
          </table:table-cell>
          <table:table-cell office:string-value="ABB S201" office:value-type="string" table:style-name="a57de34">
            <text:p>ABB S201</text:p>
          </table:table-cell>
          <table:table-cell office:string-value="ОВВ" office:value-type="string" table:style-name="aac6d9f">
            <text:p>ОВВ</text:p>
          </table:table-cell>
          <table:table-cell office:string-value="C" office:value-type="string" table:style-name="ac2e5a3">
            <text:p>C</text:p>
          </table:table-cell>
          <table:table-cell office:string-value="-----" office:value-type="string" table:style-name="addd8e8">
            <text:p>-----</text:p>
          </table:table-cell>
          <table:table-cell office:string-value="63" office:value-type="string" table:style-name="a588ace">
            <text:p>63</text:p>
          </table:table-cell>
          <table:table-cell office:string-value="16" office:value-type="string" table:style-name="a875b77">
            <text:p>16</text:p>
          </table:table-cell>
          <table:table-cell office:string-value="80-160" office:value-type="string" table:style-name="ac8cdd6">
            <text:p>80-160</text:p>
          </table:table-cell>
          <table:table-cell office:string-value="48" office:value-type="string" table:style-name="af25e98">
            <text:p>48</text:p>
          </table:table-cell>
          <table:table-cell office:string-value="0,6-45" office:value-type="string" table:style-name="a87c718">
            <text:p>0,6-45</text:p>
          </table:table-cell>
          <table:table-cell office:string-value="12" office:value-type="string" table:style-name="acfa128">
            <text:p>12</text:p>
          </table:table-cell>
          <table:table-cell office:string-value="0,1" office:value-type="string" table:style-name="a9c1503">
            <text:p>0,1</text:p>
          </table:table-cell>
          <table:table-cell office:string-value="80" office:value-type="string" table:style-name="a862851">
            <text:p>80</text:p>
          </table:table-cell>
          <table:table-cell office:string-value="-" office:value-type="string" table:style-name="a1c8a16">
            <text:p>-</text:p>
          </table:table-cell>
          <table:table-cell office:string-value="160" office:value-type="string" table:style-name="afd1348">
            <text:p>160</text:p>
          </table:table-cell>
          <table:table-cell office:string-value="+" office:value-type="string" table:style-name="acb0d4b">
            <text:p>+</text:p>
          </table:table-cell>
        </table:table-row>
        <table:table-row>
          <table:table-cell office:string-value="15" office:value-type="string" table:style-name="aef57fb">
            <text:p>15</text:p>
          </table:table-cell>
          <table:table-cell office:string-value="Защита линии QF13&quot;Гр.6.1-13А&quot;" office:value-type="string" table:style-name="ab0ff76">
            <text:p>Защита линии QF13"Гр.6.1-13А"</text:p>
          </table:table-cell>
          <table:table-cell office:string-value="ABB S201" office:value-type="string" table:style-name="a2868bf">
            <text:p>ABB S201</text:p>
          </table:table-cell>
          <table:table-cell office:string-value="ОВВ" office:value-type="string" table:style-name="a359c50">
            <text:p>ОВВ</text:p>
          </table:table-cell>
          <table:table-cell office:string-value="C" office:value-type="string" table:style-name="a362168">
            <text:p>C</text:p>
          </table:table-cell>
          <table:table-cell office:string-value="-----" office:value-type="string" table:style-name="a70f643">
            <text:p>-----</text:p>
          </table:table-cell>
          <table:table-cell office:string-value="63" office:value-type="string" table:style-name="a195c87">
            <text:p>63</text:p>
          </table:table-cell>
          <table:table-cell office:string-value="16" office:value-type="string" table:style-name="a5a982b">
            <text:p>16</text:p>
          </table:table-cell>
          <table:table-cell office:string-value="80-160" office:value-type="string" table:style-name="a21778b">
            <text:p>80-160</text:p>
          </table:table-cell>
          <table:table-cell office:string-value="48" office:value-type="string" table:style-name="a41c89d">
            <text:p>48</text:p>
          </table:table-cell>
          <table:table-cell office:string-value="0,6-45" office:value-type="string" table:style-name="a621703">
            <text:p>0,6-45</text:p>
          </table:table-cell>
          <table:table-cell office:string-value="9" office:value-type="string" table:style-name="ae31e6e">
            <text:p>9</text:p>
          </table:table-cell>
          <table:table-cell office:string-value="0,1" office:value-type="string" table:style-name="a73ea60">
            <text:p>0,1</text:p>
          </table:table-cell>
          <table:table-cell office:string-value="80" office:value-type="string" table:style-name="a93ce87">
            <text:p>80</text:p>
          </table:table-cell>
          <table:table-cell office:string-value="-" office:value-type="string" table:style-name="a7340d7">
            <text:p>-</text:p>
          </table:table-cell>
          <table:table-cell office:string-value="160" office:value-type="string" table:style-name="acb173d">
            <text:p>160</text:p>
          </table:table-cell>
          <table:table-cell office:string-value="+" office:value-type="string" table:style-name="a58374a">
            <text:p>+</text:p>
          </table:table-cell>
        </table:table-row>
        <table:table-row>
          <table:table-cell office:string-value="16" office:value-type="string" table:style-name="abdadc5">
            <text:p>16</text:p>
          </table:table-cell>
          <table:table-cell office:string-value="Защита линии QF14&quot;Гр.6.1-14А&quot;" office:value-type="string" table:style-name="ade615c">
            <text:p>Защита линии QF14"Гр.6.1-14А"</text:p>
          </table:table-cell>
          <table:table-cell office:string-value="ABB S201" office:value-type="string" table:style-name="a7a566f">
            <text:p>ABB S201</text:p>
          </table:table-cell>
          <table:table-cell office:string-value="ОВВ" office:value-type="string" table:style-name="aab4e11">
            <text:p>ОВВ</text:p>
          </table:table-cell>
          <table:table-cell office:string-value="C" office:value-type="string" table:style-name="aba18c6">
            <text:p>C</text:p>
          </table:table-cell>
          <table:table-cell office:string-value="-----" office:value-type="string" table:style-name="a4e6aa3">
            <text:p>-----</text:p>
          </table:table-cell>
          <table:table-cell office:string-value="63" office:value-type="string" table:style-name="a5e0cc2">
            <text:p>63</text:p>
          </table:table-cell>
          <table:table-cell office:string-value="16" office:value-type="string" table:style-name="a07cc6a">
            <text:p>16</text:p>
          </table:table-cell>
          <table:table-cell office:string-value="80-160" office:value-type="string" table:style-name="ae0cea1">
            <text:p>80-160</text:p>
          </table:table-cell>
          <table:table-cell office:string-value="48" office:value-type="string" table:style-name="a189501">
            <text:p>48</text:p>
          </table:table-cell>
          <table:table-cell office:string-value="0,6-45" office:value-type="string" table:style-name="a167b22">
            <text:p>0,6-45</text:p>
          </table:table-cell>
          <table:table-cell office:string-value="11" office:value-type="string" table:style-name="a35320b">
            <text:p>11</text:p>
          </table:table-cell>
          <table:table-cell office:string-value="0,1" office:value-type="string" table:style-name="abbee23">
            <text:p>0,1</text:p>
          </table:table-cell>
          <table:table-cell office:string-value="80" office:value-type="string" table:style-name="aa9ec33">
            <text:p>80</text:p>
          </table:table-cell>
          <table:table-cell office:string-value="-" office:value-type="string" table:style-name="a1919fa">
            <text:p>-</text:p>
          </table:table-cell>
          <table:table-cell office:string-value="160" office:value-type="string" table:style-name="ae34f5a">
            <text:p>160</text:p>
          </table:table-cell>
          <table:table-cell office:string-value="+" office:value-type="string" table:style-name="a6aedeb">
            <text:p>+</text:p>
          </table:table-cell>
        </table:table-row>
        <table:table-row>
          <table:table-cell office:string-value="17" office:value-type="string" table:style-name="a80300c">
            <text:p>17</text:p>
          </table:table-cell>
          <table:table-cell office:string-value="Защита линии QF15&quot;Гр.6.1-15А&quot;" office:value-type="string" table:style-name="abba69f">
            <text:p>Защита линии QF15"Гр.6.1-15А"</text:p>
          </table:table-cell>
          <table:table-cell office:string-value="ABB S201" office:value-type="string" table:style-name="a68b0a1">
            <text:p>ABB S201</text:p>
          </table:table-cell>
          <table:table-cell office:string-value="ОВВ" office:value-type="string" table:style-name="a1ccb93">
            <text:p>ОВВ</text:p>
          </table:table-cell>
          <table:table-cell office:string-value="C" office:value-type="string" table:style-name="aceeab7">
            <text:p>C</text:p>
          </table:table-cell>
          <table:table-cell office:string-value="-----" office:value-type="string" table:style-name="af8c8bc">
            <text:p>-----</text:p>
          </table:table-cell>
          <table:table-cell office:string-value="63" office:value-type="string" table:style-name="a9107d9">
            <text:p>63</text:p>
          </table:table-cell>
          <table:table-cell office:string-value="16" office:value-type="string" table:style-name="a0b43f3">
            <text:p>16</text:p>
          </table:table-cell>
          <table:table-cell office:string-value="80-160" office:value-type="string" table:style-name="a6bde88">
            <text:p>80-160</text:p>
          </table:table-cell>
          <table:table-cell office:string-value="48" office:value-type="string" table:style-name="ae341dd">
            <text:p>48</text:p>
          </table:table-cell>
          <table:table-cell office:string-value="0,6-45" office:value-type="string" table:style-name="a66d700">
            <text:p>0,6-45</text:p>
          </table:table-cell>
          <table:table-cell office:string-value="10" office:value-type="string" table:style-name="a092669">
            <text:p>10</text:p>
          </table:table-cell>
          <table:table-cell office:string-value="0,1" office:value-type="string" table:style-name="a202d5b">
            <text:p>0,1</text:p>
          </table:table-cell>
          <table:table-cell office:string-value="80" office:value-type="string" table:style-name="aa8d902">
            <text:p>80</text:p>
          </table:table-cell>
          <table:table-cell office:string-value="-" office:value-type="string" table:style-name="a49dd03">
            <text:p>-</text:p>
          </table:table-cell>
          <table:table-cell office:string-value="160" office:value-type="string" table:style-name="a261534">
            <text:p>160</text:p>
          </table:table-cell>
          <table:table-cell office:string-value="+" office:value-type="string" table:style-name="a05db85">
            <text:p>+</text:p>
          </table:table-cell>
        </table:table-row>
        <table:table-row>
          <table:table-cell office:string-value="18" office:value-type="string" table:style-name="a3a7441">
            <text:p>18</text:p>
          </table:table-cell>
          <table:table-cell office:string-value="Защита линии QF16&quot;Гр.6.1-16А&quot;" office:value-type="string" table:style-name="a920737">
            <text:p>Защита линии QF16"Гр.6.1-16А"</text:p>
          </table:table-cell>
          <table:table-cell office:string-value="ABB S201" office:value-type="string" table:style-name="a2244e8">
            <text:p>ABB S201</text:p>
          </table:table-cell>
          <table:table-cell office:string-value="ОВВ" office:value-type="string" table:style-name="a2b9054">
            <text:p>ОВВ</text:p>
          </table:table-cell>
          <table:table-cell office:string-value="C" office:value-type="string" table:style-name="a2b127d">
            <text:p>C</text:p>
          </table:table-cell>
          <table:table-cell office:string-value="-----" office:value-type="string" table:style-name="a74e962">
            <text:p>-----</text:p>
          </table:table-cell>
          <table:table-cell office:string-value="63" office:value-type="string" table:style-name="a6d0ce1">
            <text:p>63</text:p>
          </table:table-cell>
          <table:table-cell office:string-value="16" office:value-type="string" table:style-name="a52b622">
            <text:p>16</text:p>
          </table:table-cell>
          <table:table-cell office:string-value="80-160" office:value-type="string" table:style-name="a1b9728">
            <text:p>80-160</text:p>
          </table:table-cell>
          <table:table-cell office:string-value="48" office:value-type="string" table:style-name="ae1fe4f">
            <text:p>48</text:p>
          </table:table-cell>
          <table:table-cell office:string-value="0,6-45" office:value-type="string" table:style-name="a315ad6">
            <text:p>0,6-45</text:p>
          </table:table-cell>
          <table:table-cell office:string-value="10" office:value-type="string" table:style-name="a3e5bf1">
            <text:p>10</text:p>
          </table:table-cell>
          <table:table-cell office:string-value="0,1" office:value-type="string" table:style-name="a159a1c">
            <text:p>0,1</text:p>
          </table:table-cell>
          <table:table-cell office:string-value="80" office:value-type="string" table:style-name="a9032ff">
            <text:p>80</text:p>
          </table:table-cell>
          <table:table-cell office:string-value="-" office:value-type="string" table:style-name="a835b74">
            <text:p>-</text:p>
          </table:table-cell>
          <table:table-cell office:string-value="160" office:value-type="string" table:style-name="ab37aa1">
            <text:p>160</text:p>
          </table:table-cell>
          <table:table-cell office:string-value="+" office:value-type="string" table:style-name="a8bad7c">
            <text:p>+</text:p>
          </table:table-cell>
        </table:table-row>
        <table:table-row>
          <table:table-cell office:string-value="19" office:value-type="string" table:style-name="a857e57">
            <text:p>19</text:p>
          </table:table-cell>
          <table:table-cell office:string-value="Защита линии QF17&quot;Гр.6.1-17А&quot;" office:value-type="string" table:style-name="a1aea08">
            <text:p>Защита линии QF17"Гр.6.1-17А"</text:p>
          </table:table-cell>
          <table:table-cell office:string-value="ABB S201" office:value-type="string" table:style-name="afd7fac">
            <text:p>ABB S201</text:p>
          </table:table-cell>
          <table:table-cell office:string-value="ОВВ" office:value-type="string" table:style-name="a51cba9">
            <text:p>ОВВ</text:p>
          </table:table-cell>
          <table:table-cell office:string-value="C" office:value-type="string" table:style-name="af78770">
            <text:p>C</text:p>
          </table:table-cell>
          <table:table-cell office:string-value="-----" office:value-type="string" table:style-name="a269940">
            <text:p>-----</text:p>
          </table:table-cell>
          <table:table-cell office:string-value="63" office:value-type="string" table:style-name="a843f79">
            <text:p>63</text:p>
          </table:table-cell>
          <table:table-cell office:string-value="16" office:value-type="string" table:style-name="ac4df46">
            <text:p>16</text:p>
          </table:table-cell>
          <table:table-cell office:string-value="80-160" office:value-type="string" table:style-name="a829c70">
            <text:p>80-160</text:p>
          </table:table-cell>
          <table:table-cell office:string-value="48" office:value-type="string" table:style-name="aab66f2">
            <text:p>48</text:p>
          </table:table-cell>
          <table:table-cell office:string-value="0,6-45" office:value-type="string" table:style-name="ac2b13a">
            <text:p>0,6-45</text:p>
          </table:table-cell>
          <table:table-cell office:string-value="10" office:value-type="string" table:style-name="a84974f">
            <text:p>10</text:p>
          </table:table-cell>
          <table:table-cell office:string-value="0,1" office:value-type="string" table:style-name="a5a7bec">
            <text:p>0,1</text:p>
          </table:table-cell>
          <table:table-cell office:string-value="80" office:value-type="string" table:style-name="a956cff">
            <text:p>80</text:p>
          </table:table-cell>
          <table:table-cell office:string-value="-" office:value-type="string" table:style-name="ab81661">
            <text:p>-</text:p>
          </table:table-cell>
          <table:table-cell office:string-value="160" office:value-type="string" table:style-name="a96f93a">
            <text:p>160</text:p>
          </table:table-cell>
          <table:table-cell office:string-value="+" office:value-type="string" table:style-name="a46b2e7">
            <text:p>+</text:p>
          </table:table-cell>
        </table:table-row>
        <table:table-row>
          <table:table-cell office:string-value="20" office:value-type="string" table:style-name="a16213a">
            <text:p>20</text:p>
          </table:table-cell>
          <table:table-cell office:string-value="Защита линии QF18&quot;резерв&quot;" office:value-type="string" table:style-name="abf6f99">
            <text:p>Защита линии QF18"резерв"</text:p>
          </table:table-cell>
          <table:table-cell office:string-value="ABB S201" office:value-type="string" table:style-name="a89632e">
            <text:p>ABB S201</text:p>
          </table:table-cell>
          <table:table-cell office:string-value="ОВВ" office:value-type="string" table:style-name="af29155">
            <text:p>ОВВ</text:p>
          </table:table-cell>
          <table:table-cell office:string-value="C" office:value-type="string" table:style-name="a2cf666">
            <text:p>C</text:p>
          </table:table-cell>
          <table:table-cell office:string-value="-----" office:value-type="string" table:style-name="a936161">
            <text:p>-----</text:p>
          </table:table-cell>
          <table:table-cell office:string-value="63" office:value-type="string" table:style-name="a26f048">
            <text:p>63</text:p>
          </table:table-cell>
          <table:table-cell office:string-value="16" office:value-type="string" table:style-name="a56f73b">
            <text:p>16</text:p>
          </table:table-cell>
          <table:table-cell office:string-value="80-160" office:value-type="string" table:style-name="a3f7044">
            <text:p>80-160</text:p>
          </table:table-cell>
          <table:table-cell office:string-value="48" office:value-type="string" table:style-name="a26ea23">
            <text:p>48</text:p>
          </table:table-cell>
          <table:table-cell office:string-value="0,6-45" office:value-type="string" table:style-name="aa870ea">
            <text:p>0,6-45</text:p>
          </table:table-cell>
          <table:table-cell office:string-value="11" office:value-type="string" table:style-name="aca7c4e">
            <text:p>11</text:p>
          </table:table-cell>
          <table:table-cell office:string-value="0,1" office:value-type="string" table:style-name="a75fcaf">
            <text:p>0,1</text:p>
          </table:table-cell>
          <table:table-cell office:string-value="80" office:value-type="string" table:style-name="ae58be6">
            <text:p>80</text:p>
          </table:table-cell>
          <table:table-cell office:string-value="-" office:value-type="string" table:style-name="ad6692a">
            <text:p>-</text:p>
          </table:table-cell>
          <table:table-cell office:string-value="160" office:value-type="string" table:style-name="a92b433">
            <text:p>160</text:p>
          </table:table-cell>
          <table:table-cell office:string-value="+" office:value-type="string" table:style-name="a2b23c8">
            <text:p>+</text:p>
          </table:table-cell>
        </table:table-row>
        <table:table-row>
          <table:table-cell office:string-value="21" office:value-type="string" table:style-name="adfcb97">
            <text:p>21</text:p>
          </table:table-cell>
          <table:table-cell office:string-value="Защита линии QF19&quot;резерв&quot;" office:value-type="string" table:style-name="a71c73b">
            <text:p>Защита линии QF19"резерв"</text:p>
          </table:table-cell>
          <table:table-cell office:string-value="ABB S201" office:value-type="string" table:style-name="aa79145">
            <text:p>ABB S201</text:p>
          </table:table-cell>
          <table:table-cell office:string-value="ОВВ" office:value-type="string" table:style-name="a1ae130">
            <text:p>ОВВ</text:p>
          </table:table-cell>
          <table:table-cell office:string-value="C" office:value-type="string" table:style-name="a6327cf">
            <text:p>C</text:p>
          </table:table-cell>
          <table:table-cell office:string-value="-----" office:value-type="string" table:style-name="a5c43fb">
            <text:p>-----</text:p>
          </table:table-cell>
          <table:table-cell office:string-value="63" office:value-type="string" table:style-name="ab827ed">
            <text:p>63</text:p>
          </table:table-cell>
          <table:table-cell office:string-value="16" office:value-type="string" table:style-name="a28385a">
            <text:p>16</text:p>
          </table:table-cell>
          <table:table-cell office:string-value="80-160" office:value-type="string" table:style-name="a7ee936">
            <text:p>80-160</text:p>
          </table:table-cell>
          <table:table-cell office:string-value="48" office:value-type="string" table:style-name="a659f7e">
            <text:p>48</text:p>
          </table:table-cell>
          <table:table-cell office:string-value="0,6-45" office:value-type="string" table:style-name="a66548a">
            <text:p>0,6-45</text:p>
          </table:table-cell>
          <table:table-cell office:string-value="8" office:value-type="string" table:style-name="a7f55e3">
            <text:p>8</text:p>
          </table:table-cell>
          <table:table-cell office:string-value="0,1" office:value-type="string" table:style-name="a016e7a">
            <text:p>0,1</text:p>
          </table:table-cell>
          <table:table-cell office:string-value="80" office:value-type="string" table:style-name="a572bbd">
            <text:p>80</text:p>
          </table:table-cell>
          <table:table-cell office:string-value="-" office:value-type="string" table:style-name="a1d05ec">
            <text:p>-</text:p>
          </table:table-cell>
          <table:table-cell office:string-value="160" office:value-type="string" table:style-name="a92d001">
            <text:p>160</text:p>
          </table:table-cell>
          <table:table-cell office:string-value="+" office:value-type="string" table:style-name="a8bd5c5">
            <text:p>+</text:p>
          </table:table-cell>
        </table:table-row>
        <table:table-row>
          <table:table-cell office:string-value="22" office:value-type="string" table:style-name="ad35743">
            <text:p>22</text:p>
          </table:table-cell>
          <table:table-cell office:string-value="Защита линии QF20&quot;резерв&quot;" office:value-type="string" table:style-name="adb2e58">
            <text:p>Защита линии QF20"резерв"</text:p>
          </table:table-cell>
          <table:table-cell office:string-value="ABB S201" office:value-type="string" table:style-name="af2d7fd">
            <text:p>ABB S201</text:p>
          </table:table-cell>
          <table:table-cell office:string-value="ОВВ" office:value-type="string" table:style-name="a7425d9">
            <text:p>ОВВ</text:p>
          </table:table-cell>
          <table:table-cell office:string-value="C" office:value-type="string" table:style-name="ae329f4">
            <text:p>C</text:p>
          </table:table-cell>
          <table:table-cell office:string-value="-----" office:value-type="string" table:style-name="acb9d28">
            <text:p>-----</text:p>
          </table:table-cell>
          <table:table-cell office:string-value="63" office:value-type="string" table:style-name="a456ec4">
            <text:p>63</text:p>
          </table:table-cell>
          <table:table-cell office:string-value="16" office:value-type="string" table:style-name="a5058a7">
            <text:p>16</text:p>
          </table:table-cell>
          <table:table-cell office:string-value="80-160" office:value-type="string" table:style-name="a97e5e0">
            <text:p>80-160</text:p>
          </table:table-cell>
          <table:table-cell office:string-value="48" office:value-type="string" table:style-name="a8842ec">
            <text:p>48</text:p>
          </table:table-cell>
          <table:table-cell office:string-value="0,6-45" office:value-type="string" table:style-name="ab6ee7c">
            <text:p>0,6-45</text:p>
          </table:table-cell>
          <table:table-cell office:string-value="8" office:value-type="string" table:style-name="a2ee984">
            <text:p>8</text:p>
          </table:table-cell>
          <table:table-cell office:string-value="0,1" office:value-type="string" table:style-name="afb3e2a">
            <text:p>0,1</text:p>
          </table:table-cell>
          <table:table-cell office:string-value="80" office:value-type="string" table:style-name="a75a224">
            <text:p>80</text:p>
          </table:table-cell>
          <table:table-cell office:string-value="-" office:value-type="string" table:style-name="a127b39">
            <text:p>-</text:p>
          </table:table-cell>
          <table:table-cell office:string-value="160" office:value-type="string" table:style-name="ab3c8e7">
            <text:p>160</text:p>
          </table:table-cell>
          <table:table-cell office:string-value="+" office:value-type="string" table:style-name="aa4d5fd">
            <text:p>+</text:p>
          </table:table-cell>
        </table:table-row>
        <table:table-row>
          <table:table-cell office:string-value="23" office:value-type="string" table:style-name="ab96e8c">
            <text:p>23</text:p>
          </table:table-cell>
          <table:table-cell office:string-value="Защита линии QF21&quot;резерв&quot;" office:value-type="string" table:style-name="a522cb3">
            <text:p>Защита линии QF21"резерв"</text:p>
          </table:table-cell>
          <table:table-cell office:string-value="ABB S201" office:value-type="string" table:style-name="a8ad7bf">
            <text:p>ABB S201</text:p>
          </table:table-cell>
          <table:table-cell office:string-value="ОВВ" office:value-type="string" table:style-name="aaff98c">
            <text:p>ОВВ</text:p>
          </table:table-cell>
          <table:table-cell office:string-value="C" office:value-type="string" table:style-name="aed9cf2">
            <text:p>C</text:p>
          </table:table-cell>
          <table:table-cell office:string-value="-----" office:value-type="string" table:style-name="adf0316">
            <text:p>-----</text:p>
          </table:table-cell>
          <table:table-cell office:string-value="63" office:value-type="string" table:style-name="ae34c4c">
            <text:p>63</text:p>
          </table:table-cell>
          <table:table-cell office:string-value="16" office:value-type="string" table:style-name="a78c329">
            <text:p>16</text:p>
          </table:table-cell>
          <table:table-cell office:string-value="80-160" office:value-type="string" table:style-name="ad765a0">
            <text:p>80-160</text:p>
          </table:table-cell>
          <table:table-cell office:string-value="48" office:value-type="string" table:style-name="ae8f8df">
            <text:p>48</text:p>
          </table:table-cell>
          <table:table-cell office:string-value="0,6-45" office:value-type="string" table:style-name="af1a295">
            <text:p>0,6-45</text:p>
          </table:table-cell>
          <table:table-cell office:string-value="8" office:value-type="string" table:style-name="a7c1e6d">
            <text:p>8</text:p>
          </table:table-cell>
          <table:table-cell office:string-value="0,1" office:value-type="string" table:style-name="a17fb53">
            <text:p>0,1</text:p>
          </table:table-cell>
          <table:table-cell office:string-value="80" office:value-type="string" table:style-name="a37c3c5">
            <text:p>80</text:p>
          </table:table-cell>
          <table:table-cell office:string-value="-" office:value-type="string" table:style-name="ac7fa66">
            <text:p>-</text:p>
          </table:table-cell>
          <table:table-cell office:string-value="160" office:value-type="string" table:style-name="af25b65">
            <text:p>160</text:p>
          </table:table-cell>
          <table:table-cell office:string-value="+" office:value-type="string" table:style-name="a02f8c0">
            <text:p>+</text:p>
          </table:table-cell>
        </table:table-row>
        <table:table-row>
          <table:table-cell table:style-name="Таблица12.A8"/>
          <table:table-cell office:string-value="6ЩППУ-1" office:value-type="string" table:style-name="a9516b7">
            <text:p>6ЩППУ-1</text:p>
          </table:table-cell>
          <table:table-cell table:style-name="Таблица12.C8"/>
          <table:table-cell table:style-name="Таблица12.D8"/>
          <table:table-cell table:style-name="Таблица12.E8"/>
          <table:table-cell table:style-name="Таблица12.F8"/>
          <table:table-cell table:style-name="Таблица12.G8"/>
          <table:table-cell table:style-name="Таблица12.H8"/>
          <table:table-cell table:style-name="Таблица12.I8"/>
          <table:table-cell table:style-name="Таблица12.J8"/>
          <table:table-cell table:style-name="Таблица12.K8"/>
          <table:table-cell table:style-name="Таблица12.L8"/>
          <table:table-cell table:style-name="Таблица12.M8"/>
          <table:table-cell table:style-name="Таблица12.N8"/>
          <table:table-cell table:style-name="Таблица12.O8"/>
          <table:table-cell table:style-name="Таблица12.P8"/>
          <table:table-cell table:style-name="Таблица12.Q8"/>
        </table:table-row>
        <table:table-row>
          <table:table-cell office:string-value="24" office:value-type="string" table:style-name="a2f04e2">
            <text:p>24</text:p>
          </table:table-cell>
          <table:table-cell office:string-value="Защита линии QF7&quot;резерв&quot;" office:value-type="string" table:style-name="a4043df">
            <text:p>Защита линии QF7"резерв"</text:p>
          </table:table-cell>
          <table:table-cell office:string-value="ABB S201" office:value-type="string" table:style-name="a84c6b5">
            <text:p>ABB S201</text:p>
          </table:table-cell>
          <table:table-cell office:string-value="ОВВ" office:value-type="string" table:style-name="a7976eb">
            <text:p>ОВВ</text:p>
          </table:table-cell>
          <table:table-cell office:string-value="C" office:value-type="string" table:style-name="a8be3a0">
            <text:p>C</text:p>
          </table:table-cell>
          <table:table-cell office:string-value="-----" office:value-type="string" table:style-name="a26e4b7">
            <text:p>-----</text:p>
          </table:table-cell>
          <table:table-cell office:string-value="63" office:value-type="string" table:style-name="a497cbd">
            <text:p>63</text:p>
          </table:table-cell>
          <table:table-cell office:string-value="10" office:value-type="string" table:style-name="af4f5f7">
            <text:p>10</text:p>
          </table:table-cell>
          <table:table-cell office:string-value="50-100" office:value-type="string" table:style-name="a499b62">
            <text:p>50-100</text:p>
          </table:table-cell>
          <table:table-cell office:string-value="30" office:value-type="string" table:style-name="aae7d41">
            <text:p>30</text:p>
          </table:table-cell>
          <table:table-cell office:string-value="0,6-45" office:value-type="string" table:style-name="a22fe54">
            <text:p>0,6-45</text:p>
          </table:table-cell>
          <table:table-cell office:string-value="11" office:value-type="string" table:style-name="ae56301">
            <text:p>11</text:p>
          </table:table-cell>
          <table:table-cell office:string-value="0,1" office:value-type="string" table:style-name="aaefc4e">
            <text:p>0,1</text:p>
          </table:table-cell>
          <table:table-cell office:string-value="50" office:value-type="string" table:style-name="a2546ba">
            <text:p>50</text:p>
          </table:table-cell>
          <table:table-cell office:string-value="-" office:value-type="string" table:style-name="a0356b9">
            <text:p>-</text:p>
          </table:table-cell>
          <table:table-cell office:string-value="100" office:value-type="string" table:style-name="a6bc4f7">
            <text:p>100</text:p>
          </table:table-cell>
          <table:table-cell office:string-value="+" office:value-type="string" table:style-name="a8421c5">
            <text:p>+</text:p>
          </table:table-cell>
        </table:table-row>
        <table:table-row>
          <table:table-cell table:style-name="Таблица12.A8"/>
          <table:table-cell office:string-value="6ЭВРУ-2. Панель ввод №1." office:value-type="string" table:style-name="a2f05cd">
            <text:p>6ЭВРУ-2. Панель ввод №1.</text:p>
          </table:table-cell>
          <table:table-cell table:style-name="Таблица12.C8"/>
          <table:table-cell table:style-name="Таблица12.D8"/>
          <table:table-cell table:style-name="Таблица12.E8"/>
          <table:table-cell table:style-name="Таблица12.F8"/>
          <table:table-cell table:style-name="Таблица12.G8"/>
          <table:table-cell table:style-name="Таблица12.H8"/>
          <table:table-cell table:style-name="Таблица12.I8"/>
          <table:table-cell table:style-name="Таблица12.J8"/>
          <table:table-cell table:style-name="Таблица12.K8"/>
          <table:table-cell table:style-name="Таблица12.L8"/>
          <table:table-cell table:style-name="Таблица12.M8"/>
          <table:table-cell table:style-name="Таблица12.N8"/>
          <table:table-cell table:style-name="Таблица12.O8"/>
          <table:table-cell table:style-name="Таблица12.P8"/>
          <table:table-cell table:style-name="Таблица12.Q8"/>
        </table:table-row>
        <table:table-row>
          <table:table-cell office:string-value="25" office:value-type="string" table:style-name="abe953d">
            <text:p>25</text:p>
          </table:table-cell>
          <table:table-cell office:string-value="Защита линии QF1.6&quot;резерв&quot;" office:value-type="string" table:style-name="a3b2fdf">
            <text:p>Защита линии QF1.6"резерв"</text:p>
          </table:table-cell>
          <table:table-cell office:string-value="ABB S201" office:value-type="string" table:style-name="a6cebbf">
            <text:p>ABB S201</text:p>
          </table:table-cell>
          <table:table-cell office:string-value="ОВВ" office:value-type="string" table:style-name="ace982b">
            <text:p>ОВВ</text:p>
          </table:table-cell>
          <table:table-cell office:string-value="C" office:value-type="string" table:style-name="a2dac35">
            <text:p>C</text:p>
          </table:table-cell>
          <table:table-cell office:string-value="-----" office:value-type="string" table:style-name="acb4732">
            <text:p>-----</text:p>
          </table:table-cell>
          <table:table-cell office:string-value="63" office:value-type="string" table:style-name="a6813bf">
            <text:p>63</text:p>
          </table:table-cell>
          <table:table-cell office:string-value="16" office:value-type="string" table:style-name="a86f02a">
            <text:p>16</text:p>
          </table:table-cell>
          <table:table-cell office:string-value="80-160" office:value-type="string" table:style-name="a3a1468">
            <text:p>80-160</text:p>
          </table:table-cell>
          <table:table-cell office:string-value="48" office:value-type="string" table:style-name="ab0ff4c">
            <text:p>48</text:p>
          </table:table-cell>
          <table:table-cell office:string-value="0,6-45" office:value-type="string" table:style-name="a74bf4e">
            <text:p>0,6-45</text:p>
          </table:table-cell>
          <table:table-cell office:string-value="13" office:value-type="string" table:style-name="a2d307e">
            <text:p>13</text:p>
          </table:table-cell>
          <table:table-cell office:string-value="0,1" office:value-type="string" table:style-name="ad0371f">
            <text:p>0,1</text:p>
          </table:table-cell>
          <table:table-cell office:string-value="80" office:value-type="string" table:style-name="a606fe1">
            <text:p>80</text:p>
          </table:table-cell>
          <table:table-cell office:string-value="-" office:value-type="string" table:style-name="afab212">
            <text:p>-</text:p>
          </table:table-cell>
          <table:table-cell office:string-value="160" office:value-type="string" table:style-name="ac9d9fa">
            <text:p>160</text:p>
          </table:table-cell>
          <table:table-cell office:string-value="+" office:value-type="string" table:style-name="ab4e0bd">
            <text:p>+</text:p>
          </table:table-cell>
        </table:table-row>
        <table:table-row>
          <table:table-cell table:style-name="Таблица12.A8"/>
          <table:table-cell office:string-value="6ЭВРУ-2. Панель ввод №2." office:value-type="string" table:style-name="a62c991">
            <text:p>6ЭВРУ-2. Панель ввод №2.</text:p>
          </table:table-cell>
          <table:table-cell table:style-name="Таблица12.C8"/>
          <table:table-cell table:style-name="Таблица12.D8"/>
          <table:table-cell table:style-name="Таблица12.E8"/>
          <table:table-cell table:style-name="Таблица12.F8"/>
          <table:table-cell table:style-name="Таблица12.G8"/>
          <table:table-cell table:style-name="Таблица12.H8"/>
          <table:table-cell table:style-name="Таблица12.I8"/>
          <table:table-cell table:style-name="Таблица12.J8"/>
          <table:table-cell table:style-name="Таблица12.K8"/>
          <table:table-cell table:style-name="Таблица12.L8"/>
          <table:table-cell table:style-name="Таблица12.M8"/>
          <table:table-cell table:style-name="Таблица12.N8"/>
          <table:table-cell table:style-name="Таблица12.O8"/>
          <table:table-cell table:style-name="Таблица12.P8"/>
          <table:table-cell table:style-name="Таблица12.Q8"/>
        </table:table-row>
        <table:table-row>
          <table:table-cell office:string-value="26" office:value-type="string" table:style-name="a33816d">
            <text:p>26</text:p>
          </table:table-cell>
          <table:table-cell office:string-value="Защита линии QF2.6&quot;резерв&quot;" office:value-type="string" table:style-name="af33d69">
            <text:p>Защита линии QF2.6"резерв"</text:p>
          </table:table-cell>
          <table:table-cell office:string-value="ABB S201" office:value-type="string" table:style-name="ac03de4">
            <text:p>ABB S201</text:p>
          </table:table-cell>
          <table:table-cell office:string-value="ОВВ" office:value-type="string" table:style-name="a9bc081">
            <text:p>ОВВ</text:p>
          </table:table-cell>
          <table:table-cell office:string-value="C" office:value-type="string" table:style-name="a7d6ba8">
            <text:p>C</text:p>
          </table:table-cell>
          <table:table-cell office:string-value="-----" office:value-type="string" table:style-name="a5fa36e">
            <text:p>-----</text:p>
          </table:table-cell>
          <table:table-cell office:string-value="63" office:value-type="string" table:style-name="a0f2531">
            <text:p>63</text:p>
          </table:table-cell>
          <table:table-cell office:string-value="16" office:value-type="string" table:style-name="a91fe07">
            <text:p>16</text:p>
          </table:table-cell>
          <table:table-cell office:string-value="80-160" office:value-type="string" table:style-name="a32b4ba">
            <text:p>80-160</text:p>
          </table:table-cell>
          <table:table-cell office:string-value="48" office:value-type="string" table:style-name="a09dc7a">
            <text:p>48</text:p>
          </table:table-cell>
          <table:table-cell office:string-value="0,6-45" office:value-type="string" table:style-name="a51af80">
            <text:p>0,6-45</text:p>
          </table:table-cell>
          <table:table-cell office:string-value="13" office:value-type="string" table:style-name="ace6b69">
            <text:p>13</text:p>
          </table:table-cell>
          <table:table-cell office:string-value="0,1" office:value-type="string" table:style-name="a5aaa97">
            <text:p>0,1</text:p>
          </table:table-cell>
          <table:table-cell office:string-value="80" office:value-type="string" table:style-name="a272ad1">
            <text:p>80</text:p>
          </table:table-cell>
          <table:table-cell office:string-value="-" office:value-type="string" table:style-name="a7c60ca">
            <text:p>-</text:p>
          </table:table-cell>
          <table:table-cell office:string-value="160" office:value-type="string" table:style-name="a4e67a8">
            <text:p>160</text:p>
          </table:table-cell>
          <table:table-cell office:string-value="+" office:value-type="string" table:style-name="a4bb30e">
            <text:p>+</text:p>
          </table:table-cell>
        </table:table-row>
        <table:table-row>
          <table:table-cell table:style-name="Таблица12.A8"/>
          <table:table-cell office:string-value="6ЩРК4" office:value-type="string" table:style-name="a59b89d">
            <text:p>6ЩРК4</text:p>
          </table:table-cell>
          <table:table-cell table:style-name="Таблица12.C8"/>
          <table:table-cell table:style-name="Таблица12.D8"/>
          <table:table-cell table:style-name="Таблица12.E8"/>
          <table:table-cell table:style-name="Таблица12.F8"/>
          <table:table-cell table:style-name="Таблица12.G8"/>
          <table:table-cell table:style-name="Таблица12.H8"/>
          <table:table-cell table:style-name="Таблица12.I8"/>
          <table:table-cell table:style-name="Таблица12.J8"/>
          <table:table-cell table:style-name="Таблица12.K8"/>
          <table:table-cell table:style-name="Таблица12.L8"/>
          <table:table-cell table:style-name="Таблица12.M8"/>
          <table:table-cell table:style-name="Таблица12.N8"/>
          <table:table-cell table:style-name="Таблица12.O8"/>
          <table:table-cell table:style-name="Таблица12.P8"/>
          <table:table-cell table:style-name="Таблица12.Q8"/>
        </table:table-row>
        <table:table-row>
          <table:table-cell office:string-value="27" office:value-type="string" table:style-name="ac7638a">
            <text:p>27</text:p>
          </table:table-cell>
          <table:table-cell office:string-value="Защита линии QF1&quot;6ЩРК4.1К&quot;" office:value-type="string" table:style-name="ab53a59">
            <text:p>Защита линии QF1"6ЩРК4.1К"</text:p>
          </table:table-cell>
          <table:table-cell office:string-value="ABB S201" office:value-type="string" table:style-name="a20053d">
            <text:p>ABB S201</text:p>
          </table:table-cell>
          <table:table-cell office:string-value="ОВВ" office:value-type="string" table:style-name="aff0c17">
            <text:p>ОВВ</text:p>
          </table:table-cell>
          <table:table-cell office:string-value="C" office:value-type="string" table:style-name="a1598b7">
            <text:p>C</text:p>
          </table:table-cell>
          <table:table-cell office:string-value="-----" office:value-type="string" table:style-name="a61559b">
            <text:p>-----</text:p>
          </table:table-cell>
          <table:table-cell office:string-value="63" office:value-type="string" table:style-name="ab0f08b">
            <text:p>63</text:p>
          </table:table-cell>
          <table:table-cell office:string-value="16" office:value-type="string" table:style-name="a362bb8">
            <text:p>16</text:p>
          </table:table-cell>
          <table:table-cell office:string-value="80-160" office:value-type="string" table:style-name="a937e4b">
            <text:p>80-160</text:p>
          </table:table-cell>
          <table:table-cell office:string-value="48" office:value-type="string" table:style-name="aca3908">
            <text:p>48</text:p>
          </table:table-cell>
          <table:table-cell office:string-value="0,6-45" office:value-type="string" table:style-name="aa6d344">
            <text:p>0,6-45</text:p>
          </table:table-cell>
          <table:table-cell office:string-value="13" office:value-type="string" table:style-name="a3d647a">
            <text:p>13</text:p>
          </table:table-cell>
          <table:table-cell office:string-value="0,1" office:value-type="string" table:style-name="a9c2e5d">
            <text:p>0,1</text:p>
          </table:table-cell>
          <table:table-cell office:string-value="80" office:value-type="string" table:style-name="a9407cb">
            <text:p>80</text:p>
          </table:table-cell>
          <table:table-cell office:string-value="-" office:value-type="string" table:style-name="a0e22ae">
            <text:p>-</text:p>
          </table:table-cell>
          <table:table-cell office:string-value="160" office:value-type="string" table:style-name="a13e433">
            <text:p>160</text:p>
          </table:table-cell>
          <table:table-cell office:string-value="+" office:value-type="string" table:style-name="ab8f8c8">
            <text:p>+</text:p>
          </table:table-cell>
        </table:table-row>
        <table:table-row>
          <table:table-cell office:string-value="28" office:value-type="string" table:style-name="a9623b5">
            <text:p>28</text:p>
          </table:table-cell>
          <table:table-cell office:string-value="Защита линии QF2&quot;6ЩРК4.2К&quot;" office:value-type="string" table:style-name="acc26be">
            <text:p>Защита линии QF2"6ЩРК4.2К"</text:p>
          </table:table-cell>
          <table:table-cell office:string-value="ABB S201" office:value-type="string" table:style-name="adf99f5">
            <text:p>ABB S201</text:p>
          </table:table-cell>
          <table:table-cell office:string-value="ОВВ" office:value-type="string" table:style-name="ade5965">
            <text:p>ОВВ</text:p>
          </table:table-cell>
          <table:table-cell office:string-value="C" office:value-type="string" table:style-name="aaa5f71">
            <text:p>C</text:p>
          </table:table-cell>
          <table:table-cell office:string-value="-----" office:value-type="string" table:style-name="a404b5d">
            <text:p>-----</text:p>
          </table:table-cell>
          <table:table-cell office:string-value="63" office:value-type="string" table:style-name="a740e88">
            <text:p>63</text:p>
          </table:table-cell>
          <table:table-cell office:string-value="16" office:value-type="string" table:style-name="adf4cd5">
            <text:p>16</text:p>
          </table:table-cell>
          <table:table-cell office:string-value="80-160" office:value-type="string" table:style-name="a7a99b9">
            <text:p>80-160</text:p>
          </table:table-cell>
          <table:table-cell office:string-value="48" office:value-type="string" table:style-name="a59292f">
            <text:p>48</text:p>
          </table:table-cell>
          <table:table-cell office:string-value="0,6-45" office:value-type="string" table:style-name="a7b26e7">
            <text:p>0,6-45</text:p>
          </table:table-cell>
          <table:table-cell office:string-value="11" office:value-type="string" table:style-name="a6e45d3">
            <text:p>11</text:p>
          </table:table-cell>
          <table:table-cell office:string-value="0,1" office:value-type="string" table:style-name="aaad3a8">
            <text:p>0,1</text:p>
          </table:table-cell>
          <table:table-cell office:string-value="80" office:value-type="string" table:style-name="a66a7fa">
            <text:p>80</text:p>
          </table:table-cell>
          <table:table-cell office:string-value="-" office:value-type="string" table:style-name="a2d02db">
            <text:p>-</text:p>
          </table:table-cell>
          <table:table-cell office:string-value="160" office:value-type="string" table:style-name="ae94524">
            <text:p>160</text:p>
          </table:table-cell>
          <table:table-cell office:string-value="+" office:value-type="string" table:style-name="aae1413">
            <text:p>+</text:p>
          </table:table-cell>
        </table:table-row>
        <table:table-row>
          <table:table-cell office:string-value="29" office:value-type="string" table:style-name="afcdc96">
            <text:p>29</text:p>
          </table:table-cell>
          <table:table-cell office:string-value="Защита линии QF3&quot;6ЩРК4.3К&quot;" office:value-type="string" table:style-name="a386999">
            <text:p>Защита линии QF3"6ЩРК4.3К"</text:p>
          </table:table-cell>
          <table:table-cell office:string-value="ABB S201" office:value-type="string" table:style-name="a9cd60d">
            <text:p>ABB S201</text:p>
          </table:table-cell>
          <table:table-cell office:string-value="ОВВ" office:value-type="string" table:style-name="a4ca9f9">
            <text:p>ОВВ</text:p>
          </table:table-cell>
          <table:table-cell office:string-value="C" office:value-type="string" table:style-name="a4d8470">
            <text:p>C</text:p>
          </table:table-cell>
          <table:table-cell office:string-value="-----" office:value-type="string" table:style-name="a79767e">
            <text:p>-----</text:p>
          </table:table-cell>
          <table:table-cell office:string-value="63" office:value-type="string" table:style-name="a1ff157">
            <text:p>63</text:p>
          </table:table-cell>
          <table:table-cell office:string-value="16" office:value-type="string" table:style-name="a629ffc">
            <text:p>16</text:p>
          </table:table-cell>
          <table:table-cell office:string-value="80-160" office:value-type="string" table:style-name="a78408f">
            <text:p>80-160</text:p>
          </table:table-cell>
          <table:table-cell office:string-value="48" office:value-type="string" table:style-name="a6077ce">
            <text:p>48</text:p>
          </table:table-cell>
          <table:table-cell office:string-value="0,6-45" office:value-type="string" table:style-name="ae908ef">
            <text:p>0,6-45</text:p>
          </table:table-cell>
          <table:table-cell office:string-value="9" office:value-type="string" table:style-name="aa572ef">
            <text:p>9</text:p>
          </table:table-cell>
          <table:table-cell office:string-value="0,1" office:value-type="string" table:style-name="a73f244">
            <text:p>0,1</text:p>
          </table:table-cell>
          <table:table-cell office:string-value="80" office:value-type="string" table:style-name="a77318b">
            <text:p>80</text:p>
          </table:table-cell>
          <table:table-cell office:string-value="-" office:value-type="string" table:style-name="a42be0b">
            <text:p>-</text:p>
          </table:table-cell>
          <table:table-cell office:string-value="160" office:value-type="string" table:style-name="a505d74">
            <text:p>160</text:p>
          </table:table-cell>
          <table:table-cell office:string-value="+" office:value-type="string" table:style-name="a5ddb4f">
            <text:p>+</text:p>
          </table:table-cell>
        </table:table-row>
        <table:table-row>
          <table:table-cell office:string-value="30" office:value-type="string" table:style-name="a46f659">
            <text:p>30</text:p>
          </table:table-cell>
          <table:table-cell office:string-value="Защита линии QF4&quot;6ЩРК4.4К&quot;" office:value-type="string" table:style-name="a5503e0">
            <text:p>Защита линии QF4"6ЩРК4.4К"</text:p>
          </table:table-cell>
          <table:table-cell office:string-value="ABB S201" office:value-type="string" table:style-name="a6ecaa5">
            <text:p>ABB S201</text:p>
          </table:table-cell>
          <table:table-cell office:string-value="ОВВ" office:value-type="string" table:style-name="a2d63a7">
            <text:p>ОВВ</text:p>
          </table:table-cell>
          <table:table-cell office:string-value="C" office:value-type="string" table:style-name="afe486f">
            <text:p>C</text:p>
          </table:table-cell>
          <table:table-cell office:string-value="-----" office:value-type="string" table:style-name="a0db0ee">
            <text:p>-----</text:p>
          </table:table-cell>
          <table:table-cell office:string-value="63" office:value-type="string" table:style-name="a1cc1d5">
            <text:p>63</text:p>
          </table:table-cell>
          <table:table-cell office:string-value="16" office:value-type="string" table:style-name="a05a6c3">
            <text:p>16</text:p>
          </table:table-cell>
          <table:table-cell office:string-value="80-160" office:value-type="string" table:style-name="a98f4a5">
            <text:p>80-160</text:p>
          </table:table-cell>
          <table:table-cell office:string-value="48" office:value-type="string" table:style-name="a51c0d7">
            <text:p>48</text:p>
          </table:table-cell>
          <table:table-cell office:string-value="0,6-45" office:value-type="string" table:style-name="a7d5d56">
            <text:p>0,6-45</text:p>
          </table:table-cell>
          <table:table-cell office:string-value="9" office:value-type="string" table:style-name="aa02a82">
            <text:p>9</text:p>
          </table:table-cell>
          <table:table-cell office:string-value="0,1" office:value-type="string" table:style-name="af9d97d">
            <text:p>0,1</text:p>
          </table:table-cell>
          <table:table-cell office:string-value="80" office:value-type="string" table:style-name="a06c8ca">
            <text:p>80</text:p>
          </table:table-cell>
          <table:table-cell office:string-value="-" office:value-type="string" table:style-name="a579e5e">
            <text:p>-</text:p>
          </table:table-cell>
          <table:table-cell office:string-value="160" office:value-type="string" table:style-name="a966196">
            <text:p>160</text:p>
          </table:table-cell>
          <table:table-cell office:string-value="+" office:value-type="string" table:style-name="a59cc4e">
            <text:p>+</text:p>
          </table:table-cell>
        </table:table-row>
        <table:table-row>
          <table:table-cell office:string-value="31" office:value-type="string" table:style-name="a326076">
            <text:p>31</text:p>
          </table:table-cell>
          <table:table-cell office:string-value="Защита линии QF5&quot;6ЩРК4.5К&quot;" office:value-type="string" table:style-name="a422fed">
            <text:p>Защита линии QF5"6ЩРК4.5К"</text:p>
          </table:table-cell>
          <table:table-cell office:string-value="ABB S201" office:value-type="string" table:style-name="aa1db8a">
            <text:p>ABB S201</text:p>
          </table:table-cell>
          <table:table-cell office:string-value="ОВВ" office:value-type="string" table:style-name="aab4e79">
            <text:p>ОВВ</text:p>
          </table:table-cell>
          <table:table-cell office:string-value="C" office:value-type="string" table:style-name="aa38198">
            <text:p>C</text:p>
          </table:table-cell>
          <table:table-cell office:string-value="-----" office:value-type="string" table:style-name="a06eacb">
            <text:p>-----</text:p>
          </table:table-cell>
          <table:table-cell office:string-value="63" office:value-type="string" table:style-name="a45444b">
            <text:p>63</text:p>
          </table:table-cell>
          <table:table-cell office:string-value="16" office:value-type="string" table:style-name="a1704aa">
            <text:p>16</text:p>
          </table:table-cell>
          <table:table-cell office:string-value="80-160" office:value-type="string" table:style-name="a582013">
            <text:p>80-160</text:p>
          </table:table-cell>
          <table:table-cell office:string-value="48" office:value-type="string" table:style-name="a6f2c95">
            <text:p>48</text:p>
          </table:table-cell>
          <table:table-cell office:string-value="0,6-45" office:value-type="string" table:style-name="ab2954e">
            <text:p>0,6-45</text:p>
          </table:table-cell>
          <table:table-cell office:string-value="13" office:value-type="string" table:style-name="a81222e">
            <text:p>13</text:p>
          </table:table-cell>
          <table:table-cell office:string-value="0,1" office:value-type="string" table:style-name="a177c93">
            <text:p>0,1</text:p>
          </table:table-cell>
          <table:table-cell office:string-value="80" office:value-type="string" table:style-name="afa53da">
            <text:p>80</text:p>
          </table:table-cell>
          <table:table-cell office:string-value="-" office:value-type="string" table:style-name="a2d1a41">
            <text:p>-</text:p>
          </table:table-cell>
          <table:table-cell office:string-value="160" office:value-type="string" table:style-name="a1c3a5a">
            <text:p>160</text:p>
          </table:table-cell>
          <table:table-cell office:string-value="+" office:value-type="string" table:style-name="a87f3cb">
            <text:p>+</text:p>
          </table:table-cell>
        </table:table-row>
        <table:table-row>
          <table:table-cell office:string-value="32" office:value-type="string" table:style-name="a17f34a">
            <text:p>32</text:p>
          </table:table-cell>
          <table:table-cell office:string-value="Защита линии QF6&quot;6ЩРК4.6К&quot;" office:value-type="string" table:style-name="a982b46">
            <text:p>Защита линии QF6"6ЩРК4.6К"</text:p>
          </table:table-cell>
          <table:table-cell office:string-value="ABB S201" office:value-type="string" table:style-name="a6a29fa">
            <text:p>ABB S201</text:p>
          </table:table-cell>
          <table:table-cell office:string-value="ОВВ" office:value-type="string" table:style-name="a5d4c3d">
            <text:p>ОВВ</text:p>
          </table:table-cell>
          <table:table-cell office:string-value="C" office:value-type="string" table:style-name="a5f8dea">
            <text:p>C</text:p>
          </table:table-cell>
          <table:table-cell office:string-value="-----" office:value-type="string" table:style-name="a5dbecc">
            <text:p>-----</text:p>
          </table:table-cell>
          <table:table-cell office:string-value="63" office:value-type="string" table:style-name="ab00adb">
            <text:p>63</text:p>
          </table:table-cell>
          <table:table-cell office:string-value="16" office:value-type="string" table:style-name="a1ac491">
            <text:p>16</text:p>
          </table:table-cell>
          <table:table-cell office:string-value="80-160" office:value-type="string" table:style-name="ae7ee68">
            <text:p>80-160</text:p>
          </table:table-cell>
          <table:table-cell office:string-value="48" office:value-type="string" table:style-name="a5a34e7">
            <text:p>48</text:p>
          </table:table-cell>
          <table:table-cell office:string-value="0,6-45" office:value-type="string" table:style-name="ace635f">
            <text:p>0,6-45</text:p>
          </table:table-cell>
          <table:table-cell office:string-value="12" office:value-type="string" table:style-name="a4a647c">
            <text:p>12</text:p>
          </table:table-cell>
          <table:table-cell office:string-value="0,1" office:value-type="string" table:style-name="a506b78">
            <text:p>0,1</text:p>
          </table:table-cell>
          <table:table-cell office:string-value="80" office:value-type="string" table:style-name="a04fe45">
            <text:p>80</text:p>
          </table:table-cell>
          <table:table-cell office:string-value="-" office:value-type="string" table:style-name="aa3041b">
            <text:p>-</text:p>
          </table:table-cell>
          <table:table-cell office:string-value="160" office:value-type="string" table:style-name="af9523d">
            <text:p>160</text:p>
          </table:table-cell>
          <table:table-cell office:string-value="+" office:value-type="string" table:style-name="a46ab3c">
            <text:p>+</text:p>
          </table:table-cell>
        </table:table-row>
        <table:table-row>
          <table:table-cell office:string-value="33" office:value-type="string" table:style-name="aa000ac">
            <text:p>33</text:p>
          </table:table-cell>
          <table:table-cell office:string-value="Защита линии QF7&quot;6ЩРК4.7К&quot;" office:value-type="string" table:style-name="a964595">
            <text:p>Защита линии QF7"6ЩРК4.7К"</text:p>
          </table:table-cell>
          <table:table-cell office:string-value="ABB S201" office:value-type="string" table:style-name="abf2ea3">
            <text:p>ABB S201</text:p>
          </table:table-cell>
          <table:table-cell office:string-value="ОВВ" office:value-type="string" table:style-name="a53b7c2">
            <text:p>ОВВ</text:p>
          </table:table-cell>
          <table:table-cell office:string-value="C" office:value-type="string" table:style-name="ad1db10">
            <text:p>C</text:p>
          </table:table-cell>
          <table:table-cell office:string-value="-----" office:value-type="string" table:style-name="ab997ff">
            <text:p>-----</text:p>
          </table:table-cell>
          <table:table-cell office:string-value="63" office:value-type="string" table:style-name="a94b9a2">
            <text:p>63</text:p>
          </table:table-cell>
          <table:table-cell office:string-value="16" office:value-type="string" table:style-name="a837691">
            <text:p>16</text:p>
          </table:table-cell>
          <table:table-cell office:string-value="80-160" office:value-type="string" table:style-name="ab16b2e">
            <text:p>80-160</text:p>
          </table:table-cell>
          <table:table-cell office:string-value="48" office:value-type="string" table:style-name="ae99715">
            <text:p>48</text:p>
          </table:table-cell>
          <table:table-cell office:string-value="0,6-45" office:value-type="string" table:style-name="a444182">
            <text:p>0,6-45</text:p>
          </table:table-cell>
          <table:table-cell office:string-value="8" office:value-type="string" table:style-name="a09d549">
            <text:p>8</text:p>
          </table:table-cell>
          <table:table-cell office:string-value="0,1" office:value-type="string" table:style-name="af336bb">
            <text:p>0,1</text:p>
          </table:table-cell>
          <table:table-cell office:string-value="80" office:value-type="string" table:style-name="aba13fb">
            <text:p>80</text:p>
          </table:table-cell>
          <table:table-cell office:string-value="-" office:value-type="string" table:style-name="a4c9e93">
            <text:p>-</text:p>
          </table:table-cell>
          <table:table-cell office:string-value="160" office:value-type="string" table:style-name="a613d45">
            <text:p>160</text:p>
          </table:table-cell>
          <table:table-cell office:string-value="+" office:value-type="string" table:style-name="a9b9a2e">
            <text:p>+</text:p>
          </table:table-cell>
        </table:table-row>
        <table:table-row>
          <table:table-cell office:string-value="34" office:value-type="string" table:style-name="a8ec731">
            <text:p>34</text:p>
          </table:table-cell>
          <table:table-cell office:string-value="Защита линии QF8&quot;6ЩРК4.8К&quot;" office:value-type="string" table:style-name="aa5bd77">
            <text:p>Защита линии QF8"6ЩРК4.8К"</text:p>
          </table:table-cell>
          <table:table-cell office:string-value="ABB S201" office:value-type="string" table:style-name="a7e2067">
            <text:p>ABB S201</text:p>
          </table:table-cell>
          <table:table-cell office:string-value="ОВВ" office:value-type="string" table:style-name="a52df04">
            <text:p>ОВВ</text:p>
          </table:table-cell>
          <table:table-cell office:string-value="C" office:value-type="string" table:style-name="a279c9d">
            <text:p>C</text:p>
          </table:table-cell>
          <table:table-cell office:string-value="-----" office:value-type="string" table:style-name="af3f9fc">
            <text:p>-----</text:p>
          </table:table-cell>
          <table:table-cell office:string-value="63" office:value-type="string" table:style-name="a9bb0d5">
            <text:p>63</text:p>
          </table:table-cell>
          <table:table-cell office:string-value="16" office:value-type="string" table:style-name="a3a9ba9">
            <text:p>16</text:p>
          </table:table-cell>
          <table:table-cell office:string-value="80-160" office:value-type="string" table:style-name="a13cb9b">
            <text:p>80-160</text:p>
          </table:table-cell>
          <table:table-cell office:string-value="48" office:value-type="string" table:style-name="a5dcc81">
            <text:p>48</text:p>
          </table:table-cell>
          <table:table-cell office:string-value="0,6-45" office:value-type="string" table:style-name="ad615e0">
            <text:p>0,6-45</text:p>
          </table:table-cell>
          <table:table-cell office:string-value="11" office:value-type="string" table:style-name="aedfee7">
            <text:p>11</text:p>
          </table:table-cell>
          <table:table-cell office:string-value="0,1" office:value-type="string" table:style-name="af32d21">
            <text:p>0,1</text:p>
          </table:table-cell>
          <table:table-cell office:string-value="80" office:value-type="string" table:style-name="a658bf1">
            <text:p>80</text:p>
          </table:table-cell>
          <table:table-cell office:string-value="-" office:value-type="string" table:style-name="a3eafed">
            <text:p>-</text:p>
          </table:table-cell>
          <table:table-cell office:string-value="160" office:value-type="string" table:style-name="a28e8e6">
            <text:p>160</text:p>
          </table:table-cell>
          <table:table-cell office:string-value="+" office:value-type="string" table:style-name="a2981fb">
            <text:p>+</text:p>
          </table:table-cell>
        </table:table-row>
        <table:table-row>
          <table:table-cell office:string-value="35" office:value-type="string" table:style-name="adf464a">
            <text:p>35</text:p>
          </table:table-cell>
          <table:table-cell office:string-value="Защита линии QF9&quot;6ЩРК4.9К&quot;" office:value-type="string" table:style-name="a573d70">
            <text:p>Защита линии QF9"6ЩРК4.9К"</text:p>
          </table:table-cell>
          <table:table-cell office:string-value="ABB S201" office:value-type="string" table:style-name="a6bf3b8">
            <text:p>ABB S201</text:p>
          </table:table-cell>
          <table:table-cell office:string-value="ОВВ" office:value-type="string" table:style-name="aab9b01">
            <text:p>ОВВ</text:p>
          </table:table-cell>
          <table:table-cell office:string-value="C" office:value-type="string" table:style-name="a58f1ba">
            <text:p>C</text:p>
          </table:table-cell>
          <table:table-cell office:string-value="-----" office:value-type="string" table:style-name="ae8f2fb">
            <text:p>-----</text:p>
          </table:table-cell>
          <table:table-cell office:string-value="63" office:value-type="string" table:style-name="ad5cd82">
            <text:p>63</text:p>
          </table:table-cell>
          <table:table-cell office:string-value="16" office:value-type="string" table:style-name="ada957c">
            <text:p>16</text:p>
          </table:table-cell>
          <table:table-cell office:string-value="80-160" office:value-type="string" table:style-name="a11783e">
            <text:p>80-160</text:p>
          </table:table-cell>
          <table:table-cell office:string-value="48" office:value-type="string" table:style-name="afcd85a">
            <text:p>48</text:p>
          </table:table-cell>
          <table:table-cell office:string-value="0,6-45" office:value-type="string" table:style-name="a548629">
            <text:p>0,6-45</text:p>
          </table:table-cell>
          <table:table-cell office:string-value="12" office:value-type="string" table:style-name="af59d7f">
            <text:p>12</text:p>
          </table:table-cell>
          <table:table-cell office:string-value="0,1" office:value-type="string" table:style-name="ae95fe4">
            <text:p>0,1</text:p>
          </table:table-cell>
          <table:table-cell office:string-value="80" office:value-type="string" table:style-name="a52fcbe">
            <text:p>80</text:p>
          </table:table-cell>
          <table:table-cell office:string-value="-" office:value-type="string" table:style-name="a43b28d">
            <text:p>-</text:p>
          </table:table-cell>
          <table:table-cell office:string-value="160" office:value-type="string" table:style-name="a86e860">
            <text:p>160</text:p>
          </table:table-cell>
          <table:table-cell office:string-value="+" office:value-type="string" table:style-name="a8e1191">
            <text:p>+</text:p>
          </table:table-cell>
        </table:table-row>
        <table:table-row>
          <table:table-cell office:string-value="36" office:value-type="string" table:style-name="a1653fa">
            <text:p>36</text:p>
          </table:table-cell>
          <table:table-cell office:string-value="Защита линии QF10&quot;6ЩРК4.10К&quot;" office:value-type="string" table:style-name="a868761">
            <text:p>Защита линии QF10"6ЩРК4.10К"</text:p>
          </table:table-cell>
          <table:table-cell office:string-value="ABB S201" office:value-type="string" table:style-name="a54d93c">
            <text:p>ABB S201</text:p>
          </table:table-cell>
          <table:table-cell office:string-value="ОВВ" office:value-type="string" table:style-name="a7f0057">
            <text:p>ОВВ</text:p>
          </table:table-cell>
          <table:table-cell office:string-value="C" office:value-type="string" table:style-name="ab34ed2">
            <text:p>C</text:p>
          </table:table-cell>
          <table:table-cell office:string-value="-----" office:value-type="string" table:style-name="a2f4d89">
            <text:p>-----</text:p>
          </table:table-cell>
          <table:table-cell office:string-value="63" office:value-type="string" table:style-name="acc818a">
            <text:p>63</text:p>
          </table:table-cell>
          <table:table-cell office:string-value="16" office:value-type="string" table:style-name="a72335d">
            <text:p>16</text:p>
          </table:table-cell>
          <table:table-cell office:string-value="80-160" office:value-type="string" table:style-name="aa78053">
            <text:p>80-160</text:p>
          </table:table-cell>
          <table:table-cell office:string-value="48" office:value-type="string" table:style-name="acfd208">
            <text:p>48</text:p>
          </table:table-cell>
          <table:table-cell office:string-value="0,6-45" office:value-type="string" table:style-name="a8eefc4">
            <text:p>0,6-45</text:p>
          </table:table-cell>
          <table:table-cell office:string-value="12" office:value-type="string" table:style-name="a0bf45c">
            <text:p>12</text:p>
          </table:table-cell>
          <table:table-cell office:string-value="0,1" office:value-type="string" table:style-name="ad8e245">
            <text:p>0,1</text:p>
          </table:table-cell>
          <table:table-cell office:string-value="80" office:value-type="string" table:style-name="aa0b386">
            <text:p>80</text:p>
          </table:table-cell>
          <table:table-cell office:string-value="-" office:value-type="string" table:style-name="ac6fe14">
            <text:p>-</text:p>
          </table:table-cell>
          <table:table-cell office:string-value="160" office:value-type="string" table:style-name="ad3a4a4">
            <text:p>160</text:p>
          </table:table-cell>
          <table:table-cell office:string-value="+" office:value-type="string" table:style-name="a838aa4">
            <text:p>+</text:p>
          </table:table-cell>
        </table:table-row>
        <table:table-row>
          <table:table-cell office:string-value="37" office:value-type="string" table:style-name="ac7af59">
            <text:p>37</text:p>
          </table:table-cell>
          <table:table-cell office:string-value="Защита линии QF11&quot;6ЩРК4.11К&quot;" office:value-type="string" table:style-name="a319322">
            <text:p>Защита линии QF11"6ЩРК4.11К"</text:p>
          </table:table-cell>
          <table:table-cell office:string-value="ABB S201" office:value-type="string" table:style-name="acdfab6">
            <text:p>ABB S201</text:p>
          </table:table-cell>
          <table:table-cell office:string-value="ОВВ" office:value-type="string" table:style-name="a14e429">
            <text:p>ОВВ</text:p>
          </table:table-cell>
          <table:table-cell office:string-value="C" office:value-type="string" table:style-name="a27502e">
            <text:p>C</text:p>
          </table:table-cell>
          <table:table-cell office:string-value="-----" office:value-type="string" table:style-name="a4e86dc">
            <text:p>-----</text:p>
          </table:table-cell>
          <table:table-cell office:string-value="63" office:value-type="string" table:style-name="a2b2a6b">
            <text:p>63</text:p>
          </table:table-cell>
          <table:table-cell office:string-value="16" office:value-type="string" table:style-name="a5bbbef">
            <text:p>16</text:p>
          </table:table-cell>
          <table:table-cell office:string-value="80-160" office:value-type="string" table:style-name="a4ca030">
            <text:p>80-160</text:p>
          </table:table-cell>
          <table:table-cell office:string-value="48" office:value-type="string" table:style-name="a049d69">
            <text:p>48</text:p>
          </table:table-cell>
          <table:table-cell office:string-value="0,6-45" office:value-type="string" table:style-name="a05b9ac">
            <text:p>0,6-45</text:p>
          </table:table-cell>
          <table:table-cell office:string-value="9" office:value-type="string" table:style-name="a4cb619">
            <text:p>9</text:p>
          </table:table-cell>
          <table:table-cell office:string-value="0,1" office:value-type="string" table:style-name="a41c0d4">
            <text:p>0,1</text:p>
          </table:table-cell>
          <table:table-cell office:string-value="80" office:value-type="string" table:style-name="a1f4a11">
            <text:p>80</text:p>
          </table:table-cell>
          <table:table-cell office:string-value="-" office:value-type="string" table:style-name="a4503c0">
            <text:p>-</text:p>
          </table:table-cell>
          <table:table-cell office:string-value="160" office:value-type="string" table:style-name="a3afb92">
            <text:p>160</text:p>
          </table:table-cell>
          <table:table-cell office:string-value="+" office:value-type="string" table:style-name="a468a1d">
            <text:p>+</text:p>
          </table:table-cell>
        </table:table-row>
        <table:table-row>
          <table:table-cell office:string-value="38" office:value-type="string" table:style-name="a712c4a">
            <text:p>38</text:p>
          </table:table-cell>
          <table:table-cell office:string-value="Защита линии QF12&quot;6ЩРК4.12К&quot;" office:value-type="string" table:style-name="a54ad1c">
            <text:p>Защита линии QF12"6ЩРК4.12К"</text:p>
          </table:table-cell>
          <table:table-cell office:string-value="ABB S201" office:value-type="string" table:style-name="acd32d5">
            <text:p>ABB S201</text:p>
          </table:table-cell>
          <table:table-cell office:string-value="ОВВ" office:value-type="string" table:style-name="ab29386">
            <text:p>ОВВ</text:p>
          </table:table-cell>
          <table:table-cell office:string-value="C" office:value-type="string" table:style-name="a1278c9">
            <text:p>C</text:p>
          </table:table-cell>
          <table:table-cell office:string-value="-----" office:value-type="string" table:style-name="a8889d4">
            <text:p>-----</text:p>
          </table:table-cell>
          <table:table-cell office:string-value="63" office:value-type="string" table:style-name="a2715d2">
            <text:p>63</text:p>
          </table:table-cell>
          <table:table-cell office:string-value="16" office:value-type="string" table:style-name="a8e4870">
            <text:p>16</text:p>
          </table:table-cell>
          <table:table-cell office:string-value="80-160" office:value-type="string" table:style-name="a26c0a5">
            <text:p>80-160</text:p>
          </table:table-cell>
          <table:table-cell office:string-value="48" office:value-type="string" table:style-name="ab2b88b">
            <text:p>48</text:p>
          </table:table-cell>
          <table:table-cell office:string-value="0,6-45" office:value-type="string" table:style-name="ab836cd">
            <text:p>0,6-45</text:p>
          </table:table-cell>
          <table:table-cell office:string-value="10" office:value-type="string" table:style-name="ac2ea1e">
            <text:p>10</text:p>
          </table:table-cell>
          <table:table-cell office:string-value="0,1" office:value-type="string" table:style-name="ad1c88e">
            <text:p>0,1</text:p>
          </table:table-cell>
          <table:table-cell office:string-value="80" office:value-type="string" table:style-name="aa7f404">
            <text:p>80</text:p>
          </table:table-cell>
          <table:table-cell office:string-value="-" office:value-type="string" table:style-name="ae0c66a">
            <text:p>-</text:p>
          </table:table-cell>
          <table:table-cell office:string-value="160" office:value-type="string" table:style-name="a1ba14d">
            <text:p>160</text:p>
          </table:table-cell>
          <table:table-cell office:string-value="+" office:value-type="string" table:style-name="a876212">
            <text:p>+</text:p>
          </table:table-cell>
        </table:table-row>
        <table:table-row>
          <table:table-cell office:string-value="39" office:value-type="string" table:style-name="a2c5d34">
            <text:p>39</text:p>
          </table:table-cell>
          <table:table-cell office:string-value="Защита линии QF13&quot;6ЩРК4.13К&quot;" office:value-type="string" table:style-name="a256cb0">
            <text:p>Защита линии QF13"6ЩРК4.13К"</text:p>
          </table:table-cell>
          <table:table-cell office:string-value="ABB S201" office:value-type="string" table:style-name="ab4014e">
            <text:p>ABB S201</text:p>
          </table:table-cell>
          <table:table-cell office:string-value="ОВВ" office:value-type="string" table:style-name="aae78ef">
            <text:p>ОВВ</text:p>
          </table:table-cell>
          <table:table-cell office:string-value="C" office:value-type="string" table:style-name="a093fec">
            <text:p>C</text:p>
          </table:table-cell>
          <table:table-cell office:string-value="-----" office:value-type="string" table:style-name="afb8724">
            <text:p>-----</text:p>
          </table:table-cell>
          <table:table-cell office:string-value="63" office:value-type="string" table:style-name="ada9eba">
            <text:p>63</text:p>
          </table:table-cell>
          <table:table-cell office:string-value="16" office:value-type="string" table:style-name="aa3c678">
            <text:p>16</text:p>
          </table:table-cell>
          <table:table-cell office:string-value="80-160" office:value-type="string" table:style-name="ada9415">
            <text:p>80-160</text:p>
          </table:table-cell>
          <table:table-cell office:string-value="48" office:value-type="string" table:style-name="a4f5dfe">
            <text:p>48</text:p>
          </table:table-cell>
          <table:table-cell office:string-value="0,6-45" office:value-type="string" table:style-name="ae09bb2">
            <text:p>0,6-45</text:p>
          </table:table-cell>
          <table:table-cell office:string-value="9" office:value-type="string" table:style-name="a84dd0d">
            <text:p>9</text:p>
          </table:table-cell>
          <table:table-cell office:string-value="0,1" office:value-type="string" table:style-name="a793d76">
            <text:p>0,1</text:p>
          </table:table-cell>
          <table:table-cell office:string-value="80" office:value-type="string" table:style-name="ac6225c">
            <text:p>80</text:p>
          </table:table-cell>
          <table:table-cell office:string-value="-" office:value-type="string" table:style-name="ac94bae">
            <text:p>-</text:p>
          </table:table-cell>
          <table:table-cell office:string-value="160" office:value-type="string" table:style-name="ad07d9a">
            <text:p>160</text:p>
          </table:table-cell>
          <table:table-cell office:string-value="+" office:value-type="string" table:style-name="ac54c08">
            <text:p>+</text:p>
          </table:table-cell>
        </table:table-row>
        <table:table-row>
          <table:table-cell office:string-value="40" office:value-type="string" table:style-name="a65c796">
            <text:p>40</text:p>
          </table:table-cell>
          <table:table-cell office:string-value="Защита линии QF14&quot;6ЩРК4.14К&quot;" office:value-type="string" table:style-name="a4f50e2">
            <text:p>Защита линии QF14"6ЩРК4.14К"</text:p>
          </table:table-cell>
          <table:table-cell office:string-value="ABB S201" office:value-type="string" table:style-name="ad5692f">
            <text:p>ABB S201</text:p>
          </table:table-cell>
          <table:table-cell office:string-value="ОВВ" office:value-type="string" table:style-name="af9bee9">
            <text:p>ОВВ</text:p>
          </table:table-cell>
          <table:table-cell office:string-value="C" office:value-type="string" table:style-name="abd0997">
            <text:p>C</text:p>
          </table:table-cell>
          <table:table-cell office:string-value="-----" office:value-type="string" table:style-name="a3ed526">
            <text:p>-----</text:p>
          </table:table-cell>
          <table:table-cell office:string-value="63" office:value-type="string" table:style-name="a1d20a6">
            <text:p>63</text:p>
          </table:table-cell>
          <table:table-cell office:string-value="16" office:value-type="string" table:style-name="aa18bca">
            <text:p>16</text:p>
          </table:table-cell>
          <table:table-cell office:string-value="80-160" office:value-type="string" table:style-name="ade3249">
            <text:p>80-160</text:p>
          </table:table-cell>
          <table:table-cell office:string-value="48" office:value-type="string" table:style-name="ab6c07e">
            <text:p>48</text:p>
          </table:table-cell>
          <table:table-cell office:string-value="0,6-45" office:value-type="string" table:style-name="a7c4450">
            <text:p>0,6-45</text:p>
          </table:table-cell>
          <table:table-cell office:string-value="13" office:value-type="string" table:style-name="abbecfd">
            <text:p>13</text:p>
          </table:table-cell>
          <table:table-cell office:string-value="0,1" office:value-type="string" table:style-name="a7f7014">
            <text:p>0,1</text:p>
          </table:table-cell>
          <table:table-cell office:string-value="80" office:value-type="string" table:style-name="a7d0f2b">
            <text:p>80</text:p>
          </table:table-cell>
          <table:table-cell office:string-value="-" office:value-type="string" table:style-name="a3685c6">
            <text:p>-</text:p>
          </table:table-cell>
          <table:table-cell office:string-value="160" office:value-type="string" table:style-name="a9c380d">
            <text:p>160</text:p>
          </table:table-cell>
          <table:table-cell office:string-value="+" office:value-type="string" table:style-name="a5bcf68">
            <text:p>+</text:p>
          </table:table-cell>
        </table:table-row>
        <table:table-row>
          <table:table-cell office:string-value="41" office:value-type="string" table:style-name="a34a945">
            <text:p>41</text:p>
          </table:table-cell>
          <table:table-cell office:string-value="Защита линии QF15&quot;6ЩРК4.15К&quot;" office:value-type="string" table:style-name="ab05daf">
            <text:p>Защита линии QF15"6ЩРК4.15К"</text:p>
          </table:table-cell>
          <table:table-cell office:string-value="ABB S201" office:value-type="string" table:style-name="a97bee7">
            <text:p>ABB S201</text:p>
          </table:table-cell>
          <table:table-cell office:string-value="ОВВ" office:value-type="string" table:style-name="a80295a">
            <text:p>ОВВ</text:p>
          </table:table-cell>
          <table:table-cell office:string-value="C" office:value-type="string" table:style-name="aed5dee">
            <text:p>C</text:p>
          </table:table-cell>
          <table:table-cell office:string-value="-----" office:value-type="string" table:style-name="a7cf7b2">
            <text:p>-----</text:p>
          </table:table-cell>
          <table:table-cell office:string-value="63" office:value-type="string" table:style-name="aa27d8d">
            <text:p>63</text:p>
          </table:table-cell>
          <table:table-cell office:string-value="16" office:value-type="string" table:style-name="a879952">
            <text:p>16</text:p>
          </table:table-cell>
          <table:table-cell office:string-value="80-160" office:value-type="string" table:style-name="a38e419">
            <text:p>80-160</text:p>
          </table:table-cell>
          <table:table-cell office:string-value="48" office:value-type="string" table:style-name="a330660">
            <text:p>48</text:p>
          </table:table-cell>
          <table:table-cell office:string-value="0,6-45" office:value-type="string" table:style-name="a919668">
            <text:p>0,6-45</text:p>
          </table:table-cell>
          <table:table-cell office:string-value="9" office:value-type="string" table:style-name="aeb4bc7">
            <text:p>9</text:p>
          </table:table-cell>
          <table:table-cell office:string-value="0,1" office:value-type="string" table:style-name="aaa02cf">
            <text:p>0,1</text:p>
          </table:table-cell>
          <table:table-cell office:string-value="80" office:value-type="string" table:style-name="a57713e">
            <text:p>80</text:p>
          </table:table-cell>
          <table:table-cell office:string-value="-" office:value-type="string" table:style-name="ad8df18">
            <text:p>-</text:p>
          </table:table-cell>
          <table:table-cell office:string-value="160" office:value-type="string" table:style-name="a71b80a">
            <text:p>160</text:p>
          </table:table-cell>
          <table:table-cell office:string-value="+" office:value-type="string" table:style-name="a65431b">
            <text:p>+</text:p>
          </table:table-cell>
        </table:table-row>
        <table:table-row>
          <table:table-cell office:string-value="42" office:value-type="string" table:style-name="ad90ed8">
            <text:p>42</text:p>
          </table:table-cell>
          <table:table-cell office:string-value="Защита линии QF16&quot;6ЩРК4.16К&quot;" office:value-type="string" table:style-name="a3effe3">
            <text:p>Защита линии QF16"6ЩРК4.16К"</text:p>
          </table:table-cell>
          <table:table-cell office:string-value="ABB S201" office:value-type="string" table:style-name="a799723">
            <text:p>ABB S201</text:p>
          </table:table-cell>
          <table:table-cell office:string-value="ОВВ" office:value-type="string" table:style-name="a34cd73">
            <text:p>ОВВ</text:p>
          </table:table-cell>
          <table:table-cell office:string-value="C" office:value-type="string" table:style-name="a0cdce9">
            <text:p>C</text:p>
          </table:table-cell>
          <table:table-cell office:string-value="-----" office:value-type="string" table:style-name="a31e7a6">
            <text:p>-----</text:p>
          </table:table-cell>
          <table:table-cell office:string-value="63" office:value-type="string" table:style-name="a5529c0">
            <text:p>63</text:p>
          </table:table-cell>
          <table:table-cell office:string-value="16" office:value-type="string" table:style-name="a6354b8">
            <text:p>16</text:p>
          </table:table-cell>
          <table:table-cell office:string-value="80-160" office:value-type="string" table:style-name="ad66886">
            <text:p>80-160</text:p>
          </table:table-cell>
          <table:table-cell office:string-value="48" office:value-type="string" table:style-name="a1b9666">
            <text:p>48</text:p>
          </table:table-cell>
          <table:table-cell office:string-value="0,6-45" office:value-type="string" table:style-name="a2a9f2e">
            <text:p>0,6-45</text:p>
          </table:table-cell>
          <table:table-cell office:string-value="13" office:value-type="string" table:style-name="a7c30cc">
            <text:p>13</text:p>
          </table:table-cell>
          <table:table-cell office:string-value="0,1" office:value-type="string" table:style-name="aac586e">
            <text:p>0,1</text:p>
          </table:table-cell>
          <table:table-cell office:string-value="80" office:value-type="string" table:style-name="a558062">
            <text:p>80</text:p>
          </table:table-cell>
          <table:table-cell office:string-value="-" office:value-type="string" table:style-name="ad6af65">
            <text:p>-</text:p>
          </table:table-cell>
          <table:table-cell office:string-value="160" office:value-type="string" table:style-name="af10ab1">
            <text:p>160</text:p>
          </table:table-cell>
          <table:table-cell office:string-value="+" office:value-type="string" table:style-name="a754b58">
            <text:p>+</text:p>
          </table:table-cell>
        </table:table-row>
        <table:table-row>
          <table:table-cell office:string-value="43" office:value-type="string" table:style-name="a1f0bbf">
            <text:p>43</text:p>
          </table:table-cell>
          <table:table-cell office:string-value="Защита линии QF17&quot;6ЩРК4.17К&quot;" office:value-type="string" table:style-name="a1eba2d">
            <text:p>Защита линии QF17"6ЩРК4.17К"</text:p>
          </table:table-cell>
          <table:table-cell office:string-value="ABB S201" office:value-type="string" table:style-name="a8fbc35">
            <text:p>ABB S201</text:p>
          </table:table-cell>
          <table:table-cell office:string-value="ОВВ" office:value-type="string" table:style-name="acd7c57">
            <text:p>ОВВ</text:p>
          </table:table-cell>
          <table:table-cell office:string-value="C" office:value-type="string" table:style-name="a49eac0">
            <text:p>C</text:p>
          </table:table-cell>
          <table:table-cell office:string-value="-----" office:value-type="string" table:style-name="a17fd3d">
            <text:p>-----</text:p>
          </table:table-cell>
          <table:table-cell office:string-value="63" office:value-type="string" table:style-name="aa54537">
            <text:p>63</text:p>
          </table:table-cell>
          <table:table-cell office:string-value="16" office:value-type="string" table:style-name="a21df53">
            <text:p>16</text:p>
          </table:table-cell>
          <table:table-cell office:string-value="80-160" office:value-type="string" table:style-name="a25548b">
            <text:p>80-160</text:p>
          </table:table-cell>
          <table:table-cell office:string-value="48" office:value-type="string" table:style-name="a09b382">
            <text:p>48</text:p>
          </table:table-cell>
          <table:table-cell office:string-value="0,6-45" office:value-type="string" table:style-name="aa4f877">
            <text:p>0,6-45</text:p>
          </table:table-cell>
          <table:table-cell office:string-value="8" office:value-type="string" table:style-name="a31a788">
            <text:p>8</text:p>
          </table:table-cell>
          <table:table-cell office:string-value="0,1" office:value-type="string" table:style-name="a8f5e88">
            <text:p>0,1</text:p>
          </table:table-cell>
          <table:table-cell office:string-value="80" office:value-type="string" table:style-name="a382f68">
            <text:p>80</text:p>
          </table:table-cell>
          <table:table-cell office:string-value="-" office:value-type="string" table:style-name="a2d41f4">
            <text:p>-</text:p>
          </table:table-cell>
          <table:table-cell office:string-value="160" office:value-type="string" table:style-name="af36a1e">
            <text:p>160</text:p>
          </table:table-cell>
          <table:table-cell office:string-value="+" office:value-type="string" table:style-name="af9f842">
            <text:p>+</text:p>
          </table:table-cell>
        </table:table-row>
        <table:table-row>
          <table:table-cell office:string-value="44" office:value-type="string" table:style-name="af74234">
            <text:p>44</text:p>
          </table:table-cell>
          <table:table-cell office:string-value="Защита линии QF18&quot;6ЩРК4.18К&quot;" office:value-type="string" table:style-name="a4da8de">
            <text:p>Защита линии QF18"6ЩРК4.18К"</text:p>
          </table:table-cell>
          <table:table-cell office:string-value="ABB S201" office:value-type="string" table:style-name="a8f4ed0">
            <text:p>ABB S201</text:p>
          </table:table-cell>
          <table:table-cell office:string-value="ОВВ" office:value-type="string" table:style-name="a9f4be9">
            <text:p>ОВВ</text:p>
          </table:table-cell>
          <table:table-cell office:string-value="C" office:value-type="string" table:style-name="a1a8278">
            <text:p>C</text:p>
          </table:table-cell>
          <table:table-cell office:string-value="-----" office:value-type="string" table:style-name="a03ef19">
            <text:p>-----</text:p>
          </table:table-cell>
          <table:table-cell office:string-value="63" office:value-type="string" table:style-name="a1c009a">
            <text:p>63</text:p>
          </table:table-cell>
          <table:table-cell office:string-value="16" office:value-type="string" table:style-name="a178550">
            <text:p>16</text:p>
          </table:table-cell>
          <table:table-cell office:string-value="80-160" office:value-type="string" table:style-name="a5a4385">
            <text:p>80-160</text:p>
          </table:table-cell>
          <table:table-cell office:string-value="48" office:value-type="string" table:style-name="a007049">
            <text:p>48</text:p>
          </table:table-cell>
          <table:table-cell office:string-value="0,6-45" office:value-type="string" table:style-name="a10507f">
            <text:p>0,6-45</text:p>
          </table:table-cell>
          <table:table-cell office:string-value="13" office:value-type="string" table:style-name="a00418c">
            <text:p>13</text:p>
          </table:table-cell>
          <table:table-cell office:string-value="0,1" office:value-type="string" table:style-name="a8c5000">
            <text:p>0,1</text:p>
          </table:table-cell>
          <table:table-cell office:string-value="80" office:value-type="string" table:style-name="ae42274">
            <text:p>80</text:p>
          </table:table-cell>
          <table:table-cell office:string-value="-" office:value-type="string" table:style-name="ae7bc62">
            <text:p>-</text:p>
          </table:table-cell>
          <table:table-cell office:string-value="160" office:value-type="string" table:style-name="a6c2919">
            <text:p>160</text:p>
          </table:table-cell>
          <table:table-cell office:string-value="+" office:value-type="string" table:style-name="a9fb97b">
            <text:p>+</text:p>
          </table:table-cell>
        </table:table-row>
        <table:table-row>
          <table:table-cell office:string-value="45" office:value-type="string" table:style-name="a54da38">
            <text:p>45</text:p>
          </table:table-cell>
          <table:table-cell office:string-value="Защита линии QF19&quot;6ЩРК4.19К&quot;" office:value-type="string" table:style-name="a4c4beb">
            <text:p>Защита линии QF19"6ЩРК4.19К"</text:p>
          </table:table-cell>
          <table:table-cell office:string-value="ABB S201" office:value-type="string" table:style-name="a5f7698">
            <text:p>ABB S201</text:p>
          </table:table-cell>
          <table:table-cell office:string-value="ОВВ" office:value-type="string" table:style-name="a234f24">
            <text:p>ОВВ</text:p>
          </table:table-cell>
          <table:table-cell office:string-value="C" office:value-type="string" table:style-name="a76b47f">
            <text:p>C</text:p>
          </table:table-cell>
          <table:table-cell office:string-value="-----" office:value-type="string" table:style-name="a347571">
            <text:p>-----</text:p>
          </table:table-cell>
          <table:table-cell office:string-value="63" office:value-type="string" table:style-name="ab46c12">
            <text:p>63</text:p>
          </table:table-cell>
          <table:table-cell office:string-value="16" office:value-type="string" table:style-name="abe8d79">
            <text:p>16</text:p>
          </table:table-cell>
          <table:table-cell office:string-value="80-160" office:value-type="string" table:style-name="a93c7de">
            <text:p>80-160</text:p>
          </table:table-cell>
          <table:table-cell office:string-value="48" office:value-type="string" table:style-name="ac7fd0a">
            <text:p>48</text:p>
          </table:table-cell>
          <table:table-cell office:string-value="0,6-45" office:value-type="string" table:style-name="a60f8d3">
            <text:p>0,6-45</text:p>
          </table:table-cell>
          <table:table-cell office:string-value="9" office:value-type="string" table:style-name="a6d1924">
            <text:p>9</text:p>
          </table:table-cell>
          <table:table-cell office:string-value="0,1" office:value-type="string" table:style-name="afd7f6a">
            <text:p>0,1</text:p>
          </table:table-cell>
          <table:table-cell office:string-value="80" office:value-type="string" table:style-name="a8aff9d">
            <text:p>80</text:p>
          </table:table-cell>
          <table:table-cell office:string-value="-" office:value-type="string" table:style-name="a3d11d0">
            <text:p>-</text:p>
          </table:table-cell>
          <table:table-cell office:string-value="160" office:value-type="string" table:style-name="a7d16c8">
            <text:p>160</text:p>
          </table:table-cell>
          <table:table-cell office:string-value="+" office:value-type="string" table:style-name="a7d4131">
            <text:p>+</text:p>
          </table:table-cell>
        </table:table-row>
        <table:table-row>
          <table:table-cell office:string-value="46" office:value-type="string" table:style-name="a429c00">
            <text:p>46</text:p>
          </table:table-cell>
          <table:table-cell office:string-value="Защита линии QF20&quot;6ЩРК4.20К&quot;" office:value-type="string" table:style-name="a177ea3">
            <text:p>Защита линии QF20"6ЩРК4.20К"</text:p>
          </table:table-cell>
          <table:table-cell office:string-value="ABB S201" office:value-type="string" table:style-name="a48f1f7">
            <text:p>ABB S201</text:p>
          </table:table-cell>
          <table:table-cell office:string-value="ОВВ" office:value-type="string" table:style-name="afc4232">
            <text:p>ОВВ</text:p>
          </table:table-cell>
          <table:table-cell office:string-value="C" office:value-type="string" table:style-name="a42ec34">
            <text:p>C</text:p>
          </table:table-cell>
          <table:table-cell office:string-value="-----" office:value-type="string" table:style-name="a1d1d12">
            <text:p>-----</text:p>
          </table:table-cell>
          <table:table-cell office:string-value="63" office:value-type="string" table:style-name="a656529">
            <text:p>63</text:p>
          </table:table-cell>
          <table:table-cell office:string-value="16" office:value-type="string" table:style-name="a64a9f8">
            <text:p>16</text:p>
          </table:table-cell>
          <table:table-cell office:string-value="80-160" office:value-type="string" table:style-name="a5a40a8">
            <text:p>80-160</text:p>
          </table:table-cell>
          <table:table-cell office:string-value="48" office:value-type="string" table:style-name="a54dd27">
            <text:p>48</text:p>
          </table:table-cell>
          <table:table-cell office:string-value="0,6-45" office:value-type="string" table:style-name="a84d4cd">
            <text:p>0,6-45</text:p>
          </table:table-cell>
          <table:table-cell office:string-value="11" office:value-type="string" table:style-name="a2067af">
            <text:p>11</text:p>
          </table:table-cell>
          <table:table-cell office:string-value="0,1" office:value-type="string" table:style-name="a59cf8a">
            <text:p>0,1</text:p>
          </table:table-cell>
          <table:table-cell office:string-value="80" office:value-type="string" table:style-name="a38f7d9">
            <text:p>80</text:p>
          </table:table-cell>
          <table:table-cell office:string-value="-" office:value-type="string" table:style-name="aa14f64">
            <text:p>-</text:p>
          </table:table-cell>
          <table:table-cell office:string-value="160" office:value-type="string" table:style-name="a045add">
            <text:p>160</text:p>
          </table:table-cell>
          <table:table-cell office:string-value="+" office:value-type="string" table:style-name="a504a2e">
            <text:p>+</text:p>
          </table:table-cell>
        </table:table-row>
        <table:table-row>
          <table:table-cell office:string-value="47" office:value-type="string" table:style-name="a442245">
            <text:p>47</text:p>
          </table:table-cell>
          <table:table-cell office:string-value="Защита линии QF21&quot;6ЩРК4.21К&quot;" office:value-type="string" table:style-name="a16c4ad">
            <text:p>Защита линии QF21"6ЩРК4.21К"</text:p>
          </table:table-cell>
          <table:table-cell office:string-value="ABB S201" office:value-type="string" table:style-name="ae8b19f">
            <text:p>ABB S201</text:p>
          </table:table-cell>
          <table:table-cell office:string-value="ОВВ" office:value-type="string" table:style-name="ae70a83">
            <text:p>ОВВ</text:p>
          </table:table-cell>
          <table:table-cell office:string-value="C" office:value-type="string" table:style-name="a9fbf73">
            <text:p>C</text:p>
          </table:table-cell>
          <table:table-cell office:string-value="-----" office:value-type="string" table:style-name="a3745de">
            <text:p>-----</text:p>
          </table:table-cell>
          <table:table-cell office:string-value="63" office:value-type="string" table:style-name="aa99e7c">
            <text:p>63</text:p>
          </table:table-cell>
          <table:table-cell office:string-value="16" office:value-type="string" table:style-name="af6ca97">
            <text:p>16</text:p>
          </table:table-cell>
          <table:table-cell office:string-value="80-160" office:value-type="string" table:style-name="afe52b5">
            <text:p>80-160</text:p>
          </table:table-cell>
          <table:table-cell office:string-value="48" office:value-type="string" table:style-name="a8b60f7">
            <text:p>48</text:p>
          </table:table-cell>
          <table:table-cell office:string-value="0,6-45" office:value-type="string" table:style-name="acdc7c0">
            <text:p>0,6-45</text:p>
          </table:table-cell>
          <table:table-cell office:string-value="13" office:value-type="string" table:style-name="a55182c">
            <text:p>13</text:p>
          </table:table-cell>
          <table:table-cell office:string-value="0,1" office:value-type="string" table:style-name="a13b48d">
            <text:p>0,1</text:p>
          </table:table-cell>
          <table:table-cell office:string-value="80" office:value-type="string" table:style-name="a60e91e">
            <text:p>80</text:p>
          </table:table-cell>
          <table:table-cell office:string-value="-" office:value-type="string" table:style-name="a9a1273">
            <text:p>-</text:p>
          </table:table-cell>
          <table:table-cell office:string-value="160" office:value-type="string" table:style-name="a0ff658">
            <text:p>160</text:p>
          </table:table-cell>
          <table:table-cell office:string-value="+" office:value-type="string" table:style-name="a0acc1d">
            <text:p>+</text:p>
          </table:table-cell>
        </table:table-row>
        <table:table-row>
          <table:table-cell office:string-value="48" office:value-type="string" table:style-name="a82be03">
            <text:p>48</text:p>
          </table:table-cell>
          <table:table-cell office:string-value="Защита линии QF22&quot;6ЩРК4.22К&quot;" office:value-type="string" table:style-name="aecaad5">
            <text:p>Защита линии QF22"6ЩРК4.22К"</text:p>
          </table:table-cell>
          <table:table-cell office:string-value="ABB S201" office:value-type="string" table:style-name="ac95f41">
            <text:p>ABB S201</text:p>
          </table:table-cell>
          <table:table-cell office:string-value="ОВВ" office:value-type="string" table:style-name="acecf3e">
            <text:p>ОВВ</text:p>
          </table:table-cell>
          <table:table-cell office:string-value="C" office:value-type="string" table:style-name="af46467">
            <text:p>C</text:p>
          </table:table-cell>
          <table:table-cell office:string-value="-----" office:value-type="string" table:style-name="ad36c73">
            <text:p>-----</text:p>
          </table:table-cell>
          <table:table-cell office:string-value="63" office:value-type="string" table:style-name="aa897dd">
            <text:p>63</text:p>
          </table:table-cell>
          <table:table-cell office:string-value="16" office:value-type="string" table:style-name="afc4b10">
            <text:p>16</text:p>
          </table:table-cell>
          <table:table-cell office:string-value="80-160" office:value-type="string" table:style-name="a5481a4">
            <text:p>80-160</text:p>
          </table:table-cell>
          <table:table-cell office:string-value="48" office:value-type="string" table:style-name="a740bc0">
            <text:p>48</text:p>
          </table:table-cell>
          <table:table-cell office:string-value="0,6-45" office:value-type="string" table:style-name="a6387c7">
            <text:p>0,6-45</text:p>
          </table:table-cell>
          <table:table-cell office:string-value="9" office:value-type="string" table:style-name="ad47723">
            <text:p>9</text:p>
          </table:table-cell>
          <table:table-cell office:string-value="0,1" office:value-type="string" table:style-name="a198c46">
            <text:p>0,1</text:p>
          </table:table-cell>
          <table:table-cell office:string-value="80" office:value-type="string" table:style-name="a86a34e">
            <text:p>80</text:p>
          </table:table-cell>
          <table:table-cell office:string-value="-" office:value-type="string" table:style-name="a368724">
            <text:p>-</text:p>
          </table:table-cell>
          <table:table-cell office:string-value="160" office:value-type="string" table:style-name="a9b9530">
            <text:p>160</text:p>
          </table:table-cell>
          <table:table-cell office:string-value="+" office:value-type="string" table:style-name="a3443be">
            <text:p>+</text:p>
          </table:table-cell>
        </table:table-row>
        <table:table-row>
          <table:table-cell office:string-value="49" office:value-type="string" table:style-name="a55868a">
            <text:p>49</text:p>
          </table:table-cell>
          <table:table-cell office:string-value="Защита линии QF23&quot;6ЩРК4.23К&quot;" office:value-type="string" table:style-name="a3d5496">
            <text:p>Защита линии QF23"6ЩРК4.23К"</text:p>
          </table:table-cell>
          <table:table-cell office:string-value="ABB S201" office:value-type="string" table:style-name="a615f61">
            <text:p>ABB S201</text:p>
          </table:table-cell>
          <table:table-cell office:string-value="ОВВ" office:value-type="string" table:style-name="ac3c11b">
            <text:p>ОВВ</text:p>
          </table:table-cell>
          <table:table-cell office:string-value="C" office:value-type="string" table:style-name="aef7c09">
            <text:p>C</text:p>
          </table:table-cell>
          <table:table-cell office:string-value="-----" office:value-type="string" table:style-name="a842542">
            <text:p>-----</text:p>
          </table:table-cell>
          <table:table-cell office:string-value="63" office:value-type="string" table:style-name="a50c72d">
            <text:p>63</text:p>
          </table:table-cell>
          <table:table-cell office:string-value="16" office:value-type="string" table:style-name="a6f32d7">
            <text:p>16</text:p>
          </table:table-cell>
          <table:table-cell office:string-value="80-160" office:value-type="string" table:style-name="afbc175">
            <text:p>80-160</text:p>
          </table:table-cell>
          <table:table-cell office:string-value="48" office:value-type="string" table:style-name="a5400e7">
            <text:p>48</text:p>
          </table:table-cell>
          <table:table-cell office:string-value="0,6-45" office:value-type="string" table:style-name="a4a86bd">
            <text:p>0,6-45</text:p>
          </table:table-cell>
          <table:table-cell office:string-value="8" office:value-type="string" table:style-name="aa995b3">
            <text:p>8</text:p>
          </table:table-cell>
          <table:table-cell office:string-value="0,1" office:value-type="string" table:style-name="a697aed">
            <text:p>0,1</text:p>
          </table:table-cell>
          <table:table-cell office:string-value="80" office:value-type="string" table:style-name="ab1dbfb">
            <text:p>80</text:p>
          </table:table-cell>
          <table:table-cell office:string-value="-" office:value-type="string" table:style-name="abc46e4">
            <text:p>-</text:p>
          </table:table-cell>
          <table:table-cell office:string-value="160" office:value-type="string" table:style-name="a9bfca3">
            <text:p>160</text:p>
          </table:table-cell>
          <table:table-cell office:string-value="+" office:value-type="string" table:style-name="a067013">
            <text:p>+</text:p>
          </table:table-cell>
        </table:table-row>
        <table:table-row>
          <table:table-cell office:string-value="50" office:value-type="string" table:style-name="ac421ea">
            <text:p>50</text:p>
          </table:table-cell>
          <table:table-cell office:string-value="Защита линии QF24&quot;6ЩРК4.24К&quot;" office:value-type="string" table:style-name="a5c5bab">
            <text:p>Защита линии QF24"6ЩРК4.24К"</text:p>
          </table:table-cell>
          <table:table-cell office:string-value="ABB S201" office:value-type="string" table:style-name="ab339cf">
            <text:p>ABB S201</text:p>
          </table:table-cell>
          <table:table-cell office:string-value="ОВВ" office:value-type="string" table:style-name="ae33891">
            <text:p>ОВВ</text:p>
          </table:table-cell>
          <table:table-cell office:string-value="C" office:value-type="string" table:style-name="ad6a151">
            <text:p>C</text:p>
          </table:table-cell>
          <table:table-cell office:string-value="-----" office:value-type="string" table:style-name="ab05965">
            <text:p>-----</text:p>
          </table:table-cell>
          <table:table-cell office:string-value="63" office:value-type="string" table:style-name="ad5fa99">
            <text:p>63</text:p>
          </table:table-cell>
          <table:table-cell office:string-value="16" office:value-type="string" table:style-name="a4d3a49">
            <text:p>16</text:p>
          </table:table-cell>
          <table:table-cell office:string-value="80-160" office:value-type="string" table:style-name="a010c56">
            <text:p>80-160</text:p>
          </table:table-cell>
          <table:table-cell office:string-value="48" office:value-type="string" table:style-name="a0b045c">
            <text:p>48</text:p>
          </table:table-cell>
          <table:table-cell office:string-value="0,6-45" office:value-type="string" table:style-name="a18a8be">
            <text:p>0,6-45</text:p>
          </table:table-cell>
          <table:table-cell office:string-value="9" office:value-type="string" table:style-name="a111af4">
            <text:p>9</text:p>
          </table:table-cell>
          <table:table-cell office:string-value="0,1" office:value-type="string" table:style-name="a087f0f">
            <text:p>0,1</text:p>
          </table:table-cell>
          <table:table-cell office:string-value="80" office:value-type="string" table:style-name="afc5d06">
            <text:p>80</text:p>
          </table:table-cell>
          <table:table-cell office:string-value="-" office:value-type="string" table:style-name="a5ca27f">
            <text:p>-</text:p>
          </table:table-cell>
          <table:table-cell office:string-value="160" office:value-type="string" table:style-name="aaa876c">
            <text:p>160</text:p>
          </table:table-cell>
          <table:table-cell office:string-value="+" office:value-type="string" table:style-name="af0bdf0">
            <text:p>+</text:p>
          </table:table-cell>
        </table:table-row>
        <table:table-row>
          <table:table-cell office:string-value="51" office:value-type="string" table:style-name="a04cad1">
            <text:p>51</text:p>
          </table:table-cell>
          <table:table-cell office:string-value="Защита линии QF25&quot;6ЩРК4.25К&quot;" office:value-type="string" table:style-name="aa89be1">
            <text:p>Защита линии QF25"6ЩРК4.25К"</text:p>
          </table:table-cell>
          <table:table-cell office:string-value="ABB S201" office:value-type="string" table:style-name="a007280">
            <text:p>ABB S201</text:p>
          </table:table-cell>
          <table:table-cell office:string-value="ОВВ" office:value-type="string" table:style-name="ad61e5b">
            <text:p>ОВВ</text:p>
          </table:table-cell>
          <table:table-cell office:string-value="C" office:value-type="string" table:style-name="abaa775">
            <text:p>C</text:p>
          </table:table-cell>
          <table:table-cell office:string-value="-----" office:value-type="string" table:style-name="a303af9">
            <text:p>-----</text:p>
          </table:table-cell>
          <table:table-cell office:string-value="63" office:value-type="string" table:style-name="a4f2d4a">
            <text:p>63</text:p>
          </table:table-cell>
          <table:table-cell office:string-value="16" office:value-type="string" table:style-name="a154b28">
            <text:p>16</text:p>
          </table:table-cell>
          <table:table-cell office:string-value="80-160" office:value-type="string" table:style-name="a77ace7">
            <text:p>80-160</text:p>
          </table:table-cell>
          <table:table-cell office:string-value="48" office:value-type="string" table:style-name="af14145">
            <text:p>48</text:p>
          </table:table-cell>
          <table:table-cell office:string-value="0,6-45" office:value-type="string" table:style-name="aebfb27">
            <text:p>0,6-45</text:p>
          </table:table-cell>
          <table:table-cell office:string-value="12" office:value-type="string" table:style-name="a7a574d">
            <text:p>12</text:p>
          </table:table-cell>
          <table:table-cell office:string-value="0,1" office:value-type="string" table:style-name="a1207c6">
            <text:p>0,1</text:p>
          </table:table-cell>
          <table:table-cell office:string-value="80" office:value-type="string" table:style-name="a84d41e">
            <text:p>80</text:p>
          </table:table-cell>
          <table:table-cell office:string-value="-" office:value-type="string" table:style-name="aa00338">
            <text:p>-</text:p>
          </table:table-cell>
          <table:table-cell office:string-value="160" office:value-type="string" table:style-name="a2cd09b">
            <text:p>160</text:p>
          </table:table-cell>
          <table:table-cell office:string-value="+" office:value-type="string" table:style-name="a1b106b">
            <text:p>+</text:p>
          </table:table-cell>
        </table:table-row>
        <table:table-row>
          <table:table-cell office:string-value="52" office:value-type="string" table:style-name="a43b62f">
            <text:p>52</text:p>
          </table:table-cell>
          <table:table-cell office:string-value="Защита линии QF26&quot;6ЩРК4.26К&quot;" office:value-type="string" table:style-name="a72c16d">
            <text:p>Защита линии QF26"6ЩРК4.26К"</text:p>
          </table:table-cell>
          <table:table-cell office:string-value="ABB S201" office:value-type="string" table:style-name="a52c475">
            <text:p>ABB S201</text:p>
          </table:table-cell>
          <table:table-cell office:string-value="ОВВ" office:value-type="string" table:style-name="a9bec80">
            <text:p>ОВВ</text:p>
          </table:table-cell>
          <table:table-cell office:string-value="C" office:value-type="string" table:style-name="a248405">
            <text:p>C</text:p>
          </table:table-cell>
          <table:table-cell office:string-value="-----" office:value-type="string" table:style-name="ade5929">
            <text:p>-----</text:p>
          </table:table-cell>
          <table:table-cell office:string-value="63" office:value-type="string" table:style-name="af0e8af">
            <text:p>63</text:p>
          </table:table-cell>
          <table:table-cell office:string-value="16" office:value-type="string" table:style-name="a4e9b28">
            <text:p>16</text:p>
          </table:table-cell>
          <table:table-cell office:string-value="80-160" office:value-type="string" table:style-name="acb45aa">
            <text:p>80-160</text:p>
          </table:table-cell>
          <table:table-cell office:string-value="48" office:value-type="string" table:style-name="a926b74">
            <text:p>48</text:p>
          </table:table-cell>
          <table:table-cell office:string-value="0,6-45" office:value-type="string" table:style-name="a625a6f">
            <text:p>0,6-45</text:p>
          </table:table-cell>
          <table:table-cell office:string-value="10" office:value-type="string" table:style-name="ae02db4">
            <text:p>10</text:p>
          </table:table-cell>
          <table:table-cell office:string-value="0,1" office:value-type="string" table:style-name="a19e755">
            <text:p>0,1</text:p>
          </table:table-cell>
          <table:table-cell office:string-value="80" office:value-type="string" table:style-name="a1c52b9">
            <text:p>80</text:p>
          </table:table-cell>
          <table:table-cell office:string-value="-" office:value-type="string" table:style-name="adea51f">
            <text:p>-</text:p>
          </table:table-cell>
          <table:table-cell office:string-value="160" office:value-type="string" table:style-name="adf2ef5">
            <text:p>160</text:p>
          </table:table-cell>
          <table:table-cell office:string-value="+" office:value-type="string" table:style-name="a316b1d">
            <text:p>+</text:p>
          </table:table-cell>
        </table:table-row>
        <table:table-row>
          <table:table-cell office:string-value="53" office:value-type="string" table:style-name="a05e616">
            <text:p>53</text:p>
          </table:table-cell>
          <table:table-cell office:string-value="Защита линии QF27&quot;6ЩРК4.27К&quot;" office:value-type="string" table:style-name="ae90376">
            <text:p>Защита линии QF27"6ЩРК4.27К"</text:p>
          </table:table-cell>
          <table:table-cell office:string-value="ABB S201" office:value-type="string" table:style-name="a977b0a">
            <text:p>ABB S201</text:p>
          </table:table-cell>
          <table:table-cell office:string-value="ОВВ" office:value-type="string" table:style-name="a3be5d3">
            <text:p>ОВВ</text:p>
          </table:table-cell>
          <table:table-cell office:string-value="C" office:value-type="string" table:style-name="a3e263e">
            <text:p>C</text:p>
          </table:table-cell>
          <table:table-cell office:string-value="-----" office:value-type="string" table:style-name="a300c89">
            <text:p>-----</text:p>
          </table:table-cell>
          <table:table-cell office:string-value="63" office:value-type="string" table:style-name="a4309cd">
            <text:p>63</text:p>
          </table:table-cell>
          <table:table-cell office:string-value="16" office:value-type="string" table:style-name="a8798d4">
            <text:p>16</text:p>
          </table:table-cell>
          <table:table-cell office:string-value="80-160" office:value-type="string" table:style-name="ae975e9">
            <text:p>80-160</text:p>
          </table:table-cell>
          <table:table-cell office:string-value="48" office:value-type="string" table:style-name="a593eef">
            <text:p>48</text:p>
          </table:table-cell>
          <table:table-cell office:string-value="0,6-45" office:value-type="string" table:style-name="aa56dcc">
            <text:p>0,6-45</text:p>
          </table:table-cell>
          <table:table-cell office:string-value="11" office:value-type="string" table:style-name="a73baf9">
            <text:p>11</text:p>
          </table:table-cell>
          <table:table-cell office:string-value="0,1" office:value-type="string" table:style-name="a093fd8">
            <text:p>0,1</text:p>
          </table:table-cell>
          <table:table-cell office:string-value="80" office:value-type="string" table:style-name="a701bfb">
            <text:p>80</text:p>
          </table:table-cell>
          <table:table-cell office:string-value="-" office:value-type="string" table:style-name="a5e09d3">
            <text:p>-</text:p>
          </table:table-cell>
          <table:table-cell office:string-value="160" office:value-type="string" table:style-name="a6fc294">
            <text:p>160</text:p>
          </table:table-cell>
          <table:table-cell office:string-value="+" office:value-type="string" table:style-name="ac52c5b">
            <text:p>+</text:p>
          </table:table-cell>
        </table:table-row>
        <table:table-row>
          <table:table-cell office:string-value="54" office:value-type="string" table:style-name="a34c4fc">
            <text:p>54</text:p>
          </table:table-cell>
          <table:table-cell office:string-value="Защита линии QF28&quot;6ЩРК4.28К&quot;" office:value-type="string" table:style-name="afb3efd">
            <text:p>Защита линии QF28"6ЩРК4.28К"</text:p>
          </table:table-cell>
          <table:table-cell office:string-value="ABB S201" office:value-type="string" table:style-name="ad6427c">
            <text:p>ABB S201</text:p>
          </table:table-cell>
          <table:table-cell office:string-value="ОВВ" office:value-type="string" table:style-name="a824881">
            <text:p>ОВВ</text:p>
          </table:table-cell>
          <table:table-cell office:string-value="C" office:value-type="string" table:style-name="a524c8f">
            <text:p>C</text:p>
          </table:table-cell>
          <table:table-cell office:string-value="-----" office:value-type="string" table:style-name="a1f156a">
            <text:p>-----</text:p>
          </table:table-cell>
          <table:table-cell office:string-value="63" office:value-type="string" table:style-name="abcac2a">
            <text:p>63</text:p>
          </table:table-cell>
          <table:table-cell office:string-value="16" office:value-type="string" table:style-name="a5ec0ba">
            <text:p>16</text:p>
          </table:table-cell>
          <table:table-cell office:string-value="80-160" office:value-type="string" table:style-name="a992e0a">
            <text:p>80-160</text:p>
          </table:table-cell>
          <table:table-cell office:string-value="48" office:value-type="string" table:style-name="ad42167">
            <text:p>48</text:p>
          </table:table-cell>
          <table:table-cell office:string-value="0,6-45" office:value-type="string" table:style-name="ae988e5">
            <text:p>0,6-45</text:p>
          </table:table-cell>
          <table:table-cell office:string-value="9" office:value-type="string" table:style-name="a1b1120">
            <text:p>9</text:p>
          </table:table-cell>
          <table:table-cell office:string-value="0,1" office:value-type="string" table:style-name="ab69cec">
            <text:p>0,1</text:p>
          </table:table-cell>
          <table:table-cell office:string-value="80" office:value-type="string" table:style-name="a87a745">
            <text:p>80</text:p>
          </table:table-cell>
          <table:table-cell office:string-value="-" office:value-type="string" table:style-name="a02fbff">
            <text:p>-</text:p>
          </table:table-cell>
          <table:table-cell office:string-value="160" office:value-type="string" table:style-name="af3cd44">
            <text:p>160</text:p>
          </table:table-cell>
          <table:table-cell office:string-value="+" office:value-type="string" table:style-name="a859e65">
            <text:p>+</text:p>
          </table:table-cell>
        </table:table-row>
        <table:table-row>
          <table:table-cell office:string-value="55" office:value-type="string" table:style-name="afc3fa8">
            <text:p>55</text:p>
          </table:table-cell>
          <table:table-cell office:string-value="Защита линии QF29&quot;6ЩРК4.29К&quot;" office:value-type="string" table:style-name="aafa01d">
            <text:p>Защита линии QF29"6ЩРК4.29К"</text:p>
          </table:table-cell>
          <table:table-cell office:string-value="ABB S201" office:value-type="string" table:style-name="a716192">
            <text:p>ABB S201</text:p>
          </table:table-cell>
          <table:table-cell office:string-value="ОВВ" office:value-type="string" table:style-name="a031ee4">
            <text:p>ОВВ</text:p>
          </table:table-cell>
          <table:table-cell office:string-value="C" office:value-type="string" table:style-name="aee7e74">
            <text:p>C</text:p>
          </table:table-cell>
          <table:table-cell office:string-value="-----" office:value-type="string" table:style-name="ad4119c">
            <text:p>-----</text:p>
          </table:table-cell>
          <table:table-cell office:string-value="63" office:value-type="string" table:style-name="abd703c">
            <text:p>63</text:p>
          </table:table-cell>
          <table:table-cell office:string-value="16" office:value-type="string" table:style-name="a2275c3">
            <text:p>16</text:p>
          </table:table-cell>
          <table:table-cell office:string-value="80-160" office:value-type="string" table:style-name="a135e46">
            <text:p>80-160</text:p>
          </table:table-cell>
          <table:table-cell office:string-value="48" office:value-type="string" table:style-name="a4fb7fa">
            <text:p>48</text:p>
          </table:table-cell>
          <table:table-cell office:string-value="0,6-45" office:value-type="string" table:style-name="a9fabc1">
            <text:p>0,6-45</text:p>
          </table:table-cell>
          <table:table-cell office:string-value="12" office:value-type="string" table:style-name="a3c08f7">
            <text:p>12</text:p>
          </table:table-cell>
          <table:table-cell office:string-value="0,1" office:value-type="string" table:style-name="a8e7276">
            <text:p>0,1</text:p>
          </table:table-cell>
          <table:table-cell office:string-value="80" office:value-type="string" table:style-name="a9ba04c">
            <text:p>80</text:p>
          </table:table-cell>
          <table:table-cell office:string-value="-" office:value-type="string" table:style-name="ade50f7">
            <text:p>-</text:p>
          </table:table-cell>
          <table:table-cell office:string-value="160" office:value-type="string" table:style-name="a9402d7">
            <text:p>160</text:p>
          </table:table-cell>
          <table:table-cell office:string-value="+" office:value-type="string" table:style-name="afc21ba">
            <text:p>+</text:p>
          </table:table-cell>
        </table:table-row>
        <table:table-row>
          <table:table-cell office:string-value="56" office:value-type="string" table:style-name="a767ad6">
            <text:p>56</text:p>
          </table:table-cell>
          <table:table-cell office:string-value="Защита линии QF30&quot;6ЩРК4.30К&quot;" office:value-type="string" table:style-name="a60a2b2">
            <text:p>Защита линии QF30"6ЩРК4.30К"</text:p>
          </table:table-cell>
          <table:table-cell office:string-value="ABB S201" office:value-type="string" table:style-name="a834bed">
            <text:p>ABB S201</text:p>
          </table:table-cell>
          <table:table-cell office:string-value="ОВВ" office:value-type="string" table:style-name="ab26b47">
            <text:p>ОВВ</text:p>
          </table:table-cell>
          <table:table-cell office:string-value="C" office:value-type="string" table:style-name="a590d9c">
            <text:p>C</text:p>
          </table:table-cell>
          <table:table-cell office:string-value="-----" office:value-type="string" table:style-name="a1c08ed">
            <text:p>-----</text:p>
          </table:table-cell>
          <table:table-cell office:string-value="63" office:value-type="string" table:style-name="a213ae0">
            <text:p>63</text:p>
          </table:table-cell>
          <table:table-cell office:string-value="16" office:value-type="string" table:style-name="ae8f88a">
            <text:p>16</text:p>
          </table:table-cell>
          <table:table-cell office:string-value="80-160" office:value-type="string" table:style-name="ac6ae18">
            <text:p>80-160</text:p>
          </table:table-cell>
          <table:table-cell office:string-value="48" office:value-type="string" table:style-name="a86b590">
            <text:p>48</text:p>
          </table:table-cell>
          <table:table-cell office:string-value="0,6-45" office:value-type="string" table:style-name="ae8ac61">
            <text:p>0,6-45</text:p>
          </table:table-cell>
          <table:table-cell office:string-value="13" office:value-type="string" table:style-name="a0f7d73">
            <text:p>13</text:p>
          </table:table-cell>
          <table:table-cell office:string-value="0,1" office:value-type="string" table:style-name="aad93f2">
            <text:p>0,1</text:p>
          </table:table-cell>
          <table:table-cell office:string-value="80" office:value-type="string" table:style-name="a04f0c4">
            <text:p>80</text:p>
          </table:table-cell>
          <table:table-cell office:string-value="-" office:value-type="string" table:style-name="ab77539">
            <text:p>-</text:p>
          </table:table-cell>
          <table:table-cell office:string-value="160" office:value-type="string" table:style-name="ab7a94b">
            <text:p>160</text:p>
          </table:table-cell>
          <table:table-cell office:string-value="+" office:value-type="string" table:style-name="af316cb">
            <text:p>+</text:p>
          </table:table-cell>
        </table:table-row>
        <table:table-row>
          <table:table-cell office:string-value="57" office:value-type="string" table:style-name="a886ec6">
            <text:p>57</text:p>
          </table:table-cell>
          <table:table-cell office:string-value="Защита линии QF31&quot;6ЩРК4.31К&quot;" office:value-type="string" table:style-name="ab36054">
            <text:p>Защита линии QF31"6ЩРК4.31К"</text:p>
          </table:table-cell>
          <table:table-cell office:string-value="ABB S201" office:value-type="string" table:style-name="a1e2a22">
            <text:p>ABB S201</text:p>
          </table:table-cell>
          <table:table-cell office:string-value="ОВВ" office:value-type="string" table:style-name="af8291e">
            <text:p>ОВВ</text:p>
          </table:table-cell>
          <table:table-cell office:string-value="C" office:value-type="string" table:style-name="a635168">
            <text:p>C</text:p>
          </table:table-cell>
          <table:table-cell office:string-value="-----" office:value-type="string" table:style-name="a142aec">
            <text:p>-----</text:p>
          </table:table-cell>
          <table:table-cell office:string-value="63" office:value-type="string" table:style-name="a8c84bd">
            <text:p>63</text:p>
          </table:table-cell>
          <table:table-cell office:string-value="16" office:value-type="string" table:style-name="a5aa228">
            <text:p>16</text:p>
          </table:table-cell>
          <table:table-cell office:string-value="80-160" office:value-type="string" table:style-name="a22b706">
            <text:p>80-160</text:p>
          </table:table-cell>
          <table:table-cell office:string-value="48" office:value-type="string" table:style-name="a8e30b8">
            <text:p>48</text:p>
          </table:table-cell>
          <table:table-cell office:string-value="0,6-45" office:value-type="string" table:style-name="a83c32b">
            <text:p>0,6-45</text:p>
          </table:table-cell>
          <table:table-cell office:string-value="11" office:value-type="string" table:style-name="a7828e7">
            <text:p>11</text:p>
          </table:table-cell>
          <table:table-cell office:string-value="0,1" office:value-type="string" table:style-name="a1ef919">
            <text:p>0,1</text:p>
          </table:table-cell>
          <table:table-cell office:string-value="80" office:value-type="string" table:style-name="a1dba3a">
            <text:p>80</text:p>
          </table:table-cell>
          <table:table-cell office:string-value="-" office:value-type="string" table:style-name="ade3bd3">
            <text:p>-</text:p>
          </table:table-cell>
          <table:table-cell office:string-value="160" office:value-type="string" table:style-name="a3fd228">
            <text:p>160</text:p>
          </table:table-cell>
          <table:table-cell office:string-value="+" office:value-type="string" table:style-name="a51fc5a">
            <text:p>+</text:p>
          </table:table-cell>
        </table:table-row>
        <table:table-row>
          <table:table-cell office:string-value="58" office:value-type="string" table:style-name="a3f1f06">
            <text:p>58</text:p>
          </table:table-cell>
          <table:table-cell office:string-value="Защита линии QF32&quot;6ЩРК4.32К&quot;" office:value-type="string" table:style-name="adcf324">
            <text:p>Защита линии QF32"6ЩРК4.32К"</text:p>
          </table:table-cell>
          <table:table-cell office:string-value="ABB S201" office:value-type="string" table:style-name="aafc39d">
            <text:p>ABB S201</text:p>
          </table:table-cell>
          <table:table-cell office:string-value="ОВВ" office:value-type="string" table:style-name="aee3473">
            <text:p>ОВВ</text:p>
          </table:table-cell>
          <table:table-cell office:string-value="C" office:value-type="string" table:style-name="a342e34">
            <text:p>C</text:p>
          </table:table-cell>
          <table:table-cell office:string-value="-----" office:value-type="string" table:style-name="a6359ca">
            <text:p>-----</text:p>
          </table:table-cell>
          <table:table-cell office:string-value="63" office:value-type="string" table:style-name="af46e13">
            <text:p>63</text:p>
          </table:table-cell>
          <table:table-cell office:string-value="16" office:value-type="string" table:style-name="a233d3c">
            <text:p>16</text:p>
          </table:table-cell>
          <table:table-cell office:string-value="80-160" office:value-type="string" table:style-name="ad38ec9">
            <text:p>80-160</text:p>
          </table:table-cell>
          <table:table-cell office:string-value="48" office:value-type="string" table:style-name="a7a6973">
            <text:p>48</text:p>
          </table:table-cell>
          <table:table-cell office:string-value="0,6-45" office:value-type="string" table:style-name="a7f30a7">
            <text:p>0,6-45</text:p>
          </table:table-cell>
          <table:table-cell office:string-value="8" office:value-type="string" table:style-name="a772b8b">
            <text:p>8</text:p>
          </table:table-cell>
          <table:table-cell office:string-value="0,1" office:value-type="string" table:style-name="a830a46">
            <text:p>0,1</text:p>
          </table:table-cell>
          <table:table-cell office:string-value="80" office:value-type="string" table:style-name="a926230">
            <text:p>80</text:p>
          </table:table-cell>
          <table:table-cell office:string-value="-" office:value-type="string" table:style-name="a927716">
            <text:p>-</text:p>
          </table:table-cell>
          <table:table-cell office:string-value="160" office:value-type="string" table:style-name="a1df79b">
            <text:p>160</text:p>
          </table:table-cell>
          <table:table-cell office:string-value="+" office:value-type="string" table:style-name="a69f334">
            <text:p>+</text:p>
          </table:table-cell>
        </table:table-row>
        <table:table-row>
          <table:table-cell office:string-value="59" office:value-type="string" table:style-name="ae0aa57">
            <text:p>59</text:p>
          </table:table-cell>
          <table:table-cell office:string-value="Защита линии QF33&quot;6ЩРК4.33К&quot;" office:value-type="string" table:style-name="ab1a516">
            <text:p>Защита линии QF33"6ЩРК4.33К"</text:p>
          </table:table-cell>
          <table:table-cell office:string-value="ABB S201" office:value-type="string" table:style-name="ac2a2f4">
            <text:p>ABB S201</text:p>
          </table:table-cell>
          <table:table-cell office:string-value="ОВВ" office:value-type="string" table:style-name="a9d19ca">
            <text:p>ОВВ</text:p>
          </table:table-cell>
          <table:table-cell office:string-value="C" office:value-type="string" table:style-name="aa592ff">
            <text:p>C</text:p>
          </table:table-cell>
          <table:table-cell office:string-value="-----" office:value-type="string" table:style-name="a1b60ca">
            <text:p>-----</text:p>
          </table:table-cell>
          <table:table-cell office:string-value="63" office:value-type="string" table:style-name="a47fbf4">
            <text:p>63</text:p>
          </table:table-cell>
          <table:table-cell office:string-value="16" office:value-type="string" table:style-name="a0200a9">
            <text:p>16</text:p>
          </table:table-cell>
          <table:table-cell office:string-value="80-160" office:value-type="string" table:style-name="a1c0304">
            <text:p>80-160</text:p>
          </table:table-cell>
          <table:table-cell office:string-value="48" office:value-type="string" table:style-name="af50e32">
            <text:p>48</text:p>
          </table:table-cell>
          <table:table-cell office:string-value="0,6-45" office:value-type="string" table:style-name="a2120d6">
            <text:p>0,6-45</text:p>
          </table:table-cell>
          <table:table-cell office:string-value="8" office:value-type="string" table:style-name="aeb4395">
            <text:p>8</text:p>
          </table:table-cell>
          <table:table-cell office:string-value="0,1" office:value-type="string" table:style-name="a534aa4">
            <text:p>0,1</text:p>
          </table:table-cell>
          <table:table-cell office:string-value="80" office:value-type="string" table:style-name="a168dc8">
            <text:p>80</text:p>
          </table:table-cell>
          <table:table-cell office:string-value="-" office:value-type="string" table:style-name="a04245c">
            <text:p>-</text:p>
          </table:table-cell>
          <table:table-cell office:string-value="160" office:value-type="string" table:style-name="afc6252">
            <text:p>160</text:p>
          </table:table-cell>
          <table:table-cell office:string-value="+" office:value-type="string" table:style-name="a39a1a6">
            <text:p>+</text:p>
          </table:table-cell>
        </table:table-row>
        <table:table-row>
          <table:table-cell office:string-value="60" office:value-type="string" table:style-name="a75900c">
            <text:p>60</text:p>
          </table:table-cell>
          <table:table-cell office:string-value="Защита линии QF34&quot;резерв&quot;" office:value-type="string" table:style-name="ae375f7">
            <text:p>Защита линии QF34"резерв"</text:p>
          </table:table-cell>
          <table:table-cell office:string-value="ABB S201" office:value-type="string" table:style-name="ab76187">
            <text:p>ABB S201</text:p>
          </table:table-cell>
          <table:table-cell office:string-value="ОВВ" office:value-type="string" table:style-name="aac1211">
            <text:p>ОВВ</text:p>
          </table:table-cell>
          <table:table-cell office:string-value="C" office:value-type="string" table:style-name="a08103d">
            <text:p>C</text:p>
          </table:table-cell>
          <table:table-cell office:string-value="-----" office:value-type="string" table:style-name="a4cef92">
            <text:p>-----</text:p>
          </table:table-cell>
          <table:table-cell office:string-value="63" office:value-type="string" table:style-name="a32f3ae">
            <text:p>63</text:p>
          </table:table-cell>
          <table:table-cell office:string-value="16" office:value-type="string" table:style-name="a76d17a">
            <text:p>16</text:p>
          </table:table-cell>
          <table:table-cell office:string-value="80-160" office:value-type="string" table:style-name="a95c80c">
            <text:p>80-160</text:p>
          </table:table-cell>
          <table:table-cell office:string-value="48" office:value-type="string" table:style-name="a87aad4">
            <text:p>48</text:p>
          </table:table-cell>
          <table:table-cell office:string-value="0,6-45" office:value-type="string" table:style-name="adc1c1d">
            <text:p>0,6-45</text:p>
          </table:table-cell>
          <table:table-cell office:string-value="11" office:value-type="string" table:style-name="acf4ad3">
            <text:p>11</text:p>
          </table:table-cell>
          <table:table-cell office:string-value="0,1" office:value-type="string" table:style-name="a58ae72">
            <text:p>0,1</text:p>
          </table:table-cell>
          <table:table-cell office:string-value="80" office:value-type="string" table:style-name="a0c0011">
            <text:p>80</text:p>
          </table:table-cell>
          <table:table-cell office:string-value="-" office:value-type="string" table:style-name="ad27e1c">
            <text:p>-</text:p>
          </table:table-cell>
          <table:table-cell office:string-value="160" office:value-type="string" table:style-name="af75adc">
            <text:p>160</text:p>
          </table:table-cell>
          <table:table-cell office:string-value="+" office:value-type="string" table:style-name="a7cd384">
            <text:p>+</text:p>
          </table:table-cell>
        </table:table-row>
        <table:table-row>
          <table:table-cell office:string-value="61" office:value-type="string" table:style-name="a3b50ab">
            <text:p>61</text:p>
          </table:table-cell>
          <table:table-cell office:string-value="Защита линии QF35&quot;резерв&quot;" office:value-type="string" table:style-name="a62ca03">
            <text:p>Защита линии QF35"резерв"</text:p>
          </table:table-cell>
          <table:table-cell office:string-value="ABB S201" office:value-type="string" table:style-name="a678118">
            <text:p>ABB S201</text:p>
          </table:table-cell>
          <table:table-cell office:string-value="ОВВ" office:value-type="string" table:style-name="a882b63">
            <text:p>ОВВ</text:p>
          </table:table-cell>
          <table:table-cell office:string-value="C" office:value-type="string" table:style-name="a8f7f1d">
            <text:p>C</text:p>
          </table:table-cell>
          <table:table-cell office:string-value="-----" office:value-type="string" table:style-name="a5efa73">
            <text:p>-----</text:p>
          </table:table-cell>
          <table:table-cell office:string-value="63" office:value-type="string" table:style-name="a140756">
            <text:p>63</text:p>
          </table:table-cell>
          <table:table-cell office:string-value="16" office:value-type="string" table:style-name="a731a3c">
            <text:p>16</text:p>
          </table:table-cell>
          <table:table-cell office:string-value="80-160" office:value-type="string" table:style-name="ad43688">
            <text:p>80-160</text:p>
          </table:table-cell>
          <table:table-cell office:string-value="48" office:value-type="string" table:style-name="a98539c">
            <text:p>48</text:p>
          </table:table-cell>
          <table:table-cell office:string-value="0,6-45" office:value-type="string" table:style-name="a1f61c8">
            <text:p>0,6-45</text:p>
          </table:table-cell>
          <table:table-cell office:string-value="12" office:value-type="string" table:style-name="ac2d34d">
            <text:p>12</text:p>
          </table:table-cell>
          <table:table-cell office:string-value="0,1" office:value-type="string" table:style-name="a5e63d5">
            <text:p>0,1</text:p>
          </table:table-cell>
          <table:table-cell office:string-value="80" office:value-type="string" table:style-name="a8b568e">
            <text:p>80</text:p>
          </table:table-cell>
          <table:table-cell office:string-value="-" office:value-type="string" table:style-name="a9249ae">
            <text:p>-</text:p>
          </table:table-cell>
          <table:table-cell office:string-value="160" office:value-type="string" table:style-name="a46dd07">
            <text:p>160</text:p>
          </table:table-cell>
          <table:table-cell office:string-value="+" office:value-type="string" table:style-name="aa08261">
            <text:p>+</text:p>
          </table:table-cell>
        </table:table-row>
        <table:table-row>
          <table:table-cell office:string-value="62" office:value-type="string" table:style-name="a621a9d">
            <text:p>62</text:p>
          </table:table-cell>
          <table:table-cell office:string-value="Защита линии QF36&quot;резерв&quot;" office:value-type="string" table:style-name="a80548f">
            <text:p>Защита линии QF36"резерв"</text:p>
          </table:table-cell>
          <table:table-cell office:string-value="ABB S201" office:value-type="string" table:style-name="a334c3a">
            <text:p>ABB S201</text:p>
          </table:table-cell>
          <table:table-cell office:string-value="ОВВ" office:value-type="string" table:style-name="aec9e42">
            <text:p>ОВВ</text:p>
          </table:table-cell>
          <table:table-cell office:string-value="C" office:value-type="string" table:style-name="acdbed9">
            <text:p>C</text:p>
          </table:table-cell>
          <table:table-cell office:string-value="-----" office:value-type="string" table:style-name="a5609fc">
            <text:p>-----</text:p>
          </table:table-cell>
          <table:table-cell office:string-value="63" office:value-type="string" table:style-name="a31884f">
            <text:p>63</text:p>
          </table:table-cell>
          <table:table-cell office:string-value="16" office:value-type="string" table:style-name="aaf2e17">
            <text:p>16</text:p>
          </table:table-cell>
          <table:table-cell office:string-value="80-160" office:value-type="string" table:style-name="adbe591">
            <text:p>80-160</text:p>
          </table:table-cell>
          <table:table-cell office:string-value="48" office:value-type="string" table:style-name="aebb9ef">
            <text:p>48</text:p>
          </table:table-cell>
          <table:table-cell office:string-value="0,6-45" office:value-type="string" table:style-name="aa9aa95">
            <text:p>0,6-45</text:p>
          </table:table-cell>
          <table:table-cell office:string-value="9" office:value-type="string" table:style-name="af02666">
            <text:p>9</text:p>
          </table:table-cell>
          <table:table-cell office:string-value="0,1" office:value-type="string" table:style-name="ad96be8">
            <text:p>0,1</text:p>
          </table:table-cell>
          <table:table-cell office:string-value="80" office:value-type="string" table:style-name="a5e95b3">
            <text:p>80</text:p>
          </table:table-cell>
          <table:table-cell office:string-value="-" office:value-type="string" table:style-name="af6caa3">
            <text:p>-</text:p>
          </table:table-cell>
          <table:table-cell office:string-value="160" office:value-type="string" table:style-name="a71e892">
            <text:p>160</text:p>
          </table:table-cell>
          <table:table-cell office:string-value="+" office:value-type="string" table:style-name="a87cf76">
            <text:p>+</text:p>
          </table:table-cell>
        </table:table-row>
        <table:table-row>
          <table:table-cell table:style-name="Таблица12.A8"/>
          <table:table-cell office:string-value="6ЩР4" office:value-type="string" table:style-name="a9fcd54">
            <text:p>6ЩР4</text:p>
          </table:table-cell>
          <table:table-cell table:style-name="Таблица12.C8"/>
          <table:table-cell table:style-name="Таблица12.D8"/>
          <table:table-cell table:style-name="Таблица12.E8"/>
          <table:table-cell table:style-name="Таблица12.F8"/>
          <table:table-cell table:style-name="Таблица12.G8"/>
          <table:table-cell table:style-name="Таблица12.H8"/>
          <table:table-cell table:style-name="Таблица12.I8"/>
          <table:table-cell table:style-name="Таблица12.J8"/>
          <table:table-cell table:style-name="Таблица12.K8"/>
          <table:table-cell table:style-name="Таблица12.L8"/>
          <table:table-cell table:style-name="Таблица12.M8"/>
          <table:table-cell table:style-name="Таблица12.N8"/>
          <table:table-cell table:style-name="Таблица12.O8"/>
          <table:table-cell table:style-name="Таблица12.P8"/>
          <table:table-cell table:style-name="Таблица12.Q8"/>
        </table:table-row>
        <table:table-row>
          <table:table-cell office:string-value="63" office:value-type="string" table:style-name="a70c9be">
            <text:p>63</text:p>
          </table:table-cell>
          <table:table-cell office:string-value="Защита линии QF1&quot;6ЩР4.1С&quot;" office:value-type="string" table:style-name="a57ef51">
            <text:p>Защита линии QF1"6ЩР4.1С"</text:p>
          </table:table-cell>
          <table:table-cell office:string-value="ABB DS201" office:value-type="string" table:style-name="a66f402">
            <text:p>ABB DS201</text:p>
          </table:table-cell>
          <table:table-cell office:string-value="ОВВ" office:value-type="string" table:style-name="a1fb3b5">
            <text:p>ОВВ</text:p>
          </table:table-cell>
          <table:table-cell office:string-value="C" office:value-type="string" table:style-name="a366f53">
            <text:p>C</text:p>
          </table:table-cell>
          <table:table-cell office:string-value="-----" office:value-type="string" table:style-name="ad95ac9">
            <text:p>-----</text:p>
          </table:table-cell>
          <table:table-cell office:string-value="16" office:value-type="string" table:style-name="a993b41">
            <text:p>16</text:p>
          </table:table-cell>
          <table:table-cell office:string-value="16" office:value-type="string" table:style-name="af92b1c">
            <text:p>16</text:p>
          </table:table-cell>
          <table:table-cell office:string-value="80-160" office:value-type="string" table:style-name="a6ae88d">
            <text:p>80-160</text:p>
          </table:table-cell>
          <table:table-cell office:string-value="48" office:value-type="string" table:style-name="a25be29">
            <text:p>48</text:p>
          </table:table-cell>
          <table:table-cell office:string-value="0,6-45" office:value-type="string" table:style-name="af420b1">
            <text:p>0,6-45</text:p>
          </table:table-cell>
          <table:table-cell office:string-value="11" office:value-type="string" table:style-name="a87dc63">
            <text:p>11</text:p>
          </table:table-cell>
          <table:table-cell office:string-value="0,1" office:value-type="string" table:style-name="a29fced">
            <text:p>0,1</text:p>
          </table:table-cell>
          <table:table-cell office:string-value="80" office:value-type="string" table:style-name="a4cd0d8">
            <text:p>80</text:p>
          </table:table-cell>
          <table:table-cell office:string-value="-" office:value-type="string" table:style-name="a23cb77">
            <text:p>-</text:p>
          </table:table-cell>
          <table:table-cell office:string-value="160" office:value-type="string" table:style-name="a61faad">
            <text:p>160</text:p>
          </table:table-cell>
          <table:table-cell office:string-value="+" office:value-type="string" table:style-name="ace89f1">
            <text:p>+</text:p>
          </table:table-cell>
        </table:table-row>
        <table:table-row>
          <table:table-cell office:string-value="64" office:value-type="string" table:style-name="aabe53e">
            <text:p>64</text:p>
          </table:table-cell>
          <table:table-cell office:string-value="Защита линии QF2&quot;6ЩР4.2С&quot;" office:value-type="string" table:style-name="a644856">
            <text:p>Защита линии QF2"6ЩР4.2С"</text:p>
          </table:table-cell>
          <table:table-cell office:string-value="ABB DS201" office:value-type="string" table:style-name="a4495ad">
            <text:p>ABB DS201</text:p>
          </table:table-cell>
          <table:table-cell office:string-value="ОВВ" office:value-type="string" table:style-name="a4717dd">
            <text:p>ОВВ</text:p>
          </table:table-cell>
          <table:table-cell office:string-value="C" office:value-type="string" table:style-name="a1e470c">
            <text:p>C</text:p>
          </table:table-cell>
          <table:table-cell office:string-value="-----" office:value-type="string" table:style-name="a375db5">
            <text:p>-----</text:p>
          </table:table-cell>
          <table:table-cell office:string-value="16" office:value-type="string" table:style-name="a9fbc82">
            <text:p>16</text:p>
          </table:table-cell>
          <table:table-cell office:string-value="16" office:value-type="string" table:style-name="a1c9978">
            <text:p>16</text:p>
          </table:table-cell>
          <table:table-cell office:string-value="80-160" office:value-type="string" table:style-name="aefe31e">
            <text:p>80-160</text:p>
          </table:table-cell>
          <table:table-cell office:string-value="48" office:value-type="string" table:style-name="aaa2bb2">
            <text:p>48</text:p>
          </table:table-cell>
          <table:table-cell office:string-value="0,6-45" office:value-type="string" table:style-name="a15f320">
            <text:p>0,6-45</text:p>
          </table:table-cell>
          <table:table-cell office:string-value="13" office:value-type="string" table:style-name="a7fa8f6">
            <text:p>13</text:p>
          </table:table-cell>
          <table:table-cell office:string-value="0,1" office:value-type="string" table:style-name="a5bdaf3">
            <text:p>0,1</text:p>
          </table:table-cell>
          <table:table-cell office:string-value="80" office:value-type="string" table:style-name="a320a48">
            <text:p>80</text:p>
          </table:table-cell>
          <table:table-cell office:string-value="-" office:value-type="string" table:style-name="a70bc40">
            <text:p>-</text:p>
          </table:table-cell>
          <table:table-cell office:string-value="160" office:value-type="string" table:style-name="a28d3dd">
            <text:p>160</text:p>
          </table:table-cell>
          <table:table-cell office:string-value="+" office:value-type="string" table:style-name="a32e5a1">
            <text:p>+</text:p>
          </table:table-cell>
        </table:table-row>
        <table:table-row>
          <table:table-cell office:string-value="65" office:value-type="string" table:style-name="ae4577e">
            <text:p>65</text:p>
          </table:table-cell>
          <table:table-cell office:string-value="Защита линии QF3&quot;6ЩР4.3С&quot;" office:value-type="string" table:style-name="a4239f5">
            <text:p>Защита линии QF3"6ЩР4.3С"</text:p>
          </table:table-cell>
          <table:table-cell office:string-value="ABB DS201" office:value-type="string" table:style-name="a18c804">
            <text:p>ABB DS201</text:p>
          </table:table-cell>
          <table:table-cell office:string-value="ОВВ" office:value-type="string" table:style-name="a1fa070">
            <text:p>ОВВ</text:p>
          </table:table-cell>
          <table:table-cell office:string-value="C" office:value-type="string" table:style-name="ad127b6">
            <text:p>C</text:p>
          </table:table-cell>
          <table:table-cell office:string-value="-----" office:value-type="string" table:style-name="aaa26bd">
            <text:p>-----</text:p>
          </table:table-cell>
          <table:table-cell office:string-value="16" office:value-type="string" table:style-name="a4d739f">
            <text:p>16</text:p>
          </table:table-cell>
          <table:table-cell office:string-value="16" office:value-type="string" table:style-name="ae130f4">
            <text:p>16</text:p>
          </table:table-cell>
          <table:table-cell office:string-value="80-160" office:value-type="string" table:style-name="a9509f8">
            <text:p>80-160</text:p>
          </table:table-cell>
          <table:table-cell office:string-value="48" office:value-type="string" table:style-name="a7aa929">
            <text:p>48</text:p>
          </table:table-cell>
          <table:table-cell office:string-value="0,6-45" office:value-type="string" table:style-name="a516a5b">
            <text:p>0,6-45</text:p>
          </table:table-cell>
          <table:table-cell office:string-value="9" office:value-type="string" table:style-name="abedac5">
            <text:p>9</text:p>
          </table:table-cell>
          <table:table-cell office:string-value="0,1" office:value-type="string" table:style-name="aca5257">
            <text:p>0,1</text:p>
          </table:table-cell>
          <table:table-cell office:string-value="80" office:value-type="string" table:style-name="a47c419">
            <text:p>80</text:p>
          </table:table-cell>
          <table:table-cell office:string-value="-" office:value-type="string" table:style-name="a23218b">
            <text:p>-</text:p>
          </table:table-cell>
          <table:table-cell office:string-value="160" office:value-type="string" table:style-name="a696ab5">
            <text:p>160</text:p>
          </table:table-cell>
          <table:table-cell office:string-value="+" office:value-type="string" table:style-name="ade9c6d">
            <text:p>+</text:p>
          </table:table-cell>
        </table:table-row>
        <table:table-row>
          <table:table-cell office:string-value="66" office:value-type="string" table:style-name="ac26582">
            <text:p>66</text:p>
          </table:table-cell>
          <table:table-cell office:string-value="Защита линии QF4&quot;6ЩР4.4С&quot;" office:value-type="string" table:style-name="a51d565">
            <text:p>Защита линии QF4"6ЩР4.4С"</text:p>
          </table:table-cell>
          <table:table-cell office:string-value="ABB DS201" office:value-type="string" table:style-name="a7999aa">
            <text:p>ABB DS201</text:p>
          </table:table-cell>
          <table:table-cell office:string-value="ОВВ" office:value-type="string" table:style-name="af577d9">
            <text:p>ОВВ</text:p>
          </table:table-cell>
          <table:table-cell office:string-value="C" office:value-type="string" table:style-name="a1e55c9">
            <text:p>C</text:p>
          </table:table-cell>
          <table:table-cell office:string-value="-----" office:value-type="string" table:style-name="a56294f">
            <text:p>-----</text:p>
          </table:table-cell>
          <table:table-cell office:string-value="16" office:value-type="string" table:style-name="abcc8f8">
            <text:p>16</text:p>
          </table:table-cell>
          <table:table-cell office:string-value="16" office:value-type="string" table:style-name="aed70d3">
            <text:p>16</text:p>
          </table:table-cell>
          <table:table-cell office:string-value="80-160" office:value-type="string" table:style-name="a2889a7">
            <text:p>80-160</text:p>
          </table:table-cell>
          <table:table-cell office:string-value="48" office:value-type="string" table:style-name="a1cd538">
            <text:p>48</text:p>
          </table:table-cell>
          <table:table-cell office:string-value="0,6-45" office:value-type="string" table:style-name="a8bba56">
            <text:p>0,6-45</text:p>
          </table:table-cell>
          <table:table-cell office:string-value="8" office:value-type="string" table:style-name="a50e6d9">
            <text:p>8</text:p>
          </table:table-cell>
          <table:table-cell office:string-value="0,1" office:value-type="string" table:style-name="a2198a7">
            <text:p>0,1</text:p>
          </table:table-cell>
          <table:table-cell office:string-value="80" office:value-type="string" table:style-name="a71f209">
            <text:p>80</text:p>
          </table:table-cell>
          <table:table-cell office:string-value="-" office:value-type="string" table:style-name="a79255c">
            <text:p>-</text:p>
          </table:table-cell>
          <table:table-cell office:string-value="160" office:value-type="string" table:style-name="af86354">
            <text:p>160</text:p>
          </table:table-cell>
          <table:table-cell office:string-value="+" office:value-type="string" table:style-name="a665a2b">
            <text:p>+</text:p>
          </table:table-cell>
        </table:table-row>
        <table:table-row>
          <table:table-cell office:string-value="67" office:value-type="string" table:style-name="a7bb71f">
            <text:p>67</text:p>
          </table:table-cell>
          <table:table-cell office:string-value="Защита линии QF5&quot;6ЩР4.5С&quot;" office:value-type="string" table:style-name="ac04c93">
            <text:p>Защита линии QF5"6ЩР4.5С"</text:p>
          </table:table-cell>
          <table:table-cell office:string-value="ABB DS201" office:value-type="string" table:style-name="a68626f">
            <text:p>ABB DS201</text:p>
          </table:table-cell>
          <table:table-cell office:string-value="ОВВ" office:value-type="string" table:style-name="a6eeb06">
            <text:p>ОВВ</text:p>
          </table:table-cell>
          <table:table-cell office:string-value="C" office:value-type="string" table:style-name="abbbad8">
            <text:p>C</text:p>
          </table:table-cell>
          <table:table-cell office:string-value="-----" office:value-type="string" table:style-name="afdf41a">
            <text:p>-----</text:p>
          </table:table-cell>
          <table:table-cell office:string-value="16" office:value-type="string" table:style-name="a80bfdb">
            <text:p>16</text:p>
          </table:table-cell>
          <table:table-cell office:string-value="16" office:value-type="string" table:style-name="ab29da3">
            <text:p>16</text:p>
          </table:table-cell>
          <table:table-cell office:string-value="80-160" office:value-type="string" table:style-name="a1e0830">
            <text:p>80-160</text:p>
          </table:table-cell>
          <table:table-cell office:string-value="48" office:value-type="string" table:style-name="ae85bd0">
            <text:p>48</text:p>
          </table:table-cell>
          <table:table-cell office:string-value="0,6-45" office:value-type="string" table:style-name="ae839c0">
            <text:p>0,6-45</text:p>
          </table:table-cell>
          <table:table-cell office:string-value="9" office:value-type="string" table:style-name="a8d96be">
            <text:p>9</text:p>
          </table:table-cell>
          <table:table-cell office:string-value="0,1" office:value-type="string" table:style-name="a759b6b">
            <text:p>0,1</text:p>
          </table:table-cell>
          <table:table-cell office:string-value="80" office:value-type="string" table:style-name="aed1f18">
            <text:p>80</text:p>
          </table:table-cell>
          <table:table-cell office:string-value="-" office:value-type="string" table:style-name="ababbab">
            <text:p>-</text:p>
          </table:table-cell>
          <table:table-cell office:string-value="160" office:value-type="string" table:style-name="a5b18ae">
            <text:p>160</text:p>
          </table:table-cell>
          <table:table-cell office:string-value="+" office:value-type="string" table:style-name="a6617d6">
            <text:p>+</text:p>
          </table:table-cell>
        </table:table-row>
        <table:table-row>
          <table:table-cell office:string-value="68" office:value-type="string" table:style-name="ad61c2a">
            <text:p>68</text:p>
          </table:table-cell>
          <table:table-cell office:string-value="Защита линии QF6&quot;6ЩР4.6С&quot;" office:value-type="string" table:style-name="a656391">
            <text:p>Защита линии QF6"6ЩР4.6С"</text:p>
          </table:table-cell>
          <table:table-cell office:string-value="ABB DS201" office:value-type="string" table:style-name="a95bf3d">
            <text:p>ABB DS201</text:p>
          </table:table-cell>
          <table:table-cell office:string-value="ОВВ" office:value-type="string" table:style-name="a22c890">
            <text:p>ОВВ</text:p>
          </table:table-cell>
          <table:table-cell office:string-value="C" office:value-type="string" table:style-name="ad8c4f2">
            <text:p>C</text:p>
          </table:table-cell>
          <table:table-cell office:string-value="-----" office:value-type="string" table:style-name="a4772e8">
            <text:p>-----</text:p>
          </table:table-cell>
          <table:table-cell office:string-value="16" office:value-type="string" table:style-name="af52e0c">
            <text:p>16</text:p>
          </table:table-cell>
          <table:table-cell office:string-value="16" office:value-type="string" table:style-name="a9b3e67">
            <text:p>16</text:p>
          </table:table-cell>
          <table:table-cell office:string-value="80-160" office:value-type="string" table:style-name="abd7b83">
            <text:p>80-160</text:p>
          </table:table-cell>
          <table:table-cell office:string-value="48" office:value-type="string" table:style-name="aa39dcb">
            <text:p>48</text:p>
          </table:table-cell>
          <table:table-cell office:string-value="0,6-45" office:value-type="string" table:style-name="a2ef396">
            <text:p>0,6-45</text:p>
          </table:table-cell>
          <table:table-cell office:string-value="9" office:value-type="string" table:style-name="aa61cc7">
            <text:p>9</text:p>
          </table:table-cell>
          <table:table-cell office:string-value="0,1" office:value-type="string" table:style-name="a1edc13">
            <text:p>0,1</text:p>
          </table:table-cell>
          <table:table-cell office:string-value="80" office:value-type="string" table:style-name="aa96a2c">
            <text:p>80</text:p>
          </table:table-cell>
          <table:table-cell office:string-value="-" office:value-type="string" table:style-name="a36a2ac">
            <text:p>-</text:p>
          </table:table-cell>
          <table:table-cell office:string-value="160" office:value-type="string" table:style-name="a7ae7b2">
            <text:p>160</text:p>
          </table:table-cell>
          <table:table-cell office:string-value="+" office:value-type="string" table:style-name="a1b168f">
            <text:p>+</text:p>
          </table:table-cell>
        </table:table-row>
        <table:table-row>
          <table:table-cell office:string-value="69" office:value-type="string" table:style-name="ae2911a">
            <text:p>69</text:p>
          </table:table-cell>
          <table:table-cell office:string-value="Защита линии QF7&quot;6ЩР4.7С&quot;" office:value-type="string" table:style-name="a976495">
            <text:p>Защита линии QF7"6ЩР4.7С"</text:p>
          </table:table-cell>
          <table:table-cell office:string-value="ABB DS201" office:value-type="string" table:style-name="a53e4cf">
            <text:p>ABB DS201</text:p>
          </table:table-cell>
          <table:table-cell office:string-value="ОВВ" office:value-type="string" table:style-name="a33b9bb">
            <text:p>ОВВ</text:p>
          </table:table-cell>
          <table:table-cell office:string-value="C" office:value-type="string" table:style-name="a1c9417">
            <text:p>C</text:p>
          </table:table-cell>
          <table:table-cell office:string-value="-----" office:value-type="string" table:style-name="ac785b6">
            <text:p>-----</text:p>
          </table:table-cell>
          <table:table-cell office:string-value="16" office:value-type="string" table:style-name="a61618a">
            <text:p>16</text:p>
          </table:table-cell>
          <table:table-cell office:string-value="16" office:value-type="string" table:style-name="a8291e2">
            <text:p>16</text:p>
          </table:table-cell>
          <table:table-cell office:string-value="80-160" office:value-type="string" table:style-name="afaf875">
            <text:p>80-160</text:p>
          </table:table-cell>
          <table:table-cell office:string-value="48" office:value-type="string" table:style-name="a24beca">
            <text:p>48</text:p>
          </table:table-cell>
          <table:table-cell office:string-value="0,6-45" office:value-type="string" table:style-name="a4ff038">
            <text:p>0,6-45</text:p>
          </table:table-cell>
          <table:table-cell office:string-value="12" office:value-type="string" table:style-name="adc7d17">
            <text:p>12</text:p>
          </table:table-cell>
          <table:table-cell office:string-value="0,1" office:value-type="string" table:style-name="abadad8">
            <text:p>0,1</text:p>
          </table:table-cell>
          <table:table-cell office:string-value="80" office:value-type="string" table:style-name="a9e3ca7">
            <text:p>80</text:p>
          </table:table-cell>
          <table:table-cell office:string-value="-" office:value-type="string" table:style-name="a836e5e">
            <text:p>-</text:p>
          </table:table-cell>
          <table:table-cell office:string-value="160" office:value-type="string" table:style-name="af55705">
            <text:p>160</text:p>
          </table:table-cell>
          <table:table-cell office:string-value="+" office:value-type="string" table:style-name="a54ccae">
            <text:p>+</text:p>
          </table:table-cell>
        </table:table-row>
        <table:table-row>
          <table:table-cell office:string-value="70" office:value-type="string" table:style-name="aefa89c">
            <text:p>70</text:p>
          </table:table-cell>
          <table:table-cell office:string-value="Защита линии QF8&quot;6ЩР4.8С&quot;" office:value-type="string" table:style-name="ad0e5f2">
            <text:p>Защита линии QF8"6ЩР4.8С"</text:p>
          </table:table-cell>
          <table:table-cell office:string-value="ABB DS201" office:value-type="string" table:style-name="a1a5e50">
            <text:p>ABB DS201</text:p>
          </table:table-cell>
          <table:table-cell office:string-value="ОВВ" office:value-type="string" table:style-name="a162dc9">
            <text:p>ОВВ</text:p>
          </table:table-cell>
          <table:table-cell office:string-value="C" office:value-type="string" table:style-name="ab6b356">
            <text:p>C</text:p>
          </table:table-cell>
          <table:table-cell office:string-value="-----" office:value-type="string" table:style-name="af19bc3">
            <text:p>-----</text:p>
          </table:table-cell>
          <table:table-cell office:string-value="16" office:value-type="string" table:style-name="aa2b583">
            <text:p>16</text:p>
          </table:table-cell>
          <table:table-cell office:string-value="16" office:value-type="string" table:style-name="aff7402">
            <text:p>16</text:p>
          </table:table-cell>
          <table:table-cell office:string-value="80-160" office:value-type="string" table:style-name="a9ae459">
            <text:p>80-160</text:p>
          </table:table-cell>
          <table:table-cell office:string-value="48" office:value-type="string" table:style-name="a21dcde">
            <text:p>48</text:p>
          </table:table-cell>
          <table:table-cell office:string-value="0,6-45" office:value-type="string" table:style-name="ac7e195">
            <text:p>0,6-45</text:p>
          </table:table-cell>
          <table:table-cell office:string-value="13" office:value-type="string" table:style-name="ab112f2">
            <text:p>13</text:p>
          </table:table-cell>
          <table:table-cell office:string-value="0,1" office:value-type="string" table:style-name="a35b00a">
            <text:p>0,1</text:p>
          </table:table-cell>
          <table:table-cell office:string-value="80" office:value-type="string" table:style-name="a5e5d0a">
            <text:p>80</text:p>
          </table:table-cell>
          <table:table-cell office:string-value="-" office:value-type="string" table:style-name="a3267f8">
            <text:p>-</text:p>
          </table:table-cell>
          <table:table-cell office:string-value="160" office:value-type="string" table:style-name="a74f5ae">
            <text:p>160</text:p>
          </table:table-cell>
          <table:table-cell office:string-value="+" office:value-type="string" table:style-name="a671645">
            <text:p>+</text:p>
          </table:table-cell>
        </table:table-row>
        <table:table-row>
          <table:table-cell office:string-value="71" office:value-type="string" table:style-name="a7b385a">
            <text:p>71</text:p>
          </table:table-cell>
          <table:table-cell office:string-value="Защита линии QF9&quot;6ЩР4.9С&quot;" office:value-type="string" table:style-name="a28ee35">
            <text:p>Защита линии QF9"6ЩР4.9С"</text:p>
          </table:table-cell>
          <table:table-cell office:string-value="ABB DS201" office:value-type="string" table:style-name="afebca3">
            <text:p>ABB DS201</text:p>
          </table:table-cell>
          <table:table-cell office:string-value="ОВВ" office:value-type="string" table:style-name="a494b87">
            <text:p>ОВВ</text:p>
          </table:table-cell>
          <table:table-cell office:string-value="C" office:value-type="string" table:style-name="adfe9c7">
            <text:p>C</text:p>
          </table:table-cell>
          <table:table-cell office:string-value="-----" office:value-type="string" table:style-name="afa7d21">
            <text:p>-----</text:p>
          </table:table-cell>
          <table:table-cell office:string-value="16" office:value-type="string" table:style-name="ad13178">
            <text:p>16</text:p>
          </table:table-cell>
          <table:table-cell office:string-value="16" office:value-type="string" table:style-name="a042ea8">
            <text:p>16</text:p>
          </table:table-cell>
          <table:table-cell office:string-value="80-160" office:value-type="string" table:style-name="a0bc8da">
            <text:p>80-160</text:p>
          </table:table-cell>
          <table:table-cell office:string-value="48" office:value-type="string" table:style-name="aeec9a1">
            <text:p>48</text:p>
          </table:table-cell>
          <table:table-cell office:string-value="0,6-45" office:value-type="string" table:style-name="ad3a300">
            <text:p>0,6-45</text:p>
          </table:table-cell>
          <table:table-cell office:string-value="8" office:value-type="string" table:style-name="a578d20">
            <text:p>8</text:p>
          </table:table-cell>
          <table:table-cell office:string-value="0,1" office:value-type="string" table:style-name="a26e06a">
            <text:p>0,1</text:p>
          </table:table-cell>
          <table:table-cell office:string-value="80" office:value-type="string" table:style-name="ac1a4f2">
            <text:p>80</text:p>
          </table:table-cell>
          <table:table-cell office:string-value="-" office:value-type="string" table:style-name="a861b43">
            <text:p>-</text:p>
          </table:table-cell>
          <table:table-cell office:string-value="160" office:value-type="string" table:style-name="ad177e3">
            <text:p>160</text:p>
          </table:table-cell>
          <table:table-cell office:string-value="+" office:value-type="string" table:style-name="acb306c">
            <text:p>+</text:p>
          </table:table-cell>
        </table:table-row>
        <table:table-row>
          <table:table-cell office:string-value="72" office:value-type="string" table:style-name="a70f68f">
            <text:p>72</text:p>
          </table:table-cell>
          <table:table-cell office:string-value="Защита линии QF10&quot;6ЩР4.10С&quot;" office:value-type="string" table:style-name="a6fa190">
            <text:p>Защита линии QF10"6ЩР4.10С"</text:p>
          </table:table-cell>
          <table:table-cell office:string-value="ABB DS201" office:value-type="string" table:style-name="a4c2ac7">
            <text:p>ABB DS201</text:p>
          </table:table-cell>
          <table:table-cell office:string-value="ОВВ" office:value-type="string" table:style-name="ae2acca">
            <text:p>ОВВ</text:p>
          </table:table-cell>
          <table:table-cell office:string-value="C" office:value-type="string" table:style-name="aeee19d">
            <text:p>C</text:p>
          </table:table-cell>
          <table:table-cell office:string-value="-----" office:value-type="string" table:style-name="ad5faa0">
            <text:p>-----</text:p>
          </table:table-cell>
          <table:table-cell office:string-value="16" office:value-type="string" table:style-name="a7d487d">
            <text:p>16</text:p>
          </table:table-cell>
          <table:table-cell office:string-value="16" office:value-type="string" table:style-name="aee8b53">
            <text:p>16</text:p>
          </table:table-cell>
          <table:table-cell office:string-value="80-160" office:value-type="string" table:style-name="a1bf7f5">
            <text:p>80-160</text:p>
          </table:table-cell>
          <table:table-cell office:string-value="48" office:value-type="string" table:style-name="a8a98ce">
            <text:p>48</text:p>
          </table:table-cell>
          <table:table-cell office:string-value="0,6-45" office:value-type="string" table:style-name="a166d1b">
            <text:p>0,6-45</text:p>
          </table:table-cell>
          <table:table-cell office:string-value="10" office:value-type="string" table:style-name="a4cb2b7">
            <text:p>10</text:p>
          </table:table-cell>
          <table:table-cell office:string-value="0,1" office:value-type="string" table:style-name="a479ca8">
            <text:p>0,1</text:p>
          </table:table-cell>
          <table:table-cell office:string-value="80" office:value-type="string" table:style-name="a9cae5a">
            <text:p>80</text:p>
          </table:table-cell>
          <table:table-cell office:string-value="-" office:value-type="string" table:style-name="a355932">
            <text:p>-</text:p>
          </table:table-cell>
          <table:table-cell office:string-value="160" office:value-type="string" table:style-name="a185c91">
            <text:p>160</text:p>
          </table:table-cell>
          <table:table-cell office:string-value="+" office:value-type="string" table:style-name="a56f829">
            <text:p>+</text:p>
          </table:table-cell>
        </table:table-row>
        <table:table-row>
          <table:table-cell office:string-value="73" office:value-type="string" table:style-name="a0c93bc">
            <text:p>73</text:p>
          </table:table-cell>
          <table:table-cell office:string-value="Защита линии QF11&quot;6ЩР4.11С&quot;" office:value-type="string" table:style-name="aa83778">
            <text:p>Защита линии QF11"6ЩР4.11С"</text:p>
          </table:table-cell>
          <table:table-cell office:string-value="ABB DS201" office:value-type="string" table:style-name="a133c87">
            <text:p>ABB DS201</text:p>
          </table:table-cell>
          <table:table-cell office:string-value="ОВВ" office:value-type="string" table:style-name="a9d1ff9">
            <text:p>ОВВ</text:p>
          </table:table-cell>
          <table:table-cell office:string-value="C" office:value-type="string" table:style-name="a30f40a">
            <text:p>C</text:p>
          </table:table-cell>
          <table:table-cell office:string-value="-----" office:value-type="string" table:style-name="ad8bf04">
            <text:p>-----</text:p>
          </table:table-cell>
          <table:table-cell office:string-value="16" office:value-type="string" table:style-name="a9cbe75">
            <text:p>16</text:p>
          </table:table-cell>
          <table:table-cell office:string-value="16" office:value-type="string" table:style-name="a6153e9">
            <text:p>16</text:p>
          </table:table-cell>
          <table:table-cell office:string-value="80-160" office:value-type="string" table:style-name="a5a716c">
            <text:p>80-160</text:p>
          </table:table-cell>
          <table:table-cell office:string-value="48" office:value-type="string" table:style-name="a07340e">
            <text:p>48</text:p>
          </table:table-cell>
          <table:table-cell office:string-value="0,6-45" office:value-type="string" table:style-name="a1d2daa">
            <text:p>0,6-45</text:p>
          </table:table-cell>
          <table:table-cell office:string-value="8" office:value-type="string" table:style-name="a0a72ec">
            <text:p>8</text:p>
          </table:table-cell>
          <table:table-cell office:string-value="0,1" office:value-type="string" table:style-name="a66b3a3">
            <text:p>0,1</text:p>
          </table:table-cell>
          <table:table-cell office:string-value="80" office:value-type="string" table:style-name="adc894d">
            <text:p>80</text:p>
          </table:table-cell>
          <table:table-cell office:string-value="-" office:value-type="string" table:style-name="a72d733">
            <text:p>-</text:p>
          </table:table-cell>
          <table:table-cell office:string-value="160" office:value-type="string" table:style-name="ae90970">
            <text:p>160</text:p>
          </table:table-cell>
          <table:table-cell office:string-value="+" office:value-type="string" table:style-name="a601298">
            <text:p>+</text:p>
          </table:table-cell>
        </table:table-row>
        <table:table-row>
          <table:table-cell office:string-value="74" office:value-type="string" table:style-name="a4123e3">
            <text:p>74</text:p>
          </table:table-cell>
          <table:table-cell office:string-value="Защита линии QF12&quot;6ЩР4.12С&quot;" office:value-type="string" table:style-name="adf7939">
            <text:p>Защита линии QF12"6ЩР4.12С"</text:p>
          </table:table-cell>
          <table:table-cell office:string-value="ABB DS201" office:value-type="string" table:style-name="aa39b5b">
            <text:p>ABB DS201</text:p>
          </table:table-cell>
          <table:table-cell office:string-value="ОВВ" office:value-type="string" table:style-name="afb4f06">
            <text:p>ОВВ</text:p>
          </table:table-cell>
          <table:table-cell office:string-value="C" office:value-type="string" table:style-name="ad403cd">
            <text:p>C</text:p>
          </table:table-cell>
          <table:table-cell office:string-value="-----" office:value-type="string" table:style-name="aac916d">
            <text:p>-----</text:p>
          </table:table-cell>
          <table:table-cell office:string-value="16" office:value-type="string" table:style-name="a5b0b80">
            <text:p>16</text:p>
          </table:table-cell>
          <table:table-cell office:string-value="16" office:value-type="string" table:style-name="ac10b2c">
            <text:p>16</text:p>
          </table:table-cell>
          <table:table-cell office:string-value="80-160" office:value-type="string" table:style-name="a5452f2">
            <text:p>80-160</text:p>
          </table:table-cell>
          <table:table-cell office:string-value="48" office:value-type="string" table:style-name="a3d5c85">
            <text:p>48</text:p>
          </table:table-cell>
          <table:table-cell office:string-value="0,6-45" office:value-type="string" table:style-name="ab742b6">
            <text:p>0,6-45</text:p>
          </table:table-cell>
          <table:table-cell office:string-value="12" office:value-type="string" table:style-name="af4f591">
            <text:p>12</text:p>
          </table:table-cell>
          <table:table-cell office:string-value="0,1" office:value-type="string" table:style-name="acd9cb8">
            <text:p>0,1</text:p>
          </table:table-cell>
          <table:table-cell office:string-value="80" office:value-type="string" table:style-name="a8d98c6">
            <text:p>80</text:p>
          </table:table-cell>
          <table:table-cell office:string-value="-" office:value-type="string" table:style-name="a2e7878">
            <text:p>-</text:p>
          </table:table-cell>
          <table:table-cell office:string-value="160" office:value-type="string" table:style-name="ad8d7da">
            <text:p>160</text:p>
          </table:table-cell>
          <table:table-cell office:string-value="+" office:value-type="string" table:style-name="a5d3031">
            <text:p>+</text:p>
          </table:table-cell>
        </table:table-row>
        <table:table-row>
          <table:table-cell office:string-value="75" office:value-type="string" table:style-name="a2c5da6">
            <text:p>75</text:p>
          </table:table-cell>
          <table:table-cell office:string-value="Защита линии QF13&quot;6ЩР4.13С&quot;" office:value-type="string" table:style-name="a03bf0f">
            <text:p>Защита линии QF13"6ЩР4.13С"</text:p>
          </table:table-cell>
          <table:table-cell office:string-value="ABB DS201" office:value-type="string" table:style-name="abdfbad">
            <text:p>ABB DS201</text:p>
          </table:table-cell>
          <table:table-cell office:string-value="ОВВ" office:value-type="string" table:style-name="af56ecb">
            <text:p>ОВВ</text:p>
          </table:table-cell>
          <table:table-cell office:string-value="C" office:value-type="string" table:style-name="a9a9a70">
            <text:p>C</text:p>
          </table:table-cell>
          <table:table-cell office:string-value="-----" office:value-type="string" table:style-name="aabb55d">
            <text:p>-----</text:p>
          </table:table-cell>
          <table:table-cell office:string-value="16" office:value-type="string" table:style-name="a7397a7">
            <text:p>16</text:p>
          </table:table-cell>
          <table:table-cell office:string-value="16" office:value-type="string" table:style-name="a9a09a4">
            <text:p>16</text:p>
          </table:table-cell>
          <table:table-cell office:string-value="80-160" office:value-type="string" table:style-name="a950e0b">
            <text:p>80-160</text:p>
          </table:table-cell>
          <table:table-cell office:string-value="48" office:value-type="string" table:style-name="a808027">
            <text:p>48</text:p>
          </table:table-cell>
          <table:table-cell office:string-value="0,6-45" office:value-type="string" table:style-name="a05365f">
            <text:p>0,6-45</text:p>
          </table:table-cell>
          <table:table-cell office:string-value="12" office:value-type="string" table:style-name="a2e6f58">
            <text:p>12</text:p>
          </table:table-cell>
          <table:table-cell office:string-value="0,1" office:value-type="string" table:style-name="a39c9be">
            <text:p>0,1</text:p>
          </table:table-cell>
          <table:table-cell office:string-value="80" office:value-type="string" table:style-name="af06cf4">
            <text:p>80</text:p>
          </table:table-cell>
          <table:table-cell office:string-value="-" office:value-type="string" table:style-name="a68497c">
            <text:p>-</text:p>
          </table:table-cell>
          <table:table-cell office:string-value="160" office:value-type="string" table:style-name="a15ec6f">
            <text:p>160</text:p>
          </table:table-cell>
          <table:table-cell office:string-value="+" office:value-type="string" table:style-name="a299110">
            <text:p>+</text:p>
          </table:table-cell>
        </table:table-row>
        <table:table-row>
          <table:table-cell office:string-value="76" office:value-type="string" table:style-name="a9ce084">
            <text:p>76</text:p>
          </table:table-cell>
          <table:table-cell office:string-value="Защита линии QF14&quot;6ЩР4.14С&quot;" office:value-type="string" table:style-name="aac5ad8">
            <text:p>Защита линии QF14"6ЩР4.14С"</text:p>
          </table:table-cell>
          <table:table-cell office:string-value="ABB DS201" office:value-type="string" table:style-name="a934056">
            <text:p>ABB DS201</text:p>
          </table:table-cell>
          <table:table-cell office:string-value="ОВВ" office:value-type="string" table:style-name="abda8b3">
            <text:p>ОВВ</text:p>
          </table:table-cell>
          <table:table-cell office:string-value="C" office:value-type="string" table:style-name="a3172c9">
            <text:p>C</text:p>
          </table:table-cell>
          <table:table-cell office:string-value="-----" office:value-type="string" table:style-name="a7d8db7">
            <text:p>-----</text:p>
          </table:table-cell>
          <table:table-cell office:string-value="16" office:value-type="string" table:style-name="a0ba8e5">
            <text:p>16</text:p>
          </table:table-cell>
          <table:table-cell office:string-value="16" office:value-type="string" table:style-name="a2ae685">
            <text:p>16</text:p>
          </table:table-cell>
          <table:table-cell office:string-value="80-160" office:value-type="string" table:style-name="a155a7d">
            <text:p>80-160</text:p>
          </table:table-cell>
          <table:table-cell office:string-value="48" office:value-type="string" table:style-name="a4d6207">
            <text:p>48</text:p>
          </table:table-cell>
          <table:table-cell office:string-value="0,6-45" office:value-type="string" table:style-name="a0fa675">
            <text:p>0,6-45</text:p>
          </table:table-cell>
          <table:table-cell office:string-value="8" office:value-type="string" table:style-name="af31493">
            <text:p>8</text:p>
          </table:table-cell>
          <table:table-cell office:string-value="0,1" office:value-type="string" table:style-name="a7b8a41">
            <text:p>0,1</text:p>
          </table:table-cell>
          <table:table-cell office:string-value="80" office:value-type="string" table:style-name="a41ebba">
            <text:p>80</text:p>
          </table:table-cell>
          <table:table-cell office:string-value="-" office:value-type="string" table:style-name="a51fa92">
            <text:p>-</text:p>
          </table:table-cell>
          <table:table-cell office:string-value="160" office:value-type="string" table:style-name="a55f943">
            <text:p>160</text:p>
          </table:table-cell>
          <table:table-cell office:string-value="+" office:value-type="string" table:style-name="ac0214c">
            <text:p>+</text:p>
          </table:table-cell>
        </table:table-row>
        <table:table-row>
          <table:table-cell office:string-value="77" office:value-type="string" table:style-name="a1ff026">
            <text:p>77</text:p>
          </table:table-cell>
          <table:table-cell office:string-value="Защита линии QF15&quot;6ЩР4.15С&quot;" office:value-type="string" table:style-name="a83a329">
            <text:p>Защита линии QF15"6ЩР4.15С"</text:p>
          </table:table-cell>
          <table:table-cell office:string-value="ABB DS201" office:value-type="string" table:style-name="a8b9672">
            <text:p>ABB DS201</text:p>
          </table:table-cell>
          <table:table-cell office:string-value="ОВВ" office:value-type="string" table:style-name="a7411ae">
            <text:p>ОВВ</text:p>
          </table:table-cell>
          <table:table-cell office:string-value="C" office:value-type="string" table:style-name="ac09b7b">
            <text:p>C</text:p>
          </table:table-cell>
          <table:table-cell office:string-value="-----" office:value-type="string" table:style-name="a61d457">
            <text:p>-----</text:p>
          </table:table-cell>
          <table:table-cell office:string-value="16" office:value-type="string" table:style-name="a7171bc">
            <text:p>16</text:p>
          </table:table-cell>
          <table:table-cell office:string-value="16" office:value-type="string" table:style-name="af21e1d">
            <text:p>16</text:p>
          </table:table-cell>
          <table:table-cell office:string-value="80-160" office:value-type="string" table:style-name="a47c04a">
            <text:p>80-160</text:p>
          </table:table-cell>
          <table:table-cell office:string-value="48" office:value-type="string" table:style-name="a2132be">
            <text:p>48</text:p>
          </table:table-cell>
          <table:table-cell office:string-value="0,6-45" office:value-type="string" table:style-name="afcf7c2">
            <text:p>0,6-45</text:p>
          </table:table-cell>
          <table:table-cell office:string-value="12" office:value-type="string" table:style-name="ada915b">
            <text:p>12</text:p>
          </table:table-cell>
          <table:table-cell office:string-value="0,1" office:value-type="string" table:style-name="a3bd315">
            <text:p>0,1</text:p>
          </table:table-cell>
          <table:table-cell office:string-value="80" office:value-type="string" table:style-name="ac7d06f">
            <text:p>80</text:p>
          </table:table-cell>
          <table:table-cell office:string-value="-" office:value-type="string" table:style-name="a354c8c">
            <text:p>-</text:p>
          </table:table-cell>
          <table:table-cell office:string-value="160" office:value-type="string" table:style-name="a5d5120">
            <text:p>160</text:p>
          </table:table-cell>
          <table:table-cell office:string-value="+" office:value-type="string" table:style-name="ad513f7">
            <text:p>+</text:p>
          </table:table-cell>
        </table:table-row>
        <table:table-row>
          <table:table-cell office:string-value="78" office:value-type="string" table:style-name="af5ae64">
            <text:p>78</text:p>
          </table:table-cell>
          <table:table-cell office:string-value="Защита линии QF16&quot;6ЩР4.16С&quot;" office:value-type="string" table:style-name="aaf1aea">
            <text:p>Защита линии QF16"6ЩР4.16С"</text:p>
          </table:table-cell>
          <table:table-cell office:string-value="ABB DS201" office:value-type="string" table:style-name="acc2e9e">
            <text:p>ABB DS201</text:p>
          </table:table-cell>
          <table:table-cell office:string-value="ОВВ" office:value-type="string" table:style-name="a559857">
            <text:p>ОВВ</text:p>
          </table:table-cell>
          <table:table-cell office:string-value="C" office:value-type="string" table:style-name="a11c486">
            <text:p>C</text:p>
          </table:table-cell>
          <table:table-cell office:string-value="-----" office:value-type="string" table:style-name="a853502">
            <text:p>-----</text:p>
          </table:table-cell>
          <table:table-cell office:string-value="16" office:value-type="string" table:style-name="a899693">
            <text:p>16</text:p>
          </table:table-cell>
          <table:table-cell office:string-value="16" office:value-type="string" table:style-name="a0026ac">
            <text:p>16</text:p>
          </table:table-cell>
          <table:table-cell office:string-value="80-160" office:value-type="string" table:style-name="acfd243">
            <text:p>80-160</text:p>
          </table:table-cell>
          <table:table-cell office:string-value="48" office:value-type="string" table:style-name="a9117ce">
            <text:p>48</text:p>
          </table:table-cell>
          <table:table-cell office:string-value="0,6-45" office:value-type="string" table:style-name="a0a02e6">
            <text:p>0,6-45</text:p>
          </table:table-cell>
          <table:table-cell office:string-value="9" office:value-type="string" table:style-name="a501653">
            <text:p>9</text:p>
          </table:table-cell>
          <table:table-cell office:string-value="0,1" office:value-type="string" table:style-name="a8979c2">
            <text:p>0,1</text:p>
          </table:table-cell>
          <table:table-cell office:string-value="80" office:value-type="string" table:style-name="a36a3bc">
            <text:p>80</text:p>
          </table:table-cell>
          <table:table-cell office:string-value="-" office:value-type="string" table:style-name="a48cfd9">
            <text:p>-</text:p>
          </table:table-cell>
          <table:table-cell office:string-value="160" office:value-type="string" table:style-name="a68a574">
            <text:p>160</text:p>
          </table:table-cell>
          <table:table-cell office:string-value="+" office:value-type="string" table:style-name="af3678a">
            <text:p>+</text:p>
          </table:table-cell>
        </table:table-row>
        <table:table-row>
          <table:table-cell office:string-value="79" office:value-type="string" table:style-name="a6e9c60">
            <text:p>79</text:p>
          </table:table-cell>
          <table:table-cell office:string-value="Защита линии QF17&quot;6ЩР4.17С&quot;" office:value-type="string" table:style-name="ac356cc">
            <text:p>Защита линии QF17"6ЩР4.17С"</text:p>
          </table:table-cell>
          <table:table-cell office:string-value="ABB DS201" office:value-type="string" table:style-name="a4e76f2">
            <text:p>ABB DS201</text:p>
          </table:table-cell>
          <table:table-cell office:string-value="ОВВ" office:value-type="string" table:style-name="a4d88dc">
            <text:p>ОВВ</text:p>
          </table:table-cell>
          <table:table-cell office:string-value="C" office:value-type="string" table:style-name="adbc12b">
            <text:p>C</text:p>
          </table:table-cell>
          <table:table-cell office:string-value="-----" office:value-type="string" table:style-name="ac77088">
            <text:p>-----</text:p>
          </table:table-cell>
          <table:table-cell office:string-value="16" office:value-type="string" table:style-name="a622a75">
            <text:p>16</text:p>
          </table:table-cell>
          <table:table-cell office:string-value="16" office:value-type="string" table:style-name="a4b927d">
            <text:p>16</text:p>
          </table:table-cell>
          <table:table-cell office:string-value="80-160" office:value-type="string" table:style-name="a9e9138">
            <text:p>80-160</text:p>
          </table:table-cell>
          <table:table-cell office:string-value="48" office:value-type="string" table:style-name="aa4c126">
            <text:p>48</text:p>
          </table:table-cell>
          <table:table-cell office:string-value="0,6-45" office:value-type="string" table:style-name="abf407d">
            <text:p>0,6-45</text:p>
          </table:table-cell>
          <table:table-cell office:string-value="12" office:value-type="string" table:style-name="a995a28">
            <text:p>12</text:p>
          </table:table-cell>
          <table:table-cell office:string-value="0,1" office:value-type="string" table:style-name="a4c0c2b">
            <text:p>0,1</text:p>
          </table:table-cell>
          <table:table-cell office:string-value="80" office:value-type="string" table:style-name="a1a6f78">
            <text:p>80</text:p>
          </table:table-cell>
          <table:table-cell office:string-value="-" office:value-type="string" table:style-name="a96bc85">
            <text:p>-</text:p>
          </table:table-cell>
          <table:table-cell office:string-value="160" office:value-type="string" table:style-name="a0cc484">
            <text:p>160</text:p>
          </table:table-cell>
          <table:table-cell office:string-value="+" office:value-type="string" table:style-name="ae40219">
            <text:p>+</text:p>
          </table:table-cell>
        </table:table-row>
        <table:table-row>
          <table:table-cell office:string-value="80" office:value-type="string" table:style-name="a2d2a11">
            <text:p>80</text:p>
          </table:table-cell>
          <table:table-cell office:string-value="Защита линии QF18&quot;6ЩР4.18С&quot;" office:value-type="string" table:style-name="a593737">
            <text:p>Защита линии QF18"6ЩР4.18С"</text:p>
          </table:table-cell>
          <table:table-cell office:string-value="ABB DS201" office:value-type="string" table:style-name="a4d49aa">
            <text:p>ABB DS201</text:p>
          </table:table-cell>
          <table:table-cell office:string-value="ОВВ" office:value-type="string" table:style-name="ae3c48d">
            <text:p>ОВВ</text:p>
          </table:table-cell>
          <table:table-cell office:string-value="C" office:value-type="string" table:style-name="a6b9bd0">
            <text:p>C</text:p>
          </table:table-cell>
          <table:table-cell office:string-value="-----" office:value-type="string" table:style-name="a8852b3">
            <text:p>-----</text:p>
          </table:table-cell>
          <table:table-cell office:string-value="16" office:value-type="string" table:style-name="af75241">
            <text:p>16</text:p>
          </table:table-cell>
          <table:table-cell office:string-value="16" office:value-type="string" table:style-name="a9a4a8b">
            <text:p>16</text:p>
          </table:table-cell>
          <table:table-cell office:string-value="80-160" office:value-type="string" table:style-name="a89b206">
            <text:p>80-160</text:p>
          </table:table-cell>
          <table:table-cell office:string-value="48" office:value-type="string" table:style-name="a53c2e2">
            <text:p>48</text:p>
          </table:table-cell>
          <table:table-cell office:string-value="0,6-45" office:value-type="string" table:style-name="a07ef25">
            <text:p>0,6-45</text:p>
          </table:table-cell>
          <table:table-cell office:string-value="9" office:value-type="string" table:style-name="ab319b0">
            <text:p>9</text:p>
          </table:table-cell>
          <table:table-cell office:string-value="0,1" office:value-type="string" table:style-name="a25561f">
            <text:p>0,1</text:p>
          </table:table-cell>
          <table:table-cell office:string-value="80" office:value-type="string" table:style-name="aba5bda">
            <text:p>80</text:p>
          </table:table-cell>
          <table:table-cell office:string-value="-" office:value-type="string" table:style-name="aabad9b">
            <text:p>-</text:p>
          </table:table-cell>
          <table:table-cell office:string-value="160" office:value-type="string" table:style-name="a858662">
            <text:p>160</text:p>
          </table:table-cell>
          <table:table-cell office:string-value="+" office:value-type="string" table:style-name="a797ce8">
            <text:p>+</text:p>
          </table:table-cell>
        </table:table-row>
        <table:table-row>
          <table:table-cell office:string-value="81" office:value-type="string" table:style-name="ac3d856">
            <text:p>81</text:p>
          </table:table-cell>
          <table:table-cell office:string-value="Защита линии QF19&quot;6ЩР4.19С&quot;" office:value-type="string" table:style-name="a618a26">
            <text:p>Защита линии QF19"6ЩР4.19С"</text:p>
          </table:table-cell>
          <table:table-cell office:string-value="ABB DS201" office:value-type="string" table:style-name="a161d07">
            <text:p>ABB DS201</text:p>
          </table:table-cell>
          <table:table-cell office:string-value="ОВВ" office:value-type="string" table:style-name="abead5f">
            <text:p>ОВВ</text:p>
          </table:table-cell>
          <table:table-cell office:string-value="C" office:value-type="string" table:style-name="a8c4a34">
            <text:p>C</text:p>
          </table:table-cell>
          <table:table-cell office:string-value="-----" office:value-type="string" table:style-name="ac143d0">
            <text:p>-----</text:p>
          </table:table-cell>
          <table:table-cell office:string-value="16" office:value-type="string" table:style-name="ae04653">
            <text:p>16</text:p>
          </table:table-cell>
          <table:table-cell office:string-value="16" office:value-type="string" table:style-name="afa6113">
            <text:p>16</text:p>
          </table:table-cell>
          <table:table-cell office:string-value="80-160" office:value-type="string" table:style-name="a466711">
            <text:p>80-160</text:p>
          </table:table-cell>
          <table:table-cell office:string-value="48" office:value-type="string" table:style-name="a1a921e">
            <text:p>48</text:p>
          </table:table-cell>
          <table:table-cell office:string-value="0,6-45" office:value-type="string" table:style-name="a6e78ab">
            <text:p>0,6-45</text:p>
          </table:table-cell>
          <table:table-cell office:string-value="12" office:value-type="string" table:style-name="a08e014">
            <text:p>12</text:p>
          </table:table-cell>
          <table:table-cell office:string-value="0,1" office:value-type="string" table:style-name="a0e22e6">
            <text:p>0,1</text:p>
          </table:table-cell>
          <table:table-cell office:string-value="80" office:value-type="string" table:style-name="a90ff81">
            <text:p>80</text:p>
          </table:table-cell>
          <table:table-cell office:string-value="-" office:value-type="string" table:style-name="a7f8887">
            <text:p>-</text:p>
          </table:table-cell>
          <table:table-cell office:string-value="160" office:value-type="string" table:style-name="abf7a71">
            <text:p>160</text:p>
          </table:table-cell>
          <table:table-cell office:string-value="+" office:value-type="string" table:style-name="a614ac2">
            <text:p>+</text:p>
          </table:table-cell>
        </table:table-row>
        <table:table-row>
          <table:table-cell office:string-value="82" office:value-type="string" table:style-name="a4e6a67">
            <text:p>82</text:p>
          </table:table-cell>
          <table:table-cell office:string-value="Защита линии QF20&quot;6ЩР4.20С&quot;" office:value-type="string" table:style-name="af7e9f4">
            <text:p>Защита линии QF20"6ЩР4.20С"</text:p>
          </table:table-cell>
          <table:table-cell office:string-value="ABB DS201" office:value-type="string" table:style-name="a1f414f">
            <text:p>ABB DS201</text:p>
          </table:table-cell>
          <table:table-cell office:string-value="ОВВ" office:value-type="string" table:style-name="a58118e">
            <text:p>ОВВ</text:p>
          </table:table-cell>
          <table:table-cell office:string-value="C" office:value-type="string" table:style-name="ae46ec9">
            <text:p>C</text:p>
          </table:table-cell>
          <table:table-cell office:string-value="-----" office:value-type="string" table:style-name="a25f523">
            <text:p>-----</text:p>
          </table:table-cell>
          <table:table-cell office:string-value="16" office:value-type="string" table:style-name="ab2a181">
            <text:p>16</text:p>
          </table:table-cell>
          <table:table-cell office:string-value="16" office:value-type="string" table:style-name="a43c0e0">
            <text:p>16</text:p>
          </table:table-cell>
          <table:table-cell office:string-value="80-160" office:value-type="string" table:style-name="afb3a5d">
            <text:p>80-160</text:p>
          </table:table-cell>
          <table:table-cell office:string-value="48" office:value-type="string" table:style-name="af07ffd">
            <text:p>48</text:p>
          </table:table-cell>
          <table:table-cell office:string-value="0,6-45" office:value-type="string" table:style-name="a5a81c4">
            <text:p>0,6-45</text:p>
          </table:table-cell>
          <table:table-cell office:string-value="11" office:value-type="string" table:style-name="a2dffdd">
            <text:p>11</text:p>
          </table:table-cell>
          <table:table-cell office:string-value="0,1" office:value-type="string" table:style-name="afa8d48">
            <text:p>0,1</text:p>
          </table:table-cell>
          <table:table-cell office:string-value="80" office:value-type="string" table:style-name="a5f5edd">
            <text:p>80</text:p>
          </table:table-cell>
          <table:table-cell office:string-value="-" office:value-type="string" table:style-name="a01c671">
            <text:p>-</text:p>
          </table:table-cell>
          <table:table-cell office:string-value="160" office:value-type="string" table:style-name="acf6232">
            <text:p>160</text:p>
          </table:table-cell>
          <table:table-cell office:string-value="+" office:value-type="string" table:style-name="a6fe96a">
            <text:p>+</text:p>
          </table:table-cell>
        </table:table-row>
        <table:table-row>
          <table:table-cell office:string-value="83" office:value-type="string" table:style-name="a8d9e3c">
            <text:p>83</text:p>
          </table:table-cell>
          <table:table-cell office:string-value="Защита линии QF21&quot;6ЩР4.21С&quot;" office:value-type="string" table:style-name="ae85cda">
            <text:p>Защита линии QF21"6ЩР4.21С"</text:p>
          </table:table-cell>
          <table:table-cell office:string-value="ABB DS201" office:value-type="string" table:style-name="af83118">
            <text:p>ABB DS201</text:p>
          </table:table-cell>
          <table:table-cell office:string-value="ОВВ" office:value-type="string" table:style-name="a933234">
            <text:p>ОВВ</text:p>
          </table:table-cell>
          <table:table-cell office:string-value="C" office:value-type="string" table:style-name="a7d878c">
            <text:p>C</text:p>
          </table:table-cell>
          <table:table-cell office:string-value="-----" office:value-type="string" table:style-name="a793025">
            <text:p>-----</text:p>
          </table:table-cell>
          <table:table-cell office:string-value="16" office:value-type="string" table:style-name="a12a068">
            <text:p>16</text:p>
          </table:table-cell>
          <table:table-cell office:string-value="16" office:value-type="string" table:style-name="a713f13">
            <text:p>16</text:p>
          </table:table-cell>
          <table:table-cell office:string-value="80-160" office:value-type="string" table:style-name="a76c30c">
            <text:p>80-160</text:p>
          </table:table-cell>
          <table:table-cell office:string-value="48" office:value-type="string" table:style-name="ae8a9bc">
            <text:p>48</text:p>
          </table:table-cell>
          <table:table-cell office:string-value="0,6-45" office:value-type="string" table:style-name="a59e1ba">
            <text:p>0,6-45</text:p>
          </table:table-cell>
          <table:table-cell office:string-value="12" office:value-type="string" table:style-name="af22268">
            <text:p>12</text:p>
          </table:table-cell>
          <table:table-cell office:string-value="0,1" office:value-type="string" table:style-name="a8f28b8">
            <text:p>0,1</text:p>
          </table:table-cell>
          <table:table-cell office:string-value="80" office:value-type="string" table:style-name="a2b9f4f">
            <text:p>80</text:p>
          </table:table-cell>
          <table:table-cell office:string-value="-" office:value-type="string" table:style-name="a9dc7a2">
            <text:p>-</text:p>
          </table:table-cell>
          <table:table-cell office:string-value="160" office:value-type="string" table:style-name="a272710">
            <text:p>160</text:p>
          </table:table-cell>
          <table:table-cell office:string-value="+" office:value-type="string" table:style-name="abf1244">
            <text:p>+</text:p>
          </table:table-cell>
        </table:table-row>
        <table:table-row>
          <table:table-cell office:string-value="84" office:value-type="string" table:style-name="a30d065">
            <text:p>84</text:p>
          </table:table-cell>
          <table:table-cell office:string-value="Защита линии QF22&quot;6ЩР4.22С&quot;" office:value-type="string" table:style-name="aeeeaf0">
            <text:p>Защита линии QF22"6ЩР4.22С"</text:p>
          </table:table-cell>
          <table:table-cell office:string-value="ABB DS201" office:value-type="string" table:style-name="a0ac679">
            <text:p>ABB DS201</text:p>
          </table:table-cell>
          <table:table-cell office:string-value="ОВВ" office:value-type="string" table:style-name="a6a4029">
            <text:p>ОВВ</text:p>
          </table:table-cell>
          <table:table-cell office:string-value="C" office:value-type="string" table:style-name="aa95579">
            <text:p>C</text:p>
          </table:table-cell>
          <table:table-cell office:string-value="-----" office:value-type="string" table:style-name="a5b8406">
            <text:p>-----</text:p>
          </table:table-cell>
          <table:table-cell office:string-value="16" office:value-type="string" table:style-name="a231952">
            <text:p>16</text:p>
          </table:table-cell>
          <table:table-cell office:string-value="16" office:value-type="string" table:style-name="a96a3c2">
            <text:p>16</text:p>
          </table:table-cell>
          <table:table-cell office:string-value="80-160" office:value-type="string" table:style-name="a16a2b1">
            <text:p>80-160</text:p>
          </table:table-cell>
          <table:table-cell office:string-value="48" office:value-type="string" table:style-name="af96a3b">
            <text:p>48</text:p>
          </table:table-cell>
          <table:table-cell office:string-value="0,6-45" office:value-type="string" table:style-name="a4584bd">
            <text:p>0,6-45</text:p>
          </table:table-cell>
          <table:table-cell office:string-value="13" office:value-type="string" table:style-name="a22a076">
            <text:p>13</text:p>
          </table:table-cell>
          <table:table-cell office:string-value="0,1" office:value-type="string" table:style-name="a470018">
            <text:p>0,1</text:p>
          </table:table-cell>
          <table:table-cell office:string-value="80" office:value-type="string" table:style-name="ad5eb50">
            <text:p>80</text:p>
          </table:table-cell>
          <table:table-cell office:string-value="-" office:value-type="string" table:style-name="a10a61c">
            <text:p>-</text:p>
          </table:table-cell>
          <table:table-cell office:string-value="160" office:value-type="string" table:style-name="a2c95fa">
            <text:p>160</text:p>
          </table:table-cell>
          <table:table-cell office:string-value="+" office:value-type="string" table:style-name="ae39971">
            <text:p>+</text:p>
          </table:table-cell>
        </table:table-row>
        <table:table-row>
          <table:table-cell office:string-value="85" office:value-type="string" table:style-name="a086cf5">
            <text:p>85</text:p>
          </table:table-cell>
          <table:table-cell office:string-value="Защита линии QF23&quot;6ЩР4.23С&quot;" office:value-type="string" table:style-name="a8fbf65">
            <text:p>Защита линии QF23"6ЩР4.23С"</text:p>
          </table:table-cell>
          <table:table-cell office:string-value="ABB DS201" office:value-type="string" table:style-name="a85c597">
            <text:p>ABB DS201</text:p>
          </table:table-cell>
          <table:table-cell office:string-value="ОВВ" office:value-type="string" table:style-name="a35879b">
            <text:p>ОВВ</text:p>
          </table:table-cell>
          <table:table-cell office:string-value="C" office:value-type="string" table:style-name="a110a5e">
            <text:p>C</text:p>
          </table:table-cell>
          <table:table-cell office:string-value="-----" office:value-type="string" table:style-name="ae1260e">
            <text:p>-----</text:p>
          </table:table-cell>
          <table:table-cell office:string-value="16" office:value-type="string" table:style-name="a7ae48b">
            <text:p>16</text:p>
          </table:table-cell>
          <table:table-cell office:string-value="16" office:value-type="string" table:style-name="ad17579">
            <text:p>16</text:p>
          </table:table-cell>
          <table:table-cell office:string-value="80-160" office:value-type="string" table:style-name="ae09fe3">
            <text:p>80-160</text:p>
          </table:table-cell>
          <table:table-cell office:string-value="48" office:value-type="string" table:style-name="aa77685">
            <text:p>48</text:p>
          </table:table-cell>
          <table:table-cell office:string-value="0,6-45" office:value-type="string" table:style-name="a74ed75">
            <text:p>0,6-45</text:p>
          </table:table-cell>
          <table:table-cell office:string-value="10" office:value-type="string" table:style-name="a6bc27b">
            <text:p>10</text:p>
          </table:table-cell>
          <table:table-cell office:string-value="0,1" office:value-type="string" table:style-name="a63f6c1">
            <text:p>0,1</text:p>
          </table:table-cell>
          <table:table-cell office:string-value="80" office:value-type="string" table:style-name="a838e38">
            <text:p>80</text:p>
          </table:table-cell>
          <table:table-cell office:string-value="-" office:value-type="string" table:style-name="af502cc">
            <text:p>-</text:p>
          </table:table-cell>
          <table:table-cell office:string-value="160" office:value-type="string" table:style-name="ab144ab">
            <text:p>160</text:p>
          </table:table-cell>
          <table:table-cell office:string-value="+" office:value-type="string" table:style-name="a3002cb">
            <text:p>+</text:p>
          </table:table-cell>
        </table:table-row>
        <table:table-row>
          <table:table-cell office:string-value="86" office:value-type="string" table:style-name="ad38e2a">
            <text:p>86</text:p>
          </table:table-cell>
          <table:table-cell office:string-value="Защита линии QF24&quot;6ЩР4.24С&quot;" office:value-type="string" table:style-name="a367477">
            <text:p>Защита линии QF24"6ЩР4.24С"</text:p>
          </table:table-cell>
          <table:table-cell office:string-value="ABB DS201" office:value-type="string" table:style-name="aa30c4c">
            <text:p>ABB DS201</text:p>
          </table:table-cell>
          <table:table-cell office:string-value="ОВВ" office:value-type="string" table:style-name="af96451">
            <text:p>ОВВ</text:p>
          </table:table-cell>
          <table:table-cell office:string-value="C" office:value-type="string" table:style-name="a796825">
            <text:p>C</text:p>
          </table:table-cell>
          <table:table-cell office:string-value="-----" office:value-type="string" table:style-name="a523a5c">
            <text:p>-----</text:p>
          </table:table-cell>
          <table:table-cell office:string-value="16" office:value-type="string" table:style-name="a9dcb0f">
            <text:p>16</text:p>
          </table:table-cell>
          <table:table-cell office:string-value="16" office:value-type="string" table:style-name="ad59ff9">
            <text:p>16</text:p>
          </table:table-cell>
          <table:table-cell office:string-value="80-160" office:value-type="string" table:style-name="a79b866">
            <text:p>80-160</text:p>
          </table:table-cell>
          <table:table-cell office:string-value="48" office:value-type="string" table:style-name="a177616">
            <text:p>48</text:p>
          </table:table-cell>
          <table:table-cell office:string-value="0,6-45" office:value-type="string" table:style-name="ae7c0cc">
            <text:p>0,6-45</text:p>
          </table:table-cell>
          <table:table-cell office:string-value="9" office:value-type="string" table:style-name="ae0beba">
            <text:p>9</text:p>
          </table:table-cell>
          <table:table-cell office:string-value="0,1" office:value-type="string" table:style-name="ad9edef">
            <text:p>0,1</text:p>
          </table:table-cell>
          <table:table-cell office:string-value="80" office:value-type="string" table:style-name="aeccdaf">
            <text:p>80</text:p>
          </table:table-cell>
          <table:table-cell office:string-value="-" office:value-type="string" table:style-name="a5a4fde">
            <text:p>-</text:p>
          </table:table-cell>
          <table:table-cell office:string-value="160" office:value-type="string" table:style-name="ac647db">
            <text:p>160</text:p>
          </table:table-cell>
          <table:table-cell office:string-value="+" office:value-type="string" table:style-name="a430360">
            <text:p>+</text:p>
          </table:table-cell>
        </table:table-row>
        <table:table-row>
          <table:table-cell office:string-value="87" office:value-type="string" table:style-name="af6b16b">
            <text:p>87</text:p>
          </table:table-cell>
          <table:table-cell office:string-value="Защита линии QF25&quot;6ЩР4.25С&quot;" office:value-type="string" table:style-name="a7e9af4">
            <text:p>Защита линии QF25"6ЩР4.25С"</text:p>
          </table:table-cell>
          <table:table-cell office:string-value="ABB DS201" office:value-type="string" table:style-name="ad8c70b">
            <text:p>ABB DS201</text:p>
          </table:table-cell>
          <table:table-cell office:string-value="ОВВ" office:value-type="string" table:style-name="a944a53">
            <text:p>ОВВ</text:p>
          </table:table-cell>
          <table:table-cell office:string-value="C" office:value-type="string" table:style-name="a6edea7">
            <text:p>C</text:p>
          </table:table-cell>
          <table:table-cell office:string-value="-----" office:value-type="string" table:style-name="a3ece92">
            <text:p>-----</text:p>
          </table:table-cell>
          <table:table-cell office:string-value="16" office:value-type="string" table:style-name="ad75086">
            <text:p>16</text:p>
          </table:table-cell>
          <table:table-cell office:string-value="16" office:value-type="string" table:style-name="ac00b65">
            <text:p>16</text:p>
          </table:table-cell>
          <table:table-cell office:string-value="80-160" office:value-type="string" table:style-name="a91b1c1">
            <text:p>80-160</text:p>
          </table:table-cell>
          <table:table-cell office:string-value="48" office:value-type="string" table:style-name="a1ff806">
            <text:p>48</text:p>
          </table:table-cell>
          <table:table-cell office:string-value="0,6-45" office:value-type="string" table:style-name="a3cb549">
            <text:p>0,6-45</text:p>
          </table:table-cell>
          <table:table-cell office:string-value="10" office:value-type="string" table:style-name="a01fcb5">
            <text:p>10</text:p>
          </table:table-cell>
          <table:table-cell office:string-value="0,1" office:value-type="string" table:style-name="ac6191a">
            <text:p>0,1</text:p>
          </table:table-cell>
          <table:table-cell office:string-value="80" office:value-type="string" table:style-name="ad28bfa">
            <text:p>80</text:p>
          </table:table-cell>
          <table:table-cell office:string-value="-" office:value-type="string" table:style-name="af85951">
            <text:p>-</text:p>
          </table:table-cell>
          <table:table-cell office:string-value="160" office:value-type="string" table:style-name="abdd0fc">
            <text:p>160</text:p>
          </table:table-cell>
          <table:table-cell office:string-value="+" office:value-type="string" table:style-name="aad3b20">
            <text:p>+</text:p>
          </table:table-cell>
        </table:table-row>
        <table:table-row>
          <table:table-cell office:string-value="88" office:value-type="string" table:style-name="ac9fe9c">
            <text:p>88</text:p>
          </table:table-cell>
          <table:table-cell office:string-value="Защита линии QF26&quot;6ЩР4.26С&quot;" office:value-type="string" table:style-name="abcddfa">
            <text:p>Защита линии QF26"6ЩР4.26С"</text:p>
          </table:table-cell>
          <table:table-cell office:string-value="ABB DS201" office:value-type="string" table:style-name="a1a613c">
            <text:p>ABB DS201</text:p>
          </table:table-cell>
          <table:table-cell office:string-value="ОВВ" office:value-type="string" table:style-name="a972169">
            <text:p>ОВВ</text:p>
          </table:table-cell>
          <table:table-cell office:string-value="C" office:value-type="string" table:style-name="a760f46">
            <text:p>C</text:p>
          </table:table-cell>
          <table:table-cell office:string-value="-----" office:value-type="string" table:style-name="aa5125a">
            <text:p>-----</text:p>
          </table:table-cell>
          <table:table-cell office:string-value="16" office:value-type="string" table:style-name="abc32ef">
            <text:p>16</text:p>
          </table:table-cell>
          <table:table-cell office:string-value="16" office:value-type="string" table:style-name="a71fae1">
            <text:p>16</text:p>
          </table:table-cell>
          <table:table-cell office:string-value="80-160" office:value-type="string" table:style-name="aaaa9c0">
            <text:p>80-160</text:p>
          </table:table-cell>
          <table:table-cell office:string-value="48" office:value-type="string" table:style-name="acbdbbb">
            <text:p>48</text:p>
          </table:table-cell>
          <table:table-cell office:string-value="0,6-45" office:value-type="string" table:style-name="ad85cdb">
            <text:p>0,6-45</text:p>
          </table:table-cell>
          <table:table-cell office:string-value="8" office:value-type="string" table:style-name="aa9c70a">
            <text:p>8</text:p>
          </table:table-cell>
          <table:table-cell office:string-value="0,1" office:value-type="string" table:style-name="abd7f16">
            <text:p>0,1</text:p>
          </table:table-cell>
          <table:table-cell office:string-value="80" office:value-type="string" table:style-name="a98081d">
            <text:p>80</text:p>
          </table:table-cell>
          <table:table-cell office:string-value="-" office:value-type="string" table:style-name="a370c5f">
            <text:p>-</text:p>
          </table:table-cell>
          <table:table-cell office:string-value="160" office:value-type="string" table:style-name="a967c40">
            <text:p>160</text:p>
          </table:table-cell>
          <table:table-cell office:string-value="+" office:value-type="string" table:style-name="ae2b7f2">
            <text:p>+</text:p>
          </table:table-cell>
        </table:table-row>
        <table:table-row>
          <table:table-cell office:string-value="89" office:value-type="string" table:style-name="ae93ccd">
            <text:p>89</text:p>
          </table:table-cell>
          <table:table-cell office:string-value="Защита линии QF27&quot;6ЩР4.27С&quot;" office:value-type="string" table:style-name="aa32d65">
            <text:p>Защита линии QF27"6ЩР4.27С"</text:p>
          </table:table-cell>
          <table:table-cell office:string-value="ABB DS201" office:value-type="string" table:style-name="a06fb1e">
            <text:p>ABB DS201</text:p>
          </table:table-cell>
          <table:table-cell office:string-value="ОВВ" office:value-type="string" table:style-name="a5c6291">
            <text:p>ОВВ</text:p>
          </table:table-cell>
          <table:table-cell office:string-value="C" office:value-type="string" table:style-name="a077305">
            <text:p>C</text:p>
          </table:table-cell>
          <table:table-cell office:string-value="-----" office:value-type="string" table:style-name="ab2f6d3">
            <text:p>-----</text:p>
          </table:table-cell>
          <table:table-cell office:string-value="16" office:value-type="string" table:style-name="a2f60e5">
            <text:p>16</text:p>
          </table:table-cell>
          <table:table-cell office:string-value="16" office:value-type="string" table:style-name="a227e3e">
            <text:p>16</text:p>
          </table:table-cell>
          <table:table-cell office:string-value="80-160" office:value-type="string" table:style-name="a32b4a5">
            <text:p>80-160</text:p>
          </table:table-cell>
          <table:table-cell office:string-value="48" office:value-type="string" table:style-name="acb5d9a">
            <text:p>48</text:p>
          </table:table-cell>
          <table:table-cell office:string-value="0,6-45" office:value-type="string" table:style-name="ac18afd">
            <text:p>0,6-45</text:p>
          </table:table-cell>
          <table:table-cell office:string-value="10" office:value-type="string" table:style-name="ac3c66b">
            <text:p>10</text:p>
          </table:table-cell>
          <table:table-cell office:string-value="0,1" office:value-type="string" table:style-name="af50af4">
            <text:p>0,1</text:p>
          </table:table-cell>
          <table:table-cell office:string-value="80" office:value-type="string" table:style-name="abeb049">
            <text:p>80</text:p>
          </table:table-cell>
          <table:table-cell office:string-value="-" office:value-type="string" table:style-name="a3edd7c">
            <text:p>-</text:p>
          </table:table-cell>
          <table:table-cell office:string-value="160" office:value-type="string" table:style-name="a619f49">
            <text:p>160</text:p>
          </table:table-cell>
          <table:table-cell office:string-value="+" office:value-type="string" table:style-name="ae4d17a">
            <text:p>+</text:p>
          </table:table-cell>
        </table:table-row>
        <table:table-row>
          <table:table-cell office:string-value="90" office:value-type="string" table:style-name="a6cdd3a">
            <text:p>90</text:p>
          </table:table-cell>
          <table:table-cell office:string-value="Защита линии QF28&quot;6ЩР4.28С&quot;" office:value-type="string" table:style-name="aa29ec8">
            <text:p>Защита линии QF28"6ЩР4.28С"</text:p>
          </table:table-cell>
          <table:table-cell office:string-value="ABB DS201" office:value-type="string" table:style-name="ad3c5fd">
            <text:p>ABB DS201</text:p>
          </table:table-cell>
          <table:table-cell office:string-value="ОВВ" office:value-type="string" table:style-name="a59dede">
            <text:p>ОВВ</text:p>
          </table:table-cell>
          <table:table-cell office:string-value="C" office:value-type="string" table:style-name="a5a2546">
            <text:p>C</text:p>
          </table:table-cell>
          <table:table-cell office:string-value="-----" office:value-type="string" table:style-name="a5c7a3f">
            <text:p>-----</text:p>
          </table:table-cell>
          <table:table-cell office:string-value="16" office:value-type="string" table:style-name="a32a663">
            <text:p>16</text:p>
          </table:table-cell>
          <table:table-cell office:string-value="16" office:value-type="string" table:style-name="ab435dc">
            <text:p>16</text:p>
          </table:table-cell>
          <table:table-cell office:string-value="80-160" office:value-type="string" table:style-name="a473d11">
            <text:p>80-160</text:p>
          </table:table-cell>
          <table:table-cell office:string-value="48" office:value-type="string" table:style-name="a32fbf8">
            <text:p>48</text:p>
          </table:table-cell>
          <table:table-cell office:string-value="0,6-45" office:value-type="string" table:style-name="a417855">
            <text:p>0,6-45</text:p>
          </table:table-cell>
          <table:table-cell office:string-value="10" office:value-type="string" table:style-name="a37304f">
            <text:p>10</text:p>
          </table:table-cell>
          <table:table-cell office:string-value="0,1" office:value-type="string" table:style-name="a741ee1">
            <text:p>0,1</text:p>
          </table:table-cell>
          <table:table-cell office:string-value="80" office:value-type="string" table:style-name="a0e178a">
            <text:p>80</text:p>
          </table:table-cell>
          <table:table-cell office:string-value="-" office:value-type="string" table:style-name="a738695">
            <text:p>-</text:p>
          </table:table-cell>
          <table:table-cell office:string-value="160" office:value-type="string" table:style-name="a28563c">
            <text:p>160</text:p>
          </table:table-cell>
          <table:table-cell office:string-value="+" office:value-type="string" table:style-name="a5d0f09">
            <text:p>+</text:p>
          </table:table-cell>
        </table:table-row>
        <table:table-row>
          <table:table-cell office:string-value="91" office:value-type="string" table:style-name="ada0bed">
            <text:p>91</text:p>
          </table:table-cell>
          <table:table-cell office:string-value="Защита линии QF29&quot;6ЩР4.29С&quot;" office:value-type="string" table:style-name="a92413c">
            <text:p>Защита линии QF29"6ЩР4.29С"</text:p>
          </table:table-cell>
          <table:table-cell office:string-value="ABB DS201" office:value-type="string" table:style-name="ad552ff">
            <text:p>ABB DS201</text:p>
          </table:table-cell>
          <table:table-cell office:string-value="ОВВ" office:value-type="string" table:style-name="a6f94dd">
            <text:p>ОВВ</text:p>
          </table:table-cell>
          <table:table-cell office:string-value="C" office:value-type="string" table:style-name="aab3666">
            <text:p>C</text:p>
          </table:table-cell>
          <table:table-cell office:string-value="-----" office:value-type="string" table:style-name="a5bfdb6">
            <text:p>-----</text:p>
          </table:table-cell>
          <table:table-cell office:string-value="16" office:value-type="string" table:style-name="a60ba7e">
            <text:p>16</text:p>
          </table:table-cell>
          <table:table-cell office:string-value="16" office:value-type="string" table:style-name="a6b6a3d">
            <text:p>16</text:p>
          </table:table-cell>
          <table:table-cell office:string-value="80-160" office:value-type="string" table:style-name="a0ba682">
            <text:p>80-160</text:p>
          </table:table-cell>
          <table:table-cell office:string-value="48" office:value-type="string" table:style-name="acd8654">
            <text:p>48</text:p>
          </table:table-cell>
          <table:table-cell office:string-value="0,6-45" office:value-type="string" table:style-name="ab99067">
            <text:p>0,6-45</text:p>
          </table:table-cell>
          <table:table-cell office:string-value="11" office:value-type="string" table:style-name="ae1a3ae">
            <text:p>11</text:p>
          </table:table-cell>
          <table:table-cell office:string-value="0,1" office:value-type="string" table:style-name="ae38521">
            <text:p>0,1</text:p>
          </table:table-cell>
          <table:table-cell office:string-value="80" office:value-type="string" table:style-name="a2adb73">
            <text:p>80</text:p>
          </table:table-cell>
          <table:table-cell office:string-value="-" office:value-type="string" table:style-name="aedc38d">
            <text:p>-</text:p>
          </table:table-cell>
          <table:table-cell office:string-value="160" office:value-type="string" table:style-name="a8a9304">
            <text:p>160</text:p>
          </table:table-cell>
          <table:table-cell office:string-value="+" office:value-type="string" table:style-name="abda097">
            <text:p>+</text:p>
          </table:table-cell>
        </table:table-row>
        <table:table-row>
          <table:table-cell office:string-value="92" office:value-type="string" table:style-name="a45c820">
            <text:p>92</text:p>
          </table:table-cell>
          <table:table-cell office:string-value="Защита линии QF30&quot;6ЩР4.30С&quot;" office:value-type="string" table:style-name="a1c0f48">
            <text:p>Защита линии QF30"6ЩР4.30С"</text:p>
          </table:table-cell>
          <table:table-cell office:string-value="ABB DS201" office:value-type="string" table:style-name="af92694">
            <text:p>ABB DS201</text:p>
          </table:table-cell>
          <table:table-cell office:string-value="ОВВ" office:value-type="string" table:style-name="a41afd6">
            <text:p>ОВВ</text:p>
          </table:table-cell>
          <table:table-cell office:string-value="C" office:value-type="string" table:style-name="af32c63">
            <text:p>C</text:p>
          </table:table-cell>
          <table:table-cell office:string-value="-----" office:value-type="string" table:style-name="aa5f4e8">
            <text:p>-----</text:p>
          </table:table-cell>
          <table:table-cell office:string-value="16" office:value-type="string" table:style-name="a88c705">
            <text:p>16</text:p>
          </table:table-cell>
          <table:table-cell office:string-value="16" office:value-type="string" table:style-name="a9e1ea7">
            <text:p>16</text:p>
          </table:table-cell>
          <table:table-cell office:string-value="80-160" office:value-type="string" table:style-name="a1a1f11">
            <text:p>80-160</text:p>
          </table:table-cell>
          <table:table-cell office:string-value="48" office:value-type="string" table:style-name="ae6bf3f">
            <text:p>48</text:p>
          </table:table-cell>
          <table:table-cell office:string-value="0,6-45" office:value-type="string" table:style-name="a40f5a1">
            <text:p>0,6-45</text:p>
          </table:table-cell>
          <table:table-cell office:string-value="8" office:value-type="string" table:style-name="a437500">
            <text:p>8</text:p>
          </table:table-cell>
          <table:table-cell office:string-value="0,1" office:value-type="string" table:style-name="a4a491e">
            <text:p>0,1</text:p>
          </table:table-cell>
          <table:table-cell office:string-value="80" office:value-type="string" table:style-name="aa0c231">
            <text:p>80</text:p>
          </table:table-cell>
          <table:table-cell office:string-value="-" office:value-type="string" table:style-name="ad02d43">
            <text:p>-</text:p>
          </table:table-cell>
          <table:table-cell office:string-value="160" office:value-type="string" table:style-name="ac3ab54">
            <text:p>160</text:p>
          </table:table-cell>
          <table:table-cell office:string-value="+" office:value-type="string" table:style-name="a511c9e">
            <text:p>+</text:p>
          </table:table-cell>
        </table:table-row>
        <table:table-row>
          <table:table-cell office:string-value="93" office:value-type="string" table:style-name="a86485a">
            <text:p>93</text:p>
          </table:table-cell>
          <table:table-cell office:string-value="Защита линии QF31&quot;6ЩР4.31С&quot;" office:value-type="string" table:style-name="aadc7cd">
            <text:p>Защита линии QF31"6ЩР4.31С"</text:p>
          </table:table-cell>
          <table:table-cell office:string-value="ABB DS201" office:value-type="string" table:style-name="adffe0b">
            <text:p>ABB DS201</text:p>
          </table:table-cell>
          <table:table-cell office:string-value="ОВВ" office:value-type="string" table:style-name="ad7c93c">
            <text:p>ОВВ</text:p>
          </table:table-cell>
          <table:table-cell office:string-value="C" office:value-type="string" table:style-name="abfe0bf">
            <text:p>C</text:p>
          </table:table-cell>
          <table:table-cell office:string-value="-----" office:value-type="string" table:style-name="ae8ea30">
            <text:p>-----</text:p>
          </table:table-cell>
          <table:table-cell office:string-value="16" office:value-type="string" table:style-name="ad011f7">
            <text:p>16</text:p>
          </table:table-cell>
          <table:table-cell office:string-value="16" office:value-type="string" table:style-name="aae1050">
            <text:p>16</text:p>
          </table:table-cell>
          <table:table-cell office:string-value="80-160" office:value-type="string" table:style-name="a15fe9d">
            <text:p>80-160</text:p>
          </table:table-cell>
          <table:table-cell office:string-value="48" office:value-type="string" table:style-name="a28b909">
            <text:p>48</text:p>
          </table:table-cell>
          <table:table-cell office:string-value="0,6-45" office:value-type="string" table:style-name="a957be5">
            <text:p>0,6-45</text:p>
          </table:table-cell>
          <table:table-cell office:string-value="8" office:value-type="string" table:style-name="a085a79">
            <text:p>8</text:p>
          </table:table-cell>
          <table:table-cell office:string-value="0,1" office:value-type="string" table:style-name="a701d2d">
            <text:p>0,1</text:p>
          </table:table-cell>
          <table:table-cell office:string-value="80" office:value-type="string" table:style-name="ae857bf">
            <text:p>80</text:p>
          </table:table-cell>
          <table:table-cell office:string-value="-" office:value-type="string" table:style-name="abefd35">
            <text:p>-</text:p>
          </table:table-cell>
          <table:table-cell office:string-value="160" office:value-type="string" table:style-name="aa1b0d2">
            <text:p>160</text:p>
          </table:table-cell>
          <table:table-cell office:string-value="+" office:value-type="string" table:style-name="aafd99a">
            <text:p>+</text:p>
          </table:table-cell>
        </table:table-row>
        <table:table-row>
          <table:table-cell office:string-value="94" office:value-type="string" table:style-name="a077449">
            <text:p>94</text:p>
          </table:table-cell>
          <table:table-cell office:string-value="Защита линии QF32&quot;6ЩР4.32С&quot;" office:value-type="string" table:style-name="a57078a">
            <text:p>Защита линии QF32"6ЩР4.32С"</text:p>
          </table:table-cell>
          <table:table-cell office:string-value="ABB DS201" office:value-type="string" table:style-name="a647bb4">
            <text:p>ABB DS201</text:p>
          </table:table-cell>
          <table:table-cell office:string-value="ОВВ" office:value-type="string" table:style-name="a8ab4ea">
            <text:p>ОВВ</text:p>
          </table:table-cell>
          <table:table-cell office:string-value="C" office:value-type="string" table:style-name="a5e616d">
            <text:p>C</text:p>
          </table:table-cell>
          <table:table-cell office:string-value="-----" office:value-type="string" table:style-name="ad95986">
            <text:p>-----</text:p>
          </table:table-cell>
          <table:table-cell office:string-value="16" office:value-type="string" table:style-name="af72901">
            <text:p>16</text:p>
          </table:table-cell>
          <table:table-cell office:string-value="16" office:value-type="string" table:style-name="ae97004">
            <text:p>16</text:p>
          </table:table-cell>
          <table:table-cell office:string-value="80-160" office:value-type="string" table:style-name="a23019b">
            <text:p>80-160</text:p>
          </table:table-cell>
          <table:table-cell office:string-value="48" office:value-type="string" table:style-name="af3c697">
            <text:p>48</text:p>
          </table:table-cell>
          <table:table-cell office:string-value="0,6-45" office:value-type="string" table:style-name="a4c1c0b">
            <text:p>0,6-45</text:p>
          </table:table-cell>
          <table:table-cell office:string-value="10" office:value-type="string" table:style-name="a8033c9">
            <text:p>10</text:p>
          </table:table-cell>
          <table:table-cell office:string-value="0,1" office:value-type="string" table:style-name="a920457">
            <text:p>0,1</text:p>
          </table:table-cell>
          <table:table-cell office:string-value="80" office:value-type="string" table:style-name="a867bd0">
            <text:p>80</text:p>
          </table:table-cell>
          <table:table-cell office:string-value="-" office:value-type="string" table:style-name="a1e88fd">
            <text:p>-</text:p>
          </table:table-cell>
          <table:table-cell office:string-value="160" office:value-type="string" table:style-name="ac6f735">
            <text:p>160</text:p>
          </table:table-cell>
          <table:table-cell office:string-value="+" office:value-type="string" table:style-name="a7e3831">
            <text:p>+</text:p>
          </table:table-cell>
        </table:table-row>
        <table:table-row>
          <table:table-cell office:string-value="95" office:value-type="string" table:style-name="ad053d9">
            <text:p>95</text:p>
          </table:table-cell>
          <table:table-cell office:string-value="Защита линии QF33&quot;6ЩР4.33С&quot;" office:value-type="string" table:style-name="a181de3">
            <text:p>Защита линии QF33"6ЩР4.33С"</text:p>
          </table:table-cell>
          <table:table-cell office:string-value="ABB DS201" office:value-type="string" table:style-name="a35d594">
            <text:p>ABB DS201</text:p>
          </table:table-cell>
          <table:table-cell office:string-value="ОВВ" office:value-type="string" table:style-name="a1df34a">
            <text:p>ОВВ</text:p>
          </table:table-cell>
          <table:table-cell office:string-value="C" office:value-type="string" table:style-name="af40bec">
            <text:p>C</text:p>
          </table:table-cell>
          <table:table-cell office:string-value="-----" office:value-type="string" table:style-name="a359b35">
            <text:p>-----</text:p>
          </table:table-cell>
          <table:table-cell office:string-value="16" office:value-type="string" table:style-name="aad46c5">
            <text:p>16</text:p>
          </table:table-cell>
          <table:table-cell office:string-value="16" office:value-type="string" table:style-name="aacd472">
            <text:p>16</text:p>
          </table:table-cell>
          <table:table-cell office:string-value="80-160" office:value-type="string" table:style-name="a0b6bdf">
            <text:p>80-160</text:p>
          </table:table-cell>
          <table:table-cell office:string-value="48" office:value-type="string" table:style-name="ae2bdfc">
            <text:p>48</text:p>
          </table:table-cell>
          <table:table-cell office:string-value="0,6-45" office:value-type="string" table:style-name="a3e6b94">
            <text:p>0,6-45</text:p>
          </table:table-cell>
          <table:table-cell office:string-value="13" office:value-type="string" table:style-name="a3e5ecf">
            <text:p>13</text:p>
          </table:table-cell>
          <table:table-cell office:string-value="0,1" office:value-type="string" table:style-name="acdb33f">
            <text:p>0,1</text:p>
          </table:table-cell>
          <table:table-cell office:string-value="80" office:value-type="string" table:style-name="a301d7f">
            <text:p>80</text:p>
          </table:table-cell>
          <table:table-cell office:string-value="-" office:value-type="string" table:style-name="a1be018">
            <text:p>-</text:p>
          </table:table-cell>
          <table:table-cell office:string-value="160" office:value-type="string" table:style-name="a6c320f">
            <text:p>160</text:p>
          </table:table-cell>
          <table:table-cell office:string-value="+" office:value-type="string" table:style-name="a66dd84">
            <text:p>+</text:p>
          </table:table-cell>
        </table:table-row>
        <table:table-row>
          <table:table-cell office:string-value="96" office:value-type="string" table:style-name="a77de84">
            <text:p>96</text:p>
          </table:table-cell>
          <table:table-cell office:string-value="Защита линии QF34&quot;6ЩР4.34С&quot;" office:value-type="string" table:style-name="a57c62b">
            <text:p>Защита линии QF34"6ЩР4.34С"</text:p>
          </table:table-cell>
          <table:table-cell office:string-value="ABB DS201" office:value-type="string" table:style-name="a60e13c">
            <text:p>ABB DS201</text:p>
          </table:table-cell>
          <table:table-cell office:string-value="ОВВ" office:value-type="string" table:style-name="a7d8f44">
            <text:p>ОВВ</text:p>
          </table:table-cell>
          <table:table-cell office:string-value="C" office:value-type="string" table:style-name="ac05e20">
            <text:p>C</text:p>
          </table:table-cell>
          <table:table-cell office:string-value="-----" office:value-type="string" table:style-name="a37f9ee">
            <text:p>-----</text:p>
          </table:table-cell>
          <table:table-cell office:string-value="16" office:value-type="string" table:style-name="a1eaa0c">
            <text:p>16</text:p>
          </table:table-cell>
          <table:table-cell office:string-value="16" office:value-type="string" table:style-name="a8dbe87">
            <text:p>16</text:p>
          </table:table-cell>
          <table:table-cell office:string-value="80-160" office:value-type="string" table:style-name="a2e361d">
            <text:p>80-160</text:p>
          </table:table-cell>
          <table:table-cell office:string-value="48" office:value-type="string" table:style-name="a55a25e">
            <text:p>48</text:p>
          </table:table-cell>
          <table:table-cell office:string-value="0,6-45" office:value-type="string" table:style-name="ac78eca">
            <text:p>0,6-45</text:p>
          </table:table-cell>
          <table:table-cell office:string-value="12" office:value-type="string" table:style-name="aae6820">
            <text:p>12</text:p>
          </table:table-cell>
          <table:table-cell office:string-value="0,1" office:value-type="string" table:style-name="ae13ce1">
            <text:p>0,1</text:p>
          </table:table-cell>
          <table:table-cell office:string-value="80" office:value-type="string" table:style-name="a718ff5">
            <text:p>80</text:p>
          </table:table-cell>
          <table:table-cell office:string-value="-" office:value-type="string" table:style-name="a1a94d4">
            <text:p>-</text:p>
          </table:table-cell>
          <table:table-cell office:string-value="160" office:value-type="string" table:style-name="a90e418">
            <text:p>160</text:p>
          </table:table-cell>
          <table:table-cell office:string-value="+" office:value-type="string" table:style-name="aaa62f8">
            <text:p>+</text:p>
          </table:table-cell>
        </table:table-row>
        <table:table-row>
          <table:table-cell office:string-value="97" office:value-type="string" table:style-name="ae31b63">
            <text:p>97</text:p>
          </table:table-cell>
          <table:table-cell office:string-value="Защита линии QF35&quot;6ЩР4.35С&quot;" office:value-type="string" table:style-name="a50299d">
            <text:p>Защита линии QF35"6ЩР4.35С"</text:p>
          </table:table-cell>
          <table:table-cell office:string-value="ABB DS201" office:value-type="string" table:style-name="a08ab2f">
            <text:p>ABB DS201</text:p>
          </table:table-cell>
          <table:table-cell office:string-value="ОВВ" office:value-type="string" table:style-name="a22901d">
            <text:p>ОВВ</text:p>
          </table:table-cell>
          <table:table-cell office:string-value="C" office:value-type="string" table:style-name="acb7654">
            <text:p>C</text:p>
          </table:table-cell>
          <table:table-cell office:string-value="-----" office:value-type="string" table:style-name="afdf049">
            <text:p>-----</text:p>
          </table:table-cell>
          <table:table-cell office:string-value="16" office:value-type="string" table:style-name="ab29f63">
            <text:p>16</text:p>
          </table:table-cell>
          <table:table-cell office:string-value="16" office:value-type="string" table:style-name="acce1dd">
            <text:p>16</text:p>
          </table:table-cell>
          <table:table-cell office:string-value="80-160" office:value-type="string" table:style-name="ac3a03b">
            <text:p>80-160</text:p>
          </table:table-cell>
          <table:table-cell office:string-value="48" office:value-type="string" table:style-name="ab079d6">
            <text:p>48</text:p>
          </table:table-cell>
          <table:table-cell office:string-value="0,6-45" office:value-type="string" table:style-name="a632994">
            <text:p>0,6-45</text:p>
          </table:table-cell>
          <table:table-cell office:string-value="8" office:value-type="string" table:style-name="a18edcf">
            <text:p>8</text:p>
          </table:table-cell>
          <table:table-cell office:string-value="0,1" office:value-type="string" table:style-name="a8f7142">
            <text:p>0,1</text:p>
          </table:table-cell>
          <table:table-cell office:string-value="80" office:value-type="string" table:style-name="a77a9d3">
            <text:p>80</text:p>
          </table:table-cell>
          <table:table-cell office:string-value="-" office:value-type="string" table:style-name="adabe29">
            <text:p>-</text:p>
          </table:table-cell>
          <table:table-cell office:string-value="160" office:value-type="string" table:style-name="a4be943">
            <text:p>160</text:p>
          </table:table-cell>
          <table:table-cell office:string-value="+" office:value-type="string" table:style-name="a7c6d35">
            <text:p>+</text:p>
          </table:table-cell>
        </table:table-row>
        <table:table-row>
          <table:table-cell office:string-value="98" office:value-type="string" table:style-name="ab8c9a7">
            <text:p>98</text:p>
          </table:table-cell>
          <table:table-cell office:string-value="Защита линии QF36&quot;6ЩР4.36С&quot;" office:value-type="string" table:style-name="ae09ace">
            <text:p>Защита линии QF36"6ЩР4.36С"</text:p>
          </table:table-cell>
          <table:table-cell office:string-value="ABB DS201" office:value-type="string" table:style-name="a91d8a6">
            <text:p>ABB DS201</text:p>
          </table:table-cell>
          <table:table-cell office:string-value="ОВВ" office:value-type="string" table:style-name="a77508f">
            <text:p>ОВВ</text:p>
          </table:table-cell>
          <table:table-cell office:string-value="C" office:value-type="string" table:style-name="a378c70">
            <text:p>C</text:p>
          </table:table-cell>
          <table:table-cell office:string-value="-----" office:value-type="string" table:style-name="a4bcf47">
            <text:p>-----</text:p>
          </table:table-cell>
          <table:table-cell office:string-value="16" office:value-type="string" table:style-name="aba2855">
            <text:p>16</text:p>
          </table:table-cell>
          <table:table-cell office:string-value="16" office:value-type="string" table:style-name="a8f8987">
            <text:p>16</text:p>
          </table:table-cell>
          <table:table-cell office:string-value="80-160" office:value-type="string" table:style-name="a6d8560">
            <text:p>80-160</text:p>
          </table:table-cell>
          <table:table-cell office:string-value="48" office:value-type="string" table:style-name="ab2e342">
            <text:p>48</text:p>
          </table:table-cell>
          <table:table-cell office:string-value="0,6-45" office:value-type="string" table:style-name="a6d5115">
            <text:p>0,6-45</text:p>
          </table:table-cell>
          <table:table-cell office:string-value="12" office:value-type="string" table:style-name="a940f3a">
            <text:p>12</text:p>
          </table:table-cell>
          <table:table-cell office:string-value="0,1" office:value-type="string" table:style-name="af5d2c3">
            <text:p>0,1</text:p>
          </table:table-cell>
          <table:table-cell office:string-value="80" office:value-type="string" table:style-name="a72ab4d">
            <text:p>80</text:p>
          </table:table-cell>
          <table:table-cell office:string-value="-" office:value-type="string" table:style-name="afb6a0d">
            <text:p>-</text:p>
          </table:table-cell>
          <table:table-cell office:string-value="160" office:value-type="string" table:style-name="ab148db">
            <text:p>160</text:p>
          </table:table-cell>
          <table:table-cell office:string-value="+" office:value-type="string" table:style-name="a08ff7e">
            <text:p>+</text:p>
          </table:table-cell>
        </table:table-row>
        <table:table-row>
          <table:table-cell office:string-value="99" office:value-type="string" table:style-name="a7d1ecc">
            <text:p>99</text:p>
          </table:table-cell>
          <table:table-cell office:string-value="Защита линии QF37&quot;6ЩР4.37С&quot;" office:value-type="string" table:style-name="a3dca5e">
            <text:p>Защита линии QF37"6ЩР4.37С"</text:p>
          </table:table-cell>
          <table:table-cell office:string-value="ABB DS201" office:value-type="string" table:style-name="a7bf6fc">
            <text:p>ABB DS201</text:p>
          </table:table-cell>
          <table:table-cell office:string-value="ОВВ" office:value-type="string" table:style-name="ac35d28">
            <text:p>ОВВ</text:p>
          </table:table-cell>
          <table:table-cell office:string-value="C" office:value-type="string" table:style-name="ae9410a">
            <text:p>C</text:p>
          </table:table-cell>
          <table:table-cell office:string-value="-----" office:value-type="string" table:style-name="a681c3d">
            <text:p>-----</text:p>
          </table:table-cell>
          <table:table-cell office:string-value="16" office:value-type="string" table:style-name="aa150de">
            <text:p>16</text:p>
          </table:table-cell>
          <table:table-cell office:string-value="16" office:value-type="string" table:style-name="a3658bc">
            <text:p>16</text:p>
          </table:table-cell>
          <table:table-cell office:string-value="80-160" office:value-type="string" table:style-name="a8d6f53">
            <text:p>80-160</text:p>
          </table:table-cell>
          <table:table-cell office:string-value="48" office:value-type="string" table:style-name="a0f83a8">
            <text:p>48</text:p>
          </table:table-cell>
          <table:table-cell office:string-value="0,6-45" office:value-type="string" table:style-name="a88c7db">
            <text:p>0,6-45</text:p>
          </table:table-cell>
          <table:table-cell office:string-value="9" office:value-type="string" table:style-name="a138bc1">
            <text:p>9</text:p>
          </table:table-cell>
          <table:table-cell office:string-value="0,1" office:value-type="string" table:style-name="a05a620">
            <text:p>0,1</text:p>
          </table:table-cell>
          <table:table-cell office:string-value="80" office:value-type="string" table:style-name="a20baa2">
            <text:p>80</text:p>
          </table:table-cell>
          <table:table-cell office:string-value="-" office:value-type="string" table:style-name="a9022d4">
            <text:p>-</text:p>
          </table:table-cell>
          <table:table-cell office:string-value="160" office:value-type="string" table:style-name="a168c23">
            <text:p>160</text:p>
          </table:table-cell>
          <table:table-cell office:string-value="+" office:value-type="string" table:style-name="a678f54">
            <text:p>+</text:p>
          </table:table-cell>
        </table:table-row>
        <table:table-row>
          <table:table-cell office:string-value="100" office:value-type="string" table:style-name="af84509">
            <text:p>100</text:p>
          </table:table-cell>
          <table:table-cell office:string-value="Защита линии QF38&quot;6ЩР4.38С&quot;" office:value-type="string" table:style-name="a2ee3ba">
            <text:p>Защита линии QF38"6ЩР4.38С"</text:p>
          </table:table-cell>
          <table:table-cell office:string-value="ABB DS201" office:value-type="string" table:style-name="a30bc83">
            <text:p>ABB DS201</text:p>
          </table:table-cell>
          <table:table-cell office:string-value="ОВВ" office:value-type="string" table:style-name="a8e6b8b">
            <text:p>ОВВ</text:p>
          </table:table-cell>
          <table:table-cell office:string-value="C" office:value-type="string" table:style-name="a521df4">
            <text:p>C</text:p>
          </table:table-cell>
          <table:table-cell office:string-value="-----" office:value-type="string" table:style-name="a3a2922">
            <text:p>-----</text:p>
          </table:table-cell>
          <table:table-cell office:string-value="16" office:value-type="string" table:style-name="ae09f1d">
            <text:p>16</text:p>
          </table:table-cell>
          <table:table-cell office:string-value="16" office:value-type="string" table:style-name="a592874">
            <text:p>16</text:p>
          </table:table-cell>
          <table:table-cell office:string-value="80-160" office:value-type="string" table:style-name="a50809e">
            <text:p>80-160</text:p>
          </table:table-cell>
          <table:table-cell office:string-value="48" office:value-type="string" table:style-name="ab67de7">
            <text:p>48</text:p>
          </table:table-cell>
          <table:table-cell office:string-value="0,6-45" office:value-type="string" table:style-name="a0c6d4b">
            <text:p>0,6-45</text:p>
          </table:table-cell>
          <table:table-cell office:string-value="10" office:value-type="string" table:style-name="a6d363e">
            <text:p>10</text:p>
          </table:table-cell>
          <table:table-cell office:string-value="0,1" office:value-type="string" table:style-name="a6baef2">
            <text:p>0,1</text:p>
          </table:table-cell>
          <table:table-cell office:string-value="80" office:value-type="string" table:style-name="a2148e4">
            <text:p>80</text:p>
          </table:table-cell>
          <table:table-cell office:string-value="-" office:value-type="string" table:style-name="a2df581">
            <text:p>-</text:p>
          </table:table-cell>
          <table:table-cell office:string-value="160" office:value-type="string" table:style-name="a10ee14">
            <text:p>160</text:p>
          </table:table-cell>
          <table:table-cell office:string-value="+" office:value-type="string" table:style-name="ab6d792">
            <text:p>+</text:p>
          </table:table-cell>
        </table:table-row>
        <table:table-row>
          <table:table-cell office:string-value="101" office:value-type="string" table:style-name="adfceae">
            <text:p>101</text:p>
          </table:table-cell>
          <table:table-cell office:string-value="Защита линии QF39&quot;6ЩР4.39С&quot;" office:value-type="string" table:style-name="a9c01ed">
            <text:p>Защита линии QF39"6ЩР4.39С"</text:p>
          </table:table-cell>
          <table:table-cell office:string-value="ABB DS201" office:value-type="string" table:style-name="a789ba9">
            <text:p>ABB DS201</text:p>
          </table:table-cell>
          <table:table-cell office:string-value="ОВВ" office:value-type="string" table:style-name="a887d7a">
            <text:p>ОВВ</text:p>
          </table:table-cell>
          <table:table-cell office:string-value="C" office:value-type="string" table:style-name="a8df777">
            <text:p>C</text:p>
          </table:table-cell>
          <table:table-cell office:string-value="-----" office:value-type="string" table:style-name="a43c9a1">
            <text:p>-----</text:p>
          </table:table-cell>
          <table:table-cell office:string-value="16" office:value-type="string" table:style-name="a717bd9">
            <text:p>16</text:p>
          </table:table-cell>
          <table:table-cell office:string-value="16" office:value-type="string" table:style-name="a3f0334">
            <text:p>16</text:p>
          </table:table-cell>
          <table:table-cell office:string-value="80-160" office:value-type="string" table:style-name="a3b4ae6">
            <text:p>80-160</text:p>
          </table:table-cell>
          <table:table-cell office:string-value="48" office:value-type="string" table:style-name="a332e45">
            <text:p>48</text:p>
          </table:table-cell>
          <table:table-cell office:string-value="0,6-45" office:value-type="string" table:style-name="aae424d">
            <text:p>0,6-45</text:p>
          </table:table-cell>
          <table:table-cell office:string-value="8" office:value-type="string" table:style-name="a8c3b91">
            <text:p>8</text:p>
          </table:table-cell>
          <table:table-cell office:string-value="0,1" office:value-type="string" table:style-name="a40d411">
            <text:p>0,1</text:p>
          </table:table-cell>
          <table:table-cell office:string-value="80" office:value-type="string" table:style-name="aeac862">
            <text:p>80</text:p>
          </table:table-cell>
          <table:table-cell office:string-value="-" office:value-type="string" table:style-name="a18f842">
            <text:p>-</text:p>
          </table:table-cell>
          <table:table-cell office:string-value="160" office:value-type="string" table:style-name="a6d2204">
            <text:p>160</text:p>
          </table:table-cell>
          <table:table-cell office:string-value="+" office:value-type="string" table:style-name="a3edf81">
            <text:p>+</text:p>
          </table:table-cell>
        </table:table-row>
        <table:table-row>
          <table:table-cell office:string-value="102" office:value-type="string" table:style-name="a8d0440">
            <text:p>102</text:p>
          </table:table-cell>
          <table:table-cell office:string-value="Защита линии QF40&quot;6ЩР4.40С&quot;" office:value-type="string" table:style-name="a76464a">
            <text:p>Защита линии QF40"6ЩР4.40С"</text:p>
          </table:table-cell>
          <table:table-cell office:string-value="ABB DS201" office:value-type="string" table:style-name="ab51c78">
            <text:p>ABB DS201</text:p>
          </table:table-cell>
          <table:table-cell office:string-value="ОВВ" office:value-type="string" table:style-name="afdc547">
            <text:p>ОВВ</text:p>
          </table:table-cell>
          <table:table-cell office:string-value="C" office:value-type="string" table:style-name="aa5d145">
            <text:p>C</text:p>
          </table:table-cell>
          <table:table-cell office:string-value="-----" office:value-type="string" table:style-name="a567b36">
            <text:p>-----</text:p>
          </table:table-cell>
          <table:table-cell office:string-value="16" office:value-type="string" table:style-name="ade68c6">
            <text:p>16</text:p>
          </table:table-cell>
          <table:table-cell office:string-value="16" office:value-type="string" table:style-name="a613120">
            <text:p>16</text:p>
          </table:table-cell>
          <table:table-cell office:string-value="80-160" office:value-type="string" table:style-name="a74a5f6">
            <text:p>80-160</text:p>
          </table:table-cell>
          <table:table-cell office:string-value="48" office:value-type="string" table:style-name="ac8e1f2">
            <text:p>48</text:p>
          </table:table-cell>
          <table:table-cell office:string-value="0,6-45" office:value-type="string" table:style-name="aa397b8">
            <text:p>0,6-45</text:p>
          </table:table-cell>
          <table:table-cell office:string-value="12" office:value-type="string" table:style-name="a599aa7">
            <text:p>12</text:p>
          </table:table-cell>
          <table:table-cell office:string-value="0,1" office:value-type="string" table:style-name="a58da7a">
            <text:p>0,1</text:p>
          </table:table-cell>
          <table:table-cell office:string-value="80" office:value-type="string" table:style-name="a863894">
            <text:p>80</text:p>
          </table:table-cell>
          <table:table-cell office:string-value="-" office:value-type="string" table:style-name="ac03791">
            <text:p>-</text:p>
          </table:table-cell>
          <table:table-cell office:string-value="160" office:value-type="string" table:style-name="ac3df9e">
            <text:p>160</text:p>
          </table:table-cell>
          <table:table-cell office:string-value="+" office:value-type="string" table:style-name="a3e9bb4">
            <text:p>+</text:p>
          </table:table-cell>
        </table:table-row>
        <table:table-row>
          <table:table-cell office:string-value="103" office:value-type="string" table:style-name="a4f5a57">
            <text:p>103</text:p>
          </table:table-cell>
          <table:table-cell office:string-value="Защита линии QF41&quot;6ЩР4.41С&quot;" office:value-type="string" table:style-name="a191036">
            <text:p>Защита линии QF41"6ЩР4.41С"</text:p>
          </table:table-cell>
          <table:table-cell office:string-value="ABB DS201" office:value-type="string" table:style-name="a733240">
            <text:p>ABB DS201</text:p>
          </table:table-cell>
          <table:table-cell office:string-value="ОВВ" office:value-type="string" table:style-name="ab0f8ec">
            <text:p>ОВВ</text:p>
          </table:table-cell>
          <table:table-cell office:string-value="C" office:value-type="string" table:style-name="a0d6ec5">
            <text:p>C</text:p>
          </table:table-cell>
          <table:table-cell office:string-value="-----" office:value-type="string" table:style-name="a7692db">
            <text:p>-----</text:p>
          </table:table-cell>
          <table:table-cell office:string-value="16" office:value-type="string" table:style-name="a35cda5">
            <text:p>16</text:p>
          </table:table-cell>
          <table:table-cell office:string-value="16" office:value-type="string" table:style-name="a83ce0b">
            <text:p>16</text:p>
          </table:table-cell>
          <table:table-cell office:string-value="80-160" office:value-type="string" table:style-name="ad92fd9">
            <text:p>80-160</text:p>
          </table:table-cell>
          <table:table-cell office:string-value="48" office:value-type="string" table:style-name="aee5f41">
            <text:p>48</text:p>
          </table:table-cell>
          <table:table-cell office:string-value="0,6-45" office:value-type="string" table:style-name="a812236">
            <text:p>0,6-45</text:p>
          </table:table-cell>
          <table:table-cell office:string-value="9" office:value-type="string" table:style-name="ade8c5a">
            <text:p>9</text:p>
          </table:table-cell>
          <table:table-cell office:string-value="0,1" office:value-type="string" table:style-name="a6f1946">
            <text:p>0,1</text:p>
          </table:table-cell>
          <table:table-cell office:string-value="80" office:value-type="string" table:style-name="a13008e">
            <text:p>80</text:p>
          </table:table-cell>
          <table:table-cell office:string-value="-" office:value-type="string" table:style-name="a966c36">
            <text:p>-</text:p>
          </table:table-cell>
          <table:table-cell office:string-value="160" office:value-type="string" table:style-name="acf23e5">
            <text:p>160</text:p>
          </table:table-cell>
          <table:table-cell office:string-value="+" office:value-type="string" table:style-name="abe92bb">
            <text:p>+</text:p>
          </table:table-cell>
        </table:table-row>
        <table:table-row>
          <table:table-cell office:string-value="104" office:value-type="string" table:style-name="a0343a3">
            <text:p>104</text:p>
          </table:table-cell>
          <table:table-cell office:string-value="Защита линии QF42&quot;6ЩР4.42С&quot;" office:value-type="string" table:style-name="a5ce652">
            <text:p>Защита линии QF42"6ЩР4.42С"</text:p>
          </table:table-cell>
          <table:table-cell office:string-value="ABB DS201" office:value-type="string" table:style-name="a728f5d">
            <text:p>ABB DS201</text:p>
          </table:table-cell>
          <table:table-cell office:string-value="ОВВ" office:value-type="string" table:style-name="a326743">
            <text:p>ОВВ</text:p>
          </table:table-cell>
          <table:table-cell office:string-value="C" office:value-type="string" table:style-name="a7cc916">
            <text:p>C</text:p>
          </table:table-cell>
          <table:table-cell office:string-value="-----" office:value-type="string" table:style-name="ae30a44">
            <text:p>-----</text:p>
          </table:table-cell>
          <table:table-cell office:string-value="16" office:value-type="string" table:style-name="a2ec493">
            <text:p>16</text:p>
          </table:table-cell>
          <table:table-cell office:string-value="16" office:value-type="string" table:style-name="a091bb0">
            <text:p>16</text:p>
          </table:table-cell>
          <table:table-cell office:string-value="80-160" office:value-type="string" table:style-name="a27b4ae">
            <text:p>80-160</text:p>
          </table:table-cell>
          <table:table-cell office:string-value="48" office:value-type="string" table:style-name="a749190">
            <text:p>48</text:p>
          </table:table-cell>
          <table:table-cell office:string-value="0,6-45" office:value-type="string" table:style-name="a700b7e">
            <text:p>0,6-45</text:p>
          </table:table-cell>
          <table:table-cell office:string-value="12" office:value-type="string" table:style-name="a93f61a">
            <text:p>12</text:p>
          </table:table-cell>
          <table:table-cell office:string-value="0,1" office:value-type="string" table:style-name="a6b9c73">
            <text:p>0,1</text:p>
          </table:table-cell>
          <table:table-cell office:string-value="80" office:value-type="string" table:style-name="a77283d">
            <text:p>80</text:p>
          </table:table-cell>
          <table:table-cell office:string-value="-" office:value-type="string" table:style-name="ad9fdd7">
            <text:p>-</text:p>
          </table:table-cell>
          <table:table-cell office:string-value="160" office:value-type="string" table:style-name="a7bc869">
            <text:p>160</text:p>
          </table:table-cell>
          <table:table-cell office:string-value="+" office:value-type="string" table:style-name="a401950">
            <text:p>+</text:p>
          </table:table-cell>
        </table:table-row>
        <table:table-row>
          <table:table-cell office:string-value="105" office:value-type="string" table:style-name="acc03b2">
            <text:p>105</text:p>
          </table:table-cell>
          <table:table-cell office:string-value="Защита линии QF43&quot;6ЩР4.43С&quot;" office:value-type="string" table:style-name="ae2b142">
            <text:p>Защита линии QF43"6ЩР4.43С"</text:p>
          </table:table-cell>
          <table:table-cell office:string-value="ABB DS201" office:value-type="string" table:style-name="a3acff4">
            <text:p>ABB DS201</text:p>
          </table:table-cell>
          <table:table-cell office:string-value="ОВВ" office:value-type="string" table:style-name="a959b44">
            <text:p>ОВВ</text:p>
          </table:table-cell>
          <table:table-cell office:string-value="C" office:value-type="string" table:style-name="a48cf99">
            <text:p>C</text:p>
          </table:table-cell>
          <table:table-cell office:string-value="-----" office:value-type="string" table:style-name="a5cce01">
            <text:p>-----</text:p>
          </table:table-cell>
          <table:table-cell office:string-value="16" office:value-type="string" table:style-name="ad33c29">
            <text:p>16</text:p>
          </table:table-cell>
          <table:table-cell office:string-value="16" office:value-type="string" table:style-name="a256322">
            <text:p>16</text:p>
          </table:table-cell>
          <table:table-cell office:string-value="80-160" office:value-type="string" table:style-name="af6a2cd">
            <text:p>80-160</text:p>
          </table:table-cell>
          <table:table-cell office:string-value="48" office:value-type="string" table:style-name="a8b943f">
            <text:p>48</text:p>
          </table:table-cell>
          <table:table-cell office:string-value="0,6-45" office:value-type="string" table:style-name="a6a2e51">
            <text:p>0,6-45</text:p>
          </table:table-cell>
          <table:table-cell office:string-value="10" office:value-type="string" table:style-name="ab1c3de">
            <text:p>10</text:p>
          </table:table-cell>
          <table:table-cell office:string-value="0,1" office:value-type="string" table:style-name="a29ee6c">
            <text:p>0,1</text:p>
          </table:table-cell>
          <table:table-cell office:string-value="80" office:value-type="string" table:style-name="afa11ee">
            <text:p>80</text:p>
          </table:table-cell>
          <table:table-cell office:string-value="-" office:value-type="string" table:style-name="ad74454">
            <text:p>-</text:p>
          </table:table-cell>
          <table:table-cell office:string-value="160" office:value-type="string" table:style-name="a020d75">
            <text:p>160</text:p>
          </table:table-cell>
          <table:table-cell office:string-value="+" office:value-type="string" table:style-name="a3298dc">
            <text:p>+</text:p>
          </table:table-cell>
        </table:table-row>
        <table:table-row>
          <table:table-cell office:string-value="106" office:value-type="string" table:style-name="a750b29">
            <text:p>106</text:p>
          </table:table-cell>
          <table:table-cell office:string-value="Защита линии QF44&quot;6ЩР4.44С&quot;" office:value-type="string" table:style-name="a69009c">
            <text:p>Защита линии QF44"6ЩР4.44С"</text:p>
          </table:table-cell>
          <table:table-cell office:string-value="ABB DS201" office:value-type="string" table:style-name="a2fc355">
            <text:p>ABB DS201</text:p>
          </table:table-cell>
          <table:table-cell office:string-value="ОВВ" office:value-type="string" table:style-name="a57b6f9">
            <text:p>ОВВ</text:p>
          </table:table-cell>
          <table:table-cell office:string-value="C" office:value-type="string" table:style-name="a35572c">
            <text:p>C</text:p>
          </table:table-cell>
          <table:table-cell office:string-value="-----" office:value-type="string" table:style-name="a16a0fd">
            <text:p>-----</text:p>
          </table:table-cell>
          <table:table-cell office:string-value="16" office:value-type="string" table:style-name="a2d0065">
            <text:p>16</text:p>
          </table:table-cell>
          <table:table-cell office:string-value="16" office:value-type="string" table:style-name="a0e954a">
            <text:p>16</text:p>
          </table:table-cell>
          <table:table-cell office:string-value="80-160" office:value-type="string" table:style-name="a7eb3e1">
            <text:p>80-160</text:p>
          </table:table-cell>
          <table:table-cell office:string-value="48" office:value-type="string" table:style-name="a1836b5">
            <text:p>48</text:p>
          </table:table-cell>
          <table:table-cell office:string-value="0,6-45" office:value-type="string" table:style-name="ac62a90">
            <text:p>0,6-45</text:p>
          </table:table-cell>
          <table:table-cell office:string-value="12" office:value-type="string" table:style-name="ae1033e">
            <text:p>12</text:p>
          </table:table-cell>
          <table:table-cell office:string-value="0,1" office:value-type="string" table:style-name="ab551f5">
            <text:p>0,1</text:p>
          </table:table-cell>
          <table:table-cell office:string-value="80" office:value-type="string" table:style-name="a661176">
            <text:p>80</text:p>
          </table:table-cell>
          <table:table-cell office:string-value="-" office:value-type="string" table:style-name="ac357e9">
            <text:p>-</text:p>
          </table:table-cell>
          <table:table-cell office:string-value="160" office:value-type="string" table:style-name="a43128a">
            <text:p>160</text:p>
          </table:table-cell>
          <table:table-cell office:string-value="+" office:value-type="string" table:style-name="a329b86">
            <text:p>+</text:p>
          </table:table-cell>
        </table:table-row>
        <table:table-row>
          <table:table-cell office:string-value="107" office:value-type="string" table:style-name="af0cf84">
            <text:p>107</text:p>
          </table:table-cell>
          <table:table-cell office:string-value="Защита линии QF45&quot;6ЩР4.45С&quot;" office:value-type="string" table:style-name="a38075a">
            <text:p>Защита линии QF45"6ЩР4.45С"</text:p>
          </table:table-cell>
          <table:table-cell office:string-value="ABB S201" office:value-type="string" table:style-name="aacbc85">
            <text:p>ABB S201</text:p>
          </table:table-cell>
          <table:table-cell office:string-value="ОВВ" office:value-type="string" table:style-name="aeff750">
            <text:p>ОВВ</text:p>
          </table:table-cell>
          <table:table-cell office:string-value="C" office:value-type="string" table:style-name="a7ba4e4">
            <text:p>C</text:p>
          </table:table-cell>
          <table:table-cell office:string-value="-----" office:value-type="string" table:style-name="a820ee3">
            <text:p>-----</text:p>
          </table:table-cell>
          <table:table-cell office:string-value="63" office:value-type="string" table:style-name="aa81fa2">
            <text:p>63</text:p>
          </table:table-cell>
          <table:table-cell office:string-value="16" office:value-type="string" table:style-name="a748a85">
            <text:p>16</text:p>
          </table:table-cell>
          <table:table-cell office:string-value="80-160" office:value-type="string" table:style-name="ae2ab8f">
            <text:p>80-160</text:p>
          </table:table-cell>
          <table:table-cell office:string-value="48" office:value-type="string" table:style-name="af2e16d">
            <text:p>48</text:p>
          </table:table-cell>
          <table:table-cell office:string-value="0,6-45" office:value-type="string" table:style-name="a2946f4">
            <text:p>0,6-45</text:p>
          </table:table-cell>
          <table:table-cell office:string-value="9" office:value-type="string" table:style-name="a513b19">
            <text:p>9</text:p>
          </table:table-cell>
          <table:table-cell office:string-value="0,1" office:value-type="string" table:style-name="a3f4ecb">
            <text:p>0,1</text:p>
          </table:table-cell>
          <table:table-cell office:string-value="80" office:value-type="string" table:style-name="aa08e2d">
            <text:p>80</text:p>
          </table:table-cell>
          <table:table-cell office:string-value="-" office:value-type="string" table:style-name="a70adbe">
            <text:p>-</text:p>
          </table:table-cell>
          <table:table-cell office:string-value="160" office:value-type="string" table:style-name="adc74ad">
            <text:p>160</text:p>
          </table:table-cell>
          <table:table-cell office:string-value="+" office:value-type="string" table:style-name="acd237d">
            <text:p>+</text:p>
          </table:table-cell>
        </table:table-row>
        <table:table-row>
          <table:table-cell office:string-value="108" office:value-type="string" table:style-name="a661b8b">
            <text:p>108</text:p>
          </table:table-cell>
          <table:table-cell office:string-value="Защита линии QF46&quot;6ЩР4.46С&quot;" office:value-type="string" table:style-name="aedf11e">
            <text:p>Защита линии QF46"6ЩР4.46С"</text:p>
          </table:table-cell>
          <table:table-cell office:string-value="ABB S201" office:value-type="string" table:style-name="acd720e">
            <text:p>ABB S201</text:p>
          </table:table-cell>
          <table:table-cell office:string-value="ОВВ" office:value-type="string" table:style-name="aa9bf9e">
            <text:p>ОВВ</text:p>
          </table:table-cell>
          <table:table-cell office:string-value="C" office:value-type="string" table:style-name="aad1fac">
            <text:p>C</text:p>
          </table:table-cell>
          <table:table-cell office:string-value="-----" office:value-type="string" table:style-name="a1461bd">
            <text:p>-----</text:p>
          </table:table-cell>
          <table:table-cell office:string-value="63" office:value-type="string" table:style-name="acd0d36">
            <text:p>63</text:p>
          </table:table-cell>
          <table:table-cell office:string-value="16" office:value-type="string" table:style-name="a8a62b2">
            <text:p>16</text:p>
          </table:table-cell>
          <table:table-cell office:string-value="80-160" office:value-type="string" table:style-name="a34b881">
            <text:p>80-160</text:p>
          </table:table-cell>
          <table:table-cell office:string-value="48" office:value-type="string" table:style-name="ad76792">
            <text:p>48</text:p>
          </table:table-cell>
          <table:table-cell office:string-value="0,6-45" office:value-type="string" table:style-name="a1057ea">
            <text:p>0,6-45</text:p>
          </table:table-cell>
          <table:table-cell office:string-value="9" office:value-type="string" table:style-name="a4a8154">
            <text:p>9</text:p>
          </table:table-cell>
          <table:table-cell office:string-value="0,1" office:value-type="string" table:style-name="aac4561">
            <text:p>0,1</text:p>
          </table:table-cell>
          <table:table-cell office:string-value="80" office:value-type="string" table:style-name="a90e9bf">
            <text:p>80</text:p>
          </table:table-cell>
          <table:table-cell office:string-value="-" office:value-type="string" table:style-name="a977edb">
            <text:p>-</text:p>
          </table:table-cell>
          <table:table-cell office:string-value="160" office:value-type="string" table:style-name="ac685d6">
            <text:p>160</text:p>
          </table:table-cell>
          <table:table-cell office:string-value="+" office:value-type="string" table:style-name="aa28443">
            <text:p>+</text:p>
          </table:table-cell>
        </table:table-row>
        <table:table-row>
          <table:table-cell office:string-value="109" office:value-type="string" table:style-name="a682c6c">
            <text:p>109</text:p>
          </table:table-cell>
          <table:table-cell office:string-value="Защита линии QF47&quot;резерв&quot;" office:value-type="string" table:style-name="ab9b968">
            <text:p>Защита линии QF47"резерв"</text:p>
          </table:table-cell>
          <table:table-cell office:string-value="ABB S201" office:value-type="string" table:style-name="ace57ef">
            <text:p>ABB S201</text:p>
          </table:table-cell>
          <table:table-cell office:string-value="ОВВ" office:value-type="string" table:style-name="afbf475">
            <text:p>ОВВ</text:p>
          </table:table-cell>
          <table:table-cell office:string-value="C" office:value-type="string" table:style-name="aebd6be">
            <text:p>C</text:p>
          </table:table-cell>
          <table:table-cell office:string-value="-----" office:value-type="string" table:style-name="a3d47e1">
            <text:p>-----</text:p>
          </table:table-cell>
          <table:table-cell office:string-value="63" office:value-type="string" table:style-name="a1b7d70">
            <text:p>63</text:p>
          </table:table-cell>
          <table:table-cell office:string-value="16" office:value-type="string" table:style-name="adda0f5">
            <text:p>16</text:p>
          </table:table-cell>
          <table:table-cell office:string-value="80-160" office:value-type="string" table:style-name="a7612e1">
            <text:p>80-160</text:p>
          </table:table-cell>
          <table:table-cell office:string-value="48" office:value-type="string" table:style-name="a58c25e">
            <text:p>48</text:p>
          </table:table-cell>
          <table:table-cell office:string-value="0,6-45" office:value-type="string" table:style-name="a1ee616">
            <text:p>0,6-45</text:p>
          </table:table-cell>
          <table:table-cell office:string-value="10" office:value-type="string" table:style-name="abbb44c">
            <text:p>10</text:p>
          </table:table-cell>
          <table:table-cell office:string-value="0,1" office:value-type="string" table:style-name="a1dfa16">
            <text:p>0,1</text:p>
          </table:table-cell>
          <table:table-cell office:string-value="80" office:value-type="string" table:style-name="aa13a2d">
            <text:p>80</text:p>
          </table:table-cell>
          <table:table-cell office:string-value="-" office:value-type="string" table:style-name="a2ab467">
            <text:p>-</text:p>
          </table:table-cell>
          <table:table-cell office:string-value="160" office:value-type="string" table:style-name="a057801">
            <text:p>160</text:p>
          </table:table-cell>
          <table:table-cell office:string-value="+" office:value-type="string" table:style-name="a6dbed7">
            <text:p>+</text:p>
          </table:table-cell>
        </table:table-row>
        <table:table-row>
          <table:table-cell office:string-value="110" office:value-type="string" table:style-name="a16efc6">
            <text:p>110</text:p>
          </table:table-cell>
          <table:table-cell office:string-value="Защита линии QF48&quot;резерв&quot;" office:value-type="string" table:style-name="af4959c">
            <text:p>Защита линии QF48"резерв"</text:p>
          </table:table-cell>
          <table:table-cell office:string-value="ABB S201" office:value-type="string" table:style-name="abaa195">
            <text:p>ABB S201</text:p>
          </table:table-cell>
          <table:table-cell office:string-value="ОВВ" office:value-type="string" table:style-name="ad14713">
            <text:p>ОВВ</text:p>
          </table:table-cell>
          <table:table-cell office:string-value="C" office:value-type="string" table:style-name="a389f54">
            <text:p>C</text:p>
          </table:table-cell>
          <table:table-cell office:string-value="-----" office:value-type="string" table:style-name="aad7aa0">
            <text:p>-----</text:p>
          </table:table-cell>
          <table:table-cell office:string-value="63" office:value-type="string" table:style-name="a100f1e">
            <text:p>63</text:p>
          </table:table-cell>
          <table:table-cell office:string-value="16" office:value-type="string" table:style-name="ab5286d">
            <text:p>16</text:p>
          </table:table-cell>
          <table:table-cell office:string-value="80-160" office:value-type="string" table:style-name="a43a5d0">
            <text:p>80-160</text:p>
          </table:table-cell>
          <table:table-cell office:string-value="48" office:value-type="string" table:style-name="af3c418">
            <text:p>48</text:p>
          </table:table-cell>
          <table:table-cell office:string-value="0,6-45" office:value-type="string" table:style-name="a2c5559">
            <text:p>0,6-45</text:p>
          </table:table-cell>
          <table:table-cell office:string-value="10" office:value-type="string" table:style-name="a9a388e">
            <text:p>10</text:p>
          </table:table-cell>
          <table:table-cell office:string-value="0,1" office:value-type="string" table:style-name="a8d80a7">
            <text:p>0,1</text:p>
          </table:table-cell>
          <table:table-cell office:string-value="80" office:value-type="string" table:style-name="ab53387">
            <text:p>80</text:p>
          </table:table-cell>
          <table:table-cell office:string-value="-" office:value-type="string" table:style-name="aeec167">
            <text:p>-</text:p>
          </table:table-cell>
          <table:table-cell office:string-value="160" office:value-type="string" table:style-name="af6238f">
            <text:p>160</text:p>
          </table:table-cell>
          <table:table-cell office:string-value="+" office:value-type="string" table:style-name="a3169f3">
            <text:p>+</text:p>
          </table:table-cell>
        </table:table-row>
        <table:table-row>
          <table:table-cell table:style-name="Таблица12.A8"/>
          <table:table-cell office:string-value="6ЩО4" office:value-type="string" table:style-name="aae3371">
            <text:p>6ЩО4</text:p>
          </table:table-cell>
          <table:table-cell table:style-name="Таблица12.C8"/>
          <table:table-cell table:style-name="Таблица12.D8"/>
          <table:table-cell table:style-name="Таблица12.E8"/>
          <table:table-cell table:style-name="Таблица12.F8"/>
          <table:table-cell table:style-name="Таблица12.G8"/>
          <table:table-cell table:style-name="Таблица12.H8"/>
          <table:table-cell table:style-name="Таблица12.I8"/>
          <table:table-cell table:style-name="Таблица12.J8"/>
          <table:table-cell table:style-name="Таблица12.K8"/>
          <table:table-cell table:style-name="Таблица12.L8"/>
          <table:table-cell table:style-name="Таблица12.M8"/>
          <table:table-cell table:style-name="Таблица12.N8"/>
          <table:table-cell table:style-name="Таблица12.O8"/>
          <table:table-cell table:style-name="Таблица12.P8"/>
          <table:table-cell table:style-name="Таблица12.Q8"/>
        </table:table-row>
        <table:table-row>
          <table:table-cell office:string-value="111" office:value-type="string" table:style-name="aa5b009">
            <text:p>111</text:p>
          </table:table-cell>
          <table:table-cell office:string-value="Защита линии QF1&quot;Гр.6.4-1&quot;" office:value-type="string" table:style-name="a95ba6c">
            <text:p>Защита линии QF1"Гр.6.4-1"</text:p>
          </table:table-cell>
          <table:table-cell office:string-value="ABB S201" office:value-type="string" table:style-name="a231346">
            <text:p>ABB S201</text:p>
          </table:table-cell>
          <table:table-cell office:string-value="ОВВ" office:value-type="string" table:style-name="a94489f">
            <text:p>ОВВ</text:p>
          </table:table-cell>
          <table:table-cell office:string-value="C" office:value-type="string" table:style-name="a935c6d">
            <text:p>C</text:p>
          </table:table-cell>
          <table:table-cell office:string-value="-----" office:value-type="string" table:style-name="a59eb86">
            <text:p>-----</text:p>
          </table:table-cell>
          <table:table-cell office:string-value="63" office:value-type="string" table:style-name="a15c0fd">
            <text:p>63</text:p>
          </table:table-cell>
          <table:table-cell office:string-value="16" office:value-type="string" table:style-name="a21be6b">
            <text:p>16</text:p>
          </table:table-cell>
          <table:table-cell office:string-value="80-160" office:value-type="string" table:style-name="a228894">
            <text:p>80-160</text:p>
          </table:table-cell>
          <table:table-cell office:string-value="48" office:value-type="string" table:style-name="a94973a">
            <text:p>48</text:p>
          </table:table-cell>
          <table:table-cell office:string-value="0,6-45" office:value-type="string" table:style-name="a8d482e">
            <text:p>0,6-45</text:p>
          </table:table-cell>
          <table:table-cell office:string-value="8" office:value-type="string" table:style-name="a28e016">
            <text:p>8</text:p>
          </table:table-cell>
          <table:table-cell office:string-value="0,1" office:value-type="string" table:style-name="ab6a13e">
            <text:p>0,1</text:p>
          </table:table-cell>
          <table:table-cell office:string-value="80" office:value-type="string" table:style-name="afeb285">
            <text:p>80</text:p>
          </table:table-cell>
          <table:table-cell office:string-value="-" office:value-type="string" table:style-name="adcb11f">
            <text:p>-</text:p>
          </table:table-cell>
          <table:table-cell office:string-value="160" office:value-type="string" table:style-name="a8d513c">
            <text:p>160</text:p>
          </table:table-cell>
          <table:table-cell office:string-value="+" office:value-type="string" table:style-name="a153f71">
            <text:p>+</text:p>
          </table:table-cell>
        </table:table-row>
        <table:table-row>
          <table:table-cell office:string-value="112" office:value-type="string" table:style-name="a3d69ba">
            <text:p>112</text:p>
          </table:table-cell>
          <table:table-cell office:string-value="Защита линии QF2&quot;Гр.6.4-2&quot;" office:value-type="string" table:style-name="acc804d">
            <text:p>Защита линии QF2"Гр.6.4-2"</text:p>
          </table:table-cell>
          <table:table-cell office:string-value="ABB S201" office:value-type="string" table:style-name="a82574e">
            <text:p>ABB S201</text:p>
          </table:table-cell>
          <table:table-cell office:string-value="ОВВ" office:value-type="string" table:style-name="a81297e">
            <text:p>ОВВ</text:p>
          </table:table-cell>
          <table:table-cell office:string-value="C" office:value-type="string" table:style-name="a303540">
            <text:p>C</text:p>
          </table:table-cell>
          <table:table-cell office:string-value="-----" office:value-type="string" table:style-name="a20e805">
            <text:p>-----</text:p>
          </table:table-cell>
          <table:table-cell office:string-value="63" office:value-type="string" table:style-name="ab5261c">
            <text:p>63</text:p>
          </table:table-cell>
          <table:table-cell office:string-value="16" office:value-type="string" table:style-name="ac135b0">
            <text:p>16</text:p>
          </table:table-cell>
          <table:table-cell office:string-value="80-160" office:value-type="string" table:style-name="ace126f">
            <text:p>80-160</text:p>
          </table:table-cell>
          <table:table-cell office:string-value="48" office:value-type="string" table:style-name="a3e648e">
            <text:p>48</text:p>
          </table:table-cell>
          <table:table-cell office:string-value="0,6-45" office:value-type="string" table:style-name="a1a8175">
            <text:p>0,6-45</text:p>
          </table:table-cell>
          <table:table-cell office:string-value="8" office:value-type="string" table:style-name="a77b071">
            <text:p>8</text:p>
          </table:table-cell>
          <table:table-cell office:string-value="0,1" office:value-type="string" table:style-name="a2c5272">
            <text:p>0,1</text:p>
          </table:table-cell>
          <table:table-cell office:string-value="80" office:value-type="string" table:style-name="ab984de">
            <text:p>80</text:p>
          </table:table-cell>
          <table:table-cell office:string-value="-" office:value-type="string" table:style-name="aef45d0">
            <text:p>-</text:p>
          </table:table-cell>
          <table:table-cell office:string-value="160" office:value-type="string" table:style-name="a61280f">
            <text:p>160</text:p>
          </table:table-cell>
          <table:table-cell office:string-value="+" office:value-type="string" table:style-name="a65b135">
            <text:p>+</text:p>
          </table:table-cell>
        </table:table-row>
        <table:table-row>
          <table:table-cell office:string-value="113" office:value-type="string" table:style-name="ab4e1e8">
            <text:p>113</text:p>
          </table:table-cell>
          <table:table-cell office:string-value="Защита линии QF3&quot;Гр.6.4-3&quot;" office:value-type="string" table:style-name="a1baa0f">
            <text:p>Защита линии QF3"Гр.6.4-3"</text:p>
          </table:table-cell>
          <table:table-cell office:string-value="ABB S201" office:value-type="string" table:style-name="a4bc00d">
            <text:p>ABB S201</text:p>
          </table:table-cell>
          <table:table-cell office:string-value="ОВВ" office:value-type="string" table:style-name="a7ca674">
            <text:p>ОВВ</text:p>
          </table:table-cell>
          <table:table-cell office:string-value="C" office:value-type="string" table:style-name="a8e8670">
            <text:p>C</text:p>
          </table:table-cell>
          <table:table-cell office:string-value="-----" office:value-type="string" table:style-name="a914c41">
            <text:p>-----</text:p>
          </table:table-cell>
          <table:table-cell office:string-value="63" office:value-type="string" table:style-name="ada6e02">
            <text:p>63</text:p>
          </table:table-cell>
          <table:table-cell office:string-value="16" office:value-type="string" table:style-name="a0022c8">
            <text:p>16</text:p>
          </table:table-cell>
          <table:table-cell office:string-value="80-160" office:value-type="string" table:style-name="a844974">
            <text:p>80-160</text:p>
          </table:table-cell>
          <table:table-cell office:string-value="48" office:value-type="string" table:style-name="a6c5b89">
            <text:p>48</text:p>
          </table:table-cell>
          <table:table-cell office:string-value="0,6-45" office:value-type="string" table:style-name="a71c20d">
            <text:p>0,6-45</text:p>
          </table:table-cell>
          <table:table-cell office:string-value="10" office:value-type="string" table:style-name="a2e2acd">
            <text:p>10</text:p>
          </table:table-cell>
          <table:table-cell office:string-value="0,1" office:value-type="string" table:style-name="aa4dd26">
            <text:p>0,1</text:p>
          </table:table-cell>
          <table:table-cell office:string-value="80" office:value-type="string" table:style-name="a987105">
            <text:p>80</text:p>
          </table:table-cell>
          <table:table-cell office:string-value="-" office:value-type="string" table:style-name="afe1ccc">
            <text:p>-</text:p>
          </table:table-cell>
          <table:table-cell office:string-value="160" office:value-type="string" table:style-name="a8c0258">
            <text:p>160</text:p>
          </table:table-cell>
          <table:table-cell office:string-value="+" office:value-type="string" table:style-name="a999476">
            <text:p>+</text:p>
          </table:table-cell>
        </table:table-row>
        <table:table-row>
          <table:table-cell office:string-value="114" office:value-type="string" table:style-name="a79e9c9">
            <text:p>114</text:p>
          </table:table-cell>
          <table:table-cell office:string-value="Защита линии QF4&quot;Гр.6.4-4&quot;" office:value-type="string" table:style-name="a9d74fb">
            <text:p>Защита линии QF4"Гр.6.4-4"</text:p>
          </table:table-cell>
          <table:table-cell office:string-value="ABB S201" office:value-type="string" table:style-name="a6fd9bd">
            <text:p>ABB S201</text:p>
          </table:table-cell>
          <table:table-cell office:string-value="ОВВ" office:value-type="string" table:style-name="a932125">
            <text:p>ОВВ</text:p>
          </table:table-cell>
          <table:table-cell office:string-value="C" office:value-type="string" table:style-name="aa4d3f2">
            <text:p>C</text:p>
          </table:table-cell>
          <table:table-cell office:string-value="-----" office:value-type="string" table:style-name="a990e87">
            <text:p>-----</text:p>
          </table:table-cell>
          <table:table-cell office:string-value="63" office:value-type="string" table:style-name="ac42f1e">
            <text:p>63</text:p>
          </table:table-cell>
          <table:table-cell office:string-value="16" office:value-type="string" table:style-name="ae9cc73">
            <text:p>16</text:p>
          </table:table-cell>
          <table:table-cell office:string-value="80-160" office:value-type="string" table:style-name="afac0bd">
            <text:p>80-160</text:p>
          </table:table-cell>
          <table:table-cell office:string-value="48" office:value-type="string" table:style-name="a85c546">
            <text:p>48</text:p>
          </table:table-cell>
          <table:table-cell office:string-value="0,6-45" office:value-type="string" table:style-name="a6155d5">
            <text:p>0,6-45</text:p>
          </table:table-cell>
          <table:table-cell office:string-value="12" office:value-type="string" table:style-name="acfec55">
            <text:p>12</text:p>
          </table:table-cell>
          <table:table-cell office:string-value="0,1" office:value-type="string" table:style-name="aa10db3">
            <text:p>0,1</text:p>
          </table:table-cell>
          <table:table-cell office:string-value="80" office:value-type="string" table:style-name="ad3cd36">
            <text:p>80</text:p>
          </table:table-cell>
          <table:table-cell office:string-value="-" office:value-type="string" table:style-name="ab5d5e4">
            <text:p>-</text:p>
          </table:table-cell>
          <table:table-cell office:string-value="160" office:value-type="string" table:style-name="acb973c">
            <text:p>160</text:p>
          </table:table-cell>
          <table:table-cell office:string-value="+" office:value-type="string" table:style-name="a2176eb">
            <text:p>+</text:p>
          </table:table-cell>
        </table:table-row>
        <table:table-row>
          <table:table-cell office:string-value="115" office:value-type="string" table:style-name="a910a4d">
            <text:p>115</text:p>
          </table:table-cell>
          <table:table-cell office:string-value="Защита линии QF5&quot;Гр.6.4-5&quot;" office:value-type="string" table:style-name="a1a957e">
            <text:p>Защита линии QF5"Гр.6.4-5"</text:p>
          </table:table-cell>
          <table:table-cell office:string-value="ABB S201" office:value-type="string" table:style-name="a8ad874">
            <text:p>ABB S201</text:p>
          </table:table-cell>
          <table:table-cell office:string-value="ОВВ" office:value-type="string" table:style-name="aaf044e">
            <text:p>ОВВ</text:p>
          </table:table-cell>
          <table:table-cell office:string-value="C" office:value-type="string" table:style-name="aa361da">
            <text:p>C</text:p>
          </table:table-cell>
          <table:table-cell office:string-value="-----" office:value-type="string" table:style-name="a1bfe97">
            <text:p>-----</text:p>
          </table:table-cell>
          <table:table-cell office:string-value="63" office:value-type="string" table:style-name="a0be703">
            <text:p>63</text:p>
          </table:table-cell>
          <table:table-cell office:string-value="16" office:value-type="string" table:style-name="af9a3fe">
            <text:p>16</text:p>
          </table:table-cell>
          <table:table-cell office:string-value="80-160" office:value-type="string" table:style-name="a4aa774">
            <text:p>80-160</text:p>
          </table:table-cell>
          <table:table-cell office:string-value="48" office:value-type="string" table:style-name="a35928e">
            <text:p>48</text:p>
          </table:table-cell>
          <table:table-cell office:string-value="0,6-45" office:value-type="string" table:style-name="a012128">
            <text:p>0,6-45</text:p>
          </table:table-cell>
          <table:table-cell office:string-value="8" office:value-type="string" table:style-name="a3303bc">
            <text:p>8</text:p>
          </table:table-cell>
          <table:table-cell office:string-value="0,1" office:value-type="string" table:style-name="a4c077b">
            <text:p>0,1</text:p>
          </table:table-cell>
          <table:table-cell office:string-value="80" office:value-type="string" table:style-name="af99dda">
            <text:p>80</text:p>
          </table:table-cell>
          <table:table-cell office:string-value="-" office:value-type="string" table:style-name="acece63">
            <text:p>-</text:p>
          </table:table-cell>
          <table:table-cell office:string-value="160" office:value-type="string" table:style-name="ae77b60">
            <text:p>160</text:p>
          </table:table-cell>
          <table:table-cell office:string-value="+" office:value-type="string" table:style-name="ac3112c">
            <text:p>+</text:p>
          </table:table-cell>
        </table:table-row>
        <table:table-row>
          <table:table-cell office:string-value="116" office:value-type="string" table:style-name="a62fdd8">
            <text:p>116</text:p>
          </table:table-cell>
          <table:table-cell office:string-value="Защита линии QF6&quot;Гр.6.4-6&quot;" office:value-type="string" table:style-name="a7eea0d">
            <text:p>Защита линии QF6"Гр.6.4-6"</text:p>
          </table:table-cell>
          <table:table-cell office:string-value="ABB S201" office:value-type="string" table:style-name="a161a74">
            <text:p>ABB S201</text:p>
          </table:table-cell>
          <table:table-cell office:string-value="ОВВ" office:value-type="string" table:style-name="a36c23e">
            <text:p>ОВВ</text:p>
          </table:table-cell>
          <table:table-cell office:string-value="C" office:value-type="string" table:style-name="a1b2a96">
            <text:p>C</text:p>
          </table:table-cell>
          <table:table-cell office:string-value="-----" office:value-type="string" table:style-name="a8d787c">
            <text:p>-----</text:p>
          </table:table-cell>
          <table:table-cell office:string-value="63" office:value-type="string" table:style-name="a832abf">
            <text:p>63</text:p>
          </table:table-cell>
          <table:table-cell office:string-value="16" office:value-type="string" table:style-name="a3b3610">
            <text:p>16</text:p>
          </table:table-cell>
          <table:table-cell office:string-value="80-160" office:value-type="string" table:style-name="ad2f6bc">
            <text:p>80-160</text:p>
          </table:table-cell>
          <table:table-cell office:string-value="48" office:value-type="string" table:style-name="a7e28c4">
            <text:p>48</text:p>
          </table:table-cell>
          <table:table-cell office:string-value="0,6-45" office:value-type="string" table:style-name="a98ba00">
            <text:p>0,6-45</text:p>
          </table:table-cell>
          <table:table-cell office:string-value="10" office:value-type="string" table:style-name="a9ada70">
            <text:p>10</text:p>
          </table:table-cell>
          <table:table-cell office:string-value="0,1" office:value-type="string" table:style-name="a68b783">
            <text:p>0,1</text:p>
          </table:table-cell>
          <table:table-cell office:string-value="80" office:value-type="string" table:style-name="ac244f7">
            <text:p>80</text:p>
          </table:table-cell>
          <table:table-cell office:string-value="-" office:value-type="string" table:style-name="a48fca1">
            <text:p>-</text:p>
          </table:table-cell>
          <table:table-cell office:string-value="160" office:value-type="string" table:style-name="abc4be6">
            <text:p>160</text:p>
          </table:table-cell>
          <table:table-cell office:string-value="+" office:value-type="string" table:style-name="a7ac6b5">
            <text:p>+</text:p>
          </table:table-cell>
        </table:table-row>
        <table:table-row>
          <table:table-cell office:string-value="117" office:value-type="string" table:style-name="a943305">
            <text:p>117</text:p>
          </table:table-cell>
          <table:table-cell office:string-value="Защита линии QF7&quot;Гр.6.4-7&quot;" office:value-type="string" table:style-name="a4e9b88">
            <text:p>Защита линии QF7"Гр.6.4-7"</text:p>
          </table:table-cell>
          <table:table-cell office:string-value="ABB S201" office:value-type="string" table:style-name="abc3b99">
            <text:p>ABB S201</text:p>
          </table:table-cell>
          <table:table-cell office:string-value="ОВВ" office:value-type="string" table:style-name="a3190c3">
            <text:p>ОВВ</text:p>
          </table:table-cell>
          <table:table-cell office:string-value="C" office:value-type="string" table:style-name="a14081f">
            <text:p>C</text:p>
          </table:table-cell>
          <table:table-cell office:string-value="-----" office:value-type="string" table:style-name="ad73ef4">
            <text:p>-----</text:p>
          </table:table-cell>
          <table:table-cell office:string-value="63" office:value-type="string" table:style-name="a7d00bb">
            <text:p>63</text:p>
          </table:table-cell>
          <table:table-cell office:string-value="16" office:value-type="string" table:style-name="a80a0eb">
            <text:p>16</text:p>
          </table:table-cell>
          <table:table-cell office:string-value="80-160" office:value-type="string" table:style-name="a1ef0b0">
            <text:p>80-160</text:p>
          </table:table-cell>
          <table:table-cell office:string-value="48" office:value-type="string" table:style-name="a1ce867">
            <text:p>48</text:p>
          </table:table-cell>
          <table:table-cell office:string-value="0,6-45" office:value-type="string" table:style-name="abfb78c">
            <text:p>0,6-45</text:p>
          </table:table-cell>
          <table:table-cell office:string-value="9" office:value-type="string" table:style-name="ada5d69">
            <text:p>9</text:p>
          </table:table-cell>
          <table:table-cell office:string-value="0,1" office:value-type="string" table:style-name="a116eea">
            <text:p>0,1</text:p>
          </table:table-cell>
          <table:table-cell office:string-value="80" office:value-type="string" table:style-name="ab2eda2">
            <text:p>80</text:p>
          </table:table-cell>
          <table:table-cell office:string-value="-" office:value-type="string" table:style-name="a350feb">
            <text:p>-</text:p>
          </table:table-cell>
          <table:table-cell office:string-value="160" office:value-type="string" table:style-name="a5665c2">
            <text:p>160</text:p>
          </table:table-cell>
          <table:table-cell office:string-value="+" office:value-type="string" table:style-name="ae2b1d7">
            <text:p>+</text:p>
          </table:table-cell>
        </table:table-row>
        <table:table-row>
          <table:table-cell office:string-value="118" office:value-type="string" table:style-name="a53a6b5">
            <text:p>118</text:p>
          </table:table-cell>
          <table:table-cell office:string-value="Защита линии QF8&quot;Гр.6.4-8&quot;" office:value-type="string" table:style-name="a562d75">
            <text:p>Защита линии QF8"Гр.6.4-8"</text:p>
          </table:table-cell>
          <table:table-cell office:string-value="ABB S201" office:value-type="string" table:style-name="a96c50e">
            <text:p>ABB S201</text:p>
          </table:table-cell>
          <table:table-cell office:string-value="ОВВ" office:value-type="string" table:style-name="acd870c">
            <text:p>ОВВ</text:p>
          </table:table-cell>
          <table:table-cell office:string-value="C" office:value-type="string" table:style-name="acc2118">
            <text:p>C</text:p>
          </table:table-cell>
          <table:table-cell office:string-value="-----" office:value-type="string" table:style-name="ac03b36">
            <text:p>-----</text:p>
          </table:table-cell>
          <table:table-cell office:string-value="63" office:value-type="string" table:style-name="a4c6a68">
            <text:p>63</text:p>
          </table:table-cell>
          <table:table-cell office:string-value="16" office:value-type="string" table:style-name="a09a8d8">
            <text:p>16</text:p>
          </table:table-cell>
          <table:table-cell office:string-value="80-160" office:value-type="string" table:style-name="a3b69dc">
            <text:p>80-160</text:p>
          </table:table-cell>
          <table:table-cell office:string-value="48" office:value-type="string" table:style-name="abf94eb">
            <text:p>48</text:p>
          </table:table-cell>
          <table:table-cell office:string-value="0,6-45" office:value-type="string" table:style-name="a17995d">
            <text:p>0,6-45</text:p>
          </table:table-cell>
          <table:table-cell office:string-value="8" office:value-type="string" table:style-name="aee6b0c">
            <text:p>8</text:p>
          </table:table-cell>
          <table:table-cell office:string-value="0,1" office:value-type="string" table:style-name="a3b40e1">
            <text:p>0,1</text:p>
          </table:table-cell>
          <table:table-cell office:string-value="80" office:value-type="string" table:style-name="ab1a7d0">
            <text:p>80</text:p>
          </table:table-cell>
          <table:table-cell office:string-value="-" office:value-type="string" table:style-name="aa5446d">
            <text:p>-</text:p>
          </table:table-cell>
          <table:table-cell office:string-value="160" office:value-type="string" table:style-name="a360861">
            <text:p>160</text:p>
          </table:table-cell>
          <table:table-cell office:string-value="+" office:value-type="string" table:style-name="ab04726">
            <text:p>+</text:p>
          </table:table-cell>
        </table:table-row>
        <table:table-row>
          <table:table-cell office:string-value="119" office:value-type="string" table:style-name="ae6ed00">
            <text:p>119</text:p>
          </table:table-cell>
          <table:table-cell office:string-value="Защита линии QF9&quot;Гр.6.4-9&quot;" office:value-type="string" table:style-name="a5683a7">
            <text:p>Защита линии QF9"Гр.6.4-9"</text:p>
          </table:table-cell>
          <table:table-cell office:string-value="ABB S201" office:value-type="string" table:style-name="aff124c">
            <text:p>ABB S201</text:p>
          </table:table-cell>
          <table:table-cell office:string-value="ОВВ" office:value-type="string" table:style-name="aeffa29">
            <text:p>ОВВ</text:p>
          </table:table-cell>
          <table:table-cell office:string-value="C" office:value-type="string" table:style-name="ab89f6b">
            <text:p>C</text:p>
          </table:table-cell>
          <table:table-cell office:string-value="-----" office:value-type="string" table:style-name="a739947">
            <text:p>-----</text:p>
          </table:table-cell>
          <table:table-cell office:string-value="63" office:value-type="string" table:style-name="a97c58a">
            <text:p>63</text:p>
          </table:table-cell>
          <table:table-cell office:string-value="16" office:value-type="string" table:style-name="aa30e4d">
            <text:p>16</text:p>
          </table:table-cell>
          <table:table-cell office:string-value="80-160" office:value-type="string" table:style-name="a980f4f">
            <text:p>80-160</text:p>
          </table:table-cell>
          <table:table-cell office:string-value="48" office:value-type="string" table:style-name="ae83670">
            <text:p>48</text:p>
          </table:table-cell>
          <table:table-cell office:string-value="0,6-45" office:value-type="string" table:style-name="a15451c">
            <text:p>0,6-45</text:p>
          </table:table-cell>
          <table:table-cell office:string-value="10" office:value-type="string" table:style-name="a4afa5c">
            <text:p>10</text:p>
          </table:table-cell>
          <table:table-cell office:string-value="0,1" office:value-type="string" table:style-name="af7b54e">
            <text:p>0,1</text:p>
          </table:table-cell>
          <table:table-cell office:string-value="80" office:value-type="string" table:style-name="acaf1ec">
            <text:p>80</text:p>
          </table:table-cell>
          <table:table-cell office:string-value="-" office:value-type="string" table:style-name="a36fde2">
            <text:p>-</text:p>
          </table:table-cell>
          <table:table-cell office:string-value="160" office:value-type="string" table:style-name="a99c60d">
            <text:p>160</text:p>
          </table:table-cell>
          <table:table-cell office:string-value="+" office:value-type="string" table:style-name="a10670d">
            <text:p>+</text:p>
          </table:table-cell>
        </table:table-row>
        <table:table-row>
          <table:table-cell office:string-value="120" office:value-type="string" table:style-name="a7e2303">
            <text:p>120</text:p>
          </table:table-cell>
          <table:table-cell office:string-value="Защита линии QF10&quot;Гр.6.4-10&quot;" office:value-type="string" table:style-name="a1cb4c9">
            <text:p>Защита линии QF10"Гр.6.4-10"</text:p>
          </table:table-cell>
          <table:table-cell office:string-value="ABB S201" office:value-type="string" table:style-name="adb6da8">
            <text:p>ABB S201</text:p>
          </table:table-cell>
          <table:table-cell office:string-value="ОВВ" office:value-type="string" table:style-name="aaf4f62">
            <text:p>ОВВ</text:p>
          </table:table-cell>
          <table:table-cell office:string-value="C" office:value-type="string" table:style-name="a0c925d">
            <text:p>C</text:p>
          </table:table-cell>
          <table:table-cell office:string-value="-----" office:value-type="string" table:style-name="ae4017b">
            <text:p>-----</text:p>
          </table:table-cell>
          <table:table-cell office:string-value="63" office:value-type="string" table:style-name="a886cae">
            <text:p>63</text:p>
          </table:table-cell>
          <table:table-cell office:string-value="16" office:value-type="string" table:style-name="a6b8c1a">
            <text:p>16</text:p>
          </table:table-cell>
          <table:table-cell office:string-value="80-160" office:value-type="string" table:style-name="a80b2fb">
            <text:p>80-160</text:p>
          </table:table-cell>
          <table:table-cell office:string-value="48" office:value-type="string" table:style-name="a5837b1">
            <text:p>48</text:p>
          </table:table-cell>
          <table:table-cell office:string-value="0,6-45" office:value-type="string" table:style-name="ab94197">
            <text:p>0,6-45</text:p>
          </table:table-cell>
          <table:table-cell office:string-value="11" office:value-type="string" table:style-name="adc9343">
            <text:p>11</text:p>
          </table:table-cell>
          <table:table-cell office:string-value="0,1" office:value-type="string" table:style-name="a595537">
            <text:p>0,1</text:p>
          </table:table-cell>
          <table:table-cell office:string-value="80" office:value-type="string" table:style-name="a7e0101">
            <text:p>80</text:p>
          </table:table-cell>
          <table:table-cell office:string-value="-" office:value-type="string" table:style-name="a9afc9e">
            <text:p>-</text:p>
          </table:table-cell>
          <table:table-cell office:string-value="160" office:value-type="string" table:style-name="aacc211">
            <text:p>160</text:p>
          </table:table-cell>
          <table:table-cell office:string-value="+" office:value-type="string" table:style-name="aeb05db">
            <text:p>+</text:p>
          </table:table-cell>
        </table:table-row>
        <table:table-row>
          <table:table-cell office:string-value="121" office:value-type="string" table:style-name="aea294f">
            <text:p>121</text:p>
          </table:table-cell>
          <table:table-cell office:string-value="Защита линии QF11&quot;Гр.6.4-11&quot;" office:value-type="string" table:style-name="a352b9b">
            <text:p>Защита линии QF11"Гр.6.4-11"</text:p>
          </table:table-cell>
          <table:table-cell office:string-value="ABB S201" office:value-type="string" table:style-name="aadb74c">
            <text:p>ABB S201</text:p>
          </table:table-cell>
          <table:table-cell office:string-value="ОВВ" office:value-type="string" table:style-name="a718b45">
            <text:p>ОВВ</text:p>
          </table:table-cell>
          <table:table-cell office:string-value="C" office:value-type="string" table:style-name="a815fc4">
            <text:p>C</text:p>
          </table:table-cell>
          <table:table-cell office:string-value="-----" office:value-type="string" table:style-name="ac9b4f5">
            <text:p>-----</text:p>
          </table:table-cell>
          <table:table-cell office:string-value="63" office:value-type="string" table:style-name="a665b55">
            <text:p>63</text:p>
          </table:table-cell>
          <table:table-cell office:string-value="16" office:value-type="string" table:style-name="ad13298">
            <text:p>16</text:p>
          </table:table-cell>
          <table:table-cell office:string-value="80-160" office:value-type="string" table:style-name="a74ee4f">
            <text:p>80-160</text:p>
          </table:table-cell>
          <table:table-cell office:string-value="48" office:value-type="string" table:style-name="ad7739c">
            <text:p>48</text:p>
          </table:table-cell>
          <table:table-cell office:string-value="0,6-45" office:value-type="string" table:style-name="aecb7ae">
            <text:p>0,6-45</text:p>
          </table:table-cell>
          <table:table-cell office:string-value="12" office:value-type="string" table:style-name="a8bdf0a">
            <text:p>12</text:p>
          </table:table-cell>
          <table:table-cell office:string-value="0,1" office:value-type="string" table:style-name="a0ea9c9">
            <text:p>0,1</text:p>
          </table:table-cell>
          <table:table-cell office:string-value="80" office:value-type="string" table:style-name="a50a612">
            <text:p>80</text:p>
          </table:table-cell>
          <table:table-cell office:string-value="-" office:value-type="string" table:style-name="a400026">
            <text:p>-</text:p>
          </table:table-cell>
          <table:table-cell office:string-value="160" office:value-type="string" table:style-name="a3a0d2e">
            <text:p>160</text:p>
          </table:table-cell>
          <table:table-cell office:string-value="+" office:value-type="string" table:style-name="a249c95">
            <text:p>+</text:p>
          </table:table-cell>
        </table:table-row>
        <table:table-row>
          <table:table-cell office:string-value="122" office:value-type="string" table:style-name="ae6828b">
            <text:p>122</text:p>
          </table:table-cell>
          <table:table-cell office:string-value="Защита линии QF12&quot;Гр.6.4-12&quot;" office:value-type="string" table:style-name="ac16f7c">
            <text:p>Защита линии QF12"Гр.6.4-12"</text:p>
          </table:table-cell>
          <table:table-cell office:string-value="ABB S201" office:value-type="string" table:style-name="aec3c5b">
            <text:p>ABB S201</text:p>
          </table:table-cell>
          <table:table-cell office:string-value="ОВВ" office:value-type="string" table:style-name="adb2ddd">
            <text:p>ОВВ</text:p>
          </table:table-cell>
          <table:table-cell office:string-value="C" office:value-type="string" table:style-name="a63821e">
            <text:p>C</text:p>
          </table:table-cell>
          <table:table-cell office:string-value="-----" office:value-type="string" table:style-name="adcd9ab">
            <text:p>-----</text:p>
          </table:table-cell>
          <table:table-cell office:string-value="63" office:value-type="string" table:style-name="a357029">
            <text:p>63</text:p>
          </table:table-cell>
          <table:table-cell office:string-value="16" office:value-type="string" table:style-name="ab2c758">
            <text:p>16</text:p>
          </table:table-cell>
          <table:table-cell office:string-value="80-160" office:value-type="string" table:style-name="aee34f4">
            <text:p>80-160</text:p>
          </table:table-cell>
          <table:table-cell office:string-value="48" office:value-type="string" table:style-name="a6c15b7">
            <text:p>48</text:p>
          </table:table-cell>
          <table:table-cell office:string-value="0,6-45" office:value-type="string" table:style-name="a43bbe6">
            <text:p>0,6-45</text:p>
          </table:table-cell>
          <table:table-cell office:string-value="8" office:value-type="string" table:style-name="abc3ba4">
            <text:p>8</text:p>
          </table:table-cell>
          <table:table-cell office:string-value="0,1" office:value-type="string" table:style-name="ab6b1a5">
            <text:p>0,1</text:p>
          </table:table-cell>
          <table:table-cell office:string-value="80" office:value-type="string" table:style-name="ae2a10a">
            <text:p>80</text:p>
          </table:table-cell>
          <table:table-cell office:string-value="-" office:value-type="string" table:style-name="a580a3b">
            <text:p>-</text:p>
          </table:table-cell>
          <table:table-cell office:string-value="160" office:value-type="string" table:style-name="a356f2e">
            <text:p>160</text:p>
          </table:table-cell>
          <table:table-cell office:string-value="+" office:value-type="string" table:style-name="a00f188">
            <text:p>+</text:p>
          </table:table-cell>
        </table:table-row>
        <table:table-row>
          <table:table-cell office:string-value="123" office:value-type="string" table:style-name="ad91e67">
            <text:p>123</text:p>
          </table:table-cell>
          <table:table-cell office:string-value="Защита линии QF13&quot;Гр.6.4-13&quot;" office:value-type="string" table:style-name="a2292c5">
            <text:p>Защита линии QF13"Гр.6.4-13"</text:p>
          </table:table-cell>
          <table:table-cell office:string-value="ABB S201" office:value-type="string" table:style-name="abe05a8">
            <text:p>ABB S201</text:p>
          </table:table-cell>
          <table:table-cell office:string-value="ОВВ" office:value-type="string" table:style-name="ab6ac25">
            <text:p>ОВВ</text:p>
          </table:table-cell>
          <table:table-cell office:string-value="C" office:value-type="string" table:style-name="a22926e">
            <text:p>C</text:p>
          </table:table-cell>
          <table:table-cell office:string-value="-----" office:value-type="string" table:style-name="a05afce">
            <text:p>-----</text:p>
          </table:table-cell>
          <table:table-cell office:string-value="63" office:value-type="string" table:style-name="aca1617">
            <text:p>63</text:p>
          </table:table-cell>
          <table:table-cell office:string-value="16" office:value-type="string" table:style-name="aab83b1">
            <text:p>16</text:p>
          </table:table-cell>
          <table:table-cell office:string-value="80-160" office:value-type="string" table:style-name="a2f7fa6">
            <text:p>80-160</text:p>
          </table:table-cell>
          <table:table-cell office:string-value="48" office:value-type="string" table:style-name="a05060f">
            <text:p>48</text:p>
          </table:table-cell>
          <table:table-cell office:string-value="0,6-45" office:value-type="string" table:style-name="af72767">
            <text:p>0,6-45</text:p>
          </table:table-cell>
          <table:table-cell office:string-value="10" office:value-type="string" table:style-name="a869499">
            <text:p>10</text:p>
          </table:table-cell>
          <table:table-cell office:string-value="0,1" office:value-type="string" table:style-name="a254420">
            <text:p>0,1</text:p>
          </table:table-cell>
          <table:table-cell office:string-value="80" office:value-type="string" table:style-name="a33308a">
            <text:p>80</text:p>
          </table:table-cell>
          <table:table-cell office:string-value="-" office:value-type="string" table:style-name="a6df795">
            <text:p>-</text:p>
          </table:table-cell>
          <table:table-cell office:string-value="160" office:value-type="string" table:style-name="ad4ba21">
            <text:p>160</text:p>
          </table:table-cell>
          <table:table-cell office:string-value="+" office:value-type="string" table:style-name="aba5aab">
            <text:p>+</text:p>
          </table:table-cell>
        </table:table-row>
        <table:table-row>
          <table:table-cell office:string-value="124" office:value-type="string" table:style-name="ac46266">
            <text:p>124</text:p>
          </table:table-cell>
          <table:table-cell office:string-value="Защита линии QF14&quot;Гр.6.4-14&quot;" office:value-type="string" table:style-name="a89cf68">
            <text:p>Защита линии QF14"Гр.6.4-14"</text:p>
          </table:table-cell>
          <table:table-cell office:string-value="ABB S201" office:value-type="string" table:style-name="a1f1a0f">
            <text:p>ABB S201</text:p>
          </table:table-cell>
          <table:table-cell office:string-value="ОВВ" office:value-type="string" table:style-name="a9a6190">
            <text:p>ОВВ</text:p>
          </table:table-cell>
          <table:table-cell office:string-value="C" office:value-type="string" table:style-name="a88b0ef">
            <text:p>C</text:p>
          </table:table-cell>
          <table:table-cell office:string-value="-----" office:value-type="string" table:style-name="a9464b7">
            <text:p>-----</text:p>
          </table:table-cell>
          <table:table-cell office:string-value="63" office:value-type="string" table:style-name="a01c966">
            <text:p>63</text:p>
          </table:table-cell>
          <table:table-cell office:string-value="16" office:value-type="string" table:style-name="acf08e5">
            <text:p>16</text:p>
          </table:table-cell>
          <table:table-cell office:string-value="80-160" office:value-type="string" table:style-name="a74f78c">
            <text:p>80-160</text:p>
          </table:table-cell>
          <table:table-cell office:string-value="48" office:value-type="string" table:style-name="a838d46">
            <text:p>48</text:p>
          </table:table-cell>
          <table:table-cell office:string-value="0,6-45" office:value-type="string" table:style-name="a269c33">
            <text:p>0,6-45</text:p>
          </table:table-cell>
          <table:table-cell office:string-value="10" office:value-type="string" table:style-name="a6d4a6c">
            <text:p>10</text:p>
          </table:table-cell>
          <table:table-cell office:string-value="0,1" office:value-type="string" table:style-name="a0d87e2">
            <text:p>0,1</text:p>
          </table:table-cell>
          <table:table-cell office:string-value="80" office:value-type="string" table:style-name="a4c442a">
            <text:p>80</text:p>
          </table:table-cell>
          <table:table-cell office:string-value="-" office:value-type="string" table:style-name="ab8726e">
            <text:p>-</text:p>
          </table:table-cell>
          <table:table-cell office:string-value="160" office:value-type="string" table:style-name="a908d04">
            <text:p>160</text:p>
          </table:table-cell>
          <table:table-cell office:string-value="+" office:value-type="string" table:style-name="afa17eb">
            <text:p>+</text:p>
          </table:table-cell>
        </table:table-row>
        <table:table-row>
          <table:table-cell office:string-value="125" office:value-type="string" table:style-name="a8cc3c4">
            <text:p>125</text:p>
          </table:table-cell>
          <table:table-cell office:string-value="Защита линии QF15&quot;Гр.6.4-15&quot;" office:value-type="string" table:style-name="a5b93e2">
            <text:p>Защита линии QF15"Гр.6.4-15"</text:p>
          </table:table-cell>
          <table:table-cell office:string-value="ABB S201" office:value-type="string" table:style-name="a7f95aa">
            <text:p>ABB S201</text:p>
          </table:table-cell>
          <table:table-cell office:string-value="ОВВ" office:value-type="string" table:style-name="ac6a038">
            <text:p>ОВВ</text:p>
          </table:table-cell>
          <table:table-cell office:string-value="C" office:value-type="string" table:style-name="a05b649">
            <text:p>C</text:p>
          </table:table-cell>
          <table:table-cell office:string-value="-----" office:value-type="string" table:style-name="af7ed28">
            <text:p>-----</text:p>
          </table:table-cell>
          <table:table-cell office:string-value="63" office:value-type="string" table:style-name="ab16809">
            <text:p>63</text:p>
          </table:table-cell>
          <table:table-cell office:string-value="16" office:value-type="string" table:style-name="ad91c2b">
            <text:p>16</text:p>
          </table:table-cell>
          <table:table-cell office:string-value="80-160" office:value-type="string" table:style-name="a98beda">
            <text:p>80-160</text:p>
          </table:table-cell>
          <table:table-cell office:string-value="48" office:value-type="string" table:style-name="aaa3fbb">
            <text:p>48</text:p>
          </table:table-cell>
          <table:table-cell office:string-value="0,6-45" office:value-type="string" table:style-name="a4a789b">
            <text:p>0,6-45</text:p>
          </table:table-cell>
          <table:table-cell office:string-value="8" office:value-type="string" table:style-name="af05e4f">
            <text:p>8</text:p>
          </table:table-cell>
          <table:table-cell office:string-value="0,1" office:value-type="string" table:style-name="a48dd2e">
            <text:p>0,1</text:p>
          </table:table-cell>
          <table:table-cell office:string-value="80" office:value-type="string" table:style-name="a019709">
            <text:p>80</text:p>
          </table:table-cell>
          <table:table-cell office:string-value="-" office:value-type="string" table:style-name="a94d258">
            <text:p>-</text:p>
          </table:table-cell>
          <table:table-cell office:string-value="160" office:value-type="string" table:style-name="a146ac1">
            <text:p>160</text:p>
          </table:table-cell>
          <table:table-cell office:string-value="+" office:value-type="string" table:style-name="a076dc8">
            <text:p>+</text:p>
          </table:table-cell>
        </table:table-row>
        <table:table-row>
          <table:table-cell office:string-value="126" office:value-type="string" table:style-name="a4694aa">
            <text:p>126</text:p>
          </table:table-cell>
          <table:table-cell office:string-value="Защита линии QF16&quot;Гр.6.4-16&quot;" office:value-type="string" table:style-name="ae811f8">
            <text:p>Защита линии QF16"Гр.6.4-16"</text:p>
          </table:table-cell>
          <table:table-cell office:string-value="ABB S201" office:value-type="string" table:style-name="abd0998">
            <text:p>ABB S201</text:p>
          </table:table-cell>
          <table:table-cell office:string-value="ОВВ" office:value-type="string" table:style-name="aeec8c1">
            <text:p>ОВВ</text:p>
          </table:table-cell>
          <table:table-cell office:string-value="C" office:value-type="string" table:style-name="aea6598">
            <text:p>C</text:p>
          </table:table-cell>
          <table:table-cell office:string-value="-----" office:value-type="string" table:style-name="a7058c6">
            <text:p>-----</text:p>
          </table:table-cell>
          <table:table-cell office:string-value="63" office:value-type="string" table:style-name="a17837c">
            <text:p>63</text:p>
          </table:table-cell>
          <table:table-cell office:string-value="16" office:value-type="string" table:style-name="ae9c121">
            <text:p>16</text:p>
          </table:table-cell>
          <table:table-cell office:string-value="80-160" office:value-type="string" table:style-name="a63727d">
            <text:p>80-160</text:p>
          </table:table-cell>
          <table:table-cell office:string-value="48" office:value-type="string" table:style-name="a4598f9">
            <text:p>48</text:p>
          </table:table-cell>
          <table:table-cell office:string-value="0,6-45" office:value-type="string" table:style-name="ac0ba27">
            <text:p>0,6-45</text:p>
          </table:table-cell>
          <table:table-cell office:string-value="8" office:value-type="string" table:style-name="aad86c8">
            <text:p>8</text:p>
          </table:table-cell>
          <table:table-cell office:string-value="0,1" office:value-type="string" table:style-name="aae1d0c">
            <text:p>0,1</text:p>
          </table:table-cell>
          <table:table-cell office:string-value="80" office:value-type="string" table:style-name="a4eddab">
            <text:p>80</text:p>
          </table:table-cell>
          <table:table-cell office:string-value="-" office:value-type="string" table:style-name="afd0f18">
            <text:p>-</text:p>
          </table:table-cell>
          <table:table-cell office:string-value="160" office:value-type="string" table:style-name="a59ace3">
            <text:p>160</text:p>
          </table:table-cell>
          <table:table-cell office:string-value="+" office:value-type="string" table:style-name="a601c74">
            <text:p>+</text:p>
          </table:table-cell>
        </table:table-row>
        <table:table-row>
          <table:table-cell office:string-value="127" office:value-type="string" table:style-name="a7f705a">
            <text:p>127</text:p>
          </table:table-cell>
          <table:table-cell office:string-value="Защита линии QF17&quot;Гр.6.4-17&quot;" office:value-type="string" table:style-name="a73ca44">
            <text:p>Защита линии QF17"Гр.6.4-17"</text:p>
          </table:table-cell>
          <table:table-cell office:string-value="ABB S201" office:value-type="string" table:style-name="a0856f9">
            <text:p>ABB S201</text:p>
          </table:table-cell>
          <table:table-cell office:string-value="ОВВ" office:value-type="string" table:style-name="abd4ad2">
            <text:p>ОВВ</text:p>
          </table:table-cell>
          <table:table-cell office:string-value="C" office:value-type="string" table:style-name="a15fdf4">
            <text:p>C</text:p>
          </table:table-cell>
          <table:table-cell office:string-value="-----" office:value-type="string" table:style-name="ab7f2d2">
            <text:p>-----</text:p>
          </table:table-cell>
          <table:table-cell office:string-value="63" office:value-type="string" table:style-name="a16ce7e">
            <text:p>63</text:p>
          </table:table-cell>
          <table:table-cell office:string-value="16" office:value-type="string" table:style-name="a84f5cb">
            <text:p>16</text:p>
          </table:table-cell>
          <table:table-cell office:string-value="80-160" office:value-type="string" table:style-name="aa81d77">
            <text:p>80-160</text:p>
          </table:table-cell>
          <table:table-cell office:string-value="48" office:value-type="string" table:style-name="a74cbfc">
            <text:p>48</text:p>
          </table:table-cell>
          <table:table-cell office:string-value="0,6-45" office:value-type="string" table:style-name="af50303">
            <text:p>0,6-45</text:p>
          </table:table-cell>
          <table:table-cell office:string-value="12" office:value-type="string" table:style-name="a3f041e">
            <text:p>12</text:p>
          </table:table-cell>
          <table:table-cell office:string-value="0,1" office:value-type="string" table:style-name="aeeda2a">
            <text:p>0,1</text:p>
          </table:table-cell>
          <table:table-cell office:string-value="80" office:value-type="string" table:style-name="ae867eb">
            <text:p>80</text:p>
          </table:table-cell>
          <table:table-cell office:string-value="-" office:value-type="string" table:style-name="ad8b6e9">
            <text:p>-</text:p>
          </table:table-cell>
          <table:table-cell office:string-value="160" office:value-type="string" table:style-name="aa88253">
            <text:p>160</text:p>
          </table:table-cell>
          <table:table-cell office:string-value="+" office:value-type="string" table:style-name="a7b2354">
            <text:p>+</text:p>
          </table:table-cell>
        </table:table-row>
        <table:table-row>
          <table:table-cell office:string-value="128" office:value-type="string" table:style-name="a7302b1">
            <text:p>128</text:p>
          </table:table-cell>
          <table:table-cell office:string-value="Защита линии QF18&quot;Гр.6.4-18&quot;" office:value-type="string" table:style-name="ac75aab">
            <text:p>Защита линии QF18"Гр.6.4-18"</text:p>
          </table:table-cell>
          <table:table-cell office:string-value="ABB S201" office:value-type="string" table:style-name="a7f687c">
            <text:p>ABB S201</text:p>
          </table:table-cell>
          <table:table-cell office:string-value="ОВВ" office:value-type="string" table:style-name="ab34390">
            <text:p>ОВВ</text:p>
          </table:table-cell>
          <table:table-cell office:string-value="C" office:value-type="string" table:style-name="a661746">
            <text:p>C</text:p>
          </table:table-cell>
          <table:table-cell office:string-value="-----" office:value-type="string" table:style-name="a07d8b5">
            <text:p>-----</text:p>
          </table:table-cell>
          <table:table-cell office:string-value="63" office:value-type="string" table:style-name="a55aafa">
            <text:p>63</text:p>
          </table:table-cell>
          <table:table-cell office:string-value="16" office:value-type="string" table:style-name="abcc1ae">
            <text:p>16</text:p>
          </table:table-cell>
          <table:table-cell office:string-value="80-160" office:value-type="string" table:style-name="aea60a7">
            <text:p>80-160</text:p>
          </table:table-cell>
          <table:table-cell office:string-value="48" office:value-type="string" table:style-name="a33d3ce">
            <text:p>48</text:p>
          </table:table-cell>
          <table:table-cell office:string-value="0,6-45" office:value-type="string" table:style-name="a43e861">
            <text:p>0,6-45</text:p>
          </table:table-cell>
          <table:table-cell office:string-value="13" office:value-type="string" table:style-name="a404d25">
            <text:p>13</text:p>
          </table:table-cell>
          <table:table-cell office:string-value="0,1" office:value-type="string" table:style-name="ac838f0">
            <text:p>0,1</text:p>
          </table:table-cell>
          <table:table-cell office:string-value="80" office:value-type="string" table:style-name="ace1a12">
            <text:p>80</text:p>
          </table:table-cell>
          <table:table-cell office:string-value="-" office:value-type="string" table:style-name="a4c465f">
            <text:p>-</text:p>
          </table:table-cell>
          <table:table-cell office:string-value="160" office:value-type="string" table:style-name="a47980e">
            <text:p>160</text:p>
          </table:table-cell>
          <table:table-cell office:string-value="+" office:value-type="string" table:style-name="a1a089a">
            <text:p>+</text:p>
          </table:table-cell>
        </table:table-row>
        <table:table-row>
          <table:table-cell office:string-value="129" office:value-type="string" table:style-name="a7a4e7a">
            <text:p>129</text:p>
          </table:table-cell>
          <table:table-cell office:string-value="Защита линии QF19&quot;Гр.6.4-19&quot;" office:value-type="string" table:style-name="afe4fbb">
            <text:p>Защита линии QF19"Гр.6.4-19"</text:p>
          </table:table-cell>
          <table:table-cell office:string-value="ABB S201" office:value-type="string" table:style-name="acf40bc">
            <text:p>ABB S201</text:p>
          </table:table-cell>
          <table:table-cell office:string-value="ОВВ" office:value-type="string" table:style-name="a74b7b5">
            <text:p>ОВВ</text:p>
          </table:table-cell>
          <table:table-cell office:string-value="C" office:value-type="string" table:style-name="ab00aee">
            <text:p>C</text:p>
          </table:table-cell>
          <table:table-cell office:string-value="-----" office:value-type="string" table:style-name="a74e562">
            <text:p>-----</text:p>
          </table:table-cell>
          <table:table-cell office:string-value="63" office:value-type="string" table:style-name="a092cd7">
            <text:p>63</text:p>
          </table:table-cell>
          <table:table-cell office:string-value="16" office:value-type="string" table:style-name="ade5346">
            <text:p>16</text:p>
          </table:table-cell>
          <table:table-cell office:string-value="80-160" office:value-type="string" table:style-name="a09fcfb">
            <text:p>80-160</text:p>
          </table:table-cell>
          <table:table-cell office:string-value="48" office:value-type="string" table:style-name="a179481">
            <text:p>48</text:p>
          </table:table-cell>
          <table:table-cell office:string-value="0,6-45" office:value-type="string" table:style-name="ab5f80c">
            <text:p>0,6-45</text:p>
          </table:table-cell>
          <table:table-cell office:string-value="11" office:value-type="string" table:style-name="aff58a8">
            <text:p>11</text:p>
          </table:table-cell>
          <table:table-cell office:string-value="0,1" office:value-type="string" table:style-name="a1fbefa">
            <text:p>0,1</text:p>
          </table:table-cell>
          <table:table-cell office:string-value="80" office:value-type="string" table:style-name="aa0e3b2">
            <text:p>80</text:p>
          </table:table-cell>
          <table:table-cell office:string-value="-" office:value-type="string" table:style-name="a6e5854">
            <text:p>-</text:p>
          </table:table-cell>
          <table:table-cell office:string-value="160" office:value-type="string" table:style-name="a575900">
            <text:p>160</text:p>
          </table:table-cell>
          <table:table-cell office:string-value="+" office:value-type="string" table:style-name="a2f6fe9">
            <text:p>+</text:p>
          </table:table-cell>
        </table:table-row>
        <table:table-row>
          <table:table-cell office:string-value="130" office:value-type="string" table:style-name="acb693d">
            <text:p>130</text:p>
          </table:table-cell>
          <table:table-cell office:string-value="Защита линии QF20&quot;Гр.6.4-20&quot;" office:value-type="string" table:style-name="a2f99bd">
            <text:p>Защита линии QF20"Гр.6.4-20"</text:p>
          </table:table-cell>
          <table:table-cell office:string-value="ABB S201" office:value-type="string" table:style-name="ae1e6be">
            <text:p>ABB S201</text:p>
          </table:table-cell>
          <table:table-cell office:string-value="ОВВ" office:value-type="string" table:style-name="aba4bba">
            <text:p>ОВВ</text:p>
          </table:table-cell>
          <table:table-cell office:string-value="C" office:value-type="string" table:style-name="aafbc60">
            <text:p>C</text:p>
          </table:table-cell>
          <table:table-cell office:string-value="-----" office:value-type="string" table:style-name="a0093ce">
            <text:p>-----</text:p>
          </table:table-cell>
          <table:table-cell office:string-value="63" office:value-type="string" table:style-name="a84ff3c">
            <text:p>63</text:p>
          </table:table-cell>
          <table:table-cell office:string-value="16" office:value-type="string" table:style-name="a9dc63e">
            <text:p>16</text:p>
          </table:table-cell>
          <table:table-cell office:string-value="80-160" office:value-type="string" table:style-name="a4d93aa">
            <text:p>80-160</text:p>
          </table:table-cell>
          <table:table-cell office:string-value="48" office:value-type="string" table:style-name="a0eba78">
            <text:p>48</text:p>
          </table:table-cell>
          <table:table-cell office:string-value="0,6-45" office:value-type="string" table:style-name="ad66255">
            <text:p>0,6-45</text:p>
          </table:table-cell>
          <table:table-cell office:string-value="11" office:value-type="string" table:style-name="a20ea9e">
            <text:p>11</text:p>
          </table:table-cell>
          <table:table-cell office:string-value="0,1" office:value-type="string" table:style-name="af2a26b">
            <text:p>0,1</text:p>
          </table:table-cell>
          <table:table-cell office:string-value="80" office:value-type="string" table:style-name="a352c96">
            <text:p>80</text:p>
          </table:table-cell>
          <table:table-cell office:string-value="-" office:value-type="string" table:style-name="a418a25">
            <text:p>-</text:p>
          </table:table-cell>
          <table:table-cell office:string-value="160" office:value-type="string" table:style-name="ae40161">
            <text:p>160</text:p>
          </table:table-cell>
          <table:table-cell office:string-value="+" office:value-type="string" table:style-name="a320733">
            <text:p>+</text:p>
          </table:table-cell>
        </table:table-row>
        <table:table-row>
          <table:table-cell office:string-value="131" office:value-type="string" table:style-name="a79e1fb">
            <text:p>131</text:p>
          </table:table-cell>
          <table:table-cell office:string-value="Защита линии QF21&quot;Гр.6.4-21&quot;" office:value-type="string" table:style-name="a5c34c7">
            <text:p>Защита линии QF21"Гр.6.4-21"</text:p>
          </table:table-cell>
          <table:table-cell office:string-value="ABB S201" office:value-type="string" table:style-name="a9ebf09">
            <text:p>ABB S201</text:p>
          </table:table-cell>
          <table:table-cell office:string-value="ОВВ" office:value-type="string" table:style-name="ae75d54">
            <text:p>ОВВ</text:p>
          </table:table-cell>
          <table:table-cell office:string-value="C" office:value-type="string" table:style-name="aaf5b17">
            <text:p>C</text:p>
          </table:table-cell>
          <table:table-cell office:string-value="-----" office:value-type="string" table:style-name="a43b22b">
            <text:p>-----</text:p>
          </table:table-cell>
          <table:table-cell office:string-value="63" office:value-type="string" table:style-name="a1f7d36">
            <text:p>63</text:p>
          </table:table-cell>
          <table:table-cell office:string-value="16" office:value-type="string" table:style-name="a50c38f">
            <text:p>16</text:p>
          </table:table-cell>
          <table:table-cell office:string-value="80-160" office:value-type="string" table:style-name="a137424">
            <text:p>80-160</text:p>
          </table:table-cell>
          <table:table-cell office:string-value="48" office:value-type="string" table:style-name="a3167fc">
            <text:p>48</text:p>
          </table:table-cell>
          <table:table-cell office:string-value="0,6-45" office:value-type="string" table:style-name="a0c4064">
            <text:p>0,6-45</text:p>
          </table:table-cell>
          <table:table-cell office:string-value="9" office:value-type="string" table:style-name="aa369ad">
            <text:p>9</text:p>
          </table:table-cell>
          <table:table-cell office:string-value="0,1" office:value-type="string" table:style-name="a763de7">
            <text:p>0,1</text:p>
          </table:table-cell>
          <table:table-cell office:string-value="80" office:value-type="string" table:style-name="a113d92">
            <text:p>80</text:p>
          </table:table-cell>
          <table:table-cell office:string-value="-" office:value-type="string" table:style-name="a7c8c2f">
            <text:p>-</text:p>
          </table:table-cell>
          <table:table-cell office:string-value="160" office:value-type="string" table:style-name="a9e774d">
            <text:p>160</text:p>
          </table:table-cell>
          <table:table-cell office:string-value="+" office:value-type="string" table:style-name="a2dfe04">
            <text:p>+</text:p>
          </table:table-cell>
        </table:table-row>
        <table:table-row>
          <table:table-cell office:string-value="132" office:value-type="string" table:style-name="ac8e1f7">
            <text:p>132</text:p>
          </table:table-cell>
          <table:table-cell office:string-value="Защита линии QF22&quot;Гр.6.4-22&quot;" office:value-type="string" table:style-name="aa1482f">
            <text:p>Защита линии QF22"Гр.6.4-22"</text:p>
          </table:table-cell>
          <table:table-cell office:string-value="ABB S201" office:value-type="string" table:style-name="a885da5">
            <text:p>ABB S201</text:p>
          </table:table-cell>
          <table:table-cell office:string-value="ОВВ" office:value-type="string" table:style-name="adfb8d7">
            <text:p>ОВВ</text:p>
          </table:table-cell>
          <table:table-cell office:string-value="C" office:value-type="string" table:style-name="a0b1e00">
            <text:p>C</text:p>
          </table:table-cell>
          <table:table-cell office:string-value="-----" office:value-type="string" table:style-name="a56375f">
            <text:p>-----</text:p>
          </table:table-cell>
          <table:table-cell office:string-value="63" office:value-type="string" table:style-name="ab2e664">
            <text:p>63</text:p>
          </table:table-cell>
          <table:table-cell office:string-value="16" office:value-type="string" table:style-name="aede6ee">
            <text:p>16</text:p>
          </table:table-cell>
          <table:table-cell office:string-value="80-160" office:value-type="string" table:style-name="a06a468">
            <text:p>80-160</text:p>
          </table:table-cell>
          <table:table-cell office:string-value="48" office:value-type="string" table:style-name="aa6c412">
            <text:p>48</text:p>
          </table:table-cell>
          <table:table-cell office:string-value="0,6-45" office:value-type="string" table:style-name="a1a919f">
            <text:p>0,6-45</text:p>
          </table:table-cell>
          <table:table-cell office:string-value="11" office:value-type="string" table:style-name="a313802">
            <text:p>11</text:p>
          </table:table-cell>
          <table:table-cell office:string-value="0,1" office:value-type="string" table:style-name="afc120f">
            <text:p>0,1</text:p>
          </table:table-cell>
          <table:table-cell office:string-value="80" office:value-type="string" table:style-name="a062284">
            <text:p>80</text:p>
          </table:table-cell>
          <table:table-cell office:string-value="-" office:value-type="string" table:style-name="af614c5">
            <text:p>-</text:p>
          </table:table-cell>
          <table:table-cell office:string-value="160" office:value-type="string" table:style-name="a798589">
            <text:p>160</text:p>
          </table:table-cell>
          <table:table-cell office:string-value="+" office:value-type="string" table:style-name="acb103a">
            <text:p>+</text:p>
          </table:table-cell>
        </table:table-row>
        <table:table-row>
          <table:table-cell office:string-value="133" office:value-type="string" table:style-name="a390be8">
            <text:p>133</text:p>
          </table:table-cell>
          <table:table-cell office:string-value="Защита линии QF23&quot;Гр.6.4-23&quot;" office:value-type="string" table:style-name="a130cba">
            <text:p>Защита линии QF23"Гр.6.4-23"</text:p>
          </table:table-cell>
          <table:table-cell office:string-value="ABB S201" office:value-type="string" table:style-name="a3756da">
            <text:p>ABB S201</text:p>
          </table:table-cell>
          <table:table-cell office:string-value="ОВВ" office:value-type="string" table:style-name="ad2cae4">
            <text:p>ОВВ</text:p>
          </table:table-cell>
          <table:table-cell office:string-value="C" office:value-type="string" table:style-name="ab5941b">
            <text:p>C</text:p>
          </table:table-cell>
          <table:table-cell office:string-value="-----" office:value-type="string" table:style-name="aad34e6">
            <text:p>-----</text:p>
          </table:table-cell>
          <table:table-cell office:string-value="63" office:value-type="string" table:style-name="a9898da">
            <text:p>63</text:p>
          </table:table-cell>
          <table:table-cell office:string-value="16" office:value-type="string" table:style-name="a162d27">
            <text:p>16</text:p>
          </table:table-cell>
          <table:table-cell office:string-value="80-160" office:value-type="string" table:style-name="a8bdbd4">
            <text:p>80-160</text:p>
          </table:table-cell>
          <table:table-cell office:string-value="48" office:value-type="string" table:style-name="a05b56a">
            <text:p>48</text:p>
          </table:table-cell>
          <table:table-cell office:string-value="0,6-45" office:value-type="string" table:style-name="a556b40">
            <text:p>0,6-45</text:p>
          </table:table-cell>
          <table:table-cell office:string-value="11" office:value-type="string" table:style-name="a7095b0">
            <text:p>11</text:p>
          </table:table-cell>
          <table:table-cell office:string-value="0,1" office:value-type="string" table:style-name="ac0a172">
            <text:p>0,1</text:p>
          </table:table-cell>
          <table:table-cell office:string-value="80" office:value-type="string" table:style-name="a605a57">
            <text:p>80</text:p>
          </table:table-cell>
          <table:table-cell office:string-value="-" office:value-type="string" table:style-name="a64255e">
            <text:p>-</text:p>
          </table:table-cell>
          <table:table-cell office:string-value="160" office:value-type="string" table:style-name="acbf541">
            <text:p>160</text:p>
          </table:table-cell>
          <table:table-cell office:string-value="+" office:value-type="string" table:style-name="a60f250">
            <text:p>+</text:p>
          </table:table-cell>
        </table:table-row>
        <table:table-row>
          <table:table-cell office:string-value="134" office:value-type="string" table:style-name="a34c600">
            <text:p>134</text:p>
          </table:table-cell>
          <table:table-cell office:string-value="Защита линии QF24&quot;резерв&quot;" office:value-type="string" table:style-name="acdf48b">
            <text:p>Защита линии QF24"резерв"</text:p>
          </table:table-cell>
          <table:table-cell office:string-value="ABB S201" office:value-type="string" table:style-name="ab5894b">
            <text:p>ABB S201</text:p>
          </table:table-cell>
          <table:table-cell office:string-value="ОВВ" office:value-type="string" table:style-name="a7c7eb2">
            <text:p>ОВВ</text:p>
          </table:table-cell>
          <table:table-cell office:string-value="C" office:value-type="string" table:style-name="a51f051">
            <text:p>C</text:p>
          </table:table-cell>
          <table:table-cell office:string-value="-----" office:value-type="string" table:style-name="ae7b60f">
            <text:p>-----</text:p>
          </table:table-cell>
          <table:table-cell office:string-value="63" office:value-type="string" table:style-name="a62a48c">
            <text:p>63</text:p>
          </table:table-cell>
          <table:table-cell office:string-value="16" office:value-type="string" table:style-name="aa2523a">
            <text:p>16</text:p>
          </table:table-cell>
          <table:table-cell office:string-value="80-160" office:value-type="string" table:style-name="a6a853e">
            <text:p>80-160</text:p>
          </table:table-cell>
          <table:table-cell office:string-value="48" office:value-type="string" table:style-name="a44eea2">
            <text:p>48</text:p>
          </table:table-cell>
          <table:table-cell office:string-value="0,6-45" office:value-type="string" table:style-name="a3337c4">
            <text:p>0,6-45</text:p>
          </table:table-cell>
          <table:table-cell office:string-value="10" office:value-type="string" table:style-name="a71f2f4">
            <text:p>10</text:p>
          </table:table-cell>
          <table:table-cell office:string-value="0,1" office:value-type="string" table:style-name="a00f443">
            <text:p>0,1</text:p>
          </table:table-cell>
          <table:table-cell office:string-value="80" office:value-type="string" table:style-name="ad5017d">
            <text:p>80</text:p>
          </table:table-cell>
          <table:table-cell office:string-value="-" office:value-type="string" table:style-name="a040c81">
            <text:p>-</text:p>
          </table:table-cell>
          <table:table-cell office:string-value="160" office:value-type="string" table:style-name="a5128e9">
            <text:p>160</text:p>
          </table:table-cell>
          <table:table-cell office:string-value="+" office:value-type="string" table:style-name="af242e7">
            <text:p>+</text:p>
          </table:table-cell>
        </table:table-row>
        <table:table-row>
          <table:table-cell office:string-value="135" office:value-type="string" table:style-name="abd08ff">
            <text:p>135</text:p>
          </table:table-cell>
          <table:table-cell office:string-value="Защита линии QF25&quot;резерв&quot;" office:value-type="string" table:style-name="a2ee3eb">
            <text:p>Защита линии QF25"резерв"</text:p>
          </table:table-cell>
          <table:table-cell office:string-value="ABB S201" office:value-type="string" table:style-name="a5cf04e">
            <text:p>ABB S201</text:p>
          </table:table-cell>
          <table:table-cell office:string-value="ОВВ" office:value-type="string" table:style-name="aeef465">
            <text:p>ОВВ</text:p>
          </table:table-cell>
          <table:table-cell office:string-value="C" office:value-type="string" table:style-name="aaaf2d8">
            <text:p>C</text:p>
          </table:table-cell>
          <table:table-cell office:string-value="-----" office:value-type="string" table:style-name="aeaebab">
            <text:p>-----</text:p>
          </table:table-cell>
          <table:table-cell office:string-value="63" office:value-type="string" table:style-name="a3a5838">
            <text:p>63</text:p>
          </table:table-cell>
          <table:table-cell office:string-value="16" office:value-type="string" table:style-name="a09984f">
            <text:p>16</text:p>
          </table:table-cell>
          <table:table-cell office:string-value="80-160" office:value-type="string" table:style-name="a90c1cc">
            <text:p>80-160</text:p>
          </table:table-cell>
          <table:table-cell office:string-value="48" office:value-type="string" table:style-name="adc3ae4">
            <text:p>48</text:p>
          </table:table-cell>
          <table:table-cell office:string-value="0,6-45" office:value-type="string" table:style-name="a824fe5">
            <text:p>0,6-45</text:p>
          </table:table-cell>
          <table:table-cell office:string-value="10" office:value-type="string" table:style-name="a22d24b">
            <text:p>10</text:p>
          </table:table-cell>
          <table:table-cell office:string-value="0,1" office:value-type="string" table:style-name="af11703">
            <text:p>0,1</text:p>
          </table:table-cell>
          <table:table-cell office:string-value="80" office:value-type="string" table:style-name="a054931">
            <text:p>80</text:p>
          </table:table-cell>
          <table:table-cell office:string-value="-" office:value-type="string" table:style-name="a21a499">
            <text:p>-</text:p>
          </table:table-cell>
          <table:table-cell office:string-value="160" office:value-type="string" table:style-name="a62ece6">
            <text:p>160</text:p>
          </table:table-cell>
          <table:table-cell office:string-value="+" office:value-type="string" table:style-name="a2864eb">
            <text:p>+</text:p>
          </table:table-cell>
        </table:table-row>
        <table:table-row>
          <table:table-cell office:string-value="136" office:value-type="string" table:style-name="af991bb">
            <text:p>136</text:p>
          </table:table-cell>
          <table:table-cell office:string-value="Защита линии QF26&quot;резерв&quot;" office:value-type="string" table:style-name="a2cb1fe">
            <text:p>Защита линии QF26"резерв"</text:p>
          </table:table-cell>
          <table:table-cell office:string-value="ABB S201" office:value-type="string" table:style-name="a21496c">
            <text:p>ABB S201</text:p>
          </table:table-cell>
          <table:table-cell office:string-value="ОВВ" office:value-type="string" table:style-name="a686da4">
            <text:p>ОВВ</text:p>
          </table:table-cell>
          <table:table-cell office:string-value="C" office:value-type="string" table:style-name="a24d462">
            <text:p>C</text:p>
          </table:table-cell>
          <table:table-cell office:string-value="-----" office:value-type="string" table:style-name="a548724">
            <text:p>-----</text:p>
          </table:table-cell>
          <table:table-cell office:string-value="63" office:value-type="string" table:style-name="a923ed1">
            <text:p>63</text:p>
          </table:table-cell>
          <table:table-cell office:string-value="16" office:value-type="string" table:style-name="a6def07">
            <text:p>16</text:p>
          </table:table-cell>
          <table:table-cell office:string-value="80-160" office:value-type="string" table:style-name="a36a6ed">
            <text:p>80-160</text:p>
          </table:table-cell>
          <table:table-cell office:string-value="48" office:value-type="string" table:style-name="a618207">
            <text:p>48</text:p>
          </table:table-cell>
          <table:table-cell office:string-value="0,6-45" office:value-type="string" table:style-name="a5439b9">
            <text:p>0,6-45</text:p>
          </table:table-cell>
          <table:table-cell office:string-value="9" office:value-type="string" table:style-name="a529e31">
            <text:p>9</text:p>
          </table:table-cell>
          <table:table-cell office:string-value="0,1" office:value-type="string" table:style-name="a46484d">
            <text:p>0,1</text:p>
          </table:table-cell>
          <table:table-cell office:string-value="80" office:value-type="string" table:style-name="ad5a3a8">
            <text:p>80</text:p>
          </table:table-cell>
          <table:table-cell office:string-value="-" office:value-type="string" table:style-name="a7d2f74">
            <text:p>-</text:p>
          </table:table-cell>
          <table:table-cell office:string-value="160" office:value-type="string" table:style-name="a3fd4a8">
            <text:p>160</text:p>
          </table:table-cell>
          <table:table-cell office:string-value="+" office:value-type="string" table:style-name="a0ee7fa">
            <text:p>+</text:p>
          </table:table-cell>
        </table:table-row>
        <table:table-row>
          <table:table-cell office:string-value="137" office:value-type="string" table:style-name="a1f1eb3">
            <text:p>137</text:p>
          </table:table-cell>
          <table:table-cell office:string-value="Защита линии QF27&quot;резерв&quot;" office:value-type="string" table:style-name="a19b62c">
            <text:p>Защита линии QF27"резерв"</text:p>
          </table:table-cell>
          <table:table-cell office:string-value="ABB S201" office:value-type="string" table:style-name="a309106">
            <text:p>ABB S201</text:p>
          </table:table-cell>
          <table:table-cell office:string-value="ОВВ" office:value-type="string" table:style-name="ab8d34c">
            <text:p>ОВВ</text:p>
          </table:table-cell>
          <table:table-cell office:string-value="C" office:value-type="string" table:style-name="a91e2ba">
            <text:p>C</text:p>
          </table:table-cell>
          <table:table-cell office:string-value="-----" office:value-type="string" table:style-name="a275402">
            <text:p>-----</text:p>
          </table:table-cell>
          <table:table-cell office:string-value="63" office:value-type="string" table:style-name="a63ad3e">
            <text:p>63</text:p>
          </table:table-cell>
          <table:table-cell office:string-value="16" office:value-type="string" table:style-name="a003afb">
            <text:p>16</text:p>
          </table:table-cell>
          <table:table-cell office:string-value="80-160" office:value-type="string" table:style-name="ab525fe">
            <text:p>80-160</text:p>
          </table:table-cell>
          <table:table-cell office:string-value="48" office:value-type="string" table:style-name="af3d756">
            <text:p>48</text:p>
          </table:table-cell>
          <table:table-cell office:string-value="0,6-45" office:value-type="string" table:style-name="a996c6c">
            <text:p>0,6-45</text:p>
          </table:table-cell>
          <table:table-cell office:string-value="10" office:value-type="string" table:style-name="a2e8297">
            <text:p>10</text:p>
          </table:table-cell>
          <table:table-cell office:string-value="0,1" office:value-type="string" table:style-name="a502fc5">
            <text:p>0,1</text:p>
          </table:table-cell>
          <table:table-cell office:string-value="80" office:value-type="string" table:style-name="a73ca0f">
            <text:p>80</text:p>
          </table:table-cell>
          <table:table-cell office:string-value="-" office:value-type="string" table:style-name="ab9c234">
            <text:p>-</text:p>
          </table:table-cell>
          <table:table-cell office:string-value="160" office:value-type="string" table:style-name="a474c28">
            <text:p>160</text:p>
          </table:table-cell>
          <table:table-cell office:string-value="+" office:value-type="string" table:style-name="a07e545">
            <text:p>+</text:p>
          </table:table-cell>
        </table:table-row>
        <table:table-row>
          <table:table-cell table:style-name="Таблица12.A8"/>
          <table:table-cell office:string-value="6ЩОА-2" office:value-type="string" table:style-name="a9251f4">
            <text:p>6ЩОА-2</text:p>
          </table:table-cell>
          <table:table-cell table:style-name="Таблица12.C8"/>
          <table:table-cell table:style-name="Таблица12.D8"/>
          <table:table-cell table:style-name="Таблица12.E8"/>
          <table:table-cell table:style-name="Таблица12.F8"/>
          <table:table-cell table:style-name="Таблица12.G8"/>
          <table:table-cell table:style-name="Таблица12.H8"/>
          <table:table-cell table:style-name="Таблица12.I8"/>
          <table:table-cell table:style-name="Таблица12.J8"/>
          <table:table-cell table:style-name="Таблица12.K8"/>
          <table:table-cell table:style-name="Таблица12.L8"/>
          <table:table-cell table:style-name="Таблица12.M8"/>
          <table:table-cell table:style-name="Таблица12.N8"/>
          <table:table-cell table:style-name="Таблица12.O8"/>
          <table:table-cell table:style-name="Таблица12.P8"/>
          <table:table-cell table:style-name="Таблица12.Q8"/>
        </table:table-row>
        <table:table-row>
          <table:table-cell office:string-value="138" office:value-type="string" table:style-name="a0af5b5">
            <text:p>138</text:p>
          </table:table-cell>
          <table:table-cell office:string-value="Защита линии QF1&quot;Гр.6.4-1А&quot;" office:value-type="string" table:style-name="afeb1cd">
            <text:p>Защита линии QF1"Гр.6.4-1А"</text:p>
          </table:table-cell>
          <table:table-cell office:string-value="ABB S201" office:value-type="string" table:style-name="a4cdb1b">
            <text:p>ABB S201</text:p>
          </table:table-cell>
          <table:table-cell office:string-value="ОВВ" office:value-type="string" table:style-name="ab5101e">
            <text:p>ОВВ</text:p>
          </table:table-cell>
          <table:table-cell office:string-value="C" office:value-type="string" table:style-name="ab28201">
            <text:p>C</text:p>
          </table:table-cell>
          <table:table-cell office:string-value="-----" office:value-type="string" table:style-name="a8a5f72">
            <text:p>-----</text:p>
          </table:table-cell>
          <table:table-cell office:string-value="63" office:value-type="string" table:style-name="acfed52">
            <text:p>63</text:p>
          </table:table-cell>
          <table:table-cell office:string-value="16" office:value-type="string" table:style-name="aaed175">
            <text:p>16</text:p>
          </table:table-cell>
          <table:table-cell office:string-value="80-160" office:value-type="string" table:style-name="ad4563d">
            <text:p>80-160</text:p>
          </table:table-cell>
          <table:table-cell office:string-value="48" office:value-type="string" table:style-name="a237e91">
            <text:p>48</text:p>
          </table:table-cell>
          <table:table-cell office:string-value="0,6-45" office:value-type="string" table:style-name="ab1a001">
            <text:p>0,6-45</text:p>
          </table:table-cell>
          <table:table-cell office:string-value="11" office:value-type="string" table:style-name="a242236">
            <text:p>11</text:p>
          </table:table-cell>
          <table:table-cell office:string-value="0,1" office:value-type="string" table:style-name="a46d734">
            <text:p>0,1</text:p>
          </table:table-cell>
          <table:table-cell office:string-value="80" office:value-type="string" table:style-name="a1ba60c">
            <text:p>80</text:p>
          </table:table-cell>
          <table:table-cell office:string-value="-" office:value-type="string" table:style-name="a26ca6e">
            <text:p>-</text:p>
          </table:table-cell>
          <table:table-cell office:string-value="160" office:value-type="string" table:style-name="af51695">
            <text:p>160</text:p>
          </table:table-cell>
          <table:table-cell office:string-value="+" office:value-type="string" table:style-name="a7c448a">
            <text:p>+</text:p>
          </table:table-cell>
        </table:table-row>
        <table:table-row>
          <table:table-cell office:string-value="139" office:value-type="string" table:style-name="abb400c">
            <text:p>139</text:p>
          </table:table-cell>
          <table:table-cell office:string-value="Защита линии QF2&quot;Гр.6.4-2А&quot;" office:value-type="string" table:style-name="a5b4ec8">
            <text:p>Защита линии QF2"Гр.6.4-2А"</text:p>
          </table:table-cell>
          <table:table-cell office:string-value="ABB S201" office:value-type="string" table:style-name="a97da6a">
            <text:p>ABB S201</text:p>
          </table:table-cell>
          <table:table-cell office:string-value="ОВВ" office:value-type="string" table:style-name="af46384">
            <text:p>ОВВ</text:p>
          </table:table-cell>
          <table:table-cell office:string-value="C" office:value-type="string" table:style-name="abc17fb">
            <text:p>C</text:p>
          </table:table-cell>
          <table:table-cell office:string-value="-----" office:value-type="string" table:style-name="af1e06f">
            <text:p>-----</text:p>
          </table:table-cell>
          <table:table-cell office:string-value="63" office:value-type="string" table:style-name="a6fd9e8">
            <text:p>63</text:p>
          </table:table-cell>
          <table:table-cell office:string-value="16" office:value-type="string" table:style-name="a439151">
            <text:p>16</text:p>
          </table:table-cell>
          <table:table-cell office:string-value="80-160" office:value-type="string" table:style-name="a170286">
            <text:p>80-160</text:p>
          </table:table-cell>
          <table:table-cell office:string-value="48" office:value-type="string" table:style-name="a9e1ad2">
            <text:p>48</text:p>
          </table:table-cell>
          <table:table-cell office:string-value="0,6-45" office:value-type="string" table:style-name="a15956f">
            <text:p>0,6-45</text:p>
          </table:table-cell>
          <table:table-cell office:string-value="12" office:value-type="string" table:style-name="a7e9eea">
            <text:p>12</text:p>
          </table:table-cell>
          <table:table-cell office:string-value="0,1" office:value-type="string" table:style-name="a07d1ae">
            <text:p>0,1</text:p>
          </table:table-cell>
          <table:table-cell office:string-value="80" office:value-type="string" table:style-name="afc6acc">
            <text:p>80</text:p>
          </table:table-cell>
          <table:table-cell office:string-value="-" office:value-type="string" table:style-name="a337267">
            <text:p>-</text:p>
          </table:table-cell>
          <table:table-cell office:string-value="160" office:value-type="string" table:style-name="aa51888">
            <text:p>160</text:p>
          </table:table-cell>
          <table:table-cell office:string-value="+" office:value-type="string" table:style-name="a9f06f1">
            <text:p>+</text:p>
          </table:table-cell>
        </table:table-row>
        <table:table-row>
          <table:table-cell office:string-value="140" office:value-type="string" table:style-name="af98caa">
            <text:p>140</text:p>
          </table:table-cell>
          <table:table-cell office:string-value="Защита линии QF3&quot;Гр.6.4-3А&quot;" office:value-type="string" table:style-name="a141b2c">
            <text:p>Защита линии QF3"Гр.6.4-3А"</text:p>
          </table:table-cell>
          <table:table-cell office:string-value="ABB S201" office:value-type="string" table:style-name="a75daa1">
            <text:p>ABB S201</text:p>
          </table:table-cell>
          <table:table-cell office:string-value="ОВВ" office:value-type="string" table:style-name="af4f580">
            <text:p>ОВВ</text:p>
          </table:table-cell>
          <table:table-cell office:string-value="C" office:value-type="string" table:style-name="ad1a0a8">
            <text:p>C</text:p>
          </table:table-cell>
          <table:table-cell office:string-value="-----" office:value-type="string" table:style-name="a3f4007">
            <text:p>-----</text:p>
          </table:table-cell>
          <table:table-cell office:string-value="63" office:value-type="string" table:style-name="af41678">
            <text:p>63</text:p>
          </table:table-cell>
          <table:table-cell office:string-value="16" office:value-type="string" table:style-name="a164680">
            <text:p>16</text:p>
          </table:table-cell>
          <table:table-cell office:string-value="80-160" office:value-type="string" table:style-name="aed1811">
            <text:p>80-160</text:p>
          </table:table-cell>
          <table:table-cell office:string-value="48" office:value-type="string" table:style-name="a89cb43">
            <text:p>48</text:p>
          </table:table-cell>
          <table:table-cell office:string-value="0,6-45" office:value-type="string" table:style-name="ac52842">
            <text:p>0,6-45</text:p>
          </table:table-cell>
          <table:table-cell office:string-value="13" office:value-type="string" table:style-name="a0e115a">
            <text:p>13</text:p>
          </table:table-cell>
          <table:table-cell office:string-value="0,1" office:value-type="string" table:style-name="aa7fce3">
            <text:p>0,1</text:p>
          </table:table-cell>
          <table:table-cell office:string-value="80" office:value-type="string" table:style-name="aceda42">
            <text:p>80</text:p>
          </table:table-cell>
          <table:table-cell office:string-value="-" office:value-type="string" table:style-name="a79e0cf">
            <text:p>-</text:p>
          </table:table-cell>
          <table:table-cell office:string-value="160" office:value-type="string" table:style-name="a05fa2c">
            <text:p>160</text:p>
          </table:table-cell>
          <table:table-cell office:string-value="+" office:value-type="string" table:style-name="a5e560d">
            <text:p>+</text:p>
          </table:table-cell>
        </table:table-row>
        <table:table-row>
          <table:table-cell office:string-value="141" office:value-type="string" table:style-name="a1f0dad">
            <text:p>141</text:p>
          </table:table-cell>
          <table:table-cell office:string-value="Защита линии QF4&quot;Гр.6.4-4А&quot;" office:value-type="string" table:style-name="ac824d1">
            <text:p>Защита линии QF4"Гр.6.4-4А"</text:p>
          </table:table-cell>
          <table:table-cell office:string-value="ABB S201" office:value-type="string" table:style-name="a510832">
            <text:p>ABB S201</text:p>
          </table:table-cell>
          <table:table-cell office:string-value="ОВВ" office:value-type="string" table:style-name="aeeaa2f">
            <text:p>ОВВ</text:p>
          </table:table-cell>
          <table:table-cell office:string-value="C" office:value-type="string" table:style-name="a9402ad">
            <text:p>C</text:p>
          </table:table-cell>
          <table:table-cell office:string-value="-----" office:value-type="string" table:style-name="ab403a9">
            <text:p>-----</text:p>
          </table:table-cell>
          <table:table-cell office:string-value="63" office:value-type="string" table:style-name="a5a2650">
            <text:p>63</text:p>
          </table:table-cell>
          <table:table-cell office:string-value="16" office:value-type="string" table:style-name="a41e2fc">
            <text:p>16</text:p>
          </table:table-cell>
          <table:table-cell office:string-value="80-160" office:value-type="string" table:style-name="a1e073f">
            <text:p>80-160</text:p>
          </table:table-cell>
          <table:table-cell office:string-value="48" office:value-type="string" table:style-name="aa9a7ca">
            <text:p>48</text:p>
          </table:table-cell>
          <table:table-cell office:string-value="0,6-45" office:value-type="string" table:style-name="adb7fa3">
            <text:p>0,6-45</text:p>
          </table:table-cell>
          <table:table-cell office:string-value="11" office:value-type="string" table:style-name="a4e1319">
            <text:p>11</text:p>
          </table:table-cell>
          <table:table-cell office:string-value="0,1" office:value-type="string" table:style-name="a925b85">
            <text:p>0,1</text:p>
          </table:table-cell>
          <table:table-cell office:string-value="80" office:value-type="string" table:style-name="a93c2a8">
            <text:p>80</text:p>
          </table:table-cell>
          <table:table-cell office:string-value="-" office:value-type="string" table:style-name="a782a2e">
            <text:p>-</text:p>
          </table:table-cell>
          <table:table-cell office:string-value="160" office:value-type="string" table:style-name="a77e0a0">
            <text:p>160</text:p>
          </table:table-cell>
          <table:table-cell office:string-value="+" office:value-type="string" table:style-name="af8923d">
            <text:p>+</text:p>
          </table:table-cell>
        </table:table-row>
        <table:table-row>
          <table:table-cell office:string-value="142" office:value-type="string" table:style-name="a0c5636">
            <text:p>142</text:p>
          </table:table-cell>
          <table:table-cell office:string-value="Защита линии QF5&quot;Гр.6.4-5А&quot;" office:value-type="string" table:style-name="acdd181">
            <text:p>Защита линии QF5"Гр.6.4-5А"</text:p>
          </table:table-cell>
          <table:table-cell office:string-value="ABB S201" office:value-type="string" table:style-name="a2c961e">
            <text:p>ABB S201</text:p>
          </table:table-cell>
          <table:table-cell office:string-value="ОВВ" office:value-type="string" table:style-name="a95e23c">
            <text:p>ОВВ</text:p>
          </table:table-cell>
          <table:table-cell office:string-value="C" office:value-type="string" table:style-name="adffdfc">
            <text:p>C</text:p>
          </table:table-cell>
          <table:table-cell office:string-value="-----" office:value-type="string" table:style-name="a58538a">
            <text:p>-----</text:p>
          </table:table-cell>
          <table:table-cell office:string-value="63" office:value-type="string" table:style-name="a0d1c34">
            <text:p>63</text:p>
          </table:table-cell>
          <table:table-cell office:string-value="16" office:value-type="string" table:style-name="a7d7af2">
            <text:p>16</text:p>
          </table:table-cell>
          <table:table-cell office:string-value="80-160" office:value-type="string" table:style-name="a3e19b5">
            <text:p>80-160</text:p>
          </table:table-cell>
          <table:table-cell office:string-value="48" office:value-type="string" table:style-name="a0d8160">
            <text:p>48</text:p>
          </table:table-cell>
          <table:table-cell office:string-value="0,6-45" office:value-type="string" table:style-name="a085db8">
            <text:p>0,6-45</text:p>
          </table:table-cell>
          <table:table-cell office:string-value="11" office:value-type="string" table:style-name="a7d2e10">
            <text:p>11</text:p>
          </table:table-cell>
          <table:table-cell office:string-value="0,1" office:value-type="string" table:style-name="a1a7b7d">
            <text:p>0,1</text:p>
          </table:table-cell>
          <table:table-cell office:string-value="80" office:value-type="string" table:style-name="a6b762f">
            <text:p>80</text:p>
          </table:table-cell>
          <table:table-cell office:string-value="-" office:value-type="string" table:style-name="a51d876">
            <text:p>-</text:p>
          </table:table-cell>
          <table:table-cell office:string-value="160" office:value-type="string" table:style-name="a160031">
            <text:p>160</text:p>
          </table:table-cell>
          <table:table-cell office:string-value="+" office:value-type="string" table:style-name="a777b93">
            <text:p>+</text:p>
          </table:table-cell>
        </table:table-row>
        <table:table-row>
          <table:table-cell office:string-value="143" office:value-type="string" table:style-name="ad03627">
            <text:p>143</text:p>
          </table:table-cell>
          <table:table-cell office:string-value="Защита линии QF6&quot;Гр.6.4-6А&quot;" office:value-type="string" table:style-name="a375c71">
            <text:p>Защита линии QF6"Гр.6.4-6А"</text:p>
          </table:table-cell>
          <table:table-cell office:string-value="ABB S201" office:value-type="string" table:style-name="ad07295">
            <text:p>ABB S201</text:p>
          </table:table-cell>
          <table:table-cell office:string-value="ОВВ" office:value-type="string" table:style-name="a8993ae">
            <text:p>ОВВ</text:p>
          </table:table-cell>
          <table:table-cell office:string-value="C" office:value-type="string" table:style-name="a558787">
            <text:p>C</text:p>
          </table:table-cell>
          <table:table-cell office:string-value="-----" office:value-type="string" table:style-name="a773bbe">
            <text:p>-----</text:p>
          </table:table-cell>
          <table:table-cell office:string-value="63" office:value-type="string" table:style-name="aa497f2">
            <text:p>63</text:p>
          </table:table-cell>
          <table:table-cell office:string-value="16" office:value-type="string" table:style-name="ae7e3d7">
            <text:p>16</text:p>
          </table:table-cell>
          <table:table-cell office:string-value="80-160" office:value-type="string" table:style-name="a1837a8">
            <text:p>80-160</text:p>
          </table:table-cell>
          <table:table-cell office:string-value="48" office:value-type="string" table:style-name="ade6cee">
            <text:p>48</text:p>
          </table:table-cell>
          <table:table-cell office:string-value="0,6-45" office:value-type="string" table:style-name="a5e464a">
            <text:p>0,6-45</text:p>
          </table:table-cell>
          <table:table-cell office:string-value="8" office:value-type="string" table:style-name="a4742dc">
            <text:p>8</text:p>
          </table:table-cell>
          <table:table-cell office:string-value="0,1" office:value-type="string" table:style-name="ac63e27">
            <text:p>0,1</text:p>
          </table:table-cell>
          <table:table-cell office:string-value="80" office:value-type="string" table:style-name="aa46207">
            <text:p>80</text:p>
          </table:table-cell>
          <table:table-cell office:string-value="-" office:value-type="string" table:style-name="addf7dc">
            <text:p>-</text:p>
          </table:table-cell>
          <table:table-cell office:string-value="160" office:value-type="string" table:style-name="a8fbc50">
            <text:p>160</text:p>
          </table:table-cell>
          <table:table-cell office:string-value="+" office:value-type="string" table:style-name="a8b701f">
            <text:p>+</text:p>
          </table:table-cell>
        </table:table-row>
        <table:table-row>
          <table:table-cell office:string-value="144" office:value-type="string" table:style-name="a309608">
            <text:p>144</text:p>
          </table:table-cell>
          <table:table-cell office:string-value="Защита линии QF7&quot;Гр.6.4-7А&quot;" office:value-type="string" table:style-name="ad72d22">
            <text:p>Защита линии QF7"Гр.6.4-7А"</text:p>
          </table:table-cell>
          <table:table-cell office:string-value="ABB S201" office:value-type="string" table:style-name="a769e20">
            <text:p>ABB S201</text:p>
          </table:table-cell>
          <table:table-cell office:string-value="ОВВ" office:value-type="string" table:style-name="af8b562">
            <text:p>ОВВ</text:p>
          </table:table-cell>
          <table:table-cell office:string-value="C" office:value-type="string" table:style-name="ab41304">
            <text:p>C</text:p>
          </table:table-cell>
          <table:table-cell office:string-value="-----" office:value-type="string" table:style-name="a3561d9">
            <text:p>-----</text:p>
          </table:table-cell>
          <table:table-cell office:string-value="63" office:value-type="string" table:style-name="a2977ab">
            <text:p>63</text:p>
          </table:table-cell>
          <table:table-cell office:string-value="16" office:value-type="string" table:style-name="a4df1d7">
            <text:p>16</text:p>
          </table:table-cell>
          <table:table-cell office:string-value="80-160" office:value-type="string" table:style-name="a4772d0">
            <text:p>80-160</text:p>
          </table:table-cell>
          <table:table-cell office:string-value="48" office:value-type="string" table:style-name="aa0e71d">
            <text:p>48</text:p>
          </table:table-cell>
          <table:table-cell office:string-value="0,6-45" office:value-type="string" table:style-name="a00ac7a">
            <text:p>0,6-45</text:p>
          </table:table-cell>
          <table:table-cell office:string-value="13" office:value-type="string" table:style-name="aa314d7">
            <text:p>13</text:p>
          </table:table-cell>
          <table:table-cell office:string-value="0,1" office:value-type="string" table:style-name="a0c1c2f">
            <text:p>0,1</text:p>
          </table:table-cell>
          <table:table-cell office:string-value="80" office:value-type="string" table:style-name="ab5349c">
            <text:p>80</text:p>
          </table:table-cell>
          <table:table-cell office:string-value="-" office:value-type="string" table:style-name="aa27c7a">
            <text:p>-</text:p>
          </table:table-cell>
          <table:table-cell office:string-value="160" office:value-type="string" table:style-name="ac900a8">
            <text:p>160</text:p>
          </table:table-cell>
          <table:table-cell office:string-value="+" office:value-type="string" table:style-name="a25bea8">
            <text:p>+</text:p>
          </table:table-cell>
        </table:table-row>
        <table:table-row>
          <table:table-cell office:string-value="145" office:value-type="string" table:style-name="a5a82cf">
            <text:p>145</text:p>
          </table:table-cell>
          <table:table-cell office:string-value="Защита линии QF8&quot;Гр.6.4-8А&quot;" office:value-type="string" table:style-name="a79a3d7">
            <text:p>Защита линии QF8"Гр.6.4-8А"</text:p>
          </table:table-cell>
          <table:table-cell office:string-value="ABB S201" office:value-type="string" table:style-name="a5f3bfe">
            <text:p>ABB S201</text:p>
          </table:table-cell>
          <table:table-cell office:string-value="ОВВ" office:value-type="string" table:style-name="a3f4ed5">
            <text:p>ОВВ</text:p>
          </table:table-cell>
          <table:table-cell office:string-value="C" office:value-type="string" table:style-name="a5cc041">
            <text:p>C</text:p>
          </table:table-cell>
          <table:table-cell office:string-value="-----" office:value-type="string" table:style-name="ae4f44f">
            <text:p>-----</text:p>
          </table:table-cell>
          <table:table-cell office:string-value="63" office:value-type="string" table:style-name="a879f90">
            <text:p>63</text:p>
          </table:table-cell>
          <table:table-cell office:string-value="16" office:value-type="string" table:style-name="ab50551">
            <text:p>16</text:p>
          </table:table-cell>
          <table:table-cell office:string-value="80-160" office:value-type="string" table:style-name="aca33f6">
            <text:p>80-160</text:p>
          </table:table-cell>
          <table:table-cell office:string-value="48" office:value-type="string" table:style-name="a0f8a2d">
            <text:p>48</text:p>
          </table:table-cell>
          <table:table-cell office:string-value="0,6-45" office:value-type="string" table:style-name="ad571be">
            <text:p>0,6-45</text:p>
          </table:table-cell>
          <table:table-cell office:string-value="10" office:value-type="string" table:style-name="a6b222d">
            <text:p>10</text:p>
          </table:table-cell>
          <table:table-cell office:string-value="0,1" office:value-type="string" table:style-name="adc5ece">
            <text:p>0,1</text:p>
          </table:table-cell>
          <table:table-cell office:string-value="80" office:value-type="string" table:style-name="af37ec1">
            <text:p>80</text:p>
          </table:table-cell>
          <table:table-cell office:string-value="-" office:value-type="string" table:style-name="a91a244">
            <text:p>-</text:p>
          </table:table-cell>
          <table:table-cell office:string-value="160" office:value-type="string" table:style-name="acf76f9">
            <text:p>160</text:p>
          </table:table-cell>
          <table:table-cell office:string-value="+" office:value-type="string" table:style-name="a2dee09">
            <text:p>+</text:p>
          </table:table-cell>
        </table:table-row>
        <table:table-row>
          <table:table-cell office:string-value="146" office:value-type="string" table:style-name="aa33a7c">
            <text:p>146</text:p>
          </table:table-cell>
          <table:table-cell office:string-value="Защита линии QF9&quot;Гр.6.4-9А&quot;" office:value-type="string" table:style-name="a3217fd">
            <text:p>Защита линии QF9"Гр.6.4-9А"</text:p>
          </table:table-cell>
          <table:table-cell office:string-value="ABB S201" office:value-type="string" table:style-name="a81f961">
            <text:p>ABB S201</text:p>
          </table:table-cell>
          <table:table-cell office:string-value="ОВВ" office:value-type="string" table:style-name="ac8d0cd">
            <text:p>ОВВ</text:p>
          </table:table-cell>
          <table:table-cell office:string-value="C" office:value-type="string" table:style-name="a97c885">
            <text:p>C</text:p>
          </table:table-cell>
          <table:table-cell office:string-value="-----" office:value-type="string" table:style-name="aee42b9">
            <text:p>-----</text:p>
          </table:table-cell>
          <table:table-cell office:string-value="63" office:value-type="string" table:style-name="aa6e04e">
            <text:p>63</text:p>
          </table:table-cell>
          <table:table-cell office:string-value="16" office:value-type="string" table:style-name="a27c2c7">
            <text:p>16</text:p>
          </table:table-cell>
          <table:table-cell office:string-value="80-160" office:value-type="string" table:style-name="a6ccdef">
            <text:p>80-160</text:p>
          </table:table-cell>
          <table:table-cell office:string-value="48" office:value-type="string" table:style-name="aaf6326">
            <text:p>48</text:p>
          </table:table-cell>
          <table:table-cell office:string-value="0,6-45" office:value-type="string" table:style-name="af30da4">
            <text:p>0,6-45</text:p>
          </table:table-cell>
          <table:table-cell office:string-value="13" office:value-type="string" table:style-name="a9eddd5">
            <text:p>13</text:p>
          </table:table-cell>
          <table:table-cell office:string-value="0,1" office:value-type="string" table:style-name="a250679">
            <text:p>0,1</text:p>
          </table:table-cell>
          <table:table-cell office:string-value="80" office:value-type="string" table:style-name="a373abc">
            <text:p>80</text:p>
          </table:table-cell>
          <table:table-cell office:string-value="-" office:value-type="string" table:style-name="a19c68a">
            <text:p>-</text:p>
          </table:table-cell>
          <table:table-cell office:string-value="160" office:value-type="string" table:style-name="abf04c6">
            <text:p>160</text:p>
          </table:table-cell>
          <table:table-cell office:string-value="+" office:value-type="string" table:style-name="acc68dd">
            <text:p>+</text:p>
          </table:table-cell>
        </table:table-row>
        <table:table-row>
          <table:table-cell office:string-value="147" office:value-type="string" table:style-name="a3c15c7">
            <text:p>147</text:p>
          </table:table-cell>
          <table:table-cell office:string-value="Защита линии QF10&quot;Гр.6.4-10А&quot;" office:value-type="string" table:style-name="a60fc3e">
            <text:p>Защита линии QF10"Гр.6.4-10А"</text:p>
          </table:table-cell>
          <table:table-cell office:string-value="ABB S201" office:value-type="string" table:style-name="a303921">
            <text:p>ABB S201</text:p>
          </table:table-cell>
          <table:table-cell office:string-value="ОВВ" office:value-type="string" table:style-name="a0f54b4">
            <text:p>ОВВ</text:p>
          </table:table-cell>
          <table:table-cell office:string-value="C" office:value-type="string" table:style-name="a65617b">
            <text:p>C</text:p>
          </table:table-cell>
          <table:table-cell office:string-value="-----" office:value-type="string" table:style-name="ac7a784">
            <text:p>-----</text:p>
          </table:table-cell>
          <table:table-cell office:string-value="63" office:value-type="string" table:style-name="a2f2e06">
            <text:p>63</text:p>
          </table:table-cell>
          <table:table-cell office:string-value="16" office:value-type="string" table:style-name="a286be2">
            <text:p>16</text:p>
          </table:table-cell>
          <table:table-cell office:string-value="80-160" office:value-type="string" table:style-name="a884017">
            <text:p>80-160</text:p>
          </table:table-cell>
          <table:table-cell office:string-value="48" office:value-type="string" table:style-name="a57f89d">
            <text:p>48</text:p>
          </table:table-cell>
          <table:table-cell office:string-value="0,6-45" office:value-type="string" table:style-name="a52aa19">
            <text:p>0,6-45</text:p>
          </table:table-cell>
          <table:table-cell office:string-value="11" office:value-type="string" table:style-name="a58f999">
            <text:p>11</text:p>
          </table:table-cell>
          <table:table-cell office:string-value="0,1" office:value-type="string" table:style-name="a3fcd1b">
            <text:p>0,1</text:p>
          </table:table-cell>
          <table:table-cell office:string-value="80" office:value-type="string" table:style-name="af55dc7">
            <text:p>80</text:p>
          </table:table-cell>
          <table:table-cell office:string-value="-" office:value-type="string" table:style-name="a7d8a7e">
            <text:p>-</text:p>
          </table:table-cell>
          <table:table-cell office:string-value="160" office:value-type="string" table:style-name="afa08e9">
            <text:p>160</text:p>
          </table:table-cell>
          <table:table-cell office:string-value="+" office:value-type="string" table:style-name="a01038a">
            <text:p>+</text:p>
          </table:table-cell>
        </table:table-row>
        <table:table-row>
          <table:table-cell office:string-value="148" office:value-type="string" table:style-name="a34a265">
            <text:p>148</text:p>
          </table:table-cell>
          <table:table-cell office:string-value="Защита линии QF11&quot;Гр.6.4-11А&quot;" office:value-type="string" table:style-name="aea78e6">
            <text:p>Защита линии QF11"Гр.6.4-11А"</text:p>
          </table:table-cell>
          <table:table-cell office:string-value="ABB S201" office:value-type="string" table:style-name="a168ce4">
            <text:p>ABB S201</text:p>
          </table:table-cell>
          <table:table-cell office:string-value="ОВВ" office:value-type="string" table:style-name="a167843">
            <text:p>ОВВ</text:p>
          </table:table-cell>
          <table:table-cell office:string-value="C" office:value-type="string" table:style-name="a92a898">
            <text:p>C</text:p>
          </table:table-cell>
          <table:table-cell office:string-value="-----" office:value-type="string" table:style-name="a0ea6ad">
            <text:p>-----</text:p>
          </table:table-cell>
          <table:table-cell office:string-value="63" office:value-type="string" table:style-name="a693c46">
            <text:p>63</text:p>
          </table:table-cell>
          <table:table-cell office:string-value="16" office:value-type="string" table:style-name="a845a5f">
            <text:p>16</text:p>
          </table:table-cell>
          <table:table-cell office:string-value="80-160" office:value-type="string" table:style-name="aac7f82">
            <text:p>80-160</text:p>
          </table:table-cell>
          <table:table-cell office:string-value="48" office:value-type="string" table:style-name="aa91f02">
            <text:p>48</text:p>
          </table:table-cell>
          <table:table-cell office:string-value="0,6-45" office:value-type="string" table:style-name="a8b02bd">
            <text:p>0,6-45</text:p>
          </table:table-cell>
          <table:table-cell office:string-value="12" office:value-type="string" table:style-name="ab16bae">
            <text:p>12</text:p>
          </table:table-cell>
          <table:table-cell office:string-value="0,1" office:value-type="string" table:style-name="af1d809">
            <text:p>0,1</text:p>
          </table:table-cell>
          <table:table-cell office:string-value="80" office:value-type="string" table:style-name="ab4822b">
            <text:p>80</text:p>
          </table:table-cell>
          <table:table-cell office:string-value="-" office:value-type="string" table:style-name="a1929b8">
            <text:p>-</text:p>
          </table:table-cell>
          <table:table-cell office:string-value="160" office:value-type="string" table:style-name="ad5e334">
            <text:p>160</text:p>
          </table:table-cell>
          <table:table-cell office:string-value="+" office:value-type="string" table:style-name="aa91a34">
            <text:p>+</text:p>
          </table:table-cell>
        </table:table-row>
        <table:table-row>
          <table:table-cell office:string-value="149" office:value-type="string" table:style-name="a193bc9">
            <text:p>149</text:p>
          </table:table-cell>
          <table:table-cell office:string-value="Защита линии QF12&quot;Гр.6.4-12А&quot;" office:value-type="string" table:style-name="a9c9ac5">
            <text:p>Защита линии QF12"Гр.6.4-12А"</text:p>
          </table:table-cell>
          <table:table-cell office:string-value="ABB S201" office:value-type="string" table:style-name="a9d6bc0">
            <text:p>ABB S201</text:p>
          </table:table-cell>
          <table:table-cell office:string-value="ОВВ" office:value-type="string" table:style-name="a029d0f">
            <text:p>ОВВ</text:p>
          </table:table-cell>
          <table:table-cell office:string-value="C" office:value-type="string" table:style-name="aee8638">
            <text:p>C</text:p>
          </table:table-cell>
          <table:table-cell office:string-value="-----" office:value-type="string" table:style-name="a05dd84">
            <text:p>-----</text:p>
          </table:table-cell>
          <table:table-cell office:string-value="63" office:value-type="string" table:style-name="a1db092">
            <text:p>63</text:p>
          </table:table-cell>
          <table:table-cell office:string-value="16" office:value-type="string" table:style-name="a66c323">
            <text:p>16</text:p>
          </table:table-cell>
          <table:table-cell office:string-value="80-160" office:value-type="string" table:style-name="ad0cd02">
            <text:p>80-160</text:p>
          </table:table-cell>
          <table:table-cell office:string-value="48" office:value-type="string" table:style-name="aa3b326">
            <text:p>48</text:p>
          </table:table-cell>
          <table:table-cell office:string-value="0,6-45" office:value-type="string" table:style-name="a3f2a0c">
            <text:p>0,6-45</text:p>
          </table:table-cell>
          <table:table-cell office:string-value="8" office:value-type="string" table:style-name="a20fd87">
            <text:p>8</text:p>
          </table:table-cell>
          <table:table-cell office:string-value="0,1" office:value-type="string" table:style-name="a54404f">
            <text:p>0,1</text:p>
          </table:table-cell>
          <table:table-cell office:string-value="80" office:value-type="string" table:style-name="a947180">
            <text:p>80</text:p>
          </table:table-cell>
          <table:table-cell office:string-value="-" office:value-type="string" table:style-name="afa1c7b">
            <text:p>-</text:p>
          </table:table-cell>
          <table:table-cell office:string-value="160" office:value-type="string" table:style-name="a07f76d">
            <text:p>160</text:p>
          </table:table-cell>
          <table:table-cell office:string-value="+" office:value-type="string" table:style-name="ae2ab79">
            <text:p>+</text:p>
          </table:table-cell>
        </table:table-row>
        <table:table-row>
          <table:table-cell office:string-value="150" office:value-type="string" table:style-name="ad47fa7">
            <text:p>150</text:p>
          </table:table-cell>
          <table:table-cell office:string-value="Защита линии QF13&quot;Гр.6.4-13А&quot;" office:value-type="string" table:style-name="a55faeb">
            <text:p>Защита линии QF13"Гр.6.4-13А"</text:p>
          </table:table-cell>
          <table:table-cell office:string-value="ABB S201" office:value-type="string" table:style-name="ac96c51">
            <text:p>ABB S201</text:p>
          </table:table-cell>
          <table:table-cell office:string-value="ОВВ" office:value-type="string" table:style-name="a63e0ad">
            <text:p>ОВВ</text:p>
          </table:table-cell>
          <table:table-cell office:string-value="C" office:value-type="string" table:style-name="a369626">
            <text:p>C</text:p>
          </table:table-cell>
          <table:table-cell office:string-value="-----" office:value-type="string" table:style-name="aeda004">
            <text:p>-----</text:p>
          </table:table-cell>
          <table:table-cell office:string-value="63" office:value-type="string" table:style-name="a0e6ab5">
            <text:p>63</text:p>
          </table:table-cell>
          <table:table-cell office:string-value="16" office:value-type="string" table:style-name="ae84b8a">
            <text:p>16</text:p>
          </table:table-cell>
          <table:table-cell office:string-value="80-160" office:value-type="string" table:style-name="ac4a4b8">
            <text:p>80-160</text:p>
          </table:table-cell>
          <table:table-cell office:string-value="48" office:value-type="string" table:style-name="ad70f0a">
            <text:p>48</text:p>
          </table:table-cell>
          <table:table-cell office:string-value="0,6-45" office:value-type="string" table:style-name="ac3055c">
            <text:p>0,6-45</text:p>
          </table:table-cell>
          <table:table-cell office:string-value="9" office:value-type="string" table:style-name="a2d7cec">
            <text:p>9</text:p>
          </table:table-cell>
          <table:table-cell office:string-value="0,1" office:value-type="string" table:style-name="a427fa0">
            <text:p>0,1</text:p>
          </table:table-cell>
          <table:table-cell office:string-value="80" office:value-type="string" table:style-name="a31aed9">
            <text:p>80</text:p>
          </table:table-cell>
          <table:table-cell office:string-value="-" office:value-type="string" table:style-name="a6ab534">
            <text:p>-</text:p>
          </table:table-cell>
          <table:table-cell office:string-value="160" office:value-type="string" table:style-name="a3cc1ae">
            <text:p>160</text:p>
          </table:table-cell>
          <table:table-cell office:string-value="+" office:value-type="string" table:style-name="acdb682">
            <text:p>+</text:p>
          </table:table-cell>
        </table:table-row>
        <table:table-row>
          <table:table-cell office:string-value="151" office:value-type="string" table:style-name="a4a30fb">
            <text:p>151</text:p>
          </table:table-cell>
          <table:table-cell office:string-value="Защита линии QF14&quot;Гр.6.4-14А&quot;" office:value-type="string" table:style-name="a90edb1">
            <text:p>Защита линии QF14"Гр.6.4-14А"</text:p>
          </table:table-cell>
          <table:table-cell office:string-value="ABB S201" office:value-type="string" table:style-name="a94168d">
            <text:p>ABB S201</text:p>
          </table:table-cell>
          <table:table-cell office:string-value="ОВВ" office:value-type="string" table:style-name="ae036db">
            <text:p>ОВВ</text:p>
          </table:table-cell>
          <table:table-cell office:string-value="C" office:value-type="string" table:style-name="a3796d2">
            <text:p>C</text:p>
          </table:table-cell>
          <table:table-cell office:string-value="-----" office:value-type="string" table:style-name="a13a5cd">
            <text:p>-----</text:p>
          </table:table-cell>
          <table:table-cell office:string-value="63" office:value-type="string" table:style-name="a420b11">
            <text:p>63</text:p>
          </table:table-cell>
          <table:table-cell office:string-value="16" office:value-type="string" table:style-name="a4d9bfb">
            <text:p>16</text:p>
          </table:table-cell>
          <table:table-cell office:string-value="80-160" office:value-type="string" table:style-name="a1106c4">
            <text:p>80-160</text:p>
          </table:table-cell>
          <table:table-cell office:string-value="48" office:value-type="string" table:style-name="a3bd78b">
            <text:p>48</text:p>
          </table:table-cell>
          <table:table-cell office:string-value="0,6-45" office:value-type="string" table:style-name="a1d658a">
            <text:p>0,6-45</text:p>
          </table:table-cell>
          <table:table-cell office:string-value="12" office:value-type="string" table:style-name="a2d4e98">
            <text:p>12</text:p>
          </table:table-cell>
          <table:table-cell office:string-value="0,1" office:value-type="string" table:style-name="a606386">
            <text:p>0,1</text:p>
          </table:table-cell>
          <table:table-cell office:string-value="80" office:value-type="string" table:style-name="a563814">
            <text:p>80</text:p>
          </table:table-cell>
          <table:table-cell office:string-value="-" office:value-type="string" table:style-name="ac99a1e">
            <text:p>-</text:p>
          </table:table-cell>
          <table:table-cell office:string-value="160" office:value-type="string" table:style-name="a05d5f0">
            <text:p>160</text:p>
          </table:table-cell>
          <table:table-cell office:string-value="+" office:value-type="string" table:style-name="a41d76e">
            <text:p>+</text:p>
          </table:table-cell>
        </table:table-row>
        <table:table-row>
          <table:table-cell office:string-value="152" office:value-type="string" table:style-name="ac4aa5f">
            <text:p>152</text:p>
          </table:table-cell>
          <table:table-cell office:string-value="Защита линии QF15&quot;Гр.6.4-15А&quot;" office:value-type="string" table:style-name="a8966e4">
            <text:p>Защита линии QF15"Гр.6.4-15А"</text:p>
          </table:table-cell>
          <table:table-cell office:string-value="ABB S201" office:value-type="string" table:style-name="af7fc76">
            <text:p>ABB S201</text:p>
          </table:table-cell>
          <table:table-cell office:string-value="ОВВ" office:value-type="string" table:style-name="ab4c5d7">
            <text:p>ОВВ</text:p>
          </table:table-cell>
          <table:table-cell office:string-value="C" office:value-type="string" table:style-name="a4f2e68">
            <text:p>C</text:p>
          </table:table-cell>
          <table:table-cell office:string-value="-----" office:value-type="string" table:style-name="af92711">
            <text:p>-----</text:p>
          </table:table-cell>
          <table:table-cell office:string-value="63" office:value-type="string" table:style-name="a1aaa1a">
            <text:p>63</text:p>
          </table:table-cell>
          <table:table-cell office:string-value="16" office:value-type="string" table:style-name="afed498">
            <text:p>16</text:p>
          </table:table-cell>
          <table:table-cell office:string-value="80-160" office:value-type="string" table:style-name="ad14ef6">
            <text:p>80-160</text:p>
          </table:table-cell>
          <table:table-cell office:string-value="48" office:value-type="string" table:style-name="aaaaf35">
            <text:p>48</text:p>
          </table:table-cell>
          <table:table-cell office:string-value="0,6-45" office:value-type="string" table:style-name="ab2960d">
            <text:p>0,6-45</text:p>
          </table:table-cell>
          <table:table-cell office:string-value="12" office:value-type="string" table:style-name="aa5ff85">
            <text:p>12</text:p>
          </table:table-cell>
          <table:table-cell office:string-value="0,1" office:value-type="string" table:style-name="a3f4ffb">
            <text:p>0,1</text:p>
          </table:table-cell>
          <table:table-cell office:string-value="80" office:value-type="string" table:style-name="a44c487">
            <text:p>80</text:p>
          </table:table-cell>
          <table:table-cell office:string-value="-" office:value-type="string" table:style-name="a73322d">
            <text:p>-</text:p>
          </table:table-cell>
          <table:table-cell office:string-value="160" office:value-type="string" table:style-name="a72e805">
            <text:p>160</text:p>
          </table:table-cell>
          <table:table-cell office:string-value="+" office:value-type="string" table:style-name="a649f73">
            <text:p>+</text:p>
          </table:table-cell>
        </table:table-row>
        <table:table-row>
          <table:table-cell office:string-value="153" office:value-type="string" table:style-name="a388141">
            <text:p>153</text:p>
          </table:table-cell>
          <table:table-cell office:string-value="Защита линии QF16&quot;резерв&quot;" office:value-type="string" table:style-name="a8071f0">
            <text:p>Защита линии QF16"резерв"</text:p>
          </table:table-cell>
          <table:table-cell office:string-value="ABB S201" office:value-type="string" table:style-name="a20d2b9">
            <text:p>ABB S201</text:p>
          </table:table-cell>
          <table:table-cell office:string-value="ОВВ" office:value-type="string" table:style-name="aab4ae5">
            <text:p>ОВВ</text:p>
          </table:table-cell>
          <table:table-cell office:string-value="C" office:value-type="string" table:style-name="a57380b">
            <text:p>C</text:p>
          </table:table-cell>
          <table:table-cell office:string-value="-----" office:value-type="string" table:style-name="a7b4ee6">
            <text:p>-----</text:p>
          </table:table-cell>
          <table:table-cell office:string-value="63" office:value-type="string" table:style-name="add052b">
            <text:p>63</text:p>
          </table:table-cell>
          <table:table-cell office:string-value="16" office:value-type="string" table:style-name="ab27b67">
            <text:p>16</text:p>
          </table:table-cell>
          <table:table-cell office:string-value="80-160" office:value-type="string" table:style-name="a93a87e">
            <text:p>80-160</text:p>
          </table:table-cell>
          <table:table-cell office:string-value="48" office:value-type="string" table:style-name="a7d2cc9">
            <text:p>48</text:p>
          </table:table-cell>
          <table:table-cell office:string-value="0,6-45" office:value-type="string" table:style-name="a7b759a">
            <text:p>0,6-45</text:p>
          </table:table-cell>
          <table:table-cell office:string-value="8" office:value-type="string" table:style-name="a783a38">
            <text:p>8</text:p>
          </table:table-cell>
          <table:table-cell office:string-value="0,1" office:value-type="string" table:style-name="a0196aa">
            <text:p>0,1</text:p>
          </table:table-cell>
          <table:table-cell office:string-value="80" office:value-type="string" table:style-name="a887f1d">
            <text:p>80</text:p>
          </table:table-cell>
          <table:table-cell office:string-value="-" office:value-type="string" table:style-name="a52fec6">
            <text:p>-</text:p>
          </table:table-cell>
          <table:table-cell office:string-value="160" office:value-type="string" table:style-name="a60ffe5">
            <text:p>160</text:p>
          </table:table-cell>
          <table:table-cell office:string-value="+" office:value-type="string" table:style-name="ab717b3">
            <text:p>+</text:p>
          </table:table-cell>
        </table:table-row>
        <table:table-row>
          <table:table-cell office:string-value="154" office:value-type="string" table:style-name="a9f5261">
            <text:p>154</text:p>
          </table:table-cell>
          <table:table-cell office:string-value="Защита линии QF17&quot;резерв&quot;" office:value-type="string" table:style-name="a0789dc">
            <text:p>Защита линии QF17"резерв"</text:p>
          </table:table-cell>
          <table:table-cell office:string-value="ABB S201" office:value-type="string" table:style-name="a75d008">
            <text:p>ABB S201</text:p>
          </table:table-cell>
          <table:table-cell office:string-value="ОВВ" office:value-type="string" table:style-name="a8b2580">
            <text:p>ОВВ</text:p>
          </table:table-cell>
          <table:table-cell office:string-value="C" office:value-type="string" table:style-name="a629ad3">
            <text:p>C</text:p>
          </table:table-cell>
          <table:table-cell office:string-value="-----" office:value-type="string" table:style-name="a24e064">
            <text:p>-----</text:p>
          </table:table-cell>
          <table:table-cell office:string-value="63" office:value-type="string" table:style-name="ac7e38b">
            <text:p>63</text:p>
          </table:table-cell>
          <table:table-cell office:string-value="16" office:value-type="string" table:style-name="acd4b77">
            <text:p>16</text:p>
          </table:table-cell>
          <table:table-cell office:string-value="80-160" office:value-type="string" table:style-name="ad76ab8">
            <text:p>80-160</text:p>
          </table:table-cell>
          <table:table-cell office:string-value="48" office:value-type="string" table:style-name="a51184d">
            <text:p>48</text:p>
          </table:table-cell>
          <table:table-cell office:string-value="0,6-45" office:value-type="string" table:style-name="a072383">
            <text:p>0,6-45</text:p>
          </table:table-cell>
          <table:table-cell office:string-value="9" office:value-type="string" table:style-name="afa7e4a">
            <text:p>9</text:p>
          </table:table-cell>
          <table:table-cell office:string-value="0,1" office:value-type="string" table:style-name="ab17245">
            <text:p>0,1</text:p>
          </table:table-cell>
          <table:table-cell office:string-value="80" office:value-type="string" table:style-name="a09cbfa">
            <text:p>80</text:p>
          </table:table-cell>
          <table:table-cell office:string-value="-" office:value-type="string" table:style-name="afef696">
            <text:p>-</text:p>
          </table:table-cell>
          <table:table-cell office:string-value="160" office:value-type="string" table:style-name="a2370d1">
            <text:p>160</text:p>
          </table:table-cell>
          <table:table-cell office:string-value="+" office:value-type="string" table:style-name="a4c6b0b">
            <text:p>+</text:p>
          </table:table-cell>
        </table:table-row>
        <table:table-row>
          <table:table-cell office:string-value="155" office:value-type="string" table:style-name="a539069">
            <text:p>155</text:p>
          </table:table-cell>
          <table:table-cell office:string-value="Защита линии QF18&quot;резерв&quot;" office:value-type="string" table:style-name="adb22f9">
            <text:p>Защита линии QF18"резерв"</text:p>
          </table:table-cell>
          <table:table-cell office:string-value="ABB S201" office:value-type="string" table:style-name="a30f7f8">
            <text:p>ABB S201</text:p>
          </table:table-cell>
          <table:table-cell office:string-value="ОВВ" office:value-type="string" table:style-name="a5050f9">
            <text:p>ОВВ</text:p>
          </table:table-cell>
          <table:table-cell office:string-value="C" office:value-type="string" table:style-name="a7f5b6d">
            <text:p>C</text:p>
          </table:table-cell>
          <table:table-cell office:string-value="-----" office:value-type="string" table:style-name="accc6f2">
            <text:p>-----</text:p>
          </table:table-cell>
          <table:table-cell office:string-value="63" office:value-type="string" table:style-name="a734fba">
            <text:p>63</text:p>
          </table:table-cell>
          <table:table-cell office:string-value="16" office:value-type="string" table:style-name="ad68aeb">
            <text:p>16</text:p>
          </table:table-cell>
          <table:table-cell office:string-value="80-160" office:value-type="string" table:style-name="a2dcbea">
            <text:p>80-160</text:p>
          </table:table-cell>
          <table:table-cell office:string-value="48" office:value-type="string" table:style-name="ae5a9f4">
            <text:p>48</text:p>
          </table:table-cell>
          <table:table-cell office:string-value="0,6-45" office:value-type="string" table:style-name="af15332">
            <text:p>0,6-45</text:p>
          </table:table-cell>
          <table:table-cell office:string-value="12" office:value-type="string" table:style-name="ac864cf">
            <text:p>12</text:p>
          </table:table-cell>
          <table:table-cell office:string-value="0,1" office:value-type="string" table:style-name="a04862d">
            <text:p>0,1</text:p>
          </table:table-cell>
          <table:table-cell office:string-value="80" office:value-type="string" table:style-name="ac66848">
            <text:p>80</text:p>
          </table:table-cell>
          <table:table-cell office:string-value="-" office:value-type="string" table:style-name="abcf9b5">
            <text:p>-</text:p>
          </table:table-cell>
          <table:table-cell office:string-value="160" office:value-type="string" table:style-name="a197d4f">
            <text:p>160</text:p>
          </table:table-cell>
          <table:table-cell office:string-value="+" office:value-type="string" table:style-name="a1e1652">
            <text:p>+</text:p>
          </table:table-cell>
        </table:table-row>
        <table:table-row>
          <table:table-cell office:string-value="156" office:value-type="string" table:style-name="a0a3b43">
            <text:p>156</text:p>
          </table:table-cell>
          <table:table-cell office:string-value="Защита линии QF19&quot;резерв&quot;" office:value-type="string" table:style-name="a2aaafc">
            <text:p>Защита линии QF19"резерв"</text:p>
          </table:table-cell>
          <table:table-cell office:string-value="ABB S201" office:value-type="string" table:style-name="a730914">
            <text:p>ABB S201</text:p>
          </table:table-cell>
          <table:table-cell office:string-value="ОВВ" office:value-type="string" table:style-name="a190ab7">
            <text:p>ОВВ</text:p>
          </table:table-cell>
          <table:table-cell office:string-value="C" office:value-type="string" table:style-name="a316010">
            <text:p>C</text:p>
          </table:table-cell>
          <table:table-cell office:string-value="-----" office:value-type="string" table:style-name="a293c60">
            <text:p>-----</text:p>
          </table:table-cell>
          <table:table-cell office:string-value="63" office:value-type="string" table:style-name="adf0d98">
            <text:p>63</text:p>
          </table:table-cell>
          <table:table-cell office:string-value="16" office:value-type="string" table:style-name="acf3881">
            <text:p>16</text:p>
          </table:table-cell>
          <table:table-cell office:string-value="80-160" office:value-type="string" table:style-name="a295f0a">
            <text:p>80-160</text:p>
          </table:table-cell>
          <table:table-cell office:string-value="48" office:value-type="string" table:style-name="a20a92f">
            <text:p>48</text:p>
          </table:table-cell>
          <table:table-cell office:string-value="0,6-45" office:value-type="string" table:style-name="a04f58b">
            <text:p>0,6-45</text:p>
          </table:table-cell>
          <table:table-cell office:string-value="11" office:value-type="string" table:style-name="a2a5c31">
            <text:p>11</text:p>
          </table:table-cell>
          <table:table-cell office:string-value="0,1" office:value-type="string" table:style-name="a78b5a1">
            <text:p>0,1</text:p>
          </table:table-cell>
          <table:table-cell office:string-value="80" office:value-type="string" table:style-name="aadd7fd">
            <text:p>80</text:p>
          </table:table-cell>
          <table:table-cell office:string-value="-" office:value-type="string" table:style-name="a9320b3">
            <text:p>-</text:p>
          </table:table-cell>
          <table:table-cell office:string-value="160" office:value-type="string" table:style-name="a3f8846">
            <text:p>160</text:p>
          </table:table-cell>
          <table:table-cell office:string-value="+" office:value-type="string" table:style-name="a81a4d5">
            <text:p>+</text:p>
          </table:table-cell>
        </table:table-row>
        <table:table-row>
          <table:table-cell table:style-name="Таблица12.A8"/>
          <table:table-cell office:string-value="6ЩППУ-2" office:value-type="string" table:style-name="a49ff1b">
            <text:p>6ЩППУ-2</text:p>
          </table:table-cell>
          <table:table-cell table:style-name="Таблица12.C8"/>
          <table:table-cell table:style-name="Таблица12.D8"/>
          <table:table-cell table:style-name="Таблица12.E8"/>
          <table:table-cell table:style-name="Таблица12.F8"/>
          <table:table-cell table:style-name="Таблица12.G8"/>
          <table:table-cell table:style-name="Таблица12.H8"/>
          <table:table-cell table:style-name="Таблица12.I8"/>
          <table:table-cell table:style-name="Таблица12.J8"/>
          <table:table-cell table:style-name="Таблица12.K8"/>
          <table:table-cell table:style-name="Таблица12.L8"/>
          <table:table-cell table:style-name="Таблица12.M8"/>
          <table:table-cell table:style-name="Таблица12.N8"/>
          <table:table-cell table:style-name="Таблица12.O8"/>
          <table:table-cell table:style-name="Таблица12.P8"/>
          <table:table-cell table:style-name="Таблица12.Q8"/>
        </table:table-row>
        <table:table-row>
          <table:table-cell office:string-value="157" office:value-type="string" table:style-name="a835183">
            <text:p>157</text:p>
          </table:table-cell>
          <table:table-cell office:string-value="Защита линии QF1&quot;6ЩППУ2.ОЗК2.1&quot;" office:value-type="string" table:style-name="ad713f3">
            <text:p>Защита линии QF1"6ЩППУ2.ОЗК2.1"</text:p>
          </table:table-cell>
          <table:table-cell office:string-value="ABB S201" office:value-type="string" table:style-name="a46263e">
            <text:p>ABB S201</text:p>
          </table:table-cell>
          <table:table-cell office:string-value="ОВВ" office:value-type="string" table:style-name="a6c7a0b">
            <text:p>ОВВ</text:p>
          </table:table-cell>
          <table:table-cell office:string-value="C" office:value-type="string" table:style-name="a021a19">
            <text:p>C</text:p>
          </table:table-cell>
          <table:table-cell office:string-value="-----" office:value-type="string" table:style-name="acafbe7">
            <text:p>-----</text:p>
          </table:table-cell>
          <table:table-cell office:string-value="63" office:value-type="string" table:style-name="a9549a5">
            <text:p>63</text:p>
          </table:table-cell>
          <table:table-cell office:string-value="10" office:value-type="string" table:style-name="afe220f">
            <text:p>10</text:p>
          </table:table-cell>
          <table:table-cell office:string-value="50-100" office:value-type="string" table:style-name="ae3aae7">
            <text:p>50-100</text:p>
          </table:table-cell>
          <table:table-cell office:string-value="30" office:value-type="string" table:style-name="a31e71c">
            <text:p>30</text:p>
          </table:table-cell>
          <table:table-cell office:string-value="0,6-45" office:value-type="string" table:style-name="a907d2b">
            <text:p>0,6-45</text:p>
          </table:table-cell>
          <table:table-cell office:string-value="12" office:value-type="string" table:style-name="a057bcc">
            <text:p>12</text:p>
          </table:table-cell>
          <table:table-cell office:string-value="0,1" office:value-type="string" table:style-name="abaa4e5">
            <text:p>0,1</text:p>
          </table:table-cell>
          <table:table-cell office:string-value="50" office:value-type="string" table:style-name="a2141bd">
            <text:p>50</text:p>
          </table:table-cell>
          <table:table-cell office:string-value="-" office:value-type="string" table:style-name="a058203">
            <text:p>-</text:p>
          </table:table-cell>
          <table:table-cell office:string-value="100" office:value-type="string" table:style-name="a4b4bea">
            <text:p>100</text:p>
          </table:table-cell>
          <table:table-cell office:string-value="+" office:value-type="string" table:style-name="ad7d14b">
            <text:p>+</text:p>
          </table:table-cell>
        </table:table-row>
        <table:table-row>
          <table:table-cell office:string-value="158" office:value-type="string" table:style-name="aed201b">
            <text:p>158</text:p>
          </table:table-cell>
          <table:table-cell office:string-value="Защита линии QF2&quot;6ЩППУ2.ОЗК2.2&quot;" office:value-type="string" table:style-name="a300fb9">
            <text:p>Защита линии QF2"6ЩППУ2.ОЗК2.2"</text:p>
          </table:table-cell>
          <table:table-cell office:string-value="ABB S201" office:value-type="string" table:style-name="a5764dd">
            <text:p>ABB S201</text:p>
          </table:table-cell>
          <table:table-cell office:string-value="ОВВ" office:value-type="string" table:style-name="ab3e0e8">
            <text:p>ОВВ</text:p>
          </table:table-cell>
          <table:table-cell office:string-value="C" office:value-type="string" table:style-name="a30dbb6">
            <text:p>C</text:p>
          </table:table-cell>
          <table:table-cell office:string-value="-----" office:value-type="string" table:style-name="a14680c">
            <text:p>-----</text:p>
          </table:table-cell>
          <table:table-cell office:string-value="63" office:value-type="string" table:style-name="a8dbfa9">
            <text:p>63</text:p>
          </table:table-cell>
          <table:table-cell office:string-value="10" office:value-type="string" table:style-name="a8694fd">
            <text:p>10</text:p>
          </table:table-cell>
          <table:table-cell office:string-value="50-100" office:value-type="string" table:style-name="a979c47">
            <text:p>50-100</text:p>
          </table:table-cell>
          <table:table-cell office:string-value="30" office:value-type="string" table:style-name="aca5d56">
            <text:p>30</text:p>
          </table:table-cell>
          <table:table-cell office:string-value="0,6-45" office:value-type="string" table:style-name="a6431c4">
            <text:p>0,6-45</text:p>
          </table:table-cell>
          <table:table-cell office:string-value="12" office:value-type="string" table:style-name="a18f3b3">
            <text:p>12</text:p>
          </table:table-cell>
          <table:table-cell office:string-value="0,1" office:value-type="string" table:style-name="a503ef0">
            <text:p>0,1</text:p>
          </table:table-cell>
          <table:table-cell office:string-value="50" office:value-type="string" table:style-name="abe8d84">
            <text:p>50</text:p>
          </table:table-cell>
          <table:table-cell office:string-value="-" office:value-type="string" table:style-name="aa151fd">
            <text:p>-</text:p>
          </table:table-cell>
          <table:table-cell office:string-value="100" office:value-type="string" table:style-name="a326a15">
            <text:p>100</text:p>
          </table:table-cell>
          <table:table-cell office:string-value="+" office:value-type="string" table:style-name="a544d69">
            <text:p>+</text:p>
          </table:table-cell>
        </table:table-row>
        <table:table-row>
          <table:table-cell office:string-value="159" office:value-type="string" table:style-name="a25d3a0">
            <text:p>159</text:p>
          </table:table-cell>
          <table:table-cell office:string-value="Защита линии QF3&quot;6ЩППУ2.КДУ/ПД2&quot;" office:value-type="string" table:style-name="a555e7f">
            <text:p>Защита линии QF3"6ЩППУ2.КДУ/ПД2"</text:p>
          </table:table-cell>
          <table:table-cell office:string-value="ABB S201" office:value-type="string" table:style-name="a5afda8">
            <text:p>ABB S201</text:p>
          </table:table-cell>
          <table:table-cell office:string-value="ОВВ" office:value-type="string" table:style-name="a2df747">
            <text:p>ОВВ</text:p>
          </table:table-cell>
          <table:table-cell office:string-value="C" office:value-type="string" table:style-name="a9d31e7">
            <text:p>C</text:p>
          </table:table-cell>
          <table:table-cell office:string-value="-----" office:value-type="string" table:style-name="ac635d6">
            <text:p>-----</text:p>
          </table:table-cell>
          <table:table-cell office:string-value="63" office:value-type="string" table:style-name="a0eef86">
            <text:p>63</text:p>
          </table:table-cell>
          <table:table-cell office:string-value="10" office:value-type="string" table:style-name="ab53f4f">
            <text:p>10</text:p>
          </table:table-cell>
          <table:table-cell office:string-value="50-100" office:value-type="string" table:style-name="a36b674">
            <text:p>50-100</text:p>
          </table:table-cell>
          <table:table-cell office:string-value="30" office:value-type="string" table:style-name="ad7b512">
            <text:p>30</text:p>
          </table:table-cell>
          <table:table-cell office:string-value="0,6-45" office:value-type="string" table:style-name="aea730e">
            <text:p>0,6-45</text:p>
          </table:table-cell>
          <table:table-cell office:string-value="8" office:value-type="string" table:style-name="a50cedf">
            <text:p>8</text:p>
          </table:table-cell>
          <table:table-cell office:string-value="0,1" office:value-type="string" table:style-name="a021c75">
            <text:p>0,1</text:p>
          </table:table-cell>
          <table:table-cell office:string-value="50" office:value-type="string" table:style-name="a920cf2">
            <text:p>50</text:p>
          </table:table-cell>
          <table:table-cell office:string-value="-" office:value-type="string" table:style-name="ac65a2b">
            <text:p>-</text:p>
          </table:table-cell>
          <table:table-cell office:string-value="100" office:value-type="string" table:style-name="aa3215c">
            <text:p>100</text:p>
          </table:table-cell>
          <table:table-cell office:string-value="+" office:value-type="string" table:style-name="a762bf9">
            <text:p>+</text:p>
          </table:table-cell>
        </table:table-row>
        <table:table-row>
          <table:table-cell office:string-value="160" office:value-type="string" table:style-name="a47e01c">
            <text:p>160</text:p>
          </table:table-cell>
          <table:table-cell office:string-value="Защита линии QF4&quot;6ЩППУ2.ГПТ2&quot;" office:value-type="string" table:style-name="a38d91e">
            <text:p>Защита линии QF4"6ЩППУ2.ГПТ2"</text:p>
          </table:table-cell>
          <table:table-cell office:string-value="ABB S201" office:value-type="string" table:style-name="a30f9bc">
            <text:p>ABB S201</text:p>
          </table:table-cell>
          <table:table-cell office:string-value="ОВВ" office:value-type="string" table:style-name="afe1a44">
            <text:p>ОВВ</text:p>
          </table:table-cell>
          <table:table-cell office:string-value="C" office:value-type="string" table:style-name="a863c71">
            <text:p>C</text:p>
          </table:table-cell>
          <table:table-cell office:string-value="-----" office:value-type="string" table:style-name="a6fc3de">
            <text:p>-----</text:p>
          </table:table-cell>
          <table:table-cell office:string-value="63" office:value-type="string" table:style-name="a7a5416">
            <text:p>63</text:p>
          </table:table-cell>
          <table:table-cell office:string-value="10" office:value-type="string" table:style-name="a546cba">
            <text:p>10</text:p>
          </table:table-cell>
          <table:table-cell office:string-value="50-100" office:value-type="string" table:style-name="a68c163">
            <text:p>50-100</text:p>
          </table:table-cell>
          <table:table-cell office:string-value="30" office:value-type="string" table:style-name="ae3e70f">
            <text:p>30</text:p>
          </table:table-cell>
          <table:table-cell office:string-value="0,6-45" office:value-type="string" table:style-name="a33454b">
            <text:p>0,6-45</text:p>
          </table:table-cell>
          <table:table-cell office:string-value="8" office:value-type="string" table:style-name="a432054">
            <text:p>8</text:p>
          </table:table-cell>
          <table:table-cell office:string-value="0,1" office:value-type="string" table:style-name="a248565">
            <text:p>0,1</text:p>
          </table:table-cell>
          <table:table-cell office:string-value="50" office:value-type="string" table:style-name="af75e7e">
            <text:p>50</text:p>
          </table:table-cell>
          <table:table-cell office:string-value="-" office:value-type="string" table:style-name="ac67ab7">
            <text:p>-</text:p>
          </table:table-cell>
          <table:table-cell office:string-value="100" office:value-type="string" table:style-name="ad717ac">
            <text:p>100</text:p>
          </table:table-cell>
          <table:table-cell office:string-value="+" office:value-type="string" table:style-name="a9c8c65">
            <text:p>+</text:p>
          </table:table-cell>
        </table:table-row>
        <table:table-row>
          <table:table-cell office:string-value="161" office:value-type="string" table:style-name="a2b0b32">
            <text:p>161</text:p>
          </table:table-cell>
          <table:table-cell office:string-value="Защита линии QF5&quot;резерв&quot;" office:value-type="string" table:style-name="a0f4bf9">
            <text:p>Защита линии QF5"резерв"</text:p>
          </table:table-cell>
          <table:table-cell office:string-value="ABB S201" office:value-type="string" table:style-name="a131197">
            <text:p>ABB S201</text:p>
          </table:table-cell>
          <table:table-cell office:string-value="ОВВ" office:value-type="string" table:style-name="a9ae15c">
            <text:p>ОВВ</text:p>
          </table:table-cell>
          <table:table-cell office:string-value="C" office:value-type="string" table:style-name="a398b0a">
            <text:p>C</text:p>
          </table:table-cell>
          <table:table-cell office:string-value="-----" office:value-type="string" table:style-name="a4590c0">
            <text:p>-----</text:p>
          </table:table-cell>
          <table:table-cell office:string-value="63" office:value-type="string" table:style-name="ab4aa44">
            <text:p>63</text:p>
          </table:table-cell>
          <table:table-cell office:string-value="10" office:value-type="string" table:style-name="ad9a4e8">
            <text:p>10</text:p>
          </table:table-cell>
          <table:table-cell office:string-value="50-100" office:value-type="string" table:style-name="a1053f2">
            <text:p>50-100</text:p>
          </table:table-cell>
          <table:table-cell office:string-value="30" office:value-type="string" table:style-name="a69acbb">
            <text:p>30</text:p>
          </table:table-cell>
          <table:table-cell office:string-value="0,6-45" office:value-type="string" table:style-name="aac2905">
            <text:p>0,6-45</text:p>
          </table:table-cell>
          <table:table-cell office:string-value="11" office:value-type="string" table:style-name="a5fa2f9">
            <text:p>11</text:p>
          </table:table-cell>
          <table:table-cell office:string-value="0,1" office:value-type="string" table:style-name="a51d4a4">
            <text:p>0,1</text:p>
          </table:table-cell>
          <table:table-cell office:string-value="50" office:value-type="string" table:style-name="a1b8383">
            <text:p>50</text:p>
          </table:table-cell>
          <table:table-cell office:string-value="-" office:value-type="string" table:style-name="a7e1c86">
            <text:p>-</text:p>
          </table:table-cell>
          <table:table-cell office:string-value="100" office:value-type="string" table:style-name="ad4418c">
            <text:p>100</text:p>
          </table:table-cell>
          <table:table-cell office:string-value="+" office:value-type="string" table:style-name="ac5bcf1">
            <text:p>+</text:p>
          </table:table-cell>
        </table:table-row>
        <table:table-row>
          <table:table-cell office:string-value="162" office:value-type="string" table:style-name="aab46a5">
            <text:p>162</text:p>
          </table:table-cell>
          <table:table-cell office:string-value="Защита линии QF6&quot;6ЩППУ2.АПС&quot;" office:value-type="string" table:style-name="ae407b0">
            <text:p>Защита линии QF6"6ЩППУ2.АПС"</text:p>
          </table:table-cell>
          <table:table-cell office:string-value="ABB S201" office:value-type="string" table:style-name="a56da7c">
            <text:p>ABB S201</text:p>
          </table:table-cell>
          <table:table-cell office:string-value="ОВВ" office:value-type="string" table:style-name="adecfad">
            <text:p>ОВВ</text:p>
          </table:table-cell>
          <table:table-cell office:string-value="C" office:value-type="string" table:style-name="a5f4fb7">
            <text:p>C</text:p>
          </table:table-cell>
          <table:table-cell office:string-value="-----" office:value-type="string" table:style-name="aa7a111">
            <text:p>-----</text:p>
          </table:table-cell>
          <table:table-cell office:string-value="63" office:value-type="string" table:style-name="a15d259">
            <text:p>63</text:p>
          </table:table-cell>
          <table:table-cell office:string-value="10" office:value-type="string" table:style-name="a47e014">
            <text:p>10</text:p>
          </table:table-cell>
          <table:table-cell office:string-value="50-100" office:value-type="string" table:style-name="a5e7878">
            <text:p>50-100</text:p>
          </table:table-cell>
          <table:table-cell office:string-value="30" office:value-type="string" table:style-name="ae266cf">
            <text:p>30</text:p>
          </table:table-cell>
          <table:table-cell office:string-value="0,6-45" office:value-type="string" table:style-name="a59fe56">
            <text:p>0,6-45</text:p>
          </table:table-cell>
          <table:table-cell office:string-value="12" office:value-type="string" table:style-name="a3bdcd1">
            <text:p>12</text:p>
          </table:table-cell>
          <table:table-cell office:string-value="0,1" office:value-type="string" table:style-name="a6aa309">
            <text:p>0,1</text:p>
          </table:table-cell>
          <table:table-cell office:string-value="50" office:value-type="string" table:style-name="a818937">
            <text:p>50</text:p>
          </table:table-cell>
          <table:table-cell office:string-value="-" office:value-type="string" table:style-name="afb2b4b">
            <text:p>-</text:p>
          </table:table-cell>
          <table:table-cell office:string-value="100" office:value-type="string" table:style-name="a470a8f">
            <text:p>100</text:p>
          </table:table-cell>
          <table:table-cell office:string-value="+" office:value-type="string" table:style-name="a9b642f">
            <text:p>+</text:p>
          </table:table-cell>
        </table:table-row>
        <table:table-row>
          <table:table-cell office:string-value="163" office:value-type="string" table:style-name="a2c6dcf">
            <text:p>163</text:p>
          </table:table-cell>
          <table:table-cell office:string-value="Защита линии QF7&quot;резерв&quot;" office:value-type="string" table:style-name="a3ad7b9">
            <text:p>Защита линии QF7"резерв"</text:p>
          </table:table-cell>
          <table:table-cell office:string-value="ABB S201" office:value-type="string" table:style-name="af1d014">
            <text:p>ABB S201</text:p>
          </table:table-cell>
          <table:table-cell office:string-value="ОВВ" office:value-type="string" table:style-name="a9501a8">
            <text:p>ОВВ</text:p>
          </table:table-cell>
          <table:table-cell office:string-value="C" office:value-type="string" table:style-name="a724d04">
            <text:p>C</text:p>
          </table:table-cell>
          <table:table-cell office:string-value="-----" office:value-type="string" table:style-name="ad272ec">
            <text:p>-----</text:p>
          </table:table-cell>
          <table:table-cell office:string-value="63" office:value-type="string" table:style-name="abfb5f8">
            <text:p>63</text:p>
          </table:table-cell>
          <table:table-cell office:string-value="10" office:value-type="string" table:style-name="a4c3692">
            <text:p>10</text:p>
          </table:table-cell>
          <table:table-cell office:string-value="50-100" office:value-type="string" table:style-name="a71ac60">
            <text:p>50-100</text:p>
          </table:table-cell>
          <table:table-cell office:string-value="30" office:value-type="string" table:style-name="a9ab326">
            <text:p>30</text:p>
          </table:table-cell>
          <table:table-cell office:string-value="0,6-45" office:value-type="string" table:style-name="adf7be4">
            <text:p>0,6-45</text:p>
          </table:table-cell>
          <table:table-cell office:string-value="13" office:value-type="string" table:style-name="a436fda">
            <text:p>13</text:p>
          </table:table-cell>
          <table:table-cell office:string-value="0,1" office:value-type="string" table:style-name="a02b754">
            <text:p>0,1</text:p>
          </table:table-cell>
          <table:table-cell office:string-value="50" office:value-type="string" table:style-name="a91d4dc">
            <text:p>50</text:p>
          </table:table-cell>
          <table:table-cell office:string-value="-" office:value-type="string" table:style-name="ae3655c">
            <text:p>-</text:p>
          </table:table-cell>
          <table:table-cell office:string-value="100" office:value-type="string" table:style-name="a5272c6">
            <text:p>100</text:p>
          </table:table-cell>
          <table:table-cell office:string-value="+" office:value-type="string" table:style-name="acbb88c">
            <text:p>+</text:p>
          </table:table-cell>
        </table:table-row>
      </table:table>
      <text:p text:style-name="P199"/>
      <text:list text:continue-numbering="true" text:style-name="WW8Num11" xml:id="list233741386665127">
        <text:list-item>
          <text:p text:style-name="P466"><text:soft-page-break/>Измерения проведены приборами:</text:p>
        </text:list-item>
      </text:list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column table:style-name="Таблица13.F"/>
        <table:table-column table:style-name="Таблица13.G"/>
        <table:table-column table:style-name="Таблица13.H"/>
        <table:table-column table:style-name="Таблица13.I"/>
        <table:table-row table:style-name="Таблица13.1">
          <table:table-cell office:value-type="string" table:number-rows-spanned="2" table:style-name="Таблица13.A1">
            <text:p text:style-name="P44">№</text:p>
            <text:p text:style-name="P44">п/п</text:p>
          </table:table-cell>
          <table:table-cell office:value-type="string" table:number-rows-spanned="2" table:style-name="Таблица13.B1">
            <text:p text:style-name="P29"/>
            <text:p text:style-name="P44">Тип</text:p>
          </table:table-cell>
          <table:table-cell office:value-type="string" table:number-rows-spanned="2" table:style-name="Таблица13.B1">
            <text:p text:style-name="P29"/>
            <text:p text:style-name="P44">Заводской номер</text:p>
          </table:table-cell>
          <table:table-cell office:value-type="string" table:number-columns-spanned="2" table:style-name="Таблица13.B1">
            <text:p text:style-name="P44">Метрологические характеристики</text:p>
          </table:table-cell>
          <table:covered-table-cell/>
          <table:table-cell office:value-type="string" table:number-columns-spanned="2" table:style-name="Таблица13.B1">
            <text:p text:style-name="P44">Дата поверки</text:p>
          </table:table-cell>
          <table:covered-table-cell/>
          <table:table-cell office:value-type="string" table:number-rows-spanned="2" table:style-name="Таблица13.B1">
            <text:p text:style-name="P29"/>
            <text:p text:style-name="P44">№ аттестата </text:p>
            <text:p text:style-name="P44">(свидетельства)</text:p>
          </table:table-cell>
          <table:table-cell office:value-type="string" table:number-rows-spanned="2" table:style-name="Таблица13.I1">
            <text:p text:style-name="P44">Орган государственной. метрологической службы, проводивший поверку</text:p>
          </table:table-cell>
        </table:table-row>
        <table:table-row table:style-name="Таблица13.1">
          <table:covered-table-cell/>
          <table:covered-table-cell/>
          <table:covered-table-cell/>
          <table:table-cell office:value-type="string" table:style-name="Таблица13.D2">
            <text:p text:style-name="P44">Диапазон измерения</text:p>
          </table:table-cell>
          <table:table-cell office:value-type="string" table:style-name="Таблица13.D2">
            <text:p text:style-name="P44">Класс точности</text:p>
          </table:table-cell>
          <table:table-cell office:value-type="string" table:style-name="Таблица13.D2">
            <text:p text:style-name="P44"><text:span text:style-name="T86">п</text:span>оследняя</text:p>
          </table:table-cell>
          <table:table-cell office:value-type="string" table:style-name="Таблица13.D2">
            <text:p text:style-name="P44">очередная</text:p>
          </table:table-cell>
          <table:covered-table-cell/>
          <table:covered-table-cell/>
        </table:table-row>
        <table:table-row table:style-name="Таблица13.3">
          <table:table-cell office:value-type="string" table:style-name="Таблица13.A3">
            <text:p text:style-name="P194">1.</text:p>
          </table:table-cell>
          <table:table-cell office:value-type="string" table:style-name="Таблица13.B3">
            <text:p text:style-name="P194">Устройство проверки токовых расцепителей автоматических выключателей УПТР-2МЦ</text:p>
          </table:table-cell>
          <table:table-cell office:value-type="string" table:style-name="Таблица13.B3">
            <text:p text:style-name="P194">201.06.05</text:p>
          </table:table-cell>
          <table:table-cell office:value-type="string" table:style-name="Таблица13.B3">
            <text:p text:style-name="P194">0-12000 А</text:p>
          </table:table-cell>
          <table:table-cell office:value-type="string" table:style-name="Таблица13.B3">
            <text:p text:style-name="P194">10,00%</text:p>
          </table:table-cell>
          <table:table-cell office:value-type="string" table:style-name="Таблица13.B3">
            <text:p text:style-name="P233"><text:span text:style-name="T75">1</text:span><text:span text:style-name="T79">2</text:span><text:span text:style-name="T75"> </text:span><text:span text:style-name="T79">августа 2020</text:span><text:span text:style-name="T75"> г.</text:span></text:p>
          </table:table-cell>
          <table:table-cell office:value-type="string" table:style-name="Таблица13.B3">
            <text:p text:style-name="P233"><text:span text:style-name="T75">1</text:span><text:span text:style-name="T79">1</text:span><text:span text:style-name="T75"> </text:span><text:span text:style-name="T79">августа</text:span><text:span text:style-name="T75"> <text:s text:c="2"/></text:span><text:span text:style-name="T79">2021</text:span><text:span text:style-name="T75"> г.</text:span></text:p>
          </table:table-cell>
          <table:table-cell office:value-type="string" table:style-name="Таблица13.B3">
            <text:p text:style-name="P233"><text:span text:style-name="T75">№206.1-</text:span><text:span text:style-name="T79">5364</text:span><text:span text:style-name="T75">-</text:span><text:span text:style-name="T79">2020</text:span></text:p>
          </table:table-cell>
          <table:table-cell office:value-type="string" table:style-name="Таблица13.I3">
            <text:p text:style-name="P194">ФГУП «ВНИИМС»</text:p>
          </table:table-cell>
        </table:table-row>
        <table:table-row table:style-name="Таблица13.3">
          <table:table-cell office:value-type="string" table:style-name="Таблица13.A4">
            <text:p text:style-name="P194">2.</text:p>
          </table:table-cell>
          <table:table-cell office:value-type="string" table:style-name="Таблица13.B4">
            <text:p text:style-name="P189">Цифровой термогигрометр <text:span text:style-name="T60">Center</text:span>-310</text:p>
          </table:table-cell>
          <table:table-cell office:value-type="string" table:style-name="Таблица13.B4">
            <text:p text:style-name="P195">050310914</text:p>
          </table:table-cell>
          <table:table-cell office:value-type="string" table:style-name="Таблица13.B4">
            <text:p text:style-name="P189"><text:span text:style-name="T58">-20-50</text:span><text:span text:style-name="T65">º</text:span><text:span text:style-name="T58">С, <text:s text:c="5"/>0-100%</text:span></text:p>
          </table:table-cell>
          <table:table-cell office:value-type="string" table:style-name="Таблица13.B4">
            <text:p text:style-name="P195">0,8%, 2,5%</text:p>
          </table:table-cell>
          <table:table-cell office:value-type="string" table:style-name="Таблица13.B4">
            <text:p text:style-name="P277"><text:span text:style-name="T77">24 августа 2020</text:span><text:span text:style-name="T78"> г.</text:span></text:p>
          </table:table-cell>
          <table:table-cell office:value-type="string" table:style-name="Таблица13.B4">
            <text:p text:style-name="P277"><text:span text:style-name="T77">23 августа <text:s/>2021</text:span><text:span text:style-name="T78"> г.</text:span></text:p>
          </table:table-cell>
          <table:table-cell office:value-type="string" table:style-name="Таблица13.B4">
            <text:p text:style-name="P447"><text:span text:style-name="T76"><text:s text:c="6"/></text:span><text:span text:style-name="T77">3022775</text:span></text:p>
          </table:table-cell>
          <table:table-cell office:value-type="string" table:style-name="Таблица13.I4">
            <text:p text:style-name="P189">Ростест-Москва</text:p>
          </table:table-cell>
        </table:table-row>
        <table:table-row table:style-name="Таблица13.5">
          <table:table-cell office:value-type="string" table:style-name="Таблица13.A5">
            <text:p text:style-name="P194">3.</text:p>
          </table:table-cell>
          <table:table-cell office:value-type="string" table:style-name="Таблица13.B5">
            <text:p text:style-name="P194">Барометр-анероид БКСН7Т</text:p>
          </table:table-cell>
          <table:table-cell office:value-type="string" table:style-name="Таблица13.C5">
            <text:p text:style-name="P194">36</text:p>
          </table:table-cell>
          <table:table-cell office:value-type="string" table:style-name="Таблица13.D5">
            <text:p text:style-name="P194">от 700 мм рт.ст. до 800 мм рт. ст.</text:p>
          </table:table-cell>
          <table:table-cell office:value-type="string" table:style-name="Таблица13.E5">
            <text:p text:style-name="P194">3</text:p>
          </table:table-cell>
          <table:table-cell office:value-type="string" table:style-name="Таблица13.F5">
            <text:p text:style-name="P194">2<text:span text:style-name="T131">7</text:span> августа 20<text:span text:style-name="T131">20</text:span> г.</text:p>
          </table:table-cell>
          <table:table-cell office:value-type="string" table:style-name="Таблица13.G5">
            <text:p text:style-name="P194">2<text:span text:style-name="T131">6</text:span> августа <text:s/>202<text:span text:style-name="T131">1</text:span> г.</text:p>
          </table:table-cell>
          <table:table-cell office:value-type="string" table:style-name="Таблица13.H5">
            <text:p text:style-name="P194">0275474</text:p>
          </table:table-cell>
          <table:table-cell office:value-type="string" table:style-name="Таблица13.I5">
            <text:p text:style-name="P194">Ростест-Москва</text:p>
          </table:table-cell>
        </table:table-row>
      </table:table>
      <text:p text:style-name="P136"/>
      <text:p text:style-name="P317"/>
      <text:p text:style-name="Standard"/>
      <text:p text:style-name="P321"/>
      <text:p text:style-name="P317"/>
      <text:p text:style-name="P318">Обозначения:</text:p>
      <text:list text:continue-numbering="true" text:style-name="WW8Num11" xml:id="list233740764154739">
        <text:list-item>
          <text:p text:style-name="P495">Типы расцепителей: <text:s text:c="122"/></text:p>
        </text:list-item>
      </text:list>
      <text:p text:style-name="P397"><text:span text:style-name="T66">3.1.ОВВ</text:span><text:span text:style-name="T74"> – максимальный расцепитель тока с обратно-зависимой выдержкой времени. </text:span></text:p>
      <text:p text:style-name="P319"><text:span text:style-name="T66"><text:s/>3.2. НВВ</text:span><text:span text:style-name="T74"> – максимальный расцепитель тока с независимой выдержкой времени.</text:span></text:p>
      <text:list text:continue-numbering="true" text:style-name="WW8Num11" xml:id="list233741579505370">
        <text:list-item>
          <text:list>
            <text:list-item>
              <text:p text:style-name="P496"><text:span text:style-name="T66">МД</text:span><text:span text:style-name="T74"> – максимальный расцепитель тока мгновенного действия.</text:span><text:span text:style-name="T66"> </text:span></text:p>
            </text:list-item>
            <text:list-item>
              <text:p text:style-name="P496"><text:span text:style-name="T66">В,С,</text:span><text:span text:style-name="T81">D</text:span><text:span text:style-name="T74">- тип мгновенного расцепителя по ГОСТ Р 50345-</text:span><text:span text:style-name="T80">2010.</text:span></text:p>
            </text:list-item>
          </text:list>
        </text:list-item>
      </text:list>
      <text:p text:style-name="P409"><text:span text:style-name="T41">Выводы: </text:span><text:span text:style-name="T52"><text:s/></text:span><text:span text:style-name="T46">отклонение уставок действительных значений всех расцепителей не превышает допустимых значений заводов-изготовителей</text:span></text:p>
      <text:p text:style-name="P408"><text:span text:style-name="T36"><text:s/>Заключение: </text:span><text:span text:style-name="T44">автоматические выключатели пригодны к эксплуатации</text:span></text:p>
      <text:p text:style-name="P313"/>
      <text:p text:style-name="P239">Испытания провели:</text:p>
      <text:p text:style-name="P161"/>
      <text:p text:style-name="P161"><text:s text:c="23"/><text:span text:style-name="T43"><text:s/>Техник-испытатель</text:span> <text:s text:c="22"/>____________________ <text:s text:c="32"/><text:span text:style-name="T43">Савин М.А.</text:span></text:p>
      <text:p text:style-name="P161"><text:soft-page-break/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161"><text:s text:c="24"/><text:span text:style-name="T43">Рук.электролаборатории</text:span> <text:s text:c="15"/>____________________ <text:s text:c="33"/><text:span text:style-name="T43">Дурнов А.С.</text:span></text:p>
      <text:p text:style-name="P161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151">Протокол проверил:</text:p>
      <text:p text:style-name="P161"><text:span text:style-name="T58"><text:s text:c="21"/></text:span><text:span text:style-name="T36"><text:s text:c="3"/></text:span><text:span text:style-name="T43">Рук. электролаборатории</text:span> <text:s text:c="14"/>____________________ <text:s text:c="31"/><text:span text:style-name="T43">Дурнов А.С.</text:span></text:p>
      <text:p text:style-name="P161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161"/>
      <text:p text:style-name="P44">Частичная или полная перепечатка и размножение только с разрешения испытательной лаборатории.</text:p>
      <text:p text:style-name="P44">Исправления не допускаются.</text:p>
      <text:p text:style-name="P44">Протокол распространяется только на элементы электроустановки, подвергнутые испытанием.</text:p>
      <text:section text:name="Раздел9" text:style-name="Sect2">
        <text:p text:style-name="P486">ИП "Палагин С.А."</text:p>
        <text:p text:style-name="P186">(наименование организации, предприятия)</text:p>
        <text:p text:style-name="P236">40030, Московская обл., Люберецкий р-н,</text:p>
        <text:p text:style-name="P236">п. Малаховка, ул. Красина, д.12, к.1, кв.8, комн.2</text:p>
        <text:p text:style-name="P236"><text:span text:style-name="T37">Свидетельство о регистрации </text:span>№ 5515</text:p>
        <text:p text:style-name="P441"><text:span text:style-name="T121">Действительно до 15 августа 2023</text:span><text:span text:style-name="T123"> г.</text:span><text:span text:style-name="T120"> </text:span></text:p>
        <text:p text:style-name="P444"><text:span text:style-name="T30">Заказчик:</text:span> <text:span text:style-name="T42">ззз</text:span></text:p>
        <text:p text:style-name="P96"><text:span text:style-name="T30">Объект: </text:span><text:span text:style-name="T39">ааа</text:span><text:span text:style-name="T36"> <text:s/></text:span><text:span text:style-name="T30"><text:s text:c="3"/></text:span></text:p>
        <text:p text:style-name="P98"><text:span text:style-name="T30">Адрес:</text:span><text:span text:style-name="T28"> </text:span><text:span text:style-name="T42">ууу</text:span></text:p>
        <text:p text:style-name="P441"><text:span text:style-name="T120">дата проведения измерений:</text:span><text:span text:style-name="T122">«ччч» мсмс 2020</text:span><text:span text:style-name="T121"> г.</text:span></text:p>
        <text:p text:style-name="P437"><text:span text:style-name="T98"><text:s/></text:span><text:span text:style-name="T102"><text:s text:c="38"/></text:span></text:p>
      </text:section>
      <text:h text:outline-level="1" text:style-name="P454"><text:bookmark-start text:name="__RefHeading__30577_697036123"/><text:span text:style-name="T110"><text:s text:c="168"/></text:span><text:span text:style-name="T5">тестирования автоматических выключателей напряжением до 1000 В с электронными расцепителями</text:span><text:bookmark-end text:name="__RefHeading__30577_697036123"/></text:h>
      <text:p text:style-name="P348"><text:s/><text:span text:style-name="T20">Климатические условия при проведении измерений</text:span></text:p>
      <text:p text:style-name="P333">Температура воздуха <text:span text:style-name="T43">ттт</text:span> <text:span text:style-name="T34">0</text:span><text:span text:style-name="T59"> </text:span>С. <text:s/>Влажность воздуха <text:span text:style-name="T43">ввв</text:span> <text:span text:style-name="T59">%</text:span>. <text:s/>Атмосферное давление <text:span text:style-name="T43">ддд </text:span>мм.рт.ст.</text:p>
      <text:p text:style-name="P341">Цель измерений (испытаний)</text:p>
      <text:p text:style-name="P53"><text:span text:style-name="T50">ццц</text:span> </text:p>
      <text:p text:style-name="P132">(приёмо-сдаточные, сличительные, контрольные испытания, эксплуатационные, для целей сертификации) </text:p>
      <text:p text:style-name="P16">Нормативные и технические документы, на соответствие требованиям которых проведены измерения (испытания):</text:p>
      <text:p text:style-name="P88">1.8.37 пп..3.1</text:p>
      <text:p text:style-name="P129">(приёмо-сдаточные, сличительные, контрольные испытания, эксплуатационные, для целей сертификации) </text:p>
      <text:p text:style-name="P10">Нормативные и технические документы, на соответствие требованиям которых проведены измерения (испытания):</text:p>
      <text:p text:style-name="P91">ПУЭ п. 3.1.8. Проверка первичным током в соответствии с заводской инструкцией. ПУЭ п. 1.8.37. п.п. 3. ГОСТ Р 50345-99, ГОСТ Р 50030.2-99</text:p>
      <text:p text:style-name="P167"/>
      <text:list text:style-name="WW8Num9" xml:id="list2897179447">
        <text:list-item>
          <text:p text:style-name="P472">Паспортные данные автоматических выключателей:</text:p>
        </text:list-item>
      </text:list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column table:style-name="Таблица15.F"/>
        <table:table-column table:style-name="Таблица15.C"/>
        <table:table-column table:style-name="Таблица15.H"/>
        <table:table-column table:number-columns-repeated="3" table:style-name="Таблица15.I"/>
        <table:table-column table:style-name="Таблица15.L"/>
        <table:table-header-rows>
          <table:table-row table:style-name="Таблица15.1">
            <table:table-cell office:value-type="string" table:number-rows-spanned="3" table:style-name="Таблица15.A1">
              <text:p text:style-name="P45">№№</text:p>
              <text:p text:style-name="P45">п.п.</text:p>
            </table:table-cell>
            <table:table-cell office:value-type="string" table:number-rows-spanned="3" table:style-name="Таблица15.B1">
              <text:p text:style-name="P45">Место установки, назначение</text:p>
            </table:table-cell>
            <table:table-cell office:value-type="string" table:number-rows-spanned="3" table:style-name="Таблица15.B1">
              <text:p text:style-name="P45">Тип</text:p>
            </table:table-cell>
            <table:table-cell office:value-type="string" table:number-columns-spanned="2" table:style-name="Таблица15.B1">
              <text:p text:style-name="P45">Главная цепь</text:p>
            </table:table-cell>
            <table:covered-table-cell/>
            <table:table-cell office:value-type="string" table:number-columns-spanned="3" table:style-name="Таблица15.B1">
              <text:p text:style-name="P45">Напряжение расцепителей (В)</text:p>
            </table:table-cell>
            <table:covered-table-cell/>
            <table:covered-table-cell/>
            <table:table-cell office:value-type="string" table:number-columns-spanned="2" table:style-name="Таблица15.B1">
              <text:p text:style-name="P45">Электр. Блока</text:p>
            </table:table-cell>
            <table:covered-table-cell/>
            <table:table-cell office:value-type="string" table:number-columns-spanned="2" table:style-name="Таблица15.K1">
              <text:p text:style-name="P45">Привод</text:p>
            </table:table-cell>
            <table:covered-table-cell/>
          </table:table-row>
          <table:table-row table:style-name="Таблица15.2">
            <table:covered-table-cell/>
            <table:covered-table-cell/>
            <table:covered-table-cell/>
            <table:table-cell office:value-type="string" table:number-rows-spanned="2" table:style-name="Таблица15.D2">
              <text:p text:style-name="P45">Номин.</text:p>
              <text:p text:style-name="P45"><text:span text:style-name="T60">U</text:span> (В)</text:p>
            </table:table-cell>
            <table:table-cell office:value-type="string" table:number-rows-spanned="2" table:style-name="Таблица15.D2">
              <text:p text:style-name="P45">Номин.</text:p>
              <text:p text:style-name="P45"><text:span text:style-name="T60">In</text:span> (А)</text:p>
            </table:table-cell>
            <table:table-cell office:value-type="string" table:number-rows-spanned="2" table:style-name="Таблица15.D2">
              <text:p text:style-name="P45">Независи-мого</text:p>
            </table:table-cell>
            <table:table-cell office:value-type="string" table:number-rows-spanned="2" table:style-name="Таблица15.D2">
              <text:p text:style-name="P45">Нулев.</text:p>
            </table:table-cell>
            <table:table-cell office:value-type="string" table:number-rows-spanned="2" table:style-name="Таблица15.D2">
              <text:p text:style-name="P45">Миним.</text:p>
            </table:table-cell>
            <table:table-cell office:value-type="string" table:number-rows-spanned="2" table:style-name="Таблица15.D2">
              <text:p text:style-name="P45">Тип</text:p>
            </table:table-cell>
            <table:table-cell office:value-type="string" table:number-rows-spanned="2" table:style-name="Таблица15.D2">
              <text:p text:style-name="P45">Номин.</text:p>
              <text:p text:style-name="P45"><text:span text:style-name="T60">I</text:span>ст (А)</text:p>
            </table:table-cell>
            <table:table-cell office:value-type="string" table:number-rows-spanned="2" table:style-name="Таблица15.D2">
              <text:p text:style-name="P45">Тип</text:p>
            </table:table-cell>
            <table:table-cell office:value-type="string" table:number-rows-spanned="2" table:style-name="Таблица15.L2">
              <text:p text:style-name="P45">Напр.</text:p>
              <text:p text:style-name="P45"><text:span text:style-name="T60">U</text:span>(В)</text:p>
            </table:table-cell>
          </table:table-row>
          <table:table-row table:style-name="Таблица15.2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5.4">
            <table:table-cell office:value-type="string" table:style-name="Таблица15.A4">
              <text:p text:style-name="P45">1</text:p>
            </table:table-cell>
            <table:table-cell office:value-type="string" table:style-name="Таблица15.B4">
              <text:p text:style-name="P45">2</text:p>
            </table:table-cell>
            <table:table-cell office:value-type="string" table:style-name="Таблица15.B4">
              <text:p text:style-name="P45">3</text:p>
            </table:table-cell>
            <table:table-cell office:value-type="string" table:style-name="Таблица15.B4">
              <text:p text:style-name="P45">4</text:p>
            </table:table-cell>
            <table:table-cell office:value-type="string" table:style-name="Таблица15.B4">
              <text:p text:style-name="P45">5</text:p>
            </table:table-cell>
            <table:table-cell office:value-type="string" table:style-name="Таблица15.B4">
              <text:p text:style-name="P45">6</text:p>
            </table:table-cell>
            <table:table-cell office:value-type="string" table:style-name="Таблица15.B4">
              <text:p text:style-name="P45">7</text:p>
            </table:table-cell>
            <table:table-cell office:value-type="string" table:style-name="Таблица15.B4">
              <text:p text:style-name="P45">8</text:p>
            </table:table-cell>
            <table:table-cell office:value-type="string" table:style-name="Таблица15.B4">
              <text:p text:style-name="P45">9</text:p>
            </table:table-cell>
            <table:table-cell office:value-type="string" table:style-name="Таблица15.B4">
              <text:p text:style-name="P45">10</text:p>
            </table:table-cell>
            <table:table-cell office:value-type="string" table:style-name="Таблица15.B4">
              <text:p text:style-name="P45">11</text:p>
            </table:table-cell>
            <table:table-cell office:value-type="string" table:style-name="Таблица15.L4">
              <text:p text:style-name="P45">12</text:p>
            </table:table-cell>
          </table:table-row>
        </table:table-header-rows>
        <table:table-row table:style-name="Таблица15.5">
          <table:table-cell office:value-type="string" table:style-name="Таблица15.A1">
            <text:p text:style-name="P118"/>
          </table:table-cell>
          <table:table-cell office:value-type="string" table:style-name="Таблица15.B1">
            <text:p text:style-name="P119">ГРЩ.</text:p>
          </table:table-cell>
          <table:table-cell office:value-type="string" table:style-name="Таблица15.C5">
            <text:p text:style-name="P30"/>
          </table:table-cell>
          <table:table-cell office:value-type="string" table:style-name="Таблица15.B1">
            <text:p text:style-name="P30"/>
          </table:table-cell>
          <table:table-cell office:value-type="string" table:style-name="Таблица15.B1">
            <text:p text:style-name="P30"/>
          </table:table-cell>
          <table:table-cell office:value-type="string" table:style-name="Таблица15.B1">
            <text:p text:style-name="P30"/>
          </table:table-cell>
          <table:table-cell office:value-type="string" table:style-name="Таблица15.B1">
            <text:p text:style-name="P30"/>
          </table:table-cell>
          <table:table-cell office:value-type="string" table:style-name="Таблица15.B1">
            <text:p text:style-name="P30"/>
          </table:table-cell>
          <table:table-cell office:value-type="string" table:style-name="Таблица15.B1">
            <text:p text:style-name="P30"/>
          </table:table-cell>
          <table:table-cell office:value-type="string" table:style-name="Таблица15.B1">
            <text:p text:style-name="P30"/>
          </table:table-cell>
          <table:table-cell office:value-type="string" table:style-name="Таблица15.B1">
            <text:p text:style-name="P30"/>
          </table:table-cell>
          <table:table-cell office:value-type="string" table:style-name="Таблица15.K1">
            <text:p text:style-name="P30"/>
          </table:table-cell>
        </table:table-row>
        <table:table-row table:style-name="Таблица15.6">
          <table:table-cell office:value-type="string" table:style-name="Таблица15.A6">
            <text:p text:style-name="P228"/>
          </table:table-cell>
          <table:table-cell office:value-type="string" table:style-name="Таблица15.D2">
            <text:p text:style-name="P45"><text:span text:style-name="T44">Панель</text:span><text:span text:style-name="T63"> №</text:span><text:span text:style-name="T44">1</text:span><text:span text:style-name="T63">. </text:span><text:span text:style-name="T44">ВП-1</text:span><text:span text:style-name="T63">.</text:span></text:p>
          </table:table-cell>
          <table:table-cell office:value-type="string" table:style-name="Таблица15.D2">
            <text:p text:style-name="P115"/>
          </table:table-cell>
          <table:table-cell office:value-type="string" table:style-name="Таблица15.D2">
            <text:p text:style-name="P107"/>
          </table:table-cell>
          <table:table-cell office:value-type="string" table:style-name="Таблица15.D2">
            <text:p text:style-name="P107"/>
          </table:table-cell>
          <table:table-cell office:value-type="string" table:style-name="Таблица15.D2">
            <text:p text:style-name="P107"/>
          </table:table-cell>
          <table:table-cell office:value-type="string" table:style-name="Таблица15.D2">
            <text:p text:style-name="P107"/>
          </table:table-cell>
          <table:table-cell office:value-type="string" table:style-name="Таблица15.D2">
            <text:p text:style-name="P107"/>
          </table:table-cell>
          <table:table-cell office:value-type="string" table:style-name="Таблица15.D2">
            <text:p text:style-name="P107"/>
          </table:table-cell>
          <table:table-cell office:value-type="string" table:style-name="Таблица15.D2">
            <text:p text:style-name="P107"/>
          </table:table-cell>
          <table:table-cell office:value-type="string" table:style-name="Таблица15.D2">
            <text:p text:style-name="P107"/>
          </table:table-cell>
          <table:table-cell office:value-type="string" table:style-name="Таблица15.L2">
            <text:p text:style-name="P107"/>
          </table:table-cell>
        </table:table-row>
        <table:table-row table:style-name="Таблица15.7">
          <table:table-cell office:value-type="string" table:style-name="Таблица15.A6">
            <text:p text:style-name="P116">Q1</text:p>
          </table:table-cell>
          <table:table-cell office:value-type="string" table:style-name="Таблица15.D2">
            <text:p text:style-name="P60">Секция 1. Ввод<text:span text:style-name="T60"> №1.</text:span></text:p>
          </table:table-cell>
          <table:table-cell office:value-type="string" table:style-name="Таблица15.D2">
            <text:p text:style-name="P116">Hyundai HIAN 20 </text:p>
          </table:table-cell>
          <table:table-cell office:value-type="string" table:style-name="Таблица15.D2">
            <text:p text:style-name="P111">690</text:p>
          </table:table-cell>
          <table:table-cell office:value-type="string" table:style-name="Таблица15.D2">
            <text:p text:style-name="P45">2000</text:p>
          </table:table-cell>
          <table:table-cell office:value-type="string" table:style-name="Таблица15.D2">
            <text:p text:style-name="P111">----</text:p>
          </table:table-cell>
          <table:table-cell office:value-type="string" table:style-name="Таблица15.D2">
            <text:p text:style-name="P111">----</text:p>
          </table:table-cell>
          <table:table-cell office:value-type="string" table:style-name="Таблица15.D2">
            <text:p text:style-name="P111">----</text:p>
          </table:table-cell>
          <table:table-cell office:value-type="string" table:style-name="Таблица15.D2">
            <text:p text:style-name="P116">APR-IL-GL</text:p>
          </table:table-cell>
          <table:table-cell office:value-type="string" table:style-name="Таблица15.D2">
            <text:p text:style-name="P45">2000</text:p>
          </table:table-cell>
          <table:table-cell office:value-type="string" table:style-name="Таблица15.D2">
            <text:p text:style-name="P45">Эл.-мех.</text:p>
          </table:table-cell>
          <table:table-cell office:value-type="string" table:style-name="Таблица15.L2">
            <text:p text:style-name="P45">220</text:p>
          </table:table-cell>
        </table:table-row>
        <table:table-row table:style-name="Таблица15.5">
          <table:table-cell office:value-type="string" table:style-name="Таблица15.A6">
            <text:p text:style-name="P230"/>
          </table:table-cell>
          <table:table-cell office:value-type="string" table:style-name="Таблица15.D2">
            <text:p text:style-name="P99">Панель 2. Распределительная панель РП-1.1. Секция 1.</text:p>
          </table:table-cell>
          <table:table-cell office:value-type="string" table:style-name="Таблица15.C8">
            <text:p text:style-name="P30"/>
          </table:table-cell>
          <table:table-cell office:value-type="string" table:style-name="Таблица15.D2">
            <text:p text:style-name="P30"/>
          </table:table-cell>
          <table:table-cell office:value-type="string" table:style-name="Таблица15.D2">
            <text:p text:style-name="P30"/>
          </table:table-cell>
          <table:table-cell office:value-type="string" table:style-name="Таблица15.D2">
            <text:p text:style-name="P30"/>
          </table:table-cell>
          <table:table-cell office:value-type="string" table:style-name="Таблица15.D2">
            <text:p text:style-name="P30"/>
          </table:table-cell>
          <table:table-cell office:value-type="string" table:style-name="Таблица15.D2">
            <text:p text:style-name="P30"/>
          </table:table-cell>
          <table:table-cell office:value-type="string" table:style-name="Таблица15.D2">
            <text:p text:style-name="P30"/>
          </table:table-cell>
          <table:table-cell office:value-type="string" table:style-name="Таблица15.D2">
            <text:p text:style-name="P30"/>
          </table:table-cell>
          <table:table-cell office:value-type="string" table:style-name="Таблица15.D2">
            <text:p text:style-name="P30"/>
          </table:table-cell>
          <table:table-cell office:value-type="string" table:style-name="Таблица15.L2">
            <text:p text:style-name="P30"/>
          </table:table-cell>
        </table:table-row>
        <table:table-row table:style-name="Таблица15.5">
          <table:table-cell office:value-type="string" table:style-name="Таблица15.A9">
            <text:p text:style-name="P3"><text:span text:style-name="T64">QF</text:span><text:span text:style-name="T58">1.1</text:span></text:p>
          </table:table-cell>
          <table:table-cell office:value-type="string" table:style-name="Таблица15.B9">
            <text:p text:style-name="P3"><text:span text:style-name="T58">ВРУ</text:span><text:span text:style-name="T64">-4. </text:span><text:span text:style-name="T58">Ввод №1.</text:span></text:p>
          </table:table-cell>
          <table:table-cell office:value-type="string" table:style-name="Таблица15.C9">
            <text:p text:style-name="P5">Hyundai MCCB HiBS 400 NE</text:p>
          </table:table-cell>
          <table:table-cell office:value-type="string" table:style-name="Таблица15.B9">
            <text:p text:style-name="P111">690</text:p>
          </table:table-cell>
          <table:table-cell office:value-type="string" table:style-name="Таблица15.B9">
            <text:p text:style-name="P111">400</text:p>
          </table:table-cell>
          <table:table-cell office:value-type="string" table:style-name="Таблица15.B9">
            <text:p text:style-name="P111">----</text:p>
          </table:table-cell>
          <table:table-cell office:value-type="string" table:style-name="Таблица15.B9">
            <text:p text:style-name="P111">----</text:p>
          </table:table-cell>
          <table:table-cell office:value-type="string" table:style-name="Таблица15.B9">
            <text:p text:style-name="P111">----</text:p>
          </table:table-cell>
          <table:table-cell office:value-type="string" table:style-name="Таблица15.B9">
            <text:p text:style-name="P116">MOR 40-SO</text:p>
          </table:table-cell>
          <table:table-cell office:value-type="string" table:style-name="Таблица15.B9">
            <text:p text:style-name="P111">400</text:p>
          </table:table-cell>
          <table:table-cell office:value-type="string" table:style-name="Таблица15.B9">
            <text:p text:style-name="P111">----</text:p>
          </table:table-cell>
          <table:table-cell office:value-type="string" table:style-name="Таблица15.L9">
            <text:p text:style-name="P111">----</text:p>
          </table:table-cell>
        </table:table-row>
        <text:soft-page-break/>
        <table:table-row table:style-name="Таблица15.5">
          <table:table-cell office:value-type="string" table:style-name="Таблица15.A9">
            <text:p text:style-name="P118"/>
          </table:table-cell>
          <table:table-cell office:value-type="string" table:style-name="Таблица15.B9">
            <text:p text:style-name="P118"/>
          </table:table-cell>
          <table:table-cell office:value-type="string" table:style-name="Таблица15.C9">
            <text:p text:style-name="P30"/>
          </table:table-cell>
          <table:table-cell office:value-type="string" table:style-name="Таблица15.B9">
            <text:p text:style-name="P30"/>
          </table:table-cell>
          <table:table-cell office:value-type="string" table:style-name="Таблица15.B9">
            <text:p text:style-name="P30"/>
          </table:table-cell>
          <table:table-cell office:value-type="string" table:style-name="Таблица15.B9">
            <text:p text:style-name="P30"/>
          </table:table-cell>
          <table:table-cell office:value-type="string" table:style-name="Таблица15.B9">
            <text:p text:style-name="P30"/>
          </table:table-cell>
          <table:table-cell office:value-type="string" table:style-name="Таблица15.B9">
            <text:p text:style-name="P30"/>
          </table:table-cell>
          <table:table-cell office:value-type="string" table:style-name="Таблица15.B9">
            <text:p text:style-name="P30"/>
          </table:table-cell>
          <table:table-cell office:value-type="string" table:style-name="Таблица15.B9">
            <text:p text:style-name="P30"/>
          </table:table-cell>
          <table:table-cell office:value-type="string" table:style-name="Таблица15.B9">
            <text:p text:style-name="P30"/>
          </table:table-cell>
          <table:table-cell office:value-type="string" table:style-name="Таблица15.L9">
            <text:p text:style-name="P30"/>
          </table:table-cell>
        </table:table-row>
        <table:table-row table:style-name="Таблица15.11">
          <table:table-cell office:value-type="string" table:style-name="Таблица15.A6">
            <text:p text:style-name="P230"/>
          </table:table-cell>
          <table:table-cell office:value-type="string" table:style-name="Таблица15.D2">
            <text:p text:style-name="P99"/>
          </table:table-cell>
          <table:table-cell office:value-type="string" table:style-name="Таблица15.C8">
            <text:p text:style-name="P30"/>
          </table:table-cell>
          <table:table-cell office:value-type="string" table:style-name="Таблица15.D2">
            <text:p text:style-name="P30"/>
          </table:table-cell>
          <table:table-cell office:value-type="string" table:style-name="Таблица15.D2">
            <text:p text:style-name="P30"/>
          </table:table-cell>
          <table:table-cell office:value-type="string" table:style-name="Таблица15.D2">
            <text:p text:style-name="P30"/>
          </table:table-cell>
          <table:table-cell office:value-type="string" table:style-name="Таблица15.D2">
            <text:p text:style-name="P30"/>
          </table:table-cell>
          <table:table-cell office:value-type="string" table:style-name="Таблица15.D2">
            <text:p text:style-name="P30"/>
          </table:table-cell>
          <table:table-cell office:value-type="string" table:style-name="Таблица15.D2">
            <text:p text:style-name="P30"/>
          </table:table-cell>
          <table:table-cell office:value-type="string" table:style-name="Таблица15.D2">
            <text:p text:style-name="P30"/>
          </table:table-cell>
          <table:table-cell office:value-type="string" table:style-name="Таблица15.D2">
            <text:p text:style-name="P30"/>
          </table:table-cell>
          <table:table-cell office:value-type="string" table:style-name="Таблица15.L2">
            <text:p text:style-name="P30"/>
          </table:table-cell>
        </table:table-row>
        <table:table-row table:style-name="Таблица15.12">
          <table:table-cell office:value-type="string" table:style-name="Таблица15.A6">
            <text:p text:style-name="P4"/>
          </table:table-cell>
          <table:table-cell office:value-type="string" table:style-name="Таблица15.D2">
            <text:p text:style-name="P4"/>
          </table:table-cell>
          <table:table-cell office:value-type="string" table:style-name="Таблица15.D2">
            <text:p text:style-name="P5"/>
          </table:table-cell>
          <table:table-cell office:value-type="string" table:style-name="Таблица15.D2">
            <text:p text:style-name="P111"/>
          </table:table-cell>
          <table:table-cell office:value-type="string" table:style-name="Таблица15.D2">
            <text:p text:style-name="P111"/>
          </table:table-cell>
          <table:table-cell office:value-type="string" table:style-name="Таблица15.D2">
            <text:p text:style-name="P111"/>
          </table:table-cell>
          <table:table-cell office:value-type="string" table:style-name="Таблица15.D2">
            <text:p text:style-name="P111"/>
          </table:table-cell>
          <table:table-cell office:value-type="string" table:style-name="Таблица15.D2">
            <text:p text:style-name="P111"/>
          </table:table-cell>
          <table:table-cell office:value-type="string" table:style-name="Таблица15.D2">
            <text:p text:style-name="P116"/>
          </table:table-cell>
          <table:table-cell office:value-type="string" table:style-name="Таблица15.D2">
            <text:p text:style-name="P111"/>
          </table:table-cell>
          <table:table-cell office:value-type="string" table:style-name="Таблица15.D2">
            <text:p text:style-name="P111"/>
          </table:table-cell>
          <table:table-cell office:value-type="string" table:style-name="Таблица15.L2">
            <text:p text:style-name="P111"/>
          </table:table-cell>
        </table:table-row>
      </table:table>
      <text:p text:style-name="P148"/>
      <text:p text:style-name="P148"/>
      <text:p text:style-name="P148"/>
      <text:p text:style-name="P148"/>
      <text:p text:style-name="P168">2. Проверки расцепителей:</text:p>
      <text:p text:style-name="P171"><text:span text:style-name="T37"><text:s text:c="5"/>в зоне токов перегрузки (уставка </text:span><text:span text:style-name="T61">LTD</text:span><text:span text:style-name="T37">)</text:span></text:p>
      <text:p text:style-name="P148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A"/>
        <table:table-column table:number-columns-repeated="3" table:style-name="Таблица16.E"/>
        <table:table-column table:style-name="Таблица16.H"/>
        <table:table-column table:style-name="Таблица16.I"/>
        <table:table-column table:number-columns-repeated="2" table:style-name="Таблица16.J"/>
        <table:table-column table:style-name="Таблица16.L"/>
        <table:table-header-rows>
          <table:table-row table:style-name="Таблица16.1">
            <table:table-cell office:value-type="string" table:number-rows-spanned="3" table:style-name="Таблица16.A1">
              <text:p text:style-name="P45">№№</text:p>
              <text:p text:style-name="P45">п.п.</text:p>
            </table:table-cell>
            <table:table-cell office:value-type="string" table:number-rows-spanned="3" table:style-name="Таблица16.B1">
              <text:p text:style-name="P45">Тип автоматического выключателя</text:p>
            </table:table-cell>
            <table:table-cell office:value-type="string" table:number-columns-spanned="4" table:style-name="Таблица16.B1">
              <text:p text:style-name="P30"/>
              <text:p text:style-name="P45"/>
              <text:p text:style-name="P45"/>
              <text:p text:style-name="P45">Уставки по току</text:p>
            </table:table-cell>
            <table:covered-table-cell/>
            <table:covered-table-cell/>
            <table:covered-table-cell/>
            <table:table-cell office:value-type="string" table:style-name="Таблица16.B1">
              <text:p text:style-name="P45">Уставки по времени</text:p>
            </table:table-cell>
            <table:table-cell office:value-type="string" table:style-name="Таблица16.B1">
              <text:p text:style-name="P45">Ток прогрузки</text:p>
            </table:table-cell>
            <table:table-cell office:value-type="string" table:number-columns-spanned="4" table:style-name="Таблица16.I1">
              <text:p text:style-name="P45">Время срабатывания (с)</text:p>
            </table:table-cell>
            <table:covered-table-cell/>
            <table:covered-table-cell/>
            <table:covered-table-cell/>
          </table:table-row>
          <table:table-row table:style-name="Таблица16.1">
            <table:covered-table-cell/>
            <table:covered-table-cell/>
            <table:table-cell office:value-type="string" table:number-columns-spanned="2" table:style-name="Таблица16.C2">
              <text:p text:style-name="P45"><text:span text:style-name="T60">I</text:span><text:span text:style-name="T87">0</text:span>=К<text:span text:style-name="T87">0</text:span>х<text:span text:style-name="T60">I</text:span>ст</text:p>
            </table:table-cell>
            <table:covered-table-cell/>
            <table:table-cell office:value-type="string" table:number-columns-spanned="2" table:style-name="Таблица16.C2">
              <text:p text:style-name="P45"><text:span text:style-name="T89">I</text:span><text:span text:style-name="T88">1 =(К1 х </text:span><text:span text:style-name="T89">I</text:span><text:span text:style-name="T90">0</text:span><text:span text:style-name="T88">)</text:span></text:p>
            </table:table-cell>
            <table:covered-table-cell/>
            <table:table-cell office:value-type="string" table:style-name="Таблица16.C2">
              <text:p text:style-name="P111">T1(6I1)</text:p>
            </table:table-cell>
            <table:table-cell office:value-type="string" table:style-name="Таблица16.C2">
              <text:p text:style-name="P45"><text:span text:style-name="T60">I</text:span>пр</text:p>
            </table:table-cell>
            <table:table-cell office:value-type="string" table:number-rows-spanned="2" table:style-name="Таблица16.C2">
              <text:p text:style-name="P45">Допустимое</text:p>
              <text:p text:style-name="P45">(по хар-ке), сек</text:p>
            </table:table-cell>
            <table:table-cell office:value-type="string" table:number-columns-spanned="3" table:style-name="Таблица16.J2">
              <text:p text:style-name="P45">измеренное</text:p>
            </table:table-cell>
            <table:covered-table-cell/>
            <table:covered-table-cell/>
          </table:table-row>
          <table:table-row table:style-name="Таблица16.1">
            <table:covered-table-cell/>
            <table:covered-table-cell/>
            <table:table-cell office:value-type="string" table:style-name="Таблица16.C2">
              <text:p text:style-name="P45">К<text:span text:style-name="T87">0</text:span></text:p>
            </table:table-cell>
            <table:table-cell office:value-type="string" table:style-name="Таблица16.C2">
              <text:p text:style-name="P45"><text:span text:style-name="T60">I</text:span><text:span text:style-name="T87">0</text:span> (А)</text:p>
            </table:table-cell>
            <table:table-cell office:value-type="string" table:style-name="Таблица16.C2">
              <text:p text:style-name="P45">К<text:span text:style-name="T87">1</text:span></text:p>
            </table:table-cell>
            <table:table-cell office:value-type="string" table:style-name="Таблица16.C2">
              <text:p text:style-name="P45">(А)</text:p>
            </table:table-cell>
            <table:table-cell office:value-type="string" table:style-name="Таблица16.C2">
              <text:p text:style-name="P45">(сек)</text:p>
            </table:table-cell>
            <table:table-cell office:value-type="string" table:style-name="Таблица16.C2">
              <text:p text:style-name="P45"><text:span text:style-name="T60">(</text:span>А)</text:p>
            </table:table-cell>
            <table:covered-table-cell/>
            <table:table-cell office:value-type="string" table:style-name="Таблица16.C2">
              <text:p text:style-name="P45"><text:span text:style-name="T60">L</text:span>1</text:p>
            </table:table-cell>
            <table:table-cell office:value-type="string" table:style-name="Таблица16.C2">
              <text:p text:style-name="P45"><text:span text:style-name="T60">L</text:span>2</text:p>
            </table:table-cell>
            <table:table-cell office:value-type="string" table:style-name="Таблица16.J2">
              <text:p text:style-name="P45"><text:span text:style-name="T60">L</text:span>3</text:p>
            </table:table-cell>
          </table:table-row>
          <table:table-row table:style-name="Таблица16.1">
            <table:table-cell office:value-type="string" table:style-name="Таблица16.A4">
              <text:p text:style-name="P45">1</text:p>
            </table:table-cell>
            <table:table-cell office:value-type="string" table:style-name="Таблица16.B4">
              <text:p text:style-name="P415">2</text:p>
            </table:table-cell>
            <table:table-cell office:value-type="string" table:style-name="Таблица16.B4">
              <text:p text:style-name="P415">3</text:p>
            </table:table-cell>
            <table:table-cell office:value-type="string" table:style-name="Таблица16.B4">
              <text:p text:style-name="P415">4</text:p>
            </table:table-cell>
            <table:table-cell office:value-type="string" table:style-name="Таблица16.B4">
              <text:p text:style-name="P45">5</text:p>
            </table:table-cell>
            <table:table-cell office:value-type="string" table:style-name="Таблица16.B4">
              <text:p text:style-name="P45">6</text:p>
            </table:table-cell>
            <table:table-cell office:value-type="string" table:style-name="Таблица16.B4">
              <text:p text:style-name="P45">7</text:p>
            </table:table-cell>
            <table:table-cell office:value-type="string" table:style-name="Таблица16.B4">
              <text:p text:style-name="P45">8</text:p>
            </table:table-cell>
            <table:table-cell office:value-type="string" table:style-name="Таблица16.B4">
              <text:p text:style-name="P45">9</text:p>
            </table:table-cell>
            <table:table-cell office:value-type="string" table:style-name="Таблица16.B4">
              <text:p text:style-name="P45">10</text:p>
            </table:table-cell>
            <table:table-cell office:value-type="string" table:style-name="Таблица16.B4">
              <text:p text:style-name="P45">11</text:p>
            </table:table-cell>
            <table:table-cell office:value-type="string" table:style-name="Таблица16.L4">
              <text:p text:style-name="P45">12</text:p>
            </table:table-cell>
          </table:table-row>
        </table:table-header-rows>
        <table:table-row table:style-name="Таблица16.1">
          <table:table-cell office:value-type="string" table:style-name="Таблица16.A1">
            <text:p text:style-name="P116">Q1</text:p>
          </table:table-cell>
          <table:table-cell office:value-type="string" table:style-name="Таблица16.B1">
            <text:p text:style-name="P116">Hyundai HIAN 20</text:p>
          </table:table-cell>
          <table:table-cell office:value-type="string" table:style-name="Таблица16.B1">
            <text:p text:style-name="P60">0,5</text:p>
          </table:table-cell>
          <table:table-cell office:value-type="string" table:style-name="Таблица16.B1">
            <text:p text:style-name="P60">1000</text:p>
          </table:table-cell>
          <table:table-cell office:value-type="string" table:style-name="Таблица16.B1">
            <text:p text:style-name="P45">0,8</text:p>
          </table:table-cell>
          <table:table-cell office:value-type="string" table:style-name="Таблица16.B1">
            <text:p text:style-name="P45">800</text:p>
          </table:table-cell>
          <table:table-cell office:value-type="string" table:style-name="Таблица16.B1">
            <text:p text:style-name="P45">2,5</text:p>
          </table:table-cell>
          <table:table-cell office:value-type="string" table:style-name="Таблица16.B1">
            <text:p text:style-name="P45"><text:span text:style-name="T86">27 мая 2015</text:span> г.</text:p>
          </table:table-cell>
          <table:table-cell office:value-type="string" table:style-name="Таблица16.B1">
            <text:p text:style-name="P45"><text:span text:style-name="T86">27 мая 2016</text:span> г.</text:p>
          </table:table-cell>
          <table:table-cell office:value-type="string" table:style-name="Таблица16.B1">
            <text:p text:style-name="P45">ВТБ 016-14</text:p>
          </table:table-cell>
          <table:table-cell office:value-type="string" table:style-name="Таблица16.B1">
            <text:p text:style-name="P45">9,6</text:p>
          </table:table-cell>
          <table:table-cell office:value-type="string" table:style-name="Таблица16.I1">
            <text:p text:style-name="P45">9,6</text:p>
          </table:table-cell>
        </table:table-row>
        <table:table-row table:style-name="Таблица16.1">
          <table:table-cell office:value-type="string" table:style-name="Таблица16.A6">
            <text:p text:style-name="P3"><text:span text:style-name="T64">QF</text:span><text:span text:style-name="T58">1.1</text:span></text:p>
          </table:table-cell>
          <table:table-cell office:value-type="string" table:style-name="Таблица16.C2">
            <text:p text:style-name="P3"><text:span text:style-name="T64">Hyundai</text:span><text:span text:style-name="T58"> </text:span><text:span text:style-name="T64">MCCB</text:span><text:span text:style-name="T58"> </text:span><text:span text:style-name="T64">HiBS </text:span><text:span text:style-name="T58">400 </text:span><text:span text:style-name="T64">NE</text:span></text:p>
          </table:table-cell>
          <table:table-cell office:value-type="string" table:style-name="Таблица16.C2">
            <text:p text:style-name="P60">0,63</text:p>
          </table:table-cell>
          <table:table-cell office:value-type="string" table:style-name="Таблица16.C2">
            <text:p text:style-name="P60">252</text:p>
          </table:table-cell>
          <table:table-cell office:value-type="string" table:style-name="Таблица16.C2">
            <text:p text:style-name="P45">0,8</text:p>
          </table:table-cell>
          <table:table-cell office:value-type="string" table:style-name="Таблица16.C2">
            <text:p text:style-name="P45">201,6</text:p>
          </table:table-cell>
          <table:table-cell office:value-type="string" table:style-name="Таблица16.C2">
            <text:p text:style-name="P45">5</text:p>
          </table:table-cell>
          <table:table-cell office:value-type="string" table:style-name="Таблица16.C2">
            <text:p text:style-name="P45">600</text:p>
          </table:table-cell>
          <table:table-cell office:value-type="string" table:style-name="Таблица16.C2">
            <text:p text:style-name="P45">16-20</text:p>
          </table:table-cell>
          <table:table-cell office:value-type="string" table:style-name="Таблица16.C2">
            <text:p text:style-name="P45">18,7</text:p>
          </table:table-cell>
          <table:table-cell office:value-type="string" table:style-name="Таблица16.C2">
            <text:p text:style-name="P45">18,7</text:p>
          </table:table-cell>
          <table:table-cell office:value-type="string" table:style-name="Таблица16.J2">
            <text:p text:style-name="P45">18,7</text:p>
          </table:table-cell>
        </table:table-row>
      </table:table>
      <text:p text:style-name="P148"/>
      <text:p text:style-name="P145"/>
      <text:p text:style-name="P171"><text:span text:style-name="T37">в зоне токов короткого замыкания с задержкой срабатывания (уставка </text:span><text:span text:style-name="T61">STD</text:span><text:span text:style-name="T37">)</text:span></text:p>
      <text:p text:style-name="P148"><text:s/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column table:number-columns-repeated="2" table:style-name="Таблица17.F"/>
        <table:table-column table:style-name="Таблица17.H"/>
        <table:table-column table:number-columns-repeated="2" table:style-name="Таблица17.I"/>
        <table:table-column table:style-name="Таблица17.K"/>
        <table:table-header-rows>
          <text:soft-page-break/>
          <table:table-row table:style-name="Таблица17.1">
            <table:table-cell office:value-type="string" table:number-rows-spanned="2" table:style-name="Таблица17.A1">
              <text:p text:style-name="P45">№№</text:p>
              <text:p text:style-name="P45">п.п.</text:p>
            </table:table-cell>
            <table:table-cell office:value-type="string" table:number-rows-spanned="2" table:style-name="Таблица17.B1">
              <text:p text:style-name="P30"/>
              <text:p text:style-name="P45">Тип автоматического выключателя</text:p>
            </table:table-cell>
            <table:table-cell office:value-type="string" table:style-name="Таблица17.B1">
              <text:p text:style-name="P45">Уставка по времени</text:p>
              <text:p text:style-name="P45"/>
            </table:table-cell>
            <table:table-cell office:value-type="string" table:number-columns-spanned="2" table:style-name="Таблица17.B1">
              <text:p text:style-name="P45">Уставки по току <text:s/>-</text:p>
              <text:p text:style-name="P45"><text:span text:style-name="T60">I</text:span>2 =(К<text:span text:style-name="T87">2</text:span> х <text:span text:style-name="T60">I</text:span><text:span text:style-name="T87">1</text:span>)</text:p>
            </table:table-cell>
            <table:covered-table-cell/>
            <table:table-cell office:value-type="string" table:number-columns-spanned="3" table:style-name="Таблица17.B1">
              <text:p text:style-name="P45">Ток прогрузки (А)</text:p>
            </table:table-cell>
            <table:covered-table-cell/>
            <table:covered-table-cell/>
            <table:table-cell office:value-type="string" table:number-columns-spanned="3" table:style-name="Таблица17.I1">
              <text:p text:style-name="P45">Время срабатывания, сек</text:p>
            </table:table-cell>
            <table:covered-table-cell/>
            <table:covered-table-cell/>
          </table:table-row>
          <table:table-row table:style-name="Таблица17.2">
            <table:covered-table-cell/>
            <table:covered-table-cell/>
            <table:table-cell office:value-type="string" table:style-name="Таблица17.C2">
              <text:p text:style-name="P45"><text:span text:style-name="T60">T</text:span><text:span text:style-name="T87">2</text:span> (сек)</text:p>
            </table:table-cell>
            <table:table-cell office:value-type="string" table:style-name="Таблица17.C2">
              <text:p text:style-name="P45">К<text:span text:style-name="T87">2</text:span></text:p>
            </table:table-cell>
            <table:table-cell office:value-type="string" table:style-name="Таблица17.C2">
              <text:p text:style-name="P45"><text:span text:style-name="T60">I</text:span><text:span text:style-name="T87">2</text:span> (А)</text:p>
            </table:table-cell>
            <table:table-cell office:value-type="string" table:style-name="Таблица17.C2">
              <text:p text:style-name="P45"><text:span text:style-name="T60">L</text:span>1</text:p>
            </table:table-cell>
            <table:table-cell office:value-type="string" table:style-name="Таблица17.C2">
              <text:p text:style-name="P111">L2</text:p>
            </table:table-cell>
            <table:table-cell office:value-type="string" table:style-name="Таблица17.C2">
              <text:p text:style-name="P111">L3</text:p>
            </table:table-cell>
            <table:table-cell office:value-type="string" table:style-name="Таблица17.C2">
              <text:p text:style-name="P111">L1</text:p>
            </table:table-cell>
            <table:table-cell office:value-type="string" table:style-name="Таблица17.C2">
              <text:p text:style-name="P111">L2</text:p>
            </table:table-cell>
            <table:table-cell office:value-type="string" table:style-name="Таблица17.K2">
              <text:p text:style-name="P111">L3</text:p>
            </table:table-cell>
          </table:table-row>
          <table:table-row table:style-name="Таблица17.1">
            <table:table-cell office:value-type="string" table:style-name="Таблица17.A3">
              <text:p text:style-name="P111">1</text:p>
            </table:table-cell>
            <table:table-cell office:value-type="string" table:style-name="Таблица17.B3">
              <text:p text:style-name="P45">2</text:p>
            </table:table-cell>
            <table:table-cell office:value-type="string" table:style-name="Таблица17.B3">
              <text:p text:style-name="P45">3</text:p>
            </table:table-cell>
            <table:table-cell office:value-type="string" table:style-name="Таблица17.B3">
              <text:p text:style-name="P45">4</text:p>
            </table:table-cell>
            <table:table-cell office:value-type="string" table:style-name="Таблица17.B3">
              <text:p text:style-name="P45">5</text:p>
            </table:table-cell>
            <table:table-cell office:value-type="string" table:style-name="Таблица17.B3">
              <text:p text:style-name="P45">6</text:p>
            </table:table-cell>
            <table:table-cell office:value-type="string" table:style-name="Таблица17.B3">
              <text:p text:style-name="P45">7</text:p>
            </table:table-cell>
            <table:table-cell office:value-type="string" table:style-name="Таблица17.B3">
              <text:p text:style-name="P111">8</text:p>
            </table:table-cell>
            <table:table-cell office:value-type="string" table:style-name="Таблица17.B3">
              <text:p text:style-name="P45">9</text:p>
            </table:table-cell>
            <table:table-cell office:value-type="string" table:style-name="Таблица17.B3">
              <text:p text:style-name="P45">10</text:p>
            </table:table-cell>
            <table:table-cell office:value-type="string" table:style-name="Таблица17.K3">
              <text:p text:style-name="P45">11</text:p>
            </table:table-cell>
          </table:table-row>
        </table:table-header-rows>
        <table:table-row table:style-name="Таблица17.1">
          <table:table-cell office:value-type="string" table:style-name="Таблица17.A1">
            <text:p text:style-name="P116"/>
          </table:table-cell>
          <table:table-cell office:value-type="string" table:style-name="Таблица17.B1">
            <text:p text:style-name="P116"/>
          </table:table-cell>
          <table:table-cell office:value-type="string" table:style-name="Таблица17.B1">
            <text:p text:style-name="P45"/>
          </table:table-cell>
          <table:table-cell office:value-type="string" table:style-name="Таблица17.B1">
            <text:p text:style-name="P45"/>
          </table:table-cell>
          <table:table-cell office:value-type="string" table:style-name="Таблица17.B1">
            <text:p text:style-name="P45"/>
          </table:table-cell>
          <table:table-cell office:value-type="string" table:style-name="Таблица17.B1">
            <text:p text:style-name="P45"/>
          </table:table-cell>
          <table:table-cell office:value-type="string" table:style-name="Таблица17.B1">
            <text:p text:style-name="P45"/>
          </table:table-cell>
          <table:table-cell office:value-type="string" table:style-name="Таблица17.B1">
            <text:p text:style-name="P45"/>
          </table:table-cell>
          <table:table-cell office:value-type="string" table:style-name="Таблица17.B1">
            <text:p text:style-name="P45"/>
          </table:table-cell>
          <table:table-cell office:value-type="string" table:style-name="Таблица17.B1">
            <text:p text:style-name="P45"/>
          </table:table-cell>
          <table:table-cell office:value-type="string" table:style-name="Таблица17.I1">
            <text:p text:style-name="P45"/>
          </table:table-cell>
        </table:table-row>
        <table:table-row table:style-name="Таблица17.1">
          <table:table-cell office:value-type="string" table:style-name="Таблица17.A5">
            <text:p text:style-name="P4"/>
          </table:table-cell>
          <table:table-cell office:value-type="string" table:style-name="Таблица17.C2">
            <text:p text:style-name="P5"/>
          </table:table-cell>
          <table:table-cell office:value-type="string" table:style-name="Таблица17.C2">
            <text:p text:style-name="P45"/>
          </table:table-cell>
          <table:table-cell office:value-type="string" table:style-name="Таблица17.C2">
            <text:p text:style-name="P45"/>
          </table:table-cell>
          <table:table-cell office:value-type="string" table:style-name="Таблица17.C2">
            <text:p text:style-name="P45"/>
          </table:table-cell>
          <table:table-cell office:value-type="string" table:style-name="Таблица17.C2">
            <text:p text:style-name="P45"/>
          </table:table-cell>
          <table:table-cell office:value-type="string" table:style-name="Таблица17.C2">
            <text:p text:style-name="P45"/>
          </table:table-cell>
          <table:table-cell office:value-type="string" table:style-name="Таблица17.C2">
            <text:p text:style-name="P45"/>
          </table:table-cell>
          <table:table-cell office:value-type="string" table:style-name="Таблица17.C2">
            <text:p text:style-name="P45"/>
          </table:table-cell>
          <table:table-cell office:value-type="string" table:style-name="Таблица17.C2">
            <text:p text:style-name="P45"/>
          </table:table-cell>
          <table:table-cell office:value-type="string" table:style-name="Таблица17.K2">
            <text:p text:style-name="P45"/>
          </table:table-cell>
        </table:table-row>
      </table:table>
      <text:p text:style-name="P165"/>
      <text:p text:style-name="P171"><text:span text:style-name="T37">в зоне токов короткого замыкания мгновенного действия (уставка </text:span><text:span text:style-name="T61">INST</text:span><text:span text:style-name="T37">)</text:span></text:p>
      <text:p text:style-name="P148"><text:s/>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number-columns-repeated="2" table:style-name="Таблица18.G"/>
        <table:table-column table:style-name="Таблица18.E"/>
        <table:table-column table:number-columns-repeated="2" table:style-name="Таблица18.J"/>
        <table:table-column table:style-name="Таблица18.L"/>
        <table:table-header-rows>
          <table:table-row table:style-name="Таблица18.1">
            <table:table-cell office:value-type="string" table:number-rows-spanned="2" table:style-name="Таблица18.A1">
              <text:p text:style-name="P45">№№</text:p>
              <text:p text:style-name="P45">п.п.</text:p>
            </table:table-cell>
            <table:table-cell office:value-type="string" table:number-rows-spanned="2" table:style-name="Таблица18.B1">
              <text:p text:style-name="P30"/>
              <text:p text:style-name="P45">Тип автоматического выключателя</text:p>
            </table:table-cell>
            <table:table-cell office:value-type="string" table:number-columns-spanned="2" table:style-name="Таблица18.B1">
              <text:p text:style-name="P45">Уставки по току</text:p>
              <text:p text:style-name="P45"><text:span text:style-name="T60">I</text:span>3 =(К<text:span text:style-name="T87">3</text:span> х <text:span text:style-name="T60">I</text:span><text:span text:style-name="T87">ст</text:span>)</text:p>
            </table:table-cell>
            <table:covered-table-cell/>
            <table:table-cell office:value-type="string" table:style-name="Таблица18.B1">
              <text:p text:style-name="P45">Испытательный ток несрабатывания</text:p>
            </table:table-cell>
            <table:table-cell office:value-type="string" table:number-columns-spanned="3" table:style-name="Таблица18.B1">
              <text:p text:style-name="P45">Реакция расцепителя (+/-)</text:p>
            </table:table-cell>
            <table:covered-table-cell/>
            <table:covered-table-cell/>
            <table:table-cell office:value-type="string" table:style-name="Таблица18.B1">
              <text:p text:style-name="P45">Испытательный ток срабатывания (А).</text:p>
            </table:table-cell>
            <table:table-cell office:value-type="string" table:number-columns-spanned="3" table:style-name="Таблица18.J1">
              <text:p text:style-name="P45">Реакция расцепителя (+/-)</text:p>
            </table:table-cell>
            <table:covered-table-cell/>
            <table:covered-table-cell/>
          </table:table-row>
          <table:table-row table:style-name="Таблица18.1">
            <table:covered-table-cell/>
            <table:covered-table-cell/>
            <table:table-cell office:value-type="string" table:style-name="Таблица18.C2">
              <text:p text:style-name="P45">К<text:span text:style-name="T87">3</text:span></text:p>
            </table:table-cell>
            <table:table-cell office:value-type="string" table:style-name="Таблица18.C2">
              <text:p text:style-name="P45"><text:span text:style-name="T60">I</text:span><text:span text:style-name="T87">3</text:span> (А)</text:p>
            </table:table-cell>
            <table:table-cell office:value-type="string" table:style-name="Таблица18.C2">
              <text:p text:style-name="P45"><text:span text:style-name="T60">(</text:span>А)</text:p>
            </table:table-cell>
            <table:table-cell office:value-type="string" table:style-name="Таблица18.C2">
              <text:p text:style-name="P111">L1</text:p>
            </table:table-cell>
            <table:table-cell office:value-type="string" table:style-name="Таблица18.C2">
              <text:p text:style-name="P111">L2</text:p>
            </table:table-cell>
            <table:table-cell office:value-type="string" table:style-name="Таблица18.C2">
              <text:p text:style-name="P111">L3</text:p>
            </table:table-cell>
            <table:table-cell office:value-type="string" table:style-name="Таблица18.C2">
              <text:p text:style-name="P45">(А)</text:p>
            </table:table-cell>
            <table:table-cell office:value-type="string" table:style-name="Таблица18.C2">
              <text:p text:style-name="P111">L1</text:p>
            </table:table-cell>
            <table:table-cell office:value-type="string" table:style-name="Таблица18.C2">
              <text:p text:style-name="P111">L2</text:p>
            </table:table-cell>
            <table:table-cell office:value-type="string" table:style-name="Таблица18.L2">
              <text:p text:style-name="P111">L3</text:p>
            </table:table-cell>
          </table:table-row>
        </table:table-header-rows>
        <table:table-row table:style-name="Таблица18.1">
          <table:table-cell office:value-type="string" table:style-name="Таблица18.A1">
            <text:p text:style-name="P116">Q1</text:p>
          </table:table-cell>
          <table:table-cell office:value-type="string" table:style-name="Таблица18.B1">
            <text:p text:style-name="P116">Hyundai HIAN 20</text:p>
          </table:table-cell>
          <table:table-cell office:value-type="string" table:style-name="Таблица18.B1">
            <text:p text:style-name="P45">0,5х4х<text:span text:style-name="T60">I</text:span>ст</text:p>
          </table:table-cell>
          <table:table-cell office:value-type="string" table:style-name="Таблица18.B1">
            <text:p text:style-name="P45">4000</text:p>
          </table:table-cell>
          <table:table-cell office:value-type="string" table:style-name="Таблица18.B1">
            <text:p text:style-name="P45">3200</text:p>
          </table:table-cell>
          <table:table-cell office:value-type="string" table:style-name="Таблица18.B1">
            <text:p text:style-name="P45">-</text:p>
          </table:table-cell>
          <table:table-cell office:value-type="string" table:style-name="Таблица18.B1">
            <text:p text:style-name="P45">-</text:p>
          </table:table-cell>
          <table:table-cell office:value-type="string" table:style-name="Таблица18.B1">
            <text:p text:style-name="P45">-</text:p>
          </table:table-cell>
          <table:table-cell office:value-type="string" table:style-name="Таблица18.B1">
            <text:p text:style-name="P45">4800</text:p>
          </table:table-cell>
          <table:table-cell office:value-type="string" table:style-name="Таблица18.B1">
            <text:p text:style-name="P45">+</text:p>
          </table:table-cell>
          <table:table-cell office:value-type="string" table:style-name="Таблица18.B1">
            <text:p text:style-name="P45">+</text:p>
          </table:table-cell>
          <table:table-cell office:value-type="string" table:style-name="Таблица18.J1">
            <text:p text:style-name="P45">+</text:p>
          </table:table-cell>
        </table:table-row>
        <table:table-row table:style-name="Таблица18.1">
          <table:table-cell office:value-type="string" table:style-name="Таблица18.A4">
            <text:p text:style-name="P3"><text:span text:style-name="T64">QF</text:span><text:span text:style-name="T58">1.1</text:span></text:p>
          </table:table-cell>
          <table:table-cell office:value-type="string" table:style-name="Таблица18.B4">
            <text:p text:style-name="P3"><text:span text:style-name="T64">Hyundai</text:span><text:span text:style-name="T58"> </text:span><text:span text:style-name="T64">MCCB</text:span><text:span text:style-name="T58"> </text:span><text:span text:style-name="T64">HiBS </text:span><text:span text:style-name="T58">400 </text:span><text:span text:style-name="T64">NE</text:span></text:p>
          </table:table-cell>
          <table:table-cell office:value-type="string" table:style-name="Таблица18.B4">
            <text:p text:style-name="P45">10,0</text:p>
          </table:table-cell>
          <table:table-cell office:value-type="string" table:style-name="Таблица18.B4">
            <text:p text:style-name="P45">4000</text:p>
          </table:table-cell>
          <table:table-cell office:value-type="string" table:style-name="Таблица18.B4">
            <text:p text:style-name="P45">3200</text:p>
          </table:table-cell>
          <table:table-cell office:value-type="string" table:style-name="Таблица18.B4">
            <text:p text:style-name="P45">-</text:p>
          </table:table-cell>
          <table:table-cell office:value-type="string" table:style-name="Таблица18.B4">
            <text:p text:style-name="P45">-</text:p>
          </table:table-cell>
          <table:table-cell office:value-type="string" table:style-name="Таблица18.B4">
            <text:p text:style-name="P45">-</text:p>
          </table:table-cell>
          <table:table-cell office:value-type="string" table:style-name="Таблица18.B4">
            <text:p text:style-name="P45">4800</text:p>
          </table:table-cell>
          <table:table-cell office:value-type="string" table:style-name="Таблица18.B4">
            <text:p text:style-name="P45">+</text:p>
          </table:table-cell>
          <table:table-cell office:value-type="string" table:style-name="Таблица18.B4">
            <text:p text:style-name="P45">+</text:p>
          </table:table-cell>
          <table:table-cell office:value-type="string" table:style-name="Таблица18.L4">
            <text:p text:style-name="P45">+</text:p>
          </table:table-cell>
        </table:table-row>
        <table:table-row table:style-name="Таблица18.1">
          <table:table-cell office:value-type="string" table:style-name="Таблица18.A5">
            <text:p text:style-name="P3"/>
          </table:table-cell>
          <table:table-cell office:value-type="string" table:style-name="Таблица18.B5">
            <text:p text:style-name="P3"/>
          </table:table-cell>
          <table:table-cell office:value-type="string" table:style-name="Таблица18.B5">
            <text:p text:style-name="P45"/>
          </table:table-cell>
          <table:table-cell office:value-type="string" table:style-name="Таблица18.B5">
            <text:p text:style-name="P45"/>
          </table:table-cell>
          <table:table-cell office:value-type="string" table:style-name="Таблица18.B5">
            <text:p text:style-name="P45"/>
          </table:table-cell>
          <table:table-cell office:value-type="string" table:style-name="Таблица18.B5">
            <text:p text:style-name="P45"/>
          </table:table-cell>
          <table:table-cell office:value-type="string" table:style-name="Таблица18.B5">
            <text:p text:style-name="P45"/>
          </table:table-cell>
          <table:table-cell office:value-type="string" table:style-name="Таблица18.B5">
            <text:p text:style-name="P45"/>
          </table:table-cell>
          <table:table-cell office:value-type="string" table:style-name="Таблица18.B5">
            <text:p text:style-name="P45"/>
          </table:table-cell>
          <table:table-cell office:value-type="string" table:style-name="Таблица18.B5">
            <text:p text:style-name="P45"/>
          </table:table-cell>
          <table:table-cell office:value-type="string" table:style-name="Таблица18.B5">
            <text:p text:style-name="P45"/>
          </table:table-cell>
          <table:table-cell office:value-type="string" table:style-name="Таблица18.L5">
            <text:p text:style-name="P45"/>
          </table:table-cell>
        </table:table-row>
        <table:table-row table:style-name="Таблица18.1">
          <table:table-cell office:value-type="string" table:style-name="Таблица18.A5">
            <text:p text:style-name="P3"/>
          </table:table-cell>
          <table:table-cell office:value-type="string" table:style-name="Таблица18.B5">
            <text:p text:style-name="P3"/>
          </table:table-cell>
          <table:table-cell office:value-type="string" table:style-name="Таблица18.B5">
            <text:p text:style-name="P45"/>
          </table:table-cell>
          <table:table-cell office:value-type="string" table:style-name="Таблица18.B5">
            <text:p text:style-name="P45"/>
          </table:table-cell>
          <table:table-cell office:value-type="string" table:style-name="Таблица18.B5">
            <text:p text:style-name="P45"/>
          </table:table-cell>
          <table:table-cell office:value-type="string" table:style-name="Таблица18.B5">
            <text:p text:style-name="P45"/>
          </table:table-cell>
          <table:table-cell office:value-type="string" table:style-name="Таблица18.B5">
            <text:p text:style-name="P45"/>
          </table:table-cell>
          <table:table-cell office:value-type="string" table:style-name="Таблица18.B5">
            <text:p text:style-name="P45"/>
          </table:table-cell>
          <table:table-cell office:value-type="string" table:style-name="Таблица18.B5">
            <text:p text:style-name="P45"/>
          </table:table-cell>
          <table:table-cell office:value-type="string" table:style-name="Таблица18.B5">
            <text:p text:style-name="P45"/>
          </table:table-cell>
          <table:table-cell office:value-type="string" table:style-name="Таблица18.B5">
            <text:p text:style-name="P45"/>
          </table:table-cell>
          <table:table-cell office:value-type="string" table:style-name="Таблица18.L5">
            <text:p text:style-name="P45"/>
          </table:table-cell>
        </table:table-row>
        <table:table-row table:style-name="Таблица18.1">
          <table:table-cell office:value-type="string" table:style-name="Таблица18.A5">
            <text:p text:style-name="P3"/>
          </table:table-cell>
          <table:table-cell office:value-type="string" table:style-name="Таблица18.B5">
            <text:p text:style-name="P3"/>
          </table:table-cell>
          <table:table-cell office:value-type="string" table:style-name="Таблица18.B5">
            <text:p text:style-name="P45"/>
          </table:table-cell>
          <table:table-cell office:value-type="string" table:style-name="Таблица18.B5">
            <text:p text:style-name="P45"/>
          </table:table-cell>
          <table:table-cell office:value-type="string" table:style-name="Таблица18.B5">
            <text:p text:style-name="P45"/>
          </table:table-cell>
          <table:table-cell office:value-type="string" table:style-name="Таблица18.B5">
            <text:p text:style-name="P45"/>
          </table:table-cell>
          <table:table-cell office:value-type="string" table:style-name="Таблица18.B5">
            <text:p text:style-name="P45"/>
          </table:table-cell>
          <table:table-cell office:value-type="string" table:style-name="Таблица18.B5">
            <text:p text:style-name="P45"/>
          </table:table-cell>
          <table:table-cell office:value-type="string" table:style-name="Таблица18.B5">
            <text:p text:style-name="P45"/>
          </table:table-cell>
          <table:table-cell office:value-type="string" table:style-name="Таблица18.B5">
            <text:p text:style-name="P45"/>
          </table:table-cell>
          <table:table-cell office:value-type="string" table:style-name="Таблица18.B5">
            <text:p text:style-name="P45"/>
          </table:table-cell>
          <table:table-cell office:value-type="string" table:style-name="Таблица18.L5">
            <text:p text:style-name="P45"/>
          </table:table-cell>
        </table:table-row>
      </table:table>
      <text:p text:style-name="P358"/>
      <text:p text:style-name="P358"/>
      <text:p text:style-name="P358"/>
      <text:p text:style-name="P358"/>
      <text:p text:style-name="P358"/>
      <text:p text:style-name="P358"/>
      <text:p text:style-name="P358"/>
      <text:p text:style-name="P358"/>
      <text:p text:style-name="P358"/>
      <text:p text:style-name="P358"/>
      <text:p text:style-name="P358"/>
      <text:p text:style-name="P358"><text:soft-page-break/></text:p>
      <text:p text:style-name="P359">3.Измерения проведены приборами: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column table:style-name="Таблица19.F"/>
        <table:table-column table:style-name="Таблица19.G"/>
        <table:table-column table:style-name="Таблица19.H"/>
        <table:table-column table:style-name="Таблица19.I"/>
        <table:table-row table:style-name="Таблица19.1">
          <table:table-cell office:value-type="string" table:number-rows-spanned="2" table:style-name="Таблица19.A1">
            <text:p text:style-name="P45">№</text:p>
            <text:p text:style-name="P45">п/п</text:p>
          </table:table-cell>
          <table:table-cell office:value-type="string" table:number-rows-spanned="2" table:style-name="Таблица19.B1">
            <text:p text:style-name="P30"/>
            <text:p text:style-name="P45">Тип</text:p>
          </table:table-cell>
          <table:table-cell office:value-type="string" table:number-rows-spanned="2" table:style-name="Таблица19.B1">
            <text:p text:style-name="P30"/>
            <text:p text:style-name="P45">Заводской номер</text:p>
          </table:table-cell>
          <table:table-cell office:value-type="string" table:number-columns-spanned="2" table:style-name="Таблица19.B1">
            <text:p text:style-name="P45">Метрологические характеристики</text:p>
          </table:table-cell>
          <table:covered-table-cell/>
          <table:table-cell office:value-type="string" table:number-columns-spanned="2" table:style-name="Таблица19.B1">
            <text:p text:style-name="P45">Дата поверки</text:p>
          </table:table-cell>
          <table:covered-table-cell/>
          <table:table-cell office:value-type="string" table:number-rows-spanned="2" table:style-name="Таблица19.B1">
            <text:p text:style-name="P30"/>
            <text:p text:style-name="P45">№ аттестата </text:p>
            <text:p text:style-name="P45">(свидетельства)</text:p>
          </table:table-cell>
          <table:table-cell office:value-type="string" table:number-rows-spanned="2" table:style-name="Таблица19.I1">
            <text:p text:style-name="P45">Орган государственной. метрологической службы, проводивший поверку</text:p>
          </table:table-cell>
        </table:table-row>
        <table:table-row table:style-name="Таблица19.1">
          <table:covered-table-cell/>
          <table:covered-table-cell/>
          <table:covered-table-cell/>
          <table:table-cell office:value-type="string" table:style-name="Таблица19.D2">
            <text:p text:style-name="P45">Диапазон измерения</text:p>
          </table:table-cell>
          <table:table-cell office:value-type="string" table:style-name="Таблица19.D2">
            <text:p text:style-name="P45">Класс точности</text:p>
          </table:table-cell>
          <table:table-cell office:value-type="string" table:style-name="Таблица19.D2">
            <text:p text:style-name="P45"><text:span text:style-name="T86">п</text:span>оследняя</text:p>
          </table:table-cell>
          <table:table-cell office:value-type="string" table:style-name="Таблица19.D2">
            <text:p text:style-name="P45">очередная</text:p>
          </table:table-cell>
          <table:covered-table-cell/>
          <table:covered-table-cell/>
        </table:table-row>
        <table:table-row table:style-name="Таблица19.3">
          <table:table-cell office:value-type="string" table:style-name="Таблица19.A3">
            <text:p text:style-name="P194">1.</text:p>
          </table:table-cell>
          <table:table-cell office:value-type="string" table:style-name="Таблица19.B3">
            <text:p text:style-name="P194">Устройство проверки токовых расцепителей автоматических выключателей УПТР-2МЦ</text:p>
          </table:table-cell>
          <table:table-cell office:value-type="string" table:style-name="Таблица19.B3">
            <text:p text:style-name="P194">201.06.05</text:p>
          </table:table-cell>
          <table:table-cell office:value-type="string" table:style-name="Таблица19.B3">
            <text:p text:style-name="P194">0-12000 А</text:p>
          </table:table-cell>
          <table:table-cell office:value-type="string" table:style-name="Таблица19.B3">
            <text:p text:style-name="P194">10,00%</text:p>
          </table:table-cell>
          <table:table-cell office:value-type="string" table:style-name="Таблица19.B3">
            <text:p text:style-name="P233"><text:span text:style-name="T75">1</text:span><text:span text:style-name="T79">2</text:span><text:span text:style-name="T75"> </text:span><text:span text:style-name="T79">августа 2020</text:span><text:span text:style-name="T75"> г.</text:span></text:p>
          </table:table-cell>
          <table:table-cell office:value-type="string" table:style-name="Таблица19.B3">
            <text:p text:style-name="P233"><text:span text:style-name="T75">1</text:span><text:span text:style-name="T79">1</text:span><text:span text:style-name="T75"> </text:span><text:span text:style-name="T79">августа</text:span><text:span text:style-name="T75"> <text:s text:c="2"/></text:span><text:span text:style-name="T79">2021</text:span><text:span text:style-name="T75"> г.</text:span></text:p>
          </table:table-cell>
          <table:table-cell office:value-type="string" table:style-name="Таблица19.B3">
            <text:p text:style-name="P233"><text:span text:style-name="T75">№206.1-</text:span><text:span text:style-name="T79">5364</text:span><text:span text:style-name="T75">-</text:span><text:span text:style-name="T79">2020</text:span></text:p>
          </table:table-cell>
          <table:table-cell office:value-type="string" table:style-name="Таблица19.I3">
            <text:p text:style-name="P194">ФГУП «ВНИИМС»</text:p>
          </table:table-cell>
        </table:table-row>
        <table:table-row table:style-name="Таблица19.3">
          <table:table-cell office:value-type="string" table:style-name="Таблица19.A4">
            <text:p text:style-name="P194">2.</text:p>
          </table:table-cell>
          <table:table-cell office:value-type="string" table:style-name="Таблица19.B4">
            <text:p text:style-name="P189">Цифровой термогигрометр <text:span text:style-name="T60">Center</text:span>-310</text:p>
          </table:table-cell>
          <table:table-cell office:value-type="string" table:style-name="Таблица19.B4">
            <text:p text:style-name="P195">050310914</text:p>
          </table:table-cell>
          <table:table-cell office:value-type="string" table:style-name="Таблица19.B4">
            <text:p text:style-name="P189"><text:span text:style-name="T58">-20-50</text:span><text:span text:style-name="T65">º</text:span><text:span text:style-name="T58">С, <text:s text:c="5"/>0-100%</text:span></text:p>
          </table:table-cell>
          <table:table-cell office:value-type="string" table:style-name="Таблица19.B4">
            <text:p text:style-name="P195">0,8%, 2,5%</text:p>
          </table:table-cell>
          <table:table-cell office:value-type="string" table:style-name="Таблица19.B4">
            <text:p text:style-name="P277"><text:span text:style-name="T77">24 августа 2020</text:span><text:span text:style-name="T78"> г.</text:span></text:p>
          </table:table-cell>
          <table:table-cell office:value-type="string" table:style-name="Таблица19.B4">
            <text:p text:style-name="P277"><text:span text:style-name="T77">23 августа 2021</text:span><text:span text:style-name="T78"> г.</text:span></text:p>
          </table:table-cell>
          <table:table-cell office:value-type="string" table:style-name="Таблица19.B4">
            <text:p text:style-name="P447"><text:span text:style-name="T76"><text:s text:c="6"/></text:span><text:span text:style-name="T77">3022775</text:span></text:p>
          </table:table-cell>
          <table:table-cell office:value-type="string" table:style-name="Таблица19.I4">
            <text:p text:style-name="P189">Ростест-Москва</text:p>
          </table:table-cell>
        </table:table-row>
        <table:table-row table:style-name="Таблица19.3">
          <table:table-cell office:value-type="string" table:style-name="Таблица19.A5">
            <text:p text:style-name="P194">3.</text:p>
          </table:table-cell>
          <table:table-cell office:value-type="string" table:style-name="Таблица19.B5">
            <text:p text:style-name="P194">Барометр-анероид БКСН7Т</text:p>
          </table:table-cell>
          <table:table-cell office:value-type="string" table:style-name="Таблица19.B5">
            <text:p text:style-name="P194">36</text:p>
          </table:table-cell>
          <table:table-cell office:value-type="string" table:style-name="Таблица19.B5">
            <text:p text:style-name="P194">от 700 мм рт.ст. до 800 мм рт. ст.</text:p>
          </table:table-cell>
          <table:table-cell office:value-type="string" table:style-name="Таблица19.B5">
            <text:p text:style-name="P194">3</text:p>
          </table:table-cell>
          <table:table-cell office:value-type="string" table:style-name="Таблица19.B5">
            <text:p text:style-name="P194">2<text:span text:style-name="T131">7</text:span> августа 20<text:span text:style-name="T131">20</text:span> г.</text:p>
          </table:table-cell>
          <table:table-cell office:value-type="string" table:style-name="Таблица19.B5">
            <text:p text:style-name="P194">2<text:span text:style-name="T131">6</text:span> августа <text:s/>202<text:span text:style-name="T131">1</text:span> г.</text:p>
          </table:table-cell>
          <table:table-cell office:value-type="string" table:style-name="Таблица19.B5">
            <text:p text:style-name="P194">0275474</text:p>
          </table:table-cell>
          <table:table-cell office:value-type="string" table:style-name="Таблица19.I5">
            <text:p text:style-name="P194">Ростест-Москва</text:p>
          </table:table-cell>
        </table:table-row>
      </table:table>
      <text:p text:style-name="P137"/>
      <text:p text:style-name="P402"><text:bookmark-start text:name="__DdeLink__34866_1433290591"/><text:span text:style-name="T23">Выводы: </text:span><text:span text:style-name="T43"><text:s/></text:span><text:span text:style-name="T45">отклонение уставок действительных значений всех расцепителей не превышает допустимых значений заводов-изготовителей.</text:span></text:p>
      <text:p text:style-name="P402"><text:span text:style-name="T36"><text:s/>Заключение: </text:span><text:span text:style-name="T44">автоматические выключатели пригодны к эксплуатации.</text:span><text:bookmark-end text:name="__DdeLink__34866_1433290591"/></text:p>
      <text:p text:style-name="P314"/>
      <text:p text:style-name="P176"/>
      <text:p text:style-name="P176"><text:span text:style-name="T36">Испытания провели: </text:span><text:span text:style-name="T43">Техник-испытатель</text:span> <text:s text:c="22"/>____________________ <text:s text:c="29"/><text:span text:style-name="T43">Савин М.А.</text:span></text:p>
      <text:p text:style-name="P176"><text:s text:c="47"/><text:span text:style-name="T34">(должность)</text:span> <text:s text:c="44"/><text:span text:style-name="T34">(подпись)</text:span> <text:s text:c="55"/><text:span text:style-name="T34">(Ф.И.О.)</text:span></text:p>
      <text:p text:style-name="P362"><text:s text:c="14"/><text:span text:style-name="T43">Рук.электролаборатории</text:span> <text:s text:c="15"/>____________________ <text:s text:c="29"/><text:span text:style-name="T43">Дурнов А.С.</text:span></text:p>
      <text:p text:style-name="P176"><text:s text:c="47"/><text:span text:style-name="T34">(должность)</text:span> <text:s text:c="44"/><text:span text:style-name="T34">(подпись)</text:span> <text:s text:c="55"/><text:span text:style-name="T34">(Ф.И.О.)</text:span></text:p>
      <text:p text:style-name="P176"/>
      <text:p text:style-name="P176"><text:span text:style-name="T36">Протокол проверил : </text:span><text:span text:style-name="T43">Рук. электролаборатории</text:span> <text:s text:c="12"/>____________________ <text:s text:c="29"/><text:span text:style-name="T43">Дурнов А.С.</text:span></text:p>
      <text:p text:style-name="P176"><text:s text:c="46"/><text:span text:style-name="T34">(должность)</text:span> <text:s text:c="44"/><text:span text:style-name="T34">(подпись)</text:span> <text:s text:c="55"/><text:span text:style-name="T34">(Ф.И.О.)</text:span></text:p>
      <text:p text:style-name="P176"/>
      <text:p text:style-name="P176"/>
      <text:p text:style-name="P45">Частичная или полная перепечатка и размножение только с разрешения испытательной лаборатории.</text:p>
      <text:p text:style-name="P45">Исправления не допускаются.</text:p>
      <text:p text:style-name="P45">Протокол распространяется только на элементы электроустановки, подвергнутые испытанием.</text:p>
      <text:section text:name="Раздел10" text:style-name="Sect2">
        <text:p text:style-name="P486">ИП "Палагин С.А."</text:p>
        <text:p text:style-name="P186">(наименование организации, предприятия)</text:p>
        <text:p text:style-name="P236">40030, Московская обл., Люберецкий р-н,</text:p>
        <text:p text:style-name="P236">п. Малаховка, ул. Красина, д.12, к.1, кв.8, комн.2</text:p>
        <text:p text:style-name="P236"><text:span text:style-name="T37">Свидетельство о регистрации </text:span>№ 5515</text:p>
        <text:p text:style-name="P441"><text:span text:style-name="T121">Действительно до 15 августа 2023</text:span><text:span text:style-name="T123"> г.</text:span><text:span text:style-name="T120"> </text:span></text:p>
        <text:p text:style-name="P444"><text:span text:style-name="T30">Заказчик:</text:span> <text:span text:style-name="T42">ззз</text:span></text:p>
        <text:p text:style-name="P96"><text:span text:style-name="T30">Объект: </text:span><text:span text:style-name="T39">ааа</text:span><text:span text:style-name="T36"> <text:s/></text:span><text:span text:style-name="T30"><text:s text:c="3"/></text:span></text:p>
        <text:p text:style-name="P98"><text:span text:style-name="T30">Адрес:</text:span><text:span text:style-name="T28"> </text:span><text:span text:style-name="T42">ууу</text:span></text:p>
        <text:p text:style-name="P441"><text:span text:style-name="T120">дата проведения измерений:</text:span><text:span text:style-name="T122">«ччч» мсмс 2020</text:span><text:span text:style-name="T121"> г.</text:span></text:p>
        <text:p text:style-name="P437"><text:span text:style-name="T98"><text:s/></text:span><text:span text:style-name="T102"><text:s text:c="38"/></text:span></text:p>
      </text:section>
      <text:h text:outline-level="1" text:style-name="P454"><text:bookmark-start text:name="__RefHeading__30579_697036123"/><text:span text:style-name="T110"><text:s text:c="168"/></text:span><text:span text:style-name="T5">тестирования автоматических выключателей напряжением до 1000 В с электронными расцепителями</text:span><text:bookmark-end text:name="__RefHeading__30579_697036123"/></text:h>
      <text:p text:style-name="P347"><text:s/><text:span text:style-name="T20">Климатические условия при проведении измерений</text:span></text:p>
      <text:p text:style-name="P332">Температура воздуха <text:span text:style-name="T43">ттт</text:span> <text:span text:style-name="T34">0</text:span><text:span text:style-name="T59"> </text:span>С. <text:s/>Влажность воздуха <text:span text:style-name="T43">ввв</text:span> <text:span text:style-name="T59">%</text:span>. <text:s/>Атмосферное давление <text:span text:style-name="T43">ддд </text:span>мм.рт.ст.</text:p>
      <text:p text:style-name="P340">Цель измерений (испытаний)</text:p>
      <text:p text:style-name="P46"><text:span text:style-name="T50">ццц</text:span> </text:p>
      <text:p text:style-name="P130">(приёмо-сдаточные, сличительные, контрольные испытания, эксплуатационные, для целей сертификации) </text:p>
      <text:p text:style-name="P11">Нормативные и технические документы, на соответствие требованиям которых проведены измерения (испытания):</text:p>
      <text:p text:style-name="P86">1.8.37 пп..3.1</text:p>
      <text:p text:style-name="P138"/>
      <text:list text:continue-numbering="true" text:style-name="WW8Num9" xml:id="list233742450748917">
        <text:list-header>
          <text:p text:style-name="P473"><text:span text:style-name="T93">1. </text:span>Паспортные данные автоматических выключателей:</text:p>
        </text:list-header>
      </text:list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column table:style-name="Таблица20.C"/>
        <table:table-column table:style-name="Таблица20.H"/>
        <table:table-column table:number-columns-repeated="3" table:style-name="Таблица20.I"/>
        <table:table-column table:style-name="Таблица20.L"/>
        <table:table-header-rows>
          <table:table-row table:style-name="Таблица20.1">
            <table:table-cell office:value-type="string" table:number-rows-spanned="3" table:style-name="Таблица20.A1">
              <text:p text:style-name="P46">№№</text:p>
              <text:p text:style-name="P46">п.п.</text:p>
            </table:table-cell>
            <table:table-cell office:value-type="string" table:number-rows-spanned="3" table:style-name="Таблица20.B1">
              <text:p text:style-name="P46">Место установки, назначение</text:p>
            </table:table-cell>
            <table:table-cell office:value-type="string" table:number-rows-spanned="3" table:style-name="Таблица20.B1">
              <text:p text:style-name="P46">Тип</text:p>
            </table:table-cell>
            <table:table-cell office:value-type="string" table:number-columns-spanned="2" table:style-name="Таблица20.B1">
              <text:p text:style-name="P46">Главная цепь</text:p>
            </table:table-cell>
            <table:covered-table-cell/>
            <table:table-cell office:value-type="string" table:number-columns-spanned="3" table:style-name="Таблица20.B1">
              <text:p text:style-name="P46">Напряжение расцепителей (В)</text:p>
            </table:table-cell>
            <table:covered-table-cell/>
            <table:covered-table-cell/>
            <table:table-cell office:value-type="string" table:number-columns-spanned="2" table:style-name="Таблица20.B1">
              <text:p text:style-name="P46">Электр. блока</text:p>
            </table:table-cell>
            <table:covered-table-cell/>
            <table:table-cell office:value-type="string" table:number-columns-spanned="2" table:style-name="Таблица20.K1">
              <text:p text:style-name="P46">Привод</text:p>
            </table:table-cell>
            <table:covered-table-cell/>
          </table:table-row>
          <table:table-row table:style-name="Таблица20.2">
            <table:covered-table-cell/>
            <table:covered-table-cell/>
            <table:covered-table-cell/>
            <table:table-cell office:value-type="string" table:number-rows-spanned="2" table:style-name="Таблица20.D2">
              <text:p text:style-name="P46">Номин.</text:p>
              <text:p text:style-name="P46"><text:span text:style-name="T60">U</text:span> (В)</text:p>
            </table:table-cell>
            <table:table-cell office:value-type="string" table:number-rows-spanned="2" table:style-name="Таблица20.D2">
              <text:p text:style-name="P46">Номин.</text:p>
              <text:p text:style-name="P46"><text:span text:style-name="T60">I</text:span>(А)</text:p>
            </table:table-cell>
            <table:table-cell office:value-type="string" table:number-rows-spanned="2" table:style-name="Таблица20.D2">
              <text:p text:style-name="P46">Независи-мого</text:p>
            </table:table-cell>
            <table:table-cell office:value-type="string" table:number-rows-spanned="2" table:style-name="Таблица20.D2">
              <text:p text:style-name="P46">Нулев.</text:p>
            </table:table-cell>
            <table:table-cell office:value-type="string" table:number-rows-spanned="2" table:style-name="Таблица20.D2">
              <text:p text:style-name="P46">Миним.</text:p>
            </table:table-cell>
            <table:table-cell office:value-type="string" table:number-rows-spanned="2" table:style-name="Таблица20.D2">
              <text:p text:style-name="P46">Тип</text:p>
            </table:table-cell>
            <table:table-cell office:value-type="string" table:number-rows-spanned="2" table:style-name="Таблица20.D2">
              <text:p text:style-name="P46">Номин.</text:p>
              <text:p text:style-name="P46"><text:span text:style-name="T60">I</text:span>(А)</text:p>
            </table:table-cell>
            <table:table-cell office:value-type="string" table:number-rows-spanned="2" table:style-name="Таблица20.D2">
              <text:p text:style-name="P46">Тип</text:p>
            </table:table-cell>
            <table:table-cell office:value-type="string" table:number-rows-spanned="2" table:style-name="Таблица20.L2">
              <text:p text:style-name="P46">Напр.</text:p>
              <text:p text:style-name="P46"><text:span text:style-name="T60">U</text:span>(В)</text:p>
            </table:table-cell>
          </table:table-row>
          <table:table-row table:style-name="Таблица20.2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20.4">
            <table:table-cell office:value-type="string" table:style-name="Таблица20.A4">
              <text:p text:style-name="P46">1</text:p>
            </table:table-cell>
            <table:table-cell office:value-type="string" table:style-name="Таблица20.B4">
              <text:p text:style-name="P46">2</text:p>
            </table:table-cell>
            <table:table-cell office:value-type="string" table:style-name="Таблица20.B4">
              <text:p text:style-name="P46">3</text:p>
            </table:table-cell>
            <table:table-cell office:value-type="string" table:style-name="Таблица20.B4">
              <text:p text:style-name="P46">4</text:p>
            </table:table-cell>
            <table:table-cell office:value-type="string" table:style-name="Таблица20.B4">
              <text:p text:style-name="P46">5</text:p>
            </table:table-cell>
            <table:table-cell office:value-type="string" table:style-name="Таблица20.B4">
              <text:p text:style-name="P46">6</text:p>
            </table:table-cell>
            <table:table-cell office:value-type="string" table:style-name="Таблица20.B4">
              <text:p text:style-name="P46">7</text:p>
            </table:table-cell>
            <table:table-cell office:value-type="string" table:style-name="Таблица20.B4">
              <text:p text:style-name="P46">8</text:p>
            </table:table-cell>
            <table:table-cell office:value-type="string" table:style-name="Таблица20.B4">
              <text:p text:style-name="P46">9</text:p>
            </table:table-cell>
            <table:table-cell office:value-type="string" table:style-name="Таблица20.B4">
              <text:p text:style-name="P46">10</text:p>
            </table:table-cell>
            <table:table-cell office:value-type="string" table:style-name="Таблица20.B4">
              <text:p text:style-name="P46">11</text:p>
            </table:table-cell>
            <table:table-cell office:value-type="string" table:style-name="Таблица20.L4">
              <text:p text:style-name="P46">12</text:p>
            </table:table-cell>
          </table:table-row>
        </table:table-header-rows>
        <table:table-row table:style-name="Таблица20.5">
          <table:table-cell office:value-type="string" table:style-name="Таблица20.A1">
            <text:p text:style-name="P373"/>
          </table:table-cell>
          <table:table-cell office:value-type="string" table:style-name="Таблица20.B1">
            <text:p text:style-name="P101">ВРУ-1. Панель АВР.</text:p>
          </table:table-cell>
          <table:table-cell office:value-type="string" table:style-name="Таблица20.C5">
            <text:p text:style-name="P31"/>
          </table:table-cell>
          <table:table-cell office:value-type="string" table:style-name="Таблица20.B1">
            <text:p text:style-name="P31"/>
          </table:table-cell>
          <table:table-cell office:value-type="string" table:style-name="Таблица20.B1">
            <text:p text:style-name="P31"/>
          </table:table-cell>
          <table:table-cell office:value-type="string" table:style-name="Таблица20.B1">
            <text:p text:style-name="P31"/>
          </table:table-cell>
          <table:table-cell office:value-type="string" table:style-name="Таблица20.B1">
            <text:p text:style-name="P31"/>
          </table:table-cell>
          <table:table-cell office:value-type="string" table:style-name="Таблица20.B1">
            <text:p text:style-name="P31"/>
          </table:table-cell>
          <table:table-cell office:value-type="string" table:style-name="Таблица20.B1">
            <text:p text:style-name="P31"/>
          </table:table-cell>
          <table:table-cell office:value-type="string" table:style-name="Таблица20.B1">
            <text:p text:style-name="P31"/>
          </table:table-cell>
          <table:table-cell office:value-type="string" table:style-name="Таблица20.B1">
            <text:p text:style-name="P31"/>
          </table:table-cell>
          <table:table-cell office:value-type="string" table:style-name="Таблица20.K1">
            <text:p text:style-name="P31"/>
          </table:table-cell>
        </table:table-row>
        <table:table-row table:style-name="Таблица20.6">
          <table:table-cell office:value-type="string" table:style-name="Таблица20.A6">
            <text:p text:style-name="P372"><text:span text:style-name="T60">1</text:span>.</text:p>
          </table:table-cell>
          <table:table-cell office:value-type="string" table:style-name="Таблица20.D2">
            <text:p text:style-name="P46">Ввод №1</text:p>
          </table:table-cell>
          <table:table-cell office:value-type="string" table:style-name="Таблица20.D2">
            <text:p text:style-name="P46"><text:span text:style-name="T60">ABB</text:span> <text:span text:style-name="T60">Tmax</text:span> <text:span text:style-name="T60">T5N400</text:span></text:p>
          </table:table-cell>
          <table:table-cell office:value-type="string" table:style-name="Таблица20.D2">
            <text:p text:style-name="P46">690</text:p>
          </table:table-cell>
          <table:table-cell office:value-type="string" table:style-name="Таблица20.D2">
            <text:p text:style-name="P112">400</text:p>
          </table:table-cell>
          <table:table-cell office:value-type="string" table:style-name="Таблица20.D2">
            <text:p text:style-name="P46">----</text:p>
          </table:table-cell>
          <table:table-cell office:value-type="string" table:style-name="Таблица20.D2">
            <text:p text:style-name="P46">----</text:p>
          </table:table-cell>
          <table:table-cell office:value-type="string" table:style-name="Таблица20.D2">
            <text:p text:style-name="P46">----</text:p>
          </table:table-cell>
          <table:table-cell office:value-type="string" table:style-name="Таблица20.D2">
            <text:p text:style-name="P46"><text:span text:style-name="T60">PR</text:span>221 <text:span text:style-name="T60">DS</text:span></text:p>
          </table:table-cell>
          <table:table-cell office:value-type="string" table:style-name="Таблица20.D2">
            <text:p text:style-name="P46">400</text:p>
          </table:table-cell>
          <table:table-cell office:value-type="string" table:style-name="Таблица20.D2">
            <text:p text:style-name="P46">----</text:p>
          </table:table-cell>
          <table:table-cell office:value-type="string" table:style-name="Таблица20.L2">
            <text:p text:style-name="P46">----</text:p>
          </table:table-cell>
        </table:table-row>
        <table:table-row table:style-name="Таблица20.7">
          <table:table-cell office:value-type="string" table:style-name="Таблица20.A6">
            <text:p text:style-name="P372"><text:span text:style-name="T60">2</text:span>.</text:p>
          </table:table-cell>
          <table:table-cell office:value-type="string" table:style-name="Таблица20.D2">
            <text:p text:style-name="P46">Ввод №2</text:p>
          </table:table-cell>
          <table:table-cell office:value-type="string" table:style-name="Таблица20.D2">
            <text:p text:style-name="P46"><text:span text:style-name="T60">ABB</text:span> <text:span text:style-name="T60">Tmax T5N400</text:span></text:p>
          </table:table-cell>
          <table:table-cell office:value-type="string" table:style-name="Таблица20.D2">
            <text:p text:style-name="P112">690</text:p>
          </table:table-cell>
          <table:table-cell office:value-type="string" table:style-name="Таблица20.D2">
            <text:p text:style-name="P112">400</text:p>
          </table:table-cell>
          <table:table-cell office:value-type="string" table:style-name="Таблица20.D2">
            <text:p text:style-name="P112">----</text:p>
          </table:table-cell>
          <table:table-cell office:value-type="string" table:style-name="Таблица20.D2">
            <text:p text:style-name="P112">----</text:p>
          </table:table-cell>
          <table:table-cell office:value-type="string" table:style-name="Таблица20.D2">
            <text:p text:style-name="P112">----</text:p>
          </table:table-cell>
          <table:table-cell office:value-type="string" table:style-name="Таблица20.D2">
            <text:p text:style-name="P112">PR221 DS</text:p>
          </table:table-cell>
          <table:table-cell office:value-type="string" table:style-name="Таблица20.D2">
            <text:p text:style-name="P46">400</text:p>
          </table:table-cell>
          <table:table-cell office:value-type="string" table:style-name="Таблица20.D2">
            <text:p text:style-name="P112">----</text:p>
          </table:table-cell>
          <table:table-cell office:value-type="string" table:style-name="Таблица20.L2">
            <text:p text:style-name="P112">----</text:p>
          </table:table-cell>
        </table:table-row>
        <table:table-row table:style-name="Таблица20.8">
          <table:table-cell office:value-type="string" table:style-name="Таблица20.A6">
            <text:p text:style-name="P374"/>
          </table:table-cell>
          <table:table-cell office:value-type="string" table:style-name="Таблица20.D2">
            <text:p text:style-name="P100"/>
          </table:table-cell>
          <table:table-cell office:value-type="string" table:style-name="Таблица20.D2">
            <text:p text:style-name="P108"/>
          </table:table-cell>
          <table:table-cell office:value-type="string" table:style-name="Таблица20.D2">
            <text:p text:style-name="P108"/>
          </table:table-cell>
          <table:table-cell office:value-type="string" table:style-name="Таблица20.D2">
            <text:p text:style-name="P108"/>
          </table:table-cell>
          <table:table-cell office:value-type="string" table:style-name="Таблица20.D2">
            <text:p text:style-name="P108"/>
          </table:table-cell>
          <table:table-cell office:value-type="string" table:style-name="Таблица20.D2">
            <text:p text:style-name="P108"/>
          </table:table-cell>
          <table:table-cell office:value-type="string" table:style-name="Таблица20.D2">
            <text:p text:style-name="P108"/>
          </table:table-cell>
          <table:table-cell office:value-type="string" table:style-name="Таблица20.D2">
            <text:p text:style-name="P108"/>
          </table:table-cell>
          <table:table-cell office:value-type="string" table:style-name="Таблица20.D2">
            <text:p text:style-name="P108"/>
          </table:table-cell>
          <table:table-cell office:value-type="string" table:style-name="Таблица20.D2">
            <text:p text:style-name="P108"/>
          </table:table-cell>
          <table:table-cell office:value-type="string" table:style-name="Таблица20.L2">
            <text:p text:style-name="P108"/>
          </table:table-cell>
        </table:table-row>
        <table:table-row table:style-name="Таблица20.9">
          <table:table-cell office:value-type="string" table:style-name="Таблица20.A6">
            <text:p text:style-name="P372"/>
          </table:table-cell>
          <table:table-cell office:value-type="string" table:style-name="Таблица20.D2">
            <text:p text:style-name="P46"/>
          </table:table-cell>
          <table:table-cell office:value-type="string" table:style-name="Таблица20.D2">
            <text:p text:style-name="P112"/>
          </table:table-cell>
          <table:table-cell office:value-type="string" table:style-name="Таблица20.D2">
            <text:p text:style-name="P112"/>
          </table:table-cell>
          <table:table-cell office:value-type="string" table:style-name="Таблица20.D2">
            <text:p text:style-name="P112"/>
          </table:table-cell>
          <table:table-cell office:value-type="string" table:style-name="Таблица20.D2">
            <text:p text:style-name="P112"/>
          </table:table-cell>
          <table:table-cell office:value-type="string" table:style-name="Таблица20.D2">
            <text:p text:style-name="P112"/>
          </table:table-cell>
          <table:table-cell office:value-type="string" table:style-name="Таблица20.D2">
            <text:p text:style-name="P112"/>
          </table:table-cell>
          <table:table-cell office:value-type="string" table:style-name="Таблица20.D2">
            <text:p text:style-name="P112"/>
          </table:table-cell>
          <table:table-cell office:value-type="string" table:style-name="Таблица20.D2">
            <text:p text:style-name="P112"/>
          </table:table-cell>
          <table:table-cell office:value-type="string" table:style-name="Таблица20.D2">
            <text:p text:style-name="P112"/>
          </table:table-cell>
          <table:table-cell office:value-type="string" table:style-name="Таблица20.L2">
            <text:p text:style-name="P112"/>
          </table:table-cell>
        </table:table-row>
        <table:table-row table:style-name="Таблица20.10">
          <table:table-cell office:value-type="string" table:style-name="Таблица20.A6">
            <text:p text:style-name="P370"/>
          </table:table-cell>
          <table:table-cell office:value-type="string" table:style-name="Таблица20.D2">
            <text:p text:style-name="P120"/>
          </table:table-cell>
          <table:table-cell office:value-type="string" table:style-name="Таблица20.D2">
            <text:p text:style-name="P108"/>
          </table:table-cell>
          <table:table-cell office:value-type="string" table:style-name="Таблица20.D2">
            <text:p text:style-name="P108"/>
          </table:table-cell>
          <table:table-cell office:value-type="string" table:style-name="Таблица20.D2">
            <text:p text:style-name="P108"/>
          </table:table-cell>
          <table:table-cell office:value-type="string" table:style-name="Таблица20.D2">
            <text:p text:style-name="P108"/>
          </table:table-cell>
          <table:table-cell office:value-type="string" table:style-name="Таблица20.D2">
            <text:p text:style-name="P108"/>
          </table:table-cell>
          <table:table-cell office:value-type="string" table:style-name="Таблица20.D2">
            <text:p text:style-name="P108"/>
          </table:table-cell>
          <table:table-cell office:value-type="string" table:style-name="Таблица20.D2">
            <text:p text:style-name="P108"/>
          </table:table-cell>
          <table:table-cell office:value-type="string" table:style-name="Таблица20.D2">
            <text:p text:style-name="P108"/>
          </table:table-cell>
          <table:table-cell office:value-type="string" table:style-name="Таблица20.D2">
            <text:p text:style-name="P108"/>
          </table:table-cell>
          <table:table-cell office:value-type="string" table:style-name="Таблица20.L2">
            <text:p text:style-name="P108"/>
          </table:table-cell>
        </table:table-row>
        <table:table-row table:style-name="Таблица20.11">
          <table:table-cell office:value-type="string" table:style-name="Таблица20.A6">
            <text:p text:style-name="P372"/>
          </table:table-cell>
          <table:table-cell office:value-type="string" table:style-name="Таблица20.D2">
            <text:p text:style-name="P46"/>
          </table:table-cell>
          <table:table-cell office:value-type="string" table:style-name="Таблица20.D2">
            <text:p text:style-name="P112"/>
          </table:table-cell>
          <table:table-cell office:value-type="string" table:style-name="Таблица20.D2">
            <text:p text:style-name="P46"/>
          </table:table-cell>
          <table:table-cell office:value-type="string" table:style-name="Таблица20.D2">
            <text:p text:style-name="P112"/>
          </table:table-cell>
          <table:table-cell office:value-type="string" table:style-name="Таблица20.D2">
            <text:p text:style-name="P46"/>
          </table:table-cell>
          <table:table-cell office:value-type="string" table:style-name="Таблица20.D2">
            <text:p text:style-name="P46"/>
          </table:table-cell>
          <table:table-cell office:value-type="string" table:style-name="Таблица20.D2">
            <text:p text:style-name="P46"/>
          </table:table-cell>
          <table:table-cell office:value-type="string" table:style-name="Таблица20.D2">
            <text:p text:style-name="P112"/>
          </table:table-cell>
          <table:table-cell office:value-type="string" table:style-name="Таблица20.D2">
            <text:p text:style-name="P112"/>
          </table:table-cell>
          <table:table-cell office:value-type="string" table:style-name="Таблица20.D2">
            <text:p text:style-name="P46"/>
          </table:table-cell>
          <table:table-cell office:value-type="string" table:style-name="Таблица20.L2">
            <text:p text:style-name="P46"/>
          </table:table-cell>
        </table:table-row>
        <table:table-row table:style-name="Таблица20.12">
          <table:table-cell office:value-type="string" table:style-name="Таблица20.A12">
            <text:p text:style-name="P372"/>
          </table:table-cell>
          <table:table-cell office:value-type="string" table:style-name="Таблица20.B12">
            <text:p text:style-name="P46"/>
          </table:table-cell>
          <table:table-cell office:value-type="string" table:style-name="Таблица20.B12">
            <text:p text:style-name="P112"/>
          </table:table-cell>
          <table:table-cell office:value-type="string" table:style-name="Таблица20.B12">
            <text:p text:style-name="P46"/>
          </table:table-cell>
          <table:table-cell office:value-type="string" table:style-name="Таблица20.B12">
            <text:p text:style-name="P112"/>
          </table:table-cell>
          <table:table-cell office:value-type="string" table:style-name="Таблица20.B12">
            <text:p text:style-name="P46"/>
          </table:table-cell>
          <table:table-cell office:value-type="string" table:style-name="Таблица20.B12">
            <text:p text:style-name="P46"/>
          </table:table-cell>
          <table:table-cell office:value-type="string" table:style-name="Таблица20.B12">
            <text:p text:style-name="P46"/>
          </table:table-cell>
          <table:table-cell office:value-type="string" table:style-name="Таблица20.B12">
            <text:p text:style-name="P112"/>
          </table:table-cell>
          <table:table-cell office:value-type="string" table:style-name="Таблица20.B12">
            <text:p text:style-name="P112"/>
          </table:table-cell>
          <table:table-cell office:value-type="string" table:style-name="Таблица20.B12">
            <text:p text:style-name="P46"/>
          </table:table-cell>
          <table:table-cell office:value-type="string" table:style-name="Таблица20.L12">
            <text:p text:style-name="P46"/>
          </table:table-cell>
        </table:table-row>
      </table:table>
      <text:p text:style-name="P149"/>
      <text:p text:style-name="P169">2. Проверки расцепителей:</text:p>
      <text:p text:style-name="P172"><text:span text:style-name="T37"><text:s text:c="5"/>в зоне токов перегрузки (уставка </text:span><text:span text:style-name="T61">L</text:span><text:span text:style-name="T37">)</text:span></text:p>
      <text:p text:style-name="P169"><text:soft-page-break/></text:p>
      <table:table table:name="Таблица21" table:style-name="Таблица21">
        <table:table-column table:style-name="Таблица21.A"/>
        <table:table-column table:style-name="Таблица21.B"/>
        <table:table-column table:number-columns-repeated="4" table:style-name="Таблица21.C"/>
        <table:table-column table:style-name="Таблица21.G"/>
        <table:table-column table:number-columns-repeated="4" table:style-name="Таблица21.H"/>
        <table:table-column table:style-name="Таблица21.L"/>
        <table:table-header-rows>
          <table:table-row table:style-name="Таблица21.1">
            <table:table-cell office:value-type="string" table:number-rows-spanned="3" table:style-name="Таблица21.A1">
              <text:p text:style-name="P46">№№</text:p>
              <text:p text:style-name="P46">п.п.</text:p>
            </table:table-cell>
            <table:table-cell office:value-type="string" table:number-rows-spanned="3" table:style-name="Таблица21.B1">
              <text:p text:style-name="P31"/>
              <text:p text:style-name="P46"/>
              <text:p text:style-name="P46"/>
              <text:p text:style-name="P46">Линия</text:p>
            </table:table-cell>
            <table:table-cell office:value-type="string" table:number-columns-spanned="2" table:style-name="Таблица21.C1">
              <text:p text:style-name="P46">Уставки по току</text:p>
            </table:table-cell>
            <table:covered-table-cell/>
            <table:table-cell office:value-type="string" table:style-name="Таблица21.C1">
              <text:p text:style-name="P46">Уставка по времени</text:p>
            </table:table-cell>
            <table:table-cell office:value-type="string" table:style-name="Таблица21.C1">
              <text:p text:style-name="P46">Ток прогруз-ки</text:p>
            </table:table-cell>
            <table:table-cell office:value-type="string" table:number-columns-spanned="5" table:style-name="Таблица21.C1">
              <text:p text:style-name="P46">Время срабатывания (с)</text:p>
            </table:table-cell>
            <table:covered-table-cell/>
            <table:covered-table-cell/>
            <table:covered-table-cell/>
            <table:covered-table-cell/>
            <table:table-cell office:value-type="string" table:number-rows-spanned="3" table:style-name="Таблица21.L1">
              <text:p text:style-name="P46">Примеч.</text:p>
            </table:table-cell>
          </table:table-row>
          <table:table-row table:style-name="Таблица21.1">
            <table:covered-table-cell/>
            <table:covered-table-cell/>
            <table:table-cell office:value-type="string" table:number-columns-spanned="2" table:style-name="Таблица21.C2">
              <text:p text:style-name="P46"><text:span text:style-name="T89">I</text:span><text:span text:style-name="T88">1 =(К1 х </text:span><text:span text:style-name="T89">In</text:span><text:span text:style-name="T88">)</text:span></text:p>
            </table:table-cell>
            <table:covered-table-cell/>
            <table:table-cell office:value-type="string" table:number-rows-spanned="2" table:style-name="Таблица21.C2">
              <text:p text:style-name="P46"><text:span text:style-name="T60">t</text:span>1, сек</text:p>
            </table:table-cell>
            <table:table-cell office:value-type="string" table:number-rows-spanned="2" table:style-name="Таблица21.C2">
              <text:p text:style-name="P46"><text:span text:style-name="T60">I</text:span>пр, А</text:p>
            </table:table-cell>
            <table:table-cell office:value-type="string" table:number-rows-spanned="2" table:style-name="Таблица21.C2">
              <text:p text:style-name="P46">Допусти-мое </text:p>
              <text:p text:style-name="P46">(по характе- ристике )</text:p>
            </table:table-cell>
            <table:table-cell office:value-type="string" table:number-columns-spanned="4" table:style-name="Таблица21.C2">
              <text:p text:style-name="P46">измеренное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21.1">
            <table:covered-table-cell/>
            <table:covered-table-cell/>
            <table:table-cell office:value-type="string" table:style-name="Таблица21.C2">
              <text:p text:style-name="P46">К </text:p>
            </table:table-cell>
            <table:table-cell office:value-type="string" table:style-name="Таблица21.C2">
              <text:p text:style-name="P46">(А)</text:p>
            </table:table-cell>
            <table:covered-table-cell/>
            <table:covered-table-cell/>
            <table:covered-table-cell/>
            <table:table-cell office:value-type="string" table:style-name="Таблица21.C2">
              <text:p text:style-name="P46"><text:span text:style-name="T60">L</text:span>1</text:p>
            </table:table-cell>
            <table:table-cell office:value-type="string" table:style-name="Таблица21.C2">
              <text:p text:style-name="P46"><text:span text:style-name="T60">L</text:span>2</text:p>
            </table:table-cell>
            <table:table-cell office:value-type="string" table:style-name="Таблица21.C2">
              <text:p text:style-name="P46"><text:span text:style-name="T60">L</text:span>3</text:p>
            </table:table-cell>
            <table:table-cell office:value-type="string" table:style-name="Таблица21.C2">
              <text:p text:style-name="P112">N</text:p>
            </table:table-cell>
            <table:covered-table-cell/>
          </table:table-row>
          <table:table-row table:style-name="Таблица21.1">
            <table:table-cell office:value-type="string" table:style-name="Таблица21.A4">
              <text:p text:style-name="P46">1</text:p>
            </table:table-cell>
            <table:table-cell office:value-type="string" table:style-name="Таблица21.B4">
              <text:p text:style-name="P416">2</text:p>
            </table:table-cell>
            <table:table-cell office:value-type="string" table:style-name="Таблица21.B4">
              <text:p text:style-name="P46">4</text:p>
            </table:table-cell>
            <table:table-cell office:value-type="string" table:style-name="Таблица21.B4">
              <text:p text:style-name="P46">5</text:p>
            </table:table-cell>
            <table:table-cell office:value-type="string" table:style-name="Таблица21.B4">
              <text:p text:style-name="P46">6</text:p>
            </table:table-cell>
            <table:table-cell office:value-type="string" table:style-name="Таблица21.B4">
              <text:p text:style-name="P46">7</text:p>
            </table:table-cell>
            <table:table-cell office:value-type="string" table:style-name="Таблица21.B4">
              <text:p text:style-name="P46">8</text:p>
            </table:table-cell>
            <table:table-cell office:value-type="string" table:style-name="Таблица21.B4">
              <text:p text:style-name="P46">9</text:p>
            </table:table-cell>
            <table:table-cell office:value-type="string" table:style-name="Таблица21.B4">
              <text:p text:style-name="P46">10</text:p>
            </table:table-cell>
            <table:table-cell office:value-type="string" table:style-name="Таблица21.B4">
              <text:p text:style-name="P46">11</text:p>
            </table:table-cell>
            <table:table-cell office:value-type="string" table:style-name="Таблица21.B4">
              <text:p text:style-name="P46">12</text:p>
            </table:table-cell>
            <table:table-cell office:value-type="string" table:style-name="Таблица21.L4">
              <text:p text:style-name="P46">13</text:p>
            </table:table-cell>
          </table:table-row>
        </table:table-header-rows>
        <table:table-row table:style-name="Таблица21.1">
          <table:table-cell office:value-type="string" table:style-name="Таблица21.A1">
            <text:p text:style-name="P370"/>
          </table:table-cell>
          <table:table-cell office:value-type="string" table:style-name="Таблица21.C1">
            <text:p text:style-name="P101">ВРУ-1. Панель АВР.</text:p>
          </table:table-cell>
          <table:table-cell office:value-type="string" table:style-name="Таблица21.C1">
            <text:p text:style-name="P31"/>
          </table:table-cell>
          <table:table-cell office:value-type="string" table:style-name="Таблица21.C1">
            <text:p text:style-name="P31"/>
          </table:table-cell>
          <table:table-cell office:value-type="string" table:style-name="Таблица21.C1">
            <text:p text:style-name="P31"/>
          </table:table-cell>
          <table:table-cell office:value-type="string" table:style-name="Таблица21.C1">
            <text:p text:style-name="P31"/>
          </table:table-cell>
          <table:table-cell office:value-type="string" table:style-name="Таблица21.C1">
            <text:p text:style-name="P108"/>
          </table:table-cell>
          <table:table-cell office:value-type="string" table:style-name="Таблица21.C1">
            <text:p text:style-name="P31"/>
          </table:table-cell>
          <table:table-cell office:value-type="string" table:style-name="Таблица21.C1">
            <text:p text:style-name="P31"/>
          </table:table-cell>
          <table:table-cell office:value-type="string" table:style-name="Таблица21.C1">
            <text:p text:style-name="P31"/>
          </table:table-cell>
          <table:table-cell office:value-type="string" table:style-name="Таблица21.C1">
            <text:p text:style-name="P31"/>
          </table:table-cell>
          <table:table-cell office:value-type="string" table:style-name="Таблица21.L1">
            <text:p text:style-name="P31"/>
          </table:table-cell>
        </table:table-row>
        <table:table-row table:style-name="Таблица21.1">
          <table:table-cell office:value-type="string" table:style-name="Таблица21.A6">
            <text:p text:style-name="P372"><text:span text:style-name="T60">1</text:span>.</text:p>
          </table:table-cell>
          <table:table-cell office:value-type="string" table:style-name="Таблица21.C2">
            <text:p text:style-name="P46">Ввод №1</text:p>
          </table:table-cell>
          <table:table-cell office:value-type="string" table:style-name="Таблица21.C2">
            <text:p text:style-name="P46">1,0</text:p>
          </table:table-cell>
          <table:table-cell office:value-type="string" table:style-name="Таблица21.C2">
            <text:p text:style-name="P46">400</text:p>
          </table:table-cell>
          <table:table-cell office:value-type="string" table:style-name="Таблица21.C2">
            <text:p text:style-name="P46">12</text:p>
          </table:table-cell>
          <table:table-cell office:value-type="string" table:style-name="Таблица21.C2">
            <text:p text:style-name="P46">2400</text:p>
          </table:table-cell>
          <table:table-cell office:value-type="string" table:style-name="Таблица21.C2">
            <text:p text:style-name="P46"><text:span text:style-name="T60">10</text:span>,8-13,2</text:p>
          </table:table-cell>
          <table:table-cell office:value-type="string" table:style-name="Таблица21.C2">
            <text:p text:style-name="P46">12,3</text:p>
          </table:table-cell>
          <table:table-cell office:value-type="string" table:style-name="Таблица21.C2">
            <text:p text:style-name="P46">12,3</text:p>
          </table:table-cell>
          <table:table-cell office:value-type="string" table:style-name="Таблица21.C2">
            <text:p text:style-name="P46">12,3</text:p>
          </table:table-cell>
          <table:table-cell office:value-type="string" table:style-name="Таблица21.C2">
            <text:p text:style-name="P46">----</text:p>
          </table:table-cell>
          <table:table-cell office:value-type="string" table:style-name="Таблица21.L6">
            <text:p text:style-name="P46">----</text:p>
          </table:table-cell>
        </table:table-row>
        <table:table-row table:style-name="Таблица21.1">
          <table:table-cell office:value-type="string" table:style-name="Таблица21.A6">
            <text:p text:style-name="P372"><text:span text:style-name="T60">2</text:span>.</text:p>
          </table:table-cell>
          <table:table-cell office:value-type="string" table:style-name="Таблица21.C2">
            <text:p text:style-name="P46">Ввод №2</text:p>
          </table:table-cell>
          <table:table-cell office:value-type="string" table:style-name="Таблица21.C2">
            <text:p text:style-name="P46">1,0</text:p>
          </table:table-cell>
          <table:table-cell office:value-type="string" table:style-name="Таблица21.C2">
            <text:p text:style-name="P46">400</text:p>
          </table:table-cell>
          <table:table-cell office:value-type="string" table:style-name="Таблица21.C2">
            <text:p text:style-name="P46">12</text:p>
          </table:table-cell>
          <table:table-cell office:value-type="string" table:style-name="Таблица21.C2">
            <text:p text:style-name="P46">2400</text:p>
          </table:table-cell>
          <table:table-cell office:value-type="string" table:style-name="Таблица21.C2">
            <text:p text:style-name="P46"><text:span text:style-name="T60">10</text:span>,8-13,2</text:p>
          </table:table-cell>
          <table:table-cell office:value-type="string" table:style-name="Таблица21.C2">
            <text:p text:style-name="P46">12,2</text:p>
          </table:table-cell>
          <table:table-cell office:value-type="string" table:style-name="Таблица21.C2">
            <text:p text:style-name="P46">12,2</text:p>
          </table:table-cell>
          <table:table-cell office:value-type="string" table:style-name="Таблица21.C2">
            <text:p text:style-name="P46">12,2</text:p>
          </table:table-cell>
          <table:table-cell office:value-type="string" table:style-name="Таблица21.C2">
            <text:p text:style-name="P46">----</text:p>
          </table:table-cell>
          <table:table-cell office:value-type="string" table:style-name="Таблица21.L6">
            <text:p text:style-name="P46">----</text:p>
          </table:table-cell>
        </table:table-row>
        <table:table-row table:style-name="Таблица21.1">
          <table:table-cell office:value-type="string" table:style-name="Таблица21.A6">
            <text:p text:style-name="P370"/>
          </table:table-cell>
          <table:table-cell office:value-type="string" table:style-name="Таблица21.C2">
            <text:p text:style-name="P100"/>
          </table:table-cell>
          <table:table-cell office:value-type="string" table:style-name="Таблица21.C2">
            <text:p text:style-name="P31"/>
          </table:table-cell>
          <table:table-cell office:value-type="string" table:style-name="Таблица21.C2">
            <text:p text:style-name="P31"/>
          </table:table-cell>
          <table:table-cell office:value-type="string" table:style-name="Таблица21.C2">
            <text:p text:style-name="P31"/>
          </table:table-cell>
          <table:table-cell office:value-type="string" table:style-name="Таблица21.C2">
            <text:p text:style-name="P31"/>
          </table:table-cell>
          <table:table-cell office:value-type="string" table:style-name="Таблица21.C2">
            <text:p text:style-name="P31"/>
          </table:table-cell>
          <table:table-cell office:value-type="string" table:style-name="Таблица21.C2">
            <text:p text:style-name="P31"/>
          </table:table-cell>
          <table:table-cell office:value-type="string" table:style-name="Таблица21.C2">
            <text:p text:style-name="P31"/>
          </table:table-cell>
          <table:table-cell office:value-type="string" table:style-name="Таблица21.C2">
            <text:p text:style-name="P31"/>
          </table:table-cell>
          <table:table-cell office:value-type="string" table:style-name="Таблица21.C2">
            <text:p text:style-name="P31"/>
          </table:table-cell>
          <table:table-cell office:value-type="string" table:style-name="Таблица21.L6">
            <text:p text:style-name="P31"/>
          </table:table-cell>
        </table:table-row>
        <table:table-row table:style-name="Таблица21.1">
          <table:table-cell office:value-type="string" table:style-name="Таблица21.A6">
            <text:p text:style-name="P372"/>
          </table:table-cell>
          <table:table-cell office:value-type="string" table:style-name="Таблица21.C2">
            <text:p text:style-name="P46"/>
          </table:table-cell>
          <table:table-cell office:value-type="string" table:style-name="Таблица21.C2">
            <text:p text:style-name="P46"/>
          </table:table-cell>
          <table:table-cell office:value-type="string" table:style-name="Таблица21.C2">
            <text:p text:style-name="P46"/>
          </table:table-cell>
          <table:table-cell office:value-type="string" table:style-name="Таблица21.C2">
            <text:p text:style-name="P46"/>
          </table:table-cell>
          <table:table-cell office:value-type="string" table:style-name="Таблица21.C2">
            <text:p text:style-name="P46"/>
          </table:table-cell>
          <table:table-cell office:value-type="string" table:style-name="Таблица21.C2">
            <text:p text:style-name="P46"/>
          </table:table-cell>
          <table:table-cell office:value-type="string" table:style-name="Таблица21.C2">
            <text:p text:style-name="P46"/>
          </table:table-cell>
          <table:table-cell office:value-type="string" table:style-name="Таблица21.C2">
            <text:p text:style-name="P46"/>
          </table:table-cell>
          <table:table-cell office:value-type="string" table:style-name="Таблица21.C2">
            <text:p text:style-name="P46"/>
          </table:table-cell>
          <table:table-cell office:value-type="string" table:style-name="Таблица21.C2">
            <text:p text:style-name="P46"/>
          </table:table-cell>
          <table:table-cell office:value-type="string" table:style-name="Таблица21.L6">
            <text:p text:style-name="P46"/>
          </table:table-cell>
        </table:table-row>
        <table:table-row table:style-name="Таблица21.1">
          <table:table-cell office:value-type="string" table:style-name="Таблица21.A6">
            <text:p text:style-name="P370"/>
          </table:table-cell>
          <table:table-cell office:value-type="string" table:style-name="Таблица21.C2">
            <text:p text:style-name="P120"/>
          </table:table-cell>
          <table:table-cell office:value-type="string" table:style-name="Таблица21.C2">
            <text:p text:style-name="P31"/>
          </table:table-cell>
          <table:table-cell office:value-type="string" table:style-name="Таблица21.C2">
            <text:p text:style-name="P31"/>
          </table:table-cell>
          <table:table-cell office:value-type="string" table:style-name="Таблица21.C2">
            <text:p text:style-name="P31"/>
          </table:table-cell>
          <table:table-cell office:value-type="string" table:style-name="Таблица21.C2">
            <text:p text:style-name="P31"/>
          </table:table-cell>
          <table:table-cell office:value-type="string" table:style-name="Таблица21.C2">
            <text:p text:style-name="P108"/>
          </table:table-cell>
          <table:table-cell office:value-type="string" table:style-name="Таблица21.C2">
            <text:p text:style-name="P31"/>
          </table:table-cell>
          <table:table-cell office:value-type="string" table:style-name="Таблица21.C2">
            <text:p text:style-name="P31"/>
          </table:table-cell>
          <table:table-cell office:value-type="string" table:style-name="Таблица21.C2">
            <text:p text:style-name="P31"/>
          </table:table-cell>
          <table:table-cell office:value-type="string" table:style-name="Таблица21.C2">
            <text:p text:style-name="P31"/>
          </table:table-cell>
          <table:table-cell office:value-type="string" table:style-name="Таблица21.L6">
            <text:p text:style-name="P31"/>
          </table:table-cell>
        </table:table-row>
        <table:table-row table:style-name="Таблица21.1">
          <table:table-cell office:value-type="string" table:style-name="Таблица21.A6">
            <text:p text:style-name="P372"/>
          </table:table-cell>
          <table:table-cell office:value-type="string" table:style-name="Таблица21.C2">
            <text:p text:style-name="P46"/>
          </table:table-cell>
          <table:table-cell office:value-type="string" table:style-name="Таблица21.C2">
            <text:p text:style-name="P46"/>
          </table:table-cell>
          <table:table-cell office:value-type="string" table:style-name="Таблица21.C2">
            <text:p text:style-name="P112"/>
          </table:table-cell>
          <table:table-cell office:value-type="string" table:style-name="Таблица21.C2">
            <text:p text:style-name="P112"/>
          </table:table-cell>
          <table:table-cell office:value-type="string" table:style-name="Таблица21.C2">
            <text:p text:style-name="P112"/>
          </table:table-cell>
          <table:table-cell office:value-type="string" table:style-name="Таблица21.C2">
            <text:p text:style-name="P46"/>
          </table:table-cell>
          <table:table-cell office:value-type="string" table:style-name="Таблица21.C2">
            <text:p text:style-name="P46"/>
          </table:table-cell>
          <table:table-cell office:value-type="string" table:style-name="Таблица21.C2">
            <text:p text:style-name="P46"/>
          </table:table-cell>
          <table:table-cell office:value-type="string" table:style-name="Таблица21.C2">
            <text:p text:style-name="P46"/>
          </table:table-cell>
          <table:table-cell office:value-type="string" table:style-name="Таблица21.C2">
            <text:p text:style-name="P46"/>
          </table:table-cell>
          <table:table-cell office:value-type="string" table:style-name="Таблица21.L6">
            <text:p text:style-name="P46"/>
          </table:table-cell>
        </table:table-row>
        <table:table-row table:style-name="Таблица21.1">
          <table:table-cell office:value-type="string" table:style-name="Таблица21.A4">
            <text:p text:style-name="P372"/>
          </table:table-cell>
          <table:table-cell office:value-type="string" table:style-name="Таблица21.B4">
            <text:p text:style-name="P46"/>
          </table:table-cell>
          <table:table-cell office:value-type="string" table:style-name="Таблица21.B4">
            <text:p text:style-name="P46"/>
          </table:table-cell>
          <table:table-cell office:value-type="string" table:style-name="Таблица21.B4">
            <text:p text:style-name="P112"/>
          </table:table-cell>
          <table:table-cell office:value-type="string" table:style-name="Таблица21.B4">
            <text:p text:style-name="P112"/>
          </table:table-cell>
          <table:table-cell office:value-type="string" table:style-name="Таблица21.B4">
            <text:p text:style-name="P112"/>
          </table:table-cell>
          <table:table-cell office:value-type="string" table:style-name="Таблица21.B4">
            <text:p text:style-name="P46"/>
          </table:table-cell>
          <table:table-cell office:value-type="string" table:style-name="Таблица21.B4">
            <text:p text:style-name="P46"/>
          </table:table-cell>
          <table:table-cell office:value-type="string" table:style-name="Таблица21.B4">
            <text:p text:style-name="P46"/>
          </table:table-cell>
          <table:table-cell office:value-type="string" table:style-name="Таблица21.B4">
            <text:p text:style-name="P46"/>
          </table:table-cell>
          <table:table-cell office:value-type="string" table:style-name="Таблица21.B4">
            <text:p text:style-name="P46"/>
          </table:table-cell>
          <table:table-cell office:value-type="string" table:style-name="Таблица21.L4">
            <text:p text:style-name="P46"/>
          </table:table-cell>
        </table:table-row>
      </table:table>
      <text:p text:style-name="P149"/>
      <text:p text:style-name="P149"/>
      <text:p text:style-name="P149"/>
      <text:p text:style-name="P149"/>
      <text:p text:style-name="P149"/>
      <text:p text:style-name="P149"/>
      <text:p text:style-name="P172"><text:span text:style-name="T37">в зоне токов короткого замыкания с задержкой срабатывания (уставка </text:span><text:span text:style-name="T61">S</text:span><text:span text:style-name="T37">)</text:span></text:p>
      <text:p text:style-name="P149"><text:s/></text:p>
      <table:table table:name="Таблица22" table:style-name="Таблица22">
        <table:table-column table:style-name="Таблица22.A"/>
        <table:table-column table:style-name="Таблица22.B"/>
        <table:table-column table:number-columns-repeated="2" table:style-name="Таблица22.C"/>
        <table:table-column table:number-columns-repeated="2" table:style-name="Таблица22.E"/>
        <table:table-column table:style-name="Таблица22.G"/>
        <table:table-column table:number-columns-repeated="2" table:style-name="Таблица22.E"/>
        <table:table-column table:number-columns-repeated="3" table:style-name="Таблица22.J"/>
        <table:table-column table:style-name="Таблица22.M"/>
        <table:table-header-rows>
          <table:table-row table:style-name="Таблица22.1">
            <table:table-cell office:value-type="string" table:number-rows-spanned="2" table:style-name="Таблица22.A1">
              <text:p text:style-name="P46">№№</text:p>
              <text:p text:style-name="P46">п.п.</text:p>
            </table:table-cell>
            <table:table-cell office:value-type="string" table:number-rows-spanned="2" table:style-name="Таблица22.B1">
              <text:p text:style-name="P31"/>
              <text:p text:style-name="P46">Линия</text:p>
            </table:table-cell>
            <table:table-cell office:value-type="string" table:number-columns-spanned="2" table:style-name="Таблица22.B1">
              <text:p text:style-name="P46">Уставки по току <text:s/>- </text:p>
              <text:p text:style-name="P46"><text:span text:style-name="T60">I</text:span>2 установленная =(К х <text:span text:style-name="T60">In</text:span>)</text:p>
            </table:table-cell>
            <table:covered-table-cell/>
            <table:table-cell office:value-type="string" table:number-columns-spanned="4" table:style-name="Таблица22.E1">
              <text:p text:style-name="P46">Ток прогрузки (А)</text:p>
            </table:table-cell>
            <table:covered-table-cell/>
            <table:covered-table-cell/>
            <table:covered-table-cell/>
            <table:table-cell office:value-type="string" table:style-name="Таблица22.E1">
              <text:p text:style-name="P46">Уставка по времени, <text:span text:style-name="T60">t</text:span>2 (8<text:span text:style-name="T60">In</text:span>), сек</text:p>
            </table:table-cell>
            <table:table-cell office:value-type="string" table:number-columns-spanned="4" table:style-name="Таблица22.J1">
              <text:p text:style-name="P46">Время срабатывания, сек</text:p>
            </table:table-cell>
            <table:covered-table-cell/>
            <table:covered-table-cell/>
            <table:covered-table-cell/>
          </table:table-row>
          <table:table-row table:style-name="Таблица22.2">
            <table:covered-table-cell/>
            <table:covered-table-cell/>
            <table:table-cell office:value-type="string" table:style-name="Таблица22.C2">
              <text:p text:style-name="P46">К</text:p>
            </table:table-cell>
            <table:table-cell office:value-type="string" table:style-name="Таблица22.C2">
              <text:p text:style-name="P46">(А)</text:p>
            </table:table-cell>
            <table:table-cell office:value-type="string" table:style-name="Таблица22.C2">
              <text:p text:style-name="P46"><text:span text:style-name="T60">L</text:span>1</text:p>
            </table:table-cell>
            <table:table-cell office:value-type="string" table:style-name="Таблица22.C2">
              <text:p text:style-name="P112">L2</text:p>
            </table:table-cell>
            <table:table-cell office:value-type="string" table:style-name="Таблица22.C2">
              <text:p text:style-name="P112">L3</text:p>
            </table:table-cell>
            <table:table-cell office:value-type="string" table:style-name="Таблица22.C2">
              <text:p text:style-name="P112">N</text:p>
            </table:table-cell>
            <table:table-cell office:value-type="string" table:style-name="Таблица22.C2">
              <text:p text:style-name="P46">9</text:p>
            </table:table-cell>
            <table:table-cell office:value-type="string" table:style-name="Таблица22.C2">
              <text:p text:style-name="P112">L1</text:p>
            </table:table-cell>
            <table:table-cell office:value-type="string" table:style-name="Таблица22.C2">
              <text:p text:style-name="P112">L2</text:p>
            </table:table-cell>
            <table:table-cell office:value-type="string" table:style-name="Таблица22.C2">
              <text:p text:style-name="P112">L3</text:p>
            </table:table-cell>
            <table:table-cell office:value-type="string" table:style-name="Таблица22.M2">
              <text:p text:style-name="P112">N</text:p>
            </table:table-cell>
          </table:table-row>
          <table:table-row table:style-name="Таблица22.1">
            <table:table-cell office:value-type="string" table:style-name="Таблица22.A3">
              <text:p text:style-name="P112">1</text:p>
            </table:table-cell>
            <table:table-cell office:value-type="string" table:style-name="Таблица22.B3">
              <text:p text:style-name="P46">2</text:p>
            </table:table-cell>
            <table:table-cell office:value-type="string" table:style-name="Таблица22.B3">
              <text:p text:style-name="P46">4</text:p>
            </table:table-cell>
            <table:table-cell office:value-type="string" table:style-name="Таблица22.B3">
              <text:p text:style-name="P46">5</text:p>
            </table:table-cell>
            <table:table-cell office:value-type="string" table:style-name="Таблица22.B3">
              <text:p text:style-name="P46">6</text:p>
            </table:table-cell>
            <table:table-cell office:value-type="string" table:style-name="Таблица22.B3">
              <text:p text:style-name="P46">7</text:p>
            </table:table-cell>
            <table:table-cell office:value-type="string" table:style-name="Таблица22.B3">
              <text:p text:style-name="P46">8</text:p>
            </table:table-cell>
            <table:table-cell office:value-type="string" table:style-name="Таблица22.B3">
              <text:p text:style-name="P46">9</text:p>
            </table:table-cell>
            <table:table-cell office:value-type="string" table:style-name="Таблица22.B3">
              <text:p text:style-name="P46">10</text:p>
            </table:table-cell>
            <table:table-cell office:value-type="string" table:style-name="Таблица22.B3">
              <text:p text:style-name="P46">11</text:p>
            </table:table-cell>
            <table:table-cell office:value-type="string" table:style-name="Таблица22.B3">
              <text:p text:style-name="P46">12</text:p>
            </table:table-cell>
            <table:table-cell office:value-type="string" table:style-name="Таблица22.B3">
              <text:p text:style-name="P46">13</text:p>
            </table:table-cell>
            <table:table-cell office:value-type="string" table:style-name="Таблица22.M3">
              <text:p text:style-name="P46">14</text:p>
            </table:table-cell>
          </table:table-row>
        </table:table-header-rows>
        <table:table-row table:style-name="Таблица22.1">
          <table:table-cell office:value-type="string" table:style-name="Таблица22.A1">
            <text:p text:style-name="P369"/>
          </table:table-cell>
          <table:table-cell office:value-type="string" table:style-name="Таблица22.E1">
            <text:p text:style-name="P100">ВРУ-1. Панель АВР.</text:p>
          </table:table-cell>
          <table:table-cell office:value-type="string" table:style-name="Таблица22.E1">
            <text:p text:style-name="P31"/>
          </table:table-cell>
          <table:table-cell office:value-type="string" table:style-name="Таблица22.E1">
            <text:p text:style-name="P31"/>
          </table:table-cell>
          <table:table-cell office:value-type="string" table:style-name="Таблица22.E1">
            <text:p text:style-name="P31"/>
          </table:table-cell>
          <table:table-cell office:value-type="string" table:style-name="Таблица22.E1">
            <text:p text:style-name="P31"/>
          </table:table-cell>
          <table:table-cell office:value-type="string" table:style-name="Таблица22.E1">
            <text:p text:style-name="P31"/>
          </table:table-cell>
          <table:table-cell office:value-type="string" table:style-name="Таблица22.E1">
            <text:p text:style-name="P31"/>
          </table:table-cell>
          <table:table-cell office:value-type="string" table:style-name="Таблица22.E1">
            <text:p text:style-name="P31"/>
          </table:table-cell>
          <table:table-cell office:value-type="string" table:style-name="Таблица22.E1">
            <text:p text:style-name="P31"/>
          </table:table-cell>
          <table:table-cell office:value-type="string" table:style-name="Таблица22.E1">
            <text:p text:style-name="P31"/>
          </table:table-cell>
          <table:table-cell office:value-type="string" table:style-name="Таблица22.E1">
            <text:p text:style-name="P31"/>
          </table:table-cell>
          <table:table-cell office:value-type="string" table:style-name="Таблица22.J1">
            <text:p text:style-name="P31"/>
          </table:table-cell>
        </table:table-row>
        <text:soft-page-break/>
        <table:table-row table:style-name="Таблица22.1">
          <table:table-cell office:value-type="string" table:style-name="Таблица22.A5">
            <text:p text:style-name="P371"><text:span text:style-name="T60">1</text:span>.</text:p>
          </table:table-cell>
          <table:table-cell office:value-type="string" table:style-name="Таблица22.C2">
            <text:p text:style-name="P46">Ввод №1</text:p>
          </table:table-cell>
          <table:table-cell office:value-type="string" table:style-name="Таблица22.C2">
            <text:p text:style-name="P46">5,5</text:p>
          </table:table-cell>
          <table:table-cell office:value-type="string" table:style-name="Таблица22.C2">
            <text:p text:style-name="P46">2200</text:p>
          </table:table-cell>
          <table:table-cell office:value-type="string" table:style-name="Таблица22.C2">
            <text:p text:style-name="P46">3200</text:p>
          </table:table-cell>
          <table:table-cell office:value-type="string" table:style-name="Таблица22.C2">
            <text:p text:style-name="P46">3200</text:p>
          </table:table-cell>
          <table:table-cell office:value-type="string" table:style-name="Таблица22.C2">
            <text:p text:style-name="P46">3200</text:p>
          </table:table-cell>
          <table:table-cell office:value-type="string" table:style-name="Таблица22.C2">
            <text:p text:style-name="P46">----</text:p>
          </table:table-cell>
          <table:table-cell office:value-type="string" table:style-name="Таблица22.C2">
            <text:p text:style-name="P46">0,25</text:p>
          </table:table-cell>
          <table:table-cell office:value-type="string" table:style-name="Таблица22.C2">
            <text:p text:style-name="P46">0,248</text:p>
          </table:table-cell>
          <table:table-cell office:value-type="string" table:style-name="Таблица22.C2">
            <text:p text:style-name="P46">0,248</text:p>
          </table:table-cell>
          <table:table-cell office:value-type="string" table:style-name="Таблица22.C2">
            <text:p text:style-name="P46">0,248</text:p>
          </table:table-cell>
          <table:table-cell office:value-type="string" table:style-name="Таблица22.M2">
            <text:p text:style-name="P46">----</text:p>
          </table:table-cell>
        </table:table-row>
        <table:table-row table:style-name="Таблица22.1">
          <table:table-cell office:value-type="string" table:style-name="Таблица22.A5">
            <text:p text:style-name="P371"><text:span text:style-name="T60">2</text:span>.</text:p>
          </table:table-cell>
          <table:table-cell office:value-type="string" table:style-name="Таблица22.C2">
            <text:p text:style-name="P46">Ввод №2</text:p>
          </table:table-cell>
          <table:table-cell office:value-type="string" table:style-name="Таблица22.C2">
            <text:p text:style-name="P46">5,5</text:p>
          </table:table-cell>
          <table:table-cell office:value-type="string" table:style-name="Таблица22.C2">
            <text:p text:style-name="P46">2200</text:p>
          </table:table-cell>
          <table:table-cell office:value-type="string" table:style-name="Таблица22.C2">
            <text:p text:style-name="P46">3200</text:p>
          </table:table-cell>
          <table:table-cell office:value-type="string" table:style-name="Таблица22.C2">
            <text:p text:style-name="P46">3200</text:p>
          </table:table-cell>
          <table:table-cell office:value-type="string" table:style-name="Таблица22.C2">
            <text:p text:style-name="P46">3200</text:p>
          </table:table-cell>
          <table:table-cell office:value-type="string" table:style-name="Таблица22.C2">
            <text:p text:style-name="P46">----</text:p>
          </table:table-cell>
          <table:table-cell office:value-type="string" table:style-name="Таблица22.C2">
            <text:p text:style-name="P46">0,25</text:p>
          </table:table-cell>
          <table:table-cell office:value-type="string" table:style-name="Таблица22.C2">
            <text:p text:style-name="P46">0,245</text:p>
          </table:table-cell>
          <table:table-cell office:value-type="string" table:style-name="Таблица22.C2">
            <text:p text:style-name="P46">0,245</text:p>
          </table:table-cell>
          <table:table-cell office:value-type="string" table:style-name="Таблица22.C2">
            <text:p text:style-name="P46">0,245</text:p>
          </table:table-cell>
          <table:table-cell office:value-type="string" table:style-name="Таблица22.M2">
            <text:p text:style-name="P46">----</text:p>
          </table:table-cell>
        </table:table-row>
        <table:table-row table:style-name="Таблица22.1">
          <table:table-cell office:value-type="string" table:style-name="Таблица22.A5">
            <text:p text:style-name="P369"/>
          </table:table-cell>
          <table:table-cell office:value-type="string" table:style-name="Таблица22.C2">
            <text:p text:style-name="P100"/>
          </table:table-cell>
          <table:table-cell office:value-type="string" table:style-name="Таблица22.C2">
            <text:p text:style-name="P31"/>
          </table:table-cell>
          <table:table-cell office:value-type="string" table:style-name="Таблица22.C2">
            <text:p text:style-name="P31"/>
          </table:table-cell>
          <table:table-cell office:value-type="string" table:style-name="Таблица22.C2">
            <text:p text:style-name="P31"/>
          </table:table-cell>
          <table:table-cell office:value-type="string" table:style-name="Таблица22.C2">
            <text:p text:style-name="P31"/>
          </table:table-cell>
          <table:table-cell office:value-type="string" table:style-name="Таблица22.C2">
            <text:p text:style-name="P31"/>
          </table:table-cell>
          <table:table-cell office:value-type="string" table:style-name="Таблица22.C2">
            <text:p text:style-name="P31"/>
          </table:table-cell>
          <table:table-cell office:value-type="string" table:style-name="Таблица22.C2">
            <text:p text:style-name="P31"/>
          </table:table-cell>
          <table:table-cell office:value-type="string" table:style-name="Таблица22.C2">
            <text:p text:style-name="P31"/>
          </table:table-cell>
          <table:table-cell office:value-type="string" table:style-name="Таблица22.C2">
            <text:p text:style-name="P31"/>
          </table:table-cell>
          <table:table-cell office:value-type="string" table:style-name="Таблица22.C2">
            <text:p text:style-name="P31"/>
          </table:table-cell>
          <table:table-cell office:value-type="string" table:style-name="Таблица22.M2">
            <text:p text:style-name="P31"/>
          </table:table-cell>
        </table:table-row>
        <table:table-row table:style-name="Таблица22.1">
          <table:table-cell office:value-type="string" table:style-name="Таблица22.A5">
            <text:p text:style-name="P371"/>
          </table:table-cell>
          <table:table-cell office:value-type="string" table:style-name="Таблица22.C2">
            <text:p text:style-name="P46"/>
          </table:table-cell>
          <table:table-cell office:value-type="string" table:style-name="Таблица22.C2">
            <text:p text:style-name="P46"/>
          </table:table-cell>
          <table:table-cell office:value-type="string" table:style-name="Таблица22.C2">
            <text:p text:style-name="P46"/>
          </table:table-cell>
          <table:table-cell office:value-type="string" table:style-name="Таблица22.C2">
            <text:p text:style-name="P46"/>
          </table:table-cell>
          <table:table-cell office:value-type="string" table:style-name="Таблица22.C2">
            <text:p text:style-name="P46"/>
          </table:table-cell>
          <table:table-cell office:value-type="string" table:style-name="Таблица22.C2">
            <text:p text:style-name="P46"/>
          </table:table-cell>
          <table:table-cell office:value-type="string" table:style-name="Таблица22.C2">
            <text:p text:style-name="P46"/>
          </table:table-cell>
          <table:table-cell office:value-type="string" table:style-name="Таблица22.C2">
            <text:p text:style-name="P46"/>
          </table:table-cell>
          <table:table-cell office:value-type="string" table:style-name="Таблица22.C2">
            <text:p text:style-name="P46"/>
          </table:table-cell>
          <table:table-cell office:value-type="string" table:style-name="Таблица22.C2">
            <text:p text:style-name="P46"/>
          </table:table-cell>
          <table:table-cell office:value-type="string" table:style-name="Таблица22.C2">
            <text:p text:style-name="P46"/>
          </table:table-cell>
          <table:table-cell office:value-type="string" table:style-name="Таблица22.M2">
            <text:p text:style-name="P46"/>
          </table:table-cell>
        </table:table-row>
        <table:table-row table:style-name="Таблица22.1">
          <table:table-cell office:value-type="string" table:style-name="Таблица22.A5">
            <text:p text:style-name="P370"/>
          </table:table-cell>
          <table:table-cell office:value-type="string" table:style-name="Таблица22.C2">
            <text:p text:style-name="P120"/>
          </table:table-cell>
          <table:table-cell office:value-type="string" table:style-name="Таблица22.C2">
            <text:p text:style-name="P31"/>
          </table:table-cell>
          <table:table-cell office:value-type="string" table:style-name="Таблица22.C2">
            <text:p text:style-name="P31"/>
          </table:table-cell>
          <table:table-cell office:value-type="string" table:style-name="Таблица22.C2">
            <text:p text:style-name="P31"/>
          </table:table-cell>
          <table:table-cell office:value-type="string" table:style-name="Таблица22.C2">
            <text:p text:style-name="P31"/>
          </table:table-cell>
          <table:table-cell office:value-type="string" table:style-name="Таблица22.C2">
            <text:p text:style-name="P31"/>
          </table:table-cell>
          <table:table-cell office:value-type="string" table:style-name="Таблица22.C2">
            <text:p text:style-name="P31"/>
          </table:table-cell>
          <table:table-cell office:value-type="string" table:style-name="Таблица22.C2">
            <text:p text:style-name="P31"/>
          </table:table-cell>
          <table:table-cell office:value-type="string" table:style-name="Таблица22.C2">
            <text:p text:style-name="P31"/>
          </table:table-cell>
          <table:table-cell office:value-type="string" table:style-name="Таблица22.C2">
            <text:p text:style-name="P31"/>
          </table:table-cell>
          <table:table-cell office:value-type="string" table:style-name="Таблица22.C2">
            <text:p text:style-name="P31"/>
          </table:table-cell>
          <table:table-cell office:value-type="string" table:style-name="Таблица22.M2">
            <text:p text:style-name="P31"/>
          </table:table-cell>
        </table:table-row>
        <table:table-row table:style-name="Таблица22.1">
          <table:table-cell office:value-type="string" table:style-name="Таблица22.A5">
            <text:p text:style-name="P372"/>
          </table:table-cell>
          <table:table-cell office:value-type="string" table:style-name="Таблица22.C2">
            <text:p text:style-name="P46"/>
          </table:table-cell>
          <table:table-cell office:value-type="string" table:style-name="Таблица22.C2">
            <text:p text:style-name="P46"/>
          </table:table-cell>
          <table:table-cell office:value-type="string" table:style-name="Таблица22.C2">
            <text:p text:style-name="P46"/>
          </table:table-cell>
          <table:table-cell office:value-type="string" table:style-name="Таблица22.C2">
            <text:p text:style-name="P46"/>
          </table:table-cell>
          <table:table-cell office:value-type="string" table:style-name="Таблица22.C2">
            <text:p text:style-name="P46"/>
          </table:table-cell>
          <table:table-cell office:value-type="string" table:style-name="Таблица22.C2">
            <text:p text:style-name="P46"/>
          </table:table-cell>
          <table:table-cell office:value-type="string" table:style-name="Таблица22.C2">
            <text:p text:style-name="P46"/>
          </table:table-cell>
          <table:table-cell office:value-type="string" table:style-name="Таблица22.C2">
            <text:p text:style-name="P46"/>
          </table:table-cell>
          <table:table-cell office:value-type="string" table:style-name="Таблица22.C2">
            <text:p text:style-name="P46"/>
          </table:table-cell>
          <table:table-cell office:value-type="string" table:style-name="Таблица22.C2">
            <text:p text:style-name="P46"/>
          </table:table-cell>
          <table:table-cell office:value-type="string" table:style-name="Таблица22.C2">
            <text:p text:style-name="P46"/>
          </table:table-cell>
          <table:table-cell office:value-type="string" table:style-name="Таблица22.M2">
            <text:p text:style-name="P46"/>
          </table:table-cell>
        </table:table-row>
        <table:table-row table:style-name="Таблица22.1">
          <table:table-cell office:value-type="string" table:style-name="Таблица22.A3">
            <text:p text:style-name="P372"/>
          </table:table-cell>
          <table:table-cell office:value-type="string" table:style-name="Таблица22.B3">
            <text:p text:style-name="P46"/>
          </table:table-cell>
          <table:table-cell office:value-type="string" table:style-name="Таблица22.B3">
            <text:p text:style-name="P46"/>
          </table:table-cell>
          <table:table-cell office:value-type="string" table:style-name="Таблица22.B3">
            <text:p text:style-name="P46"/>
          </table:table-cell>
          <table:table-cell office:value-type="string" table:style-name="Таблица22.B3">
            <text:p text:style-name="P46"/>
          </table:table-cell>
          <table:table-cell office:value-type="string" table:style-name="Таблица22.B3">
            <text:p text:style-name="P46"/>
          </table:table-cell>
          <table:table-cell office:value-type="string" table:style-name="Таблица22.B3">
            <text:p text:style-name="P46"/>
          </table:table-cell>
          <table:table-cell office:value-type="string" table:style-name="Таблица22.B3">
            <text:p text:style-name="P46"/>
          </table:table-cell>
          <table:table-cell office:value-type="string" table:style-name="Таблица22.B3">
            <text:p text:style-name="P46"/>
          </table:table-cell>
          <table:table-cell office:value-type="string" table:style-name="Таблица22.B3">
            <text:p text:style-name="P46"/>
          </table:table-cell>
          <table:table-cell office:value-type="string" table:style-name="Таблица22.B3">
            <text:p text:style-name="P46"/>
          </table:table-cell>
          <table:table-cell office:value-type="string" table:style-name="Таблица22.B3">
            <text:p text:style-name="P46"/>
          </table:table-cell>
          <table:table-cell office:value-type="string" table:style-name="Таблица22.M3">
            <text:p text:style-name="P46"/>
          </table:table-cell>
        </table:table-row>
      </table:table>
      <text:p text:style-name="P166"/>
      <text:p text:style-name="P166"/>
      <text:p text:style-name="P166"/>
      <text:p text:style-name="P172"><text:span text:style-name="T37">в зоне токов короткого замыкания мгновенного действия (уставка </text:span><text:span text:style-name="T61">I</text:span><text:span text:style-name="T37">)</text:span></text:p>
      <text:p text:style-name="P149"><text:s/></text:p>
      <text:p text:style-name="P174"/>
      <text:p text:style-name="P174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column table:style-name="Таблица23.F"/>
        <table:table-column table:style-name="Таблица23.G"/>
        <table:table-column table:style-name="Таблица23.F"/>
        <table:table-column table:style-name="Таблица23.E"/>
        <table:table-column table:style-name="Таблица23.F"/>
        <table:table-column table:style-name="Таблица23.E"/>
        <table:table-column table:style-name="Таблица23.F"/>
        <table:table-column table:style-name="Таблица23.G"/>
        <table:table-column table:style-name="Таблица23.N"/>
        <table:table-header-rows>
          <table:table-row table:style-name="Таблица23.1">
            <table:table-cell office:value-type="string" table:number-rows-spanned="2" table:style-name="Таблица23.A1">
              <text:p text:style-name="P46">№</text:p>
              <text:p text:style-name="P46">п.п.</text:p>
            </table:table-cell>
            <table:table-cell office:value-type="string" table:number-rows-spanned="2" table:style-name="Таблица23.B1">
              <text:p text:style-name="P31"/>
              <text:p text:style-name="P46">Линия</text:p>
            </table:table-cell>
            <table:table-cell office:value-type="string" table:number-columns-spanned="2" table:style-name="Таблица23.C1">
              <text:p text:style-name="P46">Уставки по току <text:s/>- </text:p>
              <text:p text:style-name="P46"><text:span text:style-name="T60">Ii</text:span> установленная =(К х <text:span text:style-name="T60">In</text:span>)</text:p>
            </table:table-cell>
            <table:covered-table-cell/>
            <table:table-cell office:value-type="string" table:number-columns-spanned="10" table:style-name="Таблица23.E1">
              <text:p text:style-name="P46">Проверка расцепителя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23.2">
            <table:covered-table-cell/>
            <table:covered-table-cell/>
            <table:table-cell office:value-type="string" table:style-name="Таблица23.C2">
              <text:p text:style-name="P46">К</text:p>
            </table:table-cell>
            <table:table-cell office:value-type="string" table:style-name="Таблица23.C2">
              <text:p text:style-name="P46">(А)</text:p>
            </table:table-cell>
            <table:table-cell office:value-type="string" table:style-name="Таблица23.E2">
              <text:p text:style-name="P375">Испытательный ток <text:line-break/>несрабатывания, А</text:p>
            </table:table-cell>
            <table:table-cell office:value-type="string" table:style-name="Таблица23.F2">
              <text:p text:style-name="P376">Полюс L1, <text:line-break/> Реакция расцепитея (+/-)</text:p>
            </table:table-cell>
            <table:table-cell office:value-type="string" table:style-name="Таблица23.F2">
              <text:p text:style-name="P378">Полюс L2, <text:line-break/>Реакция расцепитея (+/-)</text:p>
            </table:table-cell>
            <table:table-cell office:value-type="string" table:style-name="Таблица23.F2">
              <text:p text:style-name="P380">Полюс L3, <text:line-break/>Реакция расцепитея (+/-)</text:p>
            </table:table-cell>
            <table:table-cell office:value-type="string" table:style-name="Таблица23.F2">
              <text:p text:style-name="P382">N-полюс, <text:line-break/>Реакция расцепитея (+/-)</text:p>
            </table:table-cell>
            <table:table-cell office:value-type="string" table:style-name="Таблица23.F2">
              <text:p text:style-name="P275">Испытательный ток <text:s/><text:line-break/>срабатывания, А</text:p>
            </table:table-cell>
            <table:table-cell office:value-type="string" table:style-name="Таблица23.F2">
              <text:p text:style-name="P384">Полюс L1, <text:line-break/>Реакция расцепитея (+/-)</text:p>
            </table:table-cell>
            <table:table-cell office:value-type="string" table:style-name="Таблица23.F2">
              <text:p text:style-name="P386">Полюс L2, <text:line-break/>Реакция расцепитея (+/-)</text:p>
            </table:table-cell>
            <table:table-cell office:value-type="string" table:style-name="Таблица23.F2">
              <text:p text:style-name="P388">Полюс L3, <text:line-break/>Реакция расцепитея (+/-)</text:p>
            </table:table-cell>
            <table:table-cell office:value-type="string" table:style-name="Таблица23.N2">
              <text:p text:style-name="P390">N-полюс, <text:line-break/>Реакция расцепитея (+/-)</text:p>
            </table:table-cell>
          </table:table-row>
          <table:table-row table:style-name="Таблица23.3">
            <table:table-cell office:value-type="string" table:style-name="Таблица23.A3">
              <text:p text:style-name="P112">1</text:p>
            </table:table-cell>
            <table:table-cell office:value-type="string" table:style-name="Таблица23.B3">
              <text:p text:style-name="P112">2</text:p>
            </table:table-cell>
            <table:table-cell office:value-type="string" table:style-name="Таблица23.C3">
              <text:p text:style-name="P112">4</text:p>
            </table:table-cell>
            <table:table-cell office:value-type="string" table:style-name="Таблица23.D3">
              <text:p text:style-name="P112">5</text:p>
            </table:table-cell>
            <table:table-cell office:value-type="string" table:style-name="Таблица23.E3">
              <text:p text:style-name="P112">6</text:p>
            </table:table-cell>
            <table:table-cell office:value-type="string" table:style-name="Таблица23.F3">
              <text:p text:style-name="P112">7</text:p>
            </table:table-cell>
            <table:table-cell office:value-type="string" table:style-name="Таблица23.G3">
              <text:p text:style-name="P112">8</text:p>
            </table:table-cell>
            <table:table-cell office:value-type="string" table:style-name="Таблица23.H3">
              <text:p text:style-name="P112">9</text:p>
            </table:table-cell>
            <table:table-cell office:value-type="string" table:style-name="Таблица23.I3">
              <text:p text:style-name="P46">10</text:p>
            </table:table-cell>
            <table:table-cell office:value-type="string" table:style-name="Таблица23.J3">
              <text:p text:style-name="P46">11</text:p>
            </table:table-cell>
            <table:table-cell office:value-type="string" table:style-name="Таблица23.K3">
              <text:p text:style-name="P46">12</text:p>
            </table:table-cell>
            <table:table-cell office:value-type="string" table:style-name="Таблица23.L3">
              <text:p text:style-name="P46">13</text:p>
            </table:table-cell>
            <table:table-cell office:value-type="string" table:style-name="Таблица23.M3">
              <text:p text:style-name="P46">14</text:p>
            </table:table-cell>
            <table:table-cell office:value-type="string" table:style-name="Таблица23.N3">
              <text:p text:style-name="P46">15</text:p>
            </table:table-cell>
          </table:table-row>
        </table:table-header-rows>
        <table:table-row table:style-name="Таблица23.4">
          <table:table-cell office:value-type="string" table:style-name="Таблица23.A4">
            <text:p text:style-name="P367"/>
          </table:table-cell>
          <table:table-cell office:value-type="string" table:style-name="Таблица23.C2">
            <text:p text:style-name="P100">ВРУ-1. Панель АВР.</text:p>
          </table:table-cell>
          <table:table-cell office:value-type="string" table:style-name="Таблица23.C2">
            <text:p text:style-name="P31"/>
          </table:table-cell>
          <table:table-cell office:value-type="string" table:style-name="Таблица23.C2">
            <text:p text:style-name="P31"/>
          </table:table-cell>
          <table:table-cell office:value-type="string" table:style-name="Таблица23.C2">
            <text:p text:style-name="P31"/>
          </table:table-cell>
          <table:table-cell office:value-type="string" table:style-name="Таблица23.C2">
            <text:p text:style-name="P31"/>
          </table:table-cell>
          <table:table-cell office:value-type="string" table:style-name="Таблица23.C2">
            <text:p text:style-name="P31"/>
          </table:table-cell>
          <table:table-cell office:value-type="string" table:style-name="Таблица23.B1">
            <text:p text:style-name="P31"/>
          </table:table-cell>
          <table:table-cell office:value-type="string" table:style-name="Таблица23.B1">
            <text:p text:style-name="P31"/>
          </table:table-cell>
          <table:table-cell office:value-type="string" table:style-name="Таблица23.B1">
            <text:p text:style-name="P31"/>
          </table:table-cell>
          <table:table-cell office:value-type="string" table:style-name="Таблица23.B1">
            <text:p text:style-name="P31"/>
          </table:table-cell>
          <table:table-cell office:value-type="string" table:style-name="Таблица23.B1">
            <text:p text:style-name="P31"/>
          </table:table-cell>
          <table:table-cell office:value-type="string" table:style-name="Таблица23.B1">
            <text:p text:style-name="P31"/>
          </table:table-cell>
          <table:table-cell office:value-type="string" table:style-name="Таблица23.E1">
            <text:p text:style-name="P31"/>
          </table:table-cell>
        </table:table-row>
        <table:table-row table:style-name="Таблица23.5">
          <table:table-cell office:value-type="string" table:style-name="Таблица23.A5">
            <text:p text:style-name="P371"><text:span text:style-name="T60">1</text:span>.</text:p>
          </table:table-cell>
          <table:table-cell office:value-type="string" table:style-name="Таблица23.C2">
            <text:p text:style-name="P46">Ввод №1</text:p>
          </table:table-cell>
          <table:table-cell office:value-type="string" table:style-name="Таблица23.C2">
            <text:p text:style-name="P46">5,5</text:p>
          </table:table-cell>
          <table:table-cell office:value-type="string" table:style-name="Таблица23.C2">
            <text:p text:style-name="P46">2200</text:p>
          </table:table-cell>
          <table:table-cell office:value-type="string" table:style-name="Таблица23.C2">
            <text:p text:style-name="P112">1760</text:p>
          </table:table-cell>
          <table:table-cell office:value-type="string" table:style-name="Таблица23.C2">
            <text:p text:style-name="P46">-</text:p>
          </table:table-cell>
          <table:table-cell office:value-type="string" table:style-name="Таблица23.C2">
            <text:p text:style-name="P46">-</text:p>
          </table:table-cell>
          <table:table-cell office:value-type="string" table:style-name="Таблица23.C2">
            <text:p text:style-name="P46">-</text:p>
          </table:table-cell>
          <table:table-cell office:value-type="string" table:style-name="Таблица23.C2">
            <text:p text:style-name="P46">----</text:p>
          </table:table-cell>
          <table:table-cell office:value-type="string" table:style-name="Таблица23.C2">
            <text:p text:style-name="P112">2640</text:p>
          </table:table-cell>
          <table:table-cell office:value-type="string" table:style-name="Таблица23.C2">
            <text:p text:style-name="P46">+</text:p>
          </table:table-cell>
          <table:table-cell office:value-type="string" table:style-name="Таблица23.C2">
            <text:p text:style-name="P46">+</text:p>
          </table:table-cell>
          <table:table-cell office:value-type="string" table:style-name="Таблица23.C2">
            <text:p text:style-name="P46">+</text:p>
          </table:table-cell>
          <table:table-cell office:value-type="string" table:style-name="Таблица23.N5">
            <text:p text:style-name="P46">----</text:p>
          </table:table-cell>
        </table:table-row>
        <table:table-row table:style-name="Таблица23.6">
          <table:table-cell office:value-type="string" table:style-name="Таблица23.A6">
            <text:p text:style-name="P371"><text:span text:style-name="T60">2</text:span>.</text:p>
          </table:table-cell>
          <table:table-cell office:value-type="string" table:style-name="Таблица23.C2">
            <text:p text:style-name="P46">Ввод №2</text:p>
          </table:table-cell>
          <table:table-cell office:value-type="string" table:style-name="Таблица23.C2">
            <text:p text:style-name="P46">5,5</text:p>
          </table:table-cell>
          <table:table-cell office:value-type="string" table:style-name="Таблица23.C2">
            <text:p text:style-name="P46">2200</text:p>
          </table:table-cell>
          <table:table-cell office:value-type="string" table:style-name="Таблица23.C2">
            <text:p text:style-name="P112">1760</text:p>
          </table:table-cell>
          <table:table-cell office:value-type="string" table:style-name="Таблица23.C2">
            <text:p text:style-name="P46">-</text:p>
          </table:table-cell>
          <table:table-cell office:value-type="string" table:style-name="Таблица23.C2">
            <text:p text:style-name="P46">-</text:p>
          </table:table-cell>
          <table:table-cell office:value-type="string" table:style-name="Таблица23.C2">
            <text:p text:style-name="P46">-</text:p>
          </table:table-cell>
          <table:table-cell office:value-type="string" table:style-name="Таблица23.C2">
            <text:p text:style-name="P46">----</text:p>
          </table:table-cell>
          <table:table-cell office:value-type="string" table:style-name="Таблица23.C2">
            <text:p text:style-name="P112">2640</text:p>
          </table:table-cell>
          <table:table-cell office:value-type="string" table:style-name="Таблица23.C2">
            <text:p text:style-name="P46">+</text:p>
          </table:table-cell>
          <table:table-cell office:value-type="string" table:style-name="Таблица23.C2">
            <text:p text:style-name="P46">+</text:p>
          </table:table-cell>
          <table:table-cell office:value-type="string" table:style-name="Таблица23.C2">
            <text:p text:style-name="P46">+</text:p>
          </table:table-cell>
          <table:table-cell office:value-type="string" table:style-name="Таблица23.N6">
            <text:p text:style-name="P46">----</text:p>
          </table:table-cell>
        </table:table-row>
        <text:soft-page-break/>
        <table:table-row table:style-name="Таблица23.7">
          <table:table-cell office:value-type="string" table:style-name="Таблица23.A7">
            <text:p text:style-name="P367"/>
          </table:table-cell>
          <table:table-cell office:value-type="string" table:style-name="Таблица23.C2">
            <text:p text:style-name="P100"/>
          </table:table-cell>
          <table:table-cell office:value-type="string" table:style-name="Таблица23.C2">
            <text:p text:style-name="P31"/>
          </table:table-cell>
          <table:table-cell office:value-type="string" table:style-name="Таблица23.C2">
            <text:p text:style-name="P31"/>
          </table:table-cell>
          <table:table-cell office:value-type="string" table:style-name="Таблица23.C2">
            <text:p text:style-name="P31"/>
          </table:table-cell>
          <table:table-cell office:value-type="string" table:style-name="Таблица23.C2">
            <text:p text:style-name="P31"/>
          </table:table-cell>
          <table:table-cell office:value-type="string" table:style-name="Таблица23.C2">
            <text:p text:style-name="P31"/>
          </table:table-cell>
          <table:table-cell office:value-type="string" table:style-name="Таблица23.C2">
            <text:p text:style-name="P31"/>
          </table:table-cell>
          <table:table-cell office:value-type="string" table:style-name="Таблица23.C2">
            <text:p text:style-name="P31"/>
          </table:table-cell>
          <table:table-cell office:value-type="string" table:style-name="Таблица23.C2">
            <text:p text:style-name="P31"/>
          </table:table-cell>
          <table:table-cell office:value-type="string" table:style-name="Таблица23.C2">
            <text:p text:style-name="P31"/>
          </table:table-cell>
          <table:table-cell office:value-type="string" table:style-name="Таблица23.C2">
            <text:p text:style-name="P31"/>
          </table:table-cell>
          <table:table-cell office:value-type="string" table:style-name="Таблица23.C2">
            <text:p text:style-name="P31"/>
          </table:table-cell>
          <table:table-cell office:value-type="string" table:style-name="Таблица23.N7">
            <text:p text:style-name="P31"/>
          </table:table-cell>
        </table:table-row>
        <table:table-row table:style-name="Таблица23.8">
          <table:table-cell office:value-type="string" table:style-name="Таблица23.A8">
            <text:p text:style-name="P371"/>
          </table:table-cell>
          <table:table-cell office:value-type="string" table:style-name="Таблица23.C2">
            <text:p text:style-name="P46"/>
          </table:table-cell>
          <table:table-cell office:value-type="string" table:style-name="Таблица23.C2">
            <text:p text:style-name="P46"/>
          </table:table-cell>
          <table:table-cell office:value-type="string" table:style-name="Таблица23.C2">
            <text:p text:style-name="P46"/>
          </table:table-cell>
          <table:table-cell office:value-type="string" table:style-name="Таблица23.C2">
            <text:p text:style-name="P112"/>
          </table:table-cell>
          <table:table-cell office:value-type="string" table:style-name="Таблица23.C2">
            <text:p text:style-name="P46"/>
          </table:table-cell>
          <table:table-cell office:value-type="string" table:style-name="Таблица23.C2">
            <text:p text:style-name="P46"/>
          </table:table-cell>
          <table:table-cell office:value-type="string" table:style-name="Таблица23.C2">
            <text:p text:style-name="P46"/>
          </table:table-cell>
          <table:table-cell office:value-type="string" table:style-name="Таблица23.C2">
            <text:p text:style-name="P46"/>
          </table:table-cell>
          <table:table-cell office:value-type="string" table:style-name="Таблица23.C2">
            <text:p text:style-name="P112"/>
          </table:table-cell>
          <table:table-cell office:value-type="string" table:style-name="Таблица23.C2">
            <text:p text:style-name="P46"/>
          </table:table-cell>
          <table:table-cell office:value-type="string" table:style-name="Таблица23.C2">
            <text:p text:style-name="P46"/>
          </table:table-cell>
          <table:table-cell office:value-type="string" table:style-name="Таблица23.C2">
            <text:p text:style-name="P46"/>
          </table:table-cell>
          <table:table-cell office:value-type="string" table:style-name="Таблица23.N8">
            <text:p text:style-name="P46"/>
          </table:table-cell>
        </table:table-row>
        <table:table-row table:style-name="Таблица23.9">
          <table:table-cell office:value-type="string" table:style-name="Таблица23.A9">
            <text:p text:style-name="P368"/>
          </table:table-cell>
          <table:table-cell office:value-type="string" table:style-name="Таблица23.C2">
            <text:p text:style-name="P120"/>
          </table:table-cell>
          <table:table-cell office:value-type="string" table:style-name="Таблица23.C2">
            <text:p text:style-name="P31"/>
          </table:table-cell>
          <table:table-cell office:value-type="string" table:style-name="Таблица23.C2">
            <text:p text:style-name="P31"/>
          </table:table-cell>
          <table:table-cell office:value-type="string" table:style-name="Таблица23.C2">
            <text:p text:style-name="P108"/>
          </table:table-cell>
          <table:table-cell office:value-type="string" table:style-name="Таблица23.C2">
            <text:p text:style-name="P31"/>
          </table:table-cell>
          <table:table-cell office:value-type="string" table:style-name="Таблица23.C2">
            <text:p text:style-name="P31"/>
          </table:table-cell>
          <table:table-cell office:value-type="string" table:style-name="Таблица23.C2">
            <text:p text:style-name="P31"/>
          </table:table-cell>
          <table:table-cell office:value-type="string" table:style-name="Таблица23.C2">
            <text:p text:style-name="P31"/>
          </table:table-cell>
          <table:table-cell office:value-type="string" table:style-name="Таблица23.C2">
            <text:p text:style-name="P108"/>
          </table:table-cell>
          <table:table-cell office:value-type="string" table:style-name="Таблица23.C2">
            <text:p text:style-name="P31"/>
          </table:table-cell>
          <table:table-cell office:value-type="string" table:style-name="Таблица23.C2">
            <text:p text:style-name="P31"/>
          </table:table-cell>
          <table:table-cell office:value-type="string" table:style-name="Таблица23.C2">
            <text:p text:style-name="P31"/>
          </table:table-cell>
          <table:table-cell office:value-type="string" table:style-name="Таблица23.N9">
            <text:p text:style-name="P31"/>
          </table:table-cell>
        </table:table-row>
        <table:table-row table:style-name="Таблица23.10">
          <table:table-cell office:value-type="string" table:style-name="Таблица23.A10">
            <text:p text:style-name="P372"/>
          </table:table-cell>
          <table:table-cell office:value-type="string" table:style-name="Таблица23.C2">
            <text:p text:style-name="P46"/>
          </table:table-cell>
          <table:table-cell office:value-type="string" table:style-name="Таблица23.C2">
            <text:p text:style-name="P46"/>
          </table:table-cell>
          <table:table-cell office:value-type="string" table:style-name="Таблица23.C2">
            <text:p text:style-name="P46"/>
          </table:table-cell>
          <table:table-cell office:value-type="string" table:style-name="Таблица23.C2">
            <text:p text:style-name="P46"/>
          </table:table-cell>
          <table:table-cell office:value-type="string" table:style-name="Таблица23.C2">
            <text:p text:style-name="P46"/>
          </table:table-cell>
          <table:table-cell office:value-type="string" table:style-name="Таблица23.C2">
            <text:p text:style-name="P46"/>
          </table:table-cell>
          <table:table-cell office:value-type="string" table:style-name="Таблица23.C2">
            <text:p text:style-name="P46"/>
          </table:table-cell>
          <table:table-cell office:value-type="string" table:style-name="Таблица23.C2">
            <text:p text:style-name="P46"/>
          </table:table-cell>
          <table:table-cell office:value-type="string" table:style-name="Таблица23.C2">
            <text:p text:style-name="P46"/>
          </table:table-cell>
          <table:table-cell office:value-type="string" table:style-name="Таблица23.C2">
            <text:p text:style-name="P46"/>
          </table:table-cell>
          <table:table-cell office:value-type="string" table:style-name="Таблица23.C2">
            <text:p text:style-name="P46"/>
          </table:table-cell>
          <table:table-cell office:value-type="string" table:style-name="Таблица23.C2">
            <text:p text:style-name="P46"/>
          </table:table-cell>
          <table:table-cell office:value-type="string" table:style-name="Таблица23.N10">
            <text:p text:style-name="P46"/>
          </table:table-cell>
        </table:table-row>
        <table:table-row table:style-name="Таблица23.11">
          <table:table-cell office:value-type="string" table:style-name="Таблица23.A11">
            <text:p text:style-name="P372"/>
          </table:table-cell>
          <table:table-cell office:value-type="string" table:style-name="Таблица23.B11">
            <text:p text:style-name="P46"/>
          </table:table-cell>
          <table:table-cell office:value-type="string" table:style-name="Таблица23.C11">
            <text:p text:style-name="P46"/>
          </table:table-cell>
          <table:table-cell office:value-type="string" table:style-name="Таблица23.D11">
            <text:p text:style-name="P46"/>
          </table:table-cell>
          <table:table-cell office:value-type="string" table:style-name="Таблица23.E11">
            <text:p text:style-name="P46"/>
          </table:table-cell>
          <table:table-cell office:value-type="string" table:style-name="Таблица23.F11">
            <text:p text:style-name="P46"/>
          </table:table-cell>
          <table:table-cell office:value-type="string" table:style-name="Таблица23.G11">
            <text:p text:style-name="P46"/>
          </table:table-cell>
          <table:table-cell office:value-type="string" table:style-name="Таблица23.H11">
            <text:p text:style-name="P46"/>
          </table:table-cell>
          <table:table-cell office:value-type="string" table:style-name="Таблица23.I11">
            <text:p text:style-name="P46"/>
          </table:table-cell>
          <table:table-cell office:value-type="string" table:style-name="Таблица23.J11">
            <text:p text:style-name="P46"/>
          </table:table-cell>
          <table:table-cell office:value-type="string" table:style-name="Таблица23.K11">
            <text:p text:style-name="P46"/>
          </table:table-cell>
          <table:table-cell office:value-type="string" table:style-name="Таблица23.L11">
            <text:p text:style-name="P46"/>
          </table:table-cell>
          <table:table-cell office:value-type="string" table:style-name="Таблица23.M11">
            <text:p text:style-name="P46"/>
          </table:table-cell>
          <table:table-cell office:value-type="string" table:style-name="Таблица23.N11">
            <text:p text:style-name="P46"/>
          </table:table-cell>
        </table:table-row>
      </table:table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360">3.Измерения проведены приборами:</text:p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column table:style-name="Таблица24.F"/>
        <table:table-column table:style-name="Таблица24.G"/>
        <table:table-column table:style-name="Таблица24.H"/>
        <table:table-column table:style-name="Таблица24.I"/>
        <table:table-row table:style-name="Таблица24.1">
          <table:table-cell office:value-type="string" table:number-rows-spanned="2" table:style-name="Таблица24.A1">
            <text:p text:style-name="P46">№</text:p>
            <text:p text:style-name="P46">п/п</text:p>
          </table:table-cell>
          <table:table-cell office:value-type="string" table:number-rows-spanned="2" table:style-name="Таблица24.B1">
            <text:p text:style-name="P31"/>
            <text:p text:style-name="P46">Тип</text:p>
          </table:table-cell>
          <table:table-cell office:value-type="string" table:number-rows-spanned="2" table:style-name="Таблица24.B1">
            <text:p text:style-name="P31"/>
            <text:p text:style-name="P46">Заводской номер</text:p>
          </table:table-cell>
          <table:table-cell office:value-type="string" table:number-columns-spanned="2" table:style-name="Таблица24.B1">
            <text:p text:style-name="P46">Метрологические характеристики</text:p>
          </table:table-cell>
          <table:covered-table-cell/>
          <table:table-cell office:value-type="string" table:number-columns-spanned="2" table:style-name="Таблица24.B1">
            <text:p text:style-name="P46">Дата поверки</text:p>
          </table:table-cell>
          <table:covered-table-cell/>
          <table:table-cell office:value-type="string" table:number-rows-spanned="2" table:style-name="Таблица24.B1">
            <text:p text:style-name="P31"/>
            <text:p text:style-name="P46">№ аттестата </text:p>
            <text:p text:style-name="P46">(свидетельства)</text:p>
          </table:table-cell>
          <table:table-cell office:value-type="string" table:number-rows-spanned="2" table:style-name="Таблица24.I1">
            <text:p text:style-name="P46">Орган государственной. метрологической службы, проводивший поверку</text:p>
          </table:table-cell>
        </table:table-row>
        <table:table-row table:style-name="Таблица24.1">
          <table:covered-table-cell/>
          <table:covered-table-cell/>
          <table:covered-table-cell/>
          <table:table-cell office:value-type="string" table:style-name="Таблица24.D2">
            <text:p text:style-name="P46">Диапазон измерения</text:p>
          </table:table-cell>
          <table:table-cell office:value-type="string" table:style-name="Таблица24.D2">
            <text:p text:style-name="P298">Класс точности</text:p>
          </table:table-cell>
          <table:table-cell office:value-type="string" table:style-name="Таблица24.D2">
            <text:p text:style-name="P46"><text:span text:style-name="T86">п</text:span>оследняя</text:p>
          </table:table-cell>
          <table:table-cell office:value-type="string" table:style-name="Таблица24.D2">
            <text:p text:style-name="P46">очередная</text:p>
          </table:table-cell>
          <table:covered-table-cell/>
          <table:covered-table-cell/>
        </table:table-row>
        <table:table-row table:style-name="Таблица24.3">
          <table:table-cell office:value-type="string" table:style-name="Таблица24.A3">
            <text:p text:style-name="P194">1.</text:p>
          </table:table-cell>
          <table:table-cell office:value-type="string" table:style-name="Таблица24.B3">
            <text:p text:style-name="P194">Устройство проверки токовых расцепителей автоматических <text:soft-page-break/>выключателей УПТР-2МЦ</text:p>
          </table:table-cell>
          <table:table-cell office:value-type="string" table:style-name="Таблица24.B3">
            <text:p text:style-name="P194">201.06.05</text:p>
          </table:table-cell>
          <table:table-cell office:value-type="string" table:style-name="Таблица24.B3">
            <text:p text:style-name="P194">0-12000 А</text:p>
          </table:table-cell>
          <table:table-cell office:value-type="string" table:style-name="Таблица24.B3">
            <text:p text:style-name="P194">10,00%</text:p>
          </table:table-cell>
          <table:table-cell office:value-type="string" table:style-name="Таблица24.B3">
            <text:p text:style-name="P233"><text:span text:style-name="T75">1</text:span><text:span text:style-name="T79">2</text:span><text:span text:style-name="T75"> </text:span><text:span text:style-name="T79">августа 2020</text:span><text:span text:style-name="T75"> г.</text:span></text:p>
          </table:table-cell>
          <table:table-cell office:value-type="string" table:style-name="Таблица24.B3">
            <text:p text:style-name="P233"><text:span text:style-name="T75">1</text:span><text:span text:style-name="T79">1</text:span><text:span text:style-name="T75"> </text:span><text:span text:style-name="T79">августа</text:span><text:span text:style-name="T75"> <text:s text:c="2"/></text:span><text:span text:style-name="T79">2021</text:span><text:span text:style-name="T75"> г.</text:span></text:p>
          </table:table-cell>
          <table:table-cell office:value-type="string" table:style-name="Таблица24.B3">
            <text:p text:style-name="P233"><text:span text:style-name="T75">№206.1-</text:span><text:span text:style-name="T79">5364</text:span><text:span text:style-name="T75">-</text:span><text:span text:style-name="T79">2020</text:span></text:p>
          </table:table-cell>
          <table:table-cell office:value-type="string" table:style-name="Таблица24.I3">
            <text:p text:style-name="P194">ФГУП «ВНИИМС»</text:p>
          </table:table-cell>
        </table:table-row>
        <table:table-row table:style-name="Таблица24.3">
          <table:table-cell office:value-type="string" table:style-name="Таблица24.A4">
            <text:p text:style-name="P194">2.</text:p>
          </table:table-cell>
          <table:table-cell office:value-type="string" table:style-name="Таблица24.B4">
            <text:p text:style-name="P189">Цифровой термогигрометр <text:span text:style-name="T60">Center</text:span>-310</text:p>
          </table:table-cell>
          <table:table-cell office:value-type="string" table:style-name="Таблица24.B4">
            <text:p text:style-name="P195">050310914</text:p>
          </table:table-cell>
          <table:table-cell office:value-type="string" table:style-name="Таблица24.B4">
            <text:p text:style-name="P189"><text:span text:style-name="T58">-20-50</text:span><text:span text:style-name="T65">º</text:span><text:span text:style-name="T58">С, <text:s text:c="5"/>0-100%</text:span></text:p>
          </table:table-cell>
          <table:table-cell office:value-type="string" table:style-name="Таблица24.B4">
            <text:p text:style-name="P195">0,8%, 2,5%</text:p>
          </table:table-cell>
          <table:table-cell office:value-type="string" table:style-name="Таблица24.B4">
            <text:p text:style-name="P277"><text:span text:style-name="T77">24 августа 2020</text:span><text:span text:style-name="T78"> г.</text:span></text:p>
          </table:table-cell>
          <table:table-cell office:value-type="string" table:style-name="Таблица24.B4">
            <text:p text:style-name="P277"><text:span text:style-name="T77">23 августа 2021</text:span><text:span text:style-name="T78"> г.</text:span></text:p>
          </table:table-cell>
          <table:table-cell office:value-type="string" table:style-name="Таблица24.B4">
            <text:p text:style-name="P447"><text:span text:style-name="T76"><text:s text:c="6"/></text:span><text:span text:style-name="T77">3022775</text:span></text:p>
          </table:table-cell>
          <table:table-cell office:value-type="string" table:style-name="Таблица24.I4">
            <text:p text:style-name="P189">Ростест-Москва</text:p>
          </table:table-cell>
        </table:table-row>
        <table:table-row table:style-name="Таблица24.3">
          <table:table-cell office:value-type="string" table:style-name="Таблица24.A5">
            <text:p text:style-name="P194">3.</text:p>
          </table:table-cell>
          <table:table-cell office:value-type="string" table:style-name="Таблица24.B5">
            <text:p text:style-name="P194">Барометр-анероид БКСН7Т</text:p>
          </table:table-cell>
          <table:table-cell office:value-type="string" table:style-name="Таблица24.B5">
            <text:p text:style-name="P194">36</text:p>
          </table:table-cell>
          <table:table-cell office:value-type="string" table:style-name="Таблица24.B5">
            <text:p text:style-name="P194">от 700 мм рт.ст. до 800 мм рт. ст.</text:p>
          </table:table-cell>
          <table:table-cell office:value-type="string" table:style-name="Таблица24.B5">
            <text:p text:style-name="P194">3</text:p>
          </table:table-cell>
          <table:table-cell office:value-type="string" table:style-name="Таблица24.B5">
            <text:p text:style-name="P194">2<text:span text:style-name="T131">7</text:span> августа 20<text:span text:style-name="T131">20</text:span> г.</text:p>
          </table:table-cell>
          <table:table-cell office:value-type="string" table:style-name="Таблица24.B5">
            <text:p text:style-name="P194">2<text:span text:style-name="T131">6</text:span> августа <text:s/>202<text:span text:style-name="T131">1</text:span> г.</text:p>
          </table:table-cell>
          <table:table-cell office:value-type="string" table:style-name="Таблица24.B5">
            <text:p text:style-name="P194">0275474</text:p>
          </table:table-cell>
          <table:table-cell office:value-type="string" table:style-name="Таблица24.I5">
            <text:p text:style-name="P194">Ростест-Москва</text:p>
          </table:table-cell>
        </table:table-row>
      </table:table>
      <text:p text:style-name="P138"/>
      <text:p text:style-name="P403"><text:span text:style-name="T23">Выводы: </text:span><text:span text:style-name="T43"><text:s/></text:span><text:span text:style-name="T45">отклонение уставок действительных значений всех расцепителей не превышает допустимых значений заводов-изготовителей.</text:span></text:p>
      <text:p text:style-name="P403"><text:span text:style-name="T36"><text:s/>Заключение: </text:span><text:span text:style-name="T44">автоматические выключатели пригодны к эксплуатации.</text:span></text:p>
      <text:p text:style-name="P315"/>
      <text:p text:style-name="P177"/>
      <text:p text:style-name="P177"><text:span text:style-name="T36">Испытания провели: </text:span><text:span text:style-name="T43">Техник-испытатель</text:span> <text:s text:c="19"/>____________________ <text:s text:c="29"/><text:span text:style-name="T43">Савин М.А.</text:span></text:p>
      <text:p text:style-name="P177"><text:s text:c="47"/><text:span text:style-name="T34">(должность)</text:span> <text:s text:c="44"/><text:span text:style-name="T34">(подпись)</text:span> <text:s text:c="55"/><text:span text:style-name="T34">(Ф.И.О.)</text:span></text:p>
      <text:p text:style-name="P363"><text:s text:c="14"/><text:span text:style-name="T43">Рук. электролаборатории</text:span> <text:s text:c="14"/>____________________ <text:s text:c="29"/><text:span text:style-name="T43">Дурнов А.С.</text:span></text:p>
      <text:p text:style-name="P177"><text:s text:c="47"/><text:span text:style-name="T34">(должность)</text:span> <text:s text:c="44"/><text:span text:style-name="T34">(подпись)</text:span> <text:s text:c="55"/><text:span text:style-name="T34">(Ф.И.О.)</text:span></text:p>
      <text:p text:style-name="P177"/>
      <text:p text:style-name="P177"><text:span text:style-name="T36">Протокол проверил : </text:span><text:span text:style-name="T43">Рук. электролаборатории</text:span> <text:s text:c="12"/>____________________ <text:s text:c="29"/><text:span text:style-name="T43">Дурнов А.С.</text:span></text:p>
      <text:p text:style-name="P177"><text:s text:c="46"/><text:span text:style-name="T34">(должность)</text:span> <text:s text:c="44"/><text:span text:style-name="T34">(подпись)</text:span> <text:s text:c="55"/><text:span text:style-name="T34">(Ф.И.О.)</text:span></text:p>
      <text:p text:style-name="P177"/>
      <text:p text:style-name="P177"/>
      <text:p text:style-name="P46">Частичная или полная перепечатка и размножение только с разрешения испытательной лаборатории.</text:p>
      <text:p text:style-name="P46">Исправления не допускаются.</text:p>
      <text:p text:style-name="P46">Протокол распространяется только на элементы электроустановки, подвергнутые испытанием.</text:p>
      <text:section text:name="Раздел11" text:style-name="Sect2">
        <text:p text:style-name="P486">ИП "Палагин С.А."</text:p>
        <text:p text:style-name="P186">(наименование организации, предприятия)</text:p>
        <text:p text:style-name="P236">40030, Московская обл., Люберецкий р-н,</text:p>
        <text:p text:style-name="P236">п. Малаховка, ул. Красина, д.12, к.1, кв.8, комн.2</text:p>
        <text:p text:style-name="P236"><text:span text:style-name="T37">Свидетельство о регистрации </text:span>№ 5515</text:p>
        <text:p text:style-name="P441"><text:span text:style-name="T121">Действительно до 15 августа 2023</text:span><text:span text:style-name="T123"> г.</text:span><text:span text:style-name="T120"> </text:span></text:p>
        <text:p text:style-name="P444"><text:span text:style-name="T30">Заказчик:</text:span> <text:span text:style-name="T42">ззз</text:span></text:p>
        <text:p text:style-name="P96"><text:span text:style-name="T30">Объект: </text:span><text:span text:style-name="T39">ааа</text:span><text:span text:style-name="T36"> <text:s/></text:span><text:span text:style-name="T30"><text:s text:c="3"/></text:span></text:p>
        <text:p text:style-name="P98"><text:span text:style-name="T30">Адрес:</text:span><text:span text:style-name="T28"> </text:span><text:span text:style-name="T42">ууу</text:span></text:p>
        <text:p text:style-name="P441"><text:span text:style-name="T120">дата проведения измерений:</text:span><text:span text:style-name="T122">«ччч» мсмс 2020</text:span><text:span text:style-name="T121"> г.</text:span></text:p>
        <text:p text:style-name="P437"><text:span text:style-name="T98"><text:s/></text:span><text:span text:style-name="T102"><text:s text:c="38"/></text:span></text:p>
      </text:section>
      <text:p text:style-name="P442"><text:s/></text:p>
      <text:h text:outline-level="1" text:style-name="P454"><text:bookmark-start text:name="__RefHeading__30581_697036123"/><text:s text:c="168"/><text:span text:style-name="T5">тестирования автоматических выключателей напряжением до 1000 В с электронными расцепителями</text:span><text:bookmark-end text:name="__RefHeading__30581_697036123"/></text:h>
      <text:p text:style-name="P356"><text:s text:c="87"/><text:span text:style-name="T20">Климатические условия при проведении измерений:</text:span></text:p>
      <text:p text:style-name="P331">Температура воздуха <text:span text:style-name="T43">ттт</text:span> <text:span text:style-name="T34">0</text:span><text:span text:style-name="T59"> </text:span>С. <text:s/>Влажность воздуха <text:span text:style-name="T43">ввв</text:span> <text:span text:style-name="T59">%</text:span>. <text:s/>Атмосферное давление <text:span text:style-name="T43">ддд </text:span>мм.рт.ст.</text:p>
      <text:p text:style-name="P339">Цель измерений (испытаний)</text:p>
      <text:p text:style-name="P331"><text:span text:style-name="T53">ццц</text:span> </text:p>
      <text:p text:style-name="P47">(приёмо-сдаточные, сличительные, контрольные испытания, эксплуатационные, для целей сертификации) </text:p>
      <text:p text:style-name="P12">Нормативные и технические документы, на соответствие требованиям которых проведены измерения (испытания):</text:p>
      <text:p text:style-name="P92">ПУЭ п. 3.1.8. Проверка первичным током в соответствии с заводской инструкцией. ПУЭ п. 1.8.37. п.п. 3. ГОСТ Р 50345-99, ГОСТ Р 50030.2-99</text:p>
      <text:p text:style-name="P139"/>
      <text:list text:continue-numbering="true" text:style-name="WW8Num9" xml:id="list233741274399839">
        <text:list-header>
          <text:p text:style-name="P474">1. Паспортные данные автоматических выключателей:</text:p>
        </text:list-header>
      </text:list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E"/>
        <table:table-column table:style-name="Таблица25.F"/>
        <table:table-column table:style-name="Таблица25.G"/>
        <table:table-column table:style-name="Таблица25.H"/>
        <table:table-column table:style-name="Таблица25.I"/>
        <table:table-column table:style-name="Таблица25.J"/>
        <table:table-column table:style-name="Таблица25.K"/>
        <table:table-column table:style-name="Таблица25.L"/>
        <table:table-header-rows>
          <table:table-row table:style-name="Таблица25.1">
            <table:table-cell office:value-type="string" table:number-rows-spanned="3" table:style-name="Таблица25.A1">
              <text:p text:style-name="P47">№</text:p>
              <text:p text:style-name="P47">п.п.</text:p>
            </table:table-cell>
            <table:table-cell office:value-type="string" table:number-rows-spanned="3" table:style-name="Таблица25.B1">
              <text:p text:style-name="P47">Место установки, назначение</text:p>
            </table:table-cell>
            <table:table-cell office:value-type="string" table:number-rows-spanned="3" table:style-name="Таблица25.B1">
              <text:p text:style-name="P47">Тип</text:p>
            </table:table-cell>
            <table:table-cell office:value-type="string" table:number-columns-spanned="2" table:style-name="Таблица25.B1">
              <text:p text:style-name="P47">Главная цепь</text:p>
            </table:table-cell>
            <table:covered-table-cell/>
            <table:table-cell office:value-type="string" table:number-columns-spanned="3" table:style-name="Таблица25.B1">
              <text:p text:style-name="P47">Напряжение расцепителей (В)</text:p>
            </table:table-cell>
            <table:covered-table-cell/>
            <table:covered-table-cell/>
            <table:table-cell office:value-type="string" table:number-columns-spanned="2" table:style-name="Таблица25.B1">
              <text:p text:style-name="P47">Электр. блока</text:p>
            </table:table-cell>
            <table:covered-table-cell/>
            <table:table-cell office:value-type="string" table:number-columns-spanned="2" table:style-name="Таблица25.K1">
              <text:p text:style-name="P47">Привод</text:p>
            </table:table-cell>
            <table:covered-table-cell/>
          </table:table-row>
          <table:table-row table:style-name="Таблица25.2">
            <table:covered-table-cell/>
            <table:covered-table-cell/>
            <table:covered-table-cell/>
            <table:table-cell office:value-type="string" table:number-rows-spanned="2" table:style-name="Таблица25.D2">
              <text:p text:style-name="P47">Номин.</text:p>
              <text:p text:style-name="P47"><text:span text:style-name="T60">U</text:span> (В)</text:p>
            </table:table-cell>
            <table:table-cell office:value-type="string" table:number-rows-spanned="2" table:style-name="Таблица25.D2">
              <text:p text:style-name="P47">Номин.</text:p>
              <text:p text:style-name="P47"><text:span text:style-name="T60">I</text:span>(А)</text:p>
            </table:table-cell>
            <table:table-cell office:value-type="string" table:number-rows-spanned="2" table:style-name="Таблица25.D2">
              <text:p text:style-name="P47">Независи-мого</text:p>
            </table:table-cell>
            <table:table-cell office:value-type="string" table:number-rows-spanned="2" table:style-name="Таблица25.D2">
              <text:p text:style-name="P47">Нулев.</text:p>
            </table:table-cell>
            <table:table-cell office:value-type="string" table:number-rows-spanned="2" table:style-name="Таблица25.D2">
              <text:p text:style-name="P47">Миним.</text:p>
            </table:table-cell>
            <table:table-cell office:value-type="string" table:number-rows-spanned="2" table:style-name="Таблица25.D2">
              <text:p text:style-name="P47">Тип</text:p>
            </table:table-cell>
            <table:table-cell office:value-type="string" table:number-rows-spanned="2" table:style-name="Таблица25.D2">
              <text:p text:style-name="P47">Номин.</text:p>
              <text:p text:style-name="P47"><text:span text:style-name="T60">I</text:span>(А)</text:p>
            </table:table-cell>
            <table:table-cell office:value-type="string" table:number-rows-spanned="2" table:style-name="Таблица25.D2">
              <text:p text:style-name="P47">Тип</text:p>
            </table:table-cell>
            <table:table-cell office:value-type="string" table:number-rows-spanned="2" table:style-name="Таблица25.L2">
              <text:p text:style-name="P47">Напр.</text:p>
              <text:p text:style-name="P47"><text:span text:style-name="T60">U</text:span>(В)</text:p>
            </table:table-cell>
          </table:table-row>
          <table:table-row table:style-name="Таблица25.2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25.1">
            <table:table-cell office:value-type="string" table:style-name="Таблица25.A4">
              <text:p text:style-name="P47">1</text:p>
            </table:table-cell>
            <table:table-cell office:value-type="string" table:style-name="Таблица25.B4">
              <text:p text:style-name="P47">2</text:p>
            </table:table-cell>
            <table:table-cell office:value-type="string" table:style-name="Таблица25.B4">
              <text:p text:style-name="P47">3</text:p>
            </table:table-cell>
            <table:table-cell office:value-type="string" table:style-name="Таблица25.B4">
              <text:p text:style-name="P47">4</text:p>
            </table:table-cell>
            <table:table-cell office:value-type="string" table:style-name="Таблица25.B4">
              <text:p text:style-name="P47">5</text:p>
            </table:table-cell>
            <table:table-cell office:value-type="string" table:style-name="Таблица25.B4">
              <text:p text:style-name="P47">6</text:p>
            </table:table-cell>
            <table:table-cell office:value-type="string" table:style-name="Таблица25.B4">
              <text:p text:style-name="P47">7</text:p>
            </table:table-cell>
            <table:table-cell office:value-type="string" table:style-name="Таблица25.B4">
              <text:p text:style-name="P47">8</text:p>
            </table:table-cell>
            <table:table-cell office:value-type="string" table:style-name="Таблица25.B4">
              <text:p text:style-name="P47">9</text:p>
            </table:table-cell>
            <table:table-cell office:value-type="string" table:style-name="Таблица25.B4">
              <text:p text:style-name="P47">10</text:p>
            </table:table-cell>
            <table:table-cell office:value-type="string" table:style-name="Таблица25.B4">
              <text:p text:style-name="P47">11</text:p>
            </table:table-cell>
            <table:table-cell office:value-type="string" table:style-name="Таблица25.L4">
              <text:p text:style-name="P47">12</text:p>
            </table:table-cell>
          </table:table-row>
        </table:table-header-rows>
        <table:table-row table:style-name="Таблица25.5">
          <table:table-cell office:value-type="string" table:style-name="Таблица25.A1">
            <text:p text:style-name="P32"/>
          </table:table-cell>
          <table:table-cell office:value-type="string" table:style-name="Таблица25.B5">
            <text:p text:style-name="P121"/>
          </table:table-cell>
          <table:table-cell office:value-type="string" table:style-name="Таблица25.B5">
            <text:p text:style-name="P80">Schneider Electric Compact NSX100N</text:p>
          </table:table-cell>
          <table:table-cell office:value-type="string" table:style-name="Таблица25.B1">
            <text:p text:style-name="P32"/>
          </table:table-cell>
          <table:table-cell office:value-type="string" table:style-name="Таблица25.B1">
            <text:p text:style-name="P32"/>
          </table:table-cell>
          <table:table-cell office:value-type="string" table:style-name="Таблица25.B1">
            <text:p text:style-name="P32"/>
          </table:table-cell>
          <table:table-cell office:value-type="string" table:style-name="Таблица25.B1">
            <text:p text:style-name="P32"/>
          </table:table-cell>
          <table:table-cell office:value-type="string" table:style-name="Таблица25.B1">
            <text:p text:style-name="P32"/>
          </table:table-cell>
          <table:table-cell office:value-type="string" table:style-name="Таблица25.B1">
            <text:p text:style-name="P32"/>
          </table:table-cell>
          <table:table-cell office:value-type="string" table:style-name="Таблица25.B1">
            <text:p text:style-name="P32"/>
          </table:table-cell>
          <table:table-cell office:value-type="string" table:style-name="Таблица25.B1">
            <text:p text:style-name="P32"/>
          </table:table-cell>
          <table:table-cell office:value-type="string" table:style-name="Таблица25.K1">
            <text:p text:style-name="P32"/>
          </table:table-cell>
        </table:table-row>
        <table:table-row table:style-name="Таблица25.1">
          <table:table-cell office:value-type="string" table:style-name="Таблица25.A6">
            <text:p text:style-name="P47"/>
          </table:table-cell>
          <table:table-cell office:value-type="string" table:style-name="Таблица25.D2">
            <text:p text:style-name="P47"/>
          </table:table-cell>
          <table:table-cell office:value-type="string" table:style-name="Таблица25.C6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L2">
            <text:p text:style-name="P113"/>
          </table:table-cell>
        </table:table-row>
        <table:table-row table:style-name="Таблица25.1">
          <table:table-cell office:value-type="string" table:style-name="Таблица25.A6">
            <text:p text:style-name="P47"/>
          </table:table-cell>
          <table:table-cell office:value-type="string" table:style-name="Таблица25.D2">
            <text:p text:style-name="P47"/>
          </table:table-cell>
          <table:table-cell office:value-type="string" table:style-name="Таблица25.C6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47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L2">
            <text:p text:style-name="P113"/>
          </table:table-cell>
        </table:table-row>
        <table:table-row table:style-name="Таблица25.1">
          <table:table-cell office:value-type="string" table:style-name="Таблица25.A6">
            <text:p text:style-name="P47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C6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47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47"/>
          </table:table-cell>
          <table:table-cell office:value-type="string" table:style-name="Таблица25.D2">
            <text:p text:style-name="P47"/>
          </table:table-cell>
          <table:table-cell office:value-type="string" table:style-name="Таблица25.L2">
            <text:p text:style-name="P47"/>
          </table:table-cell>
        </table:table-row>
        <table:table-row table:style-name="Таблица25.1">
          <table:table-cell office:value-type="string" table:style-name="Таблица25.A6">
            <text:p text:style-name="P47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C6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47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47"/>
          </table:table-cell>
          <table:table-cell office:value-type="string" table:style-name="Таблица25.D2">
            <text:p text:style-name="P47"/>
          </table:table-cell>
          <table:table-cell office:value-type="string" table:style-name="Таблица25.L2">
            <text:p text:style-name="P47"/>
          </table:table-cell>
        </table:table-row>
        <table:table-row table:style-name="Таблица25.1">
          <table:table-cell office:value-type="string" table:style-name="Таблица25.A6">
            <text:p text:style-name="P229"/>
          </table:table-cell>
          <table:table-cell office:value-type="string" table:style-name="Таблица25.C6">
            <text:p text:style-name="P121"/>
          </table:table-cell>
          <table:table-cell office:value-type="string" table:style-name="Таблица25.C6">
            <text:p text:style-name="P32"/>
          </table:table-cell>
          <table:table-cell office:value-type="string" table:style-name="Таблица25.D2">
            <text:p text:style-name="P32"/>
          </table:table-cell>
          <table:table-cell office:value-type="string" table:style-name="Таблица25.D2">
            <text:p text:style-name="P32"/>
          </table:table-cell>
          <table:table-cell office:value-type="string" table:style-name="Таблица25.D2">
            <text:p text:style-name="P32"/>
          </table:table-cell>
          <table:table-cell office:value-type="string" table:style-name="Таблица25.D2">
            <text:p text:style-name="P32"/>
          </table:table-cell>
          <table:table-cell office:value-type="string" table:style-name="Таблица25.D2">
            <text:p text:style-name="P32"/>
          </table:table-cell>
          <table:table-cell office:value-type="string" table:style-name="Таблица25.D2">
            <text:p text:style-name="P32"/>
          </table:table-cell>
          <table:table-cell office:value-type="string" table:style-name="Таблица25.D2">
            <text:p text:style-name="P32"/>
          </table:table-cell>
          <table:table-cell office:value-type="string" table:style-name="Таблица25.D2">
            <text:p text:style-name="P32"/>
          </table:table-cell>
          <table:table-cell office:value-type="string" table:style-name="Таблица25.L2">
            <text:p text:style-name="P32"/>
          </table:table-cell>
        </table:table-row>
        <table:table-row table:style-name="Таблица25.1">
          <table:table-cell office:value-type="string" table:style-name="Таблица25.A6">
            <text:p text:style-name="P47"/>
          </table:table-cell>
          <table:table-cell office:value-type="string" table:style-name="Таблица25.D2">
            <text:p text:style-name="P47"/>
          </table:table-cell>
          <table:table-cell office:value-type="string" table:style-name="Таблица25.C6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L2">
            <text:p text:style-name="P113"/>
          </table:table-cell>
        </table:table-row>
        <table:table-row table:style-name="Таблица25.1">
          <table:table-cell office:value-type="string" table:style-name="Таблица25.A6">
            <text:p text:style-name="P47"/>
          </table:table-cell>
          <table:table-cell office:value-type="string" table:style-name="Таблица25.D2">
            <text:p text:style-name="P47"/>
          </table:table-cell>
          <table:table-cell office:value-type="string" table:style-name="Таблица25.C6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47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L2">
            <text:p text:style-name="P113"/>
          </table:table-cell>
        </table:table-row>
        <table:table-row table:style-name="Таблица25.1">
          <table:table-cell office:value-type="string" table:style-name="Таблица25.A6">
            <text:p text:style-name="P47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C6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47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47"/>
          </table:table-cell>
          <table:table-cell office:value-type="string" table:style-name="Таблица25.D2">
            <text:p text:style-name="P47"/>
          </table:table-cell>
          <table:table-cell office:value-type="string" table:style-name="Таблица25.L2">
            <text:p text:style-name="P47"/>
          </table:table-cell>
        </table:table-row>
        <table:table-row table:style-name="Таблица25.1">
          <table:table-cell office:value-type="string" table:style-name="Таблица25.A6">
            <text:p text:style-name="P47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C6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47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47"/>
          </table:table-cell>
          <table:table-cell office:value-type="string" table:style-name="Таблица25.D2">
            <text:p text:style-name="P47"/>
          </table:table-cell>
          <table:table-cell office:value-type="string" table:style-name="Таблица25.L2">
            <text:p text:style-name="P47"/>
          </table:table-cell>
        </table:table-row>
        <table:table-row table:style-name="Таблица25.1">
          <table:table-cell office:value-type="string" table:style-name="Таблица25.A6">
            <text:p text:style-name="P109"/>
          </table:table-cell>
          <table:table-cell office:value-type="string" table:style-name="Таблица25.D2">
            <text:p text:style-name="P123"/>
          </table:table-cell>
          <table:table-cell office:value-type="string" table:style-name="Таблица25.D2">
            <text:p text:style-name="P109"/>
          </table:table-cell>
          <table:table-cell office:value-type="string" table:style-name="Таблица25.D2">
            <text:p text:style-name="P109"/>
          </table:table-cell>
          <table:table-cell office:value-type="string" table:style-name="Таблица25.D2">
            <text:p text:style-name="P109"/>
          </table:table-cell>
          <table:table-cell office:value-type="string" table:style-name="Таблица25.D2">
            <text:p text:style-name="P109"/>
          </table:table-cell>
          <table:table-cell office:value-type="string" table:style-name="Таблица25.D2">
            <text:p text:style-name="P109"/>
          </table:table-cell>
          <table:table-cell office:value-type="string" table:style-name="Таблица25.D2">
            <text:p text:style-name="P109"/>
          </table:table-cell>
          <table:table-cell office:value-type="string" table:style-name="Таблица25.D2">
            <text:p text:style-name="P109"/>
          </table:table-cell>
          <table:table-cell office:value-type="string" table:style-name="Таблица25.D2">
            <text:p text:style-name="P109"/>
          </table:table-cell>
          <table:table-cell office:value-type="string" table:style-name="Таблица25.D2">
            <text:p text:style-name="P32"/>
          </table:table-cell>
          <table:table-cell office:value-type="string" table:style-name="Таблица25.L2">
            <text:p text:style-name="P32"/>
          </table:table-cell>
        </table:table-row>
        <text:soft-page-break/>
        <table:table-row table:style-name="Таблица25.1">
          <table:table-cell office:value-type="string" table:style-name="Таблица25.A6">
            <text:p text:style-name="P47"/>
          </table:table-cell>
          <table:table-cell office:value-type="string" table:style-name="Таблица25.D2">
            <text:p text:style-name="P64"/>
          </table:table-cell>
          <table:table-cell office:value-type="string" table:style-name="Таблица25.C6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D2">
            <text:p text:style-name="P113"/>
          </table:table-cell>
          <table:table-cell office:value-type="string" table:style-name="Таблица25.L2">
            <text:p text:style-name="P113"/>
          </table:table-cell>
        </table:table-row>
        <table:table-row table:style-name="Таблица25.1">
          <table:table-cell office:value-type="string" table:style-name="Таблица25.A4">
            <text:p text:style-name="P47"/>
          </table:table-cell>
          <table:table-cell office:value-type="string" table:style-name="Таблица25.B17">
            <text:p text:style-name="P47"/>
          </table:table-cell>
          <table:table-cell office:value-type="string" table:style-name="Таблица25.B4">
            <text:p text:style-name="P113"/>
          </table:table-cell>
          <table:table-cell office:value-type="string" table:style-name="Таблица25.B17">
            <text:p text:style-name="P113"/>
          </table:table-cell>
          <table:table-cell office:value-type="string" table:style-name="Таблица25.B17">
            <text:p text:style-name="P113"/>
          </table:table-cell>
          <table:table-cell office:value-type="string" table:style-name="Таблица25.B17">
            <text:p text:style-name="P113"/>
          </table:table-cell>
          <table:table-cell office:value-type="string" table:style-name="Таблица25.B17">
            <text:p text:style-name="P113"/>
          </table:table-cell>
          <table:table-cell office:value-type="string" table:style-name="Таблица25.B17">
            <text:p text:style-name="P113"/>
          </table:table-cell>
          <table:table-cell office:value-type="string" table:style-name="Таблица25.B17">
            <text:p text:style-name="P113"/>
          </table:table-cell>
          <table:table-cell office:value-type="string" table:style-name="Таблица25.B17">
            <text:p text:style-name="P113"/>
          </table:table-cell>
          <table:table-cell office:value-type="string" table:style-name="Таблица25.B17">
            <text:p text:style-name="P113"/>
          </table:table-cell>
          <table:table-cell office:value-type="string" table:style-name="Таблица25.L17">
            <text:p text:style-name="P113"/>
          </table:table-cell>
        </table:table-row>
      </table:table>
      <text:p text:style-name="P150"/>
      <text:p text:style-name="P170">2. Проверки расцепителей:</text:p>
      <text:p text:style-name="P170">2.1. в зоне токов перегрузки</text:p>
      <text:p text:style-name="P175"/>
      <table:table table:name="Таблица26" table:style-name="Таблица26">
        <table:table-column table:style-name="Таблица26.A"/>
        <table:table-column table:style-name="Таблица26.B"/>
        <table:table-column table:number-columns-repeated="4" table:style-name="Таблица26.C"/>
        <table:table-column table:style-name="Таблица26.G"/>
        <table:table-column table:style-name="Таблица26.H"/>
        <table:table-column table:style-name="Таблица26.I"/>
        <table:table-column table:style-name="Таблица26.J"/>
        <table:table-column table:style-name="Таблица26.K"/>
        <table:table-column table:style-name="Таблица26.L"/>
        <table:table-column table:style-name="Таблица26.M"/>
        <table:table-header-rows>
          <table:table-row table:style-name="Таблица26.1">
            <table:table-cell office:value-type="string" table:number-rows-spanned="3" table:style-name="Таблица26.A1">
              <text:p text:style-name="P47">№</text:p>
              <text:p text:style-name="P47">п.п.</text:p>
            </table:table-cell>
            <table:table-cell office:value-type="string" table:number-rows-spanned="3" table:style-name="Таблица26.B1">
              <text:p text:style-name="P71">Место установки, назначение</text:p>
            </table:table-cell>
            <table:table-cell office:value-type="string" table:number-columns-spanned="4" table:style-name="Таблица26.B1">
              <text:p text:style-name="P47">Уставки по току</text:p>
            </table:table-cell>
            <table:covered-table-cell/>
            <table:covered-table-cell/>
            <table:covered-table-cell/>
            <table:table-cell office:value-type="string" table:number-rows-spanned="3" table:style-name="Таблица26.B1">
              <text:p text:style-name="P47">Уставка <text:s/>по времени <text:s/><text:span text:style-name="T60">tr</text:span> (сек.)</text:p>
            </table:table-cell>
            <table:table-cell office:value-type="string" table:number-rows-spanned="3" table:style-name="Таблица26.H1">
              <text:p text:style-name="P47"><text:span text:style-name="T60">I</text:span> прогрузки, <text:s/>(А)</text:p>
            </table:table-cell>
            <table:table-cell office:value-type="string" table:number-rows-spanned="3" table:style-name="Таблица26.H1">
              <text:p text:style-name="P47">Допусти- мое время срабатыва-ния, сек</text:p>
            </table:table-cell>
            <table:table-cell office:value-type="string" table:number-columns-spanned="4" table:style-name="Таблица26.J1">
              <text:p text:style-name="P47">Измеренное время срабатывания (сек.)</text:p>
            </table:table-cell>
            <table:covered-table-cell/>
            <table:covered-table-cell/>
            <table:covered-table-cell/>
          </table:table-row>
          <table:table-row table:style-name="Таблица26.1">
            <table:covered-table-cell/>
            <table:covered-table-cell/>
            <table:table-cell office:value-type="string" table:number-columns-spanned="2" table:style-name="Таблица26.C2">
              <text:p text:style-name="P47"><text:span text:style-name="T60">I</text:span>о (К х <text:span text:style-name="T60">In</text:span>)</text:p>
            </table:table-cell>
            <table:covered-table-cell/>
            <table:table-cell office:value-type="string" table:number-columns-spanned="2" table:style-name="Таблица26.C2">
              <text:p text:style-name="P47"><text:span text:style-name="T60">Ir</text:span> (К х <text:span text:style-name="T60">Io</text:span>(<text:span text:style-name="T60">In</text:span>))</text:p>
            </table:table-cell>
            <table:covered-table-cell/>
            <table:covered-table-cell/>
            <table:covered-table-cell/>
            <table:covered-table-cell/>
            <table:table-cell office:value-type="string" table:number-rows-spanned="2" table:style-name="Таблица26.C2">
              <text:p text:style-name="P47">А</text:p>
            </table:table-cell>
            <table:table-cell office:value-type="string" table:number-rows-spanned="2" table:style-name="Таблица26.C2">
              <text:p text:style-name="P47">В</text:p>
            </table:table-cell>
            <table:table-cell office:value-type="string" table:number-rows-spanned="2" table:style-name="Таблица26.C2">
              <text:p text:style-name="P47">С</text:p>
            </table:table-cell>
            <table:table-cell office:value-type="string" table:number-rows-spanned="2" table:style-name="Таблица26.M2">
              <text:p text:style-name="P48"><text:span text:style-name="T60">N</text:span>-полюс</text:p>
            </table:table-cell>
          </table:table-row>
          <table:table-row table:style-name="Таблица26.3">
            <table:covered-table-cell/>
            <table:covered-table-cell/>
            <table:table-cell office:value-type="string" table:style-name="Таблица26.C2">
              <text:p text:style-name="P47">К (0,4-1)</text:p>
            </table:table-cell>
            <table:table-cell office:value-type="string" table:style-name="Таблица26.C2">
              <text:p text:style-name="P47">(А)</text:p>
            </table:table-cell>
            <table:table-cell office:value-type="string" table:style-name="Таблица26.C2">
              <text:p text:style-name="P113">K</text:p>
            </table:table-cell>
            <table:table-cell office:value-type="string" table:style-name="Таблица26.C2">
              <text:p text:style-name="P47">(А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26.4">
            <table:table-cell office:value-type="string" table:style-name="Таблица26.A4">
              <text:p text:style-name="P47">1.</text:p>
            </table:table-cell>
            <table:table-cell office:value-type="string" table:style-name="Таблица26.B4">
              <text:p text:style-name="P47">2.</text:p>
            </table:table-cell>
            <table:table-cell office:value-type="string" table:style-name="Таблица26.B4">
              <text:p text:style-name="P47">3.</text:p>
            </table:table-cell>
            <table:table-cell office:value-type="string" table:style-name="Таблица26.B4">
              <text:p text:style-name="P47">4.</text:p>
            </table:table-cell>
            <table:table-cell office:value-type="string" table:style-name="Таблица26.B4">
              <text:p text:style-name="P47">5.</text:p>
            </table:table-cell>
            <table:table-cell office:value-type="string" table:style-name="Таблица26.B4">
              <text:p text:style-name="P47">6.</text:p>
            </table:table-cell>
            <table:table-cell office:value-type="string" table:style-name="Таблица26.B4">
              <text:p text:style-name="P47">7.</text:p>
            </table:table-cell>
            <table:table-cell office:value-type="string" table:style-name="Таблица26.B4">
              <text:p text:style-name="P47">8.</text:p>
            </table:table-cell>
            <table:table-cell office:value-type="string" table:style-name="Таблица26.B4">
              <text:p text:style-name="P47">9.</text:p>
            </table:table-cell>
            <table:table-cell office:value-type="string" table:style-name="Таблица26.B4">
              <text:p text:style-name="P47">10.</text:p>
            </table:table-cell>
            <table:table-cell office:value-type="string" table:style-name="Таблица26.B4">
              <text:p text:style-name="P47">11.</text:p>
            </table:table-cell>
            <table:table-cell office:value-type="string" table:style-name="Таблица26.B4">
              <text:p text:style-name="P47">12.</text:p>
            </table:table-cell>
            <table:table-cell office:value-type="string" table:style-name="Таблица26.M4">
              <text:p text:style-name="P71">13.</text:p>
            </table:table-cell>
          </table:table-row>
        </table:table-header-rows>
        <table:table-row table:style-name="Таблица26.1">
          <table:table-cell office:value-type="string" table:style-name="Таблица26.A5">
            <text:p text:style-name="P190"/>
          </table:table-cell>
          <table:table-cell office:value-type="string" table:style-name="Таблица26.B5">
            <text:p text:style-name="P22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M5">
            <text:p text:style-name="P190"/>
          </table:table-cell>
        </table:table-row>
        <table:table-row table:style-name="Таблица26.1">
          <table:table-cell office:value-type="string" table:style-name="Таблица26.A5">
            <text:p text:style-name="P190"/>
          </table:table-cell>
          <table:table-cell office:value-type="string" table:style-name="Таблица26.B5">
            <text:p text:style-name="P22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M5">
            <text:p text:style-name="P190"/>
          </table:table-cell>
        </table:table-row>
        <table:table-row table:style-name="Таблица26.1">
          <table:table-cell office:value-type="string" table:style-name="Таблица26.A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M5">
            <text:p text:style-name="P190"/>
          </table:table-cell>
        </table:table-row>
        <table:table-row table:style-name="Таблица26.1">
          <table:table-cell office:value-type="string" table:style-name="Таблица26.A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M5">
            <text:p text:style-name="P190"/>
          </table:table-cell>
        </table:table-row>
        <table:table-row table:style-name="Таблица26.1">
          <table:table-cell office:value-type="string" table:style-name="Таблица26.A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M5">
            <text:p text:style-name="P190"/>
          </table:table-cell>
        </table:table-row>
        <table:table-row table:style-name="Таблица26.1">
          <table:table-cell office:value-type="string" table:style-name="Таблица26.A5">
            <text:p text:style-name="P190"/>
          </table:table-cell>
          <table:table-cell office:value-type="string" table:style-name="Таблица26.B5">
            <text:p text:style-name="P22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M5">
            <text:p text:style-name="P190"/>
          </table:table-cell>
        </table:table-row>
        <table:table-row table:style-name="Таблица26.1">
          <table:table-cell office:value-type="string" table:style-name="Таблица26.A5">
            <text:p text:style-name="P190"/>
          </table:table-cell>
          <table:table-cell office:value-type="string" table:style-name="Таблица26.B5">
            <text:p text:style-name="P22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M5">
            <text:p text:style-name="P190"/>
          </table:table-cell>
        </table:table-row>
        <table:table-row table:style-name="Таблица26.1">
          <table:table-cell office:value-type="string" table:style-name="Таблица26.A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M5">
            <text:p text:style-name="P190"/>
          </table:table-cell>
        </table:table-row>
        <table:table-row table:style-name="Таблица26.1">
          <table:table-cell office:value-type="string" table:style-name="Таблица26.A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M5">
            <text:p text:style-name="P190"/>
          </table:table-cell>
        </table:table-row>
        <table:table-row table:style-name="Таблица26.1">
          <table:table-cell office:value-type="string" table:style-name="Таблица26.A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M5">
            <text:p text:style-name="P190"/>
          </table:table-cell>
        </table:table-row>
        <table:table-row table:style-name="Таблица26.1">
          <table:table-cell office:value-type="string" table:style-name="Таблица26.A5">
            <text:p text:style-name="P190"/>
          </table:table-cell>
          <table:table-cell office:value-type="string" table:style-name="Таблица26.B5">
            <text:p text:style-name="P22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B5">
            <text:p text:style-name="P190"/>
          </table:table-cell>
          <table:table-cell office:value-type="string" table:style-name="Таблица26.M5">
            <text:p text:style-name="P190"/>
          </table:table-cell>
        </table:table-row>
        <table:table-row table:style-name="Таблица26.1">
          <table:table-cell office:value-type="string" table:style-name="Таблица26.A16">
            <text:p text:style-name="P190"/>
          </table:table-cell>
          <table:table-cell office:value-type="string" table:style-name="Таблица26.B16">
            <text:p text:style-name="P22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M16">
            <text:p text:style-name="P190"/>
          </table:table-cell>
        </table:table-row>
        <table:table-row table:style-name="Таблица26.1">
          <table:table-cell office:value-type="string" table:style-name="Таблица26.A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M16">
            <text:p text:style-name="P190"/>
          </table:table-cell>
        </table:table-row>
        <table:table-row table:style-name="Таблица26.1">
          <table:table-cell office:value-type="string" table:style-name="Таблица26.A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M16">
            <text:p text:style-name="P190"/>
          </table:table-cell>
        </table:table-row>
        <table:table-row table:style-name="Таблица26.1">
          <table:table-cell office:value-type="string" table:style-name="Таблица26.A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M16">
            <text:p text:style-name="P190"/>
          </table:table-cell>
        </table:table-row>
        <table:table-row table:style-name="Таблица26.1">
          <table:table-cell office:value-type="string" table:style-name="Таблица26.A16">
            <text:p text:style-name="P190"/>
          </table:table-cell>
          <table:table-cell office:value-type="string" table:style-name="Таблица26.B16">
            <text:p text:style-name="P22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M16">
            <text:p text:style-name="P190"/>
          </table:table-cell>
        </table:table-row>
        <table:table-row table:style-name="Таблица26.1">
          <table:table-cell office:value-type="string" table:style-name="Таблица26.A16">
            <text:p text:style-name="P190"/>
          </table:table-cell>
          <table:table-cell office:value-type="string" table:style-name="Таблица26.B16">
            <text:p text:style-name="P22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M16">
            <text:p text:style-name="P190"/>
          </table:table-cell>
        </table:table-row>
        <table:table-row table:style-name="Таблица26.1">
          <table:table-cell office:value-type="string" table:style-name="Таблица26.A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M16">
            <text:p text:style-name="P190"/>
          </table:table-cell>
        </table:table-row>
        <table:table-row table:style-name="Таблица26.1">
          <table:table-cell office:value-type="string" table:style-name="Таблица26.A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B16">
            <text:p text:style-name="P190"/>
          </table:table-cell>
          <table:table-cell office:value-type="string" table:style-name="Таблица26.M16">
            <text:p text:style-name="P190"/>
          </table:table-cell>
        </table:table-row>
        <table:table-row table:style-name="Таблица26.1">
          <table:table-cell office:value-type="string" table:style-name="Таблица26.A24">
            <text:p text:style-name="P190"/>
          </table:table-cell>
          <table:table-cell office:value-type="string" table:style-name="Таблица26.B24">
            <text:p text:style-name="P190"/>
          </table:table-cell>
          <table:table-cell office:value-type="string" table:style-name="Таблица26.B24">
            <text:p text:style-name="P190"/>
          </table:table-cell>
          <table:table-cell office:value-type="string" table:style-name="Таблица26.B24">
            <text:p text:style-name="P190"/>
          </table:table-cell>
          <table:table-cell office:value-type="string" table:style-name="Таблица26.B24">
            <text:p text:style-name="P190"/>
          </table:table-cell>
          <table:table-cell office:value-type="string" table:style-name="Таблица26.B24">
            <text:p text:style-name="P190"/>
          </table:table-cell>
          <table:table-cell office:value-type="string" table:style-name="Таблица26.B24">
            <text:p text:style-name="P190"/>
          </table:table-cell>
          <table:table-cell office:value-type="string" table:style-name="Таблица26.B24">
            <text:p text:style-name="P190"/>
          </table:table-cell>
          <table:table-cell office:value-type="string" table:style-name="Таблица26.B24">
            <text:p text:style-name="P190"/>
          </table:table-cell>
          <table:table-cell office:value-type="string" table:style-name="Таблица26.B24">
            <text:p text:style-name="P190"/>
          </table:table-cell>
          <table:table-cell office:value-type="string" table:style-name="Таблица26.B24">
            <text:p text:style-name="P190"/>
          </table:table-cell>
          <table:table-cell office:value-type="string" table:style-name="Таблица26.B24">
            <text:p text:style-name="P190"/>
          </table:table-cell>
          <table:table-cell office:value-type="string" table:style-name="Таблица26.M24">
            <text:p text:style-name="P190"/>
          </table:table-cell>
        </table:table-row>
      </table:table>
      <text:p text:style-name="P175"/>
      <text:p text:style-name="P175"><text:soft-page-break/></text:p>
      <text:list text:continue-list="list2254737605" text:style-name="WW8Num12" xml:id="list233742040781920">
        <text:list-item>
          <text:list>
            <text:list-header>
              <text:p text:style-name="P476"><text:span text:style-name="T38">2.2 </text:span><text:span text:style-name="T37">в зоне токов короткого замыкания (уставка </text:span><text:span text:style-name="T61">Isd</text:span><text:span text:style-name="T37">):</text:span></text:p>
            </text:list-header>
          </text:list>
        </text:list-item>
      </text:list>
      <text:p text:style-name="P139"/>
      <text:p text:style-name="P139"/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E"/>
        <table:table-column table:style-name="Таблица27.F"/>
        <table:table-column table:style-name="Таблица27.G"/>
        <table:table-column table:style-name="Таблица27.H"/>
        <table:table-column table:style-name="Таблица27.I"/>
        <table:table-column table:number-columns-repeated="4" table:style-name="Таблица27.J"/>
        <table:table-header-rows>
          <table:table-row table:style-name="Таблица27.1">
            <table:table-cell office:value-type="string" table:number-rows-spanned="2" table:style-name="Таблица27.A1">
              <text:p text:style-name="P47">№</text:p>
              <text:p text:style-name="P47">п.п.</text:p>
            </table:table-cell>
            <table:table-cell office:value-type="string" table:number-rows-spanned="2" table:style-name="Таблица27.B1">
              <text:p text:style-name="P71">Место установки, назначение</text:p>
            </table:table-cell>
            <table:table-cell office:value-type="string" table:number-columns-spanned="2" table:style-name="Таблица27.C1">
              <text:p text:style-name="P47">Уставки по току <text:s/>- <text:span text:style-name="T60">Isd</text:span> (К х <text:span text:style-name="T60">Ir</text:span>)</text:p>
            </table:table-cell>
            <table:covered-table-cell/>
            <table:table-cell office:value-type="string" table:number-columns-spanned="4" table:style-name="Таблица27.B1">
              <text:p text:style-name="P47">Ток срабатывания (А)</text:p>
            </table:table-cell>
            <table:covered-table-cell/>
            <table:covered-table-cell/>
            <table:covered-table-cell/>
            <table:table-cell office:value-type="string" table:number-rows-spanned="2" table:style-name="Таблица27.B1">
              <text:p text:style-name="P47">Уставка по времени <text:span text:style-name="T60">tsd</text:span> (сек)</text:p>
            </table:table-cell>
            <table:table-cell office:value-type="string" table:number-columns-spanned="4" table:style-name="Таблица27.J1">
              <text:p text:style-name="P47">Время срабатывания (сек)</text:p>
            </table:table-cell>
            <table:covered-table-cell/>
            <table:covered-table-cell/>
            <table:covered-table-cell/>
          </table:table-row>
          <table:table-row table:style-name="Таблица27.2">
            <table:covered-table-cell/>
            <table:covered-table-cell/>
            <table:table-cell office:value-type="string" table:style-name="Таблица27.C2">
              <text:p text:style-name="P47">К </text:p>
            </table:table-cell>
            <table:table-cell office:value-type="string" table:style-name="Таблица27.C2">
              <text:p text:style-name="P77">Isd, А</text:p>
            </table:table-cell>
            <table:table-cell office:value-type="string" table:style-name="Таблица27.C2">
              <text:p text:style-name="P47">А</text:p>
            </table:table-cell>
            <table:table-cell office:value-type="string" table:style-name="Таблица27.C2">
              <text:p text:style-name="P47">В</text:p>
            </table:table-cell>
            <table:table-cell office:value-type="string" table:style-name="Таблица27.C2">
              <text:p text:style-name="P47">С</text:p>
            </table:table-cell>
            <table:table-cell office:value-type="string" table:style-name="Таблица27.C2">
              <text:p text:style-name="P47"><text:span text:style-name="T60">N</text:span>-полюс</text:p>
            </table:table-cell>
            <table:covered-table-cell/>
            <table:table-cell office:value-type="string" table:style-name="Таблица27.C2">
              <text:p text:style-name="P47">А</text:p>
            </table:table-cell>
            <table:table-cell office:value-type="string" table:style-name="Таблица27.C2">
              <text:p text:style-name="P47">В</text:p>
            </table:table-cell>
            <table:table-cell office:value-type="string" table:style-name="Таблица27.C2">
              <text:p text:style-name="P47">С</text:p>
            </table:table-cell>
            <table:table-cell office:value-type="string" table:style-name="Таблица27.M2">
              <text:p text:style-name="P47"><text:span text:style-name="T60">N</text:span>-полюс</text:p>
            </table:table-cell>
          </table:table-row>
          <table:table-row table:style-name="Таблица27.1">
            <table:table-cell office:value-type="string" table:style-name="Таблица27.A3">
              <text:p text:style-name="P47">1.</text:p>
            </table:table-cell>
            <table:table-cell office:value-type="string" table:style-name="Таблица27.B3">
              <text:p text:style-name="P47">2.</text:p>
            </table:table-cell>
            <table:table-cell office:value-type="string" table:style-name="Таблица27.B3">
              <text:p text:style-name="P47">3.</text:p>
            </table:table-cell>
            <table:table-cell office:value-type="string" table:style-name="Таблица27.B3">
              <text:p text:style-name="P47">4.</text:p>
            </table:table-cell>
            <table:table-cell office:value-type="string" table:style-name="Таблица27.B3">
              <text:p text:style-name="P47">5.</text:p>
            </table:table-cell>
            <table:table-cell office:value-type="string" table:style-name="Таблица27.B3">
              <text:p text:style-name="P47">6.</text:p>
            </table:table-cell>
            <table:table-cell office:value-type="string" table:style-name="Таблица27.B3">
              <text:p text:style-name="P47">7.</text:p>
            </table:table-cell>
            <table:table-cell office:value-type="string" table:style-name="Таблица27.B3">
              <text:p text:style-name="P77">8.</text:p>
            </table:table-cell>
            <table:table-cell office:value-type="string" table:style-name="Таблица27.B3">
              <text:p text:style-name="P47"><text:span text:style-name="T114">9</text:span>.</text:p>
            </table:table-cell>
            <table:table-cell office:value-type="string" table:style-name="Таблица27.B3">
              <text:p text:style-name="P47"><text:span text:style-name="T114">10</text:span>.</text:p>
            </table:table-cell>
            <table:table-cell office:value-type="string" table:style-name="Таблица27.B3">
              <text:p text:style-name="P47">1<text:span text:style-name="T114">1</text:span>.</text:p>
            </table:table-cell>
            <table:table-cell office:value-type="string" table:style-name="Таблица27.B3">
              <text:p text:style-name="P47">1<text:span text:style-name="T114">2</text:span>.</text:p>
            </table:table-cell>
            <table:table-cell office:value-type="string" table:style-name="Таблица27.M3">
              <text:p text:style-name="P71">1<text:span text:style-name="T114">3</text:span>.</text:p>
            </table:table-cell>
          </table:table-row>
        </table:table-header-rows>
        <table:table-row table:style-name="Таблица27.1">
          <table:table-cell office:value-type="string" table:style-name="Таблица27.A4">
            <text:p text:style-name="P190"/>
          </table:table-cell>
          <table:table-cell office:value-type="string" table:style-name="Таблица27.C2">
            <text:p text:style-name="P22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B1">
            <text:p text:style-name="P190"/>
          </table:table-cell>
          <table:table-cell office:value-type="string" table:style-name="Таблица27.J1">
            <text:p text:style-name="P190"/>
          </table:table-cell>
        </table:table-row>
        <table:table-row table:style-name="Таблица27.1">
          <table:table-cell office:value-type="string" table:style-name="Таблица27.A4">
            <text:p text:style-name="P190"/>
          </table:table-cell>
          <table:table-cell office:value-type="string" table:style-name="Таблица27.C2">
            <text:p text:style-name="P22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M2">
            <text:p text:style-name="P190"/>
          </table:table-cell>
        </table:table-row>
        <table:table-row table:style-name="Таблица27.1">
          <table:table-cell office:value-type="string" table:style-name="Таблица27.A4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M2">
            <text:p text:style-name="P190"/>
          </table:table-cell>
        </table:table-row>
        <table:table-row table:style-name="Таблица27.1">
          <table:table-cell office:value-type="string" table:style-name="Таблица27.A4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M2">
            <text:p text:style-name="P190"/>
          </table:table-cell>
        </table:table-row>
        <table:table-row table:style-name="Таблица27.1">
          <table:table-cell office:value-type="string" table:style-name="Таблица27.A4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M2">
            <text:p text:style-name="P190"/>
          </table:table-cell>
        </table:table-row>
        <table:table-row table:style-name="Таблица27.1">
          <table:table-cell office:value-type="string" table:style-name="Таблица27.A4">
            <text:p text:style-name="P190"/>
          </table:table-cell>
          <table:table-cell office:value-type="string" table:style-name="Таблица27.C2">
            <text:p text:style-name="P22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M2">
            <text:p text:style-name="P190"/>
          </table:table-cell>
        </table:table-row>
        <table:table-row table:style-name="Таблица27.1">
          <table:table-cell office:value-type="string" table:style-name="Таблица27.A4">
            <text:p text:style-name="P190"/>
          </table:table-cell>
          <table:table-cell office:value-type="string" table:style-name="Таблица27.C2">
            <text:p text:style-name="P22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M2">
            <text:p text:style-name="P190"/>
          </table:table-cell>
        </table:table-row>
        <table:table-row table:style-name="Таблица27.1">
          <table:table-cell office:value-type="string" table:style-name="Таблица27.A4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M2">
            <text:p text:style-name="P190"/>
          </table:table-cell>
        </table:table-row>
        <table:table-row table:style-name="Таблица27.1">
          <table:table-cell office:value-type="string" table:style-name="Таблица27.A4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C2">
            <text:p text:style-name="P190"/>
          </table:table-cell>
          <table:table-cell office:value-type="string" table:style-name="Таблица27.M2">
            <text:p text:style-name="P190"/>
          </table:table-cell>
        </table:table-row>
        <table:table-row table:style-name="Таблица27.1">
          <table:table-cell office:value-type="string" table:style-name="Таблица27.A13">
            <text:p text:style-name="P190"/>
          </table:table-cell>
          <table:table-cell office:value-type="string" table:style-name="Таблица27.B13">
            <text:p text:style-name="P190"/>
          </table:table-cell>
          <table:table-cell office:value-type="string" table:style-name="Таблица27.B13">
            <text:p text:style-name="P190"/>
          </table:table-cell>
          <table:table-cell office:value-type="string" table:style-name="Таблица27.B13">
            <text:p text:style-name="P190"/>
          </table:table-cell>
          <table:table-cell office:value-type="string" table:style-name="Таблица27.B13">
            <text:p text:style-name="P190"/>
          </table:table-cell>
          <table:table-cell office:value-type="string" table:style-name="Таблица27.B13">
            <text:p text:style-name="P190"/>
          </table:table-cell>
          <table:table-cell office:value-type="string" table:style-name="Таблица27.B13">
            <text:p text:style-name="P190"/>
          </table:table-cell>
          <table:table-cell office:value-type="string" table:style-name="Таблица27.B13">
            <text:p text:style-name="P190"/>
          </table:table-cell>
          <table:table-cell office:value-type="string" table:style-name="Таблица27.B13">
            <text:p text:style-name="P190"/>
          </table:table-cell>
          <table:table-cell office:value-type="string" table:style-name="Таблица27.B13">
            <text:p text:style-name="P190"/>
          </table:table-cell>
          <table:table-cell office:value-type="string" table:style-name="Таблица27.B13">
            <text:p text:style-name="P190"/>
          </table:table-cell>
          <table:table-cell office:value-type="string" table:style-name="Таблица27.B13">
            <text:p text:style-name="P190"/>
          </table:table-cell>
          <table:table-cell office:value-type="string" table:style-name="Таблица27.M13">
            <text:p text:style-name="P190"/>
          </table:table-cell>
        </table:table-row>
        <table:table-row table:style-name="Таблица27.1">
          <table:table-cell office:value-type="string" table:style-name="Таблица27.A14">
            <text:p text:style-name="P190"/>
          </table:table-cell>
          <table:table-cell office:value-type="string" table:style-name="Таблица27.B14">
            <text:p text:style-name="P22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M14">
            <text:p text:style-name="P190"/>
          </table:table-cell>
        </table:table-row>
        <table:table-row table:style-name="Таблица27.1">
          <table:table-cell office:value-type="string" table:style-name="Таблица27.A14">
            <text:p text:style-name="P190"/>
          </table:table-cell>
          <table:table-cell office:value-type="string" table:style-name="Таблица27.B14">
            <text:p text:style-name="P22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M14">
            <text:p text:style-name="P190"/>
          </table:table-cell>
        </table:table-row>
        <table:table-row table:style-name="Таблица27.1">
          <table:table-cell office:value-type="string" table:style-name="Таблица27.A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M14">
            <text:p text:style-name="P190"/>
          </table:table-cell>
        </table:table-row>
        <table:table-row table:style-name="Таблица27.1">
          <table:table-cell office:value-type="string" table:style-name="Таблица27.A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M14">
            <text:p text:style-name="P190"/>
          </table:table-cell>
        </table:table-row>
        <table:table-row table:style-name="Таблица27.1">
          <table:table-cell office:value-type="string" table:style-name="Таблица27.A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M14">
            <text:p text:style-name="P190"/>
          </table:table-cell>
        </table:table-row>
        <table:table-row table:style-name="Таблица27.1">
          <table:table-cell office:value-type="string" table:style-name="Таблица27.A14">
            <text:p text:style-name="P190"/>
          </table:table-cell>
          <table:table-cell office:value-type="string" table:style-name="Таблица27.B14">
            <text:p text:style-name="P22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M14">
            <text:p text:style-name="P190"/>
          </table:table-cell>
        </table:table-row>
        <table:table-row table:style-name="Таблица27.1">
          <table:table-cell office:value-type="string" table:style-name="Таблица27.A14">
            <text:p text:style-name="P190"/>
          </table:table-cell>
          <table:table-cell office:value-type="string" table:style-name="Таблица27.B14">
            <text:p text:style-name="P22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M14">
            <text:p text:style-name="P190"/>
          </table:table-cell>
        </table:table-row>
        <table:table-row table:style-name="Таблица27.1">
          <table:table-cell office:value-type="string" table:style-name="Таблица27.A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M14">
            <text:p text:style-name="P190"/>
          </table:table-cell>
        </table:table-row>
        <table:table-row table:style-name="Таблица27.1">
          <table:table-cell office:value-type="string" table:style-name="Таблица27.A14">
            <text:p text:style-name="P201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B14">
            <text:p text:style-name="P190"/>
          </table:table-cell>
          <table:table-cell office:value-type="string" table:style-name="Таблица27.M14">
            <text:p text:style-name="P190"/>
          </table:table-cell>
        </table:table-row>
        <table:table-row table:style-name="Таблица27.1">
          <table:table-cell office:value-type="string" table:style-name="Таблица27.A23">
            <text:p text:style-name="P201"/>
          </table:table-cell>
          <table:table-cell office:value-type="string" table:style-name="Таблица27.B23">
            <text:p text:style-name="P190"/>
          </table:table-cell>
          <table:table-cell office:value-type="string" table:style-name="Таблица27.B23">
            <text:p text:style-name="P190"/>
          </table:table-cell>
          <table:table-cell office:value-type="string" table:style-name="Таблица27.B23">
            <text:p text:style-name="P190"/>
          </table:table-cell>
          <table:table-cell office:value-type="string" table:style-name="Таблица27.B23">
            <text:p text:style-name="P190"/>
          </table:table-cell>
          <table:table-cell office:value-type="string" table:style-name="Таблица27.B23">
            <text:p text:style-name="P190"/>
          </table:table-cell>
          <table:table-cell office:value-type="string" table:style-name="Таблица27.B23">
            <text:p text:style-name="P190"/>
          </table:table-cell>
          <table:table-cell office:value-type="string" table:style-name="Таблица27.B23">
            <text:p text:style-name="P190"/>
          </table:table-cell>
          <table:table-cell office:value-type="string" table:style-name="Таблица27.B23">
            <text:p text:style-name="P190"/>
          </table:table-cell>
          <table:table-cell office:value-type="string" table:style-name="Таблица27.B23">
            <text:p text:style-name="P190"/>
          </table:table-cell>
          <table:table-cell office:value-type="string" table:style-name="Таблица27.B23">
            <text:p text:style-name="P190"/>
          </table:table-cell>
          <table:table-cell office:value-type="string" table:style-name="Таблица27.B23">
            <text:p text:style-name="P190"/>
          </table:table-cell>
          <table:table-cell office:value-type="string" table:style-name="Таблица27.M23">
            <text:p text:style-name="P190"/>
          </table:table-cell>
        </table:table-row>
      </table:table>
      <text:p text:style-name="P139"/>
      <text:p text:style-name="P139"/>
      <text:p text:style-name="P139"/>
      <text:p text:style-name="P139"/>
      <text:p text:style-name="P392"><text:span text:style-name="T37">2.3 в зоне токов короткого замыкания <text:s/>(уставка </text:span><text:span text:style-name="T61">I</text:span><text:span text:style-name="T62">i</text:span><text:span text:style-name="T37">):</text:span></text:p>
      <table:table table:name="Таблица28" table:style-name="Таблица28">
        <table:table-column table:style-name="Таблица28.A"/>
        <table:table-column table:style-name="Таблица28.B"/>
        <table:table-column table:number-columns-repeated="2" table:style-name="Таблица28.C"/>
        <table:table-column table:number-columns-repeated="10" table:style-name="Таблица28.E"/>
        <table:table-header-rows>
          <text:soft-page-break/>
          <table:table-row table:style-name="Таблица28.1">
            <table:table-cell office:value-type="string" table:number-rows-spanned="2" table:style-name="Таблица28.A1">
              <text:p text:style-name="P47">№№</text:p>
              <text:p text:style-name="P47">п.п.</text:p>
            </table:table-cell>
            <table:table-cell office:value-type="string" table:number-rows-spanned="2" table:style-name="Таблица28.B1">
              <text:p text:style-name="P32"/>
              <text:p text:style-name="P47">Линия</text:p>
            </table:table-cell>
            <table:table-cell office:value-type="string" table:number-columns-spanned="2" table:style-name="Таблица28.B1">
              <text:p text:style-name="P47">Уставки по току <text:s/>- </text:p>
              <text:p text:style-name="P47"><text:span text:style-name="T60">Ii</text:span> установленная =(К х <text:span text:style-name="T60">In</text:span>)</text:p>
            </table:table-cell>
            <table:covered-table-cell/>
            <table:table-cell office:value-type="string" table:number-columns-spanned="10" table:style-name="Таблица28.E1">
              <text:p text:style-name="P47">Проверка расцепителя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28.2">
            <table:covered-table-cell/>
            <table:covered-table-cell/>
            <table:table-cell office:value-type="string" table:style-name="Таблица28.C2">
              <text:p text:style-name="P47">К</text:p>
            </table:table-cell>
            <table:table-cell office:value-type="string" table:style-name="Таблица28.C2">
              <text:p text:style-name="P79">Ii, А</text:p>
            </table:table-cell>
            <table:table-cell office:value-type="string" table:style-name="Таблица28.C2">
              <text:p text:style-name="P274">Испытательный <text:line-break/>ток несрабатывания, А</text:p>
            </table:table-cell>
            <table:table-cell office:value-type="string" table:style-name="Таблица28.C2">
              <text:p text:style-name="P377">Полюс L1, <text:line-break/> Реакция расцепитея (+/-)</text:p>
            </table:table-cell>
            <table:table-cell office:value-type="string" table:style-name="Таблица28.C2">
              <text:p text:style-name="P379">Полюс L2, <text:line-break/>Реакция расцепитея (+/-)</text:p>
            </table:table-cell>
            <table:table-cell office:value-type="string" table:style-name="Таблица28.C2">
              <text:p text:style-name="P381">Полюс L3, <text:line-break/>Реакция расцепитея (+/-)</text:p>
            </table:table-cell>
            <table:table-cell office:value-type="string" table:style-name="Таблица28.C2">
              <text:p text:style-name="P383">N-полюс, <text:line-break/>Реакция расцепитея (+/-)</text:p>
            </table:table-cell>
            <table:table-cell office:value-type="string" table:style-name="Таблица28.C2">
              <text:p text:style-name="P276">Испытательный ток <text:s/><text:line-break/>срабатывания, А</text:p>
            </table:table-cell>
            <table:table-cell office:value-type="string" table:style-name="Таблица28.C2">
              <text:p text:style-name="P385">Полюс L1, <text:line-break/>Реакция расцепитея (+/-)</text:p>
            </table:table-cell>
            <table:table-cell office:value-type="string" table:style-name="Таблица28.C2">
              <text:p text:style-name="P387">Полюс L2, <text:line-break/>Реакция расцепитея (+/-)</text:p>
            </table:table-cell>
            <table:table-cell office:value-type="string" table:style-name="Таблица28.C2">
              <text:p text:style-name="P389">Полюс L3, <text:line-break/>Реакция расцепитея (+/-)</text:p>
            </table:table-cell>
            <table:table-cell office:value-type="string" table:style-name="Таблица28.N2">
              <text:p text:style-name="P391">N-полюс, <text:line-break/>Реакция расцепитея (+/-)</text:p>
            </table:table-cell>
          </table:table-row>
          <table:table-row table:style-name="Таблица28.3">
            <table:table-cell office:value-type="string" table:style-name="Таблица28.A3">
              <text:p text:style-name="P113">1</text:p>
            </table:table-cell>
            <table:table-cell office:value-type="string" table:style-name="Таблица28.B3">
              <text:p text:style-name="P113">2</text:p>
            </table:table-cell>
            <table:table-cell office:value-type="string" table:style-name="Таблица28.B3">
              <text:p text:style-name="P117">3</text:p>
            </table:table-cell>
            <table:table-cell office:value-type="string" table:style-name="Таблица28.B3">
              <text:p text:style-name="P117">4</text:p>
            </table:table-cell>
            <table:table-cell office:value-type="string" table:style-name="Таблица28.B3">
              <text:p text:style-name="P117">5</text:p>
            </table:table-cell>
            <table:table-cell office:value-type="string" table:style-name="Таблица28.B3">
              <text:p text:style-name="P117">6</text:p>
            </table:table-cell>
            <table:table-cell office:value-type="string" table:style-name="Таблица28.B3">
              <text:p text:style-name="P117">7</text:p>
            </table:table-cell>
            <table:table-cell office:value-type="string" table:style-name="Таблица28.B3">
              <text:p text:style-name="P117">8</text:p>
            </table:table-cell>
            <table:table-cell office:value-type="string" table:style-name="Таблица28.B3">
              <text:p text:style-name="P78">9</text:p>
            </table:table-cell>
            <table:table-cell office:value-type="string" table:style-name="Таблица28.B3">
              <text:p text:style-name="P47">10</text:p>
            </table:table-cell>
            <table:table-cell office:value-type="string" table:style-name="Таблица28.B3">
              <text:p text:style-name="P47">11</text:p>
            </table:table-cell>
            <table:table-cell office:value-type="string" table:style-name="Таблица28.B3">
              <text:p text:style-name="P47">12</text:p>
            </table:table-cell>
            <table:table-cell office:value-type="string" table:style-name="Таблица28.B3">
              <text:p text:style-name="P47">13</text:p>
            </table:table-cell>
            <table:table-cell office:value-type="string" table:style-name="Таблица28.N3">
              <text:p text:style-name="P47">14</text:p>
            </table:table-cell>
          </table:table-row>
        </table:table-header-rows>
        <table:table-row table:style-name="Таблица28.4">
          <table:table-cell office:value-type="string" table:style-name="Таблица28.A4">
            <text:p text:style-name="P126"/>
          </table:table-cell>
          <table:table-cell office:value-type="string" table:style-name="Таблица28.B4">
            <text:p text:style-name="P121"/>
          </table:table-cell>
          <table:table-cell office:value-type="string" table:style-name="Таблица28.C2">
            <text:p text:style-name="P32"/>
          </table:table-cell>
          <table:table-cell office:value-type="string" table:style-name="Таблица28.C2">
            <text:p text:style-name="P32"/>
          </table:table-cell>
          <table:table-cell office:value-type="string" table:style-name="Таблица28.C2">
            <text:p text:style-name="P32"/>
          </table:table-cell>
          <table:table-cell office:value-type="string" table:style-name="Таблица28.C2">
            <text:p text:style-name="P32"/>
          </table:table-cell>
          <table:table-cell office:value-type="string" table:style-name="Таблица28.C2">
            <text:p text:style-name="P32"/>
          </table:table-cell>
          <table:table-cell office:value-type="string" table:style-name="Таблица28.H4">
            <text:p text:style-name="P32"/>
          </table:table-cell>
          <table:table-cell office:value-type="string" table:style-name="Таблица28.H4">
            <text:p text:style-name="P32"/>
          </table:table-cell>
          <table:table-cell office:value-type="string" table:style-name="Таблица28.H4">
            <text:p text:style-name="P32"/>
          </table:table-cell>
          <table:table-cell office:value-type="string" table:style-name="Таблица28.H4">
            <text:p text:style-name="P32"/>
          </table:table-cell>
          <table:table-cell office:value-type="string" table:style-name="Таблица28.H4">
            <text:p text:style-name="P32"/>
          </table:table-cell>
          <table:table-cell office:value-type="string" table:style-name="Таблица28.H4">
            <text:p text:style-name="P32"/>
          </table:table-cell>
          <table:table-cell office:value-type="string" table:style-name="Таблица28.E1">
            <text:p text:style-name="P32"/>
          </table:table-cell>
        </table:table-row>
        <table:table-row table:style-name="Таблица28.5">
          <table:table-cell office:value-type="string" table:style-name="Таблица28.A4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N2">
            <text:p text:style-name="P47"/>
          </table:table-cell>
        </table:table-row>
        <table:table-row table:style-name="Таблица28.6">
          <table:table-cell office:value-type="string" table:style-name="Таблица28.A4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N2">
            <text:p text:style-name="P47"/>
          </table:table-cell>
        </table:table-row>
        <table:table-row table:style-name="Таблица28.7">
          <table:table-cell office:value-type="string" table:style-name="Таблица28.A4">
            <text:p text:style-name="P47"/>
          </table:table-cell>
          <table:table-cell office:value-type="string" table:style-name="Таблица28.C2">
            <text:p text:style-name="P113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N2">
            <text:p text:style-name="P47"/>
          </table:table-cell>
        </table:table-row>
        <table:table-row table:style-name="Таблица28.8">
          <table:table-cell office:value-type="string" table:style-name="Таблица28.A4">
            <text:p text:style-name="P47"/>
          </table:table-cell>
          <table:table-cell office:value-type="string" table:style-name="Таблица28.C2">
            <text:p text:style-name="P113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N2">
            <text:p text:style-name="P47"/>
          </table:table-cell>
        </table:table-row>
        <table:table-row table:style-name="Таблица28.9">
          <table:table-cell office:value-type="string" table:style-name="Таблица28.A4">
            <text:p text:style-name="P126"/>
          </table:table-cell>
          <table:table-cell office:value-type="string" table:style-name="Таблица28.B4">
            <text:p text:style-name="P121"/>
          </table:table-cell>
          <table:table-cell office:value-type="string" table:style-name="Таблица28.C2">
            <text:p text:style-name="P32"/>
          </table:table-cell>
          <table:table-cell office:value-type="string" table:style-name="Таблица28.C2">
            <text:p text:style-name="P32"/>
          </table:table-cell>
          <table:table-cell office:value-type="string" table:style-name="Таблица28.C2">
            <text:p text:style-name="P32"/>
          </table:table-cell>
          <table:table-cell office:value-type="string" table:style-name="Таблица28.C2">
            <text:p text:style-name="P32"/>
          </table:table-cell>
          <table:table-cell office:value-type="string" table:style-name="Таблица28.C2">
            <text:p text:style-name="P32"/>
          </table:table-cell>
          <table:table-cell office:value-type="string" table:style-name="Таблица28.C2">
            <text:p text:style-name="P32"/>
          </table:table-cell>
          <table:table-cell office:value-type="string" table:style-name="Таблица28.C2">
            <text:p text:style-name="P32"/>
          </table:table-cell>
          <table:table-cell office:value-type="string" table:style-name="Таблица28.C2">
            <text:p text:style-name="P32"/>
          </table:table-cell>
          <table:table-cell office:value-type="string" table:style-name="Таблица28.C2">
            <text:p text:style-name="P32"/>
          </table:table-cell>
          <table:table-cell office:value-type="string" table:style-name="Таблица28.C2">
            <text:p text:style-name="P32"/>
          </table:table-cell>
          <table:table-cell office:value-type="string" table:style-name="Таблица28.C2">
            <text:p text:style-name="P32"/>
          </table:table-cell>
          <table:table-cell office:value-type="string" table:style-name="Таблица28.N2">
            <text:p text:style-name="P32"/>
          </table:table-cell>
        </table:table-row>
        <table:table-row table:style-name="Таблица28.10">
          <table:table-cell office:value-type="string" table:style-name="Таблица28.A4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N2">
            <text:p text:style-name="P47"/>
          </table:table-cell>
        </table:table-row>
        <table:table-row table:style-name="Таблица28.11">
          <table:table-cell office:value-type="string" table:style-name="Таблица28.A4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N2">
            <text:p text:style-name="P47"/>
          </table:table-cell>
        </table:table-row>
        <table:table-row table:style-name="Таблица28.12">
          <table:table-cell office:value-type="string" table:style-name="Таблица28.A4">
            <text:p text:style-name="P47"/>
          </table:table-cell>
          <table:table-cell office:value-type="string" table:style-name="Таблица28.C2">
            <text:p text:style-name="P113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C2">
            <text:p text:style-name="P47"/>
          </table:table-cell>
          <table:table-cell office:value-type="string" table:style-name="Таблица28.N2">
            <text:p text:style-name="P47"/>
          </table:table-cell>
        </table:table-row>
        <table:table-row table:style-name="Таблица28.13">
          <table:table-cell office:value-type="string" table:style-name="Таблица28.A3">
            <text:p text:style-name="P47"/>
          </table:table-cell>
          <table:table-cell office:value-type="string" table:style-name="Таблица28.B3">
            <text:p text:style-name="P113"/>
          </table:table-cell>
          <table:table-cell office:value-type="string" table:style-name="Таблица28.B3">
            <text:p text:style-name="P47"/>
          </table:table-cell>
          <table:table-cell office:value-type="string" table:style-name="Таблица28.B3">
            <text:p text:style-name="P47"/>
          </table:table-cell>
          <table:table-cell office:value-type="string" table:style-name="Таблица28.B3">
            <text:p text:style-name="P47"/>
          </table:table-cell>
          <table:table-cell office:value-type="string" table:style-name="Таблица28.B3">
            <text:p text:style-name="P47"/>
          </table:table-cell>
          <table:table-cell office:value-type="string" table:style-name="Таблица28.B3">
            <text:p text:style-name="P47"/>
          </table:table-cell>
          <table:table-cell office:value-type="string" table:style-name="Таблица28.B3">
            <text:p text:style-name="P47"/>
          </table:table-cell>
          <table:table-cell office:value-type="string" table:style-name="Таблица28.B3">
            <text:p text:style-name="P47"/>
          </table:table-cell>
          <table:table-cell office:value-type="string" table:style-name="Таблица28.B3">
            <text:p text:style-name="P47"/>
          </table:table-cell>
          <table:table-cell office:value-type="string" table:style-name="Таблица28.B3">
            <text:p text:style-name="P47"/>
          </table:table-cell>
          <table:table-cell office:value-type="string" table:style-name="Таблица28.B3">
            <text:p text:style-name="P47"/>
          </table:table-cell>
          <table:table-cell office:value-type="string" table:style-name="Таблица28.B3">
            <text:p text:style-name="P47"/>
          </table:table-cell>
          <table:table-cell office:value-type="string" table:style-name="Таблица28.N3">
            <text:p text:style-name="P47"/>
          </table:table-cell>
        </table:table-row>
      </table:table>
      <text:p text:style-name="P164"/>
      <text:p text:style-name="P361">3.Измерения проведены приборами:</text:p>
      <text:p text:style-name="P142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column table:style-name="Таблица29.E"/>
        <table:table-column table:style-name="Таблица29.F"/>
        <table:table-column table:style-name="Таблица29.G"/>
        <table:table-column table:style-name="Таблица29.H"/>
        <table:table-column table:style-name="Таблица29.I"/>
        <table:table-row table:style-name="Таблица29.1">
          <table:table-cell office:value-type="string" table:number-rows-spanned="2" table:style-name="Таблица29.A1">
            <text:p text:style-name="P57">№</text:p>
            <text:p text:style-name="P57">п/п</text:p>
          </table:table-cell>
          <table:table-cell office:value-type="string" table:number-rows-spanned="2" table:style-name="Таблица29.B1">
            <text:p text:style-name="P37"/>
            <text:p text:style-name="P57">Тип</text:p>
          </table:table-cell>
          <table:table-cell office:value-type="string" table:number-rows-spanned="2" table:style-name="Таблица29.B1">
            <text:p text:style-name="P37"/>
            <text:p text:style-name="P57">Заводской номер</text:p>
          </table:table-cell>
          <table:table-cell office:value-type="string" table:number-columns-spanned="2" table:style-name="Таблица29.B1">
            <text:p text:style-name="P57">Метрологические характеристики</text:p>
          </table:table-cell>
          <table:covered-table-cell/>
          <table:table-cell office:value-type="string" table:number-columns-spanned="2" table:style-name="Таблица29.B1">
            <text:p text:style-name="P57">Дата поверки</text:p>
          </table:table-cell>
          <table:covered-table-cell/>
          <table:table-cell office:value-type="string" table:number-rows-spanned="2" table:style-name="Таблица29.B1">
            <text:p text:style-name="P37"/>
            <text:p text:style-name="P57">№ аттестата </text:p>
            <text:p text:style-name="P57">(свидетельства)</text:p>
          </table:table-cell>
          <table:table-cell office:value-type="string" table:number-rows-spanned="2" table:style-name="Таблица29.I1">
            <text:p text:style-name="P57">Орган государственной. метрологической службы, проводивший поверку</text:p>
          </table:table-cell>
        </table:table-row>
        <table:table-row table:style-name="Таблица29.1">
          <table:covered-table-cell/>
          <table:covered-table-cell/>
          <table:covered-table-cell/>
          <table:table-cell office:value-type="string" table:style-name="Таблица29.D2">
            <text:p text:style-name="P57">Диапазон измерения</text:p>
          </table:table-cell>
          <table:table-cell office:value-type="string" table:style-name="Таблица29.D2">
            <text:p text:style-name="P57">Класс точности</text:p>
          </table:table-cell>
          <table:table-cell office:value-type="string" table:style-name="Таблица29.D2">
            <text:p text:style-name="P57"><text:span text:style-name="T86">п</text:span>оследняя</text:p>
          </table:table-cell>
          <table:table-cell office:value-type="string" table:style-name="Таблица29.D2">
            <text:p text:style-name="P57">очередная</text:p>
          </table:table-cell>
          <table:covered-table-cell/>
          <table:covered-table-cell/>
        </table:table-row>
        <table:table-row table:style-name="Таблица29.3">
          <table:table-cell office:value-type="string" table:style-name="Таблица29.A3">
            <text:p text:style-name="P194">1.</text:p>
          </table:table-cell>
          <table:table-cell office:value-type="string" table:style-name="Таблица29.B3">
            <text:p text:style-name="P194">Устройство проверки токовых расцепителей автоматических выключателей УПТР-2МЦ</text:p>
          </table:table-cell>
          <table:table-cell office:value-type="string" table:style-name="Таблица29.B3">
            <text:p text:style-name="P194">201.06.05</text:p>
          </table:table-cell>
          <table:table-cell office:value-type="string" table:style-name="Таблица29.B3">
            <text:p text:style-name="P194">0-12000 А</text:p>
          </table:table-cell>
          <table:table-cell office:value-type="string" table:style-name="Таблица29.B3">
            <text:p text:style-name="P194">10,00%</text:p>
          </table:table-cell>
          <table:table-cell office:value-type="string" table:style-name="Таблица29.B3">
            <text:p text:style-name="P233"><text:span text:style-name="T75">1</text:span><text:span text:style-name="T79">2</text:span><text:span text:style-name="T75"> </text:span><text:span text:style-name="T79">августа 2020</text:span><text:span text:style-name="T75"> г.</text:span></text:p>
          </table:table-cell>
          <table:table-cell office:value-type="string" table:style-name="Таблица29.B3">
            <text:p text:style-name="P233"><text:span text:style-name="T75">1</text:span><text:span text:style-name="T79">1</text:span><text:span text:style-name="T75"> </text:span><text:span text:style-name="T79">августа</text:span><text:span text:style-name="T75"> <text:s text:c="2"/></text:span><text:span text:style-name="T79">2021</text:span><text:span text:style-name="T75"> г.</text:span></text:p>
          </table:table-cell>
          <table:table-cell office:value-type="string" table:style-name="Таблица29.B3">
            <text:p text:style-name="P233"><text:span text:style-name="T75">№206.1-</text:span><text:span text:style-name="T79">5364</text:span><text:span text:style-name="T75">-</text:span><text:span text:style-name="T79">2020</text:span></text:p>
          </table:table-cell>
          <table:table-cell office:value-type="string" table:style-name="Таблица29.I3">
            <text:p text:style-name="P194">ФГУП «ВНИИМС»</text:p>
          </table:table-cell>
        </table:table-row>
        <table:table-row table:style-name="Таблица29.3">
          <table:table-cell office:value-type="string" table:style-name="Таблица29.A4">
            <text:p text:style-name="P211">2.</text:p>
          </table:table-cell>
          <table:table-cell office:value-type="string" table:style-name="Таблица29.B4">
            <text:p text:style-name="P212">Устройство для тестирования электронных расцепителей Merlin Gerin <text:span text:style-name="T116">Full-function</text:span> <text:span text:style-name="T116">Test </text:span>K<text:span text:style-name="T116">it</text:span> <text:span text:style-name="T117">33595</text:span></text:p>
          </table:table-cell>
          <table:table-cell office:value-type="string" table:style-name="Таблица29.B4">
            <text:p text:style-name="P213">48155-330-50</text:p>
          </table:table-cell>
          <table:table-cell office:value-type="string" table:style-name="Таблица29.B4">
            <text:p text:style-name="P193">-----</text:p>
          </table:table-cell>
          <table:table-cell office:value-type="string" table:style-name="Таблица29.B4">
            <text:p text:style-name="P193">-----</text:p>
          </table:table-cell>
          <table:table-cell office:value-type="string" table:style-name="Таблица29.B4">
            <text:p text:style-name="P200">-----</text:p>
          </table:table-cell>
          <table:table-cell office:value-type="string" table:style-name="Таблица29.B4">
            <text:p text:style-name="P193">-----</text:p>
          </table:table-cell>
          <table:table-cell office:value-type="string" table:style-name="Таблица29.B4">
            <text:p text:style-name="P200">-----</text:p>
          </table:table-cell>
          <table:table-cell office:value-type="string" table:style-name="Таблица29.I4">
            <text:p text:style-name="P193">-----</text:p>
          </table:table-cell>
        </table:table-row>
        <table:table-row table:style-name="Таблица29.3">
          <table:table-cell office:value-type="string" table:style-name="Таблица29.A5">
            <text:p text:style-name="P194"><text:span text:style-name="T129">3</text:span>.</text:p>
          </table:table-cell>
          <table:table-cell office:value-type="string" table:style-name="Таблица29.B5">
            <text:p text:style-name="P189">Цифровой термогигрометр <text:span text:style-name="T60">Center</text:span>-310</text:p>
          </table:table-cell>
          <table:table-cell office:value-type="string" table:style-name="Таблица29.B5">
            <text:p text:style-name="P195">050310914</text:p>
          </table:table-cell>
          <table:table-cell office:value-type="string" table:style-name="Таблица29.B5">
            <text:p text:style-name="P189"><text:span text:style-name="T58">-20-50</text:span><text:span text:style-name="T65">º</text:span><text:span text:style-name="T58">С, <text:s text:c="5"/>0-100%</text:span></text:p>
          </table:table-cell>
          <table:table-cell office:value-type="string" table:style-name="Таблица29.B5">
            <text:p text:style-name="P195">0,8%, 2,5%</text:p>
          </table:table-cell>
          <table:table-cell office:value-type="string" table:style-name="Таблица29.B5">
            <text:p text:style-name="P277"><text:span text:style-name="T77">24 августа 2020</text:span><text:span text:style-name="T78"> г.</text:span></text:p>
          </table:table-cell>
          <table:table-cell office:value-type="string" table:style-name="Таблица29.B5">
            <text:p text:style-name="P277"><text:span text:style-name="T77">23 августа 2021</text:span><text:span text:style-name="T78"> г.</text:span></text:p>
          </table:table-cell>
          <table:table-cell office:value-type="string" table:style-name="Таблица29.B5">
            <text:p text:style-name="P447"><text:span text:style-name="T76"><text:s text:c="6"/></text:span><text:span text:style-name="T77">3022775</text:span></text:p>
          </table:table-cell>
          <table:table-cell office:value-type="string" table:style-name="Таблица29.I5">
            <text:p text:style-name="P189">Ростест-Москва</text:p>
          </table:table-cell>
        </table:table-row>
        <text:soft-page-break/>
        <table:table-row table:style-name="Таблица29.3">
          <table:table-cell office:value-type="string" table:style-name="Таблица29.A6">
            <text:p text:style-name="P194"><text:span text:style-name="T129">4</text:span>.</text:p>
          </table:table-cell>
          <table:table-cell office:value-type="string" table:style-name="Таблица29.B6">
            <text:p text:style-name="P194">Барометр-анероид БКСН7Т</text:p>
          </table:table-cell>
          <table:table-cell office:value-type="string" table:style-name="Таблица29.B6">
            <text:p text:style-name="P194">36</text:p>
          </table:table-cell>
          <table:table-cell office:value-type="string" table:style-name="Таблица29.B6">
            <text:p text:style-name="P194">от 700 мм рт.ст. до 800 мм рт. ст.</text:p>
          </table:table-cell>
          <table:table-cell office:value-type="string" table:style-name="Таблица29.B6">
            <text:p text:style-name="P194">3</text:p>
          </table:table-cell>
          <table:table-cell office:value-type="string" table:style-name="Таблица29.B6">
            <text:p text:style-name="P194">2<text:span text:style-name="T131">7</text:span> августа 20<text:span text:style-name="T131">20</text:span> г.</text:p>
          </table:table-cell>
          <table:table-cell office:value-type="string" table:style-name="Таблица29.B6">
            <text:p text:style-name="P194">2<text:span text:style-name="T131">6</text:span> августа <text:s/>202<text:span text:style-name="T131">1</text:span> г.</text:p>
          </table:table-cell>
          <table:table-cell office:value-type="string" table:style-name="Таблица29.B6">
            <text:p text:style-name="P194">0275474</text:p>
          </table:table-cell>
          <table:table-cell office:value-type="string" table:style-name="Таблица29.I6">
            <text:p text:style-name="P194">Ростест-Москва</text:p>
          </table:table-cell>
        </table:table-row>
      </table:table>
      <text:p text:style-name="P400"><text:span text:style-name="T36">Выводы: </text:span><text:span text:style-name="T43"><text:s/></text:span><text:span text:style-name="T45">отклонение уставок действительных значений всех расцепителей не превышает допустимых значений заводов-изготовителей.</text:span></text:p>
      <text:p text:style-name="P410"><text:span text:style-name="T36"><text:s/>Заключение: </text:span><text:span text:style-name="T44">автоматические выключатели пригодны к эксплуатации.</text:span></text:p>
      <text:p text:style-name="P178"><text:span text:style-name="T67">Испытания провели: </text:span><text:span text:style-name="T69">Техник-испытатель</text:span><text:span text:style-name="T75"> <text:s text:c="22"/>____________________ <text:s text:c="29"/></text:span><text:span text:style-name="T69">Савин М.А.</text:span></text:p>
      <text:p text:style-name="P70"><text:s text:c="47"/><text:span text:style-name="T34">(должность)</text:span> <text:s text:c="44"/><text:span text:style-name="T34">(подпись)</text:span> <text:s text:c="55"/><text:span text:style-name="T34">(Ф.И.О.)</text:span></text:p>
      <text:p text:style-name="P364"><text:s text:c="14"/><text:span text:style-name="T43">Рук. электролаборатории</text:span> <text:s text:c="12"/>____________________ <text:s text:c="29"/><text:span text:style-name="T43">Дурнов А.С.</text:span></text:p>
      <text:p text:style-name="P70"><text:s text:c="47"/><text:span text:style-name="T34">(должность)</text:span> <text:s text:c="44"/><text:span text:style-name="T34">(подпись)</text:span> <text:s text:c="55"/><text:span text:style-name="T34">(Ф.И.О.)</text:span></text:p>
      <text:p text:style-name="P70"/>
      <text:p text:style-name="P70"><text:span text:style-name="T36">Протокол проверил : </text:span><text:span text:style-name="T43">Рук. электролаборатории</text:span> <text:s text:c="12"/>____________________ <text:s text:c="29"/><text:span text:style-name="T43">Дурнов А.С.</text:span></text:p>
      <text:p text:style-name="P70"><text:s text:c="46"/><text:span text:style-name="T34">(должность)</text:span> <text:s text:c="44"/><text:span text:style-name="T34">(подпись)</text:span> <text:s text:c="55"/><text:span text:style-name="T34">(Ф.И.О.)</text:span></text:p>
      <text:p text:style-name="P178"/>
      <text:p text:style-name="P178"/>
      <text:p text:style-name="P47">Частичная или полная перепечатка и размножение только с разрешения испытательной лаборатории.</text:p>
      <text:p text:style-name="P47">Исправления не допускаются.</text:p>
      <text:p text:style-name="P47">Протокол распространяется только на элементы электроустановки, подвергнутые испытанием.</text:p>
      <text:section text:name="Раздел12" text:style-name="Sect2">
        <text:p text:style-name="P487">ИП "Палагин С.А."</text:p>
        <text:p text:style-name="P186">(наименование организации, предприятия)</text:p>
        <text:p text:style-name="P236">40030, Московская обл., Люберецкий р-н,</text:p>
        <text:p text:style-name="P236">п. Малаховка, ул. Красина, д.12, к.1, кв.8, комн.2</text:p>
        <text:p text:style-name="P236"><text:span text:style-name="T37">Свидетельство о регистрации </text:span>№ 5515</text:p>
        <text:p text:style-name="P441"><text:span text:style-name="T121">Действительно до 15 августа 2023</text:span><text:span text:style-name="T123"> г.</text:span><text:span text:style-name="T120"> </text:span></text:p>
        <text:p text:style-name="P444"><text:span text:style-name="T30">Заказчик:</text:span> <text:span text:style-name="T42">ззз</text:span></text:p>
        <text:p text:style-name="P96"><text:span text:style-name="T30">Объект: </text:span><text:span text:style-name="T39">ааа</text:span><text:span text:style-name="T36"> <text:s/></text:span><text:span text:style-name="T30"><text:s text:c="3"/></text:span></text:p>
        <text:p text:style-name="P98"><text:span text:style-name="T30">Адрес:</text:span><text:span text:style-name="T28"> </text:span><text:span text:style-name="T42">ууу</text:span></text:p>
        <text:p text:style-name="P441"><text:span text:style-name="T120">дата проведения измерений:</text:span><text:span text:style-name="T122">«ччч» мсмс 2020</text:span><text:span text:style-name="T121"> г.</text:span></text:p>
        <text:p text:style-name="P437"><text:span text:style-name="T99"><text:s/></text:span><text:span text:style-name="T103"><text:s text:c="38"/></text:span></text:p>
      </text:section>
      <text:h text:outline-level="1" text:style-name="P455"><text:bookmark-start text:name="__RefHeading__79857_768648982"/><text:span text:style-name="T14"><text:s text:c="199"/></text:span>проверки работоспособности системы АВР<text:bookmark-end text:name="__RefHeading__79857_768648982"/></text:h>
      <text:p text:style-name="P13"><text:bookmark-start text:name="__RefHeading__239199_491250845"/>Климатические условия при проведении измерений<text:bookmark-end text:name="__RefHeading__239199_491250845"/></text:p>
      <text:p text:style-name="P49">Температура воздуха <text:span text:style-name="T43">ттт</text:span> <text:span text:style-name="T34">0</text:span><text:span text:style-name="T59"> </text:span>С. <text:s/>Влажность воздуха <text:span text:style-name="T43">ввв</text:span> <text:span text:style-name="T59">%</text:span>. <text:s/>Атмосферное давление <text:span text:style-name="T43">ддд </text:span>мм.рт.ст.</text:p>
      <text:p text:style-name="P13">Цель измерений (испытаний)</text:p>
      <text:p text:style-name="P49"><text:bookmark-start text:name="__RefHeading__239201_491250845"/><text:span text:style-name="T47">ццц</text:span> <text:bookmark-end text:name="__RefHeading__239201_491250845"/></text:p>
      <text:p text:style-name="P49">(приёмо-сдаточные, сличительные, контрольные испытания, эксплуатационные, для целей сертификации) </text:p>
      <text:p text:style-name="P13">Нормативные и технические документы, на соответствие требованиям которых проведены измерения (испытания):</text:p>
      <text:p text:style-name="P87">3.3.32 ПУЭ</text:p>
      <text:p text:style-name="P271">1. Результаты измерений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column table:style-name="Таблица30.G"/>
        <table:table-column table:style-name="Таблица30.H"/>
        <table:table-column table:style-name="Таблица30.G"/>
        <table:table-column table:style-name="Таблица30.J"/>
        <table:table-column table:style-name="Таблица30.K"/>
        <table:table-header-rows>
          <table:table-row table:style-name="Таблица30.1">
            <table:table-cell office:value-type="string" table:number-rows-spanned="2" table:style-name="Таблица30.A1">
              <text:p text:style-name="P61"/>
              <text:p text:style-name="P62">№ п/п</text:p>
            </table:table-cell>
            <table:table-cell office:value-type="string" table:number-rows-spanned="2" table:style-name="Таблица30.B1">
              <text:p text:style-name="P33"/>
              <text:p text:style-name="P49">Типовое обозначение АВР, место установки</text:p>
            </table:table-cell>
            <table:table-cell office:value-type="string" table:number-rows-spanned="2" table:style-name="Таблица30.B1">
              <text:p text:style-name="P33"/>
              <text:p text:style-name="P49">Номинальный ток</text:p>
            </table:table-cell>
            <table:table-cell office:value-type="string" table:number-rows-spanned="2" table:style-name="Таблица30.B1">
              <text:p text:style-name="P33"/>
              <text:p text:style-name="P49">Тип реле контроля фаз</text:p>
            </table:table-cell>
            <table:table-cell office:value-type="string" table:number-rows-spanned="2" table:style-name="Таблица30.B1">
              <text:p text:style-name="P49">Тип силовых контакторов (секционных выключателей)</text:p>
            </table:table-cell>
            <table:table-cell office:value-type="string" table:number-columns-spanned="2" table:style-name="Таблица30.B1">
              <text:p text:style-name="P33"/>
              <text:p text:style-name="P49">Напряжение срабатывания реле контроля фаз, (В)</text:p>
              <text:p text:style-name="P23"/>
            </table:table-cell>
            <table:covered-table-cell/>
            <table:table-cell office:value-type="string" table:number-columns-spanned="2" table:style-name="Таблица30.B1">
              <text:p text:style-name="P33"/>
              <text:p text:style-name="P49">Время (задержка по времени) отключения основного ввода, (сек)</text:p>
            </table:table-cell>
            <table:covered-table-cell/>
            <table:table-cell office:value-type="string" table:number-columns-spanned="2" table:style-name="Таблица30.J1">
              <text:p text:style-name="P33"/>
              <text:p text:style-name="P49">Время переключения с основного ввода на резервный</text:p>
            </table:table-cell>
            <table:covered-table-cell/>
          </table:table-row>
          <table:table-row table:style-name="Таблица30.1">
            <table:covered-table-cell/>
            <table:covered-table-cell/>
            <table:covered-table-cell/>
            <table:covered-table-cell/>
            <table:covered-table-cell/>
            <table:table-cell office:value-type="string" table:style-name="Таблица30.F2">
              <text:p text:style-name="P49">допустимое</text:p>
            </table:table-cell>
            <table:table-cell office:value-type="string" table:style-name="Таблица30.F2">
              <text:p text:style-name="P49">измеренное</text:p>
            </table:table-cell>
            <table:table-cell office:value-type="string" table:style-name="Таблица30.F2">
              <text:p text:style-name="P49">допустимое</text:p>
            </table:table-cell>
            <table:table-cell office:value-type="string" table:style-name="Таблица30.F2">
              <text:p text:style-name="P49">измеренное</text:p>
            </table:table-cell>
            <table:table-cell office:value-type="string" table:style-name="Таблица30.F2">
              <text:p text:style-name="P49">по паспорту</text:p>
            </table:table-cell>
            <table:table-cell office:value-type="string" table:style-name="Таблица30.K2">
              <text:p text:style-name="P49">измеренное</text:p>
            </table:table-cell>
          </table:table-row>
          <table:table-row table:style-name="Таблица30.1">
            <table:table-cell office:value-type="string" table:style-name="Таблица30.A3">
              <text:p text:style-name="P23">1</text:p>
            </table:table-cell>
            <table:table-cell office:value-type="string" table:style-name="Таблица30.B3">
              <text:p text:style-name="P23">2</text:p>
            </table:table-cell>
            <table:table-cell office:value-type="string" table:style-name="Таблица30.B3">
              <text:p text:style-name="P23">3</text:p>
            </table:table-cell>
            <table:table-cell office:value-type="string" table:style-name="Таблица30.B3">
              <text:p text:style-name="P23">4</text:p>
            </table:table-cell>
            <table:table-cell office:value-type="string" table:style-name="Таблица30.B3">
              <text:p text:style-name="P23">5</text:p>
            </table:table-cell>
            <table:table-cell office:value-type="string" table:style-name="Таблица30.B3">
              <text:p text:style-name="P23">6</text:p>
            </table:table-cell>
            <table:table-cell office:value-type="string" table:style-name="Таблица30.B3">
              <text:p text:style-name="P23">7</text:p>
            </table:table-cell>
            <table:table-cell office:value-type="string" table:style-name="Таблица30.B3">
              <text:p text:style-name="P23">8</text:p>
            </table:table-cell>
            <table:table-cell office:value-type="string" table:style-name="Таблица30.B3">
              <text:p text:style-name="P23">9</text:p>
            </table:table-cell>
            <table:table-cell office:value-type="string" table:style-name="Таблица30.B3">
              <text:p text:style-name="P23">10</text:p>
            </table:table-cell>
            <table:table-cell office:value-type="string" table:style-name="Таблица30.K3">
              <text:p text:style-name="P23">11</text:p>
            </table:table-cell>
          </table:table-row>
        </table:table-header-rows>
        <table:table-row table:style-name="Таблица30.4">
          <table:table-cell office:value-type="string" table:style-name="Таблица30.A4">
            <text:list text:style-name="L1" xml:id="list2356125271">
              <text:list-item>
                <text:p text:style-name="P468"/>
              </text:list-item>
            </text:list>
          </table:table-cell>
          <table:table-cell office:value-type="string" table:style-name="Таблица30.B4">
            <text:p text:style-name="P122"/>
          </table:table-cell>
          <table:table-cell office:value-type="string" table:style-name="Таблица30.C4">
            <text:p text:style-name="P49"/>
          </table:table-cell>
          <table:table-cell office:value-type="string" table:style-name="Таблица30.B4">
            <text:p text:style-name="P49"/>
          </table:table-cell>
          <table:table-cell office:value-type="string" table:style-name="Таблица30.B4">
            <text:p text:style-name="P49"/>
          </table:table-cell>
          <table:table-cell office:value-type="string" table:style-name="Таблица30.B4">
            <text:p text:style-name="P49"/>
          </table:table-cell>
          <table:table-cell office:value-type="string" table:style-name="Таблица30.B4">
            <text:p text:style-name="P49"/>
          </table:table-cell>
          <table:table-cell office:value-type="string" table:style-name="Таблица30.C4">
            <text:p text:style-name="P49"/>
          </table:table-cell>
          <table:table-cell office:value-type="string" table:style-name="Таблица30.C4">
            <text:p text:style-name="P49"/>
          </table:table-cell>
          <table:table-cell office:value-type="string" table:style-name="Таблица30.C4">
            <text:p text:style-name="P49"/>
          </table:table-cell>
          <table:table-cell office:value-type="string" table:style-name="Таблица30.K4">
            <text:p text:style-name="P49"/>
          </table:table-cell>
        </table:table-row>
        <table:table-row table:style-name="Таблица30.4">
          <table:table-cell office:value-type="string" table:style-name="Таблица30.A5">
            <text:list text:continue-numbering="true" text:style-name="L1" xml:id="list233742376665251">
              <text:list-item>
                <text:p text:style-name="P468"/>
              </text:list-item>
            </text:list>
          </table:table-cell>
          <table:table-cell office:value-type="string" table:style-name="Таблица30.B5">
            <text:p text:style-name="P49"/>
          </table:table-cell>
          <table:table-cell office:value-type="string" table:style-name="Таблица30.C5">
            <text:p text:style-name="P49"/>
          </table:table-cell>
          <table:table-cell office:value-type="string" table:style-name="Таблица30.D5">
            <text:p text:style-name="P49"/>
          </table:table-cell>
          <table:table-cell office:value-type="string" table:style-name="Таблица30.E5">
            <text:p text:style-name="P49"/>
          </table:table-cell>
          <table:table-cell office:value-type="string" table:style-name="Таблица30.F5">
            <text:p text:style-name="P49"/>
          </table:table-cell>
          <table:table-cell office:value-type="string" table:style-name="Таблица30.G5">
            <text:p text:style-name="P49"/>
          </table:table-cell>
          <table:table-cell office:value-type="string" table:style-name="Таблица30.C5">
            <text:p text:style-name="P49"/>
          </table:table-cell>
          <table:table-cell office:value-type="string" table:style-name="Таблица30.C5">
            <text:p text:style-name="P49"/>
          </table:table-cell>
          <table:table-cell office:value-type="string" table:style-name="Таблица30.C5">
            <text:p text:style-name="P49"/>
          </table:table-cell>
          <table:table-cell office:value-type="string" table:style-name="Таблица30.K5">
            <text:p text:style-name="P49"/>
          </table:table-cell>
        </table:table-row>
        <table:table-row table:style-name="Таблица30.4">
          <table:table-cell office:value-type="string" table:style-name="Таблица30.A6">
            <text:list text:continue-numbering="true" text:style-name="L1" xml:id="list233741945842016">
              <text:list-item>
                <text:p text:style-name="P468"/>
              </text:list-item>
            </text:list>
          </table:table-cell>
          <table:table-cell office:value-type="string" table:style-name="Таблица30.B6">
            <text:p text:style-name="P122"/>
          </table:table-cell>
          <table:table-cell office:value-type="string" table:style-name="Таблица30.C5">
            <text:p text:style-name="P49"/>
          </table:table-cell>
          <table:table-cell office:value-type="string" table:style-name="Таблица30.D6">
            <text:p text:style-name="P49"/>
          </table:table-cell>
          <table:table-cell office:value-type="string" table:style-name="Таблица30.E6">
            <text:p text:style-name="P49"/>
          </table:table-cell>
          <table:table-cell office:value-type="string" table:style-name="Таблица30.F6">
            <text:p text:style-name="P49"/>
          </table:table-cell>
          <table:table-cell office:value-type="string" table:style-name="Таблица30.G6">
            <text:p text:style-name="P49"/>
          </table:table-cell>
          <table:table-cell office:value-type="string" table:style-name="Таблица30.C5">
            <text:p text:style-name="P49"/>
          </table:table-cell>
          <table:table-cell office:value-type="string" table:style-name="Таблица30.C5">
            <text:p text:style-name="P49"/>
          </table:table-cell>
          <table:table-cell office:value-type="string" table:style-name="Таблица30.C5">
            <text:p text:style-name="P49"/>
          </table:table-cell>
          <table:table-cell office:value-type="string" table:style-name="Таблица30.K5">
            <text:p text:style-name="P49"/>
          </table:table-cell>
        </table:table-row>
        <table:table-row table:style-name="Таблица30.4">
          <table:table-cell office:value-type="string" table:style-name="Таблица30.A7">
            <text:list text:continue-numbering="true" text:style-name="L1" xml:id="list233742156658744">
              <text:list-item>
                <text:p text:style-name="P468"/>
              </text:list-item>
            </text:list>
          </table:table-cell>
          <table:table-cell office:value-type="string" table:style-name="Таблица30.B7">
            <text:p text:style-name="P49"/>
          </table:table-cell>
          <table:table-cell office:value-type="string" table:style-name="Таблица30.C5">
            <text:p text:style-name="P49"/>
          </table:table-cell>
          <table:table-cell office:value-type="string" table:style-name="Таблица30.D7">
            <text:p text:style-name="P49"/>
          </table:table-cell>
          <table:table-cell office:value-type="string" table:style-name="Таблица30.E7">
            <text:p text:style-name="P49"/>
          </table:table-cell>
          <table:table-cell office:value-type="string" table:style-name="Таблица30.F7">
            <text:p text:style-name="P49"/>
          </table:table-cell>
          <table:table-cell office:value-type="string" table:style-name="Таблица30.G7">
            <text:p text:style-name="P49"/>
          </table:table-cell>
          <table:table-cell office:value-type="string" table:style-name="Таблица30.C5">
            <text:p text:style-name="P49"/>
          </table:table-cell>
          <table:table-cell office:value-type="string" table:style-name="Таблица30.C5">
            <text:p text:style-name="P49"/>
          </table:table-cell>
          <table:table-cell office:value-type="string" table:style-name="Таблица30.C5">
            <text:p text:style-name="P49"/>
          </table:table-cell>
          <table:table-cell office:value-type="string" table:style-name="Таблица30.K5">
            <text:p text:style-name="P49"/>
          </table:table-cell>
        </table:table-row>
        <table:table-row table:style-name="Таблица30.4">
          <table:table-cell office:value-type="string" table:style-name="Таблица30.A8">
            <text:list text:continue-numbering="true" text:style-name="L1" xml:id="list233742182139099">
              <text:list-item>
                <text:p text:style-name="P468"/>
              </text:list-item>
            </text:list>
          </table:table-cell>
          <table:table-cell office:value-type="string" table:style-name="Таблица30.B8">
            <text:p text:style-name="P49"/>
          </table:table-cell>
          <table:table-cell office:value-type="string" table:style-name="Таблица30.C5">
            <text:p text:style-name="P49"/>
          </table:table-cell>
          <table:table-cell office:value-type="string" table:style-name="Таблица30.D8">
            <text:p text:style-name="P49"/>
          </table:table-cell>
          <table:table-cell office:value-type="string" table:style-name="Таблица30.E8">
            <text:p text:style-name="P49"/>
          </table:table-cell>
          <table:table-cell office:value-type="string" table:style-name="Таблица30.F8">
            <text:p text:style-name="P49"/>
          </table:table-cell>
          <table:table-cell office:value-type="string" table:style-name="Таблица30.G8">
            <text:p text:style-name="P49"/>
          </table:table-cell>
          <table:table-cell office:value-type="string" table:style-name="Таблица30.C5">
            <text:p text:style-name="P49"/>
          </table:table-cell>
          <table:table-cell office:value-type="string" table:style-name="Таблица30.C5">
            <text:p text:style-name="P49"/>
          </table:table-cell>
          <table:table-cell office:value-type="string" table:style-name="Таблица30.C5">
            <text:p text:style-name="P49"/>
          </table:table-cell>
          <table:table-cell office:value-type="string" table:style-name="Таблица30.K5">
            <text:p text:style-name="P49"/>
          </table:table-cell>
        </table:table-row>
        <table:table-row table:style-name="Таблица30.4">
          <table:table-cell office:value-type="string" table:style-name="Таблица30.A9">
            <text:list text:continue-numbering="true" text:style-name="L1" xml:id="list233742097165948">
              <text:list-item>
                <text:p text:style-name="P468"/>
              </text:list-item>
            </text:list>
          </table:table-cell>
          <table:table-cell office:value-type="string" table:style-name="Таблица30.B9">
            <text:p text:style-name="P49"/>
          </table:table-cell>
          <table:table-cell office:value-type="string" table:style-name="Таблица30.C5">
            <text:p text:style-name="P49"/>
          </table:table-cell>
          <table:table-cell office:value-type="string" table:style-name="Таблица30.D9">
            <text:p text:style-name="P49"/>
          </table:table-cell>
          <table:table-cell office:value-type="string" table:style-name="Таблица30.E9">
            <text:p text:style-name="P49"/>
          </table:table-cell>
          <table:table-cell office:value-type="string" table:style-name="Таблица30.F9">
            <text:p text:style-name="P49"/>
          </table:table-cell>
          <table:table-cell office:value-type="string" table:style-name="Таблица30.G9">
            <text:p text:style-name="P49"/>
          </table:table-cell>
          <table:table-cell office:value-type="string" table:style-name="Таблица30.C5">
            <text:p text:style-name="P49"/>
          </table:table-cell>
          <table:table-cell office:value-type="string" table:style-name="Таблица30.C5">
            <text:p text:style-name="P49"/>
          </table:table-cell>
          <table:table-cell office:value-type="string" table:style-name="Таблица30.C5">
            <text:p text:style-name="P49"/>
          </table:table-cell>
          <table:table-cell office:value-type="string" table:style-name="Таблица30.K5">
            <text:p text:style-name="P49"/>
          </table:table-cell>
        </table:table-row>
        <table:table-row table:style-name="Таблица30.4">
          <table:table-cell office:value-type="string" table:style-name="Таблица30.A10">
            <text:list text:continue-numbering="true" text:style-name="L1" xml:id="list233743123089500">
              <text:list-item>
                <text:p text:style-name="P468"/>
              </text:list-item>
            </text:list>
          </table:table-cell>
          <table:table-cell office:value-type="string" table:style-name="Таблица30.B10">
            <text:p text:style-name="P122"/>
          </table:table-cell>
          <table:table-cell office:value-type="string" table:style-name="Таблица30.C5">
            <text:p text:style-name="P49"/>
          </table:table-cell>
          <table:table-cell office:value-type="string" table:style-name="Таблица30.D10">
            <text:p text:style-name="P49"/>
          </table:table-cell>
          <table:table-cell office:value-type="string" table:style-name="Таблица30.E10">
            <text:p text:style-name="P49"/>
          </table:table-cell>
          <table:table-cell office:value-type="string" table:style-name="Таблица30.F10">
            <text:p text:style-name="P49"/>
          </table:table-cell>
          <table:table-cell office:value-type="string" table:style-name="Таблица30.G10">
            <text:p text:style-name="P49"/>
          </table:table-cell>
          <table:table-cell office:value-type="string" table:style-name="Таблица30.C5">
            <text:p text:style-name="P49"/>
          </table:table-cell>
          <table:table-cell office:value-type="string" table:style-name="Таблица30.C5">
            <text:p text:style-name="P49"/>
          </table:table-cell>
          <table:table-cell office:value-type="string" table:style-name="Таблица30.C5">
            <text:p text:style-name="P49"/>
          </table:table-cell>
          <table:table-cell office:value-type="string" table:style-name="Таблица30.K5">
            <text:p text:style-name="P49"/>
          </table:table-cell>
        </table:table-row>
        <table:table-row table:style-name="Таблица30.4">
          <table:table-cell office:value-type="string" table:style-name="Таблица30.A11">
            <text:list text:continue-numbering="true" text:style-name="L1" xml:id="list233741353159961">
              <text:list-item>
                <text:p text:style-name="P468"/>
              </text:list-item>
            </text:list>
          </table:table-cell>
          <table:table-cell office:value-type="string" table:style-name="Таблица30.B11">
            <text:p text:style-name="P49"/>
          </table:table-cell>
          <table:table-cell office:value-type="string" table:style-name="Таблица30.C5">
            <text:p text:style-name="P49"/>
          </table:table-cell>
          <table:table-cell office:value-type="string" table:style-name="Таблица30.D11">
            <text:p text:style-name="P49"/>
          </table:table-cell>
          <table:table-cell office:value-type="string" table:style-name="Таблица30.E11">
            <text:p text:style-name="P49"/>
          </table:table-cell>
          <table:table-cell office:value-type="string" table:style-name="Таблица30.F11">
            <text:p text:style-name="P49"/>
          </table:table-cell>
          <table:table-cell office:value-type="string" table:style-name="Таблица30.G11">
            <text:p text:style-name="P49"/>
          </table:table-cell>
          <table:table-cell office:value-type="string" table:style-name="Таблица30.C5">
            <text:p text:style-name="P49"/>
          </table:table-cell>
          <table:table-cell office:value-type="string" table:style-name="Таблица30.C5">
            <text:p text:style-name="P49"/>
          </table:table-cell>
          <table:table-cell office:value-type="string" table:style-name="Таблица30.C5">
            <text:p text:style-name="P49"/>
          </table:table-cell>
          <table:table-cell office:value-type="string" table:style-name="Таблица30.K5">
            <text:p text:style-name="P49"/>
          </table:table-cell>
        </table:table-row>
        <table:table-row table:style-name="Таблица30.4">
          <table:table-cell office:value-type="string" table:style-name="Таблица30.A12">
            <text:list text:continue-numbering="true" text:style-name="L1" xml:id="list233742424910350">
              <text:list-item>
                <text:p text:style-name="P468"/>
              </text:list-item>
            </text:list>
          </table:table-cell>
          <table:table-cell office:value-type="string" table:style-name="Таблица30.B12">
            <text:p text:style-name="P122"/>
          </table:table-cell>
          <table:table-cell office:value-type="string" table:style-name="Таблица30.C5">
            <text:p text:style-name="P49"/>
          </table:table-cell>
          <table:table-cell office:value-type="string" table:style-name="Таблица30.D12">
            <text:p text:style-name="P49"/>
          </table:table-cell>
          <table:table-cell office:value-type="string" table:style-name="Таблица30.E12">
            <text:p text:style-name="P49"/>
          </table:table-cell>
          <table:table-cell office:value-type="string" table:style-name="Таблица30.F12">
            <text:p text:style-name="P49"/>
          </table:table-cell>
          <table:table-cell office:value-type="string" table:style-name="Таблица30.G12">
            <text:p text:style-name="P49"/>
          </table:table-cell>
          <table:table-cell office:value-type="string" table:style-name="Таблица30.C5">
            <text:p text:style-name="P49"/>
          </table:table-cell>
          <table:table-cell office:value-type="string" table:style-name="Таблица30.C5">
            <text:p text:style-name="P49"/>
          </table:table-cell>
          <table:table-cell office:value-type="string" table:style-name="Таблица30.C5">
            <text:p text:style-name="P49"/>
          </table:table-cell>
          <table:table-cell office:value-type="string" table:style-name="Таблица30.K5">
            <text:p text:style-name="P49"/>
          </table:table-cell>
        </table:table-row>
        <table:table-row table:style-name="Таблица30.4">
          <table:table-cell office:value-type="string" table:style-name="Таблица30.A13">
            <text:list text:continue-numbering="true" text:style-name="L1" xml:id="list233743163198226">
              <text:list-item>
                <text:p text:style-name="P468"/>
              </text:list-item>
            </text:list>
          </table:table-cell>
          <table:table-cell office:value-type="string" table:style-name="Таблица30.B13">
            <text:p text:style-name="P49"/>
          </table:table-cell>
          <table:table-cell office:value-type="string" table:style-name="Таблица30.C13">
            <text:p text:style-name="P49"/>
          </table:table-cell>
          <table:table-cell office:value-type="string" table:style-name="Таблица30.D13">
            <text:p text:style-name="P49"/>
          </table:table-cell>
          <table:table-cell office:value-type="string" table:style-name="Таблица30.E13">
            <text:p text:style-name="P49"/>
          </table:table-cell>
          <table:table-cell office:value-type="string" table:style-name="Таблица30.F13">
            <text:p text:style-name="P49"/>
          </table:table-cell>
          <table:table-cell office:value-type="string" table:style-name="Таблица30.G13">
            <text:p text:style-name="P49"/>
          </table:table-cell>
          <table:table-cell office:value-type="string" table:style-name="Таблица30.C13">
            <text:p text:style-name="P49"/>
          </table:table-cell>
          <table:table-cell office:value-type="string" table:style-name="Таблица30.C13">
            <text:p text:style-name="P49"/>
          </table:table-cell>
          <table:table-cell office:value-type="string" table:style-name="Таблица30.C13">
            <text:p text:style-name="P49"/>
          </table:table-cell>
          <table:table-cell office:value-type="string" table:style-name="Таблица30.K13">
            <text:p text:style-name="P49"/>
          </table:table-cell>
        </table:table-row>
      </table:table>
      <text:p text:style-name="P270"/>
      <text:p text:style-name="P270"/>
      <text:list text:style-name="WW8Num8" xml:id="list3691776777">
        <text:list-header>
          <text:p text:style-name="P488">2. <text:s/>Измерения проведены приборами:</text:p>
        </text:list-header>
      </text:list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column table:style-name="Таблица31.E"/>
        <table:table-column table:style-name="Таблица31.F"/>
        <table:table-column table:style-name="Таблица31.G"/>
        <table:table-column table:style-name="Таблица31.H"/>
        <table:table-column table:style-name="Таблица31.I"/>
        <table:table-header-rows>
          <text:soft-page-break/>
          <table:table-row table:style-name="Таблица31.1">
            <table:table-cell office:value-type="string" table:number-rows-spanned="2" table:style-name="Таблица31.A1">
              <text:p text:style-name="P49">№</text:p>
              <text:p text:style-name="P49">п/п</text:p>
            </table:table-cell>
            <table:table-cell office:value-type="string" table:number-rows-spanned="2" table:style-name="Таблица31.B1">
              <text:p text:style-name="P33"/>
              <text:p text:style-name="P49">Тип</text:p>
            </table:table-cell>
            <table:table-cell office:value-type="string" table:number-rows-spanned="2" table:style-name="Таблица31.B1">
              <text:p text:style-name="P33"/>
              <text:p text:style-name="P49">Заводской номер</text:p>
            </table:table-cell>
            <table:table-cell office:value-type="string" table:number-columns-spanned="2" table:style-name="Таблица31.B1">
              <text:p text:style-name="P49">Метрологические характеристики</text:p>
            </table:table-cell>
            <table:covered-table-cell/>
            <table:table-cell office:value-type="string" table:number-columns-spanned="2" table:style-name="Таблица31.B1">
              <text:p text:style-name="P49">Дата поверки</text:p>
            </table:table-cell>
            <table:covered-table-cell/>
            <table:table-cell office:value-type="string" table:number-rows-spanned="2" table:style-name="Таблица31.B1">
              <text:p text:style-name="P33"/>
              <text:p text:style-name="P49">№ аттестата </text:p>
              <text:p text:style-name="P49">(свидетельства)</text:p>
            </table:table-cell>
            <table:table-cell office:value-type="string" table:number-rows-spanned="2" table:style-name="Таблица31.I1">
              <text:p text:style-name="P49">Орган государственной. метрологической службы, проводивший поверку</text:p>
            </table:table-cell>
          </table:table-row>
          <table:table-row table:style-name="Таблица31.1">
            <table:covered-table-cell/>
            <table:covered-table-cell/>
            <table:covered-table-cell/>
            <table:table-cell office:value-type="string" table:style-name="Таблица31.D2">
              <text:p text:style-name="P49">Диапазон измерения</text:p>
            </table:table-cell>
            <table:table-cell office:value-type="string" table:style-name="Таблица31.D2">
              <text:p text:style-name="P49">Класс точности</text:p>
            </table:table-cell>
            <table:table-cell office:value-type="string" table:style-name="Таблица31.D2">
              <text:p text:style-name="P49">последняя</text:p>
            </table:table-cell>
            <table:table-cell office:value-type="string" table:style-name="Таблица31.D2">
              <text:p text:style-name="P49">очередная</text:p>
            </table:table-cell>
            <table:covered-table-cell/>
            <table:covered-table-cell/>
          </table:table-row>
        </table:table-header-rows>
        <table:table-row table:style-name="Таблица31.3">
          <table:table-cell office:value-type="string" table:style-name="Таблица31.A3">
            <text:p text:style-name="P49">1.</text:p>
          </table:table-cell>
          <table:table-cell office:value-type="string" table:style-name="Таблица31.B3">
            <text:p text:style-name="P49">Многофункциональный тестер <text:span text:style-name="T60">Megger CM300mk5</text:span></text:p>
          </table:table-cell>
          <table:table-cell office:value-type="string" table:style-name="Таблица31.B3">
            <text:p text:style-name="P73">6111-736/050105/1023</text:p>
            <text:p text:style-name="P49"/>
          </table:table-cell>
          <table:table-cell office:value-type="string" table:style-name="Таблица31.B3">
            <text:p text:style-name="P49">0-500 В</text:p>
          </table:table-cell>
          <table:table-cell office:value-type="string" table:style-name="Таблица31.B3">
            <text:p text:style-name="P49">2%</text:p>
          </table:table-cell>
          <table:table-cell office:value-type="string" table:style-name="Таблица31.B3">
            <text:p text:style-name="P215">19 августа 20<text:span text:style-name="T134">20</text:span> г.</text:p>
          </table:table-cell>
          <table:table-cell office:value-type="string" table:style-name="Таблица31.B3">
            <text:p text:style-name="P426">18 августа 202<text:span text:style-name="T134">1</text:span> г.</text:p>
          </table:table-cell>
          <table:table-cell office:value-type="string" table:style-name="Таблица31.B3">
            <text:p text:style-name="P73">2648355</text:p>
          </table:table-cell>
          <table:table-cell office:value-type="string" table:style-name="Таблица31.I3">
            <text:p text:style-name="P49">Ростест-Москва</text:p>
          </table:table-cell>
        </table:table-row>
        <table:table-row table:style-name="Таблица31.3">
          <table:table-cell office:value-type="string" table:style-name="Таблица31.A4">
            <text:p text:style-name="P194">2.</text:p>
          </table:table-cell>
          <table:table-cell office:value-type="string" table:style-name="Таблица31.B4">
            <text:p text:style-name="P189">Цифровой термогигрометр <text:span text:style-name="T60">Center</text:span>-310</text:p>
          </table:table-cell>
          <table:table-cell office:value-type="string" table:style-name="Таблица31.B4">
            <text:p text:style-name="P195">050310914</text:p>
          </table:table-cell>
          <table:table-cell office:value-type="string" table:style-name="Таблица31.B4">
            <text:p text:style-name="P189"><text:span text:style-name="T58">-20-50</text:span><text:span text:style-name="T65">º</text:span><text:span text:style-name="T58">С, <text:s text:c="5"/>0-100%</text:span></text:p>
          </table:table-cell>
          <table:table-cell office:value-type="string" table:style-name="Таблица31.B4">
            <text:p text:style-name="P195">0,8%, 2,5%</text:p>
          </table:table-cell>
          <table:table-cell office:value-type="string" table:style-name="Таблица31.B4">
            <text:p text:style-name="P277"><text:span text:style-name="T77">24 августа 2020</text:span><text:span text:style-name="T78"> г.</text:span></text:p>
          </table:table-cell>
          <table:table-cell office:value-type="string" table:style-name="Таблица31.B4">
            <text:p text:style-name="P277"><text:span text:style-name="T77">23 августа <text:s/>2021</text:span><text:span text:style-name="T78"> г.</text:span></text:p>
          </table:table-cell>
          <table:table-cell office:value-type="string" table:style-name="Таблица31.B4">
            <text:p text:style-name="P447"><text:span text:style-name="T76"><text:s text:c="6"/></text:span><text:span text:style-name="T77">3022775</text:span></text:p>
          </table:table-cell>
          <table:table-cell office:value-type="string" table:style-name="Таблица31.I4">
            <text:p text:style-name="P189">Ростест-Москва</text:p>
          </table:table-cell>
        </table:table-row>
        <table:table-row table:style-name="Таблица31.5">
          <table:table-cell office:value-type="string" table:style-name="Таблица31.A4">
            <text:p text:style-name="P194">3.</text:p>
          </table:table-cell>
          <table:table-cell office:value-type="string" table:style-name="Таблица31.B4">
            <text:p text:style-name="P194">Барометр-анероид БКСН7Т</text:p>
          </table:table-cell>
          <table:table-cell office:value-type="string" table:style-name="Таблица31.B4">
            <text:p text:style-name="P194">36</text:p>
          </table:table-cell>
          <table:table-cell office:value-type="string" table:style-name="Таблица31.B4">
            <text:p text:style-name="P194">от 700 мм рт.ст. до 800 мм рт. ст.</text:p>
          </table:table-cell>
          <table:table-cell office:value-type="string" table:style-name="Таблица31.B4">
            <text:p text:style-name="P194">3</text:p>
          </table:table-cell>
          <table:table-cell office:value-type="string" table:style-name="Таблица31.B4">
            <text:p text:style-name="P194">2<text:span text:style-name="T131">7</text:span> августа 20<text:span text:style-name="T131">20</text:span> г.</text:p>
          </table:table-cell>
          <table:table-cell office:value-type="string" table:style-name="Таблица31.B4">
            <text:p text:style-name="P194">2<text:span text:style-name="T131">6</text:span> августа <text:s/>202<text:span text:style-name="T131">1</text:span> г.</text:p>
          </table:table-cell>
          <table:table-cell office:value-type="string" table:style-name="Таблица31.B4">
            <text:p text:style-name="P194">0275474</text:p>
          </table:table-cell>
          <table:table-cell office:value-type="string" table:style-name="Таблица31.I4">
            <text:p text:style-name="P194">Ростест-Москва</text:p>
          </table:table-cell>
        </table:table-row>
        <table:table-row table:style-name="Таблица31.3">
          <table:table-cell office:value-type="string" table:style-name="Таблица31.A4">
            <text:p text:style-name="P49">4.</text:p>
          </table:table-cell>
          <table:table-cell office:value-type="string" table:style-name="Таблица31.B4">
            <text:p text:style-name="P49">Электрический секундомер ПВ- 53 Л</text:p>
          </table:table-cell>
          <table:table-cell office:value-type="string" table:style-name="Таблица31.B4">
            <text:p text:style-name="P49">5312603</text:p>
          </table:table-cell>
          <table:table-cell office:value-type="string" table:style-name="Таблица31.B4">
            <text:p text:style-name="P49">0-60 мин</text:p>
          </table:table-cell>
          <table:table-cell office:value-type="string" table:style-name="Таблица31.B4">
            <text:p text:style-name="P49">3,0</text:p>
          </table:table-cell>
          <table:table-cell office:value-type="string" table:style-name="Таблица31.B4">
            <text:p text:style-name="P232"><text:span text:style-name="T18">17 августа 2020</text:span><text:span text:style-name="T19"> г.</text:span></text:p>
          </table:table-cell>
          <table:table-cell office:value-type="string" table:style-name="Таблица31.B4">
            <text:p text:style-name="P83"><text:s/>1<text:span text:style-name="T130">6 </text:span><text:s/>августа 202<text:span text:style-name="T130">1</text:span> г.</text:p>
          </table:table-cell>
          <table:table-cell office:value-type="string" table:style-name="Таблица31.B4">
            <text:p text:style-name="P84">3027732</text:p>
          </table:table-cell>
          <table:table-cell office:value-type="string" table:style-name="Таблица31.I4">
            <text:p text:style-name="P49">Ростест-Москва</text:p>
          </table:table-cell>
        </table:table-row>
        <table:table-row table:style-name="Таблица31.3">
          <table:table-cell office:value-type="string" table:style-name="Таблица31.A7">
            <text:p text:style-name="P49">5.</text:p>
          </table:table-cell>
          <table:table-cell office:value-type="string" table:style-name="Таблица31.B7">
            <text:p text:style-name="P49">Лабораторный автотрансформатор TSGC2-9B</text:p>
          </table:table-cell>
          <table:table-cell office:value-type="string" table:style-name="Таблица31.B7">
            <text:p text:style-name="P49">----</text:p>
          </table:table-cell>
          <table:table-cell office:value-type="string" table:style-name="Таблица31.B7">
            <text:p text:style-name="P49">0-450 В</text:p>
          </table:table-cell>
          <table:table-cell office:value-type="string" table:style-name="Таблица31.B7">
            <text:p text:style-name="P49">Аттеста-ции не подле- жит</text:p>
          </table:table-cell>
          <table:table-cell office:value-type="string" table:style-name="Таблица31.B7">
            <text:p text:style-name="P49">----</text:p>
          </table:table-cell>
          <table:table-cell office:value-type="string" table:style-name="Таблица31.B7">
            <text:p text:style-name="P49">----</text:p>
          </table:table-cell>
          <table:table-cell office:value-type="string" table:style-name="Таблица31.B7">
            <text:p text:style-name="P49">----</text:p>
          </table:table-cell>
          <table:table-cell office:value-type="string" table:style-name="Таблица31.I7">
            <text:p text:style-name="P49">----</text:p>
          </table:table-cell>
        </table:table-row>
        <table:table-row table:style-name="Таблица31.3">
          <table:table-cell office:value-type="string" table:style-name="Таблица31.A8">
            <text:p text:style-name="P81">6.</text:p>
          </table:table-cell>
          <table:table-cell office:value-type="string" table:style-name="Таблица31.B8">
            <text:p text:style-name="P187">Мегаомметр ЭСО202/2-Г</text:p>
          </table:table-cell>
          <table:table-cell office:value-type="string" table:style-name="Таблица31.B8">
            <text:p text:style-name="P198">03621</text:p>
          </table:table-cell>
          <table:table-cell office:value-type="string" table:style-name="Таблица31.B8">
            <text:p text:style-name="P225">0-10000 МОм</text:p>
          </table:table-cell>
          <table:table-cell office:value-type="string" table:style-name="Таблица31.B8">
            <text:p text:style-name="P225">15,0</text:p>
          </table:table-cell>
          <table:table-cell office:value-type="string" table:style-name="Таблица31.B8">
            <text:p text:style-name="P227">2<text:span text:style-name="T130">4</text:span> августа 20<text:span text:style-name="T130">20</text:span> г.</text:p>
          </table:table-cell>
          <table:table-cell office:value-type="string" table:style-name="Таблица31.B8">
            <text:p text:style-name="P430">2<text:span text:style-name="T130">3</text:span> августа 20<text:span text:style-name="T128">21</text:span> г.</text:p>
          </table:table-cell>
          <table:table-cell office:value-type="string" table:style-name="Таблица31.B8">
            <text:p text:style-name="P217">2987522</text:p>
          </table:table-cell>
          <table:table-cell office:value-type="string" table:style-name="Таблица31.I8">
            <text:p text:style-name="P187">Ростест-Москва</text:p>
          </table:table-cell>
        </table:table-row>
      </table:table>
      <text:p text:style-name="P294"/>
      <text:p text:style-name="P286"><text:span text:style-name="T36">Примечание:</text:span> гр.8,9 заполняется при наличии требований энергосбытовой организации по задержке срабатывания АВР.</text:p>
      <text:p text:style-name="P404"><text:span text:style-name="T36">Выводы: </text:span><text:span text:style-name="T43">Панели АВР соответствуют требованиям ПУЭ, завода-изготовителя.</text:span></text:p>
      <text:p text:style-name="P404"><text:span text:style-name="T36">Заключение:</text:span> <text:span text:style-name="T43">Панели АВР испытание выдержали.</text:span></text:p>
      <text:p text:style-name="P24">Испытания провели: </text:p>
      <text:p text:style-name="P72"><text:span text:style-name="T36"><text:s text:c="40"/></text:span><text:span text:style-name="T43">Техник-испытатель</text:span> <text:s text:c="22"/>____________________ <text:s text:c="29"/><text:span text:style-name="T55">Савин М.А.</text:span></text:p>
      <text:p text:style-name="P72"><text:s text:c="47"/><text:span text:style-name="T34">(должность)</text:span> <text:s text:c="44"/><text:span text:style-name="T34">(подпись)</text:span> <text:s text:c="55"/><text:span text:style-name="T34">(Ф.И.О.)</text:span></text:p>
      <text:p text:style-name="P365"><text:s text:c="15"/><text:span text:style-name="T43">Рук. электролаборатории</text:span> <text:s text:c="12"/>____________________ <text:s text:c="29"/><text:span text:style-name="T43">Дурнов А.С.</text:span></text:p>
      <text:p text:style-name="P72"><text:s text:c="47"/><text:span text:style-name="T34">(должность)</text:span> <text:s text:c="44"/><text:span text:style-name="T34">(подпись)</text:span> <text:s text:c="55"/><text:span text:style-name="T34">(Ф.И.О.)</text:span></text:p>
      <text:p text:style-name="P72"/>
      <text:p text:style-name="P72"><text:span text:style-name="T36">Протокол проверил : </text:span><text:span text:style-name="T43">Рук. электролаборатории</text:span> <text:s text:c="12"/>____________________ <text:s text:c="29"/><text:span text:style-name="T43">Дурнов А.С.</text:span></text:p>
      <text:p text:style-name="P72"><text:s text:c="46"/><text:span text:style-name="T34">(должность)</text:span> <text:s text:c="44"/><text:span text:style-name="T34">(подпись)</text:span> <text:s text:c="55"/><text:span text:style-name="T34">(Ф.И.О.)</text:span></text:p>
      <text:p text:style-name="P49">Частичная или полная перепечатка и размножение только с разрешения испытательной лаборатории.</text:p>
      <text:p text:style-name="P49">Исправления не допускаются.</text:p>
      <text:p text:style-name="P49">Протокол распространяется только на элементы электроустановки, подвергнутые испытаниям.</text:p>
      <text:section text:name="Раздел13" text:style-name="Sect2">
        <text:p text:style-name="P463">ИП "Палагин С.А."</text:p>
        <text:p text:style-name="P186">(наименование организации, предприятия)</text:p>
        <text:p text:style-name="P236">40030, Московская обл., Люберецкий р-н,</text:p>
        <text:p text:style-name="P236">п. Малаховка, ул. Красина, д.12, к.1, кв.8, комн.2</text:p>
        <text:p text:style-name="P236"><text:span text:style-name="T37">Свидетельство о регистрации </text:span>№ 5515</text:p>
        <text:p text:style-name="P441"><text:span text:style-name="T121">Действительно до 15 августа 2023</text:span><text:span text:style-name="T123"> г.</text:span><text:span text:style-name="T120"> </text:span></text:p>
        <text:p text:style-name="P444"><text:span text:style-name="T30">Заказчик:</text:span> <text:span text:style-name="T42">ззз</text:span></text:p>
        <text:p text:style-name="P96"><text:span text:style-name="T30">Объект: </text:span><text:span text:style-name="T39">ааа</text:span><text:span text:style-name="T36"> <text:s/></text:span><text:span text:style-name="T30"><text:s text:c="3"/></text:span></text:p>
        <text:p text:style-name="P98"><text:span text:style-name="T30">Адрес:</text:span><text:span text:style-name="T28"> </text:span><text:span text:style-name="T42">ууу</text:span></text:p>
        <text:p text:style-name="P441"><text:span text:style-name="T120">дата проведения измерений:</text:span><text:span text:style-name="T122">«ччч» мсмс 2020</text:span><text:span text:style-name="T121"> г.</text:span></text:p>
        <text:p text:style-name="P436"><text:span text:style-name="T94"><text:s/></text:span><text:span text:style-name="T104"><text:s text:c="38"/></text:span></text:p>
      </text:section>
      <text:p text:style-name="P436"><text:span text:style-name="T94"><text:s text:c="19"/></text:span><text:span text:style-name="T22"><text:s text:c="37"/></text:span></text:p>
      <text:h text:outline-level="1" text:style-name="P456"><text:bookmark-start text:name="__RefHeading__239203_491250845"/><text:s text:c="118"/><text:span text:style-name="T4">проверки работоспособности системы АВР</text:span><text:bookmark-end text:name="__RefHeading__239203_491250845"/></text:h>
      <text:p text:style-name="P14">Климатические условия при проведении измерений:</text:p>
      <text:p text:style-name="P50">Температура воздуха <text:span text:style-name="T43">ттт</text:span> <text:span text:style-name="T34">0</text:span> С. <text:s/>Влажность воздуха <text:span text:style-name="T43">ввв</text:span> %. <text:s/>Атмосферное давление <text:span text:style-name="T43">ддд </text:span><text:s/>мм.рт.ст.</text:p>
      <text:p text:style-name="P14">Цель измерений (испытаний)</text:p>
      <text:p text:style-name="P104"><text:bookmark-start text:name="__RefHeading__239205_491250845"/>ццц<text:bookmark-end text:name="__RefHeading__239205_491250845"/></text:p>
      <text:p text:style-name="P131">(приёмо-сдаточные, сличительные, контрольные испытания, эксплуатационные, для целей сертификации) </text:p>
      <text:p text:style-name="P173"><text:span text:style-name="T37">Нормативные и технические документы, на соответствие требованиям которых проведены измерения (испытания):</text:span> </text:p>
      <text:p text:style-name="P287">ПУЭ п. 1.8.37</text:p>
      <text:list text:continue-list="list233741351515992" text:style-name="WW8Num17" xml:id="list233741606979223">
        <text:list-header>
          <text:p text:style-name="P478">1. Тип и характеристика системы АВР</text:p>
        </text:list-header>
      </text:list>
      <text:p text:style-name="P179"><text:span text:style-name="T3">1.1.Типовое обозначение, наименование по проекту системы АВР </text:span><text:span text:style-name="T43">АВР ГРЩ.</text:span></text:p>
      <text:p text:style-name="P134"/>
      <text:p text:style-name="P179"><text:span text:style-name="T3">1.2. Система АВР <text:s/>предназначена</text:span><text:span text:style-name="T9"> </text:span><text:span text:style-name="T69">для подачи напряжения от резервного источника в случае аварии на одном из вводов ГРЩ через секционный выключатель</text:span><text:span text:style-name="T43"> <text:s text:c="42"/></text:span><text:span text:style-name="T9"><text:s text:c="102"/></text:span><text:span text:style-name="T3"><text:s/></text:span></text:p>
      <text:p text:style-name="P134"/>
      <text:p text:style-name="P179"><text:span text:style-name="T3">1.3. АВР обеспечивает возможность его действия при следующих нарушениях:</text:span><text:span text:style-name="T9"> </text:span><text:span text:style-name="T43"><text:s/></text:span><text:span text:style-name="T69">при пропадании напряжения на вводе; повышении или понижении напряжения <text:s/>на вводе соответственно выше или ниже границ, определенных уставками реле контроля фаз; неправильном чередовании фаз на вводе, при появлении несимметрии напряжений на вводе.</text:span></text:p>
      <text:p text:style-name="P134"/>
      <text:p text:style-name="P179"><text:span text:style-name="T3">1.4. При восстановлении напряжения на рабочем источнике питания АВР</text:span><text:span text:style-name="T9"> </text:span><text:span text:style-name="T69">обеспечивает</text:span><text:span text:style-name="T9"> <text:s text:c="3"/></text:span><text:span text:style-name="T3"><text:s text:c="2"/></text:span></text:p>
      <text:p text:style-name="P179"><text:span text:style-name="T91"><text:s text:c="190"/></text:span><text:span text:style-name="T106">(обеспечивает , не обеспечивает) </text:span></text:p>
      <text:p text:style-name="P155">восстановление схемы до аварийного режима. </text:p>
      <text:p text:style-name="P134"/>
      <text:p text:style-name="P179"><text:span text:style-name="T3">1.5. Рабочий и резервный элементы АВР имеют</text:span><text:span text:style-name="T9"> <text:s text:c="14"/></text:span><text:span text:style-name="T69">разные</text:span><text:span text:style-name="T43"> <text:s text:c="9"/></text:span><text:span text:style-name="T3">источник(и) питания. </text:span></text:p>
      <text:p text:style-name="P134"><text:s text:c="143"/>(один, разные)</text:p>
      <text:p text:style-name="P179"><text:span text:style-name="T3">1.6. Электроустановка </text:span><text:span text:style-name="T9"><text:s text:c="10"/></text:span><text:span text:style-name="T69">не имеет</text:span><text:span text:style-name="T43"> <text:s text:c="7"/></text:span><text:span text:style-name="T3">электродвигатели, включающиеся на самозапуск</text:span></text:p>
      <text:p text:style-name="P179"><text:span text:style-name="T91"><text:s text:c="68"/>(имеет, не имеет)</text:span><text:span text:style-name="T3"> </text:span></text:p>
      <text:p text:style-name="P155"><text:s text:c="7"/>при срабатывании АВР. </text:p>
      <text:p text:style-name="P134"/>
      <text:p text:style-name="P179"><text:span text:style-name="T3">1.7. Пусковой орган напряжения АВР на отключение выключателя рабочего источника питания действует с </text:span><text:span text:style-name="T9"><text:s text:c="8"/></text:span><text:span text:style-name="T69">с выдержкой</text:span><text:span text:style-name="T43"> <text:s text:c="17"/></text:span><text:span text:style-name="T3"><text:s/>времени.</text:span></text:p>
      <text:p text:style-name="P134"><text:s text:c="63"/>(с выдержкой, без выдержки)</text:p>
      <text:p text:style-name="P155">1.8. АВР при отключении выключателя рабочего источника питания, включает источник <text:s text:c="4"/></text:p>
      <text:p text:style-name="P179"><text:span text:style-name="T3"><text:s text:c="7"/>резервного источника питания</text:span><text:span text:style-name="T9"> <text:s text:c="22"/></text:span><text:span text:style-name="T69">с выдержкой</text:span><text:span text:style-name="T43"> <text:s text:c="23"/></text:span><text:span text:style-name="T3"><text:s/>времени. </text:span></text:p>
      <text:p text:style-name="P179"><text:span text:style-name="T91"><text:s text:c="116"/>( с выдержкой, без выдержки)</text:span><text:span text:style-name="T3"> </text:span></text:p>
      <text:p text:style-name="P179"><text:span text:style-name="T3">1.9. В системе АВР </text:span><text:span text:style-name="T9"><text:s text:c="7"/></text:span><text:span text:style-name="T69">предусмотрен</text:span><text:span text:style-name="T43"> <text:s text:c="3"/></text:span><text:span text:style-name="T3">минимальный элемент напряжения пускового органа </text:span></text:p>
      <text:p text:style-name="P134"><text:s text:c="51"/>(предусмотрен, не предусмотрен)</text:p>
      <text:p text:style-name="P155"><text:s text:c="7"/>АВР, реагирующий на исчезновение напряжения рабочего источника. <text:s/></text:p>
      <text:p text:style-name="P160"><text:span text:style-name="T2">1.10. В системе АВР </text:span><text:span text:style-name="T10"><text:s/></text:span><text:span text:style-name="T72">предусмотрен </text:span><text:span text:style-name="T10"><text:s/></text:span><text:span text:style-name="T2"><text:s/>элемент контроля напряжения на шинах резервного питания</text:span></text:p>
      <text:p text:style-name="P159"><text:span text:style-name="T2"><text:s text:c="30"/></text:span><text:span text:style-name="T92">(предусмотрен, не предусмотрен)</text:span><text:span text:style-name="T2"> </text:span><text:span text:style-name="T91"><text:s text:c="67"/></text:span></text:p>
      <text:p text:style-name="P179"><text:span text:style-name="T3">1.11 Блокировки в системе АВР</text:span><text:span text:style-name="T9"> <text:s text:c="3"/></text:span><text:span text:style-name="T69">система АВР исключает возможную параллельную двух трансформаторов питающей подстанции.</text:span></text:p>
      <text:p text:style-name="P179"><text:span text:style-name="T3">1.12 Дополнительные пусковые органы системы АВР</text:span><text:span text:style-name="T9"> <text:s text:c="2"/></text:span><text:span text:style-name="T43">отсутствуют</text:span></text:p>
      <text:p text:style-name="P179"><text:span text:style-name="T3">1.13. Дополнительные устройства системы АВР </text:span><text:span text:style-name="T73">Логическое реле Zelio SR2 B201FU для управления работой системы АВР, промежуточные реле К1-К6 ABB-CR-P230AC2</text:span><text:span text:style-name="T43">.</text:span></text:p>
      <text:p text:style-name="P140"><text:soft-page-break/></text:p>
      <text:p text:style-name="P330">2. Поверка пусковых органов, элементов, устройств и аппаратов системы АВР</text:p>
      <text:p text:style-name="P412"/>
      <text:p text:style-name="P413">2.1. Испытание выключателей, контакторов, пускателей многократными включениями и отключениями.</text:p>
      <table:table table:name="Таблица40" table:style-name="Таблица40">
        <table:table-column table:style-name="Таблица40.A"/>
        <table:table-column table:style-name="Таблица40.B"/>
        <table:table-column table:style-name="Таблица40.C"/>
        <table:table-column table:style-name="Таблица40.D"/>
        <table:table-column table:style-name="Таблица40.E"/>
        <table:table-column table:style-name="Таблица40.F"/>
        <table:table-column table:style-name="Таблица40.G"/>
        <table:table-column table:style-name="Таблица40.H"/>
        <table:table-row table:style-name="Таблица40.1">
          <table:table-cell office:value-type="string" table:style-name="Таблица40.A1">
            <text:p text:style-name="P50">№ п.п.</text:p>
          </table:table-cell>
          <table:table-cell office:value-type="string" table:style-name="Таблица40.B1">
            <text:h text:outline-level="3" text:style-name="P462"/>
            <text:p text:style-name="P50"><text:bookmark-start text:name="__RefHeading__239207_491250845"/>Назначение<text:bookmark-end text:name="__RefHeading__239207_491250845"/></text:p>
          </table:table-cell>
          <table:table-cell office:value-type="string" table:style-name="Таблица40.B1">
            <text:p text:style-name="P35"/>
            <text:p text:style-name="P50">Тип</text:p>
          </table:table-cell>
          <table:table-cell office:value-type="string" table:style-name="Таблица40.B1">
            <text:p text:style-name="P50">Мон- тажный</text:p>
            <text:p text:style-name="P50">символ</text:p>
          </table:table-cell>
          <table:table-cell office:value-type="string" table:style-name="Таблица40.B1">
            <text:p text:style-name="P50">Опера- ция</text:p>
          </table:table-cell>
          <table:table-cell office:value-type="string" table:style-name="Таблица40.B1">
            <text:p text:style-name="P50">Напряжение оперативного тока в %<text:span text:style-name="T60">U</text:span>н</text:p>
          </table:table-cell>
          <table:table-cell office:value-type="string" table:style-name="Таблица40.G1">
            <text:p text:style-name="P50">Колиество операций</text:p>
          </table:table-cell>
          <table:table-cell office:value-type="string" table:style-name="Таблица40.H1">
            <text:p text:style-name="P35"/>
            <text:p text:style-name="P50">Вывод</text:p>
          </table:table-cell>
        </table:table-row>
        <table:table-row table:style-name="Таблица40.1">
          <table:table-cell office:value-type="string" table:style-name="Таблица40.A2">
            <text:list text:style-name="L2" xml:id="list1767533954">
              <text:list-item>
                <text:p text:style-name="P469"/>
              </text:list-item>
            </text:list>
          </table:table-cell>
          <table:table-cell office:value-type="string" table:style-name="Таблица40.B2">
            <text:p text:style-name="P50">Автоматический выключатель ввода №1. </text:p>
          </table:table-cell>
          <table:table-cell office:value-type="string" table:style-name="Таблица40.B2">
            <text:p text:style-name="P114">Merlin Gerin Masterpact NW32H1</text:p>
          </table:table-cell>
          <table:table-cell office:value-type="string" table:style-name="Таблица40.D2">
            <text:p text:style-name="P114">1Q1.</text:p>
          </table:table-cell>
          <table:table-cell office:value-type="string" table:style-name="Таблица40.D2">
            <text:p text:style-name="P50">Вклю- чение</text:p>
          </table:table-cell>
          <table:table-cell office:value-type="string" table:style-name="Таблица40.D2">
            <text:p text:style-name="P50">90</text:p>
          </table:table-cell>
          <table:table-cell office:value-type="string" table:style-name="Таблица40.G2">
            <text:p text:style-name="P50">5</text:p>
          </table:table-cell>
          <table:table-cell office:value-type="string" table:style-name="Таблица40.H2">
            <text:p text:style-name="P50">Пригоден</text:p>
          </table:table-cell>
        </table:table-row>
        <table:table-row table:style-name="Таблица40.1">
          <table:table-cell office:value-type="string" table:style-name="Таблица40.A3">
            <text:list text:continue-numbering="true" text:style-name="L2" xml:id="list233742824306957">
              <text:list-item>
                <text:p text:style-name="P469"/>
              </text:list-item>
            </text:list>
          </table:table-cell>
          <table:table-cell office:value-type="string" table:style-name="Таблица40.B3">
            <text:p text:style-name="P50">Автоматический выключатель ввода №2. </text:p>
          </table:table-cell>
          <table:table-cell office:value-type="string" table:style-name="Таблица40.B3">
            <text:p text:style-name="P114">Merlin Gerin Masterpact NW32H1</text:p>
          </table:table-cell>
          <table:table-cell office:value-type="string" table:style-name="Таблица40.D3">
            <text:p text:style-name="P114">2Q1.</text:p>
          </table:table-cell>
          <table:table-cell office:value-type="string" table:style-name="Таблица40.D3">
            <text:p text:style-name="P50">Вклю- чение</text:p>
          </table:table-cell>
          <table:table-cell office:value-type="string" table:style-name="Таблица40.D3">
            <text:p text:style-name="P50">90</text:p>
          </table:table-cell>
          <table:table-cell office:value-type="string" table:style-name="Таблица40.G3">
            <text:p text:style-name="P50">5</text:p>
          </table:table-cell>
          <table:table-cell office:value-type="string" table:style-name="Таблица40.H3">
            <text:p text:style-name="P50">Пригоден</text:p>
          </table:table-cell>
        </table:table-row>
        <table:table-row table:style-name="Таблица40.1">
          <table:table-cell office:value-type="string" table:style-name="Таблица40.A4">
            <text:list text:continue-numbering="true" text:style-name="L2" xml:id="list233743237501019">
              <text:list-item>
                <text:p text:style-name="P469"/>
              </text:list-item>
            </text:list>
          </table:table-cell>
          <table:table-cell office:value-type="string" table:style-name="Таблица40.B4">
            <text:p text:style-name="P50">Секционный автоматический выключатель</text:p>
          </table:table-cell>
          <table:table-cell office:value-type="string" table:style-name="Таблица40.B4">
            <text:p text:style-name="P114">Merlin Gerin Masterpact NW20H1</text:p>
          </table:table-cell>
          <table:table-cell office:value-type="string" table:style-name="Таблица40.B4">
            <text:p text:style-name="P114">3Q1.</text:p>
          </table:table-cell>
          <table:table-cell office:value-type="string" table:style-name="Таблица40.B4">
            <text:p text:style-name="P50">Вклю- чение</text:p>
          </table:table-cell>
          <table:table-cell office:value-type="string" table:style-name="Таблица40.B4">
            <text:p text:style-name="P50">90</text:p>
          </table:table-cell>
          <table:table-cell office:value-type="string" table:style-name="Таблица40.B4">
            <text:p text:style-name="P50">5</text:p>
          </table:table-cell>
          <table:table-cell office:value-type="string" table:style-name="Таблица40.H4">
            <text:p text:style-name="P50">Пригоден</text:p>
          </table:table-cell>
        </table:table-row>
        <table:table-row table:style-name="Таблица40.1">
          <table:table-cell office:value-type="string" table:style-name="Таблица40.A4">
            <text:list text:continue-numbering="true" text:style-name="L2" xml:id="list233742791414448">
              <text:list-item>
                <text:p text:style-name="P469"/>
              </text:list-item>
            </text:list>
          </table:table-cell>
          <table:table-cell office:value-type="string" table:style-name="Таблица40.B4">
            <text:p text:style-name="P50">Автоматический выключатель ввода №1. </text:p>
          </table:table-cell>
          <table:table-cell office:value-type="string" table:style-name="Таблица40.B4">
            <text:p text:style-name="P114">Merlin Gerin Masterpact NW32H1</text:p>
          </table:table-cell>
          <table:table-cell office:value-type="string" table:style-name="Таблица40.B4">
            <text:p text:style-name="P114">1Q1.</text:p>
          </table:table-cell>
          <table:table-cell office:value-type="string" table:style-name="Таблица40.B4">
            <text:p text:style-name="P50">Выклю- чение</text:p>
          </table:table-cell>
          <table:table-cell office:value-type="string" table:style-name="Таблица40.B4">
            <text:p text:style-name="P50">80</text:p>
          </table:table-cell>
          <table:table-cell office:value-type="string" table:style-name="Таблица40.B4">
            <text:p text:style-name="P50">5</text:p>
          </table:table-cell>
          <table:table-cell office:value-type="string" table:style-name="Таблица40.H4">
            <text:p text:style-name="P50">Пригоден</text:p>
          </table:table-cell>
        </table:table-row>
        <table:table-row table:style-name="Таблица40.1">
          <table:table-cell office:value-type="string" table:style-name="Таблица40.A4">
            <text:list text:continue-numbering="true" text:style-name="L2" xml:id="list233742178569635">
              <text:list-item>
                <text:p text:style-name="P469"/>
              </text:list-item>
            </text:list>
          </table:table-cell>
          <table:table-cell office:value-type="string" table:style-name="Таблица40.B4">
            <text:p text:style-name="P50">Автоматический выключатель ввода №2. </text:p>
          </table:table-cell>
          <table:table-cell office:value-type="string" table:style-name="Таблица40.B4">
            <text:p text:style-name="P114">Merlin Gerin Masterpact NW32H1</text:p>
          </table:table-cell>
          <table:table-cell office:value-type="string" table:style-name="Таблица40.B4">
            <text:p text:style-name="P114">2Q1.</text:p>
          </table:table-cell>
          <table:table-cell office:value-type="string" table:style-name="Таблица40.B4">
            <text:p text:style-name="P50">Выклю- чение</text:p>
          </table:table-cell>
          <table:table-cell office:value-type="string" table:style-name="Таблица40.B4">
            <text:p text:style-name="P50">80</text:p>
          </table:table-cell>
          <table:table-cell office:value-type="string" table:style-name="Таблица40.B4">
            <text:p text:style-name="P50">5</text:p>
          </table:table-cell>
          <table:table-cell office:value-type="string" table:style-name="Таблица40.H4">
            <text:p text:style-name="P50">Пригоден</text:p>
          </table:table-cell>
        </table:table-row>
        <table:table-row table:style-name="Таблица40.1">
          <table:table-cell office:value-type="string" table:style-name="Таблица40.A7">
            <text:list text:continue-numbering="true" text:style-name="L2" xml:id="list233742828558429">
              <text:list-item>
                <text:p text:style-name="P469"/>
              </text:list-item>
            </text:list>
          </table:table-cell>
          <table:table-cell office:value-type="string" table:style-name="Таблица40.B7">
            <text:p text:style-name="P50">Секционный автоматический выключатель</text:p>
          </table:table-cell>
          <table:table-cell office:value-type="string" table:style-name="Таблица40.B7">
            <text:p text:style-name="P114">Merlin Gerin Masterpact NW20H1</text:p>
          </table:table-cell>
          <table:table-cell office:value-type="string" table:style-name="Таблица40.B7">
            <text:p text:style-name="P114">3Q1.</text:p>
          </table:table-cell>
          <table:table-cell office:value-type="string" table:style-name="Таблица40.B7">
            <text:p text:style-name="P50">Выклю- чение</text:p>
          </table:table-cell>
          <table:table-cell office:value-type="string" table:style-name="Таблица40.B7">
            <text:p text:style-name="P50">80</text:p>
          </table:table-cell>
          <table:table-cell office:value-type="string" table:style-name="Таблица40.B7">
            <text:p text:style-name="P50">5</text:p>
          </table:table-cell>
          <table:table-cell office:value-type="string" table:style-name="Таблица40.H7">
            <text:p text:style-name="P50">Пригоден</text:p>
          </table:table-cell>
        </table:table-row>
      </table:table>
      <text:p text:style-name="P134"/>
      <text:p text:style-name="P393">2.2. Проверка времени срабатывания системы АВР</text:p>
      <table:table table:name="Таблица41" table:style-name="Таблица41">
        <table:table-column table:style-name="Таблица41.A"/>
        <table:table-column table:style-name="Таблица41.B"/>
        <table:table-column table:style-name="Таблица41.C"/>
        <table:table-row table:style-name="Таблица41.1">
          <table:table-cell office:value-type="string" table:style-name="Таблица41.A1">
            <text:p text:style-name="P50">№ п.п.</text:p>
          </table:table-cell>
          <table:table-cell office:value-type="string" table:style-name="Таблица41.B1">
            <text:p text:style-name="P50">Наименование операции</text:p>
          </table:table-cell>
          <table:table-cell office:value-type="string" table:style-name="Таблица41.C1">
            <text:p text:style-name="P50">Измеренное время переключения, сек</text:p>
          </table:table-cell>
        </table:table-row>
        <table:table-row table:style-name="Таблица41.2">
          <table:table-cell office:value-type="string" table:style-name="Таблица41.A2">
            <text:p text:style-name="P114">1</text:p>
          </table:table-cell>
          <table:table-cell office:value-type="string" table:style-name="Таблица41.B2">
            <text:p text:style-name="P50">Переключение питания 1-й секции с ввода №1 на ввод №2 при пропадании напряжения на шинах ввода №1</text:p>
          </table:table-cell>
          <table:table-cell office:value-type="string" table:style-name="Таблица41.C2">
            <text:p text:style-name="P50">5,23</text:p>
          </table:table-cell>
        </table:table-row>
        <table:table-row table:style-name="Таблица41.3">
          <table:table-cell office:value-type="string" table:style-name="Таблица41.A3">
            <text:p text:style-name="P114">2</text:p>
          </table:table-cell>
          <table:table-cell office:value-type="string" table:style-name="Таблица41.B3">
            <text:p text:style-name="P50">Переключение питания 1-й секции с ввода №2 на ввод №1 при восстановлении напряжения на шинах ввода №1</text:p>
          </table:table-cell>
          <table:table-cell office:value-type="string" table:style-name="Таблица41.C3">
            <text:p text:style-name="P50">4,75</text:p>
          </table:table-cell>
        </table:table-row>
        <table:table-row table:style-name="Таблица41.4">
          <table:table-cell office:value-type="string" table:style-name="Таблица41.A4">
            <text:p text:style-name="P114">3</text:p>
          </table:table-cell>
          <table:table-cell office:value-type="string" table:style-name="Таблица41.B4">
            <text:p text:style-name="P50">Переключение питания 2-й секции с ввода №2 на ввод №1 при пропадании напряжения на шинах ввода №2</text:p>
          </table:table-cell>
          <table:table-cell office:value-type="string" table:style-name="Таблица41.C4">
            <text:p text:style-name="P50">5,17</text:p>
          </table:table-cell>
        </table:table-row>
        <table:table-row table:style-name="Таблица41.5">
          <table:table-cell office:value-type="string" table:style-name="Таблица41.A5">
            <text:p text:style-name="P114">4</text:p>
          </table:table-cell>
          <table:table-cell office:value-type="string" table:style-name="Таблица41.B5">
            <text:p text:style-name="P50">Переключение питания 2-й секции с ввода №1 на ввод №2 при восстановлении напряжения на шинах ввода №2</text:p>
          </table:table-cell>
          <table:table-cell office:value-type="string" table:style-name="Таблица41.C5">
            <text:p text:style-name="P50">4,83</text:p>
          </table:table-cell>
        </table:table-row>
      </table:table>
      <text:p text:style-name="P134"/>
      <text:p text:style-name="P394">2.3. Проверка напряжений срабатывания пусковых органов системы АВР</text:p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number-columns-repeated="2" table:style-name="Таблица42.D"/>
        <table:table-column table:style-name="Таблица42.F"/>
        <table:table-row table:style-name="Таблица42.1">
          <table:table-cell office:value-type="string" table:style-name="Таблица42.A1">
            <text:p text:style-name="P163">№№ п.п.</text:p>
          </table:table-cell>
          <table:table-cell office:value-type="string" table:style-name="Таблица42.B1">
            <text:p text:style-name="P162"/>
            <text:p text:style-name="P163">Пусковой орган, элемент системы АВР</text:p>
          </table:table-cell>
          <table:table-cell office:value-type="string" table:style-name="Таблица42.B1">
            <text:p text:style-name="P162"/>
            <text:p text:style-name="P163">Аппарат, устройство</text:p>
          </table:table-cell>
          <table:table-cell office:value-type="string" table:style-name="Таблица42.B1">
            <text:p text:style-name="P163">Заданное напряжение срабатывания</text:p>
          </table:table-cell>
          <table:table-cell office:value-type="string" table:style-name="Таблица42.B1">
            <text:p text:style-name="P163">Измеренное напряжение срабатывания</text:p>
          </table:table-cell>
          <table:table-cell office:value-type="string" table:style-name="Таблица42.F1">
            <text:p text:style-name="P162"/>
            <text:p text:style-name="P163">Вывод</text:p>
          </table:table-cell>
        </table:table-row>
        <table:table-row table:style-name="Таблица42.2">
          <table:table-cell office:value-type="string" table:style-name="Таблица42.A2">
            <text:p text:style-name="P50">1</text:p>
          </table:table-cell>
          <table:table-cell office:value-type="string" table:style-name="Таблица42.B2">
            <text:p text:style-name="P50">Реле контроля фаз <text:span text:style-name="T60">KSV1</text:span></text:p>
          </table:table-cell>
          <table:table-cell office:value-type="string" table:style-name="Таблица42.B2">
            <text:p text:style-name="P114">ABB CM-PVS</text:p>
          </table:table-cell>
          <table:table-cell office:value-type="string" table:style-name="Таблица42.D2">
            <text:p text:style-name="P50">340</text:p>
          </table:table-cell>
          <table:table-cell office:value-type="string" table:style-name="Таблица42.D2">
            <text:p text:style-name="P50">342</text:p>
          </table:table-cell>
          <table:table-cell office:value-type="string" table:style-name="Таблица42.F2">
            <text:p text:style-name="P50">Пригодно</text:p>
          </table:table-cell>
        </table:table-row>
        <table:table-row table:style-name="Таблица42.3">
          <table:table-cell office:value-type="string" table:style-name="Таблица42.A3">
            <text:p text:style-name="P50">2</text:p>
          </table:table-cell>
          <table:table-cell office:value-type="string" table:style-name="Таблица42.B3">
            <text:p text:style-name="P50">Реле контроля фаз <text:span text:style-name="T60">KSV</text:span>2</text:p>
          </table:table-cell>
          <table:table-cell office:value-type="string" table:style-name="Таблица42.B3">
            <text:p text:style-name="P114">ABB CM-PVS</text:p>
          </table:table-cell>
          <table:table-cell office:value-type="string" table:style-name="Таблица42.D3">
            <text:p text:style-name="P50">340</text:p>
          </table:table-cell>
          <table:table-cell office:value-type="string" table:style-name="Таблица42.D3">
            <text:p text:style-name="P50"><text:span text:style-name="T60">34</text:span>4</text:p>
          </table:table-cell>
          <table:table-cell office:value-type="string" table:style-name="Таблица42.F3">
            <text:p text:style-name="P50">Пригодно</text:p>
          </table:table-cell>
        </table:table-row>
        <table:table-row table:style-name="Таблица42.4">
          <table:table-cell office:value-type="string" table:style-name="Таблица42.A4">
            <text:p text:style-name="P50">3</text:p>
          </table:table-cell>
          <table:table-cell office:value-type="string" table:style-name="Таблица42.B4">
            <text:p text:style-name="P50">Реле контроля фаз <text:span text:style-name="T60">KSV1</text:span></text:p>
          </table:table-cell>
          <table:table-cell office:value-type="string" table:style-name="Таблица42.B4">
            <text:p text:style-name="P114">ABB CM-PVS</text:p>
          </table:table-cell>
          <table:table-cell office:value-type="string" table:style-name="Таблица42.B4">
            <text:p text:style-name="P50">420</text:p>
          </table:table-cell>
          <table:table-cell office:value-type="string" table:style-name="Таблица42.B4">
            <text:p text:style-name="P50">423</text:p>
          </table:table-cell>
          <table:table-cell office:value-type="string" table:style-name="Таблица42.F4">
            <text:p text:style-name="P50">Пригодно</text:p>
          </table:table-cell>
        </table:table-row>
        <table:table-row table:style-name="Таблица42.5">
          <table:table-cell office:value-type="string" table:style-name="Таблица42.A5">
            <text:p text:style-name="P50">4</text:p>
          </table:table-cell>
          <table:table-cell office:value-type="string" table:style-name="Таблица42.B5">
            <text:p text:style-name="P50">Реле контроля фаз <text:span text:style-name="T60">KSV</text:span>2</text:p>
          </table:table-cell>
          <table:table-cell office:value-type="string" table:style-name="Таблица42.B5">
            <text:p text:style-name="P114">ABB CM-PVS</text:p>
          </table:table-cell>
          <table:table-cell office:value-type="string" table:style-name="Таблица42.B5">
            <text:p text:style-name="P50">420</text:p>
          </table:table-cell>
          <table:table-cell office:value-type="string" table:style-name="Таблица42.B5">
            <text:p text:style-name="P50">421</text:p>
          </table:table-cell>
          <table:table-cell office:value-type="string" table:style-name="Таблица42.F5">
            <text:p text:style-name="P50">Пригодно</text:p>
          </table:table-cell>
        </table:table-row>
      </table:table>
      <text:p text:style-name="P292"><text:soft-page-break/><text:s/>Разброс напряжений срабатывания не превышает значений, предусмотренных заводом изготовителем.</text:p>
      <text:p text:style-name="P424"><text:span text:style-name="T11">2.4.</text:span><text:span text:style-name="T108"> </text:span><text:span text:style-name="T11">Поверка функционирования пусковых органов, устройств, элементов системы АВР</text:span></text:p>
      <table:table table:name="Таблица43" table:style-name="Таблица43">
        <table:table-column table:style-name="Таблица43.A"/>
        <table:table-column table:style-name="Таблица43.B"/>
        <table:table-column table:style-name="Таблица43.C"/>
        <table:table-column table:style-name="Таблица43.D"/>
        <table:table-header-rows>
          <table:table-row table:style-name="Таблица43.1">
            <table:table-cell office:value-type="string" table:style-name="Таблица43.A1">
              <text:p text:style-name="P50">№№ п.п.</text:p>
            </table:table-cell>
            <table:table-cell office:value-type="string" table:style-name="Таблица43.B1">
              <text:p text:style-name="P35"/>
              <text:p text:style-name="P50">Испытываемый пусковой орган, устройство, элемент системы АВР</text:p>
            </table:table-cell>
            <table:table-cell office:value-type="string" table:style-name="Таблица43.B1">
              <text:p text:style-name="P50">Напряжение оперативного тока, % номинального</text:p>
            </table:table-cell>
            <table:table-cell office:value-type="string" table:style-name="Таблица43.D1">
              <text:p text:style-name="P35"/>
              <text:p text:style-name="P50">Вывод</text:p>
            </table:table-cell>
          </table:table-row>
        </table:table-header-rows>
        <table:table-row table:style-name="Таблица43.2">
          <table:table-cell office:value-type="string" table:style-name="Таблица43.A2">
            <text:list text:style-name="L3" xml:id="list1384145385">
              <text:list-item>
                <text:p text:style-name="P470"/>
              </text:list-item>
            </text:list>
          </table:table-cell>
          <table:table-cell office:value-type="string" table:style-name="Таблица43.B2">
            <text:p text:style-name="P114">Реле контроля фаз KSV1, ABB CM-PVS</text:p>
          </table:table-cell>
          <table:table-cell office:value-type="string" table:style-name="Таблица43.C2">
            <text:p text:style-name="P50">100</text:p>
          </table:table-cell>
          <table:table-cell office:value-type="string" table:style-name="Таблица43.D2">
            <text:p text:style-name="P50">Пригодно</text:p>
          </table:table-cell>
        </table:table-row>
        <table:table-row table:style-name="Таблица43.3">
          <table:table-cell office:value-type="string" table:style-name="Таблица43.A3">
            <text:list text:continue-numbering="true" text:style-name="L3" xml:id="list233742987777042">
              <text:list-item>
                <text:p text:style-name="P470"/>
              </text:list-item>
            </text:list>
          </table:table-cell>
          <table:table-cell office:value-type="string" table:style-name="Таблица43.B3">
            <text:p text:style-name="P114">Реле контроля фаз KSV2, ABB CM-PVS</text:p>
          </table:table-cell>
          <table:table-cell office:value-type="string" table:style-name="Таблица43.C3">
            <text:p text:style-name="P50">100</text:p>
          </table:table-cell>
          <table:table-cell office:value-type="string" table:style-name="Таблица43.D3">
            <text:p text:style-name="P50">Пригодно</text:p>
          </table:table-cell>
        </table:table-row>
        <table:table-row table:style-name="Таблица43.4">
          <table:table-cell office:value-type="string" table:style-name="Таблица43.A3">
            <text:list text:continue-numbering="true" text:style-name="L3" xml:id="list233741425700829">
              <text:list-item>
                <text:p text:style-name="P470"/>
              </text:list-item>
            </text:list>
          </table:table-cell>
          <table:table-cell office:value-type="string" table:style-name="Таблица43.B3">
            <text:p text:style-name="P50"><text:span text:style-name="T107">Логическое </text:span><text:span text:style-name="T60">реле Zelio SR2 B201</text:span></text:p>
          </table:table-cell>
          <table:table-cell office:value-type="string" table:style-name="Таблица43.C3">
            <text:p text:style-name="P50">100</text:p>
          </table:table-cell>
          <table:table-cell office:value-type="string" table:style-name="Таблица43.D3">
            <text:p text:style-name="P50">Пригодно</text:p>
          </table:table-cell>
        </table:table-row>
        <table:table-row table:style-name="Таблица43.5">
          <table:table-cell office:value-type="string" table:style-name="Таблица43.A5">
            <text:list text:continue-numbering="true" text:style-name="L3" xml:id="list233742019255226">
              <text:list-item>
                <text:p text:style-name="P470"/>
              </text:list-item>
            </text:list>
          </table:table-cell>
          <table:table-cell office:value-type="string" table:style-name="Таблица43.B5">
            <text:p text:style-name="P114">Реле контроля фаз KSV1, ABB CM-PVS</text:p>
          </table:table-cell>
          <table:table-cell office:value-type="string" table:style-name="Таблица43.C5">
            <text:p text:style-name="P50">90</text:p>
          </table:table-cell>
          <table:table-cell office:value-type="string" table:style-name="Таблица43.D5">
            <text:p text:style-name="P50">Пригодно</text:p>
          </table:table-cell>
        </table:table-row>
        <table:table-row table:style-name="Таблица43.6">
          <table:table-cell office:value-type="string" table:style-name="Таблица43.A6">
            <text:list text:continue-numbering="true" text:style-name="L3" xml:id="list233742188538467">
              <text:list-item>
                <text:p text:style-name="P470"/>
              </text:list-item>
            </text:list>
          </table:table-cell>
          <table:table-cell office:value-type="string" table:style-name="Таблица43.B6">
            <text:p text:style-name="P114">Реле контроля фаз KSV2, ABB CM-PVS</text:p>
          </table:table-cell>
          <table:table-cell office:value-type="string" table:style-name="Таблица43.B6">
            <text:p text:style-name="P50">90</text:p>
          </table:table-cell>
          <table:table-cell office:value-type="string" table:style-name="Таблица43.D6">
            <text:p text:style-name="P50">Пригодно</text:p>
          </table:table-cell>
        </table:table-row>
        <table:table-row table:style-name="Таблица43.7">
          <table:table-cell office:value-type="string" table:style-name="Таблица43.A6">
            <text:list text:continue-numbering="true" text:style-name="L3" xml:id="list233743362079233">
              <text:list-item>
                <text:p text:style-name="P470"/>
              </text:list-item>
            </text:list>
          </table:table-cell>
          <table:table-cell office:value-type="string" table:style-name="Таблица43.B6">
            <text:p text:style-name="P50"><text:span text:style-name="T107">Логическое </text:span><text:span text:style-name="T60">реле Zelio SR2 B201</text:span></text:p>
          </table:table-cell>
          <table:table-cell office:value-type="string" table:style-name="Таблица43.B6">
            <text:p text:style-name="P50">90</text:p>
          </table:table-cell>
          <table:table-cell office:value-type="string" table:style-name="Таблица43.D6">
            <text:p text:style-name="P50">Пригодно</text:p>
          </table:table-cell>
        </table:table-row>
        <table:table-row table:style-name="Таблица43.8">
          <table:table-cell office:value-type="string" table:style-name="Таблица43.A6">
            <text:list text:continue-numbering="true" text:style-name="L3" xml:id="list233742854404913">
              <text:list-item>
                <text:p text:style-name="P470"/>
              </text:list-item>
            </text:list>
          </table:table-cell>
          <table:table-cell office:value-type="string" table:style-name="Таблица43.B6">
            <text:p text:style-name="P50"><text:span text:style-name="T107">Промежуточное </text:span><text:span text:style-name="T60">реле К1 ABB CR-P230AC2</text:span></text:p>
          </table:table-cell>
          <table:table-cell office:value-type="string" table:style-name="Таблица43.B6">
            <text:p text:style-name="P50">90</text:p>
          </table:table-cell>
          <table:table-cell office:value-type="string" table:style-name="Таблица43.D6">
            <text:p text:style-name="P50">Пригодно</text:p>
          </table:table-cell>
        </table:table-row>
        <table:table-row table:style-name="Таблица43.9">
          <table:table-cell office:value-type="string" table:style-name="Таблица43.A6">
            <text:list text:continue-numbering="true" text:style-name="L3" xml:id="list233741864417350">
              <text:list-item>
                <text:p text:style-name="P470"/>
              </text:list-item>
            </text:list>
          </table:table-cell>
          <table:table-cell office:value-type="string" table:style-name="Таблица43.B6">
            <text:p text:style-name="P50"><text:span text:style-name="T107">Промежуточное </text:span><text:span text:style-name="T60">реле К2 ABB CR-P230AC2</text:span></text:p>
          </table:table-cell>
          <table:table-cell office:value-type="string" table:style-name="Таблица43.B6">
            <text:p text:style-name="P50">90</text:p>
          </table:table-cell>
          <table:table-cell office:value-type="string" table:style-name="Таблица43.D6">
            <text:p text:style-name="P50">Пригодно</text:p>
          </table:table-cell>
        </table:table-row>
        <table:table-row table:style-name="Таблица43.10">
          <table:table-cell office:value-type="string" table:style-name="Таблица43.A6">
            <text:list text:continue-numbering="true" text:style-name="L3" xml:id="list233742386955609">
              <text:list-item>
                <text:p text:style-name="P470"/>
              </text:list-item>
            </text:list>
          </table:table-cell>
          <table:table-cell office:value-type="string" table:style-name="Таблица43.B6">
            <text:p text:style-name="P50"><text:span text:style-name="T107">Промежуточное </text:span><text:span text:style-name="T60">реле К3 ABB CR-P230AC2</text:span></text:p>
          </table:table-cell>
          <table:table-cell office:value-type="string" table:style-name="Таблица43.B6">
            <text:p text:style-name="P50">90</text:p>
          </table:table-cell>
          <table:table-cell office:value-type="string" table:style-name="Таблица43.D6">
            <text:p text:style-name="P50">Пригодно</text:p>
          </table:table-cell>
        </table:table-row>
        <table:table-row table:style-name="Таблица43.11">
          <table:table-cell office:value-type="string" table:style-name="Таблица43.A6">
            <text:list text:continue-numbering="true" text:style-name="L3" xml:id="list233742438225209">
              <text:list-item>
                <text:p text:style-name="P470"/>
              </text:list-item>
            </text:list>
          </table:table-cell>
          <table:table-cell office:value-type="string" table:style-name="Таблица43.B6">
            <text:p text:style-name="P50"><text:span text:style-name="T107">Промежуточное </text:span><text:span text:style-name="T60">реле К4 ABB CR-P230AC2</text:span></text:p>
          </table:table-cell>
          <table:table-cell office:value-type="string" table:style-name="Таблица43.B6">
            <text:p text:style-name="P50">90</text:p>
          </table:table-cell>
          <table:table-cell office:value-type="string" table:style-name="Таблица43.D6">
            <text:p text:style-name="P50">Пригодно</text:p>
          </table:table-cell>
        </table:table-row>
      </table:table>
      <text:p text:style-name="P158"/>
      <text:list text:style-name="WW8Num14" xml:id="list2917413733">
        <text:list-header>
          <text:p text:style-name="P501"><text:span text:style-name="T45">3. Проверка функционирования системы АВР</text:span><text:span text:style-name="T37">. </text:span></text:p>
        </text:list-header>
      </text:list>
      <text:p text:style-name="P355">3.1 <text:s/>Проверка функционирования системы АВР осуществлена опробованием путем поочередного отключения вводов. Схема АВР пригодна к эксплуатации.</text:p>
      <text:p text:style-name="P355">3.2. Функционирование системы АВР соответствует проекту.</text:p>
      <text:p text:style-name="P357">Параметры напряжений срабатывания пусковых органов АВР соответствуют <text:s text:c="34"/><text:span text:style-name="T69"><text:s text:c="6"/>данным завода изготовителя</text:span><text:span text:style-name="T43"> <text:s text:c="33"/></text:span></text:p>
      <text:p text:style-name="P411">(документ, определяющий параметры напряжений срабатывания)</text:p>
      <text:p text:style-name="P179"><text:span text:style-name="T3">3.3.</text:span> <text:span text:style-name="T3">Параметры времени срабатывания пусковых органов АВР соответствуют проектным данным и согласованы со службой эксплуатации комплекса. <text:s text:c="19"/></text:span></text:p>
      <text:p text:style-name="P179"><text:span text:style-name="T3">3.4. Сопротивление изоляции цепей и аппаратов АВР не менее </text:span><text:span text:style-name="T9">10000</text:span><text:span text:style-name="T3"> МОм, <text:s text:c="35"/></text:span></text:p>
      <text:list text:continue-numbering="true" text:style-name="WW8Num14" xml:id="list233743399198148">
        <text:list-header>
          <text:p text:style-name="P479">4. Измерения проведены приборами:</text:p>
        </text:list-header>
      </text:list>
      <table:table table:name="Таблица44" table:style-name="Таблица44">
        <table:table-column table:style-name="Таблица44.A"/>
        <table:table-column table:style-name="Таблица44.B"/>
        <table:table-column table:style-name="Таблица44.C"/>
        <table:table-column table:style-name="Таблица44.D"/>
        <table:table-column table:style-name="Таблица44.E"/>
        <table:table-column table:style-name="Таблица44.F"/>
        <table:table-column table:style-name="Таблица44.G"/>
        <table:table-column table:style-name="Таблица44.H"/>
        <table:table-column table:style-name="Таблица44.I"/>
        <table:table-header-rows>
          <table:table-row table:style-name="Таблица44.1">
            <table:table-cell office:value-type="string" table:number-rows-spanned="2" table:style-name="Таблица44.A1">
              <text:p text:style-name="P50">№</text:p>
              <text:p text:style-name="P50">п/п</text:p>
            </table:table-cell>
            <table:table-cell office:value-type="string" table:number-rows-spanned="2" table:style-name="Таблица44.B1">
              <text:p text:style-name="P50">Тип</text:p>
            </table:table-cell>
            <table:table-cell office:value-type="string" table:number-rows-spanned="2" table:style-name="Таблица44.B1">
              <text:p text:style-name="P50">Заводской номер</text:p>
            </table:table-cell>
            <table:table-cell office:value-type="string" table:number-columns-spanned="2" table:style-name="Таблица44.D1">
              <text:p text:style-name="P50">Метрологические характеристики</text:p>
            </table:table-cell>
            <table:covered-table-cell/>
            <table:table-cell office:value-type="string" table:number-columns-spanned="2" table:style-name="Таблица44.D1">
              <text:p text:style-name="P50">Дата поверки</text:p>
            </table:table-cell>
            <table:covered-table-cell/>
            <table:table-cell office:value-type="string" table:number-rows-spanned="2" table:style-name="Таблица44.B1">
              <text:p text:style-name="P50">№ аттестата (св-ва)</text:p>
            </table:table-cell>
            <table:table-cell office:value-type="string" table:number-rows-spanned="2" table:style-name="Таблица44.I1">
              <text:p text:style-name="P50">Орган гос. метрологиче-ской службы, проводивший поверку</text:p>
            </table:table-cell>
          </table:table-row>
          <table:table-row table:style-name="Таблица44.2">
            <table:covered-table-cell/>
            <table:covered-table-cell/>
            <table:covered-table-cell/>
            <table:table-cell office:value-type="string" table:style-name="Таблица44.D2">
              <text:p text:style-name="P50">Диапазон измерения</text:p>
            </table:table-cell>
            <table:table-cell office:value-type="string" table:style-name="Таблица44.D2">
              <text:p text:style-name="P50">Класс точности</text:p>
            </table:table-cell>
            <table:table-cell office:value-type="string" table:style-name="Таблица44.D2">
              <text:p text:style-name="P50">последняя</text:p>
            </table:table-cell>
            <table:table-cell office:value-type="string" table:style-name="Таблица44.D2">
              <text:p text:style-name="P50">очередная</text:p>
            </table:table-cell>
            <table:covered-table-cell/>
            <table:covered-table-cell/>
          </table:table-row>
        </table:table-header-rows>
        <table:table-row table:style-name="Таблица44.1">
          <table:table-cell office:value-type="string" table:style-name="Таблица44.A3">
            <text:p text:style-name="P49">1.</text:p>
          </table:table-cell>
          <table:table-cell office:value-type="string" table:style-name="Таблица44.B3">
            <text:p text:style-name="P49">Многофункциональный тестер <text:span text:style-name="T60">Megger CM300mk5</text:span></text:p>
          </table:table-cell>
          <table:table-cell office:value-type="string" table:style-name="Таблица44.B3">
            <text:p text:style-name="P73">6111-736/050105/1023</text:p>
            <text:p text:style-name="P49"/>
          </table:table-cell>
          <table:table-cell office:value-type="string" table:style-name="Таблица44.B3">
            <text:p text:style-name="P49">0-500 В</text:p>
          </table:table-cell>
          <table:table-cell office:value-type="string" table:style-name="Таблица44.B3">
            <text:p text:style-name="P49">2%</text:p>
          </table:table-cell>
          <table:table-cell office:value-type="string" table:style-name="Таблица44.B3">
            <text:p text:style-name="P215">19 августа 20<text:span text:style-name="T134">20</text:span> г.</text:p>
          </table:table-cell>
          <table:table-cell office:value-type="string" table:style-name="Таблица44.B3">
            <text:p text:style-name="P426">18 августа 202<text:span text:style-name="T134">1</text:span> г.</text:p>
          </table:table-cell>
          <table:table-cell office:value-type="string" table:style-name="Таблица44.B3">
            <text:p text:style-name="P219">2941501</text:p>
          </table:table-cell>
          <table:table-cell office:value-type="string" table:style-name="Таблица44.I3">
            <text:p text:style-name="P49">Ростест-Москва</text:p>
          </table:table-cell>
        </table:table-row>
        <table:table-row table:style-name="Таблица44.1">
          <table:table-cell office:value-type="string" table:style-name="Таблица44.A4">
            <text:p text:style-name="P194">2.</text:p>
          </table:table-cell>
          <table:table-cell office:value-type="string" table:style-name="Таблица44.B4">
            <text:p text:style-name="P189">Цифровой термогигрометр <text:span text:style-name="T60">Center</text:span>-310</text:p>
          </table:table-cell>
          <table:table-cell office:value-type="string" table:style-name="Таблица44.B4">
            <text:p text:style-name="P195">050310914</text:p>
          </table:table-cell>
          <table:table-cell office:value-type="string" table:style-name="Таблица44.B4">
            <text:p text:style-name="P189"><text:span text:style-name="T58">-20-50</text:span><text:span text:style-name="T65">º</text:span><text:span text:style-name="T58">С, <text:s text:c="5"/>0-100%</text:span></text:p>
          </table:table-cell>
          <table:table-cell office:value-type="string" table:style-name="Таблица44.B4">
            <text:p text:style-name="P195">0,8%, 2,5%</text:p>
          </table:table-cell>
          <table:table-cell office:value-type="string" table:style-name="Таблица44.B4">
            <text:p text:style-name="P277"><text:span text:style-name="T77">24 августа 2020</text:span><text:span text:style-name="T78"> г.</text:span></text:p>
          </table:table-cell>
          <table:table-cell office:value-type="string" table:style-name="Таблица44.B4">
            <text:p text:style-name="P277"><text:span text:style-name="T77">23 августа 2021</text:span><text:span text:style-name="T78"> г.</text:span></text:p>
          </table:table-cell>
          <table:table-cell office:value-type="string" table:style-name="Таблица44.B4">
            <text:p text:style-name="P447"><text:span text:style-name="T76"><text:s text:c="6"/></text:span><text:span text:style-name="T77">3022775</text:span></text:p>
          </table:table-cell>
          <table:table-cell office:value-type="string" table:style-name="Таблица44.I4">
            <text:p text:style-name="P189">Ростест-Москва</text:p>
          </table:table-cell>
        </table:table-row>
        <table:table-row table:style-name="Таблица44.5">
          <table:table-cell office:value-type="string" table:style-name="Таблица44.A5">
            <text:p text:style-name="P194">3.</text:p>
          </table:table-cell>
          <table:table-cell office:value-type="string" table:style-name="Таблица44.B5">
            <text:p text:style-name="P194">Барометр-анероид БКСН7Т</text:p>
          </table:table-cell>
          <table:table-cell office:value-type="string" table:style-name="Таблица44.B5">
            <text:p text:style-name="P194">36</text:p>
          </table:table-cell>
          <table:table-cell office:value-type="string" table:style-name="Таблица44.B4">
            <text:p text:style-name="P194">от 700 мм рт.ст. до 800 мм рт. ст.</text:p>
          </table:table-cell>
          <table:table-cell office:value-type="string" table:style-name="Таблица44.B4">
            <text:p text:style-name="P194">3</text:p>
          </table:table-cell>
          <table:table-cell office:value-type="string" table:style-name="Таблица44.B4">
            <text:p text:style-name="P194">2<text:span text:style-name="T131">7</text:span> августа 20<text:span text:style-name="T131">20</text:span> г.</text:p>
          </table:table-cell>
          <table:table-cell office:value-type="string" table:style-name="Таблица44.B4">
            <text:p text:style-name="P194">2<text:span text:style-name="T131">6</text:span> августа <text:s/>202<text:span text:style-name="T131">1</text:span> г.</text:p>
          </table:table-cell>
          <table:table-cell office:value-type="string" table:style-name="Таблица44.B5">
            <text:p text:style-name="P194">0275474</text:p>
          </table:table-cell>
          <table:table-cell office:value-type="string" table:style-name="Таблица44.I5">
            <text:p text:style-name="P194">Ростест-Москва</text:p>
          </table:table-cell>
        </table:table-row>
        <table:table-row table:style-name="Таблица44.6">
          <table:table-cell office:value-type="string" table:style-name="Таблица44.A6">
            <text:p text:style-name="P49">4.</text:p>
          </table:table-cell>
          <table:table-cell office:value-type="string" table:style-name="Таблица44.B6">
            <text:p text:style-name="P49">Электрический секундомер ПВ- 53 Л</text:p>
          </table:table-cell>
          <table:table-cell office:value-type="string" table:style-name="Таблица44.B6">
            <text:p text:style-name="P49">5312603</text:p>
          </table:table-cell>
          <table:table-cell office:value-type="string" table:style-name="Таблица44.D6">
            <text:p text:style-name="P49">0-60 мин</text:p>
          </table:table-cell>
          <table:table-cell office:value-type="string" table:style-name="Таблица44.E6">
            <text:p text:style-name="P49">3,0</text:p>
          </table:table-cell>
          <table:table-cell office:value-type="string" table:style-name="Таблица44.F6">
            <text:p text:style-name="P232"><text:span text:style-name="T18">17 августа 2020</text:span><text:span text:style-name="T19"> г.</text:span></text:p>
          </table:table-cell>
          <table:table-cell office:value-type="string" table:style-name="Таблица44.G6">
            <text:p text:style-name="P83"><text:s/>1<text:span text:style-name="T130">6 </text:span><text:s/>августа 202<text:span text:style-name="T130">1</text:span> г.</text:p>
          </table:table-cell>
          <table:table-cell office:value-type="string" table:style-name="Таблица44.B6">
            <text:p text:style-name="P84">3027732</text:p>
          </table:table-cell>
          <table:table-cell office:value-type="string" table:style-name="Таблица44.I6">
            <text:p text:style-name="P49">Ростест-Москва</text:p>
          </table:table-cell>
        </table:table-row>
        <table:table-row table:style-name="Таблица44.1">
          <table:table-cell office:value-type="string" table:style-name="Таблица44.A7">
            <text:p text:style-name="P49">5.</text:p>
          </table:table-cell>
          <table:table-cell office:value-type="string" table:style-name="Таблица44.B7">
            <text:p text:style-name="P49">Лабораторный автотрансформатор TSGC2-9B</text:p>
          </table:table-cell>
          <table:table-cell office:value-type="string" table:style-name="Таблица44.C7">
            <text:p text:style-name="P49">----</text:p>
          </table:table-cell>
          <table:table-cell office:value-type="string" table:style-name="Таблица44.D7">
            <text:p text:style-name="P49">0-450 В</text:p>
          </table:table-cell>
          <table:table-cell office:value-type="string" table:style-name="Таблица44.E7">
            <text:p text:style-name="P49">Аттеста-ции не подле- жит</text:p>
          </table:table-cell>
          <table:table-cell office:value-type="string" table:style-name="Таблица44.F7">
            <text:p text:style-name="P49">----</text:p>
          </table:table-cell>
          <table:table-cell office:value-type="string" table:style-name="Таблица44.G7">
            <text:p text:style-name="P49">----</text:p>
          </table:table-cell>
          <table:table-cell office:value-type="string" table:style-name="Таблица44.H7">
            <text:p text:style-name="P49">----</text:p>
          </table:table-cell>
          <table:table-cell office:value-type="string" table:style-name="Таблица44.I7">
            <text:p text:style-name="P49">----</text:p>
          </table:table-cell>
        </table:table-row>
        <table:table-row table:style-name="Таблица44.1">
          <table:table-cell office:value-type="string" table:style-name="Таблица44.A8">
            <text:p text:style-name="P81">6.</text:p>
          </table:table-cell>
          <table:table-cell office:value-type="string" table:style-name="Таблица44.B8">
            <text:p text:style-name="P187">Мегаомметр ЭСО202/2-Г</text:p>
          </table:table-cell>
          <table:table-cell office:value-type="string" table:style-name="Таблица44.C8">
            <text:p text:style-name="P198">03621</text:p>
          </table:table-cell>
          <table:table-cell office:value-type="string" table:style-name="Таблица44.D8">
            <text:p text:style-name="P225">0-10000 МОм</text:p>
          </table:table-cell>
          <table:table-cell office:value-type="string" table:style-name="Таблица44.E8">
            <text:p text:style-name="P225">15,0</text:p>
          </table:table-cell>
          <table:table-cell office:value-type="string" table:style-name="Таблица44.F8">
            <text:p text:style-name="P227">2<text:span text:style-name="T130">4</text:span> августа 20<text:span text:style-name="T130">20</text:span> г.</text:p>
          </table:table-cell>
          <table:table-cell office:value-type="string" table:style-name="Таблица44.G8">
            <text:p text:style-name="P430">2<text:span text:style-name="T130">3</text:span> августа 20<text:span text:style-name="T128">21</text:span> г.</text:p>
          </table:table-cell>
          <table:table-cell office:value-type="string" table:style-name="Таблица44.H8">
            <text:p text:style-name="P217">2987522</text:p>
          </table:table-cell>
          <table:table-cell office:value-type="string" table:style-name="Таблица44.I8">
            <text:p text:style-name="P187">Ростест-Москва</text:p>
          </table:table-cell>
        </table:table-row>
      </table:table>
      <text:p text:style-name="P281"><text:soft-page-break/></text:p>
      <text:p text:style-name="P281"/>
      <text:p text:style-name="P399"><text:span text:style-name="T36">Выводы: </text:span><text:span text:style-name="T43">система АВР испытание выдержала.</text:span></text:p>
      <text:p text:style-name="P405"><text:span text:style-name="T36">Заключение:</text:span> <text:span text:style-name="T43">система АВР пригодна к эксплуатации.</text:span></text:p>
      <text:p text:style-name="P242">Испытания провели:</text:p>
      <text:p text:style-name="P74"/>
      <text:p text:style-name="P74"><text:s text:c="23"/><text:span text:style-name="T43"><text:s/>Техник-испытатель</text:span> <text:s text:c="22"/>____________________ <text:s text:c="33"/><text:span text:style-name="T55">Савин М.А.</text:span></text:p>
      <text:p text:style-name="P74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74"><text:s text:c="24"/><text:span text:style-name="T43">Рук.электролаборатории</text:span> <text:s text:c="12"/>____________________ <text:s text:c="34"/><text:span text:style-name="T43">Дурнов А.С.</text:span></text:p>
      <text:p text:style-name="P74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21">Протокол проверил:</text:p>
      <text:p text:style-name="P184"/>
      <text:p text:style-name="P74"><text:span text:style-name="T58"><text:s text:c="21"/></text:span><text:span text:style-name="T36"><text:s text:c="6"/></text:span><text:span text:style-name="T43">Рук. электролаборатории</text:span> <text:s text:c="12"/>____________________ <text:s text:c="29"/><text:span text:style-name="T43">Дурнов А.С.</text:span></text:p>
      <text:p text:style-name="P74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74"/>
      <text:p text:style-name="P50">Частичная или полная перепечатка и размножение только с разрешения испытательной лаборатории.</text:p>
      <text:p text:style-name="P50">Исправления не допускаются.</text:p>
      <text:p text:style-name="P124">Протокол распространяется только на элементы электроустановки, подвергнутые измерениям (проверке).</text:p>
      <text:section text:name="Раздел14" text:style-name="Sect2">
        <text:p text:style-name="P463">ИП "Палагин С.А."</text:p>
        <text:p text:style-name="P186">(наименование организации, предприятия)</text:p>
        <text:p text:style-name="P236">40030, Московская обл., Люберецкий р-н,</text:p>
        <text:p text:style-name="P236">п. Малаховка, ул. Красина, д.12, к.1, кв.8, комн.2</text:p>
        <text:p text:style-name="P236"><text:span text:style-name="T37">Свидетельство о регистрации </text:span>№ 5515</text:p>
        <text:p text:style-name="P441"><text:span text:style-name="T121">Действительно до 15 августа 2023</text:span><text:span text:style-name="T123"> г.</text:span><text:span text:style-name="T120"> </text:span></text:p>
        <text:p text:style-name="P444"><text:span text:style-name="T30">Заказчик:</text:span> <text:span text:style-name="T42">ззз</text:span></text:p>
        <text:p text:style-name="P96"><text:span text:style-name="T30">Объект: </text:span><text:span text:style-name="T39">ааа</text:span><text:span text:style-name="T36"> <text:s/></text:span><text:span text:style-name="T30"><text:s text:c="3"/></text:span></text:p>
        <text:p text:style-name="P98"><text:span text:style-name="T30">Адрес:</text:span><text:span text:style-name="T28"> </text:span><text:span text:style-name="T42">ууу</text:span></text:p>
        <text:p text:style-name="P441"><text:span text:style-name="T120">дата проведения измерений:</text:span><text:span text:style-name="T122">«ччч» мсмс 2020</text:span><text:span text:style-name="T121"> г.</text:span></text:p>
        <text:p text:style-name="P438"><text:span text:style-name="T100"><text:s/></text:span><text:span text:style-name="T105"><text:s text:c="38"/></text:span></text:p>
      </text:section>
      <text:h text:outline-level="2" text:style-name="P458"><text:bookmark-start text:name="__RefHeading__45_1599272188"/>ВЕДОМОСТЬ <text:s/>ДЕФЕКТОВ<text:bookmark-end text:name="__RefHeading__45_1599272188"/></text:h>
      <text:p text:style-name="P143"><text:span text:style-name="T68">По состоянию на </text:span><text:span text:style-name="T95">«</text:span><text:span text:style-name="T96">ччч</text:span><text:span text:style-name="T95">» </text:span><text:span text:style-name="T96">мсмс</text:span><text:span text:style-name="T70"> <text:s/>20</text:span><text:span text:style-name="T71">20</text:span><text:span text:style-name="T70"> г.</text:span></text:p>
      <text:p text:style-name="P141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header-rows>
          <table:table-row table:style-name="Таблица14.1">
            <table:table-cell office:value-type="string" table:style-name="Таблица14.A1">
              <text:p text:style-name="P52">№/№</text:p>
              <text:p text:style-name="P52">п/п</text:p>
            </table:table-cell>
            <table:table-cell office:value-type="string" table:style-name="Таблица14.B1">
              <text:p text:style-name="P52">Элемент электрооборудования, электроустановки</text:p>
            </table:table-cell>
            <table:table-cell office:value-type="string" table:style-name="Таблица14.C1">
              <text:p text:style-name="P52">Наименование дефекта</text:p>
            </table:table-cell>
          </table:table-row>
          <table:table-row table:style-name="Таблица14.1">
            <table:table-cell office:value-type="string" table:style-name="Таблица14.A2">
              <text:p text:style-name="P15">1</text:p>
            </table:table-cell>
            <table:table-cell office:value-type="string" table:style-name="Таблица14.B2">
              <text:p text:style-name="P15">2</text:p>
            </table:table-cell>
            <table:table-cell office:value-type="string" table:style-name="Таблица14.C2">
              <text:p text:style-name="P15">3</text:p>
            </table:table-cell>
          </table:table-row>
        </table:table-header-rows>
        <table:table-row table:style-name="Таблица14.1">
          <table:table-cell office:value-type="string" table:style-name="Таблица14.A1">
            <text:p text:style-name="P36"/>
          </table:table-cell>
          <table:table-cell office:value-type="string" table:style-name="Таблица14.B1">
            <text:p text:style-name="P36"/>
          </table:table-cell>
          <table:table-cell office:value-type="string" table:style-name="Таблица14.C1">
            <text:p text:style-name="P36"/>
          </table:table-cell>
        </table:table-row>
        <table:table-row table:style-name="Таблица14.1">
          <table:table-cell office:value-type="string" table:style-name="Таблица14.A4">
            <text:p text:style-name="P36"/>
          </table:table-cell>
          <table:table-cell office:value-type="string" table:style-name="Таблица14.B4">
            <text:p text:style-name="P36"/>
          </table:table-cell>
          <table:table-cell office:value-type="string" table:style-name="Таблица14.C4">
            <text:p text:style-name="P36"/>
          </table:table-cell>
        </table:table-row>
        <table:table-row table:style-name="Таблица14.1">
          <table:table-cell office:value-type="string" table:style-name="Таблица14.A4">
            <text:p text:style-name="P36"/>
          </table:table-cell>
          <table:table-cell office:value-type="string" table:style-name="Таблица14.B4">
            <text:p text:style-name="P36"/>
          </table:table-cell>
          <table:table-cell office:value-type="string" table:style-name="Таблица14.C4">
            <text:p text:style-name="P36"/>
          </table:table-cell>
        </table:table-row>
        <table:table-row table:style-name="Таблица14.1">
          <table:table-cell office:value-type="string" table:style-name="Таблица14.A4">
            <text:p text:style-name="P36"/>
          </table:table-cell>
          <table:table-cell office:value-type="string" table:style-name="Таблица14.B4">
            <text:p text:style-name="P36"/>
          </table:table-cell>
          <table:table-cell office:value-type="string" table:style-name="Таблица14.C4">
            <text:p text:style-name="P36"/>
          </table:table-cell>
        </table:table-row>
        <table:table-row table:style-name="Таблица14.1">
          <table:table-cell office:value-type="string" table:style-name="Таблица14.A4">
            <text:p text:style-name="P36"/>
          </table:table-cell>
          <table:table-cell office:value-type="string" table:style-name="Таблица14.B4">
            <text:p text:style-name="P36"/>
          </table:table-cell>
          <table:table-cell office:value-type="string" table:style-name="Таблица14.C4">
            <text:p text:style-name="P36"/>
          </table:table-cell>
        </table:table-row>
        <table:table-row table:style-name="Таблица14.1">
          <table:table-cell office:value-type="string" table:style-name="Таблица14.A4">
            <text:p text:style-name="P36"/>
          </table:table-cell>
          <table:table-cell office:value-type="string" table:style-name="Таблица14.B4">
            <text:p text:style-name="P36"/>
          </table:table-cell>
          <table:table-cell office:value-type="string" table:style-name="Таблица14.C4">
            <text:p text:style-name="P36"/>
          </table:table-cell>
        </table:table-row>
        <table:table-row table:style-name="Таблица14.1">
          <table:table-cell office:value-type="string" table:style-name="Таблица14.A4">
            <text:p text:style-name="P36"/>
          </table:table-cell>
          <table:table-cell office:value-type="string" table:style-name="Таблица14.B4">
            <text:p text:style-name="P36"/>
          </table:table-cell>
          <table:table-cell office:value-type="string" table:style-name="Таблица14.C4">
            <text:p text:style-name="P36"/>
          </table:table-cell>
        </table:table-row>
        <table:table-row table:style-name="Таблица14.1">
          <table:table-cell office:value-type="string" table:style-name="Таблица14.A4">
            <text:p text:style-name="P36"/>
          </table:table-cell>
          <table:table-cell office:value-type="string" table:style-name="Таблица14.B4">
            <text:p text:style-name="P36"/>
          </table:table-cell>
          <table:table-cell office:value-type="string" table:style-name="Таблица14.C4">
            <text:p text:style-name="P36"/>
          </table:table-cell>
        </table:table-row>
        <table:table-row table:style-name="Таблица14.1">
          <table:table-cell office:value-type="string" table:style-name="Таблица14.A4">
            <text:p text:style-name="P36"/>
          </table:table-cell>
          <table:table-cell office:value-type="string" table:style-name="Таблица14.B4">
            <text:p text:style-name="P36"/>
          </table:table-cell>
          <table:table-cell office:value-type="string" table:style-name="Таблица14.C4">
            <text:p text:style-name="P36"/>
          </table:table-cell>
        </table:table-row>
        <table:table-row table:style-name="Таблица14.1">
          <table:table-cell office:value-type="string" table:style-name="Таблица14.A4">
            <text:p text:style-name="P36"/>
          </table:table-cell>
          <table:table-cell office:value-type="string" table:style-name="Таблица14.B4">
            <text:p text:style-name="P36"/>
          </table:table-cell>
          <table:table-cell office:value-type="string" table:style-name="Таблица14.C4">
            <text:p text:style-name="P36"/>
          </table:table-cell>
        </table:table-row>
        <table:table-row table:style-name="Таблица14.1">
          <table:table-cell office:value-type="string" table:style-name="Таблица14.A4">
            <text:p text:style-name="P36"/>
          </table:table-cell>
          <table:table-cell office:value-type="string" table:number-columns-spanned="2" table:style-name="Таблица14.C4">
            <text:p text:style-name="P76">Выявленные дефекты устранены</text:p>
          </table:table-cell>
          <table:covered-table-cell/>
        </table:table-row>
        <table:table-row table:style-name="Таблица14.1">
          <table:table-cell office:value-type="string" table:style-name="Таблица14.A4">
            <text:p text:style-name="P36"/>
          </table:table-cell>
          <table:table-cell office:value-type="string" table:style-name="Таблица14.B4">
            <text:p text:style-name="P36"/>
          </table:table-cell>
          <table:table-cell office:value-type="string" table:style-name="Таблица14.C4">
            <text:p text:style-name="P36"/>
          </table:table-cell>
        </table:table-row>
        <table:table-row table:style-name="Таблица14.1">
          <table:table-cell office:value-type="string" table:style-name="Таблица14.A4">
            <text:p text:style-name="P36"/>
          </table:table-cell>
          <table:table-cell office:value-type="string" table:style-name="Таблица14.B4">
            <text:p text:style-name="P36"/>
          </table:table-cell>
          <table:table-cell office:value-type="string" table:style-name="Таблица14.C4">
            <text:p text:style-name="P36"/>
          </table:table-cell>
        </table:table-row>
        <table:table-row table:style-name="Таблица14.1">
          <table:table-cell office:value-type="string" table:style-name="Таблица14.A4">
            <text:p text:style-name="P36"/>
          </table:table-cell>
          <table:table-cell office:value-type="string" table:style-name="Таблица14.B4">
            <text:p text:style-name="P36"/>
          </table:table-cell>
          <table:table-cell office:value-type="string" table:style-name="Таблица14.C4">
            <text:p text:style-name="P36"/>
          </table:table-cell>
        </table:table-row>
        <table:table-row table:style-name="Таблица14.1">
          <table:table-cell office:value-type="string" table:style-name="Таблица14.A4">
            <text:p text:style-name="P36"/>
          </table:table-cell>
          <table:table-cell office:value-type="string" table:style-name="Таблица14.B4">
            <text:p text:style-name="P36"/>
          </table:table-cell>
          <table:table-cell office:value-type="string" table:style-name="Таблица14.C4">
            <text:p text:style-name="P36"/>
          </table:table-cell>
        </table:table-row>
        <table:table-row table:style-name="Таблица14.1">
          <table:table-cell office:value-type="string" table:style-name="Таблица14.A4">
            <text:p text:style-name="P36"/>
          </table:table-cell>
          <table:table-cell office:value-type="string" table:style-name="Таблица14.B4">
            <text:p text:style-name="P36"/>
          </table:table-cell>
          <table:table-cell office:value-type="string" table:style-name="Таблица14.C4">
            <text:p text:style-name="P36"/>
          </table:table-cell>
        </table:table-row>
        <table:table-row table:style-name="Таблица14.1">
          <table:table-cell office:value-type="string" table:style-name="Таблица14.A4">
            <text:p text:style-name="P36"/>
          </table:table-cell>
          <table:table-cell office:value-type="string" table:style-name="Таблица14.B4">
            <text:p text:style-name="P36"/>
          </table:table-cell>
          <table:table-cell office:value-type="string" table:style-name="Таблица14.C4">
            <text:p text:style-name="P36"/>
          </table:table-cell>
        </table:table-row>
        <table:table-row table:style-name="Таблица14.1">
          <table:table-cell office:value-type="string" table:style-name="Таблица14.A4">
            <text:p text:style-name="P36"/>
          </table:table-cell>
          <table:table-cell office:value-type="string" table:style-name="Таблица14.B4">
            <text:p text:style-name="P36"/>
          </table:table-cell>
          <table:table-cell office:value-type="string" table:style-name="Таблица14.C4">
            <text:p text:style-name="P36"/>
          </table:table-cell>
        </table:table-row>
        <table:table-row table:style-name="Таблица14.1">
          <table:table-cell office:value-type="string" table:style-name="Таблица14.A4">
            <text:p text:style-name="P36"/>
          </table:table-cell>
          <table:table-cell office:value-type="string" table:style-name="Таблица14.B4">
            <text:p text:style-name="P36"/>
          </table:table-cell>
          <table:table-cell office:value-type="string" table:style-name="Таблица14.C4">
            <text:p text:style-name="P36"/>
          </table:table-cell>
        </table:table-row>
        <table:table-row table:style-name="Таблица14.1">
          <table:table-cell office:value-type="string" table:style-name="Таблица14.A4">
            <text:p text:style-name="P36"/>
          </table:table-cell>
          <table:table-cell office:value-type="string" table:style-name="Таблица14.B4">
            <text:p text:style-name="P36"/>
          </table:table-cell>
          <table:table-cell office:value-type="string" table:style-name="Таблица14.C4">
            <text:p text:style-name="P36"/>
          </table:table-cell>
        </table:table-row>
        <table:table-row table:style-name="Таблица14.1">
          <table:table-cell office:value-type="string" table:style-name="Таблица14.A4">
            <text:p text:style-name="P36"/>
          </table:table-cell>
          <table:table-cell office:value-type="string" table:style-name="Таблица14.B4">
            <text:p text:style-name="P36"/>
          </table:table-cell>
          <table:table-cell office:value-type="string" table:style-name="Таблица14.C4">
            <text:p text:style-name="P36"/>
          </table:table-cell>
        </table:table-row>
        <table:table-row table:style-name="Таблица14.1">
          <table:table-cell office:value-type="string" table:style-name="Таблица14.A4">
            <text:p text:style-name="P36"/>
          </table:table-cell>
          <table:table-cell office:value-type="string" table:style-name="Таблица14.B4">
            <text:p text:style-name="P36"/>
          </table:table-cell>
          <table:table-cell office:value-type="string" table:style-name="Таблица14.C4">
            <text:p text:style-name="P36"/>
          </table:table-cell>
        </table:table-row>
        <table:table-row table:style-name="Таблица14.1">
          <table:table-cell office:value-type="string" table:style-name="Таблица14.A4">
            <text:p text:style-name="P36"/>
          </table:table-cell>
          <table:table-cell office:value-type="string" table:style-name="Таблица14.B4">
            <text:p text:style-name="P36"/>
          </table:table-cell>
          <table:table-cell office:value-type="string" table:style-name="Таблица14.C4">
            <text:p text:style-name="P36"/>
          </table:table-cell>
        </table:table-row>
        <table:table-row table:style-name="Таблица14.1">
          <table:table-cell office:value-type="string" table:style-name="Таблица14.A4">
            <text:p text:style-name="P36"/>
          </table:table-cell>
          <table:table-cell office:value-type="string" table:style-name="Таблица14.B4">
            <text:p text:style-name="P36"/>
          </table:table-cell>
          <table:table-cell office:value-type="string" table:style-name="Таблица14.C4">
            <text:p text:style-name="P36"/>
          </table:table-cell>
        </table:table-row>
        <table:table-row table:style-name="Таблица14.1">
          <table:table-cell office:value-type="string" table:style-name="Таблица14.A2">
            <text:p text:style-name="P36"/>
          </table:table-cell>
          <table:table-cell office:value-type="string" table:style-name="Таблица14.B2">
            <text:p text:style-name="P36"/>
          </table:table-cell>
          <table:table-cell office:value-type="string" table:style-name="Таблица14.C2">
            <text:p text:style-name="P36"/>
          </table:table-cell>
        </table:table-row>
      </table:table>
      <text:p text:style-name="P141"/>
      <text:p text:style-name="P417"/>
      <text:p text:style-name="P417"><text:span text:style-name="T36"><text:s text:c="3"/></text:span><text:span text:style-name="T67">Испытания провели: </text:span><text:span text:style-name="T69">Техник-испытатель</text:span><text:span text:style-name="T75"> <text:s text:c="18"/>____________________ <text:s text:c="25"/></text:span><text:span text:style-name="T69">Савин М.А.</text:span></text:p>
      <text:p text:style-name="P418"><text:s text:c="48"/><text:span text:style-name="T34">(должность)</text:span> <text:s text:c="44"/><text:span text:style-name="T34">(подпись)</text:span> <text:s text:c="52"/><text:span text:style-name="T34">(Ф.И.О.)</text:span></text:p>
      <text:p text:style-name="P420"><text:s text:c="14"/><text:span text:style-name="T43">Рук.электролаборатории</text:span> <text:s text:c="14"/>____________________ <text:s text:c="26"/><text:span text:style-name="T43">Дурнов А.С.</text:span></text:p>
      <text:p text:style-name="P418"><text:s text:c="48"/><text:span text:style-name="T34">(должность)</text:span> <text:s text:c="44"/><text:span text:style-name="T34">(подпись)</text:span> <text:s text:c="52"/><text:span text:style-name="T34">(Ф.И.О.)</text:span></text:p>
      <text:p text:style-name="P419"/>
      <text:p text:style-name="P418"><text:span text:style-name="T36"><text:s text:c="3"/>Протокол проверил : </text:span><text:span text:style-name="T43">Рук. электролаборатории</text:span> <text:s text:c="12"/>____________________ <text:s text:c="26"/><text:span text:style-name="T43">Дурнов А.С.</text:span></text:p>
      <text:p text:style-name="P418"><text:s text:c="49"/><text:span text:style-name="T34">(должность)</text:span> <text:s text:c="44"/><text:span text:style-name="T34">(подпись)</text:span> <text:s text:c="52"/><text:span text:style-name="T34">(Ф.И.О.)</text:span></text:p>
      <text:p text:style-name="P75"/>
      <text:p text:style-name="P52">Частичная или полная перепечатка и размножение только с разрешения испытательной лаборатории.</text:p>
      <text:p text:style-name="P52">Исправления не допускаются.</text:p>
      <text:p text:style-name="P125">Протокол распространяется только на элементы электроустановки, подвергнутые измерениям (проверке).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3">
  <office:font-face-decls>
    <style:font-face style:font-charset="x-symbol" style:name="OpenSymbol" svg:font-family="OpenSymbol"/>
    <style:font-face style:font-charset="x-symbol" style:font-family-generic="roman" style:font-pitch="variable" style:name="Symbol2" svg:font-family="Symbol"/>
    <style:font-face style:font-family-generic="modern" style:name="Courier New" svg:font-family="'Courier New'"/>
    <style:font-face style:font-family-generic="roman" style:name="Symbol" svg:font-family="Symbol"/>
    <style:font-face style:font-family-generic="roman" style:name="Times New Roman1" svg:font-family="'Times New Roman'"/>
    <style:font-face style:font-family-generic="swiss" style:name="FreeSans1" svg:font-family="FreeSans"/>
    <style:font-face style:font-family-generic="system" style:name="Symbol1" svg:font-family="Symbol"/>
    <style:font-face style:font-family-generic="system" style:name="Times New Roman2" svg:font-family="'Times New Roman'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pitch="variable" style:name="SimSun" svg:font-family="SimSun, 宋体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RU" fo:font-size="12pt" fo:language="ru" loext:opacity="0%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7cm" style:text-autospace="ideograph-alpha" style:writing-mode="lr-tb"/>
      <style:text-properties fo:country="RU" fo:font-size="12pt" fo:hyphenate="false" fo:hyphenation-push-char-count="2" fo:hyphenation-remain-char-count="2" fo:language="ru" loext:hyphenation-no-caps="false" loext:opacity="0%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register-true="true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master-page-name="" style:name="Text_20_body" style:parent-style-name="Standard">
      <style:paragraph-properties fo:keep-with-next="always" fo:line-height="120%" fo:margin-bottom="0.247cm" fo:margin-top="0cm" style:contextual-spacing="false" style:page-number="auto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 style:contextual-spacing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212cm" fo:margin-top="0.106cm" fo:text-align="center" style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212cm" fo:margin-top="0.423cm" style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212cm" fo:margin-top="0.353cm" style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212cm" fo:margin-top="0.247cm" style:contextual-spacing="false"/>
      <style:text-properties fo:color="#808080" fo:font-size="14pt" fo:font-weight="bold" loext:opacity="100%" style:font-size-asian="14pt" style:font-size-complex="14pt" style:font-weight-asian="bold" style:font-weight-complex="bold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display-name="Основной текст 2" style:family="paragraph" style:name="Основной_20_текст_20_2" style:parent-style-name="Standard">
      <style:paragraph-properties style:punctuation-wrap="hanging" style:text-autospace="ideograph-alpha" style:vertical-align="auto"/>
      <style:text-properties style:font-size-complex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extra" style:display-name="Frame contents" style:family="paragraph" style:name="Frame_20_contents" style:parent-style-name="Standard"/>
    <style:style style:default-outline-level="" style:display-name="Указатель 9" style:family="paragraph" style:name="Указатель_20_9" style:parent-style-name="Standard">
      <style:paragraph-properties fo:margin-left="3.175cm" fo:margin-right="0cm" fo:orphans="2" fo:text-align="start" fo:text-indent="-0.353cm" fo:widows="2" style:auto-text-indent="false" style:justify-single-word="false" style:vertical-align="baseline">
        <style:tab-stops>
          <style:tab-stop style:leader-style="dotted" style:leader-text="." style:position="14.852cm" style:type="right"/>
        </style:tab-stops>
      </style:paragraph-properties>
      <style:text-properties fo:color="#000000" fo:country="RU" fo:font-family="'Times New Roman'" fo:font-size="10pt" fo:language="ru" loext:opacity="100%" style:country-asian="CN" style:country-complex="SA" style:font-family-asian="'Times New Roman'" style:font-family-generic="roman" style:font-family-generic-asian="system" style:font-name="Times New Roman1" style:font-name-asian="Times New Roman2" style:font-size-asian="10pt" style:font-size-complex="10pt" style:language-asian="zh" style:language-complex="ar"/>
    </style:style>
    <style:style style:default-outline-level="" style:display-name="Указатель 8" style:family="paragraph" style:name="Указатель_20_8" style:parent-style-name="Standard">
      <style:paragraph-properties fo:margin-left="2.822cm" fo:margin-right="0cm" fo:orphans="2" fo:text-align="start" fo:text-indent="-0.353cm" fo:widows="2" style:auto-text-indent="false" style:justify-single-word="false" style:vertical-align="baseline">
        <style:tab-stops>
          <style:tab-stop style:leader-style="dotted" style:leader-text="." style:position="14.499cm" style:type="right"/>
        </style:tab-stops>
      </style:paragraph-properties>
      <style:text-properties fo:color="#000000" fo:country="RU" fo:font-family="'Times New Roman'" fo:font-size="10pt" fo:language="ru" loext:opacity="100%" style:country-asian="CN" style:country-complex="SA" style:font-family-asian="'Times New Roman'" style:font-family-generic="roman" style:font-family-generic-asian="system" style:font-name="Times New Roman1" style:font-name-asian="Times New Roman2" style:font-size-asian="10pt" style:font-size-complex="10pt" style:language-asian="zh" style:language-complex="ar"/>
    </style:style>
    <style:style style:default-outline-level="" style:display-name="Указатель 7" style:family="paragraph" style:name="Указатель_20_7" style:parent-style-name="Standard">
      <style:paragraph-properties fo:margin-left="2.469cm" fo:margin-right="0cm" fo:orphans="2" fo:text-align="start" fo:text-indent="-0.353cm" fo:widows="2" style:auto-text-indent="false" style:justify-single-word="false" style:vertical-align="baseline">
        <style:tab-stops>
          <style:tab-stop style:leader-style="dotted" style:leader-text="." style:position="14.146cm" style:type="right"/>
        </style:tab-stops>
      </style:paragraph-properties>
      <style:text-properties fo:color="#000000" fo:country="RU" fo:font-family="'Times New Roman'" fo:font-size="10pt" fo:language="ru" loext:opacity="100%" style:country-asian="CN" style:country-complex="SA" style:font-family-asian="'Times New Roman'" style:font-family-generic="roman" style:font-family-generic-asian="system" style:font-name="Times New Roman1" style:font-name-asian="Times New Roman2" style:font-size-asian="10pt" style:font-size-complex="10pt" style:language-asian="zh" style:language-complex="ar"/>
    </style:style>
    <style:style style:default-outline-level="" style:display-name="Указатель 6" style:family="paragraph" style:name="Указатель_20_6" style:parent-style-name="Standard">
      <style:paragraph-properties fo:margin-left="2.117cm" fo:margin-right="0cm" fo:orphans="2" fo:text-align="start" fo:text-indent="-0.353cm" fo:widows="2" style:auto-text-indent="false" style:justify-single-word="false" style:vertical-align="baseline">
        <style:tab-stops>
          <style:tab-stop style:leader-style="dotted" style:leader-text="." style:position="13.794cm" style:type="right"/>
        </style:tab-stops>
      </style:paragraph-properties>
      <style:text-properties fo:color="#000000" fo:country="RU" fo:font-family="'Times New Roman'" fo:font-size="10pt" fo:language="ru" loext:opacity="100%" style:country-asian="CN" style:country-complex="SA" style:font-family-asian="'Times New Roman'" style:font-family-generic="roman" style:font-family-generic-asian="system" style:font-name="Times New Roman1" style:font-name-asian="Times New Roman2" style:font-size-asian="10pt" style:font-size-complex="10pt" style:language-asian="zh" style:language-complex="ar"/>
    </style:style>
    <style:style style:default-outline-level="" style:display-name="Указатель 5" style:family="paragraph" style:name="Указатель_20_5" style:parent-style-name="Standard">
      <style:paragraph-properties fo:margin-left="1.764cm" fo:margin-right="0cm" fo:orphans="2" fo:text-align="start" fo:text-indent="-0.353cm" fo:widows="2" style:auto-text-indent="false" style:justify-single-word="false" style:vertical-align="baseline">
        <style:tab-stops>
          <style:tab-stop style:leader-style="dotted" style:leader-text="." style:position="13.441cm" style:type="right"/>
        </style:tab-stops>
      </style:paragraph-properties>
      <style:text-properties fo:color="#000000" fo:country="RU" fo:font-family="'Times New Roman'" fo:font-size="10pt" fo:language="ru" loext:opacity="100%" style:country-asian="CN" style:country-complex="SA" style:font-family-asian="'Times New Roman'" style:font-family-generic="roman" style:font-family-generic-asian="system" style:font-name="Times New Roman1" style:font-name-asian="Times New Roman2" style:font-size-asian="10pt" style:font-size-complex="10pt" style:language-asian="zh" style:language-complex="ar"/>
    </style:style>
    <style:style style:default-outline-level="" style:display-name="Указатель 4" style:family="paragraph" style:name="Указатель_20_4" style:parent-style-name="Standard">
      <style:paragraph-properties fo:margin-left="1.411cm" fo:margin-right="0cm" fo:orphans="2" fo:text-align="start" fo:text-indent="-0.353cm" fo:widows="2" style:auto-text-indent="false" style:justify-single-word="false" style:vertical-align="baseline">
        <style:tab-stops>
          <style:tab-stop style:leader-style="dotted" style:leader-text="." style:position="13.088cm" style:type="right"/>
        </style:tab-stops>
      </style:paragraph-properties>
      <style:text-properties fo:color="#000000" fo:country="RU" fo:font-family="'Times New Roman'" fo:font-size="10pt" fo:language="ru" loext:opacity="100%" style:country-asian="CN" style:country-complex="SA" style:font-family-asian="'Times New Roman'" style:font-family-generic="roman" style:font-family-generic-asian="system" style:font-name="Times New Roman1" style:font-name-asian="Times New Roman2" style:font-size-asian="10pt" style:font-size-complex="10pt" style:language-asian="zh" style:language-complex="ar"/>
    </style:style>
    <style:style style:display-name="Новый стиль абзаца" style:family="paragraph" style:master-page-name="" style:name="Новый_20_стиль_20_абзаца" style:parent-style-name="Standard">
      <style:paragraph-properties fo:keep-together="always" fo:keep-with-next="always" fo:line-height="100%" fo:margin-bottom="0.25cm" fo:margin-left="0cm" fo:margin-right="0cm" fo:margin-top="0cm" fo:text-align="center" fo:text-indent="1cm" style:auto-text-indent="false" style:contextual-spacing="true" style:justify-single-word="false" style:page-number="auto" style:shadow="none">
        <style:tab-stops/>
      </style:paragraph-properties>
      <style:text-properties fo:font-family="'Liberation Serif'" fo:font-size="10pt" style:font-family-generic="roman" style:font-name="Liberation Serif" style:font-pitch="variable" style:font-size-asian="10pt" style:font-size-complex="10pt"/>
    </style:style>
    <style:style style:class="extra" style:family="paragraph" style:name="Header" style:parent-style-name="Standard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class="index" style:display-name="Contents 1" style:family="paragraph" style:name="Contents_20_1" style:parent-style-name="Index"/>
    <style:style style:class="index" style:display-name="Contents 2" style:family="paragraph" style:name="Contents_20_2" style:parent-style-name="Index"/>
    <style:style style:display-name="Заголовок_щита" style:family="paragraph" style:name="Заголовок_5f_щита" style:parent-style-name="Standard">
      <style:paragraph-properties fo:text-align="center" style:justify-single-word="false"/>
      <style:text-properties fo:font-size="10pt" fo:font-weight="bold" style:text-underline-color="font-color" style:text-underline-style="solid" style:text-underline-width="auto"/>
    </style:style>
    <style:style style:display-name="Bullet Symbols" style:family="text" style:name="Bullet_20_Symbols">
      <style:text-properties fo:font-family="OpenSymbol" style:font-charset="x-symbol" style:font-charset-asian="x-symbol" style:font-charset-complex="x-symbol" style:font-family-asian="OpenSymbol" style:font-family-complex="OpenSymbol" style:font-name="OpenSymbol" style:font-name-asian="OpenSymbol" style:font-name-complex="OpenSymbol"/>
    </style:style>
    <style:style style:display-name="Основной шрифт абзаца" style:family="text" style:name="Основной_20_шрифт_20_абзаца">
      <style:text-properties fo:font-size="10pt" fo:font-weight="bold" style:font-size-asian="8.75pt" style:font-size-complex="10pt" style:font-weight-asian="bold" style:font-weight-complex="bold"/>
    </style:style>
    <style:style style:display-name="Page Number" style:family="text" style:name="Page_20_Number" style:parent-style-name="Основной_20_шрифт_20_абзаца"/>
    <style:style style:family="text" style:name="WW8Num15z0">
      <style:text-properties fo:font-size="10pt" fo:font-weight="bold" style:font-size-asian="8.75pt" style:font-size-complex="10pt" style:font-weight-asian="bold" style:font-weight-complex="bold"/>
    </style:style>
    <style:style style:family="text" style:name="WW8Num17z1"/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Source Text" style:family="text" style:name="Source_20_Text">
      <style:text-properties fo:font-family="'Liberation Mono'" style:font-family-asian="'Droid Sans Fallback'" style:font-family-complex="'Liberation Mono'" style:font-family-generic="modern" style:font-family-generic-asian="modern" style:font-family-generic-complex="modern" style:font-name="Liberation Mono" style:font-name-asian="Droid Sans Fallback1" style:font-name-complex="Liberation Mono" style:font-pitch="fixed" style:font-pitch-asian="fixed" style:font-pitch-complex="fixed"/>
    </style:style>
    <style:style style:family="text" style:name="WW8NumSt44z0">
      <style:text-properties fo:font-size="10pt" style:font-size-asian="10pt"/>
    </style:style>
    <style:style style:family="text" style:name="WW8NumSt41z0">
      <style:text-properties fo:font-size="10pt" style:font-size-asian="10pt"/>
    </style:style>
    <style:style style:family="text" style:name="WW8NumSt8z0">
      <style:text-properties fo:font-family="'Times New Roman'" fo:font-size="10pt" fo:font-style="normal" fo:font-weight="normal" style:font-family-asian="'Times New Roman'" style:font-family-generic="roman" style:font-family-generic-asian="system" style:font-name="Times New Roman1" style:font-name-asian="Times New Roman2" style:font-size-asian="10pt" style:font-style-asian="normal" style:font-weight-asian="normal"/>
    </style:style>
    <style:style style:family="text" style:name="WW8NumSt7z0">
      <style:text-properties fo:font-family="'Times New Roman'" fo:font-size="10pt" fo:font-style="normal" fo:font-weight="normal" style:font-family-asian="'Times New Roman'" style:font-family-generic="roman" style:font-family-generic-asian="system" style:font-name="Times New Roman1" style:font-name-asian="Times New Roman2" style:font-size-asian="10pt" style:font-style-asian="normal" style:font-weight-asian="normal"/>
    </style:style>
    <style:style style:family="text" style:name="WW8NumSt6z0">
      <style:text-properties fo:font-family="'Times New Roman'" fo:font-size="10pt" fo:font-style="normal" fo:font-weight="normal" style:font-family-asian="'Times New Roman'" style:font-family-generic="roman" style:font-family-generic-asian="system" style:font-name="Times New Roman1" style:font-name-asian="Times New Roman2" style:font-size-asian="10pt" style:font-style-asian="normal" style:font-weight-asian="normal"/>
    </style:style>
    <style:style style:family="text" style:name="WW8NumSt5z0">
      <style:text-properties fo:font-family="Symbol" style:font-family-asian="Symbol" style:font-family-generic="roman" style:font-family-generic-asian="system" style:font-name="Symbol" style:font-name-asian="Symbol1"/>
    </style:style>
    <style:style style:family="text" style:name="WW8Num43z8"/>
    <style:style style:family="text" style:name="WW8Num43z7"/>
    <style:style style:family="text" style:name="WW8Num43z6"/>
    <style:style style:family="text" style:name="WW8Num43z5"/>
    <style:style style:family="text" style:name="WW8Num43z4"/>
    <style:style style:family="text" style:name="WW8Num43z3"/>
    <style:style style:family="text" style:name="WW8Num43z2"/>
    <style:style style:family="text" style:name="WW8Num43z1"/>
    <style:style style:family="text" style:name="WW8Num43z0"/>
    <style:style style:family="text" style:name="WW8Num42z8"/>
    <style:style style:family="text" style:name="WW8Num42z7"/>
    <style:style style:family="text" style:name="WW8Num42z6"/>
    <style:style style:family="text" style:name="WW8Num42z5"/>
    <style:style style:family="text" style:name="WW8Num42z4"/>
    <style:style style:family="text" style:name="WW8Num42z3"/>
    <style:style style:family="text" style:name="WW8Num42z2"/>
    <style:style style:family="text" style:name="WW8Num42z1">
      <style:text-properties fo:font-size="10pt" style:font-size-asian="10pt"/>
    </style:style>
    <style:style style:family="text" style:name="WW8Num42z0"/>
    <style:style style:family="text" style:name="WW8Num41z0">
      <style:text-properties fo:font-size="10pt" style:font-size-asian="10pt"/>
    </style:style>
    <style:style style:family="text" style:name="WW8Num40z0"/>
    <style:style style:family="text" style:name="WW8Num39z0"/>
    <style:style style:family="text" style:name="WW8Num38z8"/>
    <style:style style:family="text" style:name="WW8Num38z7"/>
    <style:style style:family="text" style:name="WW8Num38z6"/>
    <style:style style:family="text" style:name="WW8Num38z5"/>
    <style:style style:family="text" style:name="WW8Num38z4"/>
    <style:style style:family="text" style:name="WW8Num38z3"/>
    <style:style style:family="text" style:name="WW8Num38z2"/>
    <style:style style:family="text" style:name="WW8Num38z1"/>
    <style:style style:family="text" style:name="WW8Num38z0"/>
    <style:style style:family="text" style:name="WW8Num37z0"/>
    <style:style style:family="text" style:name="WW8Num36z0"/>
    <style:style style:family="text" style:name="WW8Num35z0"/>
    <style:style style:family="text" style:name="WW8Num34z0">
      <style:text-properties fo:font-weight="bold" style:font-weight-asian="bold"/>
    </style:style>
    <style:style style:family="text" style:name="WW8Num33z0"/>
    <style:style style:family="text" style:name="WW8Num32z8"/>
    <style:style style:family="text" style:name="WW8Num32z7"/>
    <style:style style:family="text" style:name="WW8Num32z6"/>
    <style:style style:family="text" style:name="WW8Num32z5"/>
    <style:style style:family="text" style:name="WW8Num32z4"/>
    <style:style style:family="text" style:name="WW8Num32z3"/>
    <style:style style:family="text" style:name="WW8Num32z2"/>
    <style:style style:family="text" style:name="WW8Num32z1"/>
    <style:style style:family="text" style:name="WW8Num32z0"/>
    <style:style style:family="text" style:name="WW8Num31z0">
      <style:text-properties fo:font-size="10pt" style:font-size-asian="10pt"/>
    </style:style>
    <style:style style:family="text" style:name="WW8Num30z8"/>
    <style:style style:family="text" style:name="WW8Num30z7"/>
    <style:style style:family="text" style:name="WW8Num30z6"/>
    <style:style style:family="text" style:name="WW8Num30z5"/>
    <style:style style:family="text" style:name="WW8Num30z4"/>
    <style:style style:family="text" style:name="WW8Num30z3"/>
    <style:style style:family="text" style:name="WW8Num30z2"/>
    <style:style style:family="text" style:name="WW8Num30z1"/>
    <style:style style:family="text" style:name="WW8Num30z0">
      <style:text-properties fo:font-size="11pt" fo:font-weight="bold" style:font-size-asian="11pt" style:font-weight-asian="bold" style:font-weight-complex="bold"/>
    </style:style>
    <style:style style:family="text" style:name="WW8Num29z8"/>
    <style:style style:family="text" style:name="WW8Num29z7"/>
    <style:style style:family="text" style:name="WW8Num29z6"/>
    <style:style style:family="text" style:name="WW8Num29z5"/>
    <style:style style:family="text" style:name="WW8Num29z4"/>
    <style:style style:family="text" style:name="WW8Num29z3"/>
    <style:style style:family="text" style:name="WW8Num29z2"/>
    <style:style style:family="text" style:name="WW8Num29z1"/>
    <style:style style:family="text" style:name="WW8Num29z0"/>
    <style:style style:family="text" style:name="WW8Num28z0">
      <style:text-properties fo:font-family="'Times New Roman'" fo:font-size="11pt" fo:font-style="normal" fo:font-weight="normal" style:font-family-asian="'Times New Roman'" style:font-family-generic="roman" style:font-family-generic-asian="system" style:font-name="Times New Roman1" style:font-name-asian="Times New Roman2" style:font-size-asian="11pt" style:font-style-asian="normal" style:font-weight-asian="normal"/>
    </style:style>
    <style:style style:family="text" style:name="WW8Num27z0">
      <style:text-properties fo:font-size="10pt" style:font-size-asian="10pt"/>
    </style:style>
    <style:style style:family="text" style:name="WW8Num26z0"/>
    <style:style style:family="text" style:name="WW8Num25z0">
      <style:text-properties fo:font-size="11pt" style:font-size-asian="11pt"/>
    </style:style>
    <style:style style:family="text" style:name="WW8Num24z8"/>
    <style:style style:family="text" style:name="WW8Num24z7"/>
    <style:style style:family="text" style:name="WW8Num24z6"/>
    <style:style style:family="text" style:name="WW8Num24z5"/>
    <style:style style:family="text" style:name="WW8Num24z4"/>
    <style:style style:family="text" style:name="WW8Num24z3"/>
    <style:style style:family="text" style:name="WW8Num24z2"/>
    <style:style style:family="text" style:name="WW8Num24z1"/>
    <style:style style:family="text" style:name="WW8Num24z0"/>
    <style:style style:family="text" style:name="WW8Num23z1">
      <style:text-properties fo:font-size="10pt" fo:font-weight="bold" style:font-size-asian="10pt" style:font-weight-asian="bold"/>
    </style:style>
    <style:style style:family="text" style:name="WW8Num23z0"/>
    <style:style style:family="text" style:name="WW8Num22z0"/>
    <style:style style:family="text" style:name="WW8Num21z8"/>
    <style:style style:family="text" style:name="WW8Num21z7"/>
    <style:style style:family="text" style:name="WW8Num21z6"/>
    <style:style style:family="text" style:name="WW8Num21z5"/>
    <style:style style:family="text" style:name="WW8Num21z4"/>
    <style:style style:family="text" style:name="WW8Num21z3"/>
    <style:style style:family="text" style:name="WW8Num21z2"/>
    <style:style style:family="text" style:name="WW8Num21z1"/>
    <style:style style:family="text" style:name="WW8Num21z0"/>
    <style:style style:family="text" style:name="WW8Num20z0"/>
    <style:style style:family="text" style:name="WW8Num19z0">
      <style:text-properties fo:font-family="'Times New Roman'" fo:font-size="12pt" fo:font-style="normal" fo:font-weight="normal" style:font-family-asian="'Times New Roman'" style:font-family-generic="roman" style:font-family-generic-asian="system" style:font-name="Times New Roman1" style:font-name-asian="Times New Roman2" style:font-size-asian="12pt" style:font-style-asian="normal" style:font-weight-asian="normal"/>
    </style:style>
    <style:style style:family="text" style:name="WW8Num17z8"/>
    <style:style style:family="text" style:name="WW8Num17z7"/>
    <style:style style:family="text" style:name="WW8Num17z6"/>
    <style:style style:family="text" style:name="WW8Num17z5"/>
    <style:style style:family="text" style:name="WW8Num17z4"/>
    <style:style style:family="text" style:name="WW8Num17z3"/>
    <style:style style:family="text" style:name="WW8Num17z2"/>
    <style:style style:family="text" style:name="WW8Num17z0"/>
    <style:style style:family="text" style:name="WW8Num16z0"/>
    <style:style style:family="text" style:name="WW8Num12z8"/>
    <style:style style:family="text" style:name="WW8Num12z7"/>
    <style:style style:family="text" style:name="WW8Num12z6"/>
    <style:style style:family="text" style:name="WW8Num12z5"/>
    <style:style style:family="text" style:name="WW8Num12z4"/>
    <style:style style:family="text" style:name="WW8Num12z3"/>
    <style:style style:family="text" style:name="WW8Num12z2"/>
    <style:style style:family="text" style:name="WW8Num12z1"/>
    <style:style style:family="text" style:name="WW8Num12z0"/>
    <style:style style:family="text" style:name="WW8Num11z8"/>
    <style:style style:family="text" style:name="WW8Num11z7"/>
    <style:style style:family="text" style:name="WW8Num11z6"/>
    <style:style style:family="text" style:name="WW8Num11z5"/>
    <style:style style:family="text" style:name="WW8Num11z4"/>
    <style:style style:family="text" style:name="WW8Num11z3"/>
    <style:style style:family="text" style:name="WW8Num11z2"/>
    <style:style style:family="text" style:name="WW8Num11z0"/>
    <style:style style:family="text" style:name="WW8Num9z8"/>
    <style:style style:family="text" style:name="WW8Num9z7"/>
    <style:style style:family="text" style:name="WW8Num9z6"/>
    <style:style style:family="text" style:name="WW8Num9z5"/>
    <style:style style:family="text" style:name="WW8Num9z4"/>
    <style:style style:family="text" style:name="WW8Num9z3"/>
    <style:style style:family="text" style:name="WW8Num9z2"/>
    <style:style style:family="text" style:name="WW8Num9z1"/>
    <style:style style:family="text" style:name="WW8Num9z0">
      <style:text-properties fo:font-size="10pt" fo:font-weight="bold" style:font-size-asian="10pt" style:font-weight-asian="bold"/>
    </style:style>
    <style:style style:family="text" style:name="WW8Num7z0"/>
    <style:style style:family="text" style:name="WW8Num6z8"/>
    <style:style style:family="text" style:name="WW8Num6z7"/>
    <style:style style:family="text" style:name="WW8Num6z6"/>
    <style:style style:family="text" style:name="WW8Num6z5"/>
    <style:style style:family="text" style:name="WW8Num6z4"/>
    <style:style style:family="text" style:name="WW8Num6z3"/>
    <style:style style:family="text" style:name="WW8Num6z2"/>
    <style:style style:family="text" style:name="WW8Num6z1"/>
    <style:style style:family="text" style:name="WW8Num6z0">
      <style:text-properties fo:font-weight="bold" style:font-weight-asian="bold"/>
    </style:style>
    <style:style style:family="text" style:name="WW8Num4z8"/>
    <style:style style:family="text" style:name="WW8Num4z7"/>
    <style:style style:family="text" style:name="WW8Num4z6"/>
    <style:style style:family="text" style:name="WW8Num4z5"/>
    <style:style style:family="text" style:name="WW8Num4z4"/>
    <style:style style:family="text" style:name="WW8Num4z3"/>
    <style:style style:family="text" style:name="WW8Num4z2"/>
    <style:style style:family="text" style:name="WW8Num4z1"/>
    <style:style style:family="text" style:name="WW8Num2z0"/>
    <style:style style:family="text" style:name="WW8Num1z0"/>
    <style:style style:family="text" style:name="WW8Num18z0"/>
    <style:style style:family="text" style:name="WW8Num14z0">
      <style:text-properties fo:font-family="'Times New Roman'" fo:font-size="10pt" fo:font-style="normal" fo:font-weight="normal" style:font-family-asian="'Times New Roman'" style:font-family-generic="roman" style:font-family-generic-asian="system" style:font-name="Times New Roman1" style:font-name-asian="Times New Roman2" style:font-size-asian="10pt" style:font-style-asian="normal" style:font-weight-asian="normal"/>
    </style:style>
    <style:style style:family="text" style:name="WW8Num13z0"/>
    <style:style style:family="text" style:name="WW8Num11z1">
      <style:text-properties fo:font-size="10pt" fo:font-weight="bold" style:font-size-asian="8.75pt" style:font-size-complex="10pt" style:font-weight-asian="bold" style:font-weight-complex="bold"/>
    </style:style>
    <style:style style:family="text" style:name="WW8Num10z0">
      <style:text-properties fo:font-family="'Times New Roman'" fo:font-size="10pt" fo:font-style="normal" fo:font-weight="normal" style:font-family-asian="'Times New Roman'" style:font-family-generic="roman" style:font-family-generic-asian="system" style:font-name="Times New Roman1" style:font-name-asian="Times New Roman2" style:font-size-asian="10pt" style:font-style-asian="normal" style:font-weight-asian="normal"/>
    </style:style>
    <style:style style:family="text" style:name="WW8Num8z0">
      <style:text-properties fo:font-family="'Times New Roman'" fo:font-size="10pt" fo:font-style="normal" fo:font-weight="normal" style:font-family-asian="'Times New Roman'" style:font-family-generic="roman" style:font-family-generic-asian="system" style:font-name="Times New Roman1" style:font-name-asian="Times New Roman2" style:font-size-asian="10pt" style:font-style-asian="normal" style:font-weight-asian="normal"/>
    </style:style>
    <style:style style:family="text" style:name="WW8Num5z0"/>
    <style:style style:family="text" style:name="WW8Num4z0">
      <style:text-properties fo:font-size="11pt" fo:font-weight="bold" style:font-size-asian="9.60000038146973pt" style:font-size-complex="11pt" style:font-weight-asian="bold" style:font-weight-complex="bold"/>
    </style:style>
    <style:style style:family="text" style:name="WW8Num3z0"/>
    <style:style style:display-name="Numbering Symbols" style:family="text" style:name="Numbering_20_Symbols"/>
    <style:style style:display-name="Internet link" style:family="text" style:name="Internet_20_link">
      <style:text-properties fo:color="#000080" fo:country="none" fo:language="zxx" loext:opacity="100%" style:country-asian="none" style:country-complex="none" style:language-asian="zxx" style:language-complex="zxx" style:text-underline-color="font-color" style:text-underline-style="solid" style:text-underline-width="auto"/>
    </style:style>
    <style:style style:display-name="Index Link" style:family="text" style:name="Index_20_Link"/>
    <style:style style:family="text" style:name="Zeichenformat"/>
    <style:style style:family="graphic" style:name="Frame">
      <style:graphic-properties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1" style:num-prefix="Протокол №" text:level="1">
        <style:list-level-properties text:list-level-position-and-space-mode="label-alignment">
          <style:list-level-label-alignment fo:margin-left="0.762cm" fo:text-indent="-0.762cm" text:label-followed-by="nothing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list-style style:name="WW8Num18" text:consecutive-numbering="true">
      <text:list-level-style-bullet style:num-suffix="." text:bullet-char="" text:level="1" text:style-name="Zeichenformat">
        <style:list-level-properties text:list-level-position-and-space-mode="label-alignment">
          <style:list-level-label-alignment fo:margin-left="0.984cm" fo:text-indent="-0.499cm" text:label-followed-by="listtab" text:list-tab-stop-position="0.499cm"/>
        </style:list-level-properties>
        <style:text-properties style:font-name="Symbol2"/>
      </text:list-level-style-bullet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12" text:consecutive-numbering="true">
      <text:list-level-style-number style:num-format="1" style:num-suffix="." text:level="1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16" text:consecutive-numbering="true">
      <text:list-level-style-number style:num-format="1" style:num-suffix="." text:level="1" text:style-name="Основной_20_шрифт_20_абзаца">
        <style:list-level-properties text:list-level-position-and-space-mode="label-alignment">
          <style:list-level-label-alignment fo:margin-left="1.376cm" fo:text-indent="-0.635cm" text:label-followed-by="listtab" text:list-tab-stop-position="1.376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7" text:consecutive-numbering="true">
      <text:list-level-style-number style:num-format="a" style:num-letter-sync="true" style:num-suffix=")" text:level="1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15" text:consecutive-numbering="true">
      <text:list-level-style-number style:num-format="1" style:num-suffix="." text:level="1" text:style-name="WW8Num15z0">
        <style:list-level-properties text:list-level-position-and-space-mode="label-alignment">
          <style:list-level-label-alignment fo:margin-left="0.9cm" fo:text-indent="-0.48cm" text:label-followed-by="space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17">
      <text:list-level-style-number style:num-format="1" style:num-suffix="." text:level="1">
        <style:list-level-properties text:list-level-position-and-space-mode="label-alignment">
          <style:list-level-label-alignment fo:margin-left="1.376cm" fo:text-indent="-0.635cm" text:label-followed-by="listtab" text:list-tab-stop-position="1.376cm"/>
        </style:list-level-properties>
      </text:list-level-style-number>
      <text:list-level-style-number style:num-format="a" style:num-letter-sync="true" style:num-suffix="." text:level="2" text:style-name="WW8Num17z1">
        <style:list-level-properties text:list-level-position-and-space-mode="label-alignment">
          <style:list-level-label-alignment fo:margin-left="2.646cm" fo:text-indent="-0.635cm" text:label-followed-by="space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>
          <style:list-level-label-alignment fo:margin-left="3.916cm" fo:text-indent="-0.318cm" text:label-followed-by="listtab" text:list-tab-stop-position="3.916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5.186cm" fo:text-indent="-0.635cm" text:label-followed-by="listtab" text:list-tab-stop-position="5.186cm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>
          <style:list-level-label-alignment fo:margin-left="6.456cm" fo:text-indent="-0.635cm" text:label-followed-by="listtab" text:list-tab-stop-position="6.456cm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>
          <style:list-level-label-alignment fo:margin-left="7.726cm" fo:text-indent="-0.318cm" text:label-followed-by="listtab" text:list-tab-stop-position="7.726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8.996cm" fo:text-indent="-0.635cm" text:label-followed-by="listtab" text:list-tab-stop-position="8.996cm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>
          <style:list-level-label-alignment fo:margin-left="10.266cm" fo:text-indent="-0.635cm" text:label-followed-by="listtab" text:list-tab-stop-position="10.266cm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>
          <style:list-level-label-alignment fo:margin-left="11.536cm" fo:text-indent="-0.318cm" text:label-followed-by="listtab" text:list-tab-stop-position="11.536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Num1">
      <text:list-level-style-number style:num-format="" text:level="1">
        <style:list-level-properties text:list-level-position-and-space-mode="label-alignment">
          <style:list-level-label-alignment fo:margin-left="1.27cm" fo:text-indent="-0.635cm" text:label-followed-by="nothing"/>
        </style:list-level-properties>
      </text:list-level-style-number>
      <text:list-level-style-number style:num-format="" text:level="2">
        <style:list-level-properties text:list-level-position-and-space-mode="label-alignment">
          <style:list-level-label-alignment fo:margin-left="1.905cm" fo:text-indent="-0.635cm" text:label-followed-by="nothing"/>
        </style:list-level-properties>
      </text:list-level-style-number>
      <text:list-level-style-number style:num-format="" text:level="3">
        <style:list-level-properties text:list-level-position-and-space-mode="label-alignment">
          <style:list-level-label-alignment fo:margin-left="2.54cm" fo:text-indent="-0.635cm" text:label-followed-by="nothing"/>
        </style:list-level-properties>
      </text:list-level-style-number>
      <text:list-level-style-number style:num-format="" text:level="4">
        <style:list-level-properties text:list-level-position-and-space-mode="label-alignment">
          <style:list-level-label-alignment fo:margin-left="3.175cm" fo:text-indent="-0.635cm" text:label-followed-by="nothing"/>
        </style:list-level-properties>
      </text:list-level-style-number>
      <text:list-level-style-number style:num-format="" text:level="5">
        <style:list-level-properties text:list-level-position-and-space-mode="label-alignment">
          <style:list-level-label-alignment fo:margin-left="3.81cm" fo:text-indent="-0.635cm" text:label-followed-by="nothing"/>
        </style:list-level-properties>
      </text:list-level-style-number>
      <text:list-level-style-number style:num-format="" text:level="6">
        <style:list-level-properties text:list-level-position-and-space-mode="label-alignment">
          <style:list-level-label-alignment fo:margin-left="4.445cm" fo:text-indent="-0.635cm" text:label-followed-by="nothing"/>
        </style:list-level-properties>
      </text:list-level-style-number>
      <text:list-level-style-number style:num-format="" text:level="7">
        <style:list-level-properties text:list-level-position-and-space-mode="label-alignment">
          <style:list-level-label-alignment fo:margin-left="5.08cm" fo:text-indent="-0.635cm" text:label-followed-by="nothing"/>
        </style:list-level-properties>
      </text:list-level-style-number>
      <text:list-level-style-number style:num-format="" text:level="8">
        <style:list-level-properties text:list-level-position-and-space-mode="label-alignment">
          <style:list-level-label-alignment fo:margin-left="5.715cm" fo:text-indent="-0.635cm" text:label-followed-by="nothing"/>
        </style:list-level-properties>
      </text:list-level-style-number>
      <text:list-level-style-number style:num-format="" text:level="9">
        <style:list-level-properties text:list-level-position-and-space-mode="label-alignment">
          <style:list-level-label-alignment fo:margin-left="6.35cm" fo:text-indent="-0.635cm" text:label-followed-by="nothing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4" text:consecutive-numbering="true">
      <text:list-level-style-number style:num-format="1" style:num-suffix="." text:level="1" text:style-name="WW8Num4z0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2" text:consecutive-numbering="true">
      <text:list-level-style-number style:num-format="1" style:num-suffix="." text:level="1">
        <style:list-level-properties text:list-level-position-and-space-mode="label-alignment">
          <style:list-level-label-alignment fo:margin-left="1.376cm" fo:text-indent="-0.635cm" text:label-followed-by="listtab" text:list-tab-stop-position="1.376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6" text:consecutive-numbering="true">
      <text:list-level-style-number style:num-format="1" style:num-suffix="." text:level="1">
        <style:list-level-properties text:list-level-position-and-space-mode="label-alignment">
          <style:list-level-label-alignment fo:margin-left="1.376cm" fo:text-indent="-0.635cm" text:label-followed-by="listtab" text:list-tab-stop-position="1.376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11">
      <text:list-level-style-number style:num-format="1" style:num-suffix="." text:level="1">
        <style:list-level-properties text:list-level-position-and-space-mode="label-alignment">
          <style:list-level-label-alignment fo:margin-left="1.376cm" fo:text-indent="-0.635cm" text:label-followed-by="listtab" text:list-tab-stop-position="1.376cm"/>
        </style:list-level-properties>
      </text:list-level-style-number>
      <text:list-level-style-number style:num-format="1" text:display-levels="2" text:level="2" text:start-value="3" text:style-name="WW8Num11z1">
        <style:list-level-properties text:list-level-position-and-space-mode="label-alignment">
          <style:list-level-label-alignment fo:margin-left="1.376cm" fo:text-indent="-0.635cm" text:label-followed-by="listtab" text:list-tab-stop-position="1.376cm"/>
        </style:list-level-properties>
      </text:list-level-style-number>
      <text:list-level-style-number style:num-format="1" text:display-levels="3" text:level="3" text:style-name="WW8Num11z1">
        <style:list-level-properties text:list-level-position-and-space-mode="label-alignment">
          <style:list-level-label-alignment fo:margin-left="2.011cm" fo:text-indent="-1.27cm" text:label-followed-by="listtab" text:list-tab-stop-position="2.011cm"/>
        </style:list-level-properties>
      </text:list-level-style-number>
      <text:list-level-style-number style:num-format="1" text:display-levels="4" text:level="4" text:style-name="WW8Num11z1">
        <style:list-level-properties text:list-level-position-and-space-mode="label-alignment">
          <style:list-level-label-alignment fo:margin-left="2.011cm" fo:text-indent="-1.27cm" text:label-followed-by="listtab" text:list-tab-stop-position="2.011cm"/>
        </style:list-level-properties>
      </text:list-level-style-number>
      <text:list-level-style-number style:num-format="1" text:display-levels="5" text:level="5" text:style-name="WW8Num11z1">
        <style:list-level-properties text:list-level-position-and-space-mode="label-alignment">
          <style:list-level-label-alignment fo:margin-left="2.011cm" fo:text-indent="-1.27cm" text:label-followed-by="listtab" text:list-tab-stop-position="2.011cm"/>
        </style:list-level-properties>
      </text:list-level-style-number>
      <text:list-level-style-number style:num-format="1" text:display-levels="6" text:level="6" text:style-name="WW8Num11z1">
        <style:list-level-properties text:list-level-position-and-space-mode="label-alignment">
          <style:list-level-label-alignment fo:margin-left="2.646cm" fo:text-indent="-1.905cm" text:label-followed-by="listtab" text:list-tab-stop-position="2.646cm"/>
        </style:list-level-properties>
      </text:list-level-style-number>
      <text:list-level-style-number style:num-format="1" text:display-levels="7" text:level="7" text:style-name="WW8Num11z1">
        <style:list-level-properties text:list-level-position-and-space-mode="label-alignment">
          <style:list-level-label-alignment fo:margin-left="2.646cm" fo:text-indent="-1.905cm" text:label-followed-by="listtab" text:list-tab-stop-position="2.646cm"/>
        </style:list-level-properties>
      </text:list-level-style-number>
      <text:list-level-style-number style:num-format="1" text:display-levels="8" text:level="8" text:style-name="WW8Num11z1">
        <style:list-level-properties text:list-level-position-and-space-mode="label-alignment">
          <style:list-level-label-alignment fo:margin-left="3.281cm" fo:text-indent="-2.54cm" text:label-followed-by="listtab" text:list-tab-stop-position="3.281cm"/>
        </style:list-level-properties>
      </text:list-level-style-number>
      <text:list-level-style-number style:num-format="1" text:display-levels="9" text:level="9" text:style-name="WW8Num11z1">
        <style:list-level-properties text:list-level-position-and-space-mode="label-alignment">
          <style:list-level-label-alignment fo:margin-left="3.281cm" fo:text-indent="-2.54cm" text:label-followed-by="listtab" text:list-tab-stop-position="3.281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9" text:consecutive-numbering="true">
      <text:list-level-style-number style:num-format="1" style:num-suffix="." text:level="1">
        <style:list-level-properties text:list-level-position-and-space-mode="label-alignment">
          <style:list-level-label-alignment fo:margin-left="1cm" fo:text-indent="-0.499cm" text:label-followed-by="listtab" text:list-tab-stop-position="0.499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8" text:consecutive-numbering="true">
      <text:list-level-style-number style:num-format="1" style:num-suffix=". " text:level="1" text:start-value="2" text:style-name="WW8Num8z0">
        <style:list-level-properties text:list-level-position-and-space-mode="label-alignment">
          <style:list-level-label-alignment fo:margin-left="0.499cm" fo:text-indent="-0.499cm" text:label-followed-by="listtab" text:list-tab-stop-position="0.499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14" text:consecutive-numbering="true">
      <text:list-level-style-number style:num-format="I" style:num-suffix=". " text:level="1" text:start-value="3" text:style-name="WW8Num14z0">
        <style:list-level-properties text:list-level-position-and-space-mode="label-alignment">
          <style:list-level-label-alignment fo:margin-left="1cm" fo:text-indent="-0.499cm" text:label-followed-by="listtab" text:list-tab-stop-position="0.499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WW8Num1" text:consecutive-numbering="true">
      <text:list-level-style-number style:num-format="1" style:num-suffix="." text:level="1">
        <style:list-level-properties text:list-level-position-and-space-mode="label-alignment">
          <style:list-level-label-alignment fo:margin-left="2.011cm" fo:text-indent="-0.635cm" text:label-followed-by="listtab" text:list-tab-stop-position="2.011cm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>
          <style:list-level-label-alignment fo:margin-left="3.281cm" fo:text-indent="-0.635cm" text:label-followed-by="listtab" text:list-tab-stop-position="3.281cm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>
          <style:list-level-label-alignment fo:margin-left="4.551cm" fo:text-indent="-0.318cm" text:label-followed-by="listtab" text:list-tab-stop-position="4.551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5.821cm" fo:text-indent="-0.635cm" text:label-followed-by="listtab" text:list-tab-stop-position="5.821cm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>
          <style:list-level-label-alignment fo:margin-left="7.091cm" fo:text-indent="-0.635cm" text:label-followed-by="listtab" text:list-tab-stop-position="7.091cm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>
          <style:list-level-label-alignment fo:margin-left="8.361cm" fo:text-indent="-0.318cm" text:label-followed-by="listtab" text:list-tab-stop-position="8.361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9.631cm" fo:text-indent="-0.635cm" text:label-followed-by="listtab" text:list-tab-stop-position="9.631cm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>
          <style:list-level-label-alignment fo:margin-left="10.901cm" fo:text-indent="-0.635cm" text:label-followed-by="listtab" text:list-tab-stop-position="10.901cm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>
          <style:list-level-label-alignment fo:margin-left="12.171cm" fo:text-indent="-0.318cm" text:label-followed-by="listtab" text:list-tab-stop-position="12.171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number:number-style style:name="N107">
      <number:number number:decimal-places="3" number:min-decimal-places="3" number:min-integer-digits="1"/>
    </number:number-style>
    <style:default-page-layout>
      <style:page-layout-properties style:layout-grid-standard-mode="true" style:writing-mode="lr-tb"/>
    </style:default-page-layout>
  </office:styles>
  <office:automatic-styles>
    <style:style style:family="paragraph" style:name="MP1" style:parent-style-name="Footer">
      <style:paragraph-properties fo:text-align="end" style:justify-single-word="false"/>
      <style:text-properties fo:font-size="12pt" style:font-size-asian="12pt" style:font-size-complex="12pt"/>
    </style:style>
    <style:style style:family="paragraph" style:name="MP2" style:parent-style-name="Footer">
      <style:paragraph-properties fo:text-align="end" style:justify-single-word="false"/>
    </style:style>
    <style:style style:family="paragraph" style:name="MP3" style:parent-style-name="Footer">
      <style:paragraph-properties fo:margin-left="0cm" fo:margin-right="0.635cm" fo:text-align="end" fo:text-indent="0cm" style:auto-text-indent="false" style:justify-single-word="false"/>
    </style:style>
    <style:style style:family="paragraph" style:name="MP4" style:parent-style-name="Footer">
      <style:paragraph-properties fo:margin-left="0cm" fo:margin-right="0.635cm" fo:text-indent="0cm" style:auto-text-indent="false"/>
    </style:style>
    <style:style style:family="text" style:name="MT1">
      <style:text-properties fo:font-size="12pt" fo:font-weight="normal" style:font-size-asian="12pt" style:font-size-complex="12pt" style:font-weight-asian="normal" style:font-weight-complex="normal"/>
    </style:style>
    <style:style style:family="text" style:name="MT2"/>
    <style:style style:family="graphic" style:name="Mfr1" style:parent-style-name="Frame">
      <style:graphic-properties draw:fill="solid" draw:fill-color="#ffffff" draw:opacity="0%" fo:background-color="#ffffff" fo:border="none" fo:padding="0.002cm" style:background-transparency="100%" style:horizontal-pos="from-left" style:horizontal-rel="page" style:number-wrapped-paragraphs="no-limit" style:vertical-pos="from-top" style:vertical-rel="paragraph" style:wrap="dynamic"/>
    </style:style>
    <style:style style:family="graphic" style:name="Mfr2" style:parent-style-name="Frame">
      <style:graphic-properties draw:fill="solid" draw:fill-color="#ffffff" draw:opacity="0%" draw:wrap-influence-on-position="once-successive" fo:background-color="#ffffff" loext:allow-overlap="true" style:background-transparency="100%" style:horizontal-pos="right" style:horizontal-rel="page-content" style:number-wrapped-paragraphs="1" style:vertical-pos="from-top" style:vertical-rel="paragraph" style:wrap="dynamic" style:writing-mode="lr-tb"/>
    </style:style>
    <style:page-layout style:name="Mpm1">
      <style:page-layout-properties fo:margin-bottom="2cm" fo:margin-left="1.499cm" fo:margin-right="1cm" fo:margin-top="2cm" fo:page-height="29.7cm" fo:page-width="21.001cm" style:footnote-max-height="0cm" style:layout-grid-base-height="0.55cm" style:layout-grid-base-width="0.37cm" style:layout-grid-color="#c0c0c0" style:layout-grid-display="true" style:layout-grid-lines="44" style:layout-grid-mode="none" style:layout-grid-print="true" style:layout-grid-ruby-below="false" style:layout-grid-ruby-height="0cm" style:layout-grid-snap-to="true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>
        <style:header-footer-properties fo:margin-left="0cm" fo:margin-right="0cm" fo:margin-top="0.499cm" fo:min-height="0.998cm" style:dynamic-spacing="false"/>
      </style:footer-style>
    </style:page-layout>
    <style:page-layout style:name="Mpm2">
      <style:page-layout-properties draw:fill="none" draw:fill-color="#729fcf" fo:background-color="transparent" fo:margin-bottom="2cm" fo:margin-left="2cm" fo:margin-right="2cm" fo:margin-top="2cm" fo:page-height="29.7cm" fo:page-width="21.001cm" style:footnote-max-height="0cm" style:layout-grid-base-height="0.55cm" style:layout-grid-base-width="0.37cm" style:layout-grid-color="#c0c0c0" style:layout-grid-display="true" style:layout-grid-lines="44" style:layout-grid-mode="none" style:layout-grid-print="true" style:layout-grid-ruby-below="false" style:layout-grid-ruby-height="0cm" style:layout-grid-snap-to="true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>
        <style:header-footer-properties fo:margin-left="0cm" fo:margin-right="0cm" fo:margin-top="0.499cm" fo:min-height="0.998cm" style:dynamic-spacing="false"/>
      </style:footer-style>
    </style:page-layout>
    <style:page-layout style:name="Mpm3">
      <style:page-layout-properties fo:margin-bottom="2cm" fo:margin-left="2cm" fo:margin-right="2cm" fo:margin-top="2cm" fo:page-height="29.7cm" fo:page-width="21.001cm" style:footnote-max-height="0cm" style:layout-grid-base-height="0.55cm" style:layout-grid-base-width="0.37cm" style:layout-grid-color="#c0c0c0" style:layout-grid-display="true" style:layout-grid-lines="44" style:layout-grid-mode="none" style:layout-grid-print="true" style:layout-grid-ruby-below="false" style:layout-grid-ruby-height="0cm" style:layout-grid-snap-to="true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  <style:page-layout style:name="Mpm4">
      <style:page-layout-properties fo:margin-bottom="1.27cm" fo:margin-left="2cm" fo:margin-right="1.249cm" fo:margin-top="2.54cm" fo:page-height="29.7cm" fo:page-width="21.001cm" style:footnote-max-height="0cm" style:layout-grid-base-height="0.55cm" style:layout-grid-base-width="0.37cm" style:layout-grid-color="#c0c0c0" style:layout-grid-display="true" style:layout-grid-lines="44" style:layout-grid-mode="none" style:layout-grid-print="true" style:layout-grid-ruby-below="false" style:layout-grid-ruby-height="0cm" style:layout-grid-snap-to="true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>
        <style:header-footer-properties fo:margin-left="0cm" fo:margin-right="0cm" fo:margin-top="1.171cm" fo:min-height="1.27cm" style:dynamic-spacing="true"/>
      </style:footer-style>
    </style:page-layout>
    <style:page-layout style:name="Mpm5">
      <style:page-layout-properties draw:fill="none" draw:fill-color="#729fcf" fo:background-color="transparent" fo:margin-bottom="2cm" fo:margin-left="2cm" fo:margin-right="2cm" fo:margin-top="2cm" fo:page-height="21.001cm" fo:page-width="29.7cm" style:footnote-max-height="0cm" style:layout-grid-base-height="0.55cm" style:layout-grid-base-width="0.37cm" style:layout-grid-color="#c0c0c0" style:layout-grid-display="true" style:layout-grid-lines="44" style:layout-grid-mode="none" style:layout-grid-print="true" style:layout-grid-ruby-below="false" style:layout-grid-ruby-height="0cm" style:layout-grid-snap-to="true" style:num-format="1" style:print-orientation="landscape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>
        <style:header-footer-properties fo:margin-left="0cm" fo:margin-right="0cm" fo:margin-top="0.499cm" fo:min-height="0.998cm" style:dynamic-spacing="false"/>
      </style:footer-style>
    </style:page-layout>
    <style:page-layout style:name="Mpm6">
      <style:page-layout-properties fo:margin-bottom="1.27cm" fo:margin-left="2.54cm" fo:margin-right="2.54cm" fo:margin-top="2.251cm" fo:page-height="21.001cm" fo:page-width="29.7cm" style:footnote-max-height="0cm" style:layout-grid-base-height="0.635cm" style:layout-grid-base-width="0.353cm" style:layout-grid-color="#c0c0c0" style:layout-grid-display="false" style:layout-grid-lines="27" style:layout-grid-mode="none" style:layout-grid-print="false" style:layout-grid-ruby-below="false" style:layout-grid-ruby-height="0cm" style:layout-grid-snap-to="true" style:num-format="1" style:print-orientation="landscape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>
        <style:header-footer-properties fo:margin-left="0cm" fo:margin-right="0cm" fo:margin-top="1.383cm" fo:min-height="1.482cm" style:dynamic-spacing="true"/>
      </style:footer-style>
    </style:page-layout>
    <style:page-layout style:name="Mpm7">
      <style:page-layout-properties fo:margin-bottom="1cm" fo:margin-left="2cm" fo:margin-right="1cm" fo:margin-top="1cm" fo:page-height="29.7cm" fo:page-width="21.001cm" style:footnote-max-height="0cm" style:layout-grid-base-height="0.706cm" style:layout-grid-base-width="0.706cm" style:layout-grid-color="#c0c0c0" style:layout-grid-display="false" style:layout-grid-lines="20" style:layout-grid-mode="none" style:layout-grid-print="false" style:layout-grid-ruby-below="false" style:layout-grid-ruby-height="0.353cm" style:layout-grid-snap-to="true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  <style:page-layout style:name="Mpm8">
      <style:page-layout-properties fo:margin-bottom="1.27cm" fo:margin-left="1.501cm" fo:margin-right="1.7cm" fo:margin-top="2cm" fo:page-height="21.001cm" fo:page-width="29.7cm" style:footnote-max-height="0cm" style:layout-grid-base-height="0.635cm" style:layout-grid-base-width="0.353cm" style:layout-grid-color="#c0c0c0" style:layout-grid-display="false" style:layout-grid-lines="27" style:layout-grid-mode="none" style:layout-grid-print="false" style:layout-grid-ruby-below="false" style:layout-grid-ruby-height="0cm" style:layout-grid-snap-to="true" style:num-format="1" style:print-orientation="landscape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>
        <style:header-footer-properties fo:margin-left="0cm" fo:margin-right="0cm" fo:margin-top="1.132cm" fo:min-height="1.231cm" style:dynamic-spacing="true"/>
      </style:footer-style>
    </style:page-layout>
    <style:page-layout style:name="Mpm9">
      <style:page-layout-properties fo:margin-bottom="1.27cm" fo:margin-left="1.54cm" fo:margin-right="1.044cm" fo:margin-top="2.75cm" fo:page-height="29.7cm" fo:page-width="21.001cm" style:footnote-max-height="0cm" style:layout-grid-base-height="0.635cm" style:layout-grid-base-width="0.353cm" style:layout-grid-color="#c0c0c0" style:layout-grid-display="false" style:layout-grid-lines="40" style:layout-grid-mode="none" style:layout-grid-print="false" style:layout-grid-ruby-below="false" style:layout-grid-ruby-height="0cm" style:layout-grid-snap-to="true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>
        <style:header-footer-properties fo:margin-left="0cm" fo:margin-right="0cm" fo:margin-top="0.332cm" fo:min-height="0.43cm" style:dynamic-spacing="true"/>
      </style:footer-style>
    </style:page-layout>
    <style:style style:family="drawing-page" style:name="Mdp1">
      <style:drawing-page-properties draw:fill="none" draw:fill-color="#729fcf"/>
    </style:style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draw:style-name="Mdp1" style:display-name="First Page" style:name="First_20_Page" style:next-style-name="Standard" style:page-layout-name="Mpm2">
      <style:footer>
        <text:p text:style-name="MP2"><text:page-number text:select-page="current">3</text:page-number></text:p>
      </style:footer>
    </style:master-page>
    <style:master-page style:name="Index" style:page-layout-name="Mpm3"/>
    <style:master-page style:display-name="Преобразование 1" style:name="Преобразование_20_1" style:page-layout-name="Mpm4">
      <style:footer>
        <text:p text:style-name="MP3"><draw:frame draw:name="Врезка2" draw:style-name="Mfr1" draw:z-index="22" svg:height="1.215cm" svg:width="0.674cm" svg:x="19.076cm" svg:y="0.002cm" text:anchor-type="char"><draw:text-box><text:p text:style-name="MP2"><text:span text:style-name="Page_20_Number"><text:span text:style-name="MT1"><text:page-number text:select-page="current">10</text:page-number></text:span></text:span></text:p><text:p text:style-name="MP4"/><text:p text:style-name="MP4"/></draw:text-box></draw:frame></text:p>
      </style:footer>
    </style:master-page>
    <style:master-page draw:style-name="Mdp1" style:name="Landscape" style:page-layout-name="Mpm5">
      <style:footer>
        <text:p text:style-name="MP2"><text:page-number text:select-page="current">14</text:page-number></text:p>
      </style:footer>
    </style:master-page>
    <style:master-page style:display-name="Преобразование 2" style:name="Преобразование_20_2" style:page-layout-name="Mpm6">
      <style:footer>
        <text:p text:style-name="MP3"><draw:frame draw:name="Врезка3" draw:style-name="Mfr1" draw:z-index="20" svg:height="1.215cm" svg:width="0.674cm" svg:x="26.485cm" svg:y="0.002cm" text:anchor-type="char"><draw:text-box><text:p text:style-name="MP2"><text:span text:style-name="Page_20_Number"><text:span text:style-name="MT1"><text:page-number text:select-page="current">24</text:page-number></text:span></text:span></text:p><text:p text:style-name="MP4"/><text:p text:style-name="MP4"/></draw:text-box></draw:frame></text:p>
      </style:footer>
    </style:master-page>
    <style:master-page style:name="HTML" style:page-layout-name="Mpm7"/>
    <style:master-page style:display-name="Преобразование 3" style:name="Преобразование_20_3" style:page-layout-name="Mpm6">
      <style:footer>
        <text:p text:style-name="MP3"><draw:frame draw:name="Врезка4" draw:style-name="Mfr1" draw:z-index="24" svg:height="1.215cm" svg:width="0.674cm" svg:x="26.485cm" svg:y="0.002cm" text:anchor-type="char"><draw:text-box><text:p text:style-name="MP2"><text:span text:style-name="Page_20_Number"><text:span text:style-name="MT1"><text:page-number text:select-page="current">18</text:page-number></text:span></text:span></text:p><text:p text:style-name="MP4"/><text:p text:style-name="MP4"/></draw:text-box></draw:frame></text:p>
      </style:footer>
    </style:master-page>
    <style:master-page style:display-name="Преобразование 5" style:name="Преобразование_20_5" style:page-layout-name="Mpm8">
      <style:footer>
        <text:p text:style-name="MP4"><draw:frame draw:name="Врезка6" draw:style-name="Mfr2" draw:z-index="1" svg:y="0.002cm" text:anchor-type="paragraph"><draw:text-box fo:min-height="0.058cm" fo:min-width="0.041cm"><text:p text:style-name="Footer"><text:span text:style-name="Page_20_Number"><text:span text:style-name="MT1"><text:page-number text:select-page="current">42</text:page-number></text:span></text:span></text:p></draw:text-box></draw:frame></text:p>
      </style:footer>
    </style:master-page>
    <style:master-page style:display-name="Преобразование 6" style:name="Преобразование_20_6" style:page-layout-name="Mpm9">
      <style:footer>
        <text:p text:style-name="MP4"><draw:frame draw:name="Врезка7" draw:style-name="Mfr2" draw:z-index="0" svg:y="0.002cm" text:anchor-type="paragraph"><draw:text-box fo:min-height="0.058cm" fo:min-width="0.041cm"><text:p text:style-name="Footer"><text:span text:style-name="Page_20_Number"><text:page-number text:select-page="current">0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1-27T16:11:22.490355028</meta:creation-date>
    <dc:date>2021-09-23T23:35:01.569965068</dc:date>
    <meta:editing-duration>PT7M25S</meta:editing-duration>
    <meta:editing-cycles>232</meta:editing-cycles>
    <meta:generator>LibreOffice/7.1.5.2$Linux_X86_64 LibreOffice_project/85f04e9f809797b8199d13c421bd8a2b025d52b5</meta:generator>
    <meta:document-statistic meta:table-count="38" meta:image-count="0" meta:object-count="0" meta:page-count="45" meta:paragraph-count="2174" meta:word-count="7039" meta:character-count="65047" meta:non-whitespace-character-count="46792"/>
  </office:meta>
</office:document-meta>
</file>